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09</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JSC Kupiansk Directio Rusian Army Shelled Topoli, Figolivka, two -year -old, western, starch ...</text:span>
</text:h>
      <text:p text:style-name="P4">
Authors: liveuamap (Language: en)</text:p>
      <text:p text:style-name="P4">
Time: 2023-04-08T-29:10:00</text:p>
      <text:p text:style-name="P4">
Location: Kharkiv (Latitude:49.82425 Longtitude:37.43282)</text:p>
      <text:p text:style-name="P4">
Videos: []</text:p>
      <text:p text:style-name="P4">
Images: []</text:p>
      <text:p text:style-name="P4">
Tags: ["Russia"]</text:p>
      <text:p text:style-name="P4">
Id: 22554491</text:p>
      <!--METADATA-->
      <text:p text:style-name="P4">
At Kupiansk direction Russian army shelled Topoli, Fyholivka, Dvorichna,Zapadne, Krokhmalne, Husynka, Kindrashivka of Kharkiv region and Novoselivskeof Luhansk region, - General Staff of Armed Forces of Ukraine says in themorning report</text:p>
      <text:p text:style-name="P4">
News Collection Link: <text:a xlink:type="simple" xlink:href="https://liveuamap.com/en/2023/8-april-at-kupiansk-direction-russian-army-shelled--topoli" text:style-name="Internet_20_link" text:visited-style-name="Visited_20_Internet_20_Link">
https://liveuamap.com/en/2023/8-april-at-kupiansk-direction-russian-army-shelled--topoli</text:a>
</text:p>
      <text:p text:style-name="P4">
News Source: <text:a xlink:type="simple" xlink:href="https://t.me/lumsrc/4439" text:style-name="Internet_20_link" text:visited-style-name="Visited_20_Internet_20_Link">
https://t.me/lumsrc/4439</text:a>
</text:p>
      <!--NEWS-->
      <text:h text:style-name="P10" text:outline-level="1">
<text:span text:style-name="T4">
At Lyman direction Russian army shelled Novoselivske, Makiyivka, Nevske, Kuzmyne, Dibrova, Bi...</text:span>
</text:h>
      <text:p text:style-name="P4">
Authors: liveuamap (Language: en)</text:p>
      <text:p text:style-name="P4">
Time: 2023-04-08T-31:10:00</text:p>
      <text:p text:style-name="P4">
Location: Donetsk (Latitude:48.7537 Longtitude:38.23277)</text:p>
      <text:p text:style-name="P4">
Videos: []</text:p>
      <text:p text:style-name="P4">
Images: []</text:p>
      <text:p text:style-name="P4">
Tags: ["Russia"]</text:p>
      <text:p text:style-name="P4">
Id: 22554490</text:p>
      <!--METADATA-->
      <text:p text:style-name="P4">
At Lyman direction Russian army shelled Novoselivske, Makiyivka, Nevske,Kuzmyne, Dibrova, Bilohorivka of Luhansk region and Torske, Zarichne, Spirne,Berestove of Donetsk region, - General Staff of Armed Forces of Ukraine saysin the morning report</text:p>
      <text:p text:style-name="P4">
News Collection Link: <text:a xlink:type="simple" xlink:href="https://liveuamap.com/en/2023/8-april-at-lyman-direction-russian-army-shelled-novoselivske" text:style-name="Internet_20_link" text:visited-style-name="Visited_20_Internet_20_Link">
https://liveuamap.com/en/2023/8-april-at-lyman-direction-russian-army-shelled-novoselivske</text:a>
</text:p>
      <text:p text:style-name="P4">
News Source: <text:a xlink:type="simple" xlink:href="https://t.me/lumsrc/4440" text:style-name="Internet_20_link" text:visited-style-name="Visited_20_Internet_20_Link">
https://t.me/lumsrc/4440</text:a>
</text:p>
      <!--NEWS-->
      <text:h text:style-name="P10" text:outline-level="1">
<text:span text:style-name="T4">
Sumska Oblast(09:09). Red Alert: aerial threat. Sirens sounding. Take cover now!</text:span>
</text:h>
      <text:p text:style-name="P4">
Authors: liveuamap (Language: en)</text:p>
      <text:p text:style-name="P4">
Time: 2023-04-08T03:13:00</text:p>
      <text:p text:style-name="P4">
Location: Sumska Oblast (Latitude:51.00022 Longtitude:34.00005)</text:p>
      <text:p text:style-name="P4">
Videos: []</text:p>
      <text:p text:style-name="P4">
Images: []</text:p>
      <text:p text:style-name="P4">
Tags: ["Europe", "Central and Eastern Europe"]</text:p>
      <text:p text:style-name="P4">
Id: 22554513</text:p>
      <!--METADATA-->
      <text:p text:style-name="P4">
Sumy region(09:09). Red Alert: aerial threat. Sirens sounding. Take covernow!</text:p>
      <text:p text:style-name="P4">
News Collection Link: <text:a xlink:type="simple" xlink:href="https://liveuamap.com/en/2023/08-april-sumska-oblast0909-red-alert-aerial-tg" text:style-name="Internet_20_link" text:visited-style-name="Visited_20_Internet_20_Link">
https://liveuamap.com/en/2023/08-april-sumska-oblast0909-red-alert-aerial-tg</text:a>
</text:p>
      <text:p text:style-name="P4">
News Source: <text:a xlink:type="simple" xlink:href="https://t.me/air_alert_ua/42773" text:style-name="Internet_20_link" text:visited-style-name="Visited_20_Internet_20_Link">
https://t.me/air_alert_ua/42773</text:a>
</text:p>
      <!--NEWS-->
      <text:h text:style-name="P10" text:outline-level="1">
<text:span text:style-name="T4">
Chernihivska Oblast(12:20). Red Alert: aerial threat. Sirens sounding. Take cover now!</text:span>
</text:h>
      <text:p text:style-name="P4">
Authors: liveuamap (Language: en)</text:p>
      <text:p text:style-name="P4">
Time: 2023-04-08T06:21:00</text:p>
      <text:p text:style-name="P4">
Location: Chernihivska Oblast (Latitude:51.33333000 Longtitude:32.00000000)</text:p>
      <text:p text:style-name="P4">
Videos: []</text:p>
      <text:p text:style-name="P4">
Images: []</text:p>
      <text:p text:style-name="P4">
Tags: ["Europe", "Central and Eastern Europe"]</text:p>
      <text:p text:style-name="P4">
Id: 22554599</text:p>
      <!--METADATA-->
      <text:p text:style-name="P4">
Chernihiv region(12:20). Red Alert: aerial threat. Sirens sounding. Takecover now!</text:p>
      <text:p text:style-name="P4">
News Collection Link: <text:a xlink:type="simple" xlink:href="https://liveuamap.com/en/2023/08-april-chernihivska-oblast1220-red-alert-aeg" text:style-name="Internet_20_link" text:visited-style-name="Visited_20_Internet_20_Link">
https://liveuamap.com/en/2023/08-april-chernihivska-oblast1220-red-alert-aeg</text:a>
</text:p>
      <text:p text:style-name="P4">
News Source: <text:a xlink:type="simple" xlink:href="https://t.me/air_alert_ua/42777" text:style-name="Internet_20_link" text:visited-style-name="Visited_20_Internet_20_Link">
https://t.me/air_alert_ua/42777</text:a>
</text:p>
      <!--NEWS-->
      <text:h text:style-name="P10" text:outline-level="1">
<text:span text:style-name="T4">
Sumska Oblast(12:21). Red Alert: aerial threat. Sirens sounding. Take cover now!</text:span>
</text:h>
      <text:p text:style-name="P4">
Authors: liveuamap (Language: en)</text:p>
      <text:p text:style-name="P4">
Time: 2023-04-08T06:23:00</text:p>
      <text:p text:style-name="P4">
Location: Sumska Oblast (Latitude:51.00091 Longtitude:34.00057)</text:p>
      <text:p text:style-name="P4">
Videos: []</text:p>
      <text:p text:style-name="P4">
Images: []</text:p>
      <text:p text:style-name="P4">
Tags: ["Europe", "Central and Eastern Europe"]</text:p>
      <text:p text:style-name="P4">
Id: 22554600</text:p>
      <!--METADATA-->
      <text:p text:style-name="P4">
Sumy region(12:21). Red Alert: aerial threat. Sirens sounding. Take covernow!</text:p>
      <text:p text:style-name="P4">
News Collection Link: <text:a xlink:type="simple" xlink:href="https://liveuamap.com/en/2023/08-april-sumska-oblast1221-red-alert-aerial-tg" text:style-name="Internet_20_link" text:visited-style-name="Visited_20_Internet_20_Link">
https://liveuamap.com/en/2023/08-april-sumska-oblast1221-red-alert-aerial-tg</text:a>
</text:p>
      <text:p text:style-name="P4">
News Source: <text:a xlink:type="simple" xlink:href="https://t.me/air_alert_ua/42778" text:style-name="Internet_20_link" text:visited-style-name="Visited_20_Internet_20_Link">
https://t.me/air_alert_ua/42778</text:a>
</text:p>
      <!--NEWS-->
      <text:h text:style-name="P10" text:outline-level="1">
<text:span text:style-name="T4">
Kharkiv, Kharkivska Oblast(13:12). Red Alert: aerial threat. Sirens sounding. Take cover now!</text:span>
</text:h>
      <text:p text:style-name="P4">
Authors: liveuamap (Language: en)</text:p>
      <text:p text:style-name="P4">
Time: 2023-04-08T07:14:00</text:p>
      <text:p text:style-name="P4">
Location: Kharkiv (Latitude:49.98081000 Longtitude:36.25272000)</text:p>
      <text:p text:style-name="P4">
Videos: []</text:p>
      <text:p text:style-name="P4">
Images: []</text:p>
      <text:p text:style-name="P4">
Tags: ["Europe", "Central and Eastern Europe"]</text:p>
      <text:p text:style-name="P4">
Id: 22554601</text:p>
      <!--METADATA-->
      <text:p text:style-name="P4">
Kharkiv, Kharkiv region(13:12). Red Alert: aerial threat. Sirens sounding.Take cover now!</text:p>
      <text:p text:style-name="P4">
News Collection Link: <text:a xlink:type="simple" xlink:href="https://liveuamap.com/en/2023/08-april-kharkiv-kharkivska-oblast1312-red-alg" text:style-name="Internet_20_link" text:visited-style-name="Visited_20_Internet_20_Link">
https://liveuamap.com/en/2023/08-april-kharkiv-kharkivska-oblast1312-red-alg</text:a>
</text:p>
      <text:p text:style-name="P4">
News Source: <text:a xlink:type="simple" xlink:href="https://t.me/air_alert_ua/42781" text:style-name="Internet_20_link" text:visited-style-name="Visited_20_Internet_20_Link">
https://t.me/air_alert_ua/42781</text:a>
</text:p>
      <!--NEWS-->
      <text:h text:style-name="P10" text:outline-level="1">
<text:span text:style-name="T4">
Dnipro, Dnipropetrovska Oblast(13:13). Red Alert: aerial threat. Sirens sounding. Take cover ...</text:span>
</text:h>
      <text:p text:style-name="P4">
Authors: liveuamap (Language: en)</text:p>
      <text:p text:style-name="P4">
Time: 2023-04-08T07:15:00</text:p>
      <text:p text:style-name="P4">
Location: Dnipro (Latitude:48.45930000 Longtitude:35.03865000)</text:p>
      <text:p text:style-name="P4">
Videos: []</text:p>
      <text:p text:style-name="P4">
Images: []</text:p>
      <text:p text:style-name="P4">
Tags: ["Europe", "Central and Eastern Europe"]</text:p>
      <text:p text:style-name="P4">
Id: 22554602</text:p>
      <!--METADATA-->
      <text:p text:style-name="P4">
Dnipro, Dnipropetrovsk region(13:13). Red Alert: aerial threat. Sirenssounding. Take cover now!</text:p>
      <text:p text:style-name="P4">
News Collection Link: <text:a xlink:type="simple" xlink:href="https://liveuamap.com/en/2023/08-april-dnipro-dnipropetrovska-oblast1313-reg" text:style-name="Internet_20_link" text:visited-style-name="Visited_20_Internet_20_Link">
https://liveuamap.com/en/2023/08-april-dnipro-dnipropetrovska-oblast1313-reg</text:a>
</text:p>
      <text:p text:style-name="P4">
News Source: <text:a xlink:type="simple" xlink:href="https://t.me/suspilnednipro/14213" text:style-name="Internet_20_link" text:visited-style-name="Visited_20_Internet_20_Link">
https://t.me/suspilnednipro/14213</text:a>
</text:p>
      <!--NEWS-->
      <text:h text:style-name="P10" text:outline-level="1">
<text:span text:style-name="T4">
Zaporizka Oblast, Poltavska Oblast, Donetsk Oblast(13:15). Red Alert: aerial threat. Sirens s...</text:span>
</text:h>
      <text:p text:style-name="P4">
Authors: liveuamap (Language: en)</text:p>
      <text:p text:style-name="P4">
Time: 2023-04-08T07:17:00</text:p>
      <text:p text:style-name="P4">
Location: Zaporizka Oblast (Latitude:47.612231 Longtitude:35.765761)</text:p>
      <text:p text:style-name="P4">
Videos: []</text:p>
      <text:p text:style-name="P4">
Images: []</text:p>
      <text:p text:style-name="P4">
Tags: ["Europe", "Central and Eastern Europe"]</text:p>
      <text:p text:style-name="P4">
Id: 22554603</text:p>
      <!--METADATA-->
      <text:p text:style-name="P4">
Zaporizhzhia region, Poltava region, Donetsk region(13:15). Red Alert: aerialthreat. Sirens sounding. Take cover now!</text:p>
      <text:p text:style-name="P4">
News Collection Link: <text:a xlink:type="simple" xlink:href="https://liveuamap.com/en/2023/08-april-zaporizka-oblast-poltavska-oblast-dog" text:style-name="Internet_20_link" text:visited-style-name="Visited_20_Internet_20_Link">
https://liveuamap.com/en/2023/08-april-zaporizka-oblast-poltavska-oblast-dog</text:a>
</text:p>
      <text:p text:style-name="P4">
News Source: <text:a xlink:type="simple" xlink:href="https://t.me/air_alert_ua/42785" text:style-name="Internet_20_link" text:visited-style-name="Visited_20_Internet_20_Link">
https://t.me/air_alert_ua/42785</text:a>
</text:p>
      <!--NEWS-->
      <text:h text:style-name="P10" text:outline-level="1">
<text:span text:style-name="T4">
Sumska Oblast(13:16). Red Alert: aerial threat. Sirens sounding. Take cover now!</text:span>
</text:h>
      <text:p text:style-name="P4">
Authors: liveuamap (Language: en)</text:p>
      <text:p text:style-name="P4">
Time: 2023-04-08T07:19:00</text:p>
      <text:p text:style-name="P4">
Location: Sumska Oblast (Latitude:50.99974 Longtitude:33.99943)</text:p>
      <text:p text:style-name="P4">
Videos: []</text:p>
      <text:p text:style-name="P4">
Images: []</text:p>
      <text:p text:style-name="P4">
Tags: ["Europe", "Central and Eastern Europe"]</text:p>
      <text:p text:style-name="P4">
Id: 22554604</text:p>
      <!--METADATA-->
      <text:p text:style-name="P4">
Sumy region(13:16). Red Alert: aerial threat. Sirens sounding. Take covernow!</text:p>
      <text:p text:style-name="P4">
News Collection Link: <text:a xlink:type="simple" xlink:href="https://liveuamap.com/en/2023/08-april-sumska-oblast1316-red-alert-aerial-tg" text:style-name="Internet_20_link" text:visited-style-name="Visited_20_Internet_20_Link">
https://liveuamap.com/en/2023/08-april-sumska-oblast1316-red-alert-aerial-tg</text:a>
</text:p>
      <text:p text:style-name="P4">
News Source: <text:a xlink:type="simple" xlink:href="https://t.me/air_alert_ua/42786" text:style-name="Internet_20_link" text:visited-style-name="Visited_20_Internet_20_Link">
https://t.me/air_alert_ua/42786</text:a>
</text:p>
      <!--NEWS-->
      <text:h text:style-name="P10" text:outline-level="1">
<text:span text:style-name="T4">
Zaporizka Oblast(14:04). Red Alert: aerial threat. Sirens sounding. Take cover now!</text:span>
</text:h>
      <text:p text:style-name="P4">
Authors: liveuamap (Language: en)</text:p>
      <text:p text:style-name="P4">
Time: 2023-04-08T08:07:00</text:p>
      <text:p text:style-name="P4">
Location: Zaporizka Oblast (Latitude:47.611161 Longtitude:35.764721)</text:p>
      <text:p text:style-name="P4">
Videos: []</text:p>
      <text:p text:style-name="P4">
Images: []</text:p>
      <text:p text:style-name="P4">
Tags: ["Europe", "Central and Eastern Europe"]</text:p>
      <text:p text:style-name="P4">
Id: 22554606</text:p>
      <!--METADATA-->
      <text:p text:style-name="P4">
Zaporizhzhia region(14:04). Red Alert: aerial threat. Sirens sounding. Take covernow!</text:p>
      <text:p text:style-name="P4">
News Collection Link: <text:a xlink:type="simple" xlink:href="https://liveuamap.com/en/2023/08-april-zaporizka-oblast1404-red-alert-aeriag" text:style-name="Internet_20_link" text:visited-style-name="Visited_20_Internet_20_Link">
https://liveuamap.com/en/2023/08-april-zaporizka-oblast1404-red-alert-aeriag</text:a>
</text:p>
      <text:p text:style-name="P4">
News Source: <text:a xlink:type="simple" xlink:href="https://t.me/air_alert_ua/42793" text:style-name="Internet_20_link" text:visited-style-name="Visited_20_Internet_20_Link">
https://t.me/air_alert_ua/42793</text:a>
</text:p>
      <!--NEWS-->
      <text:h text:style-name="P10" text:outline-level="1">
<text:span text:style-name="T4">
Donetsk Oblast(15:00). Red Alert: aerial threat. Sirens sounding. Take cover now!</text:span>
</text:h>
      <text:p text:style-name="P4">
Authors: liveuamap (Language: en)</text:p>
      <text:p text:style-name="P4">
Time: 2023-04-08T09:01:00</text:p>
      <text:p text:style-name="P4">
Location: Donetsk Oblast (Latitude:48.72744 Longtitude:37.5781)</text:p>
      <text:p text:style-name="P4">
Videos: []</text:p>
      <text:p text:style-name="P4">
Images: []</text:p>
      <text:p text:style-name="P4">
Tags: ["Europe", "Central and Eastern Europe"]</text:p>
      <text:p text:style-name="P4">
Id: 22554607</text:p>
      <!--METADATA-->
      <text:p text:style-name="P4">
Donetsk Oblast(15:00). Red Alert: aerial threat. Sirens sounding. Take covernow!</text:p>
      <text:p text:style-name="P4">
News Collection Link: <text:a xlink:type="simple" xlink:href="https://liveuamap.com/en/2023/08-april-donetsk-oblast1500-red-alert-aerial-g" text:style-name="Internet_20_link" text:visited-style-name="Visited_20_Internet_20_Link">
https://liveuamap.com/en/2023/08-april-donetsk-oblast1500-red-alert-aerial-g</text:a>
</text:p>
      <text:p text:style-name="P4">
News Source: <text:a xlink:type="simple" xlink:href="https://t.me/air_alert_ua/42795" text:style-name="Internet_20_link" text:visited-style-name="Visited_20_Internet_20_Link">
https://t.me/air_alert_ua/42795</text:a>
</text:p>
      <!--NEWS-->
      <text:h text:style-name="P10" text:outline-level="1">
<text:span text:style-name="T4">
Donetsk Oblast(16:08). Red Alert: aerial threat. Sirens sounding. Take cover now!</text:span>
</text:h>
      <text:p text:style-name="P4">
Authors: liveuamap (Language: en)</text:p>
      <text:p text:style-name="P4">
Time: 2023-04-08T10:09:00</text:p>
      <text:p text:style-name="P4">
Location: Donetsk Oblast (Latitude:48.72699 Longtitude:37.57815)</text:p>
      <text:p text:style-name="P4">
Videos: []</text:p>
      <text:p text:style-name="P4">
Images: []</text:p>
      <text:p text:style-name="P4">
Tags: ["Europe", "Central and Eastern Europe"]</text:p>
      <text:p text:style-name="P4">
Id: 22554608</text:p>
      <!--METADATA-->
      <text:p text:style-name="P4">
Donetsk Oblast(16:08). Red Alert: aerial threat. Sirens sounding. Take covernow!</text:p>
      <text:p text:style-name="P4">
News Collection Link: <text:a xlink:type="simple" xlink:href="https://liveuamap.com/en/2023/08-april-donetsk-oblast1608-red-alert-aerial-g" text:style-name="Internet_20_link" text:visited-style-name="Visited_20_Internet_20_Link">
https://liveuamap.com/en/2023/08-april-donetsk-oblast1608-red-alert-aerial-g</text:a>
</text:p>
      <text:p text:style-name="P4">
News Source: <text:a xlink:type="simple" xlink:href="https://t.me/air_alert_ua/42797" text:style-name="Internet_20_link" text:visited-style-name="Visited_20_Internet_20_Link">
https://t.me/air_alert_ua/42797</text:a>
</text:p>
      <!--NEWS-->
      <text:h text:style-name="P10" text:outline-level="1">
<text:span text:style-name="T4">
Kherson, Khersonska Oblast(19:20). Red Alert: aerial threat. Sirens sounding. Take cover now!</text:span>
</text:h>
      <text:p text:style-name="P4">
Authors: liveuamap (Language: en)</text:p>
      <text:p text:style-name="P4">
Time: 2023-04-08T13:21:00</text:p>
      <text:p text:style-name="P4">
Location: Kherson (Latitude:46.65663 Longtitude:32.61895)</text:p>
      <text:p text:style-name="P4">
Videos: []</text:p>
      <text:p text:style-name="P4">
Images: []</text:p>
      <text:p text:style-name="P4">
Tags: ["Europe", "Central and Eastern Europe"]</text:p>
      <text:p text:style-name="P4">
Id: 22554648</text:p>
      <!--METADATA-->
      <text:p text:style-name="P4">
Kherson, Kherson region(19:20). Red Alert: aerial threat. Sirens sounding.Take cover now!</text:p>
      <text:p text:style-name="P4">
News Collection Link: <text:a xlink:type="simple" xlink:href="https://liveuamap.com/en/2023/08-april-kherson-khersonska-oblast1920-red-alg" text:style-name="Internet_20_link" text:visited-style-name="Visited_20_Internet_20_Link">
https://liveuamap.com/en/2023/08-april-kherson-khersonska-oblast1920-red-alg</text:a>
</text:p>
      <text:p text:style-name="P4">
News Source: <text:a xlink:type="simple" xlink:href="https://t.me/air_alert_ua/42799" text:style-name="Internet_20_link" text:visited-style-name="Visited_20_Internet_20_Link">
https://t.me/air_alert_ua/42799</text:a>
</text:p>
      <!--NEWS-->
      <text:h text:style-name="P10" text:outline-level="1">
<text:span text:style-name="T4">
Zaporizka Oblast(00:48). Red Alert: aerial threat. Sirens sounding. Take cover now!</text:span>
</text:h>
      <text:p text:style-name="P4">
Authors: liveuamap (Language: en)</text:p>
      <text:p text:style-name="P4">
Time: 2023-04-08T18:50:00</text:p>
      <text:p text:style-name="P4">
Location: Zaporizka Oblast (Latitude:47.612021 Longtitude:35.765261)</text:p>
      <text:p text:style-name="P4">
Videos: []</text:p>
      <text:p text:style-name="P4">
Images: []</text:p>
      <text:p text:style-name="P4">
Tags: ["Europe", "Central and Eastern Europe"]</text:p>
      <text:p text:style-name="P4">
Id: 22554685</text:p>
      <!--METADATA-->
      <text:p text:style-name="P4">
Zaporizhzhia region(00:48). Red Alert: aerial threat. Sirens sounding. Take covernow!</text:p>
      <text:p text:style-name="P4">
News Collection Link: <text:a xlink:type="simple" xlink:href="https://liveuamap.com/en/2023/08-april-zaporizka-oblast0048-red-alert-aeriag" text:style-name="Internet_20_link" text:visited-style-name="Visited_20_Internet_20_Link">
https://liveuamap.com/en/2023/08-april-zaporizka-oblast0048-red-alert-aeriag</text:a>
</text:p>
      <text:p text:style-name="P4">
News Source: <text:a xlink:type="simple" xlink:href="https://t.me/air_alert_ua/42802" text:style-name="Internet_20_link" text:visited-style-name="Visited_20_Internet_20_Link">
https://t.me/air_alert_ua/42802</text:a>
</text:p>
      <!--NEWS-->
      <text:h text:style-name="P10" text:outline-level="1">
<text:span text:style-name="T4">
In Kiev, honored athletes who died through the war</text:span>
</text:h>
      <text:p text:style-name="P4">
Author: ['АРМІЯINFORM']</text:p>
      <text:p text:style-name="P4">
Time: 2023-04-08T61:00:00-04:00</text:p>
      <text:p text:style-name="P4">
Description: Aktziya Pam’yatі passed from Klitschko Ekpo at the NSC "Olimpіskiy". PID Portraits of Rosemytili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photo_2023-04-07_14-00-22.jpg" text:style-name="Internet_20_link" text:visited-style-name="Visited_20_Internet_20_Link">
photo_2023-04-07_14-00-22.jpg</text:a>
', '<text:a xlink:type="simple" xlink:href="https://vechirniy.kyiv.ua/uploads/2023/04/06/642ee1d07a750.jpg" text:style-name="Internet_20_link" text:visited-style-name="Visited_20_Internet_20_Link">
642ee1d07a750.jpg</text:a>
']</text:p>
      <text:p text:style-name="P4">
Tags: []</text:p>
      <text:p text:style-name="P4">
Category: News</text:p>
      <!--METADATA-->
      <text:p text:style-name="P4">
<draw:frame draw:style-name="fr1" draw:name="Image2" text:anchor-type="as-char" svg:width="6.9236in" svg:height="4.615733in" draw:z-index="0">
<draw:image xlink:href="../Images/AРМІЯINFORM/2023-04-08T61-00-00-04-00/photo_2023-04-07_14-00-22.jpg" xlink:type="simple" xlink:show="embed" xlink:actuate="onLoad" draw:mime-type="image/jpeg"/>
</draw:frame>
The memory action was held at Klitschko Expo at the Olympic NSC. Under the portraits, the installation with shoes was placed. Among them is one boxing glove. Personal things belong to athletes and coaches who died through Russian occupation, hostile shelling or defended Ukraine on the battlefield.</text:p>
      <text:p text:style-name="P4">
About it <text:a xlink:type="simple" xlink:href="https://vechirniy.kyiv.ua/news/81073/#:~:text=%D0%90%D0%BA%D1%86%D1%96%D1%8E%20%C2%AB%D0%AF%D0%BD%D0%B3%D0%BE%D0%BB%D0%B8%20%D1%81%D0%BF%D0%BE%D1%80%D1%82%D1%83%3A%20%D1%80%D1%96%D0%BA%20%D0%BF%D0%B0%D0%BC,%D0%BA%D1%80%D0%B0%D1%97%D0%BD%D0%B8%2C%20%D0%B6%D0%B8%D1%82%D1%82%D1%8F%20%D1%8F%D0%BA%D0%B8%D1%85%20%D0%B7%D0%B0%D0%B1%D1%80%D0%B0%D0%BB%D0%B0%20%D0%B2%D1%96%D0%B9%D0%BD%D0%B0." text:style-name="Internet_20_link" text:visited-style-name="Visited_20_Internet_20_Link">
reports</text:a>
Evening Kiev.<draw:frame draw:style-name="fr1" draw:name="Image3" text:anchor-type="as-char" svg:width="6.9236in" svg:height="4.61393in" draw:z-index="0">
<draw:image xlink:href="../Images/AРМІЯINFORM/2023-04-08T61-00-00-04-00/642ee1d07a750.jpg" xlink:type="simple" xlink:show="embed" xlink:actuate="onLoad" draw:mime-type="image/jpeg"/>
</draw:frame>
According to the Director of the KSCA Department of Youth and Sports Yulia Khan, Russian military aggression in the territory of Ukraine is a continuous destruction of Tasmer.</text:p>
      <text:p text:style-name="P4">
“Among the dead are champions of the world, Europe, multiple winners of national first and no -Olympic sports. There are also history of sports and those who have just started their sporting journey. It is impossible to imagine how much they would have done if the war did not take their lives, ”Yulia Khan said.</text:p>
      <text:p text:style-name="P4">
Nina lost her son in the war. Vadim Zeleniuk died in the Donetsk region during the combat task, covering his comrades. He was a bronze precipitate of the World Sambo World Championship and the European Champion of Zuniversal combat. An annual lap tournament will be held in honor of the Hero of Ukraine.</text:p>
      <text:p text:style-name="P4">
Oleksandra Zakharova's father, climb Alexander Odglony, died in the battles of Zaledar, rescuing Grigory Grigoryev's friend. Alexander was a member of the national team from mountaineering. During the ascension to the five highest peaks of Pamir and Tian-Shanya, the title of "Snow leopard".</text:p>
      <text:p text:style-name="P4">
The whole family of Elena Radchenko was abducted and tortured by the racists. Elena's mother, Olgasuhenko was the elder of the village of Motyzhyn. Igor's father headed the local amateur futom club "Kolos". Brother Alexander was also a football player, at the position of Winger's right and striker FC Chaika performed in the Second League of the Championship of Ukraine in the 2018-2019 season.According to Oleg Vernyaev, more than 250 athletes and coaches have been killed from the full -scale invasion of the coaches.</text:p>
      <text:p text:style-name="P4">
“Some of them deliberately took the weapon in their hands, went to defend our state in battle. The Russian rocket flew into the house, - said Olegvernyaev. -The "Angels of Sport" project gathered the stories of athletes, which will never ignore the sports arena again, will not raise a blue and yellow flag on the pedestals. The war was damaged. Every story of the tragic death of Ukrainian athletes has been consistent with the whole world to hear it. Eternal glory and low bow to our heroes. "</text:p>
      <text:p text:style-name="P4">
In the capital, the Angels of Sports for the first time <text:a xlink:type="simple" xlink:href="https://vechirniy.kyiv.ua/news/72962/" text:style-name="Internet_20_link" text:visited-style-name="Visited_20_Internet_20_Link">
presented</text:a>
In October 2022. History of representatives of the sports community who died through the war on <text:a xlink:type="simple" xlink:href="https://yangoly-sportu.teamukraine.com.ua/" text:style-name="Internet_20_link" text:visited-style-name="Visited_20_Internet_20_Link">
site-requiem</text:a>
"Angels of Sports" gathered the Sports Committee of Ukraine.</text:p>
      <text:p text:style-name="P4">
News Source: <text:a xlink:type="simple" xlink:href="https://armyinform.com.ua/2023/04/08/u-kyyevi-vshanuvaly-sportsmeniv-yaki-zagynuly-cherez-vijnu/" text:style-name="Internet_20_link" text:visited-style-name="Visited_20_Internet_20_Link">
https://armyinform.com.ua/2023/04/08/u-kyyevi-vshanuvaly-sportsmeniv-yaki-zagynuly-cherez-vijnu/</text:a>
</text:p>
      <!--NEWS-->
      <text:h text:style-name="P10" text:outline-level="1">
<text:span text:style-name="T4">
A political scientist from Khmelnytskyi has been reported suspicion</text:span>
</text:h>
      <text:p text:style-name="P4">
Author: ['АРМІЯINFORM']</text:p>
      <text:p text:style-name="P4">
Time: 2023-04-08T62:00:00-04:00</text:p>
      <text:p text:style-name="P4">
Description: For the process of the Kerivnitvva Kyivko -Misko -Oda Prosecutor Grumadyan, Ukraine in absentia ... War with Ukraine 2022, war with Ukraine Latest news today, News War with Ukraine 2022 The last ones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10-5.jpg" text:style-name="Internet_20_link" text:visited-style-name="Visited_20_Internet_20_Link">
10-5.jpg</text:a>
']</text:p>
      <text:p text:style-name="P4">
Tags: ['STOPRUSSIA', 'АГРЕСІЯ РФ', 'ОФІС ГЕНЕРАЛЬНОГО ПРОКУРОРА УКРАЇНИ']</text:p>
      <text:p text:style-name="P4">
Category: News</text:p>
      <!--METADATA-->
      <text:p text:style-name="P4">
<draw:frame draw:style-name="fr1" draw:name="Image4" text:anchor-type="as-char" svg:width="6.9236in" svg:height="3.63489in" draw:z-index="0">
<draw:image xlink:href="../Images/AРМІЯINFORM/2023-04-08T62-00-00-04-00/10-5.jpg" xlink:type="simple" xlink:show="embed" xlink:actuate="onLoad" draw:mime-type="image/jpeg"/>
</draw:frame>
Under the procedural guidance of the Kyiv City Prosecutor's Office, the citizen of Ukraine was informed in absentia of suspicion of state treason and humiliation and dignity.</text:p>
      <text:p text:style-name="P4">
According to the investigation, even before the start of the full-scale invasion of the aggressor state, Ukraine began to actively assist the Russian Federation in the implementation of subversive activity.</text:p>
      <text:p text:style-name="P4">
In order to fulfill the tasks of Russian curators, he prepared and published Usocial networks destructive propaganda, in which he expressed pro -Russian views. As a political scientist, he has repeatedly participated in various political shows, including Russian TV channels.</text:p>
      <text:p text:style-name="P4">
In his publications and speeches, the suspect spread Russian narratives about "Nazism in Ukraine", promoted ideas aimed at discrediting an independent state.</text:p>
      <text:p text:style-name="P4">
The political scientist persuaded his audience to be the falsehood of foreign policy of Ukraine focused on European integration.</text:p>
      <text:p text:style-name="P4">
These publications and video recordings were actively "accelerated" by Winternett and Social Products and were available to unlimited users.</text:p>
      <text:p text:style-name="P4">
By his actions, the political scientist has damaged the sovereignty, territorial integrity, inviolability and information security of Ukraine, providing assistance to representatives of the Russian Federation in conducting subversive activity against Ukraine with the formational sphere.</text:p>
      <text:p text:style-name="P4">
The pre -trial investigation is carried out by investigators of the State Security Service of Ukraine in Kyiv in the Takiiv region for operational support of the SBU.</text:p>
      <text:p text:style-name="P4">
<text:span text:style-name="T5">
Derello: <text:a xlink:type="simple" xlink:href="https://gp.gov.ua/ua/posts/politologu-povidomleno-pro-pidozru-u-derzzradi-ta-prinizenni-nacionalnoyi-cesti-i-gidnosti" text:style-name="Internet_20_link" text:visited-style-name="Visited_20_Internet_20_Link">
Office of Prosecutor General Ukraine</text:a>
</text:span>
</text:p>
      <text:p text:style-name="P4">
News Source: <text:a xlink:type="simple" xlink:href="https://armyinform.com.ua/2023/04/08/politologu-z-hmelnychchyny-povidomleno-pro-pidozru-u-derzhzradi/" text:style-name="Internet_20_link" text:visited-style-name="Visited_20_Internet_20_Link">
https://armyinform.com.ua/2023/04/08/politologu-z-hmelnychchyny-povidomleno-pro-pidozru-u-derzhzradi/</text:a>
</text:p>
      <!--NEWS-->
      <text:h text:style-name="P10" text:outline-level="1">
<text:span text:style-name="T4">
In Ukraine, a mobile application was launched to find missing children</text:span>
</text:h>
      <text:p text:style-name="P4">
Author: ['АРМІЯINFORM']</text:p>
      <text:p text:style-name="P4">
Time: 2023-04-08T63:00:00-04:00</text:p>
      <text:p text:style-name="P4">
Description: Sredechey Zeunita Reunite Ukraine is a member member of the Smeye VPO, Rodin, Yaki ... War with Ukraine 2022, War with Ukraine Latest News today, News War with Ukraine 2022 Last for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photo_2023-04-07_11-02-33.jpg" text:style-name="Internet_20_link" text:visited-style-name="Visited_20_Internet_20_Link">
photo_2023-04-07_11-02-33.jpg</text:a>
']</text:p>
      <text:p text:style-name="P4">
Tags: ['STOPRUSSIA', 'ВТОРГНЕННЯ РФ']</text:p>
      <text:p text:style-name="P4">
Category: News</text:p>
      <!--METADATA-->
      <text:p text:style-name="P4">
<draw:frame draw:style-name="fr1" draw:name="Image5" text:anchor-type="as-char" svg:width="6.9236in" svg:height="5.804039in" draw:z-index="0">
<draw:image xlink:href="../Images/AРМІЯINFORM/2023-04-08T63-00-00-04-00/photo_2023-04-07_11-02-33.jpg" xlink:type="simple" xlink:show="embed" xlink:actuate="onLoad" draw:mime-type="image/jpeg"/>
</draw:frame>
Among the functions of the application Reunite Ukraine are the reunification of IDP families, families who went outside Ukraine or were illegally deported to the Russian Federation, Belarus or temporarily occupied territories of Ukraine.</text:p>
      <text:p text:style-name="P4">
How does it work:</text:p>
      <ul>
        <li>
Download free application <text:a xlink:type="simple" xlink:href="https://apps.apple.com/lu/app/reunite-ukraine/id6444649623" text:style-name="Internet_20_link" text:visited-style-name="Visited_20_Internet_20_Link">
Reunite Ukraine</text:a>
In the App Store, or <text:a xlink:type="simple" xlink:href="https://play.google.com/store/apps/details" text:style-name="Internet_20_link" text:visited-style-name="Visited_20_Internet_20_Link">
Reunite Ukraine</text:a>
on Google Play. * Create a profile. Specify information about yourself and your family, add a photo of the person who is wanted. The more data you indicate, the more effective the search will be. * Reunite Ukraine artificial intelligence technology will compare your data with your family members when they also create profiles. * In the event of information, police will check them between the two profiles. * Persons whose data coincide in the application and verified by the police receive notifications and consent to the exchange of messages.</li>
      </ul>
      <text:p text:style-name="P4">
<text:span text:style-name="T5">
Derelo: <text:a xlink:type="simple" xlink:href="https://www.facebook.com/komitetG/posts/pfbid0DEENwhBfW3vZLnLXEQngCbowi6BZWzde3xSEFX4QrdVmhuBuwPUEQf4s3Ve6oppxl" text:style-name="Internet_20_link" text:visited-style-name="Visited_20_Internet_20_Link">
Committee of Humanitarian and Information Policy</text:a>
</text:span>
</text:p>
      <text:p text:style-name="P4">
News Source: <text:a xlink:type="simple" xlink:href="https://armyinform.com.ua/2023/04/08/v-ukrayini-zapraczyuvav-mobilnyj-zastosunok-dlya-poshuku-znyklyh-bezvisty-ditej/" text:style-name="Internet_20_link" text:visited-style-name="Visited_20_Internet_20_Link">
https://armyinform.com.ua/2023/04/08/v-ukrayini-zapraczyuvav-mobilnyj-zastosunok-dlya-poshuku-znyklyh-bezvisty-ditej/</text:a>
</text:p>
      <!--NEWS-->
      <text:h text:style-name="P10" text:outline-level="1">
<text:span text:style-name="T4">
Kropyvnytskyi was eliminated by a bot farm for over 3,000 fake accounts</text:span>
</text:h>
      <text:p text:style-name="P4">
Author: ['АРМІЯINFORM']</text:p>
      <text:p text:style-name="P4">
Time: 2023-04-08T64:00:00-04:00</text:p>
      <text:p text:style-name="P4">
Description: Kіberfakhivsky service of the non -lapee of Ukraine neutralized with Kropyvinitsky Botoerm, Yak Diyal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027b16d12586c2a85448972d5370cca3.jpeg" text:style-name="Internet_20_link" text:visited-style-name="Visited_20_Internet_20_Link">
027b16d12586c2a85448972d5370cca3.jpeg</text:a>
', '<text:a xlink:type="simple" xlink:href="https://armyinform.com.ua/wp-content/uploads/2023/04/a6d3d5a02283214b4b803515d686d498.jpeg" text:style-name="Internet_20_link" text:visited-style-name="Visited_20_Internet_20_Link">
a6d3d5a02283214b4b803515d686d498.jpeg</text:a>
']</text:p>
      <text:p text:style-name="P4">
Tags: ['STOPRUSSIA', 'ВТОРГНЕННЯ РФ', 'СБУ']</text:p>
      <text:p text:style-name="P4">
Category: News</text:p>
      <!--METADATA-->
      <text:p text:style-name="P4">
<draw:frame draw:style-name="fr1" draw:name="Image6" text:anchor-type="as-char" svg:width="6.9236in" svg:height="4.615733in" draw:z-index="0">
<draw:image xlink:href="../Images/AРМІЯINFORM/2023-04-08T64-00-00-04-00/027b16d12586c2a85448972d5370cca3.jpeg" xlink:type="simple" xlink:show="embed" xlink:actuate="onLoad" draw:mime-type="image/jpeg"/>
</draw:frame>
Cyberfhachivtsi of the Security Service of Ukraine were neutralized in the Kropyvnytskyi Botoferm, which was in favor of the Russian special services.</text:p>
      <text:p text:style-name="P4">
As a result of investigative operations, the organizer of the enemy "cell" was detained. He was a displaced person from Zaporozhye, who moved to the Nakirovograd region after the beginning of a full -scale invasion.</text:p>
      <text:p text:style-name="P4">
There he began to create massively anonymous accounts on social networks and seated through Darknet. The corresponding equipment was installed in the rented apartment from the sleeping areas of the regional center</text:p>
      <text:p text:style-name="P4">
The average cost of one bot is 200 UAH.</text:p>
      <text:p text:style-name="P4">
It is established that the attacker created almost 3 thousand fake accounts, which he planned to sell for a total amount of more than half a million UAH.</text:p>
      <text:p text:style-name="P4">
Its main "clients" were representatives of the Russian special services, as well as their control of pro -Kremlin propagandists.</text:p>
      <text:p text:style-name="P4">
Bots needed aggressors to "accelerate" misinformation allegedly on behalf of Ukrainian citizens about the situation at the front, as well as for trying to discredit the units of the Defense Forces.</text:p>
      <text:p text:style-name="P4">
Thus, the enemy tried to shake the intra-political situation of the inserted regions of Ukraine in the conditions of war.</text:p>
      <text:p text:style-name="P4">
During the search in the rented apartment, the person involved was found:</text:p>
      <ul>
        <li>
computer equipment; * specialized equipment; * 3 thousand SIM cards he used in illegal activities.</li>
      </ul>
      <text:p text:style-name="P4">
<draw:frame draw:style-name="fr1" draw:name="Image7" text:anchor-type="as-char" svg:width="6.9236in" svg:height="4.615733in" draw:z-index="0">
<draw:image xlink:href="../Images/AРМІЯINFORM/2023-04-08T64-00-00-04-00/a6d3d5a02283214b4b803515d686d498.jpeg" xlink:type="simple" xlink:show="embed" xlink:actuate="onLoad" draw:mime-type="image/jpeg"/>
</draw:frame>
Currently, investigators of the Security Service of Ukraine have informed the attacker about the suspicion of extinguishing, recognition legitimate, denial of the armed aggression of the Russian Federation with anti -Ukraine and the glorification of its participants.</text:p>
      <text:p text:style-name="P4">
The issue of additional qualification of criminal acts of the person involved in the measure of a measure of restraint - detention is being resolved.</text:p>
      <text:p text:style-name="P4">
The measures were carried out by the SBU staff under the procedural guidance of the regional Prosecutor's Office.</text:p>
      <text:p text:style-name="P4">
<text:span text:style-name="T5">
Derello: <text:a xlink:type="simple" xlink:href="https://ssu.gov.ua/novyny/sbu-likviduvala-u-kropyvnytskomu-botofermu-yaka-stvoryla-ponad-3-tysiachi-feikovykh-akauntiv-dlia-informdyversii-proty-ukrainy" text:style-name="Internet_20_link" text:visited-style-name="Visited_20_Internet_20_Link">
SBU</text:a>
</text:span>
</text:p>
      <text:p text:style-name="P4">
News Source: <text:a xlink:type="simple" xlink:href="https://armyinform.com.ua/2023/04/08/u-kropyvnyczkomu-likviduvaly-botofermu-na-ponad-3-tysyachi-fejkovyh-akauntiv/" text:style-name="Internet_20_link" text:visited-style-name="Visited_20_Internet_20_Link">
https://armyinform.com.ua/2023/04/08/u-kropyvnyczkomu-likviduvaly-botofermu-na-ponad-3-tysyachi-fejkovyh-akauntiv/</text:a>
</text:p>
      <!--NEWS-->
      <text:h text:style-name="P10" text:outline-level="1">
<text:span text:style-name="T4">
8 million UAH of arrested Russian assets have been transferred in favor of the Armed Forces</text:span>
</text:h>
      <text:p text:style-name="P4">
Author: ['АРМІЯINFORM']</text:p>
      <text:p text:style-name="P4">
Time: 2023-04-08T65:00:00-04:00</text:p>
      <text:p text:style-name="P4">
Description: Behind the clopanes of the prosecutor, in the framework of the ROZSLIDUANNE of Criminal Provadzhennya Stosno ... The war with Ukraine 2022, the war with Ukraine is the latest news today, the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11/16_420.jpg" text:style-name="Internet_20_link" text:visited-style-name="Visited_20_Internet_20_Link">
16_420.jpg</text:a>
']</text:p>
      <text:p text:style-name="P4">
Tags: ['STOPRUSSIA', 'ВТОРГНЕННЯ РФ', 'ОФІС ГЕНЕРАЛЬНОГО ПРОКУРОРА УКРАЇНИ']</text:p>
      <text:p text:style-name="P4">
Category: News</text:p>
      <!--METADATA-->
      <text:p text:style-name="P4">
<draw:frame draw:style-name="fr1" draw:name="Image8" text:anchor-type="as-char" svg:width="6.9236in" svg:height="3.956343in" draw:z-index="0">
<draw:image xlink:href="../Images/AРМІЯINFORM/2023-04-08T65-00-00-04-00/16_420.jpg" xlink:type="simple" xlink:show="embed" xlink:actuate="onLoad" draw:mime-type="image/jpeg"/>
</draw:frame>
Illustrative photo</text:p>
      <text:p text:style-name="P4">
At the request of prosecutors in the framework of investigation of criminal proceedings, 8 million UAH of devoted assets were transferred in favor of the resident of the Russian Federation in favor of the Armed Forces of Ukraine.</text:p>
      <text:p text:style-name="P4">
According to the investigation, the officials and owners of the resident-resident of the RFSPZAPPAGAGE THE ORDER FINANCIAL FINANCIAL MECHANISM OF CAPERIMENT CREDIT CREDIT TO RESULTS companies, discussing and withdrawal of money abroad. Such actions are harmful to the state and economic security of Ukraine.</text:p>
      <text:p text:style-name="P4">
Under the procedural leadership of the Podilskyi Prosecutor's Office of Kyiv, the Central MRV of the SBU in Kyiv and Kyiv region, pre -trial investigation in criminal proceedings on the fact of factual financing of actions taken for violent change or overthrow And also after the possible abuse of their full -time officials of the said enterprise.</text:p>
      <text:p text:style-name="P4">
Measures are currently being taken to transfer other property in favor of the Armed Forces.</text:p>
      <text:p text:style-name="P4">
<text:span text:style-name="T5">
Derello: <text:a xlink:type="simple" xlink:href="https://gp.gov.ua/ua/posts/prokuratura-peredala-na-korist-zsu-8-mln-grn-arestovanix-rosiiskix-aktiviv" text:style-name="Internet_20_link" text:visited-style-name="Visited_20_Internet_20_Link">
Office of Prosecutor General Ukraine</text:a>
</text:span>
</text:p>
      <text:p text:style-name="P4">
News Source: <text:a xlink:type="simple" xlink:href="https://armyinform.com.ua/2023/04/08/na-koryst-zsu-peredano-8-mln-grn-areshtovanyh-rosijskyh-aktyviv/" text:style-name="Internet_20_link" text:visited-style-name="Visited_20_Internet_20_Link">
https://armyinform.com.ua/2023/04/08/na-koryst-zsu-peredano-8-mln-grn-areshtovanyh-rosijskyh-aktyviv/</text:a>
</text:p>
      <!--NEWS-->
      <text:h text:style-name="P10" text:outline-level="1">
<text:span text:style-name="T4">
Reported suspicion of a traitor who kept in the cameras stolen by patriots occupants</text:span>
</text:h>
      <text:p text:style-name="P4">
Author: ['АРМІЯINFORM']</text:p>
      <text:p text:style-name="P4">
Time: 2023-04-08T66:00:00-04:00</text:p>
      <text:p text:style-name="P4">
Description: The DBR pratsikhniki was launched about Pydozra Kolishnyom Kinologa Khersonsky Sіzo, Yak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ovidomilo-pro-pidozru-zradniku-yakij-utrimuvav-v-kamerah-sizo-vikradenih-okupantami-patriotiv-450x395-4fd-e1680877039807.jpeg" text:style-name="Internet_20_link" text:visited-style-name="Visited_20_Internet_20_Link">
povidomilo-pro-pidozru-zradniku-yakij-utrimuvav-v-kamerah-sizo-vikradenih-okupantami-patriotiv-450x395-4fd-e1680877039807.jpeg</text:a>
']</text:p>
      <text:p text:style-name="P4">
Tags: ['STOPRUSSIA', 'АГРЕСІЯ РФ', 'ДБР']</text:p>
      <text:p text:style-name="P4">
Category: News</text:p>
      <!--METADATA-->
      <text:p text:style-name="P4">
<draw:frame draw:style-name="fr1" draw:name="Image9" text:anchor-type="as-char" svg:width="6.9236in" svg:height="8.164078in" draw:z-index="0">
<draw:image xlink:href="../Images/AРМІЯINFORM/2023-04-08T66-00-00-04-00/povidomilo-pro-pidozru-zradniku-yakij-utrimuvav-v-kamerah-sizo-vikradenih-okupantami-patriotiv-450x395-4fd-e1680877039807.jpeg" xlink:type="simple" xlink:show="embed" xlink:actuate="onLoad" draw:mime-type="image/jpeg"/>
</draw:frame>
The DBR employees reported the suspicion of the former Kherson pre -trial detention center who kept patriots stolen in the cameras.</text:p>
      <text:p text:style-name="P4">
After the start of the temporary occupation of the Kherson region and the seizure of the Kherson Detention Center of Kherson, the junior inspector-cinema of the department has received from the special services of the Russian Federation the proposal to join the ranks of the fake law enforcement organs "Management of the service of the service ordered in the Kherson region".</text:p>
      <text:p text:style-name="P4">
The former law enforcement officer betrayed the oath and voluntarily occupied the post of the junior inspector of the duty. He followed all the instructions of the invaders, in all the work of the institution, for which he received a salary in rubles. Actively agitated cooperation with the enemy: calling former colleagues, urged to go to the service of a denounced institution.</text:p>
      <text:p text:style-name="P4">
It is known that he kept in the detention center of the Kherson, whom the occupiers stole in the cameras for disobedience, exercised moral pressure on prisoners, threatened them.</text:p>
      <text:p text:style-name="P4">
After the release of Kherson, the person fled with the military personnel of the Russian Federation.</text:p>
      <text:p text:style-name="P4">
The prompt support of the internal security of the National Police reported suspicion of collaborative activity and treason.</text:p>
      <text:p text:style-name="P4">
The sanction of the article provides for a sentence of life imprisonment.</text:p>
      <text:p text:style-name="P4">
The procedural leadership is carried out by the Kherson Regional Prosecutor's Office</text:p>
      <text:p text:style-name="P4">
News Source: <text:a xlink:type="simple" xlink:href="https://armyinform.com.ua/2023/04/08/povidomleno-pro-pidozru-zradnyku-yakyj-utrymuvav-v-kamerah-vykradenyh-okupantamy-patriotiv/" text:style-name="Internet_20_link" text:visited-style-name="Visited_20_Internet_20_Link">
https://armyinform.com.ua/2023/04/08/povidomleno-pro-pidozru-zradnyku-yakyj-utrymuvav-v-kamerah-vykradenyh-okupantamy-patriotiv/</text:a>
</text:p>
      <!--NEWS-->
      <text:h text:style-name="P10" text:outline-level="1">
<text:span text:style-name="T4">
The latest events in the Bryansk region testify - in the middle of the Russian Federation a possible armed protest against the current regime - GUR MOU</text:span>
</text:h>
      <text:p text:style-name="P4">
Author: ['АРМІЯINFORM']</text:p>
      <text:p text:style-name="P4">
Time: 2023-04-08T67:00:00-04:00</text:p>
      <text:p text:style-name="P4">
Description: PROP PRI KERIVNITVA of the Kremlin, protest by Rosіyan Opporthy regime Tsilko Mozhlivi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poraneni-okupanty.jpg" text:style-name="Internet_20_link" text:visited-style-name="Visited_20_Internet_20_Link">
poraneni-okupanty.jpg</text:a>
']</text:p>
      <text:p text:style-name="P4">
Tags: ['STOPRUSSIA', 'АГРЕСІЯ РФ', 'ГУР МОУ']</text:p>
      <text:p text:style-name="P4">
Category: News</text:p>
      <!--METADATA-->
      <text:p text:style-name="P4">
<draw:frame draw:style-name="fr1" draw:name="Image10" text:anchor-type="as-char" svg:width="6.9236in" svg:height="4.615733in" draw:z-index="0">
<draw:image xlink:href="../Images/AРМІЯINFORM/2023-04-08T67-00-00-04-00/poraneni-okupanty.jpg" xlink:type="simple" xlink:show="embed" xlink:actuate="onLoad" draw:mime-type="image/jpeg"/>
</draw:frame>
Illustrative photo</text:p>
      <text:p text:style-name="P4">
Despite the statement of the Kremlin leadership, the protest of the Russians against the current regime is quite possible. Vivid confirmation of this, the latest events in the Bryansk region. In particular, riots took place in the Pogarsky district. The Russian rebels have brought two fighters of the occupying army. There is a significant number of timely, the exact figure is currently specified. The enemy APC was also disrupted. Other equipment, equipment and property of the invaders were damaged.</text:p>
      <text:p text:style-name="P4">
The Russian Volunteer Corps does not take such measures for the first time, the scale is only growing. The soldiers struck the military facility with the local population.</text:p>
      <text:p text:style-name="P4">
As a result of the rebel actions, the civilians were not injured.</text:p>
      <text:p text:style-name="P4">
<text:span text:style-name="T5">
Derello: <text:a xlink:type="simple" xlink:href="https://gur.gov.ua/content/ostanni-podii-v-brianskii-oblasti-svidchat-v-seredyni-rf-mozhlyvyi-zbroinyi-protest-proty-diiuchoho-rezhymu.html" text:style-name="Internet_20_link" text:visited-style-name="Visited_20_Internet_20_Link">
GUR MOU</text:a>
</text:span>
</text:p>
      <text:p text:style-name="P4">
News Source: <text:a xlink:type="simple" xlink:href="https://armyinform.com.ua/2023/04/08/u-bryanskyj-oblasti-nevidomi-rozstrilyaly-rosijskyh-sylovykiv/" text:style-name="Internet_20_link" text:visited-style-name="Visited_20_Internet_20_Link">
https://armyinform.com.ua/2023/04/08/u-bryanskyj-oblasti-nevidomi-rozstrilyaly-rosijskyh-sylovykiv/</text:a>
</text:p>
      <!--NEWS-->
      <text:h text:style-name="P10" text:outline-level="1">
<text:span text:style-name="T4">
Ukrainian soldiers have repelled more than 60 enemy attacks in the past day</text:span>
</text:h>
      <text:p text:style-name="P4">
Author: ['АРМІЯINFORM']</text:p>
      <text:p text:style-name="P4">
Time: 2023-04-08T68:00:00-04:00</text:p>
      <text:p text:style-name="P4">
Description: The enemy is the sinking of Zoedzhuvati Basic Zusill on the leading advancing di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12/photo_5240289782989438827_y.jpg" text:style-name="Internet_20_link" text:visited-style-name="Visited_20_Internet_20_Link">
photo_5240289782989438827_y.jpg</text:a>
']</text:p>
      <text:p text:style-name="P4">
Tags: ['STOPRUSSIA', 'АГРЕСІЯ РФ', 'ВТОРГНЕННЯ РФ', 'ГШ ЗСУ', 'ОПЕРАТИВНА ІНФОРМАЦІЯ', 'РАНКОВЕ ЗВЕДЕННЯ', 'ХРОНІКА ОБОРОНИ']</text:p>
      <text:p text:style-name="P4">
Category: News</text:p>
      <!--METADATA-->
      <text:p text:style-name="P4">
<draw:frame draw:style-name="fr1" draw:name="Image11" text:anchor-type="as-char" svg:width="6.9236in" svg:height="4.624748in" draw:z-index="0">
<draw:image xlink:href="../Images/AРМІЯINFORM/2023-04-08T68-00-00-04-00/photo_5240289782989438827_y.jpg" xlink:type="simple" xlink:show="embed" xlink:actuate="onLoad" draw:mime-type="image/jpeg"/>
</draw:frame>
<text:span text:style-name="T4">
 🔥 Situation of the Russian invasion </text:span>
</text:p>
      <text:p text:style-name="P4">
The enemy continues to focus the main efforts on the offensive acting Lyman, Bakhmut, Avdiiv and Mariinsky directions. Due to the courage of each warrior, more than 60 attack properatives were reflected in these areas.</text:p>
      <text:p text:style-name="P4">
About it on Facebook <text:a xlink:type="simple" xlink:href="https://www.facebook.com/GeneralStaff.ua/posts/pfbid026X7dyboc8SrCdHkCehnTCzaawG7ZYQq6sziA5QM3v4UfpUAy89RpqP4MzTXjLetql" text:style-name="Internet_20_link" text:visited-style-name="Visited_20_Internet_20_Link">
reports</text:a>
The General Staff of the Armed Forces.</text:p>
      <text:p text:style-name="P4">
In the Bakhmut direction, the enemy continues to take offensive actions, tries to take full control of the city of Bakhmut, and brutal battles continue. Over the day, the enemy conducted unsuccessful offensive actions in the area of East -Bogdanivka and Ivanovsky. The defense units repelled about 20 attacks on the specified area of the front.</text:p>
      <text:p text:style-name="P4">
News Source: <text:a xlink:type="simple" xlink:href="https://armyinform.com.ua/2023/04/08/ukrayinski-voyiny-za-mynulu-dobu-vidbyly-ponad-60-vorozhyh-atak/" text:style-name="Internet_20_link" text:visited-style-name="Visited_20_Internet_20_Link">
https://armyinform.com.ua/2023/04/08/ukrayinski-voyiny-za-mynulu-dobu-vidbyly-ponad-60-vorozhyh-atak/</text:a>
</text:p>
      <!--NEWS-->
      <text:h text:style-name="P10" text:outline-level="1">
<text:span text:style-name="T4">
The occupiers intensified the preparation for the evacuation of the local population to the Crimea</text:span>
</text:h>
      <text:p text:style-name="P4">
Author: ['АРМІЯINFORM']</text:p>
      <text:p text:style-name="P4">
Time: 2023-04-08T69:00:00-04:00</text:p>
      <text:p text:style-name="P4">
Description: On Timchasovo Zaynitikh Teriterii Zaporizko, the Khersonsky regions of Rosiyski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37_main-v1660280985.jpg" text:style-name="Internet_20_link" text:visited-style-name="Visited_20_Internet_20_Link">
37_main-v1660280985.jpg</text:a>
']</text:p>
      <text:p text:style-name="P4">
Tags: ['STOPRUSSIA', 'АГРЕСІЯ РФ', 'ВТОРГНЕННЯ РФ', 'ГШ ЗСУ', 'ОПЕРАТИВНА ІНФОРМАЦІЯ', 'РАНКОВЕ ЗВЕДЕННЯ']</text:p>
      <text:p text:style-name="P4">
Category: News</text:p>
      <!--METADATA-->
      <text:p text:style-name="P4">
<draw:frame draw:style-name="fr1" draw:name="Image12" text:anchor-type="as-char" svg:width="6.9236in" svg:height="4.61903in" draw:z-index="0">
<draw:image xlink:href="../Images/AРМІЯINFORM/2023-04-08T69-00-00-04-00/37_main-v1660280985.jpg" xlink:type="simple" xlink:show="embed" xlink:actuate="onLoad" draw:mime-type="image/jpeg"/>
</draw:frame>
Illustrative Photo <text:span text:style-name="T4">
 🔥Set on Russian invasion </text:span>
</text:p>
      <text:p text:style-name="P4">
In the temporarily occupied territories of Zaporizhzhya and Kherson regions, Russian -owners intensified the preparation for the evacuation of the local population in the temporarily -cy territories of the Autonomous Republic of Crimea. In particular, in Melitopol, the Taskadovsk enemy organized a survey of the local population on possible evangration. The survey checks the presence of a Russian passport, registration and level of education. There is a periodic departure of buses with willing to quench.</text:p>
      <text:p text:style-name="P4">
About it on Facebook <text:a xlink:type="simple" xlink:href="https://www.facebook.com/GeneralStaff.ua/posts/pfbid026X7dyboc8SrCdHkCehnTCzaawG7ZYQq6sziA5QM3v4UfpUAy89RpqP4MzTXjLetql" text:style-name="Internet_20_link" text:visited-style-name="Visited_20_Internet_20_Link">
reports</text:a>
The General Staff of the Armed Forces.</text:p>
      <text:p text:style-name="P4">
The invaders also disseminate information that the civilian population will begin from the end of April.</text:p>
      <text:p text:style-name="P4">
News Source: <text:a xlink:type="simple" xlink:href="https://armyinform.com.ua/2023/04/08/na-tot-okupanty-aktyvizuvaly-pidgotovku-do-evakuacziyi-misczevogo-naselennya-do-krymu/" text:style-name="Internet_20_link" text:visited-style-name="Visited_20_Internet_20_Link">
https://armyinform.com.ua/2023/04/08/na-tot-okupanty-aktyvizuvaly-pidgotovku-do-evakuacziyi-misczevogo-naselennya-do-krymu/</text:a>
</text:p>
      <!--NEWS-->
      <text:h text:style-name="P10" text:outline-level="1">
<text:span text:style-name="T4">
The forces of Ukraine's defense last day destroyed 7 Russian drones</text:span>
</text:h>
      <text:p text:style-name="P4">
Author: ['АРМІЯINFORM']</text:p>
      <text:p text:style-name="P4">
Time: 2023-04-08T70:00:00-04:00</text:p>
      <text:p text:style-name="P4">
Description: PIDRODILI RAKENSH INICHK ISISILIA 1 point of managerinnya, 2 district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0/2022-10-04-avtor-1-zsu-za-visim-misyacziv-znyshhyly-bilshu-polovynu-vijskovyh-bpla1-e1664889963810.jpg" text:style-name="Internet_20_link" text:visited-style-name="Visited_20_Internet_20_Link">
2022-10-04-avtor-1-zsu-za-visim-misyacziv-znyshhyly-bilshu-polovynu-vijskovyh-bpla1-e1664889963810.jpg</text:a>
']</text:p>
      <text:p text:style-name="P4">
Tags: ['STOPRUSSIA', 'АГРЕСІЯ РФ', 'ВТОРГНЕННЯ РФ', 'ГШ ЗСУ', 'ОПЕРАТИВНА ІНФОРМАЦІЯ', 'РАНКОВЕ ЗВЕДЕННЯ', 'ХРОНІКА ОБОРОНИ']</text:p>
      <text:p text:style-name="P4">
Category: News</text:p>
      <!--METADATA-->
      <text:p text:style-name="P4">
<draw:frame draw:style-name="fr1" draw:name="Image13" text:anchor-type="as-char" svg:width="6.9236in" svg:height="4.669802in" draw:z-index="0">
<draw:image xlink:href="../Images/AРМІЯINFORM/2023-04-08T70-00-00-04-00/2022-10-04-avtor-1-zsu-za-visim-misyacziv-znyshhyly-bilshu-polovynu-vijskovyh-bpla1-e1664889963810.jpg" xlink:type="simple" xlink:show="embed" xlink:actuate="onLoad" draw:mime-type="image/jpeg"/>
</draw:frame>
Illustrative Photo <text:span text:style-name="T4">
 🔥Set on Russian invasion </text:span>
</text:p>
      <text:p text:style-name="P4">
The departments of rocket troops and artillery struck 1 management point, 2 districts of living force and destroyed the composition of the enemy ammunition.</text:p>
      <text:p text:style-name="P4">
About it on Facebook <text:a xlink:type="simple" xlink:href="https://www.facebook.com/GeneralStaff.ua/posts/pfbid026X7dyboc8SrCdHkCehnTCzaawG7ZYQq6sziA5QM3v4UfpUAy89RpqP4MzTXjLetql" text:style-name="Internet_20_link" text:visited-style-name="Visited_20_Internet_20_Link">
reports</text:a>
The General Staff of the Armed Forces.</text:p>
      <text:p text:style-name="P4">
The aviation of the Defense Forces per day has struck 9 beats in the areas of concentration of the personnel and military equipment of the invaders. In addition, our defenders nearby have destroyed the Russian Su-25 assault. Also, the enemy lost 7 UAVs, out: 3 - type "Orlan", 3 - "Lancet" and 1 - "Merlin".</text:p>
      <text:p text:style-name="P4">
News Source: <text:a xlink:type="simple" xlink:href="https://armyinform.com.ua/2023/04/08/syly-oborony-ukrayiny-mynuloyi-doby-znyshhyly-7-rosijskyh-bezpilotnykiv/" text:style-name="Internet_20_link" text:visited-style-name="Visited_20_Internet_20_Link">
https://armyinform.com.ua/2023/04/08/syly-oborony-ukrayiny-mynuloyi-doby-znyshhyly-7-rosijskyh-bezpilotnykiv/</text:a>
</text:p>
      <!--NEWS-->
      <text:h text:style-name="P10" text:outline-level="1">
<text:span text:style-name="T4">
The General Staff reported the liquidation of 570 invaders per day</text:span>
</text:h>
      <text:p text:style-name="P4">
Author: ['АРМІЯINFORM']</text:p>
      <text:p text:style-name="P4">
Time: 2023-04-08T71:00:00-04:00</text:p>
      <text:p text:style-name="P4">
Description: Zagalni Boyov, take the enemy on 02.24.22 to 08/08/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vtraty_04-08-2023-scaled.jpg" text:style-name="Internet_20_link" text:visited-style-name="Visited_20_Internet_20_Link">
vtraty_04-08-2023-scaled.jpg</text:a>
']</text:p>
      <text:p text:style-name="P4">
Tags: ['STOPRUSSIA', 'АГРЕСІЯ РФ', 'ВІЙНА', 'ВТОРГНЕННЯ РФ', 'ВТРАТИ ВОРОГА', 'ГШ ЗСУ']</text:p>
      <text:p text:style-name="P4">
Category: News</text:p>
      <!--METADATA-->
      <text:p text:style-name="P4">
<draw:frame draw:style-name="fr1" draw:name="Image14" text:anchor-type="as-char" svg:width="6.9236in" svg:height="6.981297in" draw:z-index="0">
<draw:image xlink:href="../Images/AРМІЯINFORM/2023-04-08T71-00-00-04-00/vtraty_04-08-2023-scaled.jpg" xlink:type="simple" xlink:show="embed" xlink:actuate="onLoad" draw:mime-type="image/jpeg"/>
</draw:frame>
The total fighting loss of the enemy from 24.02.22 to 08.04.23 will be orientated:</text:p>
      <text:p text:style-name="P4">
<text:span text:style-name="T4">
<text:span text:style-name="T5">
 Personnel - </text:span>
* 177680(+570)persons eliminated</text:span>
<text:span text:style-name="T5">
 tanks - </text:span>
<text:span text:style-name="T5">
 3636(+3)</text:span>
<text:span text:style-name="T4">
 Battle armored vehicles - </text:span>
 7020(+4)<text:span text:style-name="T4">
<text:span text:style-name="T5">
 Artillery Systems - </text:span>
<text:span text:style-name="T5">
 2727(+5)</text:span>
 </text:span>
 RSZV - <text:span text:style-name="T4">
 533(0)</text:span>
<text:span text:style-name="T5">
 air defense - </text:span>
<text:span text:style-name="T5">
 282(+1)</text:span>
<text:span text:style-name="T4">
 aircraft - </text:span>
 307(+1)<text:span text:style-name="T4">
<text:span text:style-name="T5">
 helicopters - </text:span>
* 292(0)</text:span>
<text:span text:style-name="T5">
 UAV Operative Tactical Level-</text:span>
<text:span text:style-name="T5">
 2298(+7)</text:span>
<text:span text:style-name="T4">
 Winged missiles - </text:span>
 911(0)<text:span text:style-name="T4">
<text:span text:style-name="T5">
 ships / boats - </text:span>
* 18(0)</text:span>
<text:span text:style-name="T5">
 Automobile equipment and tanks - </text:span>
<text:span text:style-name="T5">
 5599(+12)</text:span>
<text:span text:style-name="T4">
 SPECIAL TECHANGE - </text:span>
 304(0)The data is specified ...</text:p>
      <text:p text:style-name="P4">
Beat the occupier!Let's win together!Our strength is in truth!</text:p>
      <text:p text:style-name="P4">
<text:span text:style-name="T4">
 Source: </text:span>
 <text:a xlink:type="simple" xlink:href="https://www.facebook.com/GeneralStaff.ua" text:style-name="Internet_20_link" text:visited-style-name="Visited_20_Internet_20_Link">
General Staff of Armed Forces</text:a>
As of 08.04.23.</text:p>
      <text:p text:style-name="P4">
News Source: <text:a xlink:type="simple" xlink:href="https://armyinform.com.ua/2023/04/08/generalnyj-shtab-povidomyv-pro-likvidacziyu-570-okupantiv-za-dobu/" text:style-name="Internet_20_link" text:visited-style-name="Visited_20_Internet_20_Link">
https://armyinform.com.ua/2023/04/08/generalnyj-shtab-povidomyv-pro-likvidacziyu-570-okupantiv-za-dobu/</text:a>
</text:p>
      <!--NEWS-->
      <text:h text:style-name="P10" text:outline-level="1">
<text:span text:style-name="T4">
On the temporarily occupied Kherson region, the enemy is already panicked in anticipation of Ukrainian counter -offensive</text:span>
</text:h>
      <text:p text:style-name="P4">
Author: ['Олексій Тригуб']</text:p>
      <text:p text:style-name="P4">
Time: 2023-04-08T72:00:00-04:00</text:p>
      <text:p text:style-name="P4">
Description: The head of the Efіrі Telemarafon “єini News” was the chief of the Oblonnaya Coordinarian ... War with Ukraine 2022, the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1/gumenyuk-rozpovila.jpg" text:style-name="Internet_20_link" text:visited-style-name="Visited_20_Internet_20_Link">
gumenyuk-rozpovila.jpg</text:a>
']</text:p>
      <text:p text:style-name="P4">
Tags: []</text:p>
      <text:p text:style-name="P4">
Category: News</text:p>
      <!--METADATA-->
      <text:p text:style-name="P4">
<draw:frame draw:style-name="fr1" draw:name="Image15" text:anchor-type="as-char" svg:width="6.9236in" svg:height="4.661737in" draw:z-index="0">
<draw:image xlink:href="../Images/AРМІЯINFORM/2023-04-08T72-00-00-04-00/gumenyuk-rozpovila.jpg" xlink:type="simple" xlink:show="embed" xlink:actuate="onLoad" draw:mime-type="image/jpeg"/>
</draw:frame>
In the morning air(https://www.youtube.com/watch?v=WY8sDvZdWEA)The only news is the head of the united coordination Press Center of Defense Forces of Ukraine, the captain of the 1st rank Natalia Humeniuk told about the current office in the Ukrainian south.</text:p>
      <text:p text:style-name="P4">
In particular, the officer noted that the past day was characterized by the enemy's air fusions. Moreover, the enemy uses both managed aviation bombs and unmanned aircraft. Aviation means of defeat of aggressor launches on agricultural lands, aimed at industrial entities. Fortunately, there are no victims of these blows. Drones of insidious momentous continue to attack critical infrastructure and, neglecting the norms of international law, medical facilities. Preferably dumped by the strokes of the type of Powls. Yes, yesterday, the Horde drone struck on carriage helped, which causes two civilians to be seriously injured.</text:p>
      <text:p text:style-name="P4">
Also, the captain of the 1st rank Natalia Humeniuk said that in the expected -in -law counter -offensive of the Defense Forces of Ukraine, the racists are noticeably starting to be paneled.</text:p>
      <ul>
        <li>
The forced certification of the population of occupied settlements, the preparation of lists for "evacuation" is ongoing - so the occupiers imitate their concern for the public, - the officer explains. - However, we are well aware of what a concern. It is to move the civilian population in order to cover it as a living shield.</li>
      </ul>
      <text:p text:style-name="P4">
In trying to avoid the strikes of Ukrainian artillery, the enemy constantly moves, moves its management points, observation points, as well as warehouses of ammunition and fuel. However, according to Natalia Humeniuk, all these processes by the Ukrainian side are monitored in 24/7, and objects, the living power of the enemy's tacitics are destroyed by accurate blows.</text:p>
      <text:p text:style-name="P4">
News Source: <text:a xlink:type="simple" xlink:href="https://armyinform.com.ua/2023/04/08/na-tymchasovo-okupovanij-hersonshhyni-vorog-uzhe-panikuye-v-ochikuvanni-ukrayinskogo-kontrnastupu/" text:style-name="Internet_20_link" text:visited-style-name="Visited_20_Internet_20_Link">
https://armyinform.com.ua/2023/04/08/na-tymchasovo-okupovanij-hersonshhyni-vorog-uzhe-panikuye-v-ochikuvanni-ukrayinskogo-kontrnastupu/</text:a>
</text:p>
      <!--NEWS-->
      <text:h text:style-name="P10" text:outline-level="1">
<text:span text:style-name="T4">
In two weeks NATO will start major military training Defender</text:span>
</text:h>
      <text:p text:style-name="P4">
Author: ['АРМІЯINFORM']</text:p>
      <text:p text:style-name="P4">
Time: 2023-04-08T73:00:00-04:00</text:p>
      <text:p text:style-name="P4">
Description: Nonobar, 2 22 kvіnnya 23 worms, viduvyskovі forefender 23, in the Yaki ... War with Ukraine 2022, war with Ukraine Latest news today, News War with Ukraine 2022 are the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4/ivm.jpg" text:style-name="Internet_20_link" text:visited-style-name="Visited_20_Internet_20_Link">
ivm.jpg</text:a>
', '<text:a xlink:type="simple" xlink:href="https://armyinform.com.ua/wp-content/uploads/2023/04/im.jpg" text:style-name="Internet_20_link" text:visited-style-name="Visited_20_Internet_20_Link">
im.jpg</text:a>
', '<text:a xlink:type="simple" xlink:href="https://armyinform.com.ua/wp-content/uploads/2023/04/ei7.jpg" text:style-name="Internet_20_link" text:visited-style-name="Visited_20_Internet_20_Link">
ei7.jpg</text:a>
']</text:p>
      <text:p text:style-name="P4">
Tags: ['DEFENDER', 'НАВЧАННЯ НАТО', 'НАТО']</text:p>
      <text:p text:style-name="P4">
Category: News</text:p>
      <!--METADATA-->
      <text:p text:style-name="P4">
<draw:frame draw:style-name="fr1" draw:name="Image16" text:anchor-type="as-char" svg:width="6.9236in" svg:height="4.622126in" draw:z-index="0">
<draw:image xlink:href="../Images/AРМІЯINFORM/2023-04-08T73-00-00-04-00/ivm.jpg" xlink:type="simple" xlink:show="embed" xlink:actuate="onLoad" draw:mime-type="image/jpeg"/>
</draw:frame>
Soon, from April 22 to June 23, military exercises will be held <text:a xlink:type="simple" xlink:href="https://www.europeafrica.army.mil/DefenderEurope/" text:style-name="Internet_20_link" text:visited-style-name="Visited_20_Internet_20_Link">
Defender23</text:a>
In which nearly 9,000 US military is expected.</text:p>
      <text:p text:style-name="P4">
As <text:a xlink:type="simple" xlink:href="https://www.defense.gov/News/News-Stories/Article/article/3353612/multinational-exercise-defender-23-kicks-off-this-month-in-europe/" text:style-name="Internet_20_link" text:visited-style-name="Visited_20_Internet_20_Link">
reports</text:a>
The US Department of Defense, these annual exercises, which will be held for two months, focused on the strategic deployment of armed troops, the use of ready -made army reserves and the operational compatibility of the European allies and partners.</text:p>
      <text:p text:style-name="P4">
Defender 23 has been conducted under the leadership of the US Army in Europe and Africa since 2021. The training is intended to demonstrate the ability of American troops to quickly deploy ammunition and equipment to provide ally guarantees and restrain those who can be threatened in Europe and protect the continent from aggression. Training also demonstrates the assignment of European countries to increase the scale, ability and operational compatibility of their own troops.</text:p>
      <text:p text:style-name="P4">
"Approximately 9,000 US servicemen and about 17,000 servicemen of 26 union countries and partners will take part, and some exercises will cover 10 different European countries," said Pentagonagoronosabrina Singh, deputy press-secretary during a briefing.</text:p>
      <text:p text:style-name="P4">
<draw:frame draw:style-name="fr1" draw:name="Image17" text:anchor-type="as-char" svg:width="6.9236in" svg:height="3.894525in" draw:z-index="0">
<draw:image xlink:href="../Images/AРМІЯINFORM/2023-04-08T73-00-00-04-00/im.jpg" xlink:type="simple" xlink:show="embed" xlink:actuate="onLoad" draw:mime-type="image/jpeg"/>
</draw:frame>
Sabrina Singh reported that this week equipment has already begun to receive training. According to her, about 7 thousand units of equipment were delivered to the European Theater of Educational Acts of SISS. In addition, about 13,000 units of equipment taken from previously placed stocks will be used during the SEFEFENDER 23.</text:p>
      <text:p text:style-name="P4">
In addition to the United States of America, the Defender 23 will take part in Zalbani, Bulgaria, Bosnia and Herzegovina, Great Britain, Greece, Georgia, Denmark, Estonia, Spain, Italy, Kosovo, Moldova, Netherlands, Germany, Northern Macedonia, Poland, Poland, Poland, Poland. , Hungary, France, Croatia, Czech Republic, Montenegro, Sweden.</text:p>
      <text:p text:style-name="P4">
Read also:</text:p>
      <text:p text:style-name="P4">
<text:a xlink:type="simple" xlink:href="https://armyinform.com.ua/2021/05/06/ukrayina-doluchytsya-do-navchan-nato-defender-europe-21/" text:style-name="Internet_20_link" text:visited-style-name="Visited_20_Internet_20_Link">
Ukraine will join NATO Defender Europe21</text:a>
Background: Defender 23 is a multinational joint training in the US Command of the European Command(ME WITH)aimed at increasing the readiness and operational compatibility between allies and NATO partners.Defender 23 will demonstrate the ability of the US Army in Europe and Africa to felt combat capacity in Eastern Europe, increase the mortality rate of the fire at long distance, increase the readiness of units with a complicated common multinational environment, use the possibilities of a receptive country to increase prompt coverage.</text:p>
      <text:p text:style-name="P4">
_ Prepared Alexander Kozubenko_</text:p>
      <text:p text:style-name="P4">
News Source: <text:a xlink:type="simple" xlink:href="https://armyinform.com.ua/2023/04/08/za-dva-tyzhni-nato-rozpochne-velyki-vijskovi-navchannya-defender/" text:style-name="Internet_20_link" text:visited-style-name="Visited_20_Internet_20_Link">
https://armyinform.com.ua/2023/04/08/za-dva-tyzhni-nato-rozpochne-velyki-vijskovi-navchannya-defender/</text:a>
</text:p>
      <!--NEWS-->
      <text:h text:style-name="P10" text:outline-level="1">
<text:span text:style-name="T4">
The President of Ukraine celebrated more than 770 Ukrainian soldiers state awards</text:span>
</text:h>
      <text:p text:style-name="P4">
Author: ['АРМІЯINFORM']</text:p>
      <text:p text:style-name="P4">
Time: 2023-04-08T74:00:00-04:00</text:p>
      <text:p text:style-name="P4">
Description: Out -and -be President of Ukraine Volodymyr Zelensky at his own brutal animal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nagorody-1.jpg" text:style-name="Internet_20_link" text:visited-style-name="Visited_20_Internet_20_Link">
nagorody-1.jpg</text:a>
']</text:p>
      <text:p text:style-name="P4">
Tags: []</text:p>
      <text:p text:style-name="P4">
Category: News</text:p>
      <!--METADATA-->
      <text:p text:style-name="P4">
<draw:frame draw:style-name="fr1" draw:name="Image18" text:anchor-type="as-char" svg:width="6.9236in" svg:height="3.872889in" draw:z-index="0">
<draw:image xlink:href="../Images/AРМІЯINFORM/2023-04-08T74-00-00-04-00/nagorody-1.jpg" xlink:type="simple" xlink:show="embed" xlink:actuate="onLoad" draw:mime-type="image/jpeg"/>
</draw:frame>
On the eve of President of Ukraine Volodymyr Zelenskyy in his daily consultation <text:a xlink:type="simple" xlink:href="https://armyinform.com.ua/2023/04/07/v-mizhnarodni-vidnosyny-povernutsya-povaga-j-poryadok-koly-u-krym-povernetsya-ukrayinskyj-prapor-volodymyr-zelenskyj/" text:style-name="Internet_20_link" text:visited-style-name="Visited_20_Internet_20_Link">
reported</text:a>
which has signed several decrees on the awarding of our warriors. "In total, during a large -scale war, more than 43.5 thousand of our defenders and defenders were marked by state -owned Navigorod," Volodymyr Zelenskyy said.</text:p>
      <text:p text:style-name="P4">
The relevant decrees were published on the site of the official website of the president. In total, 771 servicemen were awarded state awards, 262 of whom were posthumously.</text:p>
      <text:p text:style-name="P4">
For personal courage, revealed in the protection of state sovereignty of Tatertorial integrity of Ukraine, selfless performance of military duty Ukrainian soldiers were awarded and awarded the orders of Bohdan Khmelnitsky, "Smack", Danylo Halytsky, medals "for military service of Ukraine". "And" For the saved life. "</text:p>
      <ul>
        <li>
Presidential Decree <text:a xlink:type="simple" xlink:href="https://www.president.gov.ua/documents/1982023-46309" text:style-name="Internet_20_link" text:visited-style-name="Visited_20_Internet_20_Link">
No. 198/2023</text:a>
The state awards of Ukraine were awarded 137 servicemen, 21 soldiers - posthumously. * Presidential Decree <text:a xlink:type="simple" xlink:href="https://www.president.gov.ua/documents/1992023-46297" text:style-name="Internet_20_link" text:visited-style-name="Visited_20_Internet_20_Link">
No. 199/2023</text:a>
- 143 servicemen, 16 - posthumously. * Presidential Decree <text:a xlink:type="simple" xlink:href="https://www.president.gov.ua/documents/2002023-46293" text:style-name="Internet_20_link" text:visited-style-name="Visited_20_Internet_20_Link">
No. 200/2023</text:a>
91 soldiers were marked, 42 - posthumously. * Presidential Decree <text:a xlink:type="simple" xlink:href="https://www.president.gov.ua/documents/2012023-46301" text:style-name="Internet_20_link" text:visited-style-name="Visited_20_Internet_20_Link">
No. 201/2023</text:a>
State awards were awarded 140 servicemen, of which 32 were posthumously. * Presidential Decree <text:a xlink:type="simple" xlink:href="https://www.president.gov.ua/documents/2022023-46305" text:style-name="Internet_20_link" text:visited-style-name="Visited_20_Internet_20_Link">
No. 202/2023</text:a>
- 149 servicemen, 63 - posthumously. * Presidential Decree <text:a xlink:type="simple" xlink:href="https://www.president.gov.ua/documents/2032023-46289" text:style-name="Internet_20_link" text:visited-style-name="Visited_20_Internet_20_Link">
No. 203/2023</text:a>
The state awards were awarded 111 servicemen, 88 - posthumously.</li>
      </ul>
      <text:p text:style-name="P4">
_ Prepared Alexander Kozubenko_</text:p>
      <text:p text:style-name="P4">
News Source: <text:a xlink:type="simple" xlink:href="https://armyinform.com.ua/2023/04/08/prezydent-ukrayiny-vidznachyv-derzhavnymy-nagorodamy-ponad-770-ukrayinskyh-voyiniv/" text:style-name="Internet_20_link" text:visited-style-name="Visited_20_Internet_20_Link">
https://armyinform.com.ua/2023/04/08/prezydent-ukrayiny-vidznachyv-derzhavnymy-nagorodamy-ponad-770-ukrayinskyh-voyiniv/</text:a>
</text:p>
      <!--NEWS-->
      <text:h text:style-name="P10" text:outline-level="1">
<text:span text:style-name="T4">
For the destruction of Russian managed aircraft Ukraine, Ukraine needs aircraft 4+ - Yuri Ignat</text:span>
</text:h>
      <text:p text:style-name="P4">
Author: ['Олексій Тригуб']</text:p>
      <text:p text:style-name="P4">
Time: 2023-04-08T75:00:00-04:00</text:p>
      <text:p text:style-name="P4">
Description: The direct efiri telemarafon “єini novel” Rechnik of the dousy forces of the Zbroyshany forces of Ukraine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foto-1-krylati-aviabomby-yurij-ignat.jpg" text:style-name="Internet_20_link" text:visited-style-name="Visited_20_Internet_20_Link">
foto-1-krylati-aviabomby-yurij-ignat.jpg</text:a>
']</text:p>
      <text:p text:style-name="P4">
Tags: []</text:p>
      <text:p text:style-name="P4">
Category: News</text:p>
      <!--METADATA-->
      <text:p text:style-name="P4">
<draw:frame draw:style-name="fr1" draw:name="Image19" text:anchor-type="as-char" svg:width="6.9236in" svg:height="4.32725in" draw:z-index="0">
<draw:image xlink:href="../Images/AРМІЯINFORM/2023-04-08T75-00-00-04-00/foto-1-krylati-aviabomby-yurij-ignat.jpg" xlink:type="simple" xlink:show="embed" xlink:actuate="onLoad" draw:mime-type="image/jpeg"/>
</draw:frame>
Collage: Armyinform</text:p>
      <text:p text:style-name="P4">
In the straight <text:a xlink:type="simple" xlink:href="https://www.youtube.com/watch" text:style-name="Internet_20_link" text:visited-style-name="Visited_20_Internet_20_Link">
ether</text:a>
The only news spokesman of the Air Force of Ukraine Colonel Yuri Ignatkomen projected the use by the enemy of managed aviation bombs in the territory of Ukraine. In particular, the officer noted that these high -precision aircraft means of the defeat are used throughout the front line - this is the south, the east of the country, Isum region, and Chernihiv region - he attacks everywhere.</text:p>
      <ul>
        <li>
For a few weeks, as this new threat has emerged, which we have been respectively, - says the officer. -Although it is difficult to respond to it, because the enemy applies these managed aviation bombs remotely, and so far. It is necessary to understand that the planes strike these bombs at a distance That there is nothing to get - it is planes. It is possible to try to knock down, but it is clear how many means you need. Therefore, there is no way out, except for counteraction to the aircraft that dismiss these bombs.</li>
      </ul>
      <text:p text:style-name="P4">
Read also:</text:p>
      <text:p text:style-name="P4">
<text:a xlink:type="simple" xlink:href="https://armyinform.com.ua/2023/04/07/taktyka-vorozhyh-atak-z-povitrya-stala-bilsh-nebezpechnoyu-polkovnyk-yurij-ignat/" text:style-name="Internet_20_link" text:visited-style-name="Visited_20_Internet_20_Link">
Tactics of hostile air attacks became more dangerous - Colonel Yurignat</text:a>
The enemy uses Su-35 to use managed airbombs. Every day, the enemy uses 10-12 such bombs every day with the help of these aircraft throughout the front line. These are Fab-500 bombs weighing 500 kg, equipped with wings and GPS navigation.</text:p>
      <text:p text:style-name="P4">
-This bomb flies to its goal another 10-20 kilometers, and maybe more, depending on what height it is from,-explains Yuri Ignat. -And here is a tens of kilometers from the line of collision and there is, in fact, the threat of applying such aviation bombs.</text:p>
      <text:p text:style-name="P4">
Yuri Ignat also said that just yesterday in the Russian media space there was information that Shoigu was checking a plant, a disappointed line for the production of already one and a half-ton bombs, which the Russians would also be equipped with wings and GPS navigation. And this is three times the amount of explosive substance, and therefore three times the destructive force of the more threat.</text:p>
      <text:p text:style-name="P4">
News Source: <text:a xlink:type="simple" xlink:href="https://armyinform.com.ua/2023/04/08/dlya-znyshhennya-rosijskyh-kerovanyh-aviabomb-ukrayina-potrebuye-litakiv-pokolinnya-4-yurij-ignat/" text:style-name="Internet_20_link" text:visited-style-name="Visited_20_Internet_20_Link">
https://armyinform.com.ua/2023/04/08/dlya-znyshhennya-rosijskyh-kerovanyh-aviabomb-ukrayina-potrebuye-litakiv-pokolinnya-4-yurij-ignat/</text:a>
</text:p>
      <!--NEWS-->
      <text:h text:style-name="P10" text:outline-level="1">
<text:span text:style-name="T4">
Military Psychologists of the Navy of Ukraine provide professional assistance released from captivity to brothers</text:span>
</text:h>
      <text:p text:style-name="P4">
Author: ['Володимир Віват']</text:p>
      <text:p text:style-name="P4">
Time: 2023-04-08T76:00:00-04:00</text:p>
      <text:p text:style-name="P4">
Description: Fakhivtsi Center for Moral and Psychological Pіditrimki Vіskovo-Mordic forces of the ZS Ukrainian Actively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1-42.jpg" text:style-name="Internet_20_link" text:visited-style-name="Visited_20_Internet_20_Link">
1-42.jpg</text:a>
', '<text:a xlink:type="simple" xlink:href="https://armyinform.com.ua/wp-content/uploads/2023/04/2-29.jpg" text:style-name="Internet_20_link" text:visited-style-name="Visited_20_Internet_20_Link">
2-29.jpg</text:a>
']</text:p>
      <text:p text:style-name="P4">
Tags: ['СОЦІАЛЬНА ДОПОМОГА']</text:p>
      <text:p text:style-name="P4">
Category: News</text:p>
      <!--METADATA-->
      <text:p text:style-name="P4">
<draw:frame draw:style-name="fr1" draw:name="Image20" text:anchor-type="as-char" svg:width="6.9236in" svg:height="5.189615in" draw:z-index="0">
<draw:image xlink:href="../Images/AРМІЯINFORM/2023-04-08T76-00-00-04-00/1-42.jpg" xlink:type="simple" xlink:show="embed" xlink:actuate="onLoad" draw:mime-type="image/jpeg"/>
</draw:frame>
Specialists of the Center for Moral and Psychological Support of the Naval Forces of the State Security Service of Ukraine actively work with the military personnel of the Navy, who have returned from the captured undergoing process of rehabilitation.</text:p>
      <text:p text:style-name="P4">
According to the head of the Center Vasyl Oniskov, during the communication with the assigned category of defenders of Ukraine, his subordinates not only focus on overcoming the consequences of post -traumatic stress disorder, but also provide practical and methodological assistance to the released soldiers in the design of lost devices, consultation on further rehabilitation.</text:p>
      <text:p text:style-name="P4">
During the work in this area, military psychologists have accumulated considerable practical work, which will be implemented in the systemic work of the more. Each time after the next exchange, new issues arise, newly tailoring that need to be resolved, so the assistance process is constantly improved.</text:p>
      <text:p text:style-name="P4">
In preparation for work, the specialists of the Center use not only their own experience and developments, but also study third -party sources, analyze the Tauzagalization of the experience of Ukrainian and foreign psychologists on the rehabilitation of soldiers from captivity of military personnel. After all, this category is quite difficult for the work of psychologists, people close in themselves, difficult to contact, try to abstract from the experience. In such a situation, the mistakes of psychologists can increase the stressful state of the liberated.</text:p>
      <text:p text:style-name="P4">
<draw:frame draw:style-name="fr1" draw:name="Image21" text:anchor-type="as-char" svg:width="6.9236in" svg:height="5.1927in" draw:z-index="0">
<draw:image xlink:href="../Images/AРМІЯINFORM/2023-04-08T76-00-00-04-00/2-29.jpg" xlink:type="simple" xlink:show="embed" xlink:actuate="onLoad" draw:mime-type="image/jpeg"/>
</draw:frame>
- God forbid, eventually we will return all the prisoners, and the need for such a workman. We are currently working as needed-for every request of rehabilitators. We try not only to support our warriors-every time we take with them some gifts-sweets, symbolism, souvenirs, printed editions to adjust them to the positive,-said the head of the Center of Moral and Psychological Support. Navy of Ukraine.</text:p>
      <text:p text:style-name="P4">
The officer emphasized that the most important result of this work should be a paintless overcoming of the issues related to the captivity released by the soldiers, and returning them to a normal calm full -fledged life.</text:p>
      <text:p text:style-name="P4">
_ Vasily Oniskov_</text:p>
      <text:p text:style-name="P4">
News Source: <text:a xlink:type="simple" xlink:href="https://armyinform.com.ua/2023/04/08/vijskovi-psyhology-vms-ukrayiny-nadayut-fahovu-dopomogu-zvilnenym-z-polonu-pobratymam/" text:style-name="Internet_20_link" text:visited-style-name="Visited_20_Internet_20_Link">
https://armyinform.com.ua/2023/04/08/vijskovi-psyhology-vms-ukrayiny-nadayut-fahovu-dopomogu-zvilnenym-z-polonu-pobratymam/</text:a>
</text:p>
      <!--NEWS-->
      <text:h text:style-name="P10" text:outline-level="1">
<text:span text:style-name="T4">
The enemy keeps four carriers of the Caliber rockets in the Black and Mediterranean Seas</text:span>
</text:h>
      <text:p text:style-name="P4">
Author: ['АРМІЯINFORM']</text:p>
      <text:p text:style-name="P4">
Time: 2023-04-08T77:00:00-04:00</text:p>
      <text:p text:style-name="P4">
Description: About the cereal of the command of the Vіskovo-Mordic forces of the Zbroych forces of Ukraine.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vms-infografika.jpg" text:style-name="Internet_20_link" text:visited-style-name="Visited_20_Internet_20_Link">
vms-infografika.jpg</text:a>
']</text:p>
      <text:p text:style-name="P4">
Tags: ['STOPRUSSIA', 'АГРЕСІЯ РФ', 'ВІЙНА', 'ВМС ЗС УКРАЇНИ', 'ВТОРГНЕННЯ РФ', 'РАКЕТИ «КАЛІБР»', 'СЕРЕДЗЕМНЕ МОРЕ', 'ЧОРНЕ МОРЕ']</text:p>
      <text:p text:style-name="P4">
Category: News</text:p>
      <!--METADATA-->
      <text:p text:style-name="P4">
About it <text:a xlink:type="simple" xlink:href="https://www.facebook.com/navy.mil.gov.ua/posts/pfbid0283FKu9sjKe1awgnMkcCTf5A2LniV735Q9fn6Q6opyKBYMMDaaGU7TYqkRWeBiD9gl" text:style-name="Internet_20_link" text:visited-style-name="Visited_20_Internet_20_Link">
reports</text:a>
Command of the Navy of the Armed Forces of Ukraine.</text:p>
      <text:p text:style-name="P4">
<draw:frame draw:style-name="fr1" draw:name="Image22" text:anchor-type="as-char" svg:width="6.270833in" svg:height="10.0in" draw:z-index="0">
<draw:image xlink:href="../Images/AРМІЯINFORM/2023-04-08T77-00-00-04-00/vms-infografika.jpg" xlink:type="simple" xlink:show="embed" xlink:actuate="onLoad" draw:mime-type="image/jpeg"/>
</draw:frame>
It is noted that as of 10:00 04/08/2023 there are 7 enemy ships in the Black Sea, of which 1 carriers of the Caliber crystal missiles, a total volley of up to 4 missiles.</text:p>
      <text:p text:style-name="P4">
“In the Azov Sea - 1 enemy ship; In the Mediterranean there are up to 7 hostile bears, of which 3 carriers of winged rockets "Caliber", a total volley of up to 20 rockets, " - said in the report of the Navy of the Armed Forces of Ukraine.</text:p>
      <text:p text:style-name="P4">
According to the Navy Command, the passage of the Kerch-Yennykal Strait per day was carried out: 8 vessels to the Azov Sea, of which 1 were shipped from the Bosphorus Strait; To the Black Sea - 24 vessels, 9 of them were wandered in the direction of the Bosphorus Strait.</text:p>
      <text:p text:style-name="P4">
“The Russian Federation continues to violate the International Convention on the Protection of Human Life in 1974.(SOLAS)by turning off automatic identification systems(AIS), Nazi vessels in the Azov Sea water area, ”the Ukrainian Navy reports.</text:p>
      <text:p text:style-name="P4">
News Source: <text:a xlink:type="simple" xlink:href="https://armyinform.com.ua/2023/04/08/vorog-trymaye-v-gotovnosti-chotyry-nosiyi-krylatyh-raket-kalibr-u-chornomu-ta-seredzemnomu-moryah/" text:style-name="Internet_20_link" text:visited-style-name="Visited_20_Internet_20_Link">
https://armyinform.com.ua/2023/04/08/vorog-trymaye-v-gotovnosti-chotyry-nosiyi-krylatyh-raket-kalibr-u-chornomu-ta-seredzemnomu-moryah/</text:a>
</text:p>
      <!--NEWS-->
      <text:h text:style-name="P10" text:outline-level="1">
<text:span text:style-name="T4">
At least 12 strategic enemy bombers are ready to strike a blow</text:span>
</text:h>
      <text:p text:style-name="P4">
Author: ['Олексій Тригуб']</text:p>
      <text:p text:style-name="P4">
Time: 2023-04-08T78:00:00-04:00</text:p>
      <text:p text:style-name="P4">
Description: About the Direct Efirfon “єini News”, the seni -nogodniye of the renmits of the Getryani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2/photo_2023-02-11_15-50-42.jpg" text:style-name="Internet_20_link" text:visited-style-name="Visited_20_Internet_20_Link">
photo_2023-02-11_15-50-42.jpg</text:a>
']</text:p>
      <text:p text:style-name="P4">
Tags: []</text:p>
      <text:p text:style-name="P4">
Category: News</text:p>
      <!--METADATA-->
      <text:p text:style-name="P4">
<draw:frame draw:style-name="fr1" draw:name="Image23" text:anchor-type="as-char" svg:width="6.9236in" svg:height="4.869599in" draw:z-index="0">
<draw:image xlink:href="../Images/AРМІЯINFORM/2023-04-08T78-00-00-04-00/photo_2023-02-11_15-50-42.jpg" xlink:type="simple" xlink:show="embed" xlink:actuate="onLoad" draw:mime-type="image/jpeg"/>
</draw:frame>
About it in the straight <text:a xlink:type="simple" xlink:href="https://www.youtube.com/watch" text:style-name="Internet_20_link" text:visited-style-name="Visited_20_Internet_20_Link">
ether</text:a>
The only newsphone TEMRAFON was reported by Colonel Yuri Ignat Air Force of Ukraine.</text:p>
      <ul>
        <li>
The threat of rocket strokes has not disappeared, - the officer states. -Also enemularly applies aviation, and eloquent confirmation of this is a shot by the Russian servicemen of landing troops Russian aircraft Su-25. Helicopters and assault aviation are enemy. Its strategic aviation is rested in aerodromes. At least 12 strategic aircraft that can attack us are observed today.</li>
      </ul>
      <text:p text:style-name="P4">
Commenting on the recent flight of three carriers of the Mig-31KZ fighter missiles of the Belarusian Magulychi Aerodrome to Russia, Colonel Yuri Ignat noted that this was already happening, and every time the aircraft returned. According to the officer, this spite can be associated with both planned rotation and certain technical moments. For example, the need to carry out regulatory work of Naerodroma base. Thus, the fact that the carriers of "daggers" are currently in the immediate vicinity of the Ukrainian border, so far, unfortunately, the threat of their use is not relieved.</text:p>
      <text:p text:style-name="P4">
News Source: <text:a xlink:type="simple" xlink:href="https://armyinform.com.ua/2023/04/08/shhonajmenshe-12-strategichnyh-bombarduvalnykiv-voroga-perebuvayut-u-gotovnosti-do-zavdavannya-udaru/" text:style-name="Internet_20_link" text:visited-style-name="Visited_20_Internet_20_Link">
https://armyinform.com.ua/2023/04/08/shhonajmenshe-12-strategichnyh-bombarduvalnykiv-voroga-perebuvayut-u-gotovnosti-do-zavdavannya-udaru/</text:a>
</text:p>
      <!--NEWS-->
      <text:h text:style-name="P10" text:outline-level="1">
<text:span text:style-name="T4">
In Austria, former military, ambassadors and experts called for a new doctrine</text:span>
</text:h>
      <text:p text:style-name="P4">
Authors: Ukrinform (Person)</text:p>
      <text:p text:style-name="P4">
Publisher: Укринформ (Organization)</text:p>
      <text:p text:style-name="P4">
Published Time: 2023-04-09T-11:17:00+03:00</text:p>
      <text:p text:style-name="P4">
Modified Time: 2023-04-09T23:17:00+03:00</text:p>
      <text:p text:style-name="P4">
Description: More than 100 Austrian former high -ranking generals, ministers and politicians, ambassadors and diplomats, experts on security and foreign policy, journalists, scientists and entrepreneurs have called on the country's leadership to start a national discussion of future Austria security and defense policies and approve a new doctrine. - Ukrinform.</text:p>
      <text:p text:style-name="P4">
Images: ["<text:a xlink:type="simple" xlink:href="https://static.ukrinform.com/photos/2018_11/thumb_files/630_360_1541766375-297.jpg" text:style-name="Internet_20_link" text:visited-style-name="Visited_20_Internet_20_Link">
630_360_15417...</text:a>
"]</text:p>
      <text:p text:style-name="P4">
Tags: ['Австрія', 'Нацбезпека', 'Війна з росією']</text:p>
      <text:p text:style-name="P4">
Type: Article</text:p>
      <!--METADATA-->
      <text:p text:style-name="P4">
<draw:frame draw:style-name="fr1" draw:name="Image24" text:anchor-type="as-char" svg:width="6.9236in" svg:height="3.956343in" draw:z-index="0">
<draw:image xlink:href="../Images/yкринформ/2023-04-09T-11-17-00-03-00/630_360_1541766375-297.jpg" xlink:type="simple" xlink:show="embed" xlink:actuate="onLoad" draw:mime-type="image/jpeg"/>
</draw:frame>
More than 100 Austrian former high -ranking generals, ministers and politicians, ambassadors and diplomats, experts on security and foreign policy, journalists, scientists and entrepreneurs have called on the country's management to initiate a general discussion of the future security policy and defense of Austria.</text:p>
      <text:p text:style-name="P4">
According to Ukrinform, the corresponding call is contained in published on <text:a xlink:type="simple" xlink:href="https://unseresicherheit.org" text:style-name="Internet_20_link" text:visited-style-name="Visited_20_Internet_20_Link">
</text:a>
"An open letter to the Federal President, the Federal Government, the National Council and the Austria."</text:p>
      <text:p text:style-name="P4">
In a letter, Austrian experts say that the leadership of the state ignored the call, made in May 2022, before the open discussion of the Austrian security policy. The signatories have repeated their request for the "serious general state discussion of future, security and defense policy <text:a xlink:type="simple" xlink:href="https://www.ukrinform.ua/tag-avstria" text:style-name="Internet_20_link" text:visited-style-name="Visited_20_Internet_20_Link">
</text:a>
and adopting a new doctrine of security that would take into account the current situation. "</text:p>
      <text:p text:style-name="P4">
The open letter indicates that much of the Austrian political and society "fell victim to the illusion that Austria may remain, which it is, to stay away and to be satisfied with the allocation of a little amount of money for armed forces."</text:p>
      <text:p text:style-name="P4">
The signatories stated that although a number of countries have changed their policy safety in Europe, including the desire of neutral Sweden and Finland to join Donato, "Austria behaves as if nothing has changed on February 23, 2022." It was stated that the Austrian constitutional principles and doctrine "remain anachronics", and the armed forces of Austria - "everything is ready to seriously defend the Motherland and assist other EU countries, as promised."</text:p>
      <text:p text:style-name="P4">
<text:span text:style-name="T4">
 Read also: </text:span>
 <text:a xlink:type="simple" xlink:href="https://www.ukrinform.ua/rubric-polytics/3690129-glava-mzs-avstrii-rosii-ne-mae-zijti-z-ruk-zlocin-agresii.html" text:style-name="Internet_20_link" text:visited-style-name="Visited_20_Internet_20_Link">
<text:span text:style-name="T4">
 Austro </text:span>
</text:a>
The signatories are convinced that the faith of many Austrians in the fact that nothing has changed for the country and it can stay away from all military conflicts is to protect themselves in all military conflicts, and its peaceful foreign policy itself guarantees the safety - is "dangerous for both Austria and Europe."Among the signatories of the open letter, in particular, are the former President of the Supreme Court, the expature of the National Council from the Liberal Party of Neos Irmgardgris; The first Vice president of the European Parliament, a member of the Austrian People's Party Ootmar Karas; Former Defense Ministers Herbert Schibner and Friedelmthryanshlagher, Command Command of the Austrian Armed Forces Command(From 2012 to April 20122022.)Lieutenant General Franz Riessner; retired brigade General, a long -standing exclusive of the Peacekeeping Institute and Conflict Management of the Austrian Painted Academy of Defense, now the President of the Strategic Analysis Center(CSA)Walter Faikhtinger; Former Ambassador to Britain and Russia, Ninid -Director of the Austrian Diplomatic Academy Emil Brix; Also former ambassadors to RFFranz Sede and Martin Vukovich; Former Ambassador to France, Britain and the US Evenova; Expert Die Presse leading newspaper Rainer Novak and many others.</text:p>
      <text:p text:style-name="P4">
<text:span text:style-name="T4">
 Read also: </text:span>
 <text:a xlink:type="simple" xlink:href="https://www.ukrinform.ua/rubric-polytics/3689660-glava-mzs-avstrii-pidtrimav-order-mks-na-arest-putina-ce-pravilnij-signal.html" text:style-name="Internet_20_link" text:visited-style-name="Visited_20_Internet_20_Link">
<text:span text:style-name="T4">
 Austro </text:span>
</text:a>
Also, calling for the Austria Security Strategy, along with the demanding to initiate the discussion on the future security system of the country, made a parliamentary opposition of Austria. The head of the Neos Beatemain-Rizinger Liberal Party indicated that the strategy still "defines Russia as an important reliable partner at the same level as the USA." According to her, it is necessary to "rethink the role of Austria in common Europe in relation to Russia."</text:p>
      <text:p text:style-name="P4">
The Austrian Federal Chancellor, the head of the Austrian People's Party, Karlnegammer, responding to criticism, recognized the need to revise the security strategy. At the same time, the head of government did not announce any details and terms of this process. At the same time, the neutrality stressed that neutrality is useful for Austria, and therefore the country will remain neutral.</text:p>
      <text:p text:style-name="P4">
As reported by Ukrinform, the current version of the Austrian security strategy, which is still considering the Russian Federation as "important" and "strategic" partnerships at the United States with the United States.</text:p>
      <text:p text:style-name="P4">
The document, which was developed in 2011 and approved by the Parliament of 2013, did not change after Russian aggression against Ukraine in 2014 and the introduction of EU sanctions against the Russian Federation, nor after full -scale maintenance of Russia in Ukraine in Ukraine on February 24, 2022.</text:p>
      <text:p text:style-name="P4">
News Source: <text:a xlink:type="simple" xlink:href="https://www.ukrinform.ua/rubric-world/3693591-v-avstrii-kolisni-vijskovi-posli-j-eksperti-zaklikali-uhvaliti-novu-doktrinu-bezpeki.html" text:style-name="Internet_20_link" text:visited-style-name="Visited_20_Internet_20_Link">
https://www.ukrinform.ua/rubric-world/3693591-v-avstrii-kolisni-vijskovi-posli-j-eksperti-zaklikali-uhvaliti-novu-doktrinu-bezpeki.html</text:a>
</text:p>
      <!--NEWS-->
      <text:h text:style-name="P10" text:outline-level="1">
<text:span text:style-name="T4">
Yarmolenko was distinguished for Al Ain in the match against Haur-Faccan</text:span>
</text:h>
      <text:p text:style-name="P4">
Authors: Ukrinform (Person)</text:p>
      <text:p text:style-name="P4">
Publisher: Укринформ (Organization)</text:p>
      <text:p text:style-name="P4">
Published Time: 2023-04-09T-14:53:33+03:00</text:p>
      <text:p text:style-name="P4">
Modified Time: 2023-04-09T22:53:33+03:00</text:p>
      <text:p text:style-name="P4">
Description: This is the ninth goal of the Ukrainian in the season. - Ukrinform.</text:p>
      <text:p text:style-name="P4">
Images: ["<text:a xlink:type="simple" xlink:href="https://static.ukrinform.com/photos/2023_04/thumb_files/630_360_1681069957-521.jpg" text:style-name="Internet_20_link" text:visited-style-name="Visited_20_Internet_20_Link">
630_360_16810...</text:a>
"]</text:p>
      <text:p text:style-name="P4">
Tags: ['Ярмоленко', 'Футбол']</text:p>
      <text:p text:style-name="P4">
Type: Article</text:p>
      <!--METADATA-->
      <text:p text:style-name="P4">
<draw:frame draw:style-name="fr1" draw:name="Image25" text:anchor-type="as-char" svg:width="6.9236in" svg:height="3.956343in" draw:z-index="0">
<draw:image xlink:href="../Images/yкринформ/2023-04-09T-14-53-33-03-00/630_360_1681069957-521.jpg" xlink:type="simple" xlink:show="embed" xlink:actuate="onLoad" draw:mime-type="image/jpeg"/>
</draw:frame>
The priest goal of the Ukrainian in the season.</text:p>
      <text:p text:style-name="P4">
Ukrainian Vinger "Al-Yana" Andriy Yarmolenko was distinguished by the goal in the UAE match against Haur Faccana, Ukrinform reports.</text:p>
      <text:p text:style-name="P4">
In the 67th minute of the game, Ukrainian winger scored the 3rd goal of his team in a duel.</text:p>
      <text:p text:style-name="P4">
For Andrew, this ball became the 9th this season in the Al -in T-shirt in 20 matches. Also in his account 3 assistants.</text:p>
      <text:p text:style-name="P4">
<text:span text:style-name="T4">
 Read also: </text:span>
 <text:a xlink:type="simple" xlink:href="https://www.ukrinform.ua/rubric-sports/3693684-apl-liverpul-zigrav-vniciu-z-arsenalom.html" text:style-name="Internet_20_link" text:visited-style-name="Visited_20_Internet_20_Link">
<text:span text:style-name="T4">
 APL </text:span>
</text:a>
According to Ukrinform, Liverpool and Arsenal divided points in the 30th Turiangali Premier League.</text:p>
      <text:p text:style-name="P4">
Photo: twitter.com/alainfcae</text:p>
      <text:p text:style-name="P4">
News Source: <text:a xlink:type="simple" xlink:href="https://www.ukrinform.ua/rubric-sports/3693703-armolenko-vidznacivsa-za-al-ajn-u-matci-proti-haurfakkana.html" text:style-name="Internet_20_link" text:visited-style-name="Visited_20_Internet_20_Link">
https://www.ukrinform.ua/rubric-sports/3693703-armolenko-vidznacivsa-za-al-ajn-u-matci-proti-haurfakkana.html</text:a>
</text:p>
      <!--NEWS-->
      <text:h text:style-name="P10" text:outline-level="1">
<text:span text:style-name="T4">
In the Russian Federation stolen Ukrainian children are punished for refusing to sing the anthem of Russia - Gerasimchuk</text:span>
</text:h>
      <text:p text:style-name="P4">
Authors: Ukrinform (Person)</text:p>
      <text:p text:style-name="P4">
Publisher: Укринформ (Organization)</text:p>
      <text:p text:style-name="P4">
Published Time: 2023-04-09T-16:53:00+03:00</text:p>
      <text:p text:style-name="P4">
Modified Time: 2023-04-09T22:53:00+03:00</text:p>
      <text:p text:style-name="P4">
Description: Children deported by the Russian Federation, after returning to Ukraine, reported the facts of beating and other punishment for refusing to execute the Russian anthem and mention that they are Ukrainian. - Ukrinform.</text:p>
      <text:p text:style-name="P4">
Images: ["<text:a xlink:type="simple" xlink:href="https://static.ukrinform.com/photos/2022_09/thumb_files/630_360_1664541144-276.jpg" text:style-name="Internet_20_link" text:visited-style-name="Visited_20_Internet_20_Link">
630_360_16645...</text:a>
"]</text:p>
      <text:p text:style-name="P4">
Tags: ['Депортація', 'Діти', 'Війна з росією', 'Єдині новини']</text:p>
      <text:p text:style-name="P4">
Type: Article</text:p>
      <!--METADATA-->
      <text:p text:style-name="P4">
<draw:frame draw:style-name="fr1" draw:name="Image26" text:anchor-type="as-char" svg:width="6.9236in" svg:height="3.956343in" draw:z-index="0">
<draw:image xlink:href="../Images/yкринформ/2023-04-09T-16-53-00-03-00/630_360_1664541144-276.jpg" xlink:type="simple" xlink:show="embed" xlink:actuate="onLoad" draw:mime-type="image/jpeg"/>
</draw:frame>
Children deported by the Russian Federation, after returning to Ukraine, were informed by the beating and other punishment for refusing to execute the Russian anthem of the awareness that they are Ukrainian.</text:p>
      <text:p text:style-name="P4">
This was told by the adviser - the Presidential President of the Child and Pediatric Rehabilitation Darya Gerasimchuk on the broadcasting of the Telernador "The only news", reports Ukrinform correspondent.</text:p>
      <text:p text:style-name="P4">
"The children who return do not say anything good about what happened to be at the same time. In general, it depends on their location, because they were even killed ... for being mentioned constantly, that they were Ukrainians, for being revealed Sing the Russian Anthem that they refused to get up during the time -Russian anthem that they refused to sing every morning "<text:a xlink:type="simple" xlink:href="https://www.ukrinform.ua/tag-rosia" text:style-name="Internet_20_link" text:visited-style-name="Visited_20_Internet_20_Link">
</text:a>
, for example ", etc. They were beaten for it, punished: they did not let go for walks, forced to write and rewrite some Russian -knittings, etc." - said Gerasimchuk.</text:p>
      <text:p text:style-name="P4">
She emphasized that in Russia there is a total Russification of Ukrainian children. Young Ukrainians are setting up against their parents, convincing that their parents refused and they should not return to Ukraine, where no one is unheard of them. "And further in such a spirit - everything that allows painful imagination and fantasias to speak to children," - said the presidential administrator.</text:p>
      <text:p text:style-name="P4">
According to her, Ukrainian children are abducted by the Russians, often even physical trauma, often even physical. She gave an example that one child in Russia was surgery without sufficient anesthesia, the baby cried that she was very painful, but she was told to endure.</text:p>
      <text:p text:style-name="P4">
At the same time, the adviser-authorized emphasized that there is no single mechanism to turn children now, a surgery of rescue has been carried out for each deported child or the mining.</text:p>
      <text:p text:style-name="P4">
<text:span text:style-name="T4">
 Read also: </text:span>
 <text:a xlink:type="simple" xlink:href="https://www.ukrinform.ua/rubric-society/3693302-v-ukraini-cerez-vijnu-svoi-domivki-zalisili-60-ditej-volonteri.html" text:style-name="Internet_20_link" text:visited-style-name="Visited_20_Internet_20_Link">
<text:span text:style-name="T4">
 children </text:span>
</text:a>
Gerasimchuk noted that the Russian authorities did not join in any way in the return of dates or the process of negotiations, and on the contrary - constantly moves young Ukrainians, does not allow them to report to their relatives, does not allow them to representatives of international organizations and third countries.</text:p>
      <text:p text:style-name="P4">
The Presidential Advisor reminded that Ukraine managed to return 360 children stolen, but the invaders are still "hundreds".</text:p>
      <text:p text:style-name="P4">
News Source: <text:a xlink:type="simple" xlink:href="https://www.ukrinform.ua/rubric-society/3693637-u-rf-vikradenih-ukrainskih-ditej-karaut-za-vidmovu-spivati-gimn-rosii-gerasimcuk.html" text:style-name="Internet_20_link" text:visited-style-name="Visited_20_Internet_20_Link">
https://www.ukrinform.ua/rubric-society/3693637-u-rf-vikradenih-ukrainskih-ditej-karaut-za-vidmovu-spivati-gimn-rosii-gerasimcuk.html</text:a>
</text:p>
      <!--NEWS-->
      <text:h text:style-name="P10" text:outline-level="1">
<text:span text:style-name="T4">
Joshua: My next battle is scheduled for December</text:span>
</text:h>
      <text:p text:style-name="P4">
Authors: Ukrinform (Person)</text:p>
      <text:p text:style-name="P4">
Publisher: Укринформ (Organization)</text:p>
      <text:p text:style-name="P4">
Published Time: 2023-04-09T-18:48:44+03:00</text:p>
      <text:p text:style-name="P4">
Modified Time: 2023-04-09T22:48:44+03:00</text:p>
      <text:p text:style-name="P4">
Description: The last Anthony went to the ring on April 1. - Ukrinform.</text:p>
      <text:p text:style-name="P4">
Images: ["<text:a xlink:type="simple" xlink:href="https://static.ukrinform.com/photos/2023_04/thumb_files/630_360_1681069644-509.jpg" text:style-name="Internet_20_link" text:visited-style-name="Visited_20_Internet_20_Link">
630_360_16810...</text:a>
"]</text:p>
      <text:p text:style-name="P4">
Tags: ['Бокс', 'Ентоні Джошуа']</text:p>
      <text:p text:style-name="P4">
Type: Article</text:p>
      <!--METADATA-->
      <text:p text:style-name="P4">
<draw:frame draw:style-name="fr1" draw:name="Image27" text:anchor-type="as-char" svg:width="6.9236in" svg:height="3.956343in" draw:z-index="0">
<draw:image xlink:href="../Images/yкринформ/2023-04-09T-18-48-44-03-00/630_360_1681069644-509.jpg" xlink:type="simple" xlink:show="embed" xlink:actuate="onLoad" draw:mime-type="image/jpeg"/>
</draw:frame>
The last Anthony went to the ring on April 1.  Ex -World Champion in Anthony Joshua's Haddy Weightweight Height(25-3, 22 xo) <text:a xlink:type="simple" xlink:href="https://www.instagram.com/stories/anthonyjoshua/3077255606090983932/" text:style-name="Internet_20_link" text:visited-style-name="Visited_20_Internet_20_Link">
</text:a>
Winstagram, that his next battle will take place in December, reports Ukrinform.</text:p>
      <text:p text:style-name="P4">
“My next battle is scheduled for December. Not perfect, but it is part of a big picture, ”Joshua wrote.</text:p>
      <text:p text:style-name="P4">
Joshua successfully returned to the ring after the defeat of Usik, in his last pose, the British won the judges with a unanimous decision of the judges.</text:p>
      <text:p text:style-name="P4">
<text:span text:style-name="T4">
 Read also: </text:span>
 <text:a xlink:type="simple" xlink:href="https://www.ukrinform.ua/rubric-sports/3688336-dzosua-a-b-iz-zadovolennam-znovu-zustrivsa-na-ringu-z-usikom.html" text:style-name="Internet_20_link" text:visited-style-name="Visited_20_Internet_20_Link">
<text:span text:style-name="T4">
 Joshua </text:span>
</text:a>
As reported by Ukrinform, earlier Joshua Hirn promoter said Anthony would work out his next match in July.</text:p>
      <text:p text:style-name="P4">
Photo: Getty Image</text:p>
      <text:p text:style-name="P4">
News Source: <text:a xlink:type="simple" xlink:href="https://www.ukrinform.ua/rubric-sports/3693702-dzosua-mij-nastupnij-bij-zaplanovano-na-gruden.html" text:style-name="Internet_20_link" text:visited-style-name="Visited_20_Internet_20_Link">
https://www.ukrinform.ua/rubric-sports/3693702-dzosua-mij-nastupnij-bij-zaplanovano-na-gruden.html</text:a>
</text:p>
      <!--NEWS-->
      <text:h text:style-name="P10" text:outline-level="1">
<text:span text:style-name="T4">
Mikhailuk scored 16 points in the match with Cleveland</text:span>
</text:h>
      <text:p text:style-name="P4">
Authors: Ukrinform (Person)</text:p>
      <text:p text:style-name="P4">
Publisher: Укринформ (Organization)</text:p>
      <text:p text:style-name="P4">
Published Time: 2023-04-09T-20:39:00+03:00</text:p>
      <text:p text:style-name="P4">
Modified Time: 2023-04-09T22:39:00+03:00</text:p>
      <text:p text:style-name="P4">
Description: The Ukrainian spent 35 minutes on the site - Ukrinform.</text:p>
      <text:p text:style-name="P4">
Images: ["<text:a xlink:type="simple" xlink:href="https://static.ukrinform.com/photos/2023_04/thumb_files/630_360_1681069119-710.jpg" text:style-name="Internet_20_link" text:visited-style-name="Visited_20_Internet_20_Link">
630_360_16810...</text:a>
"]</text:p>
      <text:p text:style-name="P4">
Tags: ['Баскетбол', 'НБА', 'Святослав Михайлюк']</text:p>
      <text:p text:style-name="P4">
Type: Article</text:p>
      <!--METADATA-->
      <text:p text:style-name="P4">
<draw:frame draw:style-name="fr1" draw:name="Image28" text:anchor-type="as-char" svg:width="6.9236in" svg:height="3.956343in" draw:z-index="0">
<draw:image xlink:href="../Images/yкринформ/2023-04-09T-20-39-00-03-00/630_360_1681069119-710.jpg" xlink:type="simple" xlink:show="embed" xlink:actuate="onLoad" draw:mime-type="image/jpeg"/>
</draw:frame>
Ukrainian performed on the site for 35 minutes</text:p>
      <text:p text:style-name="P4">
Ukrainian basketball player "Charlotte" Svyatoslav Mikhailuk played in the match with "Cleveland"(106:95), reports Ukrinform.</text:p>
      <text:p text:style-name="P4">
The Ukrainian spent 35 minutes on the site, scored 16 points, 7 rebounds and 6 programs. He also implemented 2/10 three -point. Initially, Svyatoslav roasted 8 trunk in a row, and then realized 2.</text:p>
      <text:p text:style-name="P4">
On average this season, Mikhailuk recruits for Charlotte 10.6 points, 2.4 picks, 2.7 gears.</text:p>
      <text:p text:style-name="P4">
The match ended with the victory of Charlotte Gornets with a score of 106: 95. For the team - this 27 Victory in the season, also in Gornets 55 defeat(27 League with 30 Commands).</text:p>
      <text:p text:style-name="P4">
Михайлюк закінчив сезон з вісьмома матчами у старті, за цей проміжок віннабирав у середньому 17.2 очки за гру.</text:p>
      <text:p text:style-name="P4">
<text:span text:style-name="T4">
Читайте також:</text:span>
 <text:a xlink:type="simple" xlink:href="https://www.ukrinform.ua/rubric-sports/3693643-volodimir-konev-mvp-sezonu-basketbolnoi-superligi.html" text:style-name="Internet_20_link" text:visited-style-name="Visited_20_Internet_20_Link">
 <text:span text:style-name="T4">
баскетбол</text:span>
 </text:a>
As reported by Ukrinform, Vladimir Konev forward was recognized as Mvpbasketball Super League of Ukraine of the season-2023/23.</text:p>
      <text:p text:style-name="P4">
Photo: Getty Image</text:p>
      <text:p text:style-name="P4">
News Source: <text:a xlink:type="simple" xlink:href="https://www.ukrinform.ua/rubric-sports/3693700-mihajluk-nabrav-16-ocok-u-matci-z-klivlendom.html" text:style-name="Internet_20_link" text:visited-style-name="Visited_20_Internet_20_Link">
https://www.ukrinform.ua/rubric-sports/3693700-mihajluk-nabrav-16-ocok-u-matci-z-klivlendom.html</text:a>
</text:p>
      <!--NEWS-->
      <text:h text:style-name="P10" text:outline-level="1">
<text:span text:style-name="T4">
Turkey will put on weapons a unique ship to accommodate combat drones</text:span>
</text:h>
      <text:p text:style-name="P4">
Authors: Ukrinform (Person)</text:p>
      <text:p text:style-name="P4">
Publisher: Укринформ (Organization)</text:p>
      <text:p text:style-name="P4">
Published Time: 2023-04-09T-22:31:00+03:00</text:p>
      <text:p text:style-name="P4">
Modified Time: 2023-04-09T22:31:00+03:00</text:p>
      <text:p text:style-name="P4">
Description: Turkey will be adopted by a new universal landing ship that can act as a light aircraft carrier. This is the first in the world to accommodate combat drones. - Ukrinform.</text:p>
      <text:p text:style-name="P4">
Images: ["<text:a xlink:type="simple" xlink:href="https://static.ukrinform.com/photos/2023_04/thumb_files/630_360_1681068591-512.jpeg" text:style-name="Internet_20_link" text:visited-style-name="Visited_20_Internet_20_Link">
630_360_16810...</text:a>
", "<text:a xlink:type="simple" xlink:href="https://static.ukrinform.com/photos/2023_04/1681068590-156.jpeg" text:style-name="Internet_20_link" text:visited-style-name="Visited_20_Internet_20_Link">
1681068590-15...</text:a>
", "<text:a xlink:type="simple" xlink:href="https://static.ukrinform.com/photos/2023_04/1681068590-239.jpeg" text:style-name="Internet_20_link" text:visited-style-name="Visited_20_Internet_20_Link">
1681068590-23...</text:a>
"]</text:p>
      <text:p text:style-name="P4">
Tags: ['Безпілотник', 'Корабель', 'Туреччина']</text:p>
      <text:p text:style-name="P4">
Type: Article</text:p>
      <!--METADATA-->
      <text:p text:style-name="P4">
<draw:frame draw:style-name="fr1" draw:name="Image29" text:anchor-type="as-char" svg:width="6.9236in" svg:height="3.956343in" draw:z-index="0">
<draw:image xlink:href="../Images/yкринформ/2023-04-09T-22-31-00-03-00/630_360_1681068591-512.jpeg" xlink:type="simple" xlink:show="embed" xlink:actuate="onLoad" draw:mime-type="image/jpeg"/>
</draw:frame>
Turkey will be adopted by a new universal landing ship that can act as a light aircraft carrier. It is the first in the world to accommodate battles.</text:p>
      <text:p text:style-name="P4">
About it reports Ukrinform with reference to <text:a xlink:type="simple" xlink:href="https://twitter.com/RTEdijital/status/1645101132186787840" text:style-name="Internet_20_link" text:visited-style-name="Visited_20_Internet_20_Link">
</text:a>
.</text:p>
      <text:p text:style-name="P4">
"The TCG Anadolu ship, the world's first ship for combat DAVs, tomorrow, the armed forces of Turkey are composed at the President's ceremony," the report said.</text:p>
      <text:p text:style-name="P4">
It is noted that on the deck of a new ship can be placed 10 <text:a xlink:type="simple" xlink:href="https://www.ukrinform.ua/tag-vertolit" text:style-name="Internet_20_link" text:visited-style-name="Visited_20_Internet_20_Link">
</text:a>
and 11 UAVs, the capacity of the hangar - 19 pillars and 30 UAVs.</text:p>
      <text:p text:style-name="P4">
<draw:frame draw:style-name="fr1" draw:name="Image30" text:anchor-type="as-char" svg:width="6.9236in" svg:height="3.884909in" draw:z-index="0">
<draw:image xlink:href="../Images/yкринформ/2023-04-09T-22-31-00-03-00/1681068590-156.jpeg" xlink:type="simple" xlink:show="embed" xlink:actuate="onLoad" draw:mime-type="image/jpeg"/>
</draw:frame>
<text:span text:style-name="T4">
 Read also: </text:span>
 <text:a xlink:type="simple" xlink:href="https://www.ukrinform.ua/rubric-economy/3692475-tureccina-zaversila-montaz-gazoprovodu-v-cornomu-mori.html" text:style-name="Internet_20_link" text:visited-style-name="Visited_20_Internet_20_Link">
<text:span text:style-name="T4">
 Turkey </text:span>
</text:a>
TCG Anadolu(L-400)- a universal landing ship of Turkey, which can act as a light aircraft carrier. The construction was started in February 2018. The ship was launched in May 2019, began to take place in June 2022. To place its drone on the basis of TCGANADOLU, Baykar Makina has developed a battle BLABAYRAKTAR TB3.</text:p>
      <text:p text:style-name="P4">
<draw:frame draw:style-name="fr1" draw:name="Image31" text:anchor-type="as-char" svg:width="6.9236in" svg:height="3.884909in" draw:z-index="0">
<draw:image xlink:href="../Images/yкринформ/2023-04-09T-22-31-00-03-00/1681068590-239.jpeg" xlink:type="simple" xlink:show="embed" xlink:actuate="onLoad" draw:mime-type="image/jpeg"/>
</draw:frame>
TCG anadolu has a length of 231 meters and a width of 32 meters. At the maximum permissible ductility of 27 thousand 436 tons the ship can move at a maximum speed of less than 20.5 units and an economical speed of 16 nodes.</text:p>
      <text:p text:style-name="P4">
_ Photo: Erdoğan Dijital Medya _</text:p>
      <text:p text:style-name="P4">
News Source: <text:a xlink:type="simple" xlink:href="https://www.ukrinform.ua/rubric-world/3693699-tureccina-postavit-na-ozbroenna-unikalnij-korabel-dla-rozmisenna-bojovih-droniv.html" text:style-name="Internet_20_link" text:visited-style-name="Visited_20_Internet_20_Link">
https://www.ukrinform.ua/rubric-world/3693699-tureccina-postavit-na-ozbroenna-unikalnij-korabel-dla-rozmisenna-bojovih-droniv.html</text:a>
</text:p>
      <!--NEWS-->
      <text:h text:style-name="P10" text:outline-level="1">
<text:span text:style-name="T4">
The President announced the work to strengthen Ukrainian defense next week</text:span>
</text:h>
      <text:p text:style-name="P4">
Authors: Ukrinform (Person)</text:p>
      <text:p text:style-name="P4">
Publisher: Укринформ (Organization)</text:p>
      <text:p text:style-name="P4">
Published Time: 2023-04-09T-24:13:00+03:00</text:p>
      <text:p text:style-name="P4">
Modified Time: 2023-04-09T22:13:00+03:00</text:p>
      <text:p text:style-name="P4">
Description: The next week will be active, in particular, in the international arena to enhance Ukraine's defense capability. - Ukrinform.</text:p>
      <text:p text:style-name="P4">
Images: ["<text:a xlink:type="simple" xlink:href="https://static.ukrinform.com/photos/2023_02/thumb_files/630_360_1676049059-535.png" text:style-name="Internet_20_link" text:visited-style-name="Visited_20_Internet_20_Link">
630_360_16760...</text:a>
"]</text:p>
      <text:p text:style-name="P4">
Tags: ['Оборона', 'Зеленський', 'Війна з росією']</text:p>
      <text:p text:style-name="P4">
Type: Article</text:p>
      <!--METADATA-->
      <text:p text:style-name="P4">
<draw:frame draw:style-name="fr1" draw:name="Image32" text:anchor-type="as-char" svg:width="6.9236in" svg:height="3.956343in" draw:z-index="0">
<draw:image xlink:href="../Images/yкринформ/2023-04-09T-24-13-00-03-00/630_360_1676049059-535.png" xlink:type="simple" xlink:show="embed" xlink:actuate="onLoad" draw:mime-type="image/png"/>
</draw:frame>
The next week will be active, in particular, in the international arena to enhance Ukraine's precision.</text:p>
      <text:p text:style-name="P4">
This was noted by President Volodymyr Zelenskyy in <text:a xlink:type="simple" xlink:href="https://t.me/V_Zelenskiy_official/5804" text:style-name="Internet_20_link" text:visited-style-name="Visited_20_Internet_20_Link">
</text:a>
, reports Ukrinform.</text:p>
      <text:p text:style-name="P4">
"We are preparing for an active new week, in particular, in our international work, to reinstate <text:a xlink:type="simple" xlink:href="https://www.ukrinform.ua/tag-oborona" text:style-name="Internet_20_link" text:visited-style-name="Visited_20_Internet_20_Link">
</text:a>
, to strengthen our warriors, "the Head of State said.</text:p>
      <text:p text:style-name="P4">
Zelensky also assured that every month, every week, support is added, the circle of those who support Ukraine, who support the courage of Ukrainians and faith in life is increasing.</text:p>
      <text:p text:style-name="P4">
<text:span text:style-name="T4">
 Read also: </text:span>
 <text:a xlink:type="simple" xlink:href="https://www.ukrinform.ua/rubric-ato/3693392-zelenskij-priemno-zaversuvati-tizden-iz-horosimi-rezultatami-dla-ukraini.html" text:style-name="Internet_20_link" text:visited-style-name="Visited_20_Internet_20_Link">
<text:span text:style-name="T4">
 Zelensk </text:span>
</text:a>
Video: Pit</text:p>
      <text:p text:style-name="P4">
As it was reported, on April 5, President Volodymyr Zelenskyy made the first in the beginning of a full -scale invasion of Russia into Ukraine his official visit to Vvole.</text:p>
      <text:p text:style-name="P4">
_ Photo: Presidential Office _</text:p>
      <text:p text:style-name="P4">
News Source: <text:a xlink:type="simple" xlink:href="https://www.ukrinform.ua/rubric-ato/3693696-prezident-anonsuvav-robotu-z-posilenna-ukrainskoi-oboroni-nastupnogo-tizna.html" text:style-name="Internet_20_link" text:visited-style-name="Visited_20_Internet_20_Link">
https://www.ukrinform.ua/rubric-ato/3693696-prezident-anonsuvav-robotu-z-posilenna-ukrainskoi-oboroni-nastupnogo-tizna.html</text:a>
</text:p>
      <!--NEWS-->
      <text:h text:style-name="P10" text:outline-level="1">
<text:span text:style-name="T4">
Zelensky: Russia puts itself in even greater isolation from the world and humanity</text:span>
</text:h>
      <text:p text:style-name="P4">
Authors: Ukrinform (Person)</text:p>
      <text:p text:style-name="P4">
Publisher: Укринформ (Organization)</text:p>
      <text:p text:style-name="P4">
Published Time: 2023-04-09T-27:47:00+03:00</text:p>
      <text:p text:style-name="P4">
Modified Time: 2023-04-09T21:47:00+03:00</text:p>
      <text:p text:style-name="P4">
Description: This night, the Russian army fired at Zaporozhye C-300 rockets. So the terrorist state holds this Palm Sunday. So Russia puts itself in even greater isolation from the world, from humanity.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Зеленський', 'Війна з росією', '#stoprussia']</text:p>
      <text:p text:style-name="P4">
Type: Article</text:p>
      <!--METADATA-->
      <text:p text:style-name="P4">
<draw:frame draw:style-name="fr1" draw:name="Image33" text:anchor-type="as-char" svg:width="6.9236in" svg:height="3.956343in" draw:z-index="0">
<draw:image xlink:href="../Images/yкринформ/2023-04-09T-27-47-00-03-00/630_360_1679682020-565.jpeg" xlink:type="simple" xlink:show="embed" xlink:actuate="onLoad" draw:mime-type="image/jpeg"/>
</draw:frame>
This night, the Russian army fired at Zaporozhye S-300 rockets. So the state-terrorist conducts this Palm Sunday. So Russia puts itself in even greater isolation of the stretch, from humanity.</text:p>
      <text:p text:style-name="P4">
This emphasized in his evening <text:a xlink:type="simple" xlink:href="https://www.youtube.com/watch" text:style-name="Internet_20_link" text:visited-style-name="Visited_20_Internet_20_Link">
</text:a>
President of Ukraine Vladimirzelensky, reports Ukrinform.</text:p>
      <text:p text:style-name="P4">
<text:span text:style-name="T5">
Viso: <text:a xlink:type="simple" xlink:href="https://t.me/OP_UA/9203" text:style-name="Internet_20_link" text:visited-style-name="Visited_20_Internet_20_Link">
</text:a>
</text:span>
</text:p>
      <text:p text:style-name="P4">
<text:span text:style-name="T4">
 _ Ukrainians!Ukrainian women!_ </text:span>
</text:p>
      <text:p text:style-name="P4">
This night, the Russian army fired at Zaporozhye. C-300 missiles.</text:p>
      <text:p text:style-name="P4">
Accident - in a house, a dwelling house. Three people were in it. The man, the woman and the child - the girl, her name was Irina, this year she would turn 11 years. She died. The man too. My condolences ... A woman is in serious condition, in the hospital, she is given help.</text:p>
      <text:p text:style-name="P4">
So the terrorist state holds this Palm Sunday. In this way, Russia puts itself in even more isolation from the world, from humanity.</text:p>
      <text:p text:style-name="P4">
Every bright Christian holiday teaches us that we can not know - how, we are sure to be sure that evil - loses. We have to believe. And we - we believe. Should moon to lose evil. And we are approaching. And the world is with us. Support is added every month, increasing the circle of those who support us, who supports our courage and our faith in life.</text:p>
      <text:p text:style-name="P4">
I thank everyone in the world who together with Ukraine now, who is effective with us.</text:p>
      <text:p text:style-name="P4">
I thank all of our people who eliminate the consequences of Russian shelling of tadoscaping those who have been injured from terror. In Zaporizhzhya, in Kharkiv, Chernihiv, Sumy, Dnipropetrovsk, Kherson, Donbass.</text:p>
      <text:p text:style-name="P4">
I thank every rescuer and doctor, all nurses and brothers, every police officer, every police officer ... All representatives of local authorities in the cities of Isella, who helps people. Yes - volunteers.</text:p>
      <text:p text:style-name="P4">
And of course, I want to thank the soldiers!To everyone who is in battle right now. To all who are restrained by the evil. To all who destroy the invaders - in battle and in their rear.</text:p>
      <text:p text:style-name="P4">
We are preparing for an active new week, in particular in our international work - to strengthen the defense, to strengthen our warriors.</text:p>
      <text:p text:style-name="P4">
And according to the results of this week I would like to note especially-the Marines of the 35th and the 36-Skoly Brigades, the soldiers of the 55th Artillery Brigade ... They are fighting in Donetsk region. Thank you guys!</text:p>
      <text:p text:style-name="P4">
For active assault actions in Bakhmut and in the Bakhmut direction-I thank the soldiers of the 783th Regiment of the State Special Transport Service, soldiers of the 5th separate assault brigade and the 80th separate airborne assault brigade ... Well done, boys!For the sustainability and determination-thank the soldiers of the 66th separate mechanized brigade and the 95th Brigade of the DShv-Liman direction.</text:p>
      <text:p text:style-name="P4">
I thank the intelligence units that fight at the hottest points of the forefront!</text:p>
      <text:p text:style-name="P4">
Border guards of Lugansk and Kramatorsk detachments, erected units of Donetsk, Donetsk, Mogilev-Podilsky and Belgorod-Dnestrovsky Connections ... Thank you guys!</text:p>
      <text:p text:style-name="P4">
Special Forces, the 50th Regiment of the National Guard ... Thank you!</text:p>
      <text:p text:style-name="P4">
Zaporizhzhya direction-I will note separately the fighters of the 39th anti-aircraft missile regiment. Accuracy is the main thing.</text:p>
      <text:p text:style-name="P4">
And thank you all the Air Force and Air Force fighters that securely cherish our sky!</text:p>
      <text:p text:style-name="P4">
Glory to all Ukrainian heroes!Everyone and everyone who is in battle now!Everyone who is now in combat posts and tasks!</text:p>
      <text:p text:style-name="P4">
Eternal and light memory to all who gave their lives, protecting the lives of Ukraine of the Ukrainian Ukrainians!</text:p>
      <text:p text:style-name="P4">
Let Palm Sunday next year be in peace and freedom for all our people!</text:p>
      <text:p text:style-name="P4">
May the sincere prayers of the peace of all who celebrate Easter today be heard!</text:p>
      <text:p text:style-name="P4">
<text:span text:style-name="T4">
<text:span text:style-name="T5">
Glory to Ukraine!</text:span>
 </text:span>
</text:p>
      <text:p text:style-name="P4">
News Source: <text:a xlink:type="simple" xlink:href="https://www.ukrinform.ua/rubric-ato/3693693-zelenskij-rosia-stavit-sebe-u-se-bilsu-izolaciu-vid-svitu-ta-ludstva.html" text:style-name="Internet_20_link" text:visited-style-name="Visited_20_Internet_20_Link">
https://www.ukrinform.ua/rubric-ato/3693693-zelenskij-rosia-stavit-sebe-u-se-bilsu-izolaciu-vid-svitu-ta-ludstva.html</text:a>
</text:p>
      <!--NEWS-->
      <text:h text:style-name="P10" text:outline-level="1">
<text:span text:style-name="T4">
The Russians fired two border communities in Sumy region during the day</text:span>
</text:h>
      <text:p text:style-name="P4">
Authors: Ukrinform (Person)</text:p>
      <text:p text:style-name="P4">
Publisher: Укринформ (Organization)</text:p>
      <text:p text:style-name="P4">
Published Time: 2023-04-09T-29:37:12+03:00</text:p>
      <text:p text:style-name="P4">
Modified Time: 2023-04-09T21:37:12+03:00</text:p>
      <text:p text:style-name="P4">
Description: The army of the Russian Federation during the day fired at two border communities of Sumy region: Novoslobidskaya and Belopilsk. - Ukrinform.</text:p>
      <text:p text:style-name="P4">
Images: ["<text:a xlink:type="simple" xlink:href="https://static.ukrinform.com/photos/2019_11/thumb_files/630_360_1574102935-316.jpg" text:style-name="Internet_20_link" text:visited-style-name="Visited_20_Internet_20_Link">
630_360_15741...</text:a>
"]</text:p>
      <text:p text:style-name="P4">
Tags: ['Обстріл', 'Сумщина', 'Війна з росією']</text:p>
      <text:p text:style-name="P4">
Type: Article</text:p>
      <!--METADATA-->
      <text:p text:style-name="P4">
<draw:frame draw:style-name="fr1" draw:name="Image34" text:anchor-type="as-char" svg:width="6.9236in" svg:height="3.956343in" draw:z-index="0">
<draw:image xlink:href="../Images/yкринформ/2023-04-09T-29-37-12-03-00/630_360_1574102935-316.jpg" xlink:type="simple" xlink:show="embed" xlink:actuate="onLoad" draw:mime-type="image/jpeg"/>
</draw:frame>
The Army Federation during the day shells two border communities: Novoslobid and Belopilsk.</text:p>
      <text:p text:style-name="P4">
According to Ukrinform, the Sumy Regional Military Administration reports in <text:a xlink:type="simple" xlink:href="https://t.me/Sumy_news_ODA/15338" text:style-name="Internet_20_link" text:visited-style-name="Visited_20_Internet_20_Link">
</text:a>
.</text:p>
      <text:p text:style-name="P4">
In the territory of the Belopil community during the day, the Russians were beaten from mortars -10 hits were recorded.</text:p>
      <text:p text:style-name="P4">
In the Novoslobid community, the enemy made <text:a xlink:type="simple" xlink:href="https://www.ukrinform.ua/tag-obstril" text:style-name="Internet_20_link" text:visited-style-name="Visited_20_Internet_20_Link">
</text:a>
from AGS - 10 shots.</text:p>
      <text:p text:style-name="P4">
In both cases without consequences.</text:p>
      <text:p text:style-name="P4">
<text:span text:style-name="T4">
 Read also: </text:span>
 <text:a xlink:type="simple" xlink:href="https://www.ukrinform.ua/rubric-ato/3693603-zsu-zbili-nad-sumsinou-rosijskij-bezpilotnik.html" text:style-name="Internet_20_link" text:visited-style-name="Visited_20_Internet_20_Link">
<text:span text:style-name="T4">
 Sums </text:span>
</text:a>
As reported by Ukrinform, Russian troops in the morning of Sunday, on April 9, they arrived from the artillery of the middle-and-Budy community of Sumy region.</text:p>
      <text:p text:style-name="P4">
_ Photo illustrative_</text:p>
      <text:p text:style-name="P4">
News Source: <text:a xlink:type="simple" xlink:href="https://www.ukrinform.ua/rubric-ato/3693691-rosiani-protagom-dna-obstrilali-dvi-prikordonni-gromadi-na-sumsini.html" text:style-name="Internet_20_link" text:visited-style-name="Visited_20_Internet_20_Link">
https://www.ukrinform.ua/rubric-ato/3693691-rosiani-protagom-dna-obstrilali-dvi-prikordonni-gromadi-na-sumsini.html</text:a>
</text:p>
      <!--NEWS-->
      <text:h text:style-name="P10" text:outline-level="1">
<text:span text:style-name="T4">
In Ukraine tomorrow will be warm, sometimes light rain</text:span>
</text:h>
      <text:p text:style-name="P4">
Authors: Ukrinform (Person)</text:p>
      <text:p text:style-name="P4">
Publisher: Укринформ (Organization)</text:p>
      <text:p text:style-name="P4">
Published Time: 2023-04-09T-31:19:00+03:00</text:p>
      <text:p text:style-name="P4">
Modified Time: 2023-04-09T21:19:00+03:00</text:p>
      <text:p text:style-name="P4">
Description: On Monday, April 10, in Ukraine, sometimes small, in Transcarpathia and Carpathian, there is a reasonable rain, in the mountains with wet snow, only in the southern part without significant rainfall. - Ukrinform.</text:p>
      <text:p text:style-name="P4">
Images: ["<text:a xlink:type="simple" xlink:href="https://static.ukrinform.com/photos/2023_04/thumb_files/630_360_1680706756-178.jpg" text:style-name="Internet_20_link" text:visited-style-name="Visited_20_Internet_20_Link">
630_360_16807...</text:a>
"]</text:p>
      <text:p text:style-name="P4">
Tags: ['Дощ', 'Погода', 'Тепло', 'Прогноз']</text:p>
      <text:p text:style-name="P4">
Type: Article</text:p>
      <!--METADATA-->
      <text:p text:style-name="P4">
<draw:frame draw:style-name="fr1" draw:name="Image35" text:anchor-type="as-char" svg:width="6.9236in" svg:height="3.956343in" draw:z-index="0">
<draw:image xlink:href="../Images/yкринформ/2023-04-09T-31-19-00-03-00/630_360_1680706756-178.jpg" xlink:type="simple" xlink:show="embed" xlink:actuate="onLoad" draw:mime-type="image/jpeg"/>
</draw:frame>
In Ukraine, on April 10, in Ukraine, sometimes small, in Transcarpathia and Carpathian Rain, in the mountains with wet snow, only in the southern part without fittings.</text:p>
      <text:p text:style-name="P4">
Ukrinform was reported at the Ukrainian Hydrometeorological Center.</text:p>
      <text:p text:style-name="P4">
In the southern and central regions night and in the morning, fog. Window, northeast, 5-10 m/s.</text:p>
      <text:p text:style-name="P4">
Air temperature at night 3-8 ° heat, in the Carpathians about 0 °; in the afternoon 10-15 ° warm, in the south and east of the country up to 18 °.</text:p>
      <text:p text:style-name="P4">
In Kyiv and Kyiv region, April 10 is cloudy with clearings, sometimes a small day. Temperature in the capital at night 6-8 ° heat, in the afternoon 12-14 °; In the area at night 3-8 ° warm, in the afternoon 10-15 °.</text:p>
      <text:p text:style-name="P4">
On Tuesday, April 11, in Ukraine without significant rainfall. April 12 - Sometimes it is raining, Wet with wet snow.</text:p>
      <text:p text:style-name="P4">
East wind, northeast, 5-10 m/s, in the afternoon on April 11 in the south and east of gusts 15-20 m/s.</text:p>
      <text:p text:style-name="P4">
Temperature at night 3-8 ° heat, in the Carpathians about 0 °; April 11-17 °, April 12, 8-13 °.</text:p>
      <text:p text:style-name="P4">
<text:span text:style-name="T4">
 Read also: </text:span>
 <text:a xlink:type="simple" xlink:href="https://www.ukrinform.ua/rubric-regions/3692957-v-ukraini-cerez-poteplinna-aktivizuutsa-grozi-sinoptik.html" text:style-name="Internet_20_link" text:visited-style-name="Visited_20_Internet_20_Link">
<text:span text:style-name="T4">
 Ukraine </text:span>
 <text:span text:style-name="T4">
 </text:span>
 Through <text:span text:style-name="T4">
 </text:span>
 warming <text:span text:style-name="T4">
 </text:span>
 <text:span text:style-name="T4">
 activated </text:span>
<text:span text:style-name="T4">
 thunderstorms </text:span>
 <text:span text:style-name="T4">
 </text:span>
 Forecasters **</text:a>
In the capital region on April 11 without significant rainfall, April 12 is sometimes raining. Treatment in Kiev at night 6-8 ° heat; In the afternoon April 11, about 15 °, April 1210-12 °. In the area at night 3-8 ° heat; April 11-17 °, April 12, 8-13 °.</text:p>
      <text:p text:style-name="P4">
During April 13-14 in Ukraine, according to forecasts of forecasters, in places small, in the east, April 13 and in the south, moderate rains, sometimes <text:a xlink:type="simple" xlink:href="https://www.ukrinform.ua/tag-groza" text:style-name="Internet_20_link" text:visited-style-name="Visited_20_Internet_20_Link">
</text:a>
.</text:p>
      <text:p text:style-name="P4">
Temperature at night 3-9 °, in the west of the country 1-6 ° heat; On the day of April 13-17 °, April 14, except the western regions, 14-20 °.</text:p>
      <text:p text:style-name="P4">
In Kiev and the region, April 13-14, light rain, April 13 at night. Temperature in the capital at night 7-9 ° heat; In the afternoon on April 13, 14-16 °, 14 April 17-19 °. In the area at night 4-9 ° heat; In the afternoon, April 13-16 °, April 1415-20 °.</text:p>
      <text:p text:style-name="P4">
News Source: <text:a xlink:type="simple" xlink:href="https://www.ukrinform.ua/rubric-regions/3693602-v-ukraini-zavtra-bude-teplo-podekudi-nevelikij-dos.html" text:style-name="Internet_20_link" text:visited-style-name="Visited_20_Internet_20_Link">
https://www.ukrinform.ua/rubric-regions/3693602-v-ukraini-zavtra-bude-teplo-podekudi-nevelikij-dos.html</text:a>
</text:p>
      <!--NEWS-->
      <text:h text:style-name="P10" text:outline-level="1">
<text:span text:style-name="T4">
In Kamianets -Podilskyi near the Cathedral, the believers began an action - they require a transition to the PCC</text:span>
</text:h>
      <text:p text:style-name="P4">
Authors: Ukrinform (Person)</text:p>
      <text:p text:style-name="P4">
Publisher: Укринформ (Organization)</text:p>
      <text:p text:style-name="P4">
Published Time: 2023-04-09T-33:00:00+03:00</text:p>
      <text:p text:style-name="P4">
Modified Time: 2023-04-09T21:00:00+03:00</text:p>
      <text:p text:style-name="P4">
Description: Near the Cathedral of Alexander Nevsky in Kamianets-Podilsky activists who support the transition of the temple from the UOC (MP) to the PCU, began to deploy tents. - Ukrinform.</text:p>
      <text:p text:style-name="P4">
Images: ["<text:a xlink:type="simple" xlink:href="https://static.ukrinform.com/photos/2023_04/thumb_files/630_360_1681063208-770.jpg" text:style-name="Internet_20_link" text:visited-style-name="Visited_20_Internet_20_Link">
630_360_16810...</text:a>
", "<text:a xlink:type="simple" xlink:href="https://static.ukrinform.com/photos/2023_04/1681063209-895.jpg" text:style-name="Internet_20_link" text:visited-style-name="Visited_20_Internet_20_Link">
1681063209-89...</text:a>
", "<text:a xlink:type="simple" xlink:href="https://static.ukrinform.com/photos/2023_04/1681063209-272.jpg" text:style-name="Internet_20_link" text:visited-style-name="Visited_20_Internet_20_Link">
1681063209-27...</text:a>
"]</text:p>
      <text:p text:style-name="P4">
Tags: ['Церква', 'УПЦ МП', 'Кам’янець-Подільський', 'Акція', 'Православна церква України']</text:p>
      <text:p text:style-name="P4">
Type: Article</text:p>
      <!--METADATA-->
      <text:p text:style-name="P4">
<draw:frame draw:style-name="fr1" draw:name="Image36" text:anchor-type="as-char" svg:width="6.9236in" svg:height="3.956343in" draw:z-index="0">
<draw:image xlink:href="../Images/yкринформ/2023-04-09T-33-00-00-03-00/630_360_1681063208-770.jpg" xlink:type="simple" xlink:show="embed" xlink:actuate="onLoad" draw:mime-type="image/jpeg"/>
</draw:frame>
Alexander Nevsky's Bear in Kamianets-Podilsky activists who support the transition of the temple from the UOC(MP)Tents began to deploy to the PCC.</text:p>
      <text:p text:style-name="P4">
About it reports <text:a xlink:type="simple" xlink:href="https://suspilne.media/440421-u-kamanci-podilskomu-pid-soborom-oleksandra-nevskogo-vstanovili-nameti/" text:style-name="Internet_20_link" text:visited-style-name="Visited_20_Internet_20_Link">
</text:a>
, reports Ukrinform.</text:p>
      <text:p text:style-name="P4">
According to one of the organizers of Alla Chepelyuk's action, the main requirements of the Audit Committee to the Temple to carry out an inventory.</text:p>
      <text:p text:style-name="P4">
<draw:frame draw:style-name="fr1" draw:name="Image37" text:anchor-type="as-char" svg:width="6.9236in" svg:height="3.898161in" draw:z-index="0">
<draw:image xlink:href="../Images/yкринформ/2023-04-09T-33-00-00-03-00/1681063209-895.jpg" xlink:type="simple" xlink:show="embed" xlink:actuate="onLoad" draw:mime-type="image/jpeg"/>
</draw:frame>
"We demand that the MP priests miss the Audit Committee to the cathedral. We are not allowed to go there, although there is a community decision to move to the PCC.</text:p>
      <text:p text:style-name="P4">
<draw:frame draw:style-name="fr1" draw:name="Image38" text:anchor-type="as-char" svg:width="6.9236in" svg:height="3.898161in" draw:z-index="0">
<draw:image xlink:href="../Images/yкринформ/2023-04-09T-33-00-00-03-00/1681063209-272.jpg" xlink:type="simple" xlink:show="embed" xlink:actuate="onLoad" draw:mime-type="image/jpeg"/>
</draw:frame>
As of Sunday evening near Alexander Nevsky Cathedral, more than 1,000 people gathered who support the crossing of the church to <text:a xlink:type="simple" xlink:href="https://www.ukrinform.ua/tag-pravoslavna-cerkva-ukraini" text:style-name="Internet_20_link" text:visited-style-name="Visited_20_Internet_20_Link">
</text:a>
. At the same time, more than 500 believers who support the MP surrounds the temple and do not let them.</text:p>
      <text:p text:style-name="P4">
In Kamianets-Podilskyi, on April 8, residents of the city at the meeting unanimously supported the transition of Alexander Nevsky's cathedral to the PCU.</text:p>
      <text:p text:style-name="P4">
<text:span text:style-name="T4">
 Read also: </text:span>
 <text:a xlink:type="simple" xlink:href="https://www.ukrinform.ua/rubric-regions/3691346-u-kamancipodilskomu-upc-mp-pozbavili-prava-na-koristuvanna-zemleu.html" text:style-name="Internet_20_link" text:visited-style-name="Visited_20_Internet_20_Link">
<text:span text:style-name="T4">
 Kam </text:span>
 <text:span text:style-name="T4">
 </text:span>
 Yanks **</text:a>
Earlier, on April 4, a session of the City Council took place, which was approved by three-conversations, in particular on the ban on the MP in the territory of Ukraine, the release of the Kamyanets-Podilsky Diocese(MP)From the Russian Orthodox Church, termination of lease or use of the UOC(MP)ecclesiastical structures that are state -owned. Deputies also voted for 19 projected use(MP).</text:p>
      <text:p text:style-name="P4">
<text:span text:style-name="T5">
Фото Алла Чепелюк</text:span>
</text:p>
      <text:p text:style-name="P4">
News Source: <text:a xlink:type="simple" xlink:href="https://www.ukrinform.ua/rubric-regions/3693688-u-kamancipodilskomu-bila-soboru-virani-pocali-akciu-vimagaut-perehodu-do-pcu.html" text:style-name="Internet_20_link" text:visited-style-name="Visited_20_Internet_20_Link">
https://www.ukrinform.ua/rubric-regions/3693688-u-kamancipodilskomu-bila-soboru-virani-pocali-akciu-vimagaut-perehodu-do-pcu.html</text:a>
</text:p>
      <!--NEWS-->
      <text:h text:style-name="P10" text:outline-level="1">
<text:span text:style-name="T4">
In the Chernivtsi region, due to the accident, the movement on the H-03 highway is complicated</text:span>
</text:h>
      <text:p text:style-name="P4">
Authors: Ukrinform (Person)</text:p>
      <text:p text:style-name="P4">
Publisher: Укринформ (Organization)</text:p>
      <text:p text:style-name="P4">
Published Time: 2023-04-09T-36:40:00+03:00</text:p>
      <text:p text:style-name="P4">
Modified Time: 2023-04-09T20:40:00+03:00</text:p>
      <text:p text:style-name="P4">
Description: In the village of Prytutia, Chernivtsi region, due to a road accident, a traffic on the H-03 highway Zhytomyr-Chernivtsi is complicated. - Ukrinform.</text:p>
      <text:p text:style-name="P4">
Images: ["<text:a xlink:type="simple" xlink:href="https://static.ukrinform.com/photos/2023_04/thumb_files/630_360_1681061667-352.jpeg" text:style-name="Internet_20_link" text:visited-style-name="Visited_20_Internet_20_Link">
630_360_16810...</text:a>
"]</text:p>
      <text:p text:style-name="P4">
Tags: ['Аварія', 'ДТП', 'Поліція', 'Житомир', 'Чернівці']</text:p>
      <text:p text:style-name="P4">
Type: Article</text:p>
      <!--METADATA-->
      <text:p text:style-name="P4">
<draw:frame draw:style-name="fr1" draw:name="Image39" text:anchor-type="as-char" svg:width="6.9236in" svg:height="3.956343in" draw:z-index="0">
<draw:image xlink:href="../Images/yкринформ/2023-04-09T-36-40-00-03-00/630_360_1681061667-352.jpeg" xlink:type="simple" xlink:show="embed" xlink:actuate="onLoad" draw:mime-type="image/jpeg"/>
</draw:frame>
In the village of Chernivtsi region, due to the road accident, complicated on the highway H-03 Zhytomyr-Chernivtsi.</text:p>
      <text:p text:style-name="P4">
According to Ukrinform, the patrol police reports in <text:a xlink:type="simple" xlink:href="https://t.me/patrolpolice_ua/2820" text:style-name="Internet_20_link" text:visited-style-name="Visited_20_Internet_20_Link">
</text:a>
.</text:p>
      <text:p text:style-name="P4">
"Due to the traffic accident, which occurred on the H -03 Zhitomyr - Chernivtsi highway, in the village of Prykrutya, Chernivtsi region, the traffic is composed in both directions," - the message reads.</text:p>
      <text:p text:style-name="P4">
Patrols provide road safety and regulate if necessary.</text:p>
      <text:p text:style-name="P4">
<text:span text:style-name="T4">
 Read also: </text:span>
 <text:a xlink:type="simple" xlink:href="https://www.ukrinform.ua/rubric-society/3693379-u-dtp-v-moldovi-postrazdali-patero-ukrainciv-mzs.html" text:style-name="Internet_20_link" text:visited-style-name="Visited_20_Internet_20_Link">
<text:span text:style-name="T4">
 accident </text:span>
</text:a>
Drivers are urging to plan the route, taking into account this information.</text:p>
      <text:p text:style-name="P4">
As reported by Ukrinform, on April 7 in the Zhytomyr region through a road accident nearby Veresya <text:a xlink:type="simple" xlink:href="https://www.ukrinform.ua/rubric-regions/3692747-na-zitomirsini-stalasa-dtp-castkovo-perekrili-ruh-na-trasi-kiiv-cop.html" text:style-name="Internet_20_link" text:visited-style-name="Visited_20_Internet_20_Link">
</text:a>
Movement on the Kiev - Chop highway.</text:p>
      <text:p text:style-name="P4">
News Source: <text:a xlink:type="simple" xlink:href="https://www.ukrinform.ua/rubric-regions/3693683-u-cerniveckij-oblasti-cerez-avariu-uskladnenij-ruh-na-avtoslahu-n03.html" text:style-name="Internet_20_link" text:visited-style-name="Visited_20_Internet_20_Link">
https://www.ukrinform.ua/rubric-regions/3693683-u-cerniveckij-oblasti-cerez-avariu-uskladnenij-ruh-na-avtoslahu-n03.html</text:a>
</text:p>
      <!--NEWS-->
      <text:h text:style-name="P10" text:outline-level="1">
<text:span text:style-name="T4">
APL: Liverpool played a draw with Arsenal</text:span>
</text:h>
      <text:p text:style-name="P4">
Authors: Ukrinform (Person)</text:p>
      <text:p text:style-name="P4">
Publisher: Укринформ (Organization)</text:p>
      <text:p text:style-name="P4">
Published Time: 2023-04-09T-38:38:49+03:00</text:p>
      <text:p text:style-name="P4">
Modified Time: 2023-04-09T20:38:49+03:00</text:p>
      <text:p text:style-name="P4">
Description: Zinchenko played 88 minutes of the match. - Ukrinform.</text:p>
      <text:p text:style-name="P4">
Images: ["<text:a xlink:type="simple" xlink:href="https://static.ukrinform.com/photos/2023_04/thumb_files/630_360_1681061826-748.jpeg" text:style-name="Internet_20_link" text:visited-style-name="Visited_20_Internet_20_Link">
630_360_16810...</text:a>
"]</text:p>
      <text:p text:style-name="P4">
Tags: ['Арсенал', 'Футбол', 'Зінченко', 'Ліверпуль', 'АПЛ']</text:p>
      <text:p text:style-name="P4">
Type: Article</text:p>
      <!--METADATA-->
      <text:p text:style-name="P4">
<draw:frame draw:style-name="fr1" draw:name="Image40" text:anchor-type="as-char" svg:width="6.9236in" svg:height="3.956343in" draw:z-index="0">
<draw:image xlink:href="../Images/yкринформ/2023-04-09T-38-38-49-03-00/630_360_1681061826-748.jpeg" xlink:type="simple" xlink:show="embed" xlink:actuate="onLoad" draw:mime-type="image/jpeg"/>
</draw:frame>
Zinchenko played 88 minutes of the match.</text:p>
      <text:p text:style-name="P4">
Liverpool and Arsenal divided points-2: 2 in the 30th round of the English Premier League, Ukrinform reports.</text:p>
      <text:p text:style-name="P4">
From the first minutes of the game "Gunners" took possession of the ball and scored a fast goal: at the 8th Martinelli hit the gate. In 20 minutes, Martinelli has double the advantage of Arsenal.</text:p>
      <text:p text:style-name="P4">
Liverpool was able to play one ball at the end of the first half: the command delayed the attack, which was completed by Salah.</text:p>
      <text:p text:style-name="P4">
At the end of the match-the 87th minute of the game, the owners of the fields were still able to compare the account.</text:p>
      <text:p text:style-name="P4">
Alexander Zinchenko played 88 minutes of the match, he was replaced by Kiran Tirney.</text:p>
      <text:p text:style-name="P4">
Therefore, Arsenal continues to head the APL standings, they have 73 points, Liverpool - eighth, with 44 points in the asset.</text:p>
      <text:p text:style-name="P4">
<text:span text:style-name="T4">
 Read also: </text:span>
 <text:a xlink:type="simple" xlink:href="https://www.ukrinform.ua/rubric-sports/3693352-apl-celsi-mudrika-postupivsa-vulvergemptonu-prodovzivsi-bezvigrasnu-seriu.html" text:style-name="Internet_20_link" text:visited-style-name="Visited_20_Internet_20_Link">
<text:span text:style-name="T4">
 APL </text:span>
</text:a>
As reported by Ukrinform, in the other match of the Crystal Peles game beat Leds - 5: 1.</text:p>
      <text:p text:style-name="P4">
Photo: Getty Image</text:p>
      <text:p text:style-name="P4">
News Source: <text:a xlink:type="simple" xlink:href="https://www.ukrinform.ua/rubric-sports/3693684-apl-liverpul-zigrav-vniciu-z-arsenalom.html" text:style-name="Internet_20_link" text:visited-style-name="Visited_20_Internet_20_Link">
https://www.ukrinform.ua/rubric-sports/3693684-apl-liverpul-zigrav-vniciu-z-arsenalom.html</text:a>
</text:p>
      <!--NEWS-->
      <text:h text:style-name="P10" text:outline-level="1">
<text:span text:style-name="T4">
JSU Bakhmut Directio Rusian of the Army Shelled Vasukivka, Minkivka, Zaliznyanske, Orikhovo-Basil ...</text:span>
</text:h>
      <text:p text:style-name="P4">
Authors: liveuamap (Language: en)</text:p>
      <text:p text:style-name="P4">
Time: 2023-04-09T-3:40:00</text:p>
      <text:p text:style-name="P4">
Location: Kostyantynivka (Latitude:48.54946 Longtitude:37.72602)</text:p>
      <text:p text:style-name="P4">
Videos: []</text:p>
      <text:p text:style-name="P4">
Images: []</text:p>
      <text:p text:style-name="P4">
Tags: ["Russia"]</text:p>
      <text:p text:style-name="P4">
Id: 22554732</text:p>
      <!--METADATA-->
      <text:p text:style-name="P4">
in the morning report</text:p>
      <text:p text:style-name="P4">
News Collection Link:(https://liveuamap.com/en/2023/9-april-at-bakhmut-direction-russian-army-shelled-vasukivka)</text:p>
      <text:p text:style-name="P4">
News Source: <text:a xlink:type="simple" xlink:href="https://t.me/lumsrc/4449" text:style-name="Internet_20_link" text:visited-style-name="Visited_20_Internet_20_Link">
https://t.me/lumsrc/4449</text:a>
</text:p>
      <!--NEWS-->
      <text:h text:style-name="P10" text:outline-level="1">
<text:span text:style-name="T4">
Iran declared a successful test of a new drone Kamikadze</text:span>
</text:h>
      <text:p text:style-name="P4">
Authors: Ukrinform (Person)</text:p>
      <text:p text:style-name="P4">
Publisher: Укринформ (Organization)</text:p>
      <text:p text:style-name="P4">
Published Time: 2023-04-09T-40:23:00+03:00</text:p>
      <text:p text:style-name="P4">
Modified Time: 2023-04-09T20:23:00+03:00</text:p>
      <text:p text:style-name="P4">
Description: The Land Troops of the Corps of the Guardians of the Islamic Revolution (Quir) have declared a successful test of the new Dron-Kamikadze Me'raj-532, which is capable of undermining targets up to 450 km. - Ukrinform.</text:p>
      <text:p text:style-name="P4">
Images: ["<text:a xlink:type="simple" xlink:href="https://static.ukrinform.com/photos/2023_04/thumb_files/630_360_1681053493-691.jpg" text:style-name="Internet_20_link" text:visited-style-name="Visited_20_Internet_20_Link">
630_360_16810...</text:a>
"]</text:p>
      <text:p text:style-name="P4">
Tags: ['Безпілотник', 'Іран', 'Випробування', 'Дрон']</text:p>
      <text:p text:style-name="P4">
Type: Article</text:p>
      <!--METADATA-->
      <text:p text:style-name="P4">
<draw:frame draw:style-name="fr1" draw:name="Image41" text:anchor-type="as-char" svg:width="6.9236in" svg:height="3.956343in" draw:z-index="0">
<draw:image xlink:href="../Images/yкринформ/2023-04-09T-40-23-00-03-00/630_360_1681053493-691.jpg" xlink:type="simple" xlink:show="embed" xlink:actuate="onLoad" draw:mime-type="image/jpeg"/>
</draw:frame>
The Sukhoputnovian Corps of Guards of the Islamic Revolution(Queer)They declared successful testing of the new Dron-Kamikadze Me'raj-532, which is able to undermine whole at the same time up to 450 km.</text:p>
      <text:p text:style-name="P4">
This was reported to the agency <text:a xlink:type="simple" xlink:href="https://www.tasnimnews.com/en/news/2023/04/09/2877484/irgc-tests-new-suicide-drone-with-50-kg-of-ammo" text:style-name="Internet_20_link" text:visited-style-name="Visited_20_Internet_20_Link">
</text:a>
Chairman of the research unit of the Curus Ali Kukhestan, Ukrinform reports.</text:p>
      <text:p text:style-name="P4">
It is noted that this unmanned aerial vehicle is equipped with a piston twin, has a working height of 3.6 km and can be in the air for up to 3 hours.</text:p>
      <text:p text:style-name="P4">
According to Kukhastan, Dron-Kamikadze can affect the whole with a high accuracy of the header weighing 50 kilograms and can take off from the car.</text:p>
      <text:p text:style-name="P4">
<text:span text:style-name="T4">
 Read also: </text:span>
 <text:a xlink:type="simple" xlink:href="https://www.ukrinform.ua/rubric-world/3693240-u-kndr-zaavlaut-so-viprobuvali-pidvodnij-adernij-dron.html" text:style-name="Internet_20_link" text:visited-style-name="Visited_20_Internet_20_Link">
<text:span text:style-name="T4">
 drone </text:span>
</text:a>
He added that the Me'raj-532 can be collected and prepared for the flight "easily baking", which is a suitable option for a quick response to a particular situation.</text:p>
      <text:p text:style-name="P4">
Kukhastans also said that the Iranian military plan to attract more <text:a xlink:type="simple" xlink:href="https://www.ukrinform.ua/tag-bezpilotnik" text:style-name="Internet_20_link" text:visited-style-name="Visited_20_Internet_20_Link">
</text:a>
-Kamikadze for different missions, which is the units of the CVIK Land Forces.</text:p>
      <text:p text:style-name="P4">
As reported by Ukrinform, on March 21, the US government announced the introduction of sanctions against companies and persons in Iran and Turkey involved in Iranian UAV programs, as well as other weapons, including ballistic routes.</text:p>
      <text:p text:style-name="P4">
_ Photo from Tasnimnews.com _</text:p>
      <text:p text:style-name="P4">
News Source: <text:a xlink:type="simple" xlink:href="https://www.ukrinform.ua/rubric-world/3693654-iran-zaaviv-pro-uspisne-viprobuvanna-novogo-dronakamikadze.html" text:style-name="Internet_20_link" text:visited-style-name="Visited_20_Internet_20_Link">
https://www.ukrinform.ua/rubric-world/3693654-iran-zaaviv-pro-uspisne-viprobuvanna-novogo-dronakamikadze.html</text:a>
</text:p>
      <!--NEWS-->
      <text:h text:style-name="P10" text:outline-level="1">
<text:span text:style-name="T4">
The first flight of a new train from Lviv arrived in Kramatorsk</text:span>
</text:h>
      <text:p text:style-name="P4">
Authors: Ukrinform (Person)</text:p>
      <text:p text:style-name="P4">
Publisher: Укринформ (Organization)</text:p>
      <text:p text:style-name="P4">
Published Time: 2023-04-09T-42:20:00+03:00</text:p>
      <text:p text:style-name="P4">
Modified Time: 2023-04-09T20:20:00+03:00</text:p>
      <text:p text:style-name="P4">
Description: The first flight of the new train №104/103 "Lviv - Kramatorsk" arrived in Kramatorsk Donetsk region. - Ukrinform.</text:p>
      <text:p text:style-name="P4">
Images: ["<text:a xlink:type="simple" xlink:href="https://static.ukrinform.com/photos/2023_04/thumb_files/630_360_1681060453-815.jpg" text:style-name="Internet_20_link" text:visited-style-name="Visited_20_Internet_20_Link">
630_360_16810...</text:a>
", "<text:a xlink:type="simple" xlink:href="https://static.ukrinform.com/photos/2023_04/1681060453-527.jpg" text:style-name="Internet_20_link" text:visited-style-name="Visited_20_Internet_20_Link">
1681060453-52...</text:a>
"]</text:p>
      <text:p text:style-name="P4">
Tags: ['Краматорськ', 'Львів', 'Укрзалізниця', 'Поїзд']</text:p>
      <text:p text:style-name="P4">
Type: Article</text:p>
      <!--METADATA-->
      <text:p text:style-name="P4">
<draw:frame draw:style-name="fr1" draw:name="Image42" text:anchor-type="as-char" svg:width="6.9236in" svg:height="3.956343in" draw:z-index="0">
<draw:image xlink:href="../Images/yкринформ/2023-04-09T-42-20-00-03-00/630_360_1681060453-815.jpg" xlink:type="simple" xlink:show="embed" xlink:actuate="onLoad" draw:mime-type="image/jpeg"/>
</draw:frame>
The first flight of the new train №104/103 "Lviv - Kramatorsk" arrived.</text:p>
      <text:p text:style-name="P4">
According to Ukrinform, Ukrzaliznytsya JSC reports in <text:a xlink:type="simple" xlink:href="https://www.facebook.com/Ukrzaliznytsia/posts/pfbid02kb1w1QZSf3ibA1zzJS7HaUjD1TWhemn7j9VHWfFKsAXQKCdwqyB68sM54aT6Gqcvl" text:style-name="Internet_20_link" text:visited-style-name="Visited_20_Internet_20_Link">
</text:a>
.</text:p>
      <text:p text:style-name="P4">
"До Краматорська прибув перший рейс нового поїзда №104/103 зі <text:a xlink:type="simple" xlink:href="https://www.ukrinform.ua/tag-lviv" text:style-name="Internet_20_link" text:visited-style-name="Visited_20_Internet_20_Link">
</text:a>
- From the first trip is filled by 100%!",- the message reads.</text:p>
      <text:p text:style-name="P4">
<draw:frame draw:style-name="fr1" draw:name="Image43" text:anchor-type="as-char" svg:width="6.9236in" svg:height="9.231467in" draw:z-index="0">
<draw:image xlink:href="../Images/yкринформ/2023-04-09T-42-20-00-03-00/1681060453-527.jpg" xlink:type="simple" xlink:show="embed" xlink:actuate="onLoad" draw:mime-type="image/jpeg"/>
</draw:frame>
<text:span text:style-name="T4">
 Read also: </text:span>
 <text:a xlink:type="simple" xlink:href="https://www.ukrinform.ua/rubric-economy/3692522-ukrzaliznica-zaversila-testovij-rejs-evrokolieu-iz-polsi.html" text:style-name="Internet_20_link" text:visited-style-name="Visited_20_Internet_20_Link">
<text:span text:style-name="T4">
 Ukrzal </text:span>
</text:a>
Ukrzaliznytsia noted that the Ukrainian Kramatorsk "full of life, unbreakable courage ... and expectations for justice for criminals that have come."</text:p>
      <text:p text:style-name="P4">
As reported by Ukrinform, on April 8 in Kramatorsk <text:a xlink:type="simple" xlink:href="https://www.ukrinform.ua/rubric-regions/3693279-u-kramatorsku-vsanuvali-pamat-zertv-raketnogo-udaru-rf-po-zaliznicnomu-vokzalu.html" text:style-name="Internet_20_link" text:visited-style-name="Visited_20_Internet_20_Link">
</text:a>
Due to the Russian rocket firing of the railway station a year ago.</text:p>
      <text:p text:style-name="P4">
News Source: <text:a xlink:type="simple" xlink:href="https://www.ukrinform.ua/rubric-regions/3693680-do-kramatorska-pribuv-persij-rejs-novogo-potaga-zi-lvova.html" text:style-name="Internet_20_link" text:visited-style-name="Visited_20_Internet_20_Link">
https://www.ukrinform.ua/rubric-regions/3693680-do-kramatorska-pribuv-persij-rejs-novogo-potaga-zi-lvova.html</text:a>
</text:p>
      <!--NEWS-->
      <text:h text:style-name="P10" text:outline-level="1">
<text:span text:style-name="T4">
Near Marinka and Avdiivka, the army of the Russian Federation loses up to two mouths daily - defense forces</text:span>
</text:h>
      <text:p text:style-name="P4">
Authors: Ukrinform (Person)</text:p>
      <text:p text:style-name="P4">
Publisher: Укринформ (Organization)</text:p>
      <text:p text:style-name="P4">
Published Time: 2023-04-09T-44:05:00+03:00</text:p>
      <text:p text:style-name="P4">
Modified Time: 2023-04-09T20:05:00+03:00</text:p>
      <text:p text:style-name="P4">
Description: In the Mariinsky and Avdiivsky directions, the Russian army loses about two mouths of personnel daily, positional battles continue. - Ukrinform.</text:p>
      <text:p text:style-name="P4">
Images: ["<text:a xlink:type="simple" xlink:href="https://static.ukrinform.com/photos/2023_02/thumb_files/630_360_1675756522-669.jpg" text:style-name="Internet_20_link" text:visited-style-name="Visited_20_Internet_20_Link">
630_360_16757...</text:a>
"]</text:p>
      <text:p text:style-name="P4">
Tags: ['Авдіївка', 'Російські військові', 'Війна з росією', 'Єдині новини']</text:p>
      <text:p text:style-name="P4">
Type: Article</text:p>
      <!--METADATA-->
      <text:p text:style-name="P4">
<draw:frame draw:style-name="fr1" draw:name="Image44" text:anchor-type="as-char" svg:width="6.9236in" svg:height="3.956343in" draw:z-index="0">
<draw:image xlink:href="../Images/yкринформ/2023-04-09T-44-05-00-03-00/630_360_1675756522-669.jpg" xlink:type="simple" xlink:show="embed" xlink:actuate="onLoad" draw:mime-type="image/jpeg"/>
</draw:frame>
Navaryinsky and Avdiivsky directions The Russian army loses daily about two mouth of personnel, positional battles continue.</text:p>
      <text:p text:style-name="P4">
The spokesman for the Tavriysky direction forces Colonel Alexeydmitrashkivsky on the air of the Teleterna "Unified News" informed about it, correspondentation.</text:p>
      <text:p text:style-name="P4">
"In the Marinka area and <text:a xlink:type="simple" xlink:href="https://www.ukrinform.ua/tag-avdiivka" text:style-name="Internet_20_link" text:visited-style-name="Visited_20_Internet_20_Link">
</text:a>
continuing laying fights,(invaders - ed.)The variable success is, but all the attitudes that the enemy occupy, get away and turn back.(RF - Ed.)It is tremendous ... losses, every day the enemy loses about two rosotic staff, but does not leave hope, " - said the spokesman.</text:p>
      <text:p text:style-name="P4">
<text:span text:style-name="T4">
 Read also: </text:span>
 <text:a xlink:type="simple" xlink:href="https://www.ukrinform.ua/rubric-ato/3693194-rosiani-zavdali-aviaudaru-po-avdiivskomu-koksohimu.html" text:style-name="Internet_20_link" text:visited-style-name="Visited_20_Internet_20_Link">
<text:span text:style-name="T4">
 Avdi </text:span>
</text:a>
According to him, the prisoners say that they are sent "not enough commanders", without any preparation: "just lift in the middle of the night the person composition, under the muzzles of machines, guns send them to storm their assaults."</text:p>
      <text:p text:style-name="P4">
Dmitryashkivsky noted that last day the enemy applied on this day of BMP, APC and tank, at night, the attack was purely infantry groups.</text:p>
      <text:p text:style-name="P4">
As reported by Ukrinform, the Defense Forces of Ukraine <text:a xlink:type="simple" xlink:href="https://www.ukrinform.ua/rubric-ato/3693470-zsu-znisili-vze-178-150-rosijskih-zagarbnikiv.html" text:style-name="Internet_20_link" text:visited-style-name="Visited_20_Internet_20_Link">
</text:a>
From February 24, 2022 to April 9, 2023, about 178 thousand 150 Russian invaders.</text:p>
      <text:p text:style-name="P4">
<text:span text:style-name="T5">
Foto: flickr</text:span>
</text:p>
      <text:p text:style-name="P4">
News Source: <text:a xlink:type="simple" xlink:href="https://www.ukrinform.ua/rubric-ato/3693677-u-rajoni-marinki-ta-avdiivki-armia-rf-sodna-vtracae-do-dvoh-rot-sili-oboroni.html" text:style-name="Internet_20_link" text:visited-style-name="Visited_20_Internet_20_Link">
https://www.ukrinform.ua/rubric-ato/3693677-u-rajoni-marinki-ta-avdiivki-armia-rf-sodna-vtracae-do-dvoh-rot-sili-oboroni.html</text:a>
</text:p>
      <!--NEWS-->
      <text:h text:style-name="P10" text:outline-level="1">
<text:span text:style-name="T4">
Inhabitants of the occupied territories are threatened with the removal of children, if they do not take passports of the Russian Federation - military</text:span>
</text:h>
      <text:p text:style-name="P4">
Authors: Ukrinform (Person)</text:p>
      <text:p text:style-name="P4">
Publisher: Укринформ (Organization)</text:p>
      <text:p text:style-name="P4">
Published Time: 2023-04-09T-46:02:00+03:00</text:p>
      <text:p text:style-name="P4">
Modified Time: 2023-04-09T20:02:00+03:00</text:p>
      <text:p text:style-name="P4">
Description: The invaders in the temporarily captured territory in the Tavriysk direction carry out forced certification and threaten to select school age children from parents, if they refuse to take passports of the Russian Federation. - Ukrinform.</text:p>
      <text:p text:style-name="P4">
Images: ["<text:a xlink:type="simple" xlink:href="https://static.ukrinform.com/photos/2015_12/thumb_files/630_360_1451037491-3661.jpg" text:style-name="Internet_20_link" text:visited-style-name="Visited_20_Internet_20_Link">
630_360_14510...</text:a>
"]</text:p>
      <text:p text:style-name="P4">
Tags: ['Діти', 'Окупація', 'Паспорт', 'Війна з росією']</text:p>
      <text:p text:style-name="P4">
Type: Article</text:p>
      <!--METADATA-->
      <text:p text:style-name="P4">
<draw:frame draw:style-name="fr1" draw:name="Image45" text:anchor-type="as-char" svg:width="6.9236in" svg:height="3.956343in" draw:z-index="0">
<draw:image xlink:href="../Images/yкринформ/2023-04-09T-46-02-00-03-00/630_360_1451037491-3661.jpg" xlink:type="simple" xlink:show="embed" xlink:actuate="onLoad" draw:mime-type="image/jpeg"/>
</draw:frame>
The invaders in the temporarily captured territory in the Tavriysk direction carry out forced certification and threaten to select children of school age of parents, if they refuse to take passports of the Russian Federation.</text:p>
      <text:p text:style-name="P4">
The spokesman for the Tavriysky direction forces Colonel Alexeydmitrashkivsky on the air of the Teleterna "Unified News" informed about it, correspondentation.</text:p>
      <text:p text:style-name="P4">
"We all heard and saw that in the area of Melitopol there were" cotton "repeated ones, where both warehouses and accumulations of equipment were destroyed, after which it was enemy to measures to check documents, phones. Even there was a message that the dog was looking for guerrillas," said a spokesman.</text:p>
      <text:p text:style-name="P4">
According to him, the temporarily controlled territory also refuses forced illegal compulsory <text:a xlink:type="simple" xlink:href="https://www.ukrinform.ua/tag-pasport" text:style-name="Internet_20_link" text:visited-style-name="Visited_20_Internet_20_Link">
</text:a>
.</text:p>
      <text:p text:style-name="P4">
"They threaten people who have school -age children, who instead of their certificate will be children if they do not receive passports," - said Dmitryshkivsky.</text:p>
      <text:p text:style-name="P4">
<text:span text:style-name="T4">
 Read also: </text:span>
 <text:a xlink:type="simple" xlink:href="https://www.ukrinform.ua/rubric-regions/3693112-na-zahoplenih-teritoriah-hersonsini-rosiani-posilili-primusovu-pasportizaciu-hlan.html" text:style-name="Internet_20_link" text:visited-style-name="Visited_20_Internet_20_Link">
<text:span text:style-name="T4">
 Passport </text:span>
</text:a>
According to official data, Russia deported more than 19.5 thousand Ukrainian children, but on unofficial <text:a xlink:type="simple" xlink:href="https://www.ukrinform.ua/rubric-ato/3681768-sonajmense-kilka-tisac-ukrainskih-ditej-buli-primusovo-peremiseni-rosieu-hrw.html" text:style-name="Internet_20_link" text:visited-style-name="Visited_20_Internet_20_Link">
</text:a>
.</text:p>
      <text:p text:style-name="P4">
From the beginning of a full -scale invasion of Ukraine, 360 -worked children have been returned to Ukraine.</text:p>
      <text:p text:style-name="P4">
News Source: <text:a xlink:type="simple" xlink:href="https://www.ukrinform.ua/rubric-regions/3693679-zitelam-okupovanih-teritorij-pogrozuut-vilucati-ditej-akso-ne-bratimut-pasporti-rf-vijskovi.html" text:style-name="Internet_20_link" text:visited-style-name="Visited_20_Internet_20_Link">
https://www.ukrinform.ua/rubric-regions/3693679-zitelam-okupovanih-teritorij-pogrozuut-vilucati-ditej-akso-ne-bratimut-pasporti-rf-vijskovi.html</text:a>
</text:p>
      <!--NEWS-->
      <text:h text:style-name="P10" text:outline-level="1">
<text:span text:style-name="T4">
Casper Rud won the first trophy in the season</text:span>
</text:h>
      <text:p text:style-name="P4">
Authors: Ukrinform (Person)</text:p>
      <text:p text:style-name="P4">
Publisher: Укринформ (Organization)</text:p>
      <text:p text:style-name="P4">
Published Time: 2023-04-09T-49:54:34+03:00</text:p>
      <text:p text:style-name="P4">
Modified Time: 2023-04-09T19:54:34+03:00</text:p>
      <text:p text:style-name="P4">
Description: In the finals, Norwegian defeated Serb Midomir Kitsmanovich. - Ukrinform.</text:p>
      <text:p text:style-name="P4">
Images: ["<text:a xlink:type="simple" xlink:href="https://static.ukrinform.com/photos/2023_04/thumb_files/630_360_1681059227-769.jpg" text:style-name="Internet_20_link" text:visited-style-name="Visited_20_Internet_20_Link">
630_360_16810...</text:a>
"]</text:p>
      <text:p text:style-name="P4">
Tags: ['Теніс']</text:p>
      <text:p text:style-name="P4">
Type: Article</text:p>
      <!--METADATA-->
      <text:p text:style-name="P4">
<draw:frame draw:style-name="fr1" draw:name="Image46" text:anchor-type="as-char" svg:width="6.9236in" svg:height="3.956343in" draw:z-index="0">
<draw:image xlink:href="../Images/yкринформ/2023-04-09T-49-54-34-03-00/630_360_1681059227-769.jpg" xlink:type="simple" xlink:show="embed" xlink:actuate="onLoad" draw:mime-type="image/jpeg"/>
</draw:frame>
He defeated Serb Midomir Ketzmanovich in the finals.</text:p>
      <text:p text:style-name="P4">
The fifth racket of the world Casper Rud(Norway)won the drainage of the APR series 250 in Auctoril(Portugal), reports Ukrinform.</text:p>
      <text:p text:style-name="P4">
In the final of the competition, a 24-year-old Norwegian in two sets beat Mimir Kitsmanovich(Serbia, ATP 40)- 6:2, 7:6(7:3). Матч тривав 1 годину та 49 хвилин.</text:p>
      <text:p text:style-name="P4">
Для Каспера цей титул став першим у 2023 році та 10-й у кар'єрі.</text:p>
      <text:p text:style-name="P4">
Рахунок особистих зустрічей між Руудом та Кецмановичем став рівним – 2:2.</text:p>
      <text:p text:style-name="P4">
<text:span text:style-name="T4">
Читайте також:</text:span>
 <text:a xlink:type="simple" xlink:href="https://www.ukrinform.ua/rubric-sports/3693563-kalinina-vzala-ucast-u-fotosesii-dla-wta.html" text:style-name="Internet_20_link" text:visited-style-name="Visited_20_Internet_20_Link">
 <text:span text:style-name="T4">
Калініна</text:span>
 </text:a>
As reported by Ukrinform, the first "racket" of Ukraine Angelina Kalinina(# 30 of the world rating)took part in a photo shoot for a women's tennis association(WTA)At the Charleston tournament(USA).</text:p>
      <text:p text:style-name="P4">
Фото: btu.org.ua</text:p>
      <text:p text:style-name="P4">
News Source: <text:a xlink:type="simple" xlink:href="https://www.ukrinform.ua/rubric-sports/3693675-kasper-ruud-vigrav-persij-trofej-u-sezoni.html" text:style-name="Internet_20_link" text:visited-style-name="Visited_20_Internet_20_Link">
https://www.ukrinform.ua/rubric-sports/3693675-kasper-ruud-vigrav-persij-trofej-u-sezoni.html</text:a>
</text:p>
      <!--NEWS-->
      <text:h text:style-name="P10" text:outline-level="1">
<text:span text:style-name="T4">
Belingcat installed the primary sources of drained Pentagon documents</text:span>
</text:h>
      <text:p text:style-name="P4">
Authors: Ukrinform (Person)</text:p>
      <text:p text:style-name="P4">
Publisher: Укринформ (Organization)</text:p>
      <text:p text:style-name="P4">
Published Time: 2023-04-09T-51:52:00+03:00</text:p>
      <text:p text:style-name="P4">
Modified Time: 2023-04-09T19:52:00+03:00</text:p>
      <text:p text:style-name="P4">
Description: The Bellingcat investigators group found the primary sources of fused Pentagon documents, which began to appear in January 2023 on some Discord servers. - Ukrinform.</text:p>
      <text:p text:style-name="P4">
Images: ["<text:a xlink:type="simple" xlink:href="https://static.ukrinform.com/photos/2017_12/thumb_files/630_360_1513407469-9227.jpg" text:style-name="Internet_20_link" text:visited-style-name="Visited_20_Internet_20_Link">
630_360_15134...</text:a>
"]</text:p>
      <text:p text:style-name="P4">
Tags: ['Bellingcat', 'Пентагон', 'Документи']</text:p>
      <text:p text:style-name="P4">
Type: Article</text:p>
      <!--METADATA-->
      <text:p text:style-name="P4">
<draw:frame draw:style-name="fr1" draw:name="Image47" text:anchor-type="as-char" svg:width="6.9236in" svg:height="3.956343in" draw:z-index="0">
<draw:image xlink:href="../Images/yкринформ/2023-04-09T-51-52-00-03-00/630_360_1513407469-9227.jpg" xlink:type="simple" xlink:show="embed" xlink:actuate="onLoad" draw:mime-type="image/jpeg"/>
</draw:frame>
The Bellingcat investigators found the primary source of fused Pentagon documents that appeared in January 2023 on some Discord servers.</text:p>
      <text:p text:style-name="P4">
About it reports Ukrinform with reference to <text:a xlink:type="simple" xlink:href="https://www.bellingcat.com/news/2023/04/09/from-discord-to-4chan-the-improbable-journey-of-a-us-defence-leak/" text:style-name="Internet_20_link" text:visited-style-name="Visited_20_Internet_20_Link">
</text:a>
“Bellingcat saw evidence that some documents dated January could be posted on the network even earlier, although it is not known when it was. Bellingcattha and communicated with three members of the Discord Community, which stated that in recent months, much more documents have been published on other Discord servers, ”the message said.</text:p>
      <text:p text:style-name="P4">
On April 5, the documents began to be distributed in pro-Russian Telegram channels. Investigators were found in the Donbass Devushka Telegram channel. However, a clock was published in one of the 4chan forums before.</text:p>
      <text:p text:style-name="P4">
At the same time, March 4 - a month before Telegram and 4chan reports - the data were publicized on the Discord server. They were outlined by one of the platform users during the dispute over the war of Russia in Ukraine with another Jester on a Minecraft server.</text:p>
      <text:p text:style-name="P4">
The documents that the Bellingcat investigators saw were not scanned, asphotographed. The user who shared the photos later stated UTWITTER, which he found them posted by another user on the Discord server by Wowmao.</text:p>
      <text:p text:style-name="P4">
The first and second March, Wowmao user posted more than 30 documents on the server, many of which have a stamp.</text:p>
      <text:p text:style-name="P4">
The same user also published dozens of other documents about Ukraine before they were deleted on April 7. Although <text:a xlink:type="simple" xlink:href="https://www.ukrinform.ua/tag-bellingcat" text:style-name="Internet_20_link" text:visited-style-name="Visited_20_Internet_20_Link">
 </text:a>
He saw these publications, he could not independently check the authenticity of the documents in them.</text:p>
      <text:p text:style-name="P4">
Bellingcat investigators spoke with Discord members who claimed that other images were published earlier on another server - Thug Shaker Central.</text:p>
      <text:p text:style-name="P4">
<text:span text:style-name="T4">
 Read also: </text:span>
 <text:a xlink:type="simple" xlink:href="https://www.ukrinform.ua/rubric-ato/3693100-stati-vvazaut-poavu-v-merezi-sekretnih-fajliv-spravznim-vitokom-za-akim-stoit-rosia-zmi.html" text:style-name="Internet_20_link" text:visited-style-name="Visited_20_Internet_20_Link">
</text:a>
Image files describe in detail an additional document in the same and formatting style as the Wowmao, dated January 13.</text:p>
      <text:p text:style-name="P4">
However, given that the images provided were screen images, not a reference to the outgoing post on the server that was deleted, it is impossible to check the nature independently.There is no trace left of this server. According to the former participants, about 20 active users sat on the server. They discussed videos, music, Orthodoxy, and were fans of the Oxide YouTube channel, denying different weapons and protective equipment. The server was not political, although participants say that users mainly adhered to conservative views. There were also racist images and memes.</text:p>
      <text:p text:style-name="P4">
<text:span text:style-name="T4">
 Read also: </text:span>
 <text:a xlink:type="simple" xlink:href="https://www.ukrinform.ua/rubric-ato/3693170-u-ssa-viavili-novij-vitik-sekretnih-dokumentiv-pro-vijskovi-plani-ukraini-zmi.html" text:style-name="Internet_20_link" text:visited-style-name="Visited_20_Internet_20_Link">
</text:a>
According to Ukrinform, the New York Times published a material that comes to the Pentagon investigating the leakage of allegedly secret documents of Uzozozh networks concerning the US and NATO plans for the Armed Forces.</text:p>
      <text:p text:style-name="P4">
<text:a xlink:type="simple" xlink:href="https://www.ukrinform.ua/rubric-world/3693664-u-ssa-rozpocali-rozsliduvanna-pisla-novogo-vitoku-sekretnih-vijskovih-dokumentiv.html" text:style-name="Internet_20_link" text:visited-style-name="Visited_20_Internet_20_Link">
</text:a>
that have been published on social networks over the last weeks.</text:p>
      <text:p text:style-name="P4">
News Source: <text:a xlink:type="simple" xlink:href="https://www.ukrinform.ua/rubric-world/3693674-u-bellingcat-vstanovili-persodzerela-zlitih-dokumentiv-pentagonu.html" text:style-name="Internet_20_link" text:visited-style-name="Visited_20_Internet_20_Link">
https://www.ukrinform.ua/rubric-world/3693674-u-bellingcat-vstanovili-persodzerela-zlitih-dokumentiv-pentagonu.html</text:a>
</text:p>
      <!--NEWS-->
      <text:h text:style-name="P10" text:outline-level="1">
<text:span text:style-name="T4">
In the air force explained why the F-16 theme should not go out of the mouth</text:span>
</text:h>
      <text:p text:style-name="P4">
Authors: Ukrinform (Person)</text:p>
      <text:p text:style-name="P4">
Publisher: Укринформ (Organization)</text:p>
      <text:p text:style-name="P4">
Published Time: 2023-04-09T-53:36:00+03:00</text:p>
      <text:p text:style-name="P4">
Modified Time: 2023-04-09T19:36:00+03:00</text:p>
      <text:p text:style-name="P4">
Description: Modern Western F-16 fighters are capable of destroying rockets and drones with one hundred percent result, which can not provide the planes available in Ukraine and SU. - Ukrinform.</text:p>
      <text:p text:style-name="P4">
Images: ["<text:a xlink:type="simple" xlink:href="https://static.ukrinform.com/photos/2017_06/thumb_files/630_360_1498327062-2091.jpg" text:style-name="Internet_20_link" text:visited-style-name="Visited_20_Internet_20_Link">
630_360_14983...</text:a>
"]</text:p>
      <text:p text:style-name="P4">
Tags: ['Літак', 'Повітряні сили ЗСУ', 'Винищувач', 'Війна з росією', 'Єдині новини']</text:p>
      <text:p text:style-name="P4">
Type: Article</text:p>
      <!--METADATA-->
      <text:p text:style-name="P4">
<draw:frame draw:style-name="fr1" draw:name="Image48" text:anchor-type="as-char" svg:width="6.9236in" svg:height="3.956343in" draw:z-index="0">
<draw:image xlink:href="../Images/yкринформ/2023-04-09T-53-36-00-03-00/630_360_1498327062-2091.jpg" xlink:type="simple" xlink:show="embed" xlink:actuate="onLoad" draw:mime-type="image/jpeg"/>
</draw:frame>
Modern F-16 fighters are capable of destroying drones with one hundred percent result, which can not provide planes in Ukraine and SU.</text:p>
      <text:p text:style-name="P4">
This was stated by the Air Force Air Force Yuri Ignati on the air of the Teleterna "Unin", Ukrinform correspondent reports.</text:p>
      <text:p text:style-name="P4">
”(The planes could and SU - ed.)They carry out fighter cover, work with Shakhuzhshami and winged rockets, that is, where a large air defense is operated, there are places where [] work <text:a xlink:type="simple" xlink:href="https://www.ukrinform.ua/tag-vinisuvac" text:style-name="Internet_20_link" text:visited-style-name="Visited_20_Internet_20_Link">
</text:a>
Unfortunately, they are not effective in destroying rockets and drones as we were beating. The F -16 would perform with one hundred percent efficiency those tasks of recognizing rockets and drones, "Ignat said.</text:p>
      <text:p text:style-name="P4">
He stressed that it is extremely urgent to resist Russian aviation and aircraft.</text:p>
      <text:p text:style-name="P4">
<text:span text:style-name="T4">
 Read also: </text:span>
 <text:a xlink:type="simple" xlink:href="https://www.ukrinform.ua/rubric-ato/3693648-ignat-poasniv-comu-ukraina-ne-moze-zbivati-vsi-rosijski-kerovani-aviabombi.html" text:style-name="Internet_20_link" text:visited-style-name="Visited_20_Internet_20_Link">
<text:span text:style-name="T4">
 Ignati </text:span>
</text:a>
"The theme F -16 should not go from the mouth or in our country. It is something that will allow us to win the advantage in the air, something that will allow extremely efficiently counteracting the enemy, and what will allow us to win," - said Air Force.</text:p>
      <text:p text:style-name="P4">
As reported, Ukraine now has <text:a xlink:type="simple" xlink:href="https://www.ukrinform.ua/rubric-ato/3660580-vinisuvac-f16-mig-bi-stati-najkrasim-variantom-dla-povitranih-sil-ignat.html" text:style-name="Internet_20_link" text:visited-style-name="Visited_20_Internet_20_Link">
</text:a>
: Su-27 and MiG-29 fighters, Su-25 and 25 and 24 bomber.</text:p>
      <text:p text:style-name="P4">
Polish President Andrzej Duda said Warsaw would lobby for the provision of Ukrainian Standards.</text:p>
      <text:p text:style-name="P4">
News Source: <text:a xlink:type="simple" xlink:href="https://www.ukrinform.ua/rubric-ato/3693652-u-povitranih-silah-poasnili-comu-tema-f16-ne-mae-shoditi-z-vust.html" text:style-name="Internet_20_link" text:visited-style-name="Visited_20_Internet_20_Link">
https://www.ukrinform.ua/rubric-ato/3693652-u-povitranih-silah-poasnili-comu-tema-f16-ne-mae-shoditi-z-vust.html</text:a>
</text:p>
      <!--NEWS-->
      <text:h text:style-name="P10" text:outline-level="1">
<text:span text:style-name="T4">
The national team of Ukraine won 4 medals on the final day of the International Gymnastics Tournament in Sofia</text:span>
</text:h>
      <text:p text:style-name="P4">
Authors: Ukrinform (Person)</text:p>
      <text:p text:style-name="P4">
Publisher: Укринформ (Organization)</text:p>
      <text:p text:style-name="P4">
Published Time: 2023-04-09T-55:21:17+03:00</text:p>
      <text:p text:style-name="P4">
Modified Time: 2023-04-09T19:21:17+03:00</text:p>
      <text:p text:style-name="P4">
Description: Ukraine was represented in the four finals by Christina Border and Polina Gorodnich. - Ukrinform.</text:p>
      <text:p text:style-name="P4">
Images: ["<text:a xlink:type="simple" xlink:href="https://static.ukrinform.com/photos/2023_04/thumb_files/630_360_1681057147-360.jpg" text:style-name="Internet_20_link" text:visited-style-name="Visited_20_Internet_20_Link">
630_360_16810...</text:a>
"]</text:p>
      <text:p text:style-name="P4">
Tags: ['Гімнастика']</text:p>
      <text:p text:style-name="P4">
Type: Article</text:p>
      <!--METADATA-->
      <text:p text:style-name="P4">
<draw:frame draw:style-name="fr1" draw:name="Image49" text:anchor-type="as-char" svg:width="6.9236in" svg:height="3.956343in" draw:z-index="0">
<draw:image xlink:href="../Images/yкринформ/2023-04-09T-55-21-17-03-00/630_360_1681057147-360.jpg" xlink:type="simple" xlink:show="embed" xlink:actuate="onLoad" draw:mime-type="image/jpeg"/>
</draw:frame>
Ukraine was represented by Christina Border and Pauline Gorodnich.</text:p>
      <text:p text:style-name="P4">
In the Bulgarian Sophia, the International Gymnastics Tournament ended, <text:a xlink:type="simple" xlink:href="https://www.facebook.com/team.ukraine.rg/" text:style-name="Internet_20_link" text:visited-style-name="Visited_20_Internet_20_Link">
</text:a>
The press service of the federation of art gymnastics of Ukraine, reports Ukrinform.</text:p>
      <text:p text:style-name="P4">
Christina won 3 medals: "Gold" - in the finale with a hoop and two "silver" in finals with a ball and maces.</text:p>
      <text:p text:style-name="P4">
Polina Gorodnich became the winner of the finals with a ribbon.</text:p>
      <text:p text:style-name="P4">
<text:span text:style-name="T4">
 Read also: </text:span>
 <text:a xlink:type="simple" xlink:href="https://www.ukrinform.ua/rubric-sports/3693516-zbirna-ukraini-gotuetsa-do-startu-na-cempionati-evropi-zi-sportivnoi-gimnastiki.html" text:style-name="Internet_20_link" text:visited-style-name="Visited_20_Internet_20_Link">
<text:span text:style-name="T4">
 gymnastics </text:span>
</text:a>
As reported by Ukrinform, yesterday, April 8, the border won bronze by the authorities.</text:p>
      <text:p text:style-name="P4">
Photo: facebook.com/team.ukraine.rg</text:p>
      <text:p text:style-name="P4">
News Source: <text:a xlink:type="simple" xlink:href="https://www.ukrinform.ua/rubric-sports/3693666-zbirna-ukraini-vigrala-4-medali-u-zaklucnij-den-miznarodnogo-turniru-z-hudoznoi-gimnastiki-u-sofii.html" text:style-name="Internet_20_link" text:visited-style-name="Visited_20_Internet_20_Link">
https://www.ukrinform.ua/rubric-sports/3693666-zbirna-ukraini-vigrala-4-medali-u-zaklucnij-den-miznarodnogo-turniru-z-hudoznoi-gimnastiki-u-sofii.html</text:a>
</text:p>
      <!--NEWS-->
      <text:h text:style-name="P10" text:outline-level="1">
<text:span text:style-name="T4">
Rocket blow to Zaporozhye: in the City Council showed how they eliminate the effects of shelling</text:span>
</text:h>
      <text:p text:style-name="P4">
Authors: Ukrinform (Person)</text:p>
      <text:p text:style-name="P4">
Publisher: Укринформ (Organization)</text:p>
      <text:p text:style-name="P4">
Published Time: 2023-04-09T-57:18:00+03:00</text:p>
      <text:p text:style-name="P4">
Modified Time: 2023-04-09T19:18:00+03:00</text:p>
      <text:p text:style-name="P4">
Description: In Zaporozhye, special services, volunteers and locals eliminated the effects of a night -hostile missile shelling during the day. - Ukrinform.</text:p>
      <text:p text:style-name="P4">
Images: ["<text:a xlink:type="simple" xlink:href="https://static.ukrinform.com/photos/2023_04/thumb_files/630_360_1681057633-759.jpeg" text:style-name="Internet_20_link" text:visited-style-name="Visited_20_Internet_20_Link">
630_360_16810...</text:a>
", "<text:a xlink:type="simple" xlink:href="https://static.ukrinform.com/photos/2023_04/1681057632-644.jpeg" text:style-name="Internet_20_link" text:visited-style-name="Visited_20_Internet_20_Link">
1681057632-64...</text:a>
", "<text:a xlink:type="simple" xlink:href="https://static.ukrinform.com/photos/2023_04/1681057632-220.jpeg" text:style-name="Internet_20_link" text:visited-style-name="Visited_20_Internet_20_Link">
1681057632-22...</text:a>
", "<text:a xlink:type="simple" xlink:href="https://static.ukrinform.com/photos/2023_04/1681057634-196.jpeg" text:style-name="Internet_20_link" text:visited-style-name="Visited_20_Internet_20_Link">
1681057634-19...</text:a>
", "<text:a xlink:type="simple" xlink:href="https://static.ukrinform.com/photos/2023_04/1681057633-573.jpeg" text:style-name="Internet_20_link" text:visited-style-name="Visited_20_Internet_20_Link">
1681057633-57...</text:a>
", "<text:a xlink:type="simple" xlink:href="https://static.ukrinform.com/photos/2023_04/1681057634-223.jpeg" text:style-name="Internet_20_link" text:visited-style-name="Visited_20_Internet_20_Link">
1681057634-22...</text:a>
"]</text:p>
      <text:p text:style-name="P4">
Tags: ['Обстріл', 'Запоріжжя', 'Війна з росією']</text:p>
      <text:p text:style-name="P4">
Type: Article</text:p>
      <!--METADATA-->
      <text:p text:style-name="P4">
<draw:frame draw:style-name="fr1" draw:name="Image50" text:anchor-type="as-char" svg:width="6.9236in" svg:height="3.956343in" draw:z-index="0">
<draw:image xlink:href="../Images/yкринформ/2023-04-09T-57-18-00-03-00/630_360_1681057633-759.jpeg" xlink:type="simple" xlink:show="embed" xlink:actuate="onLoad" draw:mime-type="image/jpeg"/>
</draw:frame>
Uzporizhzhi during the day special services, volunteers and locals eliminated the nightshore of night -hostile rocket attack.</text:p>
      <text:p text:style-name="P4">
According to Ukrinform, Anatoliy Kurty, Secretary of Zaporizhzhya City Council, is about this in <text:a xlink:type="simple" xlink:href="https://t.me/kurtievofficial/9988" text:style-name="Internet_20_link" text:visited-style-name="Visited_20_Internet_20_Link">
</text:a>
In the operational information, some of the consequences of night shelling and their elimination.</text:p>
      <text:p text:style-name="P4">
At this time, the destroyed roofs of seven houses were closed with a film, and all Vybitivikna, which was applied, closed by OSB plates.</text:p>
      <text:p text:style-name="P4">
<draw:frame draw:style-name="fr1" draw:name="Image51" text:anchor-type="as-char" svg:width="6.9236in" svg:height="5.224754in" draw:z-index="0">
<draw:image xlink:href="../Images/yкринформ/2023-04-09T-57-18-00-03-00/1681057632-644.jpeg" xlink:type="simple" xlink:show="embed" xlink:actuate="onLoad" draw:mime-type="image/jpeg"/>
</draw:frame>
<draw:frame draw:style-name="fr1" draw:name="Image52" text:anchor-type="as-char" svg:width="6.9236in" svg:height="5.604043in" draw:z-index="0">
<draw:image xlink:href="../Images/yкринформ/2023-04-09T-57-18-00-03-00/1681057632-220.jpeg" xlink:type="simple" xlink:show="embed" xlink:actuate="onLoad" draw:mime-type="image/jpeg"/>
</draw:frame>
Some of the repair materials were used from the city reserve. Another part of the humanitarian mission "Proliska" and BF "Smile Yua". Representatives of "doctors without borders" provided people with a soothing and medicine.</text:p>
      <text:p text:style-name="P4">
<text:span text:style-name="T4">
 Read also: </text:span>
 <text:a xlink:type="simple" xlink:href="https://www.ukrinform.ua/rubric-regions/3693499-raketnij-udar-po-zaporizzu-postrazdala-perebuvae-v-likarni-u-vazkomu-stani.html" text:style-name="Internet_20_link" text:visited-style-name="Visited_20_Internet_20_Link">
<text:span text:style-name="T4">
 Zaporizhzhia </text:span>
</text:a>
A tent of the City Council was deployed on the spot, which provided information and psychological consultations, products from World Food Program and hygiene gigarines and warm blankets.</text:p>
      <text:p text:style-name="P4">
<draw:frame draw:style-name="fr1" draw:name="Image53" text:anchor-type="as-char" svg:width="6.9236in" svg:height="5.1927in" draw:z-index="0">
<draw:image xlink:href="../Images/yкринформ/2023-04-09T-57-18-00-03-00/1681057634-196.jpeg" xlink:type="simple" xlink:show="embed" xlink:actuate="onLoad" draw:mime-type="image/jpeg"/>
</draw:frame>
<draw:frame draw:style-name="fr1" draw:name="Image54" text:anchor-type="as-char" svg:width="6.9236in" svg:height="5.1927in" draw:z-index="0">
<draw:image xlink:href="../Images/yкринформ/2023-04-09T-57-18-00-03-00/1681057633-573.jpeg" xlink:type="simple" xlink:show="embed" xlink:actuate="onLoad" draw:mime-type="image/jpeg"/>
</draw:frame>
<draw:frame draw:style-name="fr1" draw:name="Image55" text:anchor-type="as-char" svg:width="6.9236in" svg:height="5.744024in" draw:z-index="0">
<draw:image xlink:href="../Images/yкринформ/2023-04-09T-57-18-00-03-00/1681057634-223.jpeg" xlink:type="simple" xlink:show="embed" xlink:actuate="onLoad" draw:mime-type="image/jpeg"/>
</draw:frame>
Kurtov stressed that the work would continue tomorrow.</text:p>
      <text:p text:style-name="P4">
As reported by Ukrinform, at night the Russian military <text:a xlink:type="simple" xlink:href="https://www.ukrinform.ua/rubric-ato/3693468-rosiani-vnoci-atakuvali-zaporizza-raketami-s300.html" text:style-name="Internet_20_link" text:visited-style-name="Visited_20_Internet_20_Link">
</text:a>
In Zaporizhzhia. Two people were killed, damaged over 30 private homes, one is completely destroyed.</text:p>
      <text:p text:style-name="P4">
<text:span text:style-name="T5">
Foto: Anatoly Kurtev</text:span>
</text:p>
      <text:p text:style-name="P4">
News Source: <text:a xlink:type="simple" xlink:href="https://www.ukrinform.ua/rubric-regions/3693669-raketnij-udar-po-zaporizzu-u-miskradi-pokazali-ak-usuvaut-naslidki-obstrilu.html" text:style-name="Internet_20_link" text:visited-style-name="Visited_20_Internet_20_Link">
https://www.ukrinform.ua/rubric-regions/3693669-raketnij-udar-po-zaporizzu-u-miskradi-pokazali-ak-usuvaut-naslidki-obstrilu.html</text:a>
</text:p>
      <!--NEWS-->
      <text:h text:style-name="P10" text:outline-level="1">
<text:span text:style-name="T4">
At Avdiyivka and Maryinka directions Russian army shelled Novokalynove, Kamyanka, Stepove, Or...</text:span>
</text:h>
      <text:p text:style-name="P4">
Authors: liveuamap (Language: en)</text:p>
      <text:p text:style-name="P4">
Time: 2023-04-09T-5:40:00</text:p>
      <text:p text:style-name="P4">
Location: Marinka, Donetsk Oblast (Latitude:47.86708 Longtitude:37.43557)</text:p>
      <text:p text:style-name="P4">
Videos: []</text:p>
      <text:p text:style-name="P4">
Images: []</text:p>
      <text:p text:style-name="P4">
Tags: ["Russia"]</text:p>
      <text:p text:style-name="P4">
Id: 22554729</text:p>
      <!--METADATA-->
      <text:p text:style-name="P4">
At Avdiyivka and Maryinka directions Russian army shelled Novokalynove,Kamyanka, Stepove, Orlivka, Lastochkyne, Avdiyivka, Syeverne, Netaylove,Karlivka, Krasnohorivka, Maryinka, Pobyeda and Paraskoviyivka of Donetskregion , - General Staff of Armed Forces of Ukraine says in the morning report</text:p>
      <text:p text:style-name="P4">
News Collection Link: <text:a xlink:type="simple" xlink:href="https://liveuamap.com/en/2023/9-april-at-avdiyivka-and-maryinka-directions-russian-army" text:style-name="Internet_20_link" text:visited-style-name="Visited_20_Internet_20_Link">
https://liveuamap.com/en/2023/9-april-at-avdiyivka-and-maryinka-directions-russian-army</text:a>
</text:p>
      <text:p text:style-name="P4">
News Source: <text:a xlink:type="simple" xlink:href="https://t.me/lumsrc/4450" text:style-name="Internet_20_link" text:visited-style-name="Visited_20_Internet_20_Link">
https://t.me/lumsrc/4450</text:a>
</text:p>
      <!--NEWS-->
      <text:h text:style-name="P10" text:outline-level="1">
<text:span text:style-name="T4">
In the United States, an investigation was started after a new leakage of secret military documents</text:span>
</text:h>
      <text:p text:style-name="P4">
Authors: Ukrinform (Person)</text:p>
      <text:p text:style-name="P4">
Publisher: Укринформ (Organization)</text:p>
      <text:p text:style-name="P4">
Published Time: 2023-04-09T-60:59:00+03:00</text:p>
      <text:p text:style-name="P4">
Modified Time: 2023-04-09T18:59:00+03:00</text:p>
      <text:p text:style-name="P4">
Description: The US Department of Justice has started investigating the leakage of US intelligence documents that have been published on social networks over the last weeks. - Ukrinform.</text:p>
      <text:p text:style-name="P4">
Images: ["<text:a xlink:type="simple" xlink:href="https://static.ukrinform.com/photos/2021_06/thumb_files/630_360_1622743216-833.jpg" text:style-name="Internet_20_link" text:visited-style-name="Visited_20_Internet_20_Link">
630_360_16227...</text:a>
"]</text:p>
      <text:p text:style-name="P4">
Tags: ['США', 'Розслідування', 'Витік']</text:p>
      <text:p text:style-name="P4">
Type: Article</text:p>
      <!--METADATA-->
      <text:p text:style-name="P4">
<draw:frame draw:style-name="fr1" draw:name="Image56" text:anchor-type="as-char" svg:width="6.9236in" svg:height="3.956343in" draw:z-index="0">
<draw:image xlink:href="../Images/yкринформ/2023-04-09T-60-59-00-03-00/630_360_1622743216-833.jpg" xlink:type="simple" xlink:show="embed" xlink:actuate="onLoad" draw:mime-type="image/jpeg"/>
</draw:frame>
The US Department of Justice has launched an investigation into the leakage of documentary reconnaissance, which was published on social networks for a long -lasting weeks.</text:p>
      <text:p text:style-name="P4">
About it reports <text:a xlink:type="simple" xlink:href="https://edition.cnn.com/2023/04/07/politics/pentagon-leaked-ukraine-documents/index.html" text:style-name="Internet_20_link" text:visited-style-name="Visited_20_Internet_20_Link">
</text:a>
, reports Ukrinform.</text:p>
      <text:p text:style-name="P4">
As it is noted, the investigation began after on Friday, there were no documents that cover a wide range of issues: from supporting Ukraine's United States to information about US key allies, such as Israel, which increased the number of consequences of the already alarming leakage of information.</text:p>
      <text:p text:style-name="P4">
On Thursday <text:a xlink:type="simple" xlink:href="https://www.ukrinform.ua/tag-pentagon" text:style-name="Internet_20_link" text:visited-style-name="Visited_20_Internet_20_Link">
 </text:a>
He stated that he was studying the collection after reporting on the social networks there were obviously classified documents about the war in Ukraine.</text:p>
      <text:p text:style-name="P4">
"They look genuine," said the American official in an interview with CNNN of documents.</text:p>
      <text:p text:style-name="P4">
US officials say they are serious about leakage, as they are investigating and working on a more formal assessment of what is contained and how they have leaked into open access.</text:p>
      <text:p text:style-name="P4">
<text:span text:style-name="T4">
 Read also: </text:span>
 <text:a xlink:type="simple" xlink:href="https://www.ukrinform.ua/rubric-ato/3692948-gur-pro-vitik-sekretnih-dokumentiv-sodo-kontrnastupu-rosia-provodit-svoi-specoperacii-u-fotosopi.html" text:style-name="Internet_20_link" text:visited-style-name="Visited_20_Internet_20_Link">
<text:span text:style-name="T4">
 GUR </text:span>
 <text:span text:style-name="T4">
 About </text:span>
 <text:span text:style-name="T4">
 Outlet </text:span>
 <text:span text:style-name="T4">
 </text:span>
 Documents <text:span text:style-name="T4">
 </text:span>
 ABOUT <text:span text:style-name="T4">
<text:span text:style-name="T5">
* Counterns </text:span>
* </text:span>
 <text:span text:style-name="T4">
 Russia </text:span>
 <text:span text:style-name="T4">
 </text:span>
 <text:span text:style-name="T4">
 </text:span>
 <text:span text:style-name="T4">
 </text:span>
 <text:span text:style-name="T4">
 </text:span>
 <text:span text:style-name="T4">
 </text:span>
 <text:span text:style-name="T4">
 </text:span>
 <text:span text:style-name="T4">
 their </text:span>
 <text:span text:style-name="T4">
 special operations </text:span>
<text:span text:style-name="T4">
 photoshop </text:span>
</text:a>
According to the TV channel, documents that have been published on Friday seemed to have been made on the Internet over the last few weeks. They, apparently, contain secret information on various topics - from the operations of mercenaries of the Vagner Group in Africa and the ways of providing Israel to lethal assistance to Ukraine with reconnaissance information about the UAE with Russia and the concern of South Koreyshche to provide ammunition for use in Ukraine.</text:p>
      <text:p text:style-name="P4">
CNN was unable to check independently that the documents were not changed. Alena depicts that they are similar to a number of secret documents about Ukraine, which have been cyclined on the Internet over the last weeks, and which American officials have confirmed CNN on Friday morning that they are authentic.</text:p>
      <text:p text:style-name="P4">
As in the case of these documents, Friday finds were also photographs of the printed and crumpled documents. They all had a secrecy stamp, some of them were "secret", that is, the highest level of classroom. They were also made from mid -February to early March.It is unclear who is behind the origins and where they came from.</text:p>
      <text:p text:style-name="P4">
As writes <text:a xlink:type="simple" xlink:href="https://www.reuters.com/world/south-korea-discuss-issues-raised-leaked-documents-with-us-2023-04-09/" text:style-name="Internet_20_link" text:visited-style-name="Visited_20_Internet_20_Link">
</text:a>
, in South Korea, they know the leakage of several secret military documents. According to the representative of South Korea President, Seoul plans to discuss Zvashington "problems that have arisen as a result of the leakage of information."</text:p>
      <text:p text:style-name="P4">
As reported by Ukrinform, the New York Times published a material in which <text:a xlink:type="simple" xlink:href="https://www.ukrinform.ua/rubric-ato/3693170-u-ssa-viavili-novij-vitik-sekretnih-dokumentiv-pro-vijskovi-plani-ukraini-zmi.html" text:style-name="Internet_20_link" text:visited-style-name="Visited_20_Internet_20_Link">
</text:a>
that concerns the US and NATO plans for the Armed Forces.</text:p>
      <text:p text:style-name="P4">
Advisor to the head of the Presidential Office Mikhail Podolyak stated that the publication of Ukraine's counter -offensive documents is a Russian bluff, dust in the eyes.</text:p>
      <text:p text:style-name="P4">
News Source: <text:a xlink:type="simple" xlink:href="https://www.ukrinform.ua/rubric-world/3693664-u-ssa-rozpocali-rozsliduvanna-pisla-novogo-vitoku-sekretnih-vijskovih-dokumentiv.html" text:style-name="Internet_20_link" text:visited-style-name="Visited_20_Internet_20_Link">
https://www.ukrinform.ua/rubric-world/3693664-u-ssa-rozpocali-rozsliduvanna-pisla-novogo-vitoku-sekretnih-vijskovih-dokumentiv.html</text:a>
</text:p>
      <!--NEWS-->
      <text:h text:style-name="P10" text:outline-level="1">
<text:span text:style-name="T4">
The women's national team of Ukraine has completed the performances of the World Cup with hockey</text:span>
</text:h>
      <text:p text:style-name="P4">
Authors: Ukrinform (Person)</text:p>
      <text:p text:style-name="P4">
Publisher: Укринформ (Organization)</text:p>
      <text:p text:style-name="P4">
Published Time: 2023-04-09T-62:50:00+03:00</text:p>
      <text:p text:style-name="P4">
Modified Time: 2023-04-09T18:50:00+03:00</text:p>
      <text:p text:style-name="P4">
Description: The Ukrainians in the last round won Lithuania. - Ukrinform.</text:p>
      <text:p text:style-name="P4">
Images: ["<text:a xlink:type="simple" xlink:href="https://static.ukrinform.com/photos/2023_04/thumb_files/630_360_1681055387-908.jpg" text:style-name="Internet_20_link" text:visited-style-name="Visited_20_Internet_20_Link">
630_360_16810...</text:a>
"]</text:p>
      <text:p text:style-name="P4">
Tags: ['Чемпіонат світу з хокею', 'хокей']</text:p>
      <text:p text:style-name="P4">
Type: Article</text:p>
      <!--METADATA-->
      <text:p text:style-name="P4">
<draw:frame draw:style-name="fr1" draw:name="Image57" text:anchor-type="as-char" svg:width="6.9236in" svg:height="3.956343in" draw:z-index="0">
<draw:image xlink:href="../Images/yкринформ/2023-04-09T-62-50-00-03-00/630_360_1681055387-908.jpg" xlink:type="simple" xlink:show="embed" xlink:actuate="onLoad" draw:mime-type="image/jpeg"/>
</draw:frame>
The last round was victory over Lithuania.</text:p>
      <text:p text:style-name="P4">
Ukraine's female hockey victory over Lithuania-2: 1 completed the performances of the World-2023 World Wadff in Division IIIA, Ukrinform reports.</text:p>
      <text:p text:style-name="P4">
The score was opened in the match, in the second period of the puck was thrown by Khrystinasagrekov. However, at the beginning of the third period, Lithuania leveled the score in the match: Gabia Petrauskaite was distinguished.</text:p>
      <text:p text:style-name="P4">
Six minutes before the end of the third period, Ukraine went forward again: Victoria Tsenova put the final point in the duel.</text:p>
      <text:p text:style-name="P4">
Victory with a score of 2: 1 allowed Ukraine to finish the second with 12 points, and the first place and raising in the classroom was provided by the Hong Kong national team.</text:p>
      <text:p text:style-name="P4">
<text:span text:style-name="T4">
 Read also: </text:span>
 <text:a xlink:type="simple" xlink:href="https://www.ukrinform.ua/rubric-sports/3692914-zinoca-zbirna-ukraini-rozgromila-bolgarok-na-cempionati-svitu-z-hokeu.html" text:style-name="Internet_20_link" text:visited-style-name="Visited_20_Internet_20_Link">
<text:span text:style-name="T4">
 hockey </text:span>
</text:a>
As reported by Ukrinform, the 2023 World Cup became the first official starting of the women's national team of Ukraine for more than three years.</text:p>
      <text:p text:style-name="P4">
Photo: fhu.com.ua</text:p>
      <text:p text:style-name="P4">
News Source: <text:a xlink:type="simple" xlink:href="https://www.ukrinform.ua/rubric-sports/3693662-zinoca-zbirna-ukraini-zaversila-vistupi-na-cs-z-hokeu.html" text:style-name="Internet_20_link" text:visited-style-name="Visited_20_Internet_20_Link">
https://www.ukrinform.ua/rubric-sports/3693662-zinoca-zbirna-ukraini-zaversila-vistupi-na-cs-z-hokeu.html</text:a>
</text:p>
      <!--NEWS-->
      <text:h text:style-name="P10" text:outline-level="1">
<text:span text:style-name="T4">
Macron about war in Ukraine: now is not the time to negotiate</text:span>
</text:h>
      <text:p text:style-name="P4">
Authors: Ukrinform (Person)</text:p>
      <text:p text:style-name="P4">
Publisher: Укринформ (Organization)</text:p>
      <text:p text:style-name="P4">
Published Time: 2023-04-09T-64:40:18+03:00</text:p>
      <text:p text:style-name="P4">
Modified Time: 2023-04-09T18:40:18+03:00</text:p>
      <text:p text:style-name="P4">
Description: French President Emmanuel Macron stated in the context of Russia resolved by Russia against Ukraine that "the weather is now military", time has not come for negotiations. - Ukrinform.</text:p>
      <text:p text:style-name="P4">
Images: ["<text:a xlink:type="simple" xlink:href="https://static.ukrinform.com/photos/2022_04/thumb_files/630_360_1650825731-530.jpg" text:style-name="Internet_20_link" text:visited-style-name="Visited_20_Internet_20_Link">
630_360_16508...</text:a>
"]</text:p>
      <text:p text:style-name="P4">
Tags: ['Франція', 'Макрон', 'Переговори', 'Україна', 'Війна з росією']</text:p>
      <text:p text:style-name="P4">
Type: Article</text:p>
      <!--METADATA-->
      <text:p text:style-name="P4">
<draw:frame draw:style-name="fr1" draw:name="Image58" text:anchor-type="as-char" svg:width="6.9236in" svg:height="3.956343in" draw:z-index="0">
<draw:image xlink:href="../Images/yкринформ/2023-04-09T-64-40-18-03-00/630_360_1650825731-530.jpg" xlink:type="simple" xlink:show="embed" xlink:actuate="onLoad" draw:mime-type="image/jpeg"/>
</draw:frame>
Emmanuel Macron Presidential Facility stated in the context of Russia's anti -Ukraine war that "the weather is now military", it was not time for negotiations.</text:p>
      <text:p text:style-name="P4">
About it reports <text:a xlink:type="simple" xlink:href="https://www.rfi.fr/uk/останні-новин/20230409-еммануель-макрон-зараз-не-час-для-переговорів-погода-поки-військова" text:style-name="Internet_20_link" text:visited-style-name="Visited_20_Internet_20_Link">
</text:a>
, reports Ukrinform.</text:p>
      <text:p text:style-name="P4">
“I think China is doing the same observation as we, namely, the weather of the military. Ukrainians resist, and we help them. It is not time to negotiate, even if we prepare them and if we need to put around, ”Macron said in an interview with the publication <text:a xlink:type="simple" xlink:href="https://www.lesechos.fr/monde/enjeux-internationaux/emmanuel-macron-lautonomie-strategique-doit-etre-le-combat-de-leurope-1933493" text:style-name="Internet_20_link" text:visited-style-name="Visited_20_Internet_20_Link">
</text:a>
.</text:p>
      <text:p text:style-name="P4">
He also noted that the purpose of his dialogue with China is to consolidate joint entrances to war.</text:p>
      <text:p text:style-name="P4">
“The first is to support the principles of the UN Charter. Secondly, a clear reminder of nuclear power, and it is China that should conclude that Putin President has placed nuclear weapons in Belarus a few days after, as he undertook not to do so. Third: very clear renewal about humanitarian law and protection of children. And the fourth: the desire of pre -aggravated and long peace, ”Macron emphasized.</text:p>
      <text:p text:style-name="P4">
<text:span text:style-name="T4">
 Read also: </text:span>
 <text:a xlink:type="simple" xlink:href="https://www.ukrinform.ua/rubric-world/3693040-kitaj-i-francia-zasudzuut-zbrojni-napadi-na-mirni-aderni-obekti.html" text:style-name="Internet_20_link" text:visited-style-name="Visited_20_Internet_20_Link">
</text:a>
France's leader said that Xi Jinping spoke of European architecture. But, in his opinion, it cannot be until there are countries in Europe that have been invaded or frozen conflicts.</text:p>
      <text:p text:style-name="P4">
Macron is not sure that Ukraine is among the priorities of Chinese policy, Proteci dialogue makes it possible to mitigate comments from China on Russia.</text:p>
      <text:p text:style-name="P4">
According to Ukrinform, the President of the European Commission Ursula von der Liaien, French Tap, Emmanuel Macron, was attended by China with a three -day visit. Macron and leader <text:a xlink:type="simple" xlink:href="https://www.ukrinform.ua/tag-kitaj" text:style-name="Internet_20_link" text:visited-style-name="Visited_20_Internet_20_Link">
</text:a>
Sitsinpin discussed the Russian Federation against Ukraine and agreed that nuclear weapons were investigated from the "conflict".</text:p>
      <text:p text:style-name="P4">
News Source: <text:a xlink:type="simple" xlink:href="https://www.ukrinform.ua/rubric-ato/3693658-makron-pro-vijnu-v-ukraini-zaraz-ne-cas-dla-peregovoriv.html" text:style-name="Internet_20_link" text:visited-style-name="Visited_20_Internet_20_Link">
https://www.ukrinform.ua/rubric-ato/3693658-makron-pro-vijnu-v-ukraini-zaraz-ne-cas-dla-peregovoriv.html</text:a>
</text:p>
      <!--NEWS-->
      <text:h text:style-name="P10" text:outline-level="1">
<text:span text:style-name="T4">
Israel started mobilizing reservists</text:span>
</text:h>
      <text:p text:style-name="P4">
Authors: Ukrinform (Person)</text:p>
      <text:p text:style-name="P4">
Publisher: Укринформ (Organization)</text:p>
      <text:p text:style-name="P4">
Published Time: 2023-04-09T-9:41:00+03:00</text:p>
      <text:p text:style-name="P4">
Modified Time: 2023-04-09T23:41:00+03:00</text:p>
      <text:p text:style-name="P4">
Description: Israeli Prime Minister Benjamin Netanyhah ordered the mobilization of police and army reserves after three people, including an Italian tourist, were killed in the western bank of Jordan and Tel Aviv. - Ukrinform.</text:p>
      <text:p text:style-name="P4">
Images: ["<text:a xlink:type="simple" xlink:href="https://static.ukrinform.com/photos/2023_04/thumb_files/630_360_1681072749-491.jpeg" text:style-name="Internet_20_link" text:visited-style-name="Visited_20_Internet_20_Link">
630_360_16810...</text:a>
"]</text:p>
      <text:p text:style-name="P4">
Tags: ['Армія', 'Ізраїль', 'Мобілізація', 'Теракт', 'Ракетний удар']</text:p>
      <text:p text:style-name="P4">
Type: Article</text:p>
      <!--METADATA-->
      <text:p text:style-name="P4">
<draw:frame draw:style-name="fr1" draw:name="Image59" text:anchor-type="as-char" svg:width="6.9236in" svg:height="3.956343in" draw:z-index="0">
<draw:image xlink:href="../Images/yкринформ/2023-04-09T-9-41-00-03-00/630_360_1681072749-491.jpeg" xlink:type="simple" xlink:show="embed" xlink:actuate="onLoad" draw:mime-type="image/jpeg"/>
</draw:frame>
Israeli Prime Minister Benjamin Netanyhah has ordered the mobilization of police Taarmian reserves after three people, including an Italian tourist, were killed in Tel Aviv.</text:p>
      <text:p text:style-name="P4">
About it reports <text:a xlink:type="simple" xlink:href="https://www.france24.com/en/live-news/20230406-rocket-salvo-from-lebanon-targets-israel-after-al-aqsa-clashes" text:style-name="Internet_20_link" text:visited-style-name="Visited_20_Internet_20_Link">
</text:a>
, reports Ukrinform.</text:p>
      <text:p text:style-name="P4">
The Prime Minister's office stated that the head of the government "instructed the Israeli police to mobilize all reserve units of the border police and the order of Israel's defense to mobilize additional forces."</text:p>
      <text:p text:style-name="P4">
Attacks occurred after <text:a xlink:type="simple" xlink:href="https://www.ukrinform.ua/tag-izrail" text:style-name="Internet_20_link" text:visited-style-name="Visited_20_Internet_20_Link">
</text:a>
In response to the rocket shelling of the Gaza and Lebanon sector rocket launchers. The army stated that Israel "hit goals, including infrastructure owned by Hamas Hamas Livana Terrorist organization."</text:p>
      <text:p text:style-name="P4">
<text:span text:style-name="T4">
 Read also: </text:span>
 <text:a xlink:type="simple" xlink:href="https://www.ukrinform.ua/rubric-world/3693423-iz-teritorii-sirii-v-bik-izrailu-vipustili-tri-raketi.html" text:style-name="Internet_20_link" text:visited-style-name="Visited_20_Internet_20_Link">
</text:a>
As reported by Ukrinform, two Israelis were killed on Friday, and another woman was seriously wounded <text:a xlink:type="simple" xlink:href="https://www.ukrinform.ua/rubric-world/3692877-u-izraili-rozstrilali-avto-zaginuli-dvi-zinki-se-odna-poranena.html" text:style-name="Internet_20_link" text:visited-style-name="Visited_20_Internet_20_Link">
</text:a>
On a civilian car on the west bank of Jordan. The report of one dead, several wounded as a result of two theractions committed by one person in Tel Aviv has been subsequently.</text:p>
      <text:p text:style-name="P4">
<text:span text:style-name="T5">
Foto from theaustralian.com.au</text:span>
</text:p>
      <text:p text:style-name="P4">
News Source: <text:a xlink:type="simple" xlink:href="https://www.ukrinform.ua/rubric-world/3693705-izrail-rozpocav-mobilizaciu-rezervistiv.html" text:style-name="Internet_20_link" text:visited-style-name="Visited_20_Internet_20_Link">
https://www.ukrinform.ua/rubric-world/3693705-izrail-rozpocav-mobilizaciu-rezervistiv.html</text:a>
</text:p>
      <!--NEWS-->
      <text:h text:style-name="P10" text:outline-level="1">
<text:span text:style-name="T4">
Donetsk Oblast(08:47). Red Alert: aerial threat. Sirens sounding. Take cover now!</text:span>
</text:h>
      <text:p text:style-name="P4">
Authors: liveuamap (Language: en)</text:p>
      <text:p text:style-name="P4">
Time: 2023-04-09T02:49:00</text:p>
      <text:p text:style-name="P4">
Location: Donetsk Oblast (Latitude:48.72688 Longtitude:37.57711)</text:p>
      <text:p text:style-name="P4">
Videos: []</text:p>
      <text:p text:style-name="P4">
Images: []</text:p>
      <text:p text:style-name="P4">
Tags: ["Europe", "Central and Eastern Europe"]</text:p>
      <text:p text:style-name="P4">
Id: 22554690</text:p>
      <!--METADATA-->
      <text:p text:style-name="P4">
Donetsk Oblast(08:47). Red Alert: aerial threat. Sirens sounding. Take covernow!</text:p>
      <text:p text:style-name="P4">
News Collection Link: <text:a xlink:type="simple" xlink:href="https://liveuamap.com/en/2023/09-april-donetsk-oblast0847-red-alert-aerial-g" text:style-name="Internet_20_link" text:visited-style-name="Visited_20_Internet_20_Link">
https://liveuamap.com/en/2023/09-april-donetsk-oblast0847-red-alert-aerial-g</text:a>
</text:p>
      <text:p text:style-name="P4">
News Source: <text:a xlink:type="simple" xlink:href="https://t.me/air_alert_ua/42805" text:style-name="Internet_20_link" text:visited-style-name="Visited_20_Internet_20_Link">
https://t.me/air_alert_ua/42805</text:a>
</text:p>
      <!--NEWS-->
      <text:h text:style-name="P10" text:outline-level="1">
<text:span text:style-name="T4">
Zaporizka Oblast(08:55). Red Alert: aerial threat. Sirens sounding. Take cover now!</text:span>
</text:h>
      <text:p text:style-name="P4">
Authors: liveuamap (Language: en)</text:p>
      <text:p text:style-name="P4">
Time: 2023-04-09T02:58:00</text:p>
      <text:p text:style-name="P4">
Location: Zaporizka Oblast (Latitude:47.612231 Longtitude:35.765971)</text:p>
      <text:p text:style-name="P4">
Videos: []</text:p>
      <text:p text:style-name="P4">
Images: []</text:p>
      <text:p text:style-name="P4">
Tags: ["Europe", "Central and Eastern Europe"]</text:p>
      <text:p text:style-name="P4">
Id: 22554691</text:p>
      <!--METADATA-->
      <text:p text:style-name="P4">
Zaporizhzhia region(08:55). Red Alert: aerial threat. Sirens sounding. Take covernow!</text:p>
      <text:p text:style-name="P4">
News Collection Link: <text:a xlink:type="simple" xlink:href="https://liveuamap.com/en/2023/09-april-zaporizka-oblast0855-red-alert-aeriag" text:style-name="Internet_20_link" text:visited-style-name="Visited_20_Internet_20_Link">
https://liveuamap.com/en/2023/09-april-zaporizka-oblast0855-red-alert-aeriag</text:a>
</text:p>
      <text:p text:style-name="P4">
News Source: <text:a xlink:type="simple" xlink:href="https://t.me/air_alert_ua/42806" text:style-name="Internet_20_link" text:visited-style-name="Visited_20_Internet_20_Link">
https://t.me/air_alert_ua/42806</text:a>
</text:p>
      <!--NEWS-->
      <text:h text:style-name="P10" text:outline-level="1">
<text:span text:style-name="T4">
2 person killed, including a child, one another wounded as result of 2 Russian missile strike...</text:span>
</text:h>
      <text:p text:style-name="P4">
Authors: liveuamap (Language: en)</text:p>
      <text:p text:style-name="P4">
Time: 2023-04-09T02:59:47</text:p>
      <text:p text:style-name="P4">
Location: Zaporizhzhia, Zaporiz'ka oblast (Latitude:47.84541 Longtitude:35.12329)</text:p>
      <text:p text:style-name="P4">
Videos: []</text:p>
      <text:p text:style-name="P4">
Images: ["<text:a xlink:type="simple" xlink:href="https://liveuamap.com/pics/2023/04/09/22554692_1.jpg" text:style-name="Internet_20_link" text:visited-style-name="Visited_20_Internet_20_Link">
22554692_1.jpg</text:a>
", "<text:a xlink:type="simple" xlink:href="https://liveuamap.com/pics/2023/04/09/22554692_2.jpg" text:style-name="Internet_20_link" text:visited-style-name="Visited_20_Internet_20_Link">
22554692_2.jpg</text:a>
", "<text:a xlink:type="simple" xlink:href="https://liveuamap.com/pics/2023/04/09/22554692_3.jpg" text:style-name="Internet_20_link" text:visited-style-name="Visited_20_Internet_20_Link">
22554692_3.jpg</text:a>
"]</text:p>
      <text:p text:style-name="P4">
Tags: []</text:p>
      <text:p text:style-name="P4">
Id: 22554692</text:p>
      <!--METADATA-->
      <text:p text:style-name="P4">
2 person killed, including a child, one another wounded as result of 2 Russian Missile strikes in Zaporizhzhia overnight<draw:frame draw:style-name="fr1" draw:name="Image60" text:anchor-type="as-char" svg:width="6.9236in" svg:height="5.1927in" draw:z-index="0">
<draw:image xlink:href="../Images/liveuamap/2023-04-09T02-59-47/22554692_1.jpg" xlink:type="simple" xlink:show="embed" xlink:actuate="onLoad" draw:mime-type="image/jpeg"/>
</draw:frame>
<draw:frame draw:style-name="fr1" draw:name="Image61" text:anchor-type="as-char" svg:width="6.9236in" svg:height="5.1927in" draw:z-index="0">
<draw:image xlink:href="../Images/liveuamap/2023-04-09T02-59-47/22554692_2.jpg" xlink:type="simple" xlink:show="embed" xlink:actuate="onLoad" draw:mime-type="image/jpeg"/>
</draw:frame>
<draw:frame draw:style-name="fr1" draw:name="Image62" text:anchor-type="as-char" svg:width="6.9236in" svg:height="5.1927in" draw:z-index="0">
<draw:image xlink:href="../Images/liveuamap/2023-04-09T02-59-47/22554692_3.jpg" xlink:type="simple" xlink:show="embed" xlink:actuate="onLoad" draw:mime-type="image/jpeg"/>
</draw:frame>
News Collection Link: <text:a xlink:type="simple" xlink:href="https://liveuamap.com/en/2023/9-april-2-person-killed-including-a-child-one-another-wounded" text:style-name="Internet_20_link" text:visited-style-name="Visited_20_Internet_20_Link">
https://liveuamap.com/en/2023/9-april-2-person-killed-including-a-child-one-another-wounded</text:a>
</text:p>
      <text:p text:style-name="P4">
News Source: <text:a xlink:type="simple" xlink:href="https://t.me/censor_net/27513" text:style-name="Internet_20_link" text:visited-style-name="Visited_20_Internet_20_Link">
https://t.me/censor_net/27513</text:a>
</text:p>
      <!--NEWS-->
      <text:h text:style-name="P10" text:outline-level="1">
<text:span text:style-name="T4">
Estonia's Foreign Minister: We do not rule out buying F-16 fighters and delivering them to Uk...</text:span>
</text:h>
      <text:p text:style-name="P4">
Authors: liveuamap (Language: en)</text:p>
      <text:p text:style-name="P4">
Time: 2023-04-09T03:05:53</text:p>
      <text:p text:style-name="P4">
Location: Kesklinna, Harju maakond (Latitude:59.43264 Longtitude:24.75427)</text:p>
      <text:p text:style-name="P4">
Videos: []</text:p>
      <text:p text:style-name="P4">
Images: []</text:p>
      <text:p text:style-name="P4">
Tags: ["Baltics", "Europe"]</text:p>
      <text:p text:style-name="P4">
Id: 22554693</text:p>
      <!--METADATA-->
      <text:p text:style-name="P4">
Estonia's Foreign Minister: We do not rule out buying F-16 fighters anddelivering them to Ukraine</text:p>
      <text:p text:style-name="P4">
News Collection Link: <text:a xlink:type="simple" xlink:href="https://liveuamap.com/en/2023/9-april-estonias-foreign-minister-we-do-not-rule-out-buying" text:style-name="Internet_20_link" text:visited-style-name="Visited_20_Internet_20_Link">
https://liveuamap.com/en/2023/9-april-estonias-foreign-minister-we-do-not-rule-out-buying</text:a>
</text:p>
      <text:p text:style-name="P4">
News Source: <text:a xlink:type="simple" xlink:href="https://twitter.com/alarabiya_brk/status/1644959252933378050" text:style-name="Internet_20_link" text:visited-style-name="Visited_20_Internet_20_Link">
https://twitter.com/alarabiya_brk/status/1644959252933378050</text:a>
</text:p>
      <!--NEWS-->
      <text:h text:style-name="P10" text:outline-level="1">
<text:span text:style-name="T4">
At Sivershchyna and Slobozhanschyna directions Russian army shelled Hremyach of Chernihiv reg...</text:span>
</text:h>
      <text:p text:style-name="P4">
Authors: liveuamap (Language: en)</text:p>
      <text:p text:style-name="P4">
Time: 2023-04-09T03:39:00</text:p>
      <text:p text:style-name="P4">
Location: Vovchansk (Latitude:50.30179 Longtitude:37.12735)</text:p>
      <text:p text:style-name="P4">
Videos: []</text:p>
      <text:p text:style-name="P4">
Images: []</text:p>
      <text:p text:style-name="P4">
Tags: ["Russia"]</text:p>
      <text:p text:style-name="P4">
Id: 22554753</text:p>
      <!--METADATA-->
      <text:p text:style-name="P4">
At sivershchyna and slBozhanschyna directions Russian army Shelled Hremyachof Chernihiv Region;</text:p>
      <text:p text:style-name="P4">
News Collection Link:(https://liveuamap.com/en/2023/9-april-at-sivershchyna-and-slobozhanschyna-directions-russian)</text:p>
      <text:p text:style-name="P4">
News Source: <text:a xlink:type="simple" xlink:href="https://t.me/lumsrc/4446" text:style-name="Internet_20_link" text:visited-style-name="Visited_20_Internet_20_Link">
https://t.me/lumsrc/4446</text:a>
</text:p>
      <!--NEWS-->
      <text:h text:style-name="P10" text:outline-level="1">
<text:span text:style-name="T4">
At Lyman direction Russian army shelled Cherneschyna of Kharkiv region; Makiyivka, Nevske, Di...</text:span>
</text:h>
      <text:p text:style-name="P4">
Authors: liveuamap (Language: en)</text:p>
      <text:p text:style-name="P4">
Time: 2023-04-09T03:40:00</text:p>
      <text:p text:style-name="P4">
Location: Bakhmut (Latitude:48.80619 Longtitude:38.2453)</text:p>
      <text:p text:style-name="P4">
Videos: []</text:p>
      <text:p text:style-name="P4">
Images: []</text:p>
      <text:p text:style-name="P4">
Tags: ["Russia"]</text:p>
      <text:p text:style-name="P4">
Id: 22554738</text:p>
      <!--METADATA-->
      <text:p text:style-name="P4">
At Lyman direction Russian army shelled Cherneschyna of Kharkiv region;Makiyivka, Nevske, Dibrova, Bilohorivka of Luhansk region and Kolodyazi,Yampolivka, Torske, Siversk, Spirne of Donetsk region, - General Staff ofArmed Forces of Ukraine says in the morning report</text:p>
      <text:p text:style-name="P4">
News Collection Link: <text:a xlink:type="simple" xlink:href="https://liveuamap.com/en/2023/9-april-at-lyman-direction-russian-army-shelled-cherneschyna" text:style-name="Internet_20_link" text:visited-style-name="Visited_20_Internet_20_Link">
https://liveuamap.com/en/2023/9-april-at-lyman-direction-russian-army-shelled-cherneschyna</text:a>
</text:p>
      <text:p text:style-name="P4">
News Source: <text:a xlink:type="simple" xlink:href="https://t.me/lumsrc/4448" text:style-name="Internet_20_link" text:visited-style-name="Visited_20_Internet_20_Link">
https://t.me/lumsrc/4448</text:a>
</text:p>
      <!--NEWS-->
      <text:h text:style-name="P10" text:outline-level="1">
<text:span text:style-name="T4">
Russian forces conducting offensive actions at Lyman, Bakhmut, Avdiivka and Maryinka directio...</text:span>
</text:h>
      <text:p text:style-name="P4">
Authors: liveuamap (Language: en)</text:p>
      <text:p text:style-name="P4">
Time: 2023-04-09T03:44:40</text:p>
      <text:p text:style-name="P4">
Location: Marinka, Donetsk Oblast (Latitude:47.93831 Longtitude:37.49891)</text:p>
      <text:p text:style-name="P4">
Videos: []</text:p>
      <text:p text:style-name="P4">
Images: []</text:p>
      <text:p text:style-name="P4">
Tags: ["Russia"]</text:p>
      <text:p text:style-name="P4">
Id: 22554720</text:p>
      <!--METADATA-->
      <text:p text:style-name="P4">
Russian forces conducting offensive actions at Lyman, Bakhmut, Avdiivka andMaryinka directions. Ukrainian military repelled over 50 Russian attacks.Russian forces attempting to advance near Kuzmyne and Verkhnokamyanske,Bakhmut, Bohdanivka, Novokalynove, Syeverne, Pervomayske and Maryinka ofDonetsk region, - General Staff of Armed Forces of Ukraine says in the morningreport</text:p>
      <text:p text:style-name="P4">
News Collection Link: <text:a xlink:type="simple" xlink:href="https://liveuamap.com/en/2023/9-april-russian-forces-conducting-offensive-actions-at-lyman" text:style-name="Internet_20_link" text:visited-style-name="Visited_20_Internet_20_Link">
https://liveuamap.com/en/2023/9-april-russian-forces-conducting-offensive-actions-at-lyman</text:a>
</text:p>
      <text:p text:style-name="P4">
News Source: <text:a xlink:type="simple" xlink:href="https://t.me/lumsrc/4453" text:style-name="Internet_20_link" text:visited-style-name="Visited_20_Internet_20_Link">
https://t.me/lumsrc/4453</text:a>
</text:p>
      <!--NEWS-->
      <text:h text:style-name="P10" text:outline-level="1">
<text:span text:style-name="T4">
At Zaporizhzhia and Kherson directions Russian army shelled Vremivka, Novopil of Donetsk regi...</text:span>
</text:h>
      <text:p text:style-name="P4">
Authors: liveuamap (Language: en)</text:p>
      <text:p text:style-name="P4">
Time: 2023-04-09T03:49:18</text:p>
      <text:p text:style-name="P4">
Location: Kherson (Latitude:46.63422 Longtitude:32.61228)</text:p>
      <text:p text:style-name="P4">
Videos: []</text:p>
      <text:p text:style-name="P4">
Images: []</text:p>
      <text:p text:style-name="P4">
Tags: ["Russia"]</text:p>
      <text:p text:style-name="P4">
Id: 22554725</text:p>
      <!--METADATA-->
      <text:p text:style-name="P4">
At Zaporizhzhia and Kherson Directions Russian Army Shelled Vremivka, Novopilof Donetsk Region; Novosilka, Olhivske, Malynivka, Chervone, Huliaipole, Charivne, Mala Tokmachka, Novodanylivka, Stepove, Kamyanske of Zaporizhiaregion Oblasty;</text:p>
      <text:p text:style-name="P4">
News Collection Link: <text:a xlink:type="simple" xlink:href="https://liveuamap.com/en/2023/9-april-at-zaporizhzhia-and-kherson-directions-russian-army" text:style-name="Internet_20_link" text:visited-style-name="Visited_20_Internet_20_Link">
https://liveuamap.com/en/2023/9-April-asaporizhia-kherson-directions-russian-army</text:a>
</text:p>
      <text:p text:style-name="P4">
News Source: <text:a xlink:type="simple" xlink:href="https://t.me/lumsrc/4452" text:style-name="Internet_20_link" text:visited-style-name="Visited_20_Internet_20_Link">
https://t.me/lumsrc/4452</text:a>
</text:p>
      <!--NEWS-->
      <text:h text:style-name="P10" text:outline-level="1">
<text:span text:style-name="T4">
AT Shakhtarsk Directive Rossian Army Sheled Novomikhailivka, Shakhotrsk, NovoKoCheKANIK, led ...</text:span>
</text:h>
      <text:p text:style-name="P4">
Authors: liveuamap (Language: en)</text:p>
      <text:p text:style-name="P4">
Time: 2023-04-09T03:52:12</text:p>
      <text:p text:style-name="P4">
Location: Donetsk (Latitude:47.74521 Longtitude:37.03268)</text:p>
      <text:p text:style-name="P4">
Videos: []</text:p>
      <text:p text:style-name="P4">
Images: []</text:p>
      <text:p text:style-name="P4">
Tags: ["Russia"]</text:p>
      <text:p text:style-name="P4">
Id: 22554728</text:p>
      <!--METADATA-->
      <text:p text:style-name="P4">
News Collection Link:(https://liveuamap.com/en/2023/9-april-at-shaktarske-direction-russian-army-shelled-novomykhaylivka)</text:p>
      <text:p text:style-name="P4">
News Source: <text:a xlink:type="simple" xlink:href="https://t.me/lumsrc/4451" text:style-name="Internet_20_link" text:visited-style-name="Visited_20_Internet_20_Link">
https://t.me/lumsrc/4451</text:a>
</text:p>
      <!--NEWS-->
      <text:h text:style-name="P10" text:outline-level="1">
<text:span text:style-name="T4">
Russian army shelled Seredyna-Buda in Sumy region with artillery</text:span>
</text:h>
      <text:p text:style-name="P4">
Authors: liveuamap (Language: en)</text:p>
      <text:p text:style-name="P4">
Time: 2023-04-09T04:35:04</text:p>
      <text:p text:style-name="P4">
Location: Seredyna-Buda,Sumy Oblast (Latitude:52.17825 Longtitude:34.03461)</text:p>
      <text:p text:style-name="P4">
Videos: []</text:p>
      <text:p text:style-name="P4">
Images: []</text:p>
      <text:p text:style-name="P4">
Tags: ["Central and Eastern Europe"]</text:p>
      <text:p text:style-name="P4">
Id: 22554783</text:p>
      <!--METADATA-->
      <text:p text:style-name="P4">
Russian army shelled Seredyna-Buda in Sumy region with artillery</text:p>
      <text:p text:style-name="P4">
News Collection Link: <text:a xlink:type="simple" xlink:href="https://liveuamap.com/en/2023/9-april-russian-army-shelled-seredynabuda-in-sumy-region" text:style-name="Internet_20_link" text:visited-style-name="Visited_20_Internet_20_Link">
https://liveuamap.com/en/2023/9-april-russian-army-shelled-seredynabuda-in-sumy-region</text:a>
</text:p>
      <text:p text:style-name="P4">
News Source: <text:a xlink:type="simple" xlink:href="https://t.me/espresotb/59728" text:style-name="Internet_20_link" text:visited-style-name="Visited_20_Internet_20_Link">
https://t.me/espresotb/59728</text:a>
</text:p>
      <!--NEWS-->
      <text:h text:style-name="P10" text:outline-level="1">
<text:span text:style-name="T4">
Russians strengthen the police regime in the captured territory of Kherson region</text:span>
</text:h>
      <text:p text:style-name="P4">
Authors: Ukrinform (Person)</text:p>
      <text:p text:style-name="P4">
Publisher: Укринформ (Organization)</text:p>
      <text:p text:style-name="P4">
Published Time: 2023-04-09T07:22:00+03:00</text:p>
      <text:p text:style-name="P4">
Modified Time: 2023-04-09T07:22:00+03:00</text:p>
      <text:p text:style-name="P4">
Description: The military of the Russian Federation strengthens the counterintelligence and police regime in the temporarily employed territory of Kherson region. - Ukrinform.</text:p>
      <text:p text:style-name="P4">
Images: ["<text:a xlink:type="simple" xlink:href="https://static.ukrinform.com/photos/2022_11/thumb_files/630_360_1668461240-442.jpg" text:style-name="Internet_20_link" text:visited-style-name="Visited_20_Internet_20_Link">
630_360_16684...</text:a>
"]</text:p>
      <text:p text:style-name="P4">
Tags: None</text:p>
      <text:p text:style-name="P4">
Type: Article</text:p>
      <!--METADATA-->
      <text:p text:style-name="P4">
<draw:frame draw:style-name="fr1" draw:name="Image63" text:anchor-type="as-char" svg:width="6.9236in" svg:height="3.956343in" draw:z-index="0">
<draw:image xlink:href="../Images/yкринформ/2023-04-09T07-22-00-03-00/630_360_1668461240-442.jpg" xlink:type="simple" xlink:show="embed" xlink:actuate="onLoad" draw:mime-type="image/jpeg"/>
</draw:frame>
The military enhances the counterintelligence and police regime at the temporarily employed territory of Kherson region.</text:p>
      <text:p text:style-name="P4">
According to Ukrinform, this is stated in the summary of the General Staff of the Armed Forces, which is laid on its page in <text:a xlink:type="simple" xlink:href="https://www.facebook.com/GeneralStaff.ua/posts/pfbid0PikWoRr64Exh6DyEarBTFugytUdn6vA3yy8qoKoM5XqH8vFhyL36uMeGxstjvzA3l" text:style-name="Internet_20_link" text:visited-style-name="Visited_20_Internet_20_Link">
</text:a>
“The Russian invaders continue to intensify counterintelligence and police regime in the temporarily employed territory of Kherson region. In particular, the Hungarian district of the Kherson region continues raid measures for checking personal phones in the local population for photo -tavideometallals, as well as "forbidden" content ", - the presentation said.</text:p>
      <text:p text:style-name="P4">
<text:span text:style-name="T4">
 Read also: </text:span>
 <text:a xlink:type="simple" xlink:href="https://www.ukrinform.ua/rubric-regions/3693232-vorozij-obstril-berislava-na-hersonsini-poskodiv-pedagogicnij-koledz.html" text:style-name="Internet_20_link" text:visited-style-name="Visited_20_Internet_20_Link">
<text:span text:style-name="T4">
 Khersonshi </text:span>
</text:a>
It is emphasized that during such inspections, the invaders record the personal data of the locals, selectively search their homes.</text:p>
      <text:p text:style-name="P4">
We will remind, earlier in the temporarily occupied territories of Zaporizhzhya and Kherson region Russians <text:a xlink:type="simple" xlink:href="https://www.ukrinform.ua/rubric-regions/3693132-na-zaporizzi-ta-hersonsini-zagarbniki-posiruut-informaciu-pro-primusovu-evakuaciu.html" text:style-name="Internet_20_link" text:visited-style-name="Visited_20_Internet_20_Link">
</text:a>
on the temporarily occupied territories of the Autonomous Republic of Crimea.</text:p>
      <text:p text:style-name="P4">
News Source: <text:a xlink:type="simple" xlink:href="https://www.ukrinform.ua/rubric-regions/3693438-rosiani-posiluut-policejskij-rezim-na-zahoplenij-teritorii-hersonsini.html" text:style-name="Internet_20_link" text:visited-style-name="Visited_20_Internet_20_Link">
https://www.ukrinform.ua/rubric-regions/3693438-rosiani-posiluut-policejskij-rezim-na-zahoplenij-teritorii-hersonsini.html</text:a>
</text:p>
      <!--NEWS-->
      <text:h text:style-name="P10" text:outline-level="1">
<text:span text:style-name="T4">
In Ukraine, it is predicted rain, sometimes with a thunderstorm, up to 15 ° heat</text:span>
</text:h>
      <text:p text:style-name="P4">
Authors: Ukrinform (Person)</text:p>
      <text:p text:style-name="P4">
Publisher: Укринформ (Organization)</text:p>
      <text:p text:style-name="P4">
Published Time: 2023-04-09T07:38:00+03:00</text:p>
      <text:p text:style-name="P4">
Modified Time: 2023-04-09T07:38:00+03:00</text:p>
      <text:p text:style-name="P4">
Description: On Sunday, April 9, in most regions of Ukraine, moderate rains are expected, sometimes with a thunderstorm. - Ukrinform.</text:p>
      <text:p text:style-name="P4">
Images: ["<text:a xlink:type="simple" xlink:href="https://static.ukrinform.com/photos/2023_04/thumb_files/630_360_1680706754-286.jpg" text:style-name="Internet_20_link" text:visited-style-name="Visited_20_Internet_20_Link">
630_360_16807...</text:a>
"]</text:p>
      <text:p text:style-name="P4">
Tags: ['Дощ', 'Гроза', 'Погода', 'Прогноз']</text:p>
      <text:p text:style-name="P4">
Type: Article</text:p>
      <!--METADATA-->
      <text:p text:style-name="P4">
<draw:frame draw:style-name="fr1" draw:name="Image64" text:anchor-type="as-char" svg:width="6.9236in" svg:height="3.956343in" draw:z-index="0">
<draw:image xlink:href="../Images/yкринформ/2023-04-09T07-38-00-03-00/630_360_1680706754-286.jpg" xlink:type="simple" xlink:show="embed" xlink:actuate="onLoad" draw:mime-type="image/jpeg"/>
</draw:frame>
On Sunday, April 9, in most regions of Ukraine, moderate rains are expected, sometimes checked.</text:p>
      <text:p text:style-name="P4">
Ukrinform was reported at the Ukrainian Hydrometeorological Center.</text:p>
      <text:p text:style-name="P4">
“April 9 is cloudy with clearings. Light rain at night, moderate in the afternoon <text:a xlink:type="simple" xlink:href="https://www.ukrinform.ua/tag-dos" text:style-name="Internet_20_link" text:visited-style-name="Visited_20_Internet_20_Link">
</text:a>
, sometimes with a thunderstorm; in most western, day and southern regions without significant rainfall, ”the message reads.</text:p>
      <text:p text:style-name="P4">
In the Carpathian region on the roads places of ice; At night and in the morning, Zhytomyr and southern regions fog. Wind of variable directions, 3-8 m/s.</text:p>
      <text:p text:style-name="P4">
The temperature at night will be 3-8 ° heat, in the afternoon 10-15 °; In the western areas of 4 ° heat to 1 ° frost(In the Carpathians 2-7 ° frost), in the afternoon 7-12 ° heat.</text:p>
      <text:p text:style-name="P4">
In Kiev and Kyiv region on April 9 at night it is low, in the afternoon moderate rain. The temperature of the air in the capital at night 6-8 ° heat, in the afternoon 12-14 °; In the area at night 3-8 ° warm, in the afternoon 10-15 °.</text:p>
      <text:p text:style-name="P4">
In the beginning of next week, Ukraine will be cloudy with clarification, sometimes light rain, in the Carpathians with sleet. In particular, on April 11, in the daytime, day and in the central regions, moderate rain; Only April 10 is half a day, April 11 in the east of the country without significant rainfall. April 10 in the southern central regions, April 11 in the Carpathian region and in the morning fog in the morning. East wind, northeast, 5-10 m/s, in the afternoon 11 April and east of gusts of 15-20 m/s.</text:p>
      <text:p text:style-name="P4">
Temperature at night 3-8 ° heat, in the Carpathians about 0 °; In the afternoon on April 10, 8-13 °, half-day and east, April 11 in Ukraine 11-16 °.</text:p>
      <text:p text:style-name="P4">
In the capital region on April 10-11 it is cloudy with clearings, sometimes light rain. The temperature in Kiev at night 6-8 ° heat; In the afternoon 10-12 °, April 1113-15 °. In the area at night 3-8 ° heat; In the afternoon 10-13 °, April 11, 11-16 °.</text:p>
      <text:p text:style-name="P4">
<text:span text:style-name="T4">
 Read also: </text:span>
 <text:a xlink:type="simple" xlink:href="https://www.ukrinform.ua/rubric-regions/3692957-v-ukraini-cerez-poteplinna-aktivizuutsa-grozi-sinoptik.html" text:style-name="Internet_20_link" text:visited-style-name="Visited_20_Internet_20_Link">
</text:a>
On Wednesday, April 12, the forecasters forecast rains in Ukraine, at night in the Carpathians soaked snow; at night in the eastern, in the afternoon in the western regions without significant precipitation.13 April in the southern part, central and northern regions, locally rain, in the eastern part of reasonable rain; in the west of the country without precipitation. The temperature at night 3-9 °, in the western regions 1-6 ° heat; April 12-14 °, April 13, 11-17 °.</text:p>
      <text:p text:style-name="P4">
News Source: <text:a xlink:type="simple" xlink:href="https://www.ukrinform.ua/rubric-regions/3693263-v-ukraini-prognozuut-dos-podekudi-iz-grozou-do-15-tepla.html" text:style-name="Internet_20_link" text:visited-style-name="Visited_20_Internet_20_Link">
https://www.ukrinform.ua/rubric-regions/3693263-v-ukraini-prognozuut-dos-podekudi-iz-grozou-do-15-tepla.html</text:a>
</text:p>
      <!--NEWS-->
      <text:h text:style-name="P10" text:outline-level="1">
<text:span text:style-name="T4">
Zelensky congratulated the Christians of the western rite on Easter: we equally believe in freedom</text:span>
</text:h>
      <text:p text:style-name="P4">
Authors: Ukrinform (Person)</text:p>
      <text:p text:style-name="P4">
Publisher: Укринформ (Organization)</text:p>
      <text:p text:style-name="P4">
Published Time: 2023-04-09T07:49:00+03:00</text:p>
      <text:p text:style-name="P4">
Modified Time: 2023-04-09T07:49:00+03:00</text:p>
      <text:p text:style-name="P4">
Description: President of Ukraine Volodymyr Zelensky congratulated the Christians of the Western Rite on Easter.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Великдень', 'Зеленський', 'Війна з росією']</text:p>
      <text:p text:style-name="P4">
Type: Article</text:p>
      <!--METADATA-->
      <text:p text:style-name="P4">
<draw:frame draw:style-name="fr1" draw:name="Image65" text:anchor-type="as-char" svg:width="6.9236in" svg:height="3.956343in" draw:z-index="0">
<draw:image xlink:href="../Images/yкринформ/2023-04-09T07-49-00-03-00/630_360_1679682020-565.jpeg" xlink:type="simple" xlink:show="embed" xlink:actuate="onLoad" draw:mime-type="image/jpeg"/>
</draw:frame>
President of Ukraine Volodymyr Zelenskyy congratulated the Christians of the Western rite on Easter.</text:p>
      <text:p text:style-name="P4">
According to Ukrinform, the corresponding greeting is placed on the President Page in <text:a xlink:type="simple" xlink:href="https://www.facebook.com/story.php" text:style-name="Internet_20_link" text:visited-style-name="Visited_20_Internet_20_Link">
</text:a>
“I sincerely congratulate Ukrainians and all Christians who celebrate Easter today. They are marked in the front lines and in various cities and villages. Congratulations to Bratpolyaks, Lithuanians, Latvians, Estonians. Our true friends and allies of the UK, the United Kingdom, Germany, Italy, France, Canada. In Prague Tabratislav, Lyublian and Zagreb, Vienna and Bucharest, Madrid and Lisbon, Amsterdam, Copenhagen and Brussels. Millions of people in Sweden, Finland, Norway. All those who celebrate Easter in Europe, Latin America, Africa, Asia and Australia, ”the President said.</text:p>
      <text:p text:style-name="P4">
He stressed that it is a modern world. A world that seeks to live freely. The world that appreciates the life, respect and equality of each person. On the guard of this world, Ukraine stands. He fights for his land and fights for his values.</text:p>
      <text:p text:style-name="P4">
“Two days ago, I divided Efar with Muslims of Ukraine. Soon the congratulations of Ukraine with the completion of the Passover. And exactly in a week I congratulate everyone who sacrifices <text:a xlink:type="simple" xlink:href="https://www.ukrinform.ua/tag-velikden" text:style-name="Internet_20_link" text:visited-style-name="Visited_20_Internet_20_Link">
</text:a>
This year on April 16. Let us confuse different religions, but we equally believe in freedom. There will be different traditions, but it is common to everyone is the protection of our native land. We celebrate the light holidays at different dates, but one will be the only one for all: for Ukraine and the whole free world, ”Zelensky said, and then he added that the day of our day is our day Victory.</text:p>
      <text:p text:style-name="P4">
<text:span text:style-name="T4">
 Read also: </text:span>
 <text:a xlink:type="simple" xlink:href="https://www.ukrinform.ua/rubric-kyiv/3691831-u-kievi-komendantsku-godinu-na-velikden-ne-skasuut.html" text:style-name="Internet_20_link" text:visited-style-name="Visited_20_Internet_20_Link">
<text:span text:style-name="T4">
 ECD </text:span>
</text:a>
“In common. Inevitable. The victories of light, goodness, justice, victory of life. With Easter!”, He summed up.</text:p>
      <text:p text:style-name="P4">
We will remind, Christians of the Western Rite this year celebrate Easter on April 9, according to the Gregorian calendar.</text:p>
      <text:p text:style-name="P4">
News Source: <text:a xlink:type="simple" xlink:href="https://www.ukrinform.ua/rubric-society/3693441-zelenskij-privitav-hristian-zahidnogo-obradu-z-velikodnem-mi-odnakovo-virimo-u-svobodu.html" text:style-name="Internet_20_link" text:visited-style-name="Visited_20_Internet_20_Link">
https://www.ukrinform.ua/rubric-society/3693441-zelenskij-privitav-hristian-zahidnogo-obradu-z-velikodnem-mi-odnakovo-virimo-u-svobodu.html</text:a>
</text:p>
      <!--NEWS-->
      <text:h text:style-name="P10" text:outline-level="1">
<text:span text:style-name="T4">
The invaders per day released 495 shells in Kherson region</text:span>
</text:h>
      <text:p text:style-name="P4">
Authors: Ukrinform (Person)</text:p>
      <text:p text:style-name="P4">
Publisher: Укринформ (Organization)</text:p>
      <text:p text:style-name="P4">
Published Time: 2023-04-09T08:00:00+03:00</text:p>
      <text:p text:style-name="P4">
Modified Time: 2023-04-09T08:00:00+03:00</text:p>
      <text:p text:style-name="P4">
Description: The Russian military over the past day, April 8, made 71 shelling of the Kherson region. - Ukrinform.</text:p>
      <text:p text:style-name="P4">
Images: ["<text:a xlink:type="simple" xlink:href="https://static.ukrinform.com/photos/2023_03/thumb_files/630_360_1677781968-366.jpg" text:style-name="Internet_20_link" text:visited-style-name="Visited_20_Internet_20_Link">
630_360_16777...</text:a>
"]</text:p>
      <text:p text:style-name="P4">
Tags: ['Херсонщина', 'Обстріл', 'Війна з росією']</text:p>
      <text:p text:style-name="P4">
Type: Article</text:p>
      <!--METADATA-->
      <text:p text:style-name="P4">
<draw:frame draw:style-name="fr1" draw:name="Image66" text:anchor-type="as-char" svg:width="6.9236in" svg:height="3.956343in" draw:z-index="0">
<draw:image xlink:href="../Images/yкринформ/2023-04-09T08-00-00-03-00/630_360_1677781968-366.jpg" xlink:type="simple" xlink:show="embed" xlink:actuate="onLoad" draw:mime-type="image/jpeg"/>
</draw:frame>
For the last day, on April 8, the Russian firing of the Kherson region.</text:p>
      <text:p text:style-name="P4">
As Ukrinform reports, about it in <text:a xlink:type="simple" xlink:href="https://t.me/olexandrprokudin/244" text:style-name="Internet_20_link" text:visited-style-name="Visited_20_Internet_20_Link">
</text:a>
 <text:a xlink:type="simple" xlink:href="https://t.me/olexandrprokudin/244" text:style-name="Internet_20_link" text:visited-style-name="Visited_20_Internet_20_Link">
</text:a>
Alexander Proudin, the head of the Kherson Regional Regional Administration, informed.</text:p>
      <text:p text:style-name="P4">
According to him, in the last day the Russians made 71 <text:a xlink:type="simple" xlink:href="https://www.ukrinform.ua/tag-obstril" text:style-name="Internet_20_link" text:visited-style-name="Visited_20_Internet_20_Link">
</text:a>
, releasing 495 shells.</text:p>
      <text:p text:style-name="P4">
"23 shells hit the city of Kherson. The enemy was killed in the residential quarters of the settlements of the region; the line of power transmission; the territory of the ship of the city shipbuilding and the grain terminal of the Berislav district," - said PropKudin.</text:p>
      <text:p text:style-name="P4">
He emphasized that there were no casualties among civilians in the last day.</text:p>
      <text:p text:style-name="P4">
<text:span text:style-name="T4">
 Read also: </text:span>
 <text:a xlink:type="simple" xlink:href="https://www.ukrinform.ua/rubric-regions/3693232-vorozij-obstril-berislava-na-hersonsini-poskodiv-pedagogicnij-koledz.html" text:style-name="Internet_20_link" text:visited-style-name="Visited_20_Internet_20_Link">
<text:span text:style-name="T4">
 Khersonshi </text:span>
</text:a>
According to the head of the Ova, 61 people were liberated from the Russians by the Kherson region.</text:p>
      <text:p text:style-name="P4">
As reported by Ukrinform, according to the General Staff of Armed Solution, the military of the Russian Federation <text:a xlink:type="simple" xlink:href="https://www.ukrinform.ua/rubric-regions/3693438-rosiani-posiluut-policejskij-rezim-na-zahoplenij-teritorii-hersonsini.html" text:style-name="Internet_20_link" text:visited-style-name="Visited_20_Internet_20_Link">
</text:a>
 <text:a xlink:type="simple" xlink:href="https://www.ukrinform.ua/rubric-regions/3693438-rosiani-posiluut-policejskij-rezim-na-zahoplenij-teritorii-hersonsini.html" text:style-name="Internet_20_link" text:visited-style-name="Visited_20_Internet_20_Link">
 </text:a>
Timely captured territory of Kherson region.</text:p>
      <text:p text:style-name="P4">
News Source: <text:a xlink:type="simple" xlink:href="https://www.ukrinform.ua/rubric-regions/3693443-rosiani-za-dobu-vipustili-po-hersonsini-495-snaradiv.html" text:style-name="Internet_20_link" text:visited-style-name="Visited_20_Internet_20_Link">
https://www.ukrinform.ua/rubric-regions/3693443-rosiani-za-dobu-vipustili-po-hersonsini-495-snaradiv.html</text:a>
</text:p>
      <!--NEWS-->
      <text:h text:style-name="P10" text:outline-level="1">
<text:span text:style-name="T4">
Russian troops hit the Zaporozhye missiles, two dead</text:span>
</text:h>
      <text:p text:style-name="P4">
Authors: Ukrinform (Person)</text:p>
      <text:p text:style-name="P4">
Publisher: Укринформ (Organization)</text:p>
      <text:p text:style-name="P4">
Published Time: 2023-04-09T08:09:00+03:00</text:p>
      <text:p text:style-name="P4">
Modified Time: 2023-04-09T08:09:00+03:00</text:p>
      <text:p text:style-name="P4">
Description: The enemy attacked Zaporozhye at night - two people were killed, including a child. - Ukrinform.</text:p>
      <text:p text:style-name="P4">
Images: ["<text:a xlink:type="simple" xlink:href="https://static.ukrinform.com/photos/2023_04/thumb_files/630_360_1681016947-887.jpg" text:style-name="Internet_20_link" text:visited-style-name="Visited_20_Internet_20_Link">
630_360_16810...</text:a>
"]</text:p>
      <text:p text:style-name="P4">
Tags: ['Обстріл', 'Запоріжжя', 'Війна з росією']</text:p>
      <text:p text:style-name="P4">
Type: Article</text:p>
      <!--METADATA-->
      <text:p text:style-name="P4">
<draw:frame draw:style-name="fr1" draw:name="Image67" text:anchor-type="as-char" svg:width="6.9236in" svg:height="3.956343in" draw:z-index="0">
<draw:image xlink:href="../Images/yкринформ/2023-04-09T08-09-00-03-00/630_360_1681016947-887.jpg" xlink:type="simple" xlink:show="embed" xlink:actuate="onLoad" draw:mime-type="image/jpeg"/>
</draw:frame>
The Voroporin attacked Zaporozhye - two people were killed, including a child.</text:p>
      <text:p text:style-name="P4">
About it in <text:a xlink:type="simple" xlink:href="https://www.facebook.com/story.php" text:style-name="Internet_20_link" text:visited-style-name="Visited_20_Internet_20_Link">
</text:a>
Informs the State Emergency Service of Ukraine in the Zaporozhye region, Ukrinform reports.</text:p>
      <text:p text:style-name="P4">
"On the night of April 9, the enemy made a missile <text:a xlink:type="simple" xlink:href="https://www.ukrinform.ua/tag-obstril" text:style-name="Internet_20_link" text:visited-style-name="Visited_20_Internet_20_Link">
</text:a>
Cities of Zaporizhzhia. As a result, the partial destruction of the living house with subsequent fire on an area of 100 square meters. m, the explosive wavelengths damaged adjacent homes and windows in the nearby buildings. A two people, a 50-year-old father and a 11-year-old, "-said at the scene,"-the post reads.</text:p>
      <text:p text:style-name="P4">
From under the rubble, the SES staff rescued a 46-year-old mother, who was passing the ambulance. The eldest daughter was visiting and not injured.</text:p>
      <text:p text:style-name="P4">
<text:span text:style-name="T4">
 Read also: </text:span>
 <text:a xlink:type="simple" xlink:href="https://www.ukrinform.ua/rubric-regions/3693132-na-zaporizzi-ta-hersonsini-zagarbniki-posiruut-informaciu-pro-primusovu-evakuaciu.html" text:style-name="Internet_20_link" text:visited-style-name="Visited_20_Internet_20_Link">
<text:span text:style-name="T4">
 Zaporizhia </text:span>
</text:a>
Rescuers quickly eliminated the ignition and parsed structures and separate elements.</text:p>
      <text:p text:style-name="P4">
As of 8:00 pm, the search for victims and emergency rescue work has been completed.</text:p>
      <text:p text:style-name="P4">
As it was reported, the enemy <text:a xlink:type="simple" xlink:href="https://www.ukrinform.ua/rubric-ato/3693435-zsu-za-dobu-vidbili-ponad-50-atak-protivnika.html" text:style-name="Internet_20_link" text:visited-style-name="Visited_20_Internet_20_Link">
</text:a>
, made 58 -fits from the reactive systems of volley fire on the positions of our troops with the tacular infrastructure of settlements.</text:p>
      <text:p text:style-name="P4">
News Source: <text:a xlink:type="simple" xlink:href="https://www.ukrinform.ua/rubric-ato/3693446-vijska-rf-vdarili-raketami-po-zaporizzu-dvoe-zagiblih.html" text:style-name="Internet_20_link" text:visited-style-name="Visited_20_Internet_20_Link">
https://www.ukrinform.ua/rubric-ato/3693446-vijska-rf-vdarili-raketami-po-zaporizzu-dvoe-zagiblih.html</text:a>
</text:p>
      <!--NEWS-->
      <text:h text:style-name="P10" text:outline-level="1">
<text:span text:style-name="T4">
Snak will meet with Biden in Northern Ireland</text:span>
</text:h>
      <text:p text:style-name="P4">
Authors: Ukrinform (Person)</text:p>
      <text:p text:style-name="P4">
Publisher: Укринформ (Organization)</text:p>
      <text:p text:style-name="P4">
Published Time: 2023-04-09T08:40:00+03:00</text:p>
      <text:p text:style-name="P4">
Modified Time: 2023-04-09T08:40:00+03:00</text:p>
      <text:p text:style-name="P4">
Description: The UK Prime Minister Richa Snak will meet with US President Joe Biden in Northern Ireland next week, when the latter will come there to participate in the events on the occasion of the 25th anniversary of the signing of Peaceful Friday peace agreement. - Ukrinform.</text:p>
      <text:p text:style-name="P4">
Images: ["<text:a xlink:type="simple" xlink:href="https://static.ukrinform.com/photos/2022_11/thumb_files/630_360_1668867140-383.jpg" text:style-name="Internet_20_link" text:visited-style-name="Visited_20_Internet_20_Link">
630_360_16688...</text:a>
"]</text:p>
      <text:p text:style-name="P4">
Tags: ['Байден', 'Ірландія', 'Ріші Сунак']</text:p>
      <text:p text:style-name="P4">
Type: Article</text:p>
      <!--METADATA-->
      <text:p text:style-name="P4">
<draw:frame draw:style-name="fr1" draw:name="Image68" text:anchor-type="as-char" svg:width="6.9236in" svg:height="3.956343in" draw:z-index="0">
<draw:image xlink:href="../Images/yкринформ/2023-04-09T08-40-00-03-00/630_360_1668867140-383.jpg" xlink:type="simple" xlink:show="embed" xlink:actuate="onLoad" draw:mime-type="image/jpeg"/>
</draw:frame>
The UK Prime Minister Richa Snak will meet with US President Jobiden in Northern Ireland next week, when the latter will arrive there in the events on the occasion of the 25th anniversary of the signing of a peaceful agreement.</text:p>
      <text:p text:style-name="P4">
About it reports Ukrinform with reference to <text:a xlink:type="simple" xlink:href="https://www.reuters.com/world/uk-pm-sunak-meet-us-president-northern-ireland-2023-04-08/" text:style-name="Internet_20_link" text:visited-style-name="Visited_20_Internet_20_Link">
</text:a>
As it is noted, by comparing the 1998 agreement, the United States is tailored to the influential voice in Northern Ireland's policy and trying to protect the situation in the region from increasing tension caused by the EU's tension.</text:p>
      <text:p text:style-name="P4">
Suns will meet <text:a xlink:type="simple" xlink:href="https://www.ukrinform.ua/tag-bajden" text:style-name="Internet_20_link" text:visited-style-name="Visited_20_Internet_20_Link">
</text:a>
On Tuesday, April 11, in the evening, when his plane Air Force One lands, which will be closely tracked on both sides of the Irish border during increased political uncertainty in Northern Ireland.</text:p>
      <text:p text:style-name="P4">
On Wednesday, April 12, the Britain's Prime Minister is a solemn dinner in honor.</text:p>
      <text:p text:style-name="P4">
Biden, who often proudly speaks of his Irish roots, will also take time in the Irish Republic where Dublin will visit.</text:p>
      <text:p text:style-name="P4">
Good Friday Agreement, signed on April 10, 1998, has significantly stopped three decades of bloodshed, which has been shocked by the region since the late 1960s.</text:p>
      <text:p text:style-name="P4">
However, the anniversary was overshadowed by the annual boycott of the largest siritanist Party of Northern Ireland, a decentralized government of distribution, which is the central element of the peace agreement. The Democratic Union Party is angered by the Brexit trade rules that put a northern Ireland in a different position than the rest of the UK.</text:p>
      <text:p text:style-name="P4">
In March, the British Intelligence Service Mi5 announced an increase in the level of demand in Northern Ireland to "serious", which indicates the high probability of attacks, although this step was not related to the anniversary.</text:p>
      <text:p text:style-name="P4">
<text:span text:style-name="T4">
 Read also: </text:span>
 <text:a xlink:type="simple" xlink:href="https://www.ukrinform.ua/rubric-polytics/3691930-dzonson-duda-i-bajden-lideri-simpatij-ukrainciv-zpomiz-inozemnih-politikiv.html" text:style-name="Internet_20_link" text:visited-style-name="Visited_20_Internet_20_Link">
<text:span text:style-name="T4">
 Biden </text:span>
</text:a>
During the negotiations on Brexit Biden, he did not sometimes agree with the British -Muscle, but advocated the recently agreed agreement between Great Britain and the EU aimed at solving some problems caused by an initial agreement on exit from the EU.<text:span text:style-name="T5">
Foto: op</text:span>
</text:p>
      <text:p text:style-name="P4">
News Source: <text:a xlink:type="simple" xlink:href="https://www.ukrinform.ua/rubric-world/3693451-sunak-zustrinetsa-z-bajdenom-u-pivnicnij-irlandii.html" text:style-name="Internet_20_link" text:visited-style-name="Visited_20_Internet_20_Link">
https://www.ukrinform.ua/rubric-world/3693451-sunak-zustrinetsa-z-bajdenom-u-pivnicnij-irlandii.html</text:a>
</text:p>
      <!--NEWS-->
      <text:h text:style-name="P10" text:outline-level="1">
<text:span text:style-name="T4">
Russia brought two underwater rockets to the Black Sea</text:span>
</text:h>
      <text:p text:style-name="P4">
Authors: Ukrinform (Person)</text:p>
      <text:p text:style-name="P4">
Publisher: Укринформ (Organization)</text:p>
      <text:p text:style-name="P4">
Published Time: 2023-04-09T08:50:16+03:00</text:p>
      <text:p text:style-name="P4">
Modified Time: 2023-04-09T08:50:16+03:00</text:p>
      <text:p text:style-name="P4">
Description: In the Black Sea, Russia holds two rocket launchers with eight Calibers on board. - Ukrinform.</text:p>
      <text:p text:style-name="P4">
Images: ["<text:a xlink:type="simple" xlink:href="https://static.ukrinform.com/photos/2023_03/thumb_files/630_360_1678431987-587.jpg" text:style-name="Internet_20_link" text:visited-style-name="Visited_20_Internet_20_Link">
630_360_16784...</text:a>
"]</text:p>
      <text:p text:style-name="P4">
Tags: ['Ракета', ' Чорне море', 'Війна з росією', 'Єдині новини']</text:p>
      <text:p text:style-name="P4">
Type: Article</text:p>
      <!--METADATA-->
      <text:p text:style-name="P4">
<draw:frame draw:style-name="fr1" draw:name="Image69" text:anchor-type="as-char" svg:width="6.9236in" svg:height="3.956343in" draw:z-index="0">
<draw:image xlink:href="../Images/yкринформ/2023-04-09T08-50-16-03-00/630_360_1678431987-587.jpg" xlink:type="simple" xlink:show="embed" xlink:actuate="onLoad" draw:mime-type="image/jpeg"/>
</draw:frame>
In the Black Sea, Russia holds two rocket launchers with eight "caliber" on board.</text:p>
      <text:p text:style-name="P4">
About it on the air of the nationwide telephone "Unified News" a taralist of the united coordination press center of defense forces of southern Nataliagmenyuk, Ukrinform reports.</text:p>
      <text:p text:style-name="P4">
"The enemy continues to keep the ship grouping in <text:a xlink:type="simple" xlink:href="https://www.ukrinform.ua/tag-corne-more" text:style-name="Internet_20_link" text:visited-style-name="Visited_20_Internet_20_Link">
</text:a>
which also has rocket totonia. Currently, submarines are used, two of them have increased from last day to two, so a rocket volley can reach 8 rockets. I would like to remind you that the start of the submarine is more to detect our air defense means and this means that when proclaimed amazing anxiety should be acting as quickly as possible, " - said Humeniuk.</text:p>
      <text:p text:style-name="P4">
She also reminded the Minna of Danger.</text:p>
      <text:p text:style-name="P4">
<text:span text:style-name="T4">
 Read also: </text:span>
 <text:a xlink:type="simple" xlink:href="https://www.ukrinform.ua/rubric-ato/3693446-vijska-rf-vdarili-raketami-po-zaporizzu-dvoe-zagiblih.html" text:style-name="Internet_20_link" text:visited-style-name="Visited_20_Internet_20_Link">
<text:span text:style-name="T4">
 missile </text:span>
</text:a>
"After storm weather, now, when it is warmed, the sea can bring unpleasant surprises to the coast, so it is necessary to watch and remember the prevention of the distance to the slice of water - at least 200 meters, not closer," - said Humeniuk.</text:p>
      <text:p text:style-name="P4">
As reported by Ukrinform, during the day the invaders <text:a xlink:type="simple" xlink:href="https://www.ukrinform.ua/rubric-regions/3693443-rosiani-za-dobu-vipustili-po-hersonsini-495-snaradiv.html" text:style-name="Internet_20_link" text:visited-style-name="Visited_20_Internet_20_Link">
</text:a>
</text:p>
      <text:p text:style-name="P4">
News Source: <text:a xlink:type="simple" xlink:href="https://www.ukrinform.ua/rubric-ato/3693453-rosia-vivela-u-corne-more-dva-pidvodnih-raketonosii.html" text:style-name="Internet_20_link" text:visited-style-name="Visited_20_Internet_20_Link">
https://www.ukrinform.ua/rubric-ato/3693453-rosia-vivela-u-corne-more-dva-pidvodnih-raketonosii.html</text:a>
</text:p>
      <!--NEWS-->
      <text:h text:style-name="P10" text:outline-level="1">
<text:span text:style-name="T4">
Epiphanius called on Palm Sunday to pray for Ukrainian defenders</text:span>
</text:h>
      <text:p text:style-name="P4">
Authors: Ukrinform (Person)</text:p>
      <text:p text:style-name="P4">
Publisher: Укринформ (Organization)</text:p>
      <text:p text:style-name="P4">
Published Time: 2023-04-09T08:55:00+03:00</text:p>
      <text:p text:style-name="P4">
Modified Time: 2023-04-09T08:55:00+03:00</text:p>
      <text:p text:style-name="P4">
Description: The head of the Orthodox Church of Ukraine, Metropolitan Epiphany congratulated the Ukrainians on Palm Sunday and urged to pray for the Ukrainian military. - Ukrinform.</text:p>
      <text:p text:style-name="P4">
Images: ["<text:a xlink:type="simple" xlink:href="https://static.ukrinform.com/photos/2021_09/thumb_files/630_360_1631014057-553.jpg" text:style-name="Internet_20_link" text:visited-style-name="Visited_20_Internet_20_Link">
630_360_16310...</text:a>
"]</text:p>
      <text:p text:style-name="P4">
Tags: ['Великдень', 'Епіфаній', 'Православна церква України']</text:p>
      <text:p text:style-name="P4">
Type: Article</text:p>
      <!--METADATA-->
      <text:p text:style-name="P4">
<draw:frame draw:style-name="fr1" draw:name="Image70" text:anchor-type="as-char" svg:width="6.9236in" svg:height="3.956343in" draw:z-index="0">
<draw:image xlink:href="../Images/yкринформ/2023-04-09T08-55-00-03-00/630_360_1631014057-553.jpg" xlink:type="simple" xlink:show="embed" xlink:actuate="onLoad" draw:mime-type="image/jpeg"/>
</draw:frame>
The head of the Orthodox Church of Ukraine, Metropolitan of Epiphani, congratulated Ukrainian on Palm Sunday and urged to pray for the Ukrainian military.</text:p>
      <text:p text:style-name="P4">
He wrote about it in <text:a xlink:type="simple" xlink:href="https://www.facebook.com/watch/" text:style-name="Internet_20_link" text:visited-style-name="Visited_20_Internet_20_Link">
</text:a>
, reports Ukrinform.</text:p>
      <text:p text:style-name="P4">
"Exactly a week before <text:a xlink:type="simple" xlink:href="https://www.ukrinform.ua/tag-velikden" text:style-name="Internet_20_link" text:visited-style-name="Visited_20_Internet_20_Link">
</text:a>
Every year, we define the Gospel event, which preceded the resurrection of Christ and began the beginning of the salvation through the suffering and death of the brand - the entrance of the Lord to Jerusalem. Just as the contemporaries of Christ filed him with joyful shouts "Osanna!" And palm branches, so now, we sanctify the willow branch and glorify the Son of God, who voluntarily on the baptismal suffering for the sake of humanity, which he loved, " - said Vepifani.</text:p>
      <text:p text:style-name="P4">
He emphasized that during a full -scale war, we see how natural heroes imitate the sacrifice of Christ, when they consciously go to test, sacrificing their own lives to protect those whom they love. You can partially get closer to understanding the sacrifice of the Savior.</text:p>
      <text:p text:style-name="P4">
"So today, on Palm Sunday, let's glorify the Lord who gave us eternal life, and pray for the Ukrainian defenders, who now protect our life," Epiphanius added.</text:p>
      <text:p text:style-name="P4">
As reported by Ukrinform, Christians of the Eastern Rite celebrates the Svyatogus of the Lord in Jerusalem on April 12, or, as it is called in the people, Verbnuedil.</text:p>
      <text:p text:style-name="P4">
<text:span text:style-name="T4">
 Read also: </text:span>
 <text:a xlink:type="simple" xlink:href="https://www.ukrinform.ua/rubric-society/3693441-zelenskij-privitav-hristian-zahidnogo-obradu-z-velikodnem-mi-odnakovo-virimo-u-svobodu.html" text:style-name="Internet_20_link" text:visited-style-name="Visited_20_Internet_20_Link">
<text:span text:style-name="T4">
 green </text:span>
</text:a>
The head of the Orthodox Church of Ukraine Metropolitan Epiphanius held a series on the occasion of Palm Sunday at the Refectory Temple of the Kyiv-Pechersk Lalavra. The beginning of the Divine Service on Sunday, April 9, at 9 am.</text:p>
      <text:p text:style-name="P4">
News Source: <text:a xlink:type="simple" xlink:href="https://www.ukrinform.ua/rubric-society/3693455-epifanij-zaklikav-u-verbnu-nedilu-molitisa-za-ukrainskih-zahisnikiv.html" text:style-name="Internet_20_link" text:visited-style-name="Visited_20_Internet_20_Link">
https://www.ukrinform.ua/rubric-society/3693455-epifanij-zaklikav-u-verbnu-nedilu-molitisa-za-ukrainskih-zahisnikiv.html</text:a>
</text:p>
      <!--NEWS-->
      <text:h text:style-name="P10" text:outline-level="1">
<text:span text:style-name="T4">
High -ranking officials greet the Easter Christians of the Western Rite</text:span>
</text:h>
      <text:p text:style-name="P4">
Authors: Ukrinform (Person)</text:p>
      <text:p text:style-name="P4">
Publisher: Укринформ (Organization)</text:p>
      <text:p text:style-name="P4">
Published Time: 2023-04-09T08:58:00+03:00</text:p>
      <text:p text:style-name="P4">
Modified Time: 2023-04-09T08:58:00+03:00</text:p>
      <text:p text:style-name="P4">
Description: Prime Minister of Ukraine Denis Shmigal congratulated all who celebrates the holiday of Sunday, April 9, the Resurrection of Christ. - Ukrinform.</text:p>
      <text:p text:style-name="P4">
Images: ["<text:a xlink:type="simple" xlink:href="https://static.ukrinform.com/photos/2021_05/thumb_files/630_360_1620464141-435.jpg" text:style-name="Internet_20_link" text:visited-style-name="Visited_20_Internet_20_Link">
630_360_16204...</text:a>
"]</text:p>
      <text:p text:style-name="P4">
Tags: ['Великдень', 'Шмигаль', 'Війна з росією']</text:p>
      <text:p text:style-name="P4">
Type: Article</text:p>
      <!--METADATA-->
      <text:p text:style-name="P4">
<draw:frame draw:style-name="fr1" draw:name="Image71" text:anchor-type="as-char" svg:width="6.9236in" svg:height="3.956343in" draw:z-index="0">
<draw:image xlink:href="../Images/yкринформ/2023-04-09T08-58-00-03-00/630_360_1620464141-435.jpg" xlink:type="simple" xlink:show="embed" xlink:actuate="onLoad" draw:mime-type="image/jpeg"/>
</draw:frame>
Prime Minister of Ukraine Denis Shmigal congratulated all who celebrates the holiday of Sunday, April 9, the Resurrection of Christ.</text:p>
      <text:p text:style-name="P4">
As Ukrinform reports, he wrote about it in <text:a xlink:type="simple" xlink:href="https://t.me/Denys_Smyhal/4916" text:style-name="Internet_20_link" text:visited-style-name="Visited_20_Internet_20_Link">
</text:a>
"May this bright holiday will bring the inspiration and strength of our people in the struggle of the Russian aggressor," the head of the government wished.</text:p>
      <text:p text:style-name="P4">
Shmigal also emphasized: "I wish the quiet and blessed <text:a xlink:type="simple" xlink:href="https://www.ukrinform.ua/tag-velikden" text:style-name="Internet_20_link" text:visited-style-name="Visited_20_Internet_20_Link">
</text:a>
, victories and peace on our native land, unbreakable faith in our defenders. May the Light of the Risen Christ of the Element of Ukraine. "</text:p>
      <text:p text:style-name="P4">
<text:span text:style-name="T4">
 Read also: </text:span>
 <text:a xlink:type="simple" xlink:href="https://www.ukrinform.ua/rubric-society/3693441-zelenskij-privitav-hristian-zahidnogo-obradu-z-velikodnem-mi-odnakovo-virimo-u-svobodu.html" text:style-name="Internet_20_link" text:visited-style-name="Visited_20_Internet_20_Link">
<text:span text:style-name="T4">
 green </text:span>
</text:a>
In turn, the Chairman of the Verkhovna Rada of Ukraine Ruslan Stefanchuk <text:a xlink:type="simple" xlink:href="https://www.facebook.com/stefanchuk.official/posts/pfbid02UTjxfm1Y6qMCQSoSQ93ThG3boJw1N8JnReauWL69vDmdCcoQn7QoLxvoG6EA7nLhl" text:style-name="Internet_20_link" text:visited-style-name="Visited_20_Internet_20_Link">
</text:a>
that Easter is a holiday of victory of good over evil, light over darkness, life of immortality.</text:p>
      <text:p text:style-name="P4">
"On this day, our hearts are particularly filled with the strongest faith and the strongest victory over the absolute evil, which we had to see and we had to fight," Stefanchuk said.</text:p>
      <text:p text:style-name="P4">
According to him, in prayers, Ukrainians first ask for strength and protection for those who defend them daily - defenders and defenders.</text:p>
      <text:p text:style-name="P4">
“We ask the courage and endurance of all the unbreakable Ukrainian people!We will make peace and peace in every family, in every corner of our Ukraine. IMA - on the bright side. That is why we will definitely win!”, - said the head.</text:p>
      <text:p text:style-name="P4">
<text:span text:style-name="T4">
 Read also: </text:span>
 <text:a xlink:type="simple" xlink:href="https://www.ukrinform.ua/rubric-society/3693455-epifanij-zaklikav-u-verbnu-nedilu-molitisa-za-ukrainskih-zahisnikiv.html" text:style-name="Internet_20_link" text:visited-style-name="Visited_20_Internet_20_Link">
<text:span text:style-name="T4">
 Epif </text:span>
</text:a>
Kyiv Mayor Vitaliy Klitschko <text:a xlink:type="simple" xlink:href="http://kyivcity.gov.ua/news/privitannya_kivskogo_miskogo_golovi_khristiyan_zakhidnogo_obryadu_zi_svyatom_voskresinnya_khristovogo_980616/" text:style-name="Internet_20_link" text:visited-style-name="Visited_20_Internet_20_Link">
</text:a>
that Easter symbolizes the triumph of truth and justice, the victory of life over death. It is a holiday that strengthens faith, encourages good and mercy.</text:p>
      <text:p text:style-name="P4">
"I am convinced that in these difficult times, Christian values united Ukrainians to fight for the justice and will of their state and to create a lucky memother," he said.“I wish all the unwavering faith and the long -awaited victory!Christ is risen!Truly risen!", - said Klitschko.</text:p>
      <text:p text:style-name="P4">
<text:span text:style-name="T4">
 Read also: </text:span>
 <text:a xlink:type="simple" xlink:href="https://www.ukrinform.ua/rubric-world/3693298-posol-zvaric-privitav-polakiv-z-velikodnem.html" text:style-name="Internet_20_link" text:visited-style-name="Visited_20_Internet_20_Link">
</text:a>
Minister of Culture and Information Policy of Ukraine Oleksandr Tkachenko also <text:a xlink:type="simple" xlink:href="https://t.me/otkachenkokyiv/3395" text:style-name="Internet_20_link" text:visited-style-name="Visited_20_Internet_20_Link">
</text:a>
Christians with Easter and Palm Sunday.</text:p>
      <text:p text:style-name="P4">
“I congratulate the Christians of the Western rite, who are celebrating Easter today, and Orthodox Christians who celebrate Palm Sunday. It does not matter that we identify the holidays of the holidays at different dates, we all have a strong faith and the only desire on our earth, freedom, the bright future for our children and united families, ”the MKIP head said.</text:p>
      <text:p text:style-name="P4">
As Tkachenko noted, he believes that the Lord hears everyone and all together.</text:p>
      <text:p text:style-name="P4">
According to Ukrinform, the Christians of the Western Rite this year celebrate the day on April 9, according to the Gregorian calendar.</text:p>
      <text:p text:style-name="P4">
News Source: <text:a xlink:type="simple" xlink:href="https://www.ukrinform.ua/rubric-society/3693449-visokoposadovci-vitaut-iz-velikodnem-hristian-zahidnogo-obradu.html" text:style-name="Internet_20_link" text:visited-style-name="Visited_20_Internet_20_Link">
https://www.ukrinform.ua/rubric-society/3693449-visokoposadovci-vitaut-iz-velikodnem-hristian-zahidnogo-obradu.html</text:a>
</text:p>
      <!--NEWS-->
      <text:h text:style-name="P10" text:outline-level="1">
<text:span text:style-name="T4">
Arthur Turlyak's Memorial</text:span>
</text:h>
      <text:p text:style-name="P4">
Authors: Ukrinform (Person)</text:p>
      <text:p text:style-name="P4">
Publisher: Укринформ (Organization)</text:p>
      <text:p text:style-name="P4">
Published Time: 2023-04-09T09:00:00+03:00</text:p>
      <text:p text:style-name="P4">
Modified Time: 2023-04-09T09:00:00+03:00</text:p>
      <text:p text:style-name="P4">
Description: The man was always the leader and did not seek in the life of easy ways</text:p>
      <text:p text:style-name="P4">
— Укрінформ.: </text:p>
      <text:p text:style-name="P4">
Images: ["<text:a xlink:type="simple" xlink:href="https://static.ukrinform.com/photos/2023_04/thumb_files/630_360_1680846696-808.jpg" text:style-name="Internet_20_link" text:visited-style-name="Visited_20_Internet_20_Link">
630_360_16808...</text:a>
", "<text:a xlink:type="simple" xlink:href="https://static.ukrinform.com/photos/2023_04/1680846699-503.jpg" text:style-name="Internet_20_link" text:visited-style-name="Visited_20_Internet_20_Link">
1680846699-50...</text:a>
", "<text:a xlink:type="simple" xlink:href="https://static.ukrinform.com/photos/2023_04/1680846698-898.jpg" text:style-name="Internet_20_link" text:visited-style-name="Visited_20_Internet_20_Link">
1680846698-89...</text:a>
", "<text:a xlink:type="simple" xlink:href="https://static.ukrinform.com/photos/2023_04/1680846697-261.jpg" text:style-name="Internet_20_link" text:visited-style-name="Visited_20_Internet_20_Link">
1680846697-26...</text:a>
", "<text:a xlink:type="simple" xlink:href="https://static.ukrinform.com/photos/2023_04/1680846697-652.jpg" text:style-name="Internet_20_link" text:visited-style-name="Visited_20_Internet_20_Link">
1680846697-65...</text:a>
", "<text:a xlink:type="simple" xlink:href="https://static.ukrinform.com/photos/2023_04/1680846697-952.jpg" text:style-name="Internet_20_link" text:visited-style-name="Visited_20_Internet_20_Link">
1680846697-95...</text:a>
", "<text:a xlink:type="simple" xlink:href="https://static.ukrinform.com/photos/2023_04/1680846698-572.jpg" text:style-name="Internet_20_link" text:visited-style-name="Visited_20_Internet_20_Link">
1680846698-57...</text:a>
", "<text:a xlink:type="simple" xlink:href="https://static.ukrinform.com/photos/2023_04/1680846764-537.jpg" text:style-name="Internet_20_link" text:visited-style-name="Visited_20_Internet_20_Link">
1680846764-53...</text:a>
", "<text:a xlink:type="simple" xlink:href="https://static.ukrinform.com/photos/2023_04/1680846699-547.jpg" text:style-name="Internet_20_link" text:visited-style-name="Visited_20_Internet_20_Link">
1680846699-54...</text:a>
", "<text:a xlink:type="simple" xlink:href="https://static.ukrinform.com/photos/2023_04/1680846700-881.jpg" text:style-name="Internet_20_link" text:visited-style-name="Visited_20_Internet_20_Link">
1680846700-88...</text:a>
"]</text:p>
      <text:p text:style-name="P4">
Tags: ["Пам'ять", 'Війна з росією', '#stoprussia']</text:p>
      <text:p text:style-name="P4">
Type: Article</text:p>
      <!--METADATA-->
      <text:p text:style-name="P4">
<draw:frame draw:style-name="fr1" draw:name="Image72" text:anchor-type="as-char" svg:width="6.9236in" svg:height="3.956343in" draw:z-index="0">
<draw:image xlink:href="../Images/yкринформ/2023-04-09T09-00-00-03-00/630_360_1680846696-808.jpg" xlink:type="simple" xlink:show="embed" xlink:actuate="onLoad" draw:mime-type="image/jpeg"/>
</draw:frame>
The man was always the leader and did not look for easy ways in life</text:p>
      <text:p text:style-name="P4">
Vinnytsia special forces Arthur Turlyak died on May 22, 2022 during a rocket attack of the city by troops of the Russian Federation. The policeman was 29 years old.</text:p>
      <text:p text:style-name="P4">
<text:span text:style-name="T5">
Viso: <text:a xlink:type="simple" xlink:href="http://www.youtube.com/watch" text:style-name="Internet_20_link" text:visited-style-name="Visited_20_Internet_20_Link">
</text:a>
</text:span>
</text:p>
      <text:p text:style-name="P4">
He was born on January 1, 1993 in the village of Kozyatyn, Kozyatyn district, Vinnytsia region. After completing his service in the Armed Forces, he worked as a firefighter in the 11th state fire and rescue unit of Kozyatyn.</text:p>
      <text:p text:style-name="P4">
<draw:frame draw:style-name="fr1" draw:name="Image73" text:anchor-type="as-char" svg:width="6.9236in" svg:height="7.18003in" draw:z-index="0">
<draw:image xlink:href="../Images/yкринформ/2023-04-09T09-00-00-03-00/1680846699-503.jpg" xlink:type="simple" xlink:show="embed" xlink:actuate="onLoad" draw:mime-type="image/jpeg"/>
</draw:frame>
And it was the service that the police started in 2015 - he decided to try his own in the first selection to the ranks of the patrol police in Vinnitsa. Already in 2018, the Khlopets was selected to the company of tactical and operative response of the patrol police department in Vinnytsia region of the Patrol Police Department.</text:p>
      <text:p text:style-name="P4">
In two years, he set a new goal - to serve in the Cord, and reached the goal.</text:p>
      <text:p text:style-name="P4">
During the service, the man was professional and responsible. The special forces was constantly involved in the fulfillment of risky tasks related to the detention of criminal groups, as well as repeatedly participated in the vant -terrorist operation in the territory of Donetsk and Luhansk regions.</text:p>
      <text:p text:style-name="P4">
<draw:frame draw:style-name="fr1" draw:name="Image74" text:anchor-type="as-char" svg:width="6.9236in" svg:height="4.615733in" draw:z-index="0">
<draw:image xlink:href="../Images/yкринформ/2023-04-09T09-00-00-03-00/1680846698-898.jpg" xlink:type="simple" xlink:show="embed" xlink:actuate="onLoad" draw:mime-type="image/jpeg"/>
</draw:frame>
Arthur performed the task of identifying the participants in the illegal criminal formation of their accomplices, routes of transportation, possible storage of weapons of camps, means of sabotage, technical means of communications, which are used by illegal armed formations and occupiers to the detriment of state security.</text:p>
      <text:p text:style-name="P4">
As part of the consolidated unit of the National Police "Safari", the law enforcement officer cleared the settlements of the Kyiv region, and then - performed a fighting with a distinguishing between the armed aggression of the Russian Federation, in the territory of the Zaporizhzhia region.</text:p>
      <text:p text:style-name="P4">
Arthur's mother Oksana said that since the beginning of a full -scale war, they had nothing known about the trip of his son to Zaporizhzhya and that his parents all the time he thought that he was in Vinnitsa on the base. Only when Turlyak called the mother to prepare homey delicacies did the parents find out that their symbols.</text:p>
      <text:p text:style-name="P4">
According to the woman, Arthur was a calm boy with a clean heart. He was always a leader and did not look for easy ways for himself during his service in the army.</text:p>
      <text:p text:style-name="P4">
<draw:frame draw:style-name="fr1" draw:name="Image75" text:anchor-type="as-char" svg:width="6.9236in" svg:height="4.615733in" draw:z-index="0">
<draw:image xlink:href="../Images/yкринформ/2023-04-09T09-00-00-03-00/1680846697-261.jpg" xlink:type="simple" xlink:show="embed" xlink:actuate="onLoad" draw:mime-type="image/jpeg"/>
</draw:frame>
</text:p>
      <text:p text:style-name="P4">
<draw:frame draw:style-name="fr1" draw:name="Image76" text:anchor-type="as-char" svg:width="6.9236in" svg:height="7.450082in" draw:z-index="0">
<draw:image xlink:href="../Images/yкринформ/2023-04-09T09-00-00-03-00/1680846697-652.jpg" xlink:type="simple" xlink:show="embed" xlink:actuate="onLoad" draw:mime-type="image/jpeg"/>
</draw:frame>
Arthur's younger brother now regrets that he spent too little time with him.</text:p>
      <text:p text:style-name="P4">
The father of a police officer, Vladimir, noted that his most liked his son was liked to pay - he tried to find time for his hobby until the last day. "If it was not possible to go somewhere, then the son took a tent and went to the forest at the forest," - said Vladimir.</text:p>
      <text:p text:style-name="P4">
<draw:frame draw:style-name="fr1" draw:name="Image77" text:anchor-type="as-char" svg:width="6.9236in" svg:height="8.373229in" draw:z-index="0">
<draw:image xlink:href="../Images/yкринформ/2023-04-09T09-00-00-03-00/1680846697-952.jpg" xlink:type="simple" xlink:show="embed" xlink:actuate="onLoad" draw:mime-type="image/jpeg"/>
</draw:frame>
The colleague of Turlyak, Sergei Kif, described his brothers as a very good man -a simple, honest, reliable man who did not show aggression. They were nearly 2 years old, and were also beyond the service.</text:p>
      <text:p text:style-name="P4">
<draw:frame draw:style-name="fr1" draw:name="Image78" text:anchor-type="as-char" svg:width="6.9236in" svg:height="5.1927in" draw:z-index="0">
<draw:image xlink:href="../Images/yкринформ/2023-04-09T09-00-00-03-00/1680846698-572.jpg" xlink:type="simple" xlink:show="embed" xlink:actuate="onLoad" draw:mime-type="image/jpeg"/>
</draw:frame>
"He had such a feature that few people knew - he had a very good voice. And here Arthur sang that we all died down and just looked at him and listened. And after that we always asked him to sing, but it was such a one-time action, ”the law enforcement officer said.</text:p>
      <text:p text:style-name="P4">
The wife of a police officer, Catherine, said that she lacked words to tell what a happy 7 years of their lives were happy. They met their best friends in 2014. It was love at first sight. For several years, the guy declared Catherine.</text:p>
      <text:p text:style-name="P4">
<draw:frame draw:style-name="fr1" draw:name="Image79" text:anchor-type="as-char" svg:width="6.9236in" svg:height="7.513839in" draw:z-index="0">
<draw:image xlink:href="../Images/yкринформ/2023-04-09T09-00-00-03-00/1680846764-537.jpg" xlink:type="simple" xlink:show="embed" xlink:actuate="onLoad" draw:mime-type="image/jpeg"/>
</draw:frame>
A year later, they had a daughter Karina. Arthur was present at the childbirth of Ividtod. The man overlooked his daughter: he collected in the kindergarten, braided his hair, gave good clothes.</text:p>
      <text:p text:style-name="P4">
"He very much dreamed of Karin to study for a doctor," says Mother Turlyak.</text:p>
      <text:p text:style-name="P4">
No less the law enforcement officer was also worried about his wife. Arthur wanted to show her Ocean, this dream of the couple planned to realize after the war with the Russian Federation.</text:p>
      <text:p text:style-name="P4">
Catherine noted that they with arthur were like a needle with a thread - they lived one one and complemented each other.</text:p>
      <text:p text:style-name="P4">
The body of Turlak was brought to Vinnytsia on May 28, 2022. They said goodbye to him and his twins from the Cord on May 29.</text:p>
      <text:p text:style-name="P4">
<draw:frame draw:style-name="fr1" draw:name="Image80" text:anchor-type="as-char" svg:width="6.9236in" svg:height="4.615733in" draw:z-index="0">
<draw:image xlink:href="../Images/yкринформ/2023-04-09T09-00-00-03-00/1680846699-547.jpg" xlink:type="simple" xlink:show="embed" xlink:actuate="onLoad" draw:mime-type="image/jpeg"/>
</draw:frame>
<draw:frame draw:style-name="fr1" draw:name="Image81" text:anchor-type="as-char" svg:width="6.9236in" svg:height="4.615733in" draw:z-index="0">
<draw:image xlink:href="../Images/yкринформ/2023-04-09T09-00-00-03-00/1680846700-881.jpg" xlink:type="simple" xlink:show="embed" xlink:actuate="onLoad" draw:mime-type="image/jpeg"/>
</draw:frame>
<text:span text:style-name="T5">
Foto: Facebook Vyacheslav Sokolov</text:span>
</text:p>
      <text:p text:style-name="P4">
"He will remain a hero in our hearts forever," Arthur's parents said.</text:p>
      <text:p text:style-name="P4">
<text:span text:style-name="T5">
Foto from the National Police page on Facebook</text:span>
</text:p>
      <text:p text:style-name="P4">
News Source: <text:a xlink:type="simple" xlink:href="https://www.ukrinform.ua/rubric-ato/3692455-pamati-policejskogo-artura-turlaka.html" text:style-name="Internet_20_link" text:visited-style-name="Visited_20_Internet_20_Link">
https://www.ukrinform.ua/rubric-ato/3692455-pamati-policejskogo-artura-turlaka.html</text:a>
</text:p>
      <!--NEWS-->
      <text:h text:style-name="P10" text:outline-level="1">
<text:span text:style-name="T4">
The invaders fired nearly 20 settlements in Zaporozhye, three people were killed</text:span>
</text:h>
      <text:p text:style-name="P4">
Authors: Ukrinform (Person)</text:p>
      <text:p text:style-name="P4">
Publisher: Укринформ (Organization)</text:p>
      <text:p text:style-name="P4">
Published Time: 2023-04-09T09:04:00+03:00</text:p>
      <text:p text:style-name="P4">
Modified Time: 2023-04-09T09:04:00+03:00</text:p>
      <text:p text:style-name="P4">
Description: The enemy army fired at 18 settlements in the Zaporozhye region in the day. Three people were killed. - Ukrinform.</text:p>
      <text:p text:style-name="P4">
Images: ["<text:a xlink:type="simple" xlink:href="https://static.ukrinform.com/photos/2022_11/thumb_files/630_360_1667562981-965.jpg" text:style-name="Internet_20_link" text:visited-style-name="Visited_20_Internet_20_Link">
630_360_16675...</text:a>
"]</text:p>
      <text:p text:style-name="P4">
Tags: ['Обстріл', 'Запоріжжя', 'Війна з росією']</text:p>
      <text:p text:style-name="P4">
Type: Article</text:p>
      <!--METADATA-->
      <text:p text:style-name="P4">
<draw:frame draw:style-name="fr1" draw:name="Image82" text:anchor-type="as-char" svg:width="6.9236in" svg:height="3.956343in" draw:z-index="0">
<draw:image xlink:href="../Images/yкринформ/2023-04-09T09-04-00-03-00/630_360_1667562981-965.jpg" xlink:type="simple" xlink:show="embed" xlink:actuate="onLoad" draw:mime-type="image/jpeg"/>
</draw:frame>
Honorary army fired at 18 settlements in the Zaporizhzhia region in the day. Troy people were killed.</text:p>
      <text:p text:style-name="P4">
About it in <text:a xlink:type="simple" xlink:href="https://t.me/zoda_gov_ua/18145" text:style-name="Internet_20_link" text:visited-style-name="Visited_20_Internet_20_Link">
</text:a>
The head of Zaporizhzhya Ovayuri Malashko reports, Ukrinform reports.</text:p>
      <text:p text:style-name="P4">
"The Russian terrorist troops took away three innocent lives of residents of the region, five more and wounded as a result of hostile attacks. The victims receive all the necessary medical assistance," the post reads.</text:p>
      <text:p text:style-name="P4">
It is noted that the enemy <text:a xlink:type="simple" xlink:href="https://www.ukrinform.ua/tag-obstril" text:style-name="Internet_20_link" text:visited-style-name="Visited_20_Internet_20_Link">
</text:a>
Zaporozhye, Orikhiv, Gulyaypole and 15 more settlements. The Russians carried out one rocket launcher, four aviation, five UAV attacks and 46 shelling.</text:p>
      <text:p text:style-name="P4">
During the day, several dozen objects were destroyed or damaged: apartments, houses, outbuildings.</text:p>
      <text:p text:style-name="P4">
<text:span text:style-name="T4">
 Read also: </text:span>
 <text:a xlink:type="simple" xlink:href="https://www.ukrinform.ua/rubric-ato/3693435-zsu-za-dobu-vidbili-ponad-50-atak-protivnika.html" text:style-name="Internet_20_link" text:visited-style-name="Visited_20_Internet_20_Link">
</text:a>
Earlier it was reported that the enemy <text:a xlink:type="simple" xlink:href="https://www.ukrinform.ua/rubric-ato/3693446-vijska-rf-vdarili-raketami-po-zaporizzu-dvoe-zagiblih.html" text:style-name="Internet_20_link" text:visited-style-name="Visited_20_Internet_20_Link">
</text:a>
. The rocket hit the private sector, the man and his daughter were killed.</text:p>
      <text:p text:style-name="P4">
_ Photo illustrative_</text:p>
      <text:p text:style-name="P4">
News Source: <text:a xlink:type="simple" xlink:href="https://www.ukrinform.ua/rubric-regions/3693457-vorog-obstrilav-majze-20-naselenih-punktiv-na-zaporizzi-troe-ludej-zaginuli.html" text:style-name="Internet_20_link" text:visited-style-name="Visited_20_Internet_20_Link">
https://www.ukrinform.ua/rubric-regions/3693457-vorog-obstrilav-majze-20-naselenih-punktiv-na-zaporizzi-troe-ludej-zaginuli.html</text:a>
</text:p>
      <!--NEWS-->
      <text:h text:style-name="P10" text:outline-level="1">
<text:span text:style-name="T4">
Today is the 20th round of the Football Premier League of Ukraine</text:span>
</text:h>
      <text:p text:style-name="P4">
Authors: Ukrinform (Person)</text:p>
      <text:p text:style-name="P4">
Publisher: Укринформ (Organization)</text:p>
      <text:p text:style-name="P4">
Published Time: 2023-04-09T09:10:32+03:00</text:p>
      <text:p text:style-name="P4">
Modified Time: 2023-04-09T09:10:32+03:00</text:p>
      <text:p text:style-name="P4">
Description: Three duels on Sunday, April 9, will end the 20th round of the Ukrainian Football Championship among the Premier League teams. - Ukrinform.</text:p>
      <text:p text:style-name="P4">
Images: ["<text:a xlink:type="simple" xlink:href="https://static.ukrinform.com/photos/2019_07/thumb_files/630_360_1563428338-297.jpg" text:style-name="Internet_20_link" text:visited-style-name="Visited_20_Internet_20_Link">
630_360_15634...</text:a>
"]</text:p>
      <text:p text:style-name="P4">
Tags: ['Футбол', "Прем'єр-ліга"]</text:p>
      <text:p text:style-name="P4">
Type: Article</text:p>
      <!--METADATA-->
      <text:p text:style-name="P4">
<draw:frame draw:style-name="fr1" draw:name="Image83" text:anchor-type="as-char" svg:width="6.9236in" svg:height="3.956343in" draw:z-index="0">
<draw:image xlink:href="../Images/yкринформ/2023-04-09T09-10-32-03-00/630_360_1563428338-297.jpg" xlink:type="simple" xlink:show="embed" xlink:actuate="onLoad" draw:mime-type="image/jpeg"/>
</draw:frame>
The 20th round of the Ukrainian Liga team will end on Sunday, April 9, the 20th round of the Ukrainian Cup of Ukraine.</text:p>
      <text:p text:style-name="P4">
At 13.00 "Dnipro -1" will meet with "Lviv", "Alexandria" - with Odessa "Chernomorets"(13.00), Kovalivsky Kolos - with Kharkiv Metalist 1925(15.00), reports Ukrinform.</text:p>
      <text:p text:style-name="P4">
_Resses the previous matches of the tour: _</text:p>
      <text:p text:style-name="P4">
Vorskla(Poltava)- Ingulets(Petrova)- 1: 0</text:p>
      <text:p text:style-name="P4">
goal: Vasily Kravets(49th minute);</text:p>
      <text:p text:style-name="P4">
«Dynamo»(Kyiv)- “Minaj” - 2: 0</text:p>
      <text:p text:style-name="P4">
Goals: Anton Tsarenko(35). Vladislav Vatan(62);</text:p>
      <text:p text:style-name="P4">
Kryvbas(Kryvyi Rih)- “Dawn”(Lugansk)- 1: 0</text:p>
      <text:p text:style-name="P4">
Naked: rіfet capric(50);</text:p>
      <text:p text:style-name="P4">
"Miner"(Donetsk)- Metalist(Kharkiv)- 1: 0</text:p>
      <text:p text:style-name="P4">
goal: Artem Bondarenko(64);</text:p>
      <text:p text:style-name="P4">
"Movement"(Lviv)- “heather”(Rivne)- 0: 0.</text:p>
      <text:p text:style-name="P4">
<text:span text:style-name="T4">
 Read also: </text:span>
 <text:a xlink:type="simple" xlink:href="https://www.ukrinform.ua/rubric-sports/3693381-zinoca-zbirna-ukraini-u19-postupilas-danii-u-vidbori-na-ce2023-z-futbolu.html" text:style-name="Internet_20_link" text:visited-style-name="Visited_20_Internet_20_Link">
<text:span text:style-name="T4">
 Football </text:span>
</text:a>
Shakhtar leads in the UPL standings, which has 46 points(After 19 games), Next - Dnipro -1 - 42(18), Zorya - 40(20), «Dynamo» - 39(20)and Alexandria - 31(18).</text:p>
      <text:p text:style-name="P4">
News Source: <text:a xlink:type="simple" xlink:href="https://www.ukrinform.ua/rubric-sports/3693459-sogodni-zaversuetsa-20j-tur-futbolnoi-premerligi-ukraini.html" text:style-name="Internet_20_link" text:visited-style-name="Visited_20_Internet_20_Link">
https://www.ukrinform.ua/rubric-sports/3693459-sogodni-zaversuetsa-20j-tur-futbolnoi-premerligi-ukraini.html</text:a>
</text:p>
      <!--NEWS-->
      <text:h text:style-name="P10" text:outline-level="1">
<text:span text:style-name="T4">
In the Kherson region, the enemy fired at infrastructure that helps the region to recover - Humeniuk</text:span>
</text:h>
      <text:p text:style-name="P4">
Authors: Ukrinform (Person)</text:p>
      <text:p text:style-name="P4">
Publisher: Укринформ (Organization)</text:p>
      <text:p text:style-name="P4">
Published Time: 2023-04-09T09:15:00+03:00</text:p>
      <text:p text:style-name="P4">
Modified Time: 2023-04-09T09:15:00+03:00</text:p>
      <text:p text:style-name="P4">
Description: The enemy fired in the Kherson region to be detonated further. - Ukrinform.</text:p>
      <text:p text:style-name="P4">
Images: ["<text:a xlink:type="simple" xlink:href="https://static.ukrinform.com/photos/2023_02/thumb_files/630_360_1675418382-232.jpg" text:style-name="Internet_20_link" text:visited-style-name="Visited_20_Internet_20_Link">
630_360_16754...</text:a>
"]</text:p>
      <text:p text:style-name="P4">
Tags: ['Міна', 'Обстріл', 'росія', 'Війна з росією', 'Єдині новини']</text:p>
      <text:p text:style-name="P4">
Type: Article</text:p>
      <!--METADATA-->
      <text:p text:style-name="P4">
<draw:frame draw:style-name="fr1" draw:name="Image84" text:anchor-type="as-char" svg:width="6.9236in" svg:height="3.956343in" draw:z-index="0">
<draw:image xlink:href="../Images/yкринформ/2023-04-09T09-15-00-03-00/630_360_1675418382-232.jpg" xlink:type="simple" xlink:show="embed" xlink:actuate="onLoad" draw:mime-type="image/jpeg"/>
</draw:frame>
The enemy arranges in Kherson replaced land to detonate further.</text:p>
      <text:p text:style-name="P4">
About it on the air of the nationwide telephone "Unified News" a taralist of the united coordination press center of defense forces of southern Nataliagmenyuk, Ukrinform reports.</text:p>
      <text:p text:style-name="P4">
“They continued to bomb the right shore, in particular, on the Cossack, they were directed by managed insivation bombs, again beaten by the infrastructure of the one that helps the region to recover. Mainly because of the Kherson region is the agrarian region and indeed now the period of field work. They continue <text:a xlink:type="simple" xlink:href="https://www.ukrinform.ua/tag-obstril" text:style-name="Internet_20_link" text:visited-style-name="Visited_20_Internet_20_Link">
</text:a>
In the field states, elevators, land land, where it is not yet exchanged to detonate, and to distinguish the lives of civilians, ”Humeniuk said.</text:p>
      <text:p text:style-name="P4">
<text:span text:style-name="T4">
 Read also: </text:span>
 <text:a xlink:type="simple" xlink:href="https://www.ukrinform.ua/rubric-regions/3693457-vorog-obstrilav-majze-20-naselenih-punktiv-na-zaporizzi-troe-ludej-zaginuli.html" text:style-name="Internet_20_link" text:visited-style-name="Visited_20_Internet_20_Link">
<text:span text:style-name="T4">
 firing </text:span>
</text:a>
She recalled that stabilization measures were ongoing in the Kherson region, and calling citizens not trying to exchange the sites on their own.</text:p>
      <text:p text:style-name="P4">
As reported by Ukrinform, <text:a xlink:type="simple" xlink:href="https://www.ukrinform.ua/rubric-regions/3693136-rosiani-za-dobu-71-raz-obstrilali-hersonsinu-vosmero-poranenih.html" text:style-name="Internet_20_link" text:visited-style-name="Visited_20_Internet_20_Link">
</text:a>
</text:p>
      <text:p text:style-name="P4">
News Source: <text:a xlink:type="simple" xlink:href="https://www.ukrinform.ua/rubric-ato/3693461-na-hersonsini-rosiani-obstriluut-infrastrukturu-aka-dopomagae-regionu-vidnovluvatisa-gumenuk.html" text:style-name="Internet_20_link" text:visited-style-name="Visited_20_Internet_20_Link">
https://www.ukrinform.ua/rubric-ato/3693461-na-hersonsini-rosiani-obstriluut-infrastrukturu-aka-dopomagae-regionu-vidnovluvatisa-gumenuk.html</text:a>
</text:p>
      <!--NEWS-->
      <text:h text:style-name="P10" text:outline-level="1">
<text:span text:style-name="T4">
The Kremlin is trying to present the situation in Ukraine as controlled - British intelligence</text:span>
</text:h>
      <text:p text:style-name="P4">
Authors: Ukrinform (Person)</text:p>
      <text:p text:style-name="P4">
Publisher: Укринформ (Organization)</text:p>
      <text:p text:style-name="P4">
Published Time: 2023-04-09T09:24:00+03:00</text:p>
      <text:p text:style-name="P4">
Modified Time: 2023-04-09T09:24:00+03:00</text:p>
      <text:p text:style-name="P4">
Description: The Kremlin tries to show the Russians, which controls the situation in the annexed territories of Ukraine, while most of the territories remain a zone of active fighting. - Ukrinform.</text:p>
      <text:p text:style-name="P4">
Images: ["<text:a xlink:type="simple" xlink:href="https://static.ukrinform.com/photos/2020_03/thumb_files/630_360_1584614321-723.jpg" text:style-name="Internet_20_link" text:visited-style-name="Visited_20_Internet_20_Link">
630_360_15846...</text:a>
"]</text:p>
      <text:p text:style-name="P4">
Tags: ['Британія', 'Кремль', 'Розвідка', 'Війна з росією']</text:p>
      <text:p text:style-name="P4">
Type: Article</text:p>
      <!--METADATA-->
      <text:p text:style-name="P4">
<draw:frame draw:style-name="fr1" draw:name="Image85" text:anchor-type="as-char" svg:width="6.9236in" svg:height="3.956343in" draw:z-index="0">
<draw:image xlink:href="../Images/yкринформ/2023-04-09T09-24-00-03-00/630_360_1584614321-723.jpg" xlink:type="simple" xlink:show="embed" xlink:actuate="onLoad" draw:mime-type="image/jpeg"/>
</draw:frame>
The Kremlin is to show to the Russians, which controls the situation in the annexed territories of Ukraine, while most of the territories remain a zone of active combatants.</text:p>
      <text:p text:style-name="P4">
About it in <text:a xlink:type="simple" xlink:href="https://twitter.com/DefenceHQ/status/1644930948700463107" text:style-name="Internet_20_link" text:visited-style-name="Visited_20_Internet_20_Link">
</text:a>
The British Ministry of Defense reported with reference to intelligence data, Ukrinform reports.</text:p>
      <text:p text:style-name="P4">
April 5, 2023 suspected of crimes President <text:a xlink:type="simple" xlink:href="https://www.ukrinform.ua/tag-rosia" text:style-name="Internet_20_link" text:visited-style-name="Visited_20_Internet_20_Link">
</text:a>
Volodymyr Putin conducted a full -time of the Security Council of Russia, for the first time since October 2022.</text:p>
      <text:p text:style-name="P4">
The main report at the meeting was presented by the Minister of Internal Affairs Volodymyrkolokoltsev. He discussed the issue of restoration, issues of law enforcement agencies of public order in the illegally annexed territories of Ukraine.</text:p>
      <text:p text:style-name="P4">
"The choice of Kolokoltsev as the main speaker is probably an attempt by the Kremlin to show the statement in these territories as normalized," the intelligence said.</text:p>
      <text:p text:style-name="P4">
<text:span text:style-name="T4">
 Read also: </text:span>
 <text:a xlink:type="simple" xlink:href="https://www.ukrinform.ua/rubric-ato/3692975-u-rosii-zavlautsa-grupi-aktivistiv-gotovi-do-zbrojnogo-oporu-rezimu-usov.html" text:style-name="Internet_20_link" text:visited-style-name="Visited_20_Internet_20_Link">
</text:a>
In fact, most of the territories remain an area of active fighting, are attacked by guerrillas and with extremely limited access to major services for many citizens.</text:p>
      <text:p text:style-name="P4">
As reported by Ukrinform, in a preliminary summary British intelligence reported that <text:a xlink:type="simple" xlink:href="https://www.ukrinform.ua/rubric-ato/3693172-moskvi-ne-vdalosa-vigrati-vijnu-proti-ukrainskoi-energosistemi-britanska-rozvidka.html" text:style-name="Internet_20_link" text:visited-style-name="Visited_20_Internet_20_Link">
</text:a>
so this campaign was actually rolled up.</text:p>
      <text:p text:style-name="P4">
News Source: <text:a xlink:type="simple" xlink:href="https://www.ukrinform.ua/rubric-ato/3693466-kreml-namagaetsa-podavati-situaciu-v-ukraini-ak-kontrolovanu-britanska-rozvidka.html" text:style-name="Internet_20_link" text:visited-style-name="Visited_20_Internet_20_Link">
https://www.ukrinform.ua/rubric-ato/3693466-kreml-namagaetsa-podavati-situaciu-v-ukraini-ak-kontrolovanu-britanska-rozvidka.html</text:a>
</text:p>
      <!--NEWS-->
      <text:h text:style-name="P10" text:outline-level="1">
<text:span text:style-name="T4">
The Russians attacked Zaporozhye at night C-300 rockets</text:span>
</text:h>
      <text:p text:style-name="P4">
Authors: Ukrinform (Person)</text:p>
      <text:p text:style-name="P4">
Publisher: Укринформ (Organization)</text:p>
      <text:p text:style-name="P4">
Published Time: 2023-04-09T09:33:00+03:00</text:p>
      <text:p text:style-name="P4">
Modified Time: 2023-04-09T09:33:00+03:00</text:p>
      <text:p text:style-name="P4">
Description: At night, the Russian military released two C-300 missiles in Zaporizhzhia. Two people were killed, more than 30 private homes were damaged, one is completely destroyed. - Ukrinform.</text:p>
      <text:p text:style-name="P4">
Images: ["<text:a xlink:type="simple" xlink:href="https://static.ukrinform.com/photos/2023_04/thumb_files/630_360_1681021434-907.jpg" text:style-name="Internet_20_link" text:visited-style-name="Visited_20_Internet_20_Link">
630_360_16810...</text:a>
", "<text:a xlink:type="simple" xlink:href="https://static.ukrinform.com/photos/2023_04/1681021433-307.jpg" text:style-name="Internet_20_link" text:visited-style-name="Visited_20_Internet_20_Link">
1681021433-30...</text:a>
", "<text:a xlink:type="simple" xlink:href="https://static.ukrinform.com/photos/2023_04/1681021435-879.jpg" text:style-name="Internet_20_link" text:visited-style-name="Visited_20_Internet_20_Link">
1681021435-87...</text:a>
"]</text:p>
      <text:p text:style-name="P4">
Tags: ['Обстріл', 'Запоріжжя', 'Війна з росією']</text:p>
      <text:p text:style-name="P4">
Type: Article</text:p>
      <!--METADATA-->
      <text:p text:style-name="P4">
<draw:frame draw:style-name="fr1" draw:name="Image86" text:anchor-type="as-char" svg:width="6.9236in" svg:height="3.956343in" draw:z-index="0">
<draw:image xlink:href="../Images/yкринформ/2023-04-09T09-33-00-03-00/630_360_1681021434-907.jpg" xlink:type="simple" xlink:show="embed" xlink:actuate="onLoad" draw:mime-type="image/jpeg"/>
</draw:frame>
The Domachian military released two C-300 missiles in Zaporizhzhia. Two people have been damaged, more than 30 private homes were damaged, one is completely destroyed.</text:p>
      <text:p text:style-name="P4">
It is reported by Ukrinform correspondent from the scene.</text:p>
      <text:p text:style-name="P4">
The rocket attack happened around 01:40. According to militiamen, the enemy released in the private sector <text:a xlink:type="simple" xlink:href="https://www.ukrinform.ua/tag-raketa" text:style-name="Internet_20_link" text:visited-style-name="Visited_20_Internet_20_Link">
</text:a>
C-300. One of the other hit the dwelling house, the other fell in the territory of the private courtyard.</text:p>
      <text:p text:style-name="P4">
<draw:frame draw:style-name="fr1" draw:name="Image87" text:anchor-type="as-char" svg:width="6.9236in" svg:height="5.1927in" draw:z-index="0">
<draw:image xlink:href="../Images/yкринформ/2023-04-09T09-33-00-03-00/1681021433-307.jpg" xlink:type="simple" xlink:show="embed" xlink:actuate="onLoad" draw:mime-type="image/jpeg"/>
</draw:frame>
The City Hall of Zaporozhye reported that 33 houses were damaged, one was damaged.</text:p>
      <text:p text:style-name="P4">
<draw:frame draw:style-name="fr1" draw:name="Image88" text:anchor-type="as-char" svg:width="6.9236in" svg:height="5.1927in" draw:z-index="0">
<draw:image xlink:href="../Images/yкринформ/2023-04-09T09-33-00-03-00/1681021435-879.jpg" xlink:type="simple" xlink:show="embed" xlink:actuate="onLoad" draw:mime-type="image/jpeg"/>
</draw:frame>
Utilities work on the spot.</text:p>
      <text:p text:style-name="P4">
<text:span text:style-name="T4">
 Read also: </text:span>
 <text:a xlink:type="simple" xlink:href="https://www.ukrinform.ua/rubric-regions/3693457-vorog-obstrilav-majze-20-naselenih-punktiv-na-zaporizzi-troe-ludej-zaginuli.html" text:style-name="Internet_20_link" text:visited-style-name="Visited_20_Internet_20_Link">
<text:span text:style-name="T4">
 constipation </text:span>
</text:a>
As it was reported, in Zaporozhye at night from the rubble, the SES staff rescued a 46-year-old woman who was handed over to the ambulance doctors. <text:a xlink:type="simple" xlink:href="https://www.ukrinform.ua/rubric-ato/3693446-vijska-rf-vdarili-raketami-po-zaporizzu-dvoe-zagiblih.html" text:style-name="Internet_20_link" text:visited-style-name="Visited_20_Internet_20_Link">
</text:a>
</text:p>
      <text:p text:style-name="P4">
News Source: <text:a xlink:type="simple" xlink:href="https://www.ukrinform.ua/rubric-ato/3693468-rosiani-vnoci-atakuvali-zaporizza-raketami-s300.html" text:style-name="Internet_20_link" text:visited-style-name="Visited_20_Internet_20_Link">
https://www.ukrinform.ua/rubric-ato/3693468-rosiani-vnoci-atakuvali-zaporizza-raketami-s300.html</text:a>
</text:p>
      <!--NEWS-->
      <text:h text:style-name="P10" text:outline-level="1">
<text:span text:style-name="T4">
Russian troops in the morning fired the community in Sumy region</text:span>
</text:h>
      <text:p text:style-name="P4">
Authors: Ukrinform (Person)</text:p>
      <text:p text:style-name="P4">
Publisher: Укринформ (Organization)</text:p>
      <text:p text:style-name="P4">
Published Time: 2023-04-09T09:39:00+03:00</text:p>
      <text:p text:style-name="P4">
Modified Time: 2023-04-09T09:39:00+03:00</text:p>
      <text:p text:style-name="P4">
Description: Russian troops in the morning of Sunday, April 9, fired at the artillery of the middle-construction community of Sumy region. - Ukrinform.</text:p>
      <text:p text:style-name="P4">
Images: ["<text:a xlink:type="simple" xlink:href="https://static.ukrinform.com/photos/2023_03/thumb_files/630_360_1679917009-251.jpg" text:style-name="Internet_20_link" text:visited-style-name="Visited_20_Internet_20_Link">
630_360_16799...</text:a>
"]</text:p>
      <text:p text:style-name="P4">
Tags: ['Обстріл', 'Сумщина', 'Війна з росією']</text:p>
      <text:p text:style-name="P4">
Type: Article</text:p>
      <!--METADATA-->
      <text:p text:style-name="P4">
<draw:frame draw:style-name="fr1" draw:name="Image89" text:anchor-type="as-char" svg:width="6.9236in" svg:height="3.956343in" draw:z-index="0">
<draw:image xlink:href="../Images/yкринформ/2023-04-09T09-39-00-03-00/630_360_1679917009-251.jpg" xlink:type="simple" xlink:show="embed" xlink:actuate="onLoad" draw:mime-type="image/jpeg"/>
</draw:frame>
Russian in the morning of Sunday, April 9, fired at the artillery of the middle-Budsk community of Sumy region.</text:p>
      <text:p text:style-name="P4">
According to Ukrinform, the Sumy Regional Military Administration reports in <text:a xlink:type="simple" xlink:href="https://t.me/Sumy_news_ODA/15337" text:style-name="Internet_20_link" text:visited-style-name="Visited_20_Internet_20_Link">
</text:a>
“The night passed without shelling. In the morning, three artillery was made from the territory of the Russian Federation <text:a xlink:type="simple" xlink:href="https://www.ukrinform.ua/tag-obstril" text:style-name="Internet_20_link" text:visited-style-name="Visited_20_Internet_20_Link">
</text:a>
The middle-Budsk community. Fixed -five arrivals, ”the message reads.</text:p>
      <text:p text:style-name="P4">
Ova added that it was without consequences.</text:p>
      <text:p text:style-name="P4">
<text:span text:style-name="T4">
 Read also: </text:span>
 <text:a xlink:type="simple" xlink:href="https://www.ukrinform.ua/rubric-ato/3693210-ignat-poasniv-comu-narazi-vazko-borotisa-z-kerovanimi-aviabombami.html" text:style-name="Internet_20_link" text:visited-style-name="Visited_20_Internet_20_Link">
</text:a>
As reported by Ukrinform, Russian troops on April 8 <text:a xlink:type="simple" xlink:href="https://www.ukrinform.ua/rubric-ato/3693393-rosiani-za-den-sim-raziv-obstrilali-prikordonna-sumsini.html" text:style-name="Internet_20_link" text:visited-style-name="Visited_20_Internet_20_Link">
</text:a>
</text:p>
      <text:p text:style-name="P4">
News Source: <text:a xlink:type="simple" xlink:href="https://www.ukrinform.ua/rubric-ato/3693471-rosiani-zranku-obstrilali-gromadu-na-sumsini.html" text:style-name="Internet_20_link" text:visited-style-name="Visited_20_Internet_20_Link">
https://www.ukrinform.ua/rubric-ato/3693471-rosiani-zranku-obstrilali-gromadu-na-sumsini.html</text:a>
</text:p>
      <!--NEWS-->
      <text:h text:style-name="P10" text:outline-level="1">
<text:span text:style-name="T4">
The Armed Forces destroyed 178 150 Russian invaders</text:span>
</text:h>
      <text:p text:style-name="P4">
Authors: Ukrinform (Person)</text:p>
      <text:p text:style-name="P4">
Publisher: Укринформ (Organization)</text:p>
      <text:p text:style-name="P4">
Published Time: 2023-04-09T09:40:38+03:00</text:p>
      <text:p text:style-name="P4">
Modified Time: 2023-04-09T09:40:38+03:00</text:p>
      <text:p text:style-name="P4">
Description: The Defense Forces of Ukraine were liquidated from February 24, 2022 to April 9, 2023, about 178 thousand 150 Russian aggressors, of which 470 people in the past day. - Ukrinform.</text:p>
      <text:p text:style-name="P4">
Images: ["<text:a xlink:type="simple" xlink:href="https://static.ukrinform.com/photos/2022_04/thumb_files/630_360_1649246846-717.jpg" text:style-name="Internet_20_link" text:visited-style-name="Visited_20_Internet_20_Link">
630_360_16492...</text:a>
", "<text:a xlink:type="simple" xlink:href="https://static.ukrinform.com/photos/2023_04/1681022340-606.jpeg" text:style-name="Internet_20_link" text:visited-style-name="Visited_20_Internet_20_Link">
1681022340-60...</text:a>
"]</text:p>
      <text:p text:style-name="P4">
Tags: ['ЗСУ', 'Російські військові', 'Війна з росією']</text:p>
      <text:p text:style-name="P4">
Type: Article</text:p>
      <!--METADATA-->
      <text:p text:style-name="P4">
<draw:frame draw:style-name="fr1" draw:name="Image90" text:anchor-type="as-char" svg:width="6.9236in" svg:height="3.956343in" draw:z-index="0">
<draw:image xlink:href="../Images/yкринформ/2023-04-09T09-40-38-03-00/630_360_1649246846-717.jpg" xlink:type="simple" xlink:show="embed" xlink:actuate="onLoad" draw:mime-type="image/jpeg"/>
</draw:frame>
The forces of Ukraine were eliminated from February 24, 2022 to April 9, 2023, 178 thousand 150 Russian aggressors were nearly, 470 people in the past day.</text:p>
      <text:p text:style-name="P4">
As Ukrinform reports, about it in <text:a xlink:type="simple" xlink:href="https://www.facebook.com/GeneralStaff.ua/posts/pfbid022K96E5NBzVKJtofHNiWtBduVrS3i4ZxdZztWXJkEJDZppBbikfLYMx9NFFVeNPiPl" text:style-name="Internet_20_link" text:visited-style-name="Visited_20_Internet_20_Link">
</text:a>
<text:a xlink:type="simple" xlink:href="https://www.facebook.com/GeneralStaff.ua/posts/pfbid022K96E5NBzVKJtofHNiWtBduVrS3i4ZxdZztWXJkEJDZppBbikfLYMx9NFFVeNPiPl" text:style-name="Internet_20_link" text:visited-style-name="Visited_20_Internet_20_Link">
</text:a>
The General Staff of the Armed Forces of Ukraine reports.</text:p>
      <text:p text:style-name="P4">
Also destroyed 3636 enemy tanks(+0), combat armored vehicles - 7024(+4), artillery systems - 2740(+13), RSWV - 533(+0), air defense - 282(+0), planes - 307(+0), helicopters - 292(+0), UAV Operative-tactical level-2312(+14), winged rockets - 911(+0), ships / boats - 18(+0), car equipment and tanks - 5602(+3), special equipment - 309(+5).</text:p>
      <text:p text:style-name="P4">
<draw:frame draw:style-name="fr1" draw:name="Image91" text:anchor-type="as-char" svg:width="6.9236in" svg:height="9.962291in" draw:z-index="0">
<draw:image xlink:href="../Images/yкринформ/2023-04-09T09-40-38-03-00/1681022340-606.jpeg" xlink:type="simple" xlink:show="embed" xlink:actuate="onLoad" draw:mime-type="image/jpeg"/>
</draw:frame>
The data is specified.</text:p>
      <text:p text:style-name="P4">
<text:span text:style-name="T4">
 Read also: </text:span>
 <text:a xlink:type="simple" xlink:href="https://www.ukrinform.ua/rubric-ato/3693337-na-mikolaivsini-zsu-znisili-rozviduvalnij-bezpilotnik-rosian.html" text:style-name="Internet_20_link" text:visited-style-name="Visited_20_Internet_20_Link">
<text:span text:style-name="T4">
 destroy </text:span>
</text:a>
As reported by Ukrinform, <text:a xlink:type="simple" xlink:href="https://www.ukrinform.ua/rubric-ato/3693435-zsu-za-dobu-vidbili-ponad-50-atak-protivnika.html" text:style-name="Internet_20_link" text:visited-style-name="Visited_20_Internet_20_Link">
</text:a>
More than 50 attacks of Russian.</text:p>
      <text:p text:style-name="P4">
News Source: <text:a xlink:type="simple" xlink:href="https://www.ukrinform.ua/rubric-ato/3693470-zsu-znisili-vze-178-150-rosijskih-zagarbnikiv.html" text:style-name="Internet_20_link" text:visited-style-name="Visited_20_Internet_20_Link">
https://www.ukrinform.ua/rubric-ato/3693470-zsu-znisili-vze-178-150-rosijskih-zagarbnikiv.html</text:a>
</text:p>
      <!--NEWS-->
      <text:h text:style-name="P10" text:outline-level="1">
<text:span text:style-name="T4">
Russians because of bad weather increase the number of shelling in Luhansk region</text:span>
</text:h>
      <text:p text:style-name="P4">
Authors: Ukrinform (Person)</text:p>
      <text:p text:style-name="P4">
Publisher: Укринформ (Organization)</text:p>
      <text:p text:style-name="P4">
Published Time: 2023-04-09T09:52:00+03:00</text:p>
      <text:p text:style-name="P4">
Modified Time: 2023-04-09T09:52:00+03:00</text:p>
      <text:p text:style-name="P4">
Description: In the Luhansk region, invaders due to bad weather cannot use armored vehicles when the attack is attacked, so increase the number of shelling. - Ukrinform.</text:p>
      <text:p text:style-name="P4">
Images: ["<text:a xlink:type="simple" xlink:href="https://static.ukrinform.com/photos/2018_01/thumb_files/630_360_1515582984-3216-foto-milgovua.jpg" text:style-name="Internet_20_link" text:visited-style-name="Visited_20_Internet_20_Link">
630_360_15155...</text:a>
"]</text:p>
      <text:p text:style-name="P4">
Tags: ['Луганщина', 'Окупація', 'Російські військові', 'Війна з росією', 'Артилерія']</text:p>
      <text:p text:style-name="P4">
Type: Article</text:p>
      <!--METADATA-->
      <text:p text:style-name="P4">
<draw:frame draw:style-name="fr1" draw:name="Image92" text:anchor-type="as-char" svg:width="6.9236in" svg:height="3.956343in" draw:z-index="0">
<draw:image xlink:href="../Images/yкринформ/2023-04-09T09-52-00-03-00/630_360_1515582984-3216-foto-milgovua.jpg" xlink:type="simple" xlink:show="embed" xlink:actuate="onLoad" draw:mime-type="image/jpeg"/>
</draw:frame>
In the Luhansk region, invaders because of bad weather can not engage in the next attempt to attack, so increase the number of articles.</text:p>
      <text:p text:style-name="P4">
According to Ukrinform, the Lugansk Regional Military Administration reports in <text:a xlink:type="simple" xlink:href="https://www.facebook.com/odalug/posts/pfbid0Y7iej8D9fA8wVTyb3JQbEcHZXmDbo6RD2RJnJ6KTxzhoFr3Bkt7w9potAUT6E4nYl" text:style-name="Internet_20_link" text:visited-style-name="Visited_20_Internet_20_Link">
</text:a>
"In those days when the enemy cannot use armored vehicles in the interior of the attack due to bad weather, it increases the number of shelling," - said Alexei Smirnov, the chief of Luhansk OVA.</text:p>
      <text:p text:style-name="P4">
According to him, “In April, the hostile fire is affected mainly by deookupounin -populated points of the Krasnorichen community. In this area, the Russians began to use more actively reactive, long -range artillery and aviation. There are 137 civilians who we persuade evacuation every time. "</text:p>
      <text:p text:style-name="P4">
“If you manage settlements <text:a xlink:type="simple" xlink:href="https://www.ukrinform.ua/tag-rosia" text:style-name="Internet_20_link" text:visited-style-name="Visited_20_Internet_20_Link">
</text:a>
They found someone, then it is not able to establish life systems there. After -mole snowfall on the streets of the frontline cities still lie down the electrical pipelines, on which people and transport move, ” - says the testimony.</text:p>
      <text:p text:style-name="P4">
<text:span text:style-name="T4">
 Read also: </text:span>
 <text:a xlink:type="simple" xlink:href="https://www.ukrinform.ua/rubric-regions/3687832-zagarbniki-pisla-1-lipna-zvilnatimut-ziteliv-lugansini-aki-vidmovlautsa-vid-pasportiv-rf.html" text:style-name="Internet_20_link" text:visited-style-name="Visited_20_Internet_20_Link">
<text:span text:style-name="T4">
 Luhansk region </text:span>
</text:a>
The Lugansk Ova noted that in Lisichansk in nine months could not consider the normal operation of health care facilities. The assistance is provided there by the recently equipped mobile point. They take doctors from Lugansk, produce medicines for colds, pressure, painkillers and other drugs.</text:p>
      <text:p text:style-name="P4">
However, there are preferences for young people. As noted in the message of Ova, “the future will find in the past. Additional points when entering the Russian ones will be given to those entrants from the so -called "LNR", who has a distinction "GTO" -as they say: "Ready to work and defend."</text:p>
      <text:p text:style-name="P4">
As reported by Ukrinform, more than 6 thousand children from temporarily captured territories <text:a xlink:type="simple" xlink:href="https://www.ukrinform.ua/rubric-ato/3676556-u-rosii-projsli-perevihovanna-ponad-6-tisac-vikradenih-v-ukraini-ditej-luganska-ova.html" text:style-name="Internet_20_link" text:visited-style-name="Visited_20_Internet_20_Link">
</text:a>
</text:p>
      <text:p text:style-name="P4">
News Source: <text:a xlink:type="simple" xlink:href="https://www.ukrinform.ua/rubric-ato/3693475-rosiani-cerez-negodu-zbilsuut-kilkist-artobstriliv-na-lugansini.html" text:style-name="Internet_20_link" text:visited-style-name="Visited_20_Internet_20_Link">
https://www.ukrinform.ua/rubric-ato/3693475-rosiani-cerez-negodu-zbilsuut-kilkist-artobstriliv-na-lugansini.html</text:a>
</text:p>
      <!--NEWS-->
      <text:h text:style-name="P10" text:outline-level="1">
<text:span text:style-name="T4">
Due to Russian aggression in Ukraine, 468 children were killed</text:span>
</text:h>
      <text:p text:style-name="P4">
Authors: Ukrinform (Person)</text:p>
      <text:p text:style-name="P4">
Publisher: Укринформ (Organization)</text:p>
      <text:p text:style-name="P4">
Published Time: 2023-04-09T09:52:05+03:00</text:p>
      <text:p text:style-name="P4">
Modified Time: 2023-04-09T09:52:05+03:00</text:p>
      <text:p text:style-name="P4">
Description: The army of the Russian Federation as of April 9 killed 468 children in Ukraine, another 947 children were injured. - Ukrinform.</text:p>
      <text:p text:style-name="P4">
Images: ["<text:a xlink:type="simple" xlink:href="https://static.ukrinform.com/photos/2022_08/thumb_files/630_360_1661502009-183.jpg" text:style-name="Internet_20_link" text:visited-style-name="Visited_20_Internet_20_Link">
630_360_16615...</text:a>
"]</text:p>
      <text:p text:style-name="P4">
Tags: ['Діти', 'Війна з росією']</text:p>
      <text:p text:style-name="P4">
Type: Article</text:p>
      <!--METADATA-->
      <text:p text:style-name="P4">
<draw:frame draw:style-name="fr1" draw:name="Image93" text:anchor-type="as-char" svg:width="6.9236in" svg:height="3.956343in" draw:z-index="0">
<draw:image xlink:href="../Images/yкринформ/2023-04-09T09-52-05-03-00/630_360_1661502009-183.jpg" xlink:type="simple" xlink:show="embed" xlink:actuate="onLoad" draw:mime-type="image/jpeg"/>
</draw:frame>
As of April 9, the Army Federation killed 468 children in Ukraine, and 947 children were injured.</text:p>
      <text:p text:style-name="P4">
According to Ukrinform, the prosecutor General's Office reports in <text:a xlink:type="simple" xlink:href="https://t.me/pgo_gov_ua/11116" text:style-name="Internet_20_link" text:visited-style-name="Visited_20_Internet_20_Link">
</text:a>
 <text:a xlink:type="simple" xlink:href="https://t.me/pgo_gov_ua/11116" text:style-name="Internet_20_link" text:visited-style-name="Visited_20_Internet_20_Link">
 </text:a>
 <text:a xlink:type="simple" xlink:href="https://t.me/pgo_gov_ua/11116" text:style-name="Internet_20_link" text:visited-style-name="Visited_20_Internet_20_Link">
</text:a>
“As of the morning of April 9, 2023, more than 1415 children were injured in Ukraine as a result of full -scale armed <text:a xlink:type="simple" xlink:href="https://www.ukrinform.ua/tag-russian-aggression" text:style-name="Internet_20_link" text:visited-style-name="Visited_20_Internet_20_Link">
</text:a>
. According to the official information of juvenile prosecutors, 468 dates were killed and more than 947 were injured in varying degrees of severity, ”the message is reported.</text:p>
      <text:p text:style-name="P4">
These data are not final, as work continues to be installed in hostilities, temporarily captured and liberated territories.</text:p>
      <text:p text:style-name="P4">
Children were most affected in Donetsk region - 449, Kharkiv - 275, Kiev - 127, Kherson - 94, Zaporizhia - 89, Mykolaivska - 85, Chernihiv - 68, Lugansk - 66, Dnipropetrovsk - 66.</text:p>
      <text:p text:style-name="P4">
On Sunday, April 9, the Russians carried out a rocket firing of Zaporozhye. One rocket was in a private dwelling house that <text:a xlink:type="simple" xlink:href="https://www.ukrinform.ua/rubric-ato/3693446-vijska-rf-vdarili-raketami-po-zaporizzu-dvoe-zagiblih.html" text:style-name="Internet_20_link" text:visited-style-name="Visited_20_Internet_20_Link">
</text:a>
.</text:p>
      <text:p text:style-name="P4">
<text:span text:style-name="T4">
 Read also: </text:span>
 <text:a xlink:type="simple" xlink:href="https://www.ukrinform.ua/rubric-other_news/3693303-v-ukraini-cerez-vijnu-svoi-domivki-zalisili-60-ditej-volonteri.html" text:style-name="Internet_20_link" text:visited-style-name="Visited_20_Internet_20_Link">
<text:span text:style-name="T4">
 children </text:span>
</text:a>
On Saturday, April 8, a 15-year-old boy was injured as a result of a hostile shelling of the Toretsk Donetsk region.</text:p>
      <text:p text:style-name="P4">
As reported by Ukrinform, on April 8 it returned <text:a xlink:type="simple" xlink:href="https://www.ukrinform.ua/rubric-society/3693273-v-ukrainu-povertaetsa-31-ditina-deportovana-rosieu.html" text:style-name="Internet_20_link" text:visited-style-name="Visited_20_Internet_20_Link">
</text:a>
</text:p>
      <text:p text:style-name="P4">
News Source: <text:a xlink:type="simple" xlink:href="https://www.ukrinform.ua/rubric-ato/3693474-cerez-rosijsku-agresiu-v-ukraini-zaginuli-468-ditej.html" text:style-name="Internet_20_link" text:visited-style-name="Visited_20_Internet_20_Link">
https://www.ukrinform.ua/rubric-ato/3693474-cerez-rosijsku-agresiu-v-ukraini-zaginuli-468-ditej.html</text:a>
</text:p>
      <!--NEWS-->
      <text:h text:style-name="P10" text:outline-level="1">
<text:span text:style-name="T4">
Russian troops use artillery to compensate for reduced offensive potential - ISW</text:span>
</text:h>
      <text:p text:style-name="P4">
Authors: Ukrinform (Person)</text:p>
      <text:p text:style-name="P4">
Publisher: Укринформ (Organization)</text:p>
      <text:p text:style-name="P4">
Published Time: 2023-04-09T09:58:09+03:00</text:p>
      <text:p text:style-name="P4">
Modified Time: 2023-04-09T09:58:09+03:00</text:p>
      <text:p text:style-name="P4">
Description: Russia is fighting along the entire front line, but its overall advancement is approaching the climax and the occupiers use artillery to compensate for reduced offensive potential. - Ukrinform.</text:p>
      <text:p text:style-name="P4">
Images: ["<text:a xlink:type="simple" xlink:href="https://static.ukrinform.com/photos/2023_02/thumb_files/630_360_1675756522-669.jpg" text:style-name="Internet_20_link" text:visited-style-name="Visited_20_Internet_20_Link">
630_360_16757...</text:a>
"]</text:p>
      <text:p text:style-name="P4">
Tags: ['Донеччина', 'Російські військові', 'Війна з росією']</text:p>
      <text:p text:style-name="P4">
Type: Article</text:p>
      <!--METADATA-->
      <text:p text:style-name="P4">
<draw:frame draw:style-name="fr1" draw:name="Image94" text:anchor-type="as-char" svg:width="6.9236in" svg:height="3.956343in" draw:z-index="0">
<draw:image xlink:href="../Images/yкринформ/2023-04-09T09-58-09-03-00/630_360_1675756522-669.jpg" xlink:type="simple" xlink:show="embed" xlink:actuate="onLoad" draw:mime-type="image/jpeg"/>
</draw:frame>
Russia Vedaebay along the entire front line, but its overall advancement is approaching the document and the occupiers use artillery to compensate for the reduced -advantageous potential.</text:p>
      <text:p text:style-name="P4">
About it in <text:a xlink:type="simple" xlink:href="https://www.understandingwar.org/backgrounder/russian-offensive-campaign-assessment-april-8-2023" text:style-name="Internet_20_link" text:visited-style-name="Visited_20_Internet_20_Link">
</text:a>
reports the Institute of War Study(Isw), reports Ukrinform.</text:p>
      <text:p text:style-name="P4">
In particular, it is noted that on April 8, the chairman of the reservists of the Land Forces of Ukraine Ivan Tymochko reported that Russian troops were fighting all over Line Front, but Russia's offensive potential continues to decline.</text:p>
      <text:p text:style-name="P4">
According to him, the Russian troops are not seriously moving on the front lines, Atemps of attacks in Bakhmut and on the outskirts have fallen somewhat in some areas of and stopped on others.</text:p>
      <text:p text:style-name="P4">
Timochko appreciated the Russian offensive on Avdiivka as "choked", and he said that <text:a xlink:type="simple" xlink:href="https://www.ukrinform.ua/tag-rosia" text:style-name="Internet_20_link" text:visited-style-name="Visited_20_Internet_20_Link">
</text:a>
She has not yet taken Marinka control, despite the fact that she turned the city into ruins.</text:p>
      <text:p text:style-name="P4">
At the same time, Russian troops use artillery to compensate for reduced -profit potential, reports in ISW.</text:p>
      <text:p text:style-name="P4">
Analysts believe that the high demand for projectiles shows that Russia is a significant meter on artillery to compensate for key shortcomings in holy, including poor ground storm skills and inaccessibility of aviation in Ukraine.</text:p>
      <text:p text:style-name="P4">
Russian troops use heavy artillery shelling to completely destroy settlements before seizing them with land attacks.</text:p>
      <text:p text:style-name="P4">
<text:span text:style-name="T4">
 Read also: </text:span>
 <text:a xlink:type="simple" xlink:href="https://www.ukrinform.ua/rubric-ato/3692948-gur-pro-vitik-sekretnih-dokumentiv-sodo-kontrnastupu-rosia-provodit-svoi-specoperacii-u-fotosopi.html" text:style-name="Internet_20_link" text:visited-style-name="Visited_20_Internet_20_Link">
</text:a>
"The ongoing deficit of artillery ammunition in Russia will undermine the ability of the Russian military to continue to compensate for their other shortcomings and restraints," the statement reads.</text:p>
      <text:p text:style-name="P4">
As it was reported, the military command of the Russian Federation is probably <text:a xlink:type="simple" xlink:href="https://www.ukrinform.ua/rubric-ato/3692739-u-rosii-stvoruut-zagoni-dla-vulicnih-boiv-isw.html" text:style-name="Internet_20_link" text:visited-style-name="Visited_20_Internet_20_Link">
</text:a>
in key formations at the forefront for combat in cities and strengthening the combat capability of units.</text:p>
      <text:p text:style-name="P4">
News Source: <text:a xlink:type="simple" xlink:href="https://www.ukrinform.ua/rubric-ato/3693477-vijska-rf-vikoristovuut-artileriu-dla-kompensacii-znizenogo-nastupalnogo-potencialu-isw.html" text:style-name="Internet_20_link" text:visited-style-name="Visited_20_Internet_20_Link">
https://www.ukrinform.ua/rubric-ato/3693477-vijska-rf-vikoristovuut-artileriu-dla-kompensacii-znizenogo-nastupalnogo-potencialu-isw.html</text:a>
</text:p>
      <!--NEWS-->
      <text:h text:style-name="P10" text:outline-level="1">
<text:span text:style-name="T4">
The Russians wounded two residents of Donetsk region a day</text:span>
</text:h>
      <text:p text:style-name="P4">
Authors: Ukrinform (Person)</text:p>
      <text:p text:style-name="P4">
Publisher: Укринформ (Organization)</text:p>
      <text:p text:style-name="P4">
Published Time: 2023-04-09T09:59:00+03:00</text:p>
      <text:p text:style-name="P4">
Modified Time: 2023-04-09T09:59:00+03:00</text:p>
      <text:p text:style-name="P4">
Description: In the Donetsk region, two locals were injured on April 8, as a result of Russian shelling - in Toretsk and Bakhmut. - Ukrinform.</text:p>
      <text:p text:style-name="P4">
Images: ["<text:a xlink:type="simple" xlink:href="https://static.ukrinform.com/photos/2022_06/thumb_files/630_360_1654768443-794.jpg" text:style-name="Internet_20_link" text:visited-style-name="Visited_20_Internet_20_Link">
630_360_16547...</text:a>
", "<text:a xlink:type="simple" xlink:href="https://static.ukrinform.com/photos/2023_04/1681023548-391.jpeg" text:style-name="Internet_20_link" text:visited-style-name="Visited_20_Internet_20_Link">
1681023548-39...</text:a>
"]</text:p>
      <text:p text:style-name="P4">
Tags: ['Донеччина', 'Поранені', 'Війна з росією']</text:p>
      <text:p text:style-name="P4">
Type: Article</text:p>
      <!--METADATA-->
      <text:p text:style-name="P4">
<draw:frame draw:style-name="fr1" draw:name="Image95" text:anchor-type="as-char" svg:width="6.9236in" svg:height="3.956343in" draw:z-index="0">
<draw:image xlink:href="../Images/yкринформ/2023-04-09T09-59-00-03-00/630_360_1654768443-794.jpg" xlink:type="simple" xlink:show="embed" xlink:actuate="onLoad" draw:mime-type="image/jpeg"/>
</draw:frame>
Nadnechyna last day, April 8, as a result of Russian shelling, two locals were injured in Toretsk and Bakhmuta.</text:p>
      <text:p text:style-name="P4">
About it in <text:a xlink:type="simple" xlink:href="https://t.me/pavlokyrylenko_donoda/7447" text:style-name="Internet_20_link" text:visited-style-name="Visited_20_Internet_20_Link">
</text:a>
Pavel Kirilenko, the head of Donetsk Ova, reported, Ukrinform reports.</text:p>
      <text:p text:style-name="P4">
“On April 8, the Russians <text:a xlink:type="simple" xlink:href="https://www.ukrinform.ua/tag-poraneni" text:style-name="Internet_20_link" text:visited-style-name="Visited_20_Internet_20_Link">
</text:a>
2 inhabitants: in Toretsk and Bakhmut, ”the message reads.</text:p>
      <text:p text:style-name="P4">
<draw:frame draw:style-name="fr1" draw:name="Image96" text:anchor-type="as-char" svg:width="6.9236in" svg:height="4.942681in" draw:z-index="0">
<draw:image xlink:href="../Images/yкринформ/2023-04-09T09-59-00-03-00/1681023548-391.jpeg" xlink:type="simple" xlink:show="embed" xlink:actuate="onLoad" draw:mime-type="image/jpeg"/>
</draw:frame>
<text:span text:style-name="T4">
 Read also: </text:span>
 <text:a xlink:type="simple" xlink:href="https://www.ukrinform.ua/rubric-regions/3693309-u-zaporizkij-oblasti-vnaslidok-rosijskogo-obstrilu-poraneni-dvoe-colovikiv.html" text:style-name="Internet_20_link" text:visited-style-name="Visited_20_Internet_20_Link">
<text:span text:style-name="T4">
 wounded </text:span>
</text:a>
It is emphasized that it is impossible to establish the exact number of victims of Umariupol and Volnovak.</text:p>
      <text:p text:style-name="P4">
As reported by Ukrinform, the army of the Russian Federation for the day on April 7 <text:a xlink:type="simple" xlink:href="https://www.ukrinform.ua/rubric-regions/3693139-vijska-rf-minuloi-dobi-vbili-cotiroh-ziteliv-doneccini.html" text:style-name="Internet_20_link" text:visited-style-name="Visited_20_Internet_20_Link">
</text:a>
</text:p>
      <text:p text:style-name="P4">
News Source: <text:a xlink:type="simple" xlink:href="https://www.ukrinform.ua/rubric-regions/3693478-rosiani-za-dobu-poranili-dvoh-ziteliv-doneccini.html" text:style-name="Internet_20_link" text:visited-style-name="Visited_20_Internet_20_Link">
https://www.ukrinform.ua/rubric-regions/3693478-rosiani-za-dobu-poranili-dvoh-ziteliv-doneccini.html</text:a>
</text:p>
      <!--NEWS-->
      <text:h text:style-name="P10" text:outline-level="1">
<text:span text:style-name="T4">
JSC Kupiansk Directio Rusian of the Army Shelled well, Krasne First, Novomlinsk, two -year -old, ...</text:span>
</text:h>
      <text:p text:style-name="P4">
Authors: liveuamap (Language: en)</text:p>
      <text:p text:style-name="P4">
Time: 2023-04-09T0:39:00</text:p>
      <text:p text:style-name="P4">
Location: Svatove (Latitude:49.5388 Longtitude:37.89597)</text:p>
      <text:p text:style-name="P4">
Videos: []</text:p>
      <text:p text:style-name="P4">
Images: []</text:p>
      <text:p text:style-name="P4">
Tags: ["Russia"]</text:p>
      <text:p text:style-name="P4">
Id: 22554742</text:p>
      <!--METADATA-->
      <text:p text:style-name="P4">
News Collection Link: <text:a xlink:type="simple" xlink:href="https://liveuamap.com/en/2023/9-april-at-kupiansk-direction-russian-army-shelled-kolodyazne" text:style-name="Internet_20_link" text:visited-style-name="Visited_20_Internet_20_Link">
https://liveuamap.com/en/2023/9-April-at-kupiansk-direction-arussian-army-shelled-kolodyazne</text:a>
</text:p>
      <text:p text:style-name="P4">
News Source: <text:a xlink:type="simple" xlink:href="https://t.me/lumsrc/4447" text:style-name="Internet_20_link" text:visited-style-name="Visited_20_Internet_20_Link">
https://t.me/lumsrc/4447</text:a>
</text:p>
      <!--NEWS-->
      <text:h text:style-name="P10" text:outline-level="1">
<text:span text:style-name="T4">
In Donetsk, Aerospace destroyed the observation post of Russians</text:span>
</text:h>
      <text:p text:style-name="P4">
Authors: Ukrinform (Person)</text:p>
      <text:p text:style-name="P4">
Publisher: Укринформ (Organization)</text:p>
      <text:p text:style-name="P4">
Published Time: 2023-04-09T10:04:00+03:00</text:p>
      <text:p text:style-name="P4">
Modified Time: 2023-04-09T10:04:00+03:00</text:p>
      <text:p text:style-name="P4">
Description: In the Donetsk region, air intelligence officers eliminated the enemy observation post located on the heap. - Ukrinform.</text:p>
      <text:p text:style-name="P4">
Images: ["<text:a xlink:type="simple" xlink:href="https://static.ukrinform.com/photos/2019_04/thumb_files/630_360_1556257793-170.jpg" text:style-name="Internet_20_link" text:visited-style-name="Visited_20_Internet_20_Link">
630_360_15562...</text:a>
"]</text:p>
      <text:p text:style-name="P4">
Tags: ['ЗСУ', 'Російські військові', 'Війна з росією']</text:p>
      <text:p text:style-name="P4">
Type: Article</text:p>
      <!--METADATA-->
      <text:p text:style-name="P4">
<draw:frame draw:style-name="fr1" draw:name="Image97" text:anchor-type="as-char" svg:width="6.9236in" svg:height="3.956343in" draw:z-index="0">
<draw:image xlink:href="../Images/yкринформ/2023-04-09T10-04-00-03-00/630_360_1556257793-170.jpg" xlink:type="simple" xlink:show="embed" xlink:actuate="onLoad" draw:mime-type="image/jpeg"/>
</draw:frame>
The Udonetsk region air intelligence officers eliminated the enemy observation post located on the heap.</text:p>
      <text:p text:style-name="P4">
According to Ukrinform, the Navy of the Armed Forces of Ukraine reports in <text:a xlink:type="simple" xlink:href="https://t.me/ukrainian_navy/2700" text:style-name="Internet_20_link" text:visited-style-name="Visited_20_Internet_20_Link">
</text:a>
"In the Donetsk region, aerial intelligence of a separate Marine Corps named after Star -Admiral Michael Ostrogradsky eliminated the enemy observation post, which was placed on one of the heaps," - the message reads.</text:p>
      <text:p text:style-name="P4">
<text:span text:style-name="T5">
Viso: <text:a xlink:type="simple" xlink:href="https://t.me/ukrainian_navy/2700" text:style-name="Internet_20_link" text:visited-style-name="Visited_20_Internet_20_Link">
</text:a>
</text:span>
</text:p>
      <text:p text:style-name="P4">
<text:span text:style-name="T4">
 Read also: </text:span>
 <text:a xlink:type="simple" xlink:href="https://www.ukrinform.ua/rubric-ato/3693337-na-mikolaivsini-zsu-znisili-rozviduvalnij-bezpilotnik-rosian.html" text:style-name="Internet_20_link" text:visited-style-name="Visited_20_Internet_20_Link">
<text:span text:style-name="T4">
 destroy </text:span>
</text:a>
As reported by Ukrinform, the Defense Forces of Ukraine <text:a xlink:type="simple" xlink:href="https://www.ukrinform.ua/rubric-ato/3693470-zsu-znisili-vze-178-150-rosijskih-zagarbnikiv.html" text:style-name="Internet_20_link" text:visited-style-name="Visited_20_Internet_20_Link">
</text:a>
 <text:a xlink:type="simple" xlink:href="https://www.ukrinform.ua/rubric-ato/3693470-zsu-znisili-vze-178-150-rosijskih-zagarbnikiv.html" text:style-name="Internet_20_link" text:visited-style-name="Visited_20_Internet_20_Link">
 </text:a>
 <text:a xlink:type="simple" xlink:href="https://www.ukrinform.ua/rubric-ato/3693470-zsu-znisili-vze-178-150-rosijskih-zagarbnikiv.html" text:style-name="Internet_20_link" text:visited-style-name="Visited_20_Internet_20_Link">
</text:a>
_ Photo illustrative _</text:p>
      <text:p text:style-name="P4">
News Source: <text:a xlink:type="simple" xlink:href="https://www.ukrinform.ua/rubric-ato/3693480-na-doneccini-aerorozvidniki-znisili-spostereznij-punkt-rosian.html" text:style-name="Internet_20_link" text:visited-style-name="Visited_20_Internet_20_Link">
https://www.ukrinform.ua/rubric-ato/3693480-na-doneccini-aerorozvidniki-znisili-spostereznij-punkt-rosian.html</text:a>
</text:p>
      <!--NEWS-->
      <text:h text:style-name="P10" text:outline-level="1">
<text:span text:style-name="T4">
Next week will pass the first matches of 1/4 finals of football European Cups</text:span>
</text:h>
      <text:p text:style-name="P4">
Authors: Ukrinform (Person)</text:p>
      <text:p text:style-name="P4">
Publisher: Укринформ (Organization)</text:p>
      <text:p text:style-name="P4">
Published Time: 2023-04-09T10:10:05+03:00</text:p>
      <text:p text:style-name="P4">
Modified Time: 2023-04-09T10:10:05+03:00</text:p>
      <text:p text:style-name="P4">
Description: The UEFA Champions League will take place on April 11-12. - Ukrinform.</text:p>
      <text:p text:style-name="P4">
Images: ["<text:a xlink:type="simple" xlink:href="https://static.ukrinform.com/photos/2018_04/thumb_files/630_360_1524051222-8444.jpg" text:style-name="Internet_20_link" text:visited-style-name="Visited_20_Internet_20_Link">
630_360_15240...</text:a>
"]</text:p>
      <text:p text:style-name="P4">
Tags: ['Футбол', 'Ліга чемпіонів', 'Ліга Європи', 'Ліга конференцій УЄФА']</text:p>
      <text:p text:style-name="P4">
Type: Article</text:p>
      <!--METADATA-->
      <text:p text:style-name="P4">
<draw:frame draw:style-name="fr1" draw:name="Image98" text:anchor-type="as-char" svg:width="6.9236in" svg:height="3.956343in" draw:z-index="0">
<draw:image xlink:href="../Images/yкринформ/2023-04-09T10-10-05-03-00/630_360_1524051222-8444.jpg" xlink:type="simple" xlink:show="embed" xlink:actuate="onLoad" draw:mime-type="image/jpeg"/>
</draw:frame>
The UEFA Lisichampions will take place on April 11-12, the first quarter-final matches will take place.</text:p>
      <text:p text:style-name="P4">
The English "Manchester City" will accept the German "Bavaria", the Portuguese "Benfica" will meet with Italian "intere", the valid owner of the titular "Real" will play with the English "Chelsea", and in Italian Derbiza "Milan" and "Napoli".</text:p>
      <text:p text:style-name="P4">
The matches in response to the 1/4 finals of the Champions League will be held on April 18-19.</text:p>
      <text:p text:style-name="P4">
In the 1/4 finals of the UEFA Europa League, April 13 and 20 will meet Manchester United "(England)- “Sevilla”(Spain). Juventus "(Italy)- «Sporting»(Portugal), “Bayer”(Germany)- Union(Belgium)and “The Fairy”(Netherlands)- «Roma»(Italy).</text:p>
      <text:p text:style-name="P4">
У чвертьфіналах Ліги конференцій УЄФА також 13 та 20 квітня зіграють «Лех»(Poland)- Fiorentina(Italy), «Gent»(Belgium)- "West Gem"(England)And luck «Alkt»(Netherlands)- «Anderlecht»(Belgium)you «Bazel»(Switzerland)-"nourish"(France).</text:p>
      <text:p text:style-name="P4">
<text:span text:style-name="T4">
Читайте також:</text:span>
 <text:a xlink:type="simple" xlink:href="https://www.ukrinform.ua/rubric-sports/3692118-prezident-uefa-pro-dopusk-rosian-poki-ne-zakincitsa-vijna-ne-bacu-mozlivosti-sos-minati.html" text:style-name="Internet_20_link" text:visited-style-name="Visited_20_Internet_20_Link">
 <text:span text:style-name="T4">
УЄФА</text:span>
 </text:a>
Recall that the final match of the UEFA Champions League will take place on June 10 at Ataturk's Olympic Stadium in Istanbul, the decisive match of the Europace League will receive on May 31 "Pushkash Arena" in Budapest(Hungary)and the conference League Final will be held on June 7 at the Sinobo Stedium in Prague(Czech Republic).</text:p>
      <text:p text:style-name="P4">
News Source: <text:a xlink:type="simple" xlink:href="https://www.ukrinform.ua/rubric-sports/3693481-nastupnogo-tizna-projdut-persi-matci-14-finalu-futbolnih-evrokubkiv.html" text:style-name="Internet_20_link" text:visited-style-name="Visited_20_Internet_20_Link">
https://www.ukrinform.ua/rubric-sports/3693481-nastupnogo-tizna-projdut-persi-matci-14-finalu-futbolnih-evrokubkiv.html</text:a>
</text:p>
      <!--NEWS-->
      <text:h text:style-name="P10" text:outline-level="1">
<text:span text:style-name="T4">
The French Marseille collapsed a dwelling house, there are victims</text:span>
</text:h>
      <text:p text:style-name="P4">
Authors: Ukrinform (Person)</text:p>
      <text:p text:style-name="P4">
Publisher: Укринформ (Organization)</text:p>
      <text:p text:style-name="P4">
Published Time: 2023-04-09T10:18:00+03:00</text:p>
      <text:p text:style-name="P4">
Modified Time: 2023-04-09T10:18:00+03:00</text:p>
      <text:p text:style-name="P4">
Description: At least five people were injured in the French city of Marseille. - Ukrinform.</text:p>
      <text:p text:style-name="P4">
Images: ["<text:a xlink:type="simple" xlink:href="https://static.ukrinform.com/photos/2023_04/thumb_files/630_360_1681026460-144.jpeg" text:style-name="Internet_20_link" text:visited-style-name="Visited_20_Internet_20_Link">
630_360_16810...</text:a>
"]</text:p>
      <text:p text:style-name="P4">
Tags: ['Будинок', 'Франція', 'Поранені', 'Пожежа']</text:p>
      <text:p text:style-name="P4">
Type: Article</text:p>
      <!--METADATA-->
      <text:p text:style-name="P4">
<draw:frame draw:style-name="fr1" draw:name="Image99" text:anchor-type="as-char" svg:width="6.9236in" svg:height="3.956343in" draw:z-index="0">
<draw:image xlink:href="../Images/yкринформ/2023-04-09T10-18-00-03-00/630_360_1681026460-144.jpeg" xlink:type="simple" xlink:show="embed" xlink:actuate="onLoad" draw:mime-type="image/jpeg"/>
</draw:frame>
At least five people have been injured in the Ufartzu city of Marseille.</text:p>
      <text:p text:style-name="P4">
As Ukrinform reports, it reports <text:a xlink:type="simple" xlink:href="https://www.france24.com/en/france/20230409-marseille-building-collapse-injures-at-least-five-fire-hampers-rescue-efforts" text:style-name="Internet_20_link" text:visited-style-name="Visited_20_Internet_20_Link">
</text:a>
It is noted that the rescue work is disturbed by the fire.</text:p>
      <text:p text:style-name="P4">
"Firefighters think about how to extinguish this fire every minute, because people can be inside," said Marseille Benoua Payan.</text:p>
      <text:p text:style-name="P4">
The collapse occurred on Sunday at about 00.40, damaging parts of the surrounding buildings, Payan said.</text:p>
      <text:p text:style-name="Quotations">

<text:p text:style-name="P4">
La Chute du Numéro 15: Vers 7 H 45, L'MMEUBLE Voisin du Numéro 17 de la&gt;
 Rue de tivoli s'est également Effondré, Fragilisé par l'Explosion. Ici les&gt;
 Photos de sa chute, prises par un riverin <text:a xlink:type="simple" xlink:href="https://t.co/qfLRrPvQ9b" text:style-name="Internet_20_link" text:visited-style-name="Visited_20_Internet_20_Link">
</text:a>
&gt;
&gt;
 — Guilhem RICAVY(@guilhemricavy) <text:a xlink:type="simple" xlink:href="https://twitter.com/guilhemricavy/status/1644962746503421953" text:style-name="Internet_20_link" text:visited-style-name="Visited_20_Internet_20_Link">
&gt;
 </text:a>
He added that five people from two neighboring buildings have now experienced <text:a xlink:type="simple" xlink:href="https://www.ukrinform.ua/tag-poraneni" text:style-name="Internet_20_link" text:visited-style-name="Visited_20_Internet_20_Link">
</text:a>
, but the fire under the rubble is still ongoing.</text:p>

</text:p>
      <text:p text:style-name="P4">
The evacuated residents of the surrounding homes are in schools and children.</text:p>
      <text:p text:style-name="P4">
The local fire department reported that they were trying to accelerate the search and rescue operation, but service dogs cannot operate at high temperatures.</text:p>
      <text:p text:style-name="P4">
<text:span text:style-name="T4">
 Read also: </text:span>
 <text:a xlink:type="simple" xlink:href="https://www.ukrinform.ua/rubric-world/3692182-u-centri-moskvi-gorila-budivla-minoboroni.html" text:style-name="Internet_20_link" text:visited-style-name="Visited_20_Internet_20_Link">
</text:a>
Cristof Miranda Regional Perfect said there was "significant suspicion" that the cause of the collapse was an explosion, possibly due to gas leakage.</text:p>
      <text:p text:style-name="P4">
As reported by Ukrinform, <text:a xlink:type="simple" xlink:href="https://www.ukrinform.ua/rubric-world/3691579-u-banglades-goriv-stolicnij-rinok-zniseni-blizko-5-tisac-kramnic.html" text:style-name="Internet_20_link" text:visited-style-name="Visited_20_Internet_20_Link">
</text:a>
<text:span text:style-name="T5">
Foto twitter Guillaume Quiquez</text:span>
</text:p>
      <text:p text:style-name="P4">
News Source: <text:a xlink:type="simple" xlink:href="https://www.ukrinform.ua/rubric-world/3693490-u-marseli-obvalivsa-zitlovij-budinok-e-postrazdali.html" text:style-name="Internet_20_link" text:visited-style-name="Visited_20_Internet_20_Link">
https://www.ukrinform.ua/rubric-world/3693490-u-marseli-obvalivsa-zitlovij-budinok-e-postrazdali.html</text:a>
</text:p>
      <!--NEWS-->
      <text:h text:style-name="P10" text:outline-level="1">
<text:span text:style-name="T4">
In the south, artillerymen eliminated the enemy capacity</text:span>
</text:h>
      <text:p text:style-name="P4">
Authors: Ukrinform (Person)</text:p>
      <text:p text:style-name="P4">
Publisher: Укринформ (Organization)</text:p>
      <text:p text:style-name="P4">
Published Time: 2023-04-09T10:25:41+03:00</text:p>
      <text:p text:style-name="P4">
Modified Time: 2023-04-09T10:25:41+03:00</text:p>
      <text:p text:style-name="P4">
Description: In the south of Ukraine, rocket-artillery units destroyed the Russian observation post and fieldwarm of the enemy's ammunition in the islands. - Ukrinform.</text:p>
      <text:p text:style-name="P4">
Images: ["<text:a xlink:type="simple" xlink:href="https://static.ukrinform.com/photos/2023_03/thumb_files/630_360_1678804858-897.jpg" text:style-name="Internet_20_link" text:visited-style-name="Visited_20_Internet_20_Link">
630_360_16788...</text:a>
"]</text:p>
      <text:p text:style-name="P4">
Tags: ['Обстріл', 'Війна з росією', 'Артилерія']</text:p>
      <text:p text:style-name="P4">
Type: Article</text:p>
      <!--METADATA-->
      <text:p text:style-name="P4">
<draw:frame draw:style-name="fr1" draw:name="Image100" text:anchor-type="as-char" svg:width="6.9236in" svg:height="3.956343in" draw:z-index="0">
<draw:image xlink:href="../Images/yкринформ/2023-04-09T10-25-41-03-00/630_360_1678804858-897.jpg" xlink:type="simple" xlink:show="embed" xlink:actuate="onLoad" draw:mime-type="image/jpeg"/>
</draw:frame>
In the south of Ukraine, rocket-artillery units destroyed the Russian observation posts of the enemy's ammunition in the islands.</text:p>
      <text:p text:style-name="P4">
According to Ukrinform, the operational command "South" reports in <text:a xlink:type="simple" xlink:href="https://www.facebook.com/OperationalCommandSouth/posts/pfbid02Gxgj4dT1n1eGimDF4Tt9Hn3CUcEyaoUqWfzEcRGqhmHBxfvkxgdGwqKG5djJJv1Pl" text:style-name="Internet_20_link" text:visited-style-name="Visited_20_Internet_20_Link">
</text:a>
"Our rocket -artillery units destroyed the observation post percentricist on the left bank and the field of ammunition on the islands," "is in the message.</text:p>
      <text:p text:style-name="P4">
General confirmed losses of the enemy - 12 Russian servicemen, armaments and equipment, including two self -propelled articles, two stations of radiolectronic struggle, <text:a xlink:type="simple" xlink:href="https://www.ukrinform.ua/tag-bezpilotnik" text:style-name="Internet_20_link" text:visited-style-name="Visited_20_Internet_20_Link">
</text:a>
-Contener SuperCam and two cars.</text:p>
      <text:p text:style-name="P4">
<text:span text:style-name="T4">
 Read also: </text:span>
 <text:a xlink:type="simple" xlink:href="https://www.ukrinform.ua/rubric-ato/3693480-na-doneccini-aerorozvidniki-znisili-spostereznij-punkt-rosian.html" text:style-name="Internet_20_link" text:visited-style-name="Visited_20_Internet_20_Link">
<text:span text:style-name="T4">
 destroy </text:span>
</text:a>
As reported by Ukrinform, the defense forces are significantly <text:a xlink:type="simple" xlink:href="https://www.ukrinform.ua/rubric-ato/3692627-sili-oboroni-potisnili-voroga-na-kinburnskij-kosi-gumenuk.html" text:style-name="Internet_20_link" text:visited-style-name="Visited_20_Internet_20_Link">
</text:a>
 <text:a xlink:type="simple" xlink:href="https://www.ukrinform.ua/rubric-ato/3692627-sili-oboroni-potisnili-voroga-na-kinburnskij-kosi-gumenuk.html" text:style-name="Internet_20_link" text:visited-style-name="Visited_20_Internet_20_Link">
 </text:a>
, however, the enemy from time to time is fired by the Dnieper-Buzian estuary.</text:p>
      <text:p text:style-name="P4">
News Source: <text:a xlink:type="simple" xlink:href="https://www.ukrinform.ua/rubric-ato/3693487-na-pivdni-artileristi-likviduvali-vorozij-punkt-boepostacanna-na-ostrovah.html" text:style-name="Internet_20_link" text:visited-style-name="Visited_20_Internet_20_Link">
https://www.ukrinform.ua/rubric-ato/3693487-na-pivdni-artileristi-likviduvali-vorozij-punkt-boepostacanna-na-ostrovah.html</text:a>
</text:p>
      <!--NEWS-->
      <text:h text:style-name="P10" text:outline-level="1">
<text:span text:style-name="T4">
Poland is said to be suspended by Ukrainian grain at least by July</text:span>
</text:h>
      <text:p text:style-name="P4">
Authors: Ukrinform (Person)</text:p>
      <text:p text:style-name="P4">
Publisher: Укринформ (Organization)</text:p>
      <text:p text:style-name="P4">
Published Time: 2023-04-09T10:43:00+03:00</text:p>
      <text:p text:style-name="P4">
Modified Time: 2023-04-09T10:43:00+03:00</text:p>
      <text:p text:style-name="P4">
Description: Imports of Ukrainian cereals to Poland were suspended by "at least July". - Ukrinform.</text:p>
      <text:p text:style-name="P4">
Images: ["<text:a xlink:type="simple" xlink:href="https://static.ukrinform.com/photos/2023_02/thumb_files/630_360_1676909362-870.jpg" text:style-name="Internet_20_link" text:visited-style-name="Visited_20_Internet_20_Link">
630_360_16769...</text:a>
"]</text:p>
      <text:p text:style-name="P4">
Tags: ['Імпорт', 'Польща', 'Зерно']</text:p>
      <text:p text:style-name="P4">
Type: Article</text:p>
      <!--METADATA-->
      <text:p text:style-name="P4">
<draw:frame draw:style-name="fr1" draw:name="Image101" text:anchor-type="as-char" svg:width="6.9236in" svg:height="3.956343in" draw:z-index="0">
<draw:image xlink:href="../Images/yкринформ/2023-04-09T10-43-00-03-00/630_360_1676909362-870.jpg" xlink:type="simple" xlink:show="embed" xlink:actuate="onLoad" draw:mime-type="image/jpeg"/>
</draw:frame>
Imports of Ukrainian grain to Poland were suspended by "at least July".</text:p>
      <text:p text:style-name="P4">
This was stated on the air <text:a xlink:type="simple" xlink:href="https://www.tvp.info/69062201/import-zboza-z-ukrainy-wstrzymany-na-pewien-czas-propozycja-strony-ukrainskiej" text:style-name="Internet_20_link" text:visited-style-name="Visited_20_Internet_20_Link">
</text:a>
Polish Deputy Minister of Agriculture Janusz Kowalski, Ukrinform reports.</text:p>
      <text:p text:style-name="P4">
“The EC did nothing to help Polish farmers, but the effectiveness of Salery Minister Robert Telus in the first hours(After the appointment - ed.)Both Prime Minister and President, who also have been the result of the President of Zelensky, showed that we are able to negotiate with Ukraine and temporarily suspend imports( <text:a xlink:type="simple" xlink:href="https://www.ukrinform.ua/tag-zerno" text:style-name="Internet_20_link" text:visited-style-name="Visited_20_Internet_20_Link">
 </text:a>
from Ukraine - ed.)At least until July, ”Kowalsky said.</text:p>
      <text:p text:style-name="P4">
The Deputy Minister expressed the opinion that the Polish-Ukrainian agreement of the grain "is only the first step". According to Kowalski, his coalition party "Solidarian Poland" firmly asserts the position that "on existence products from Ukraine must be imposed on Ukraine."</text:p>
      <text:p text:style-name="P4">
<text:span text:style-name="T4">
 Read also: </text:span>
 <text:a xlink:type="simple" xlink:href="https://www.ukrinform.ua/rubric-economy/3693021-kubrakov-obgovoriv-robotu-zernovogo-koridoru-z-ministrom-oboroni-tureccini.html" text:style-name="Internet_20_link" text:visited-style-name="Visited_20_Internet_20_Link">
<text:span text:style-name="T4">
 grain </text:span>
</text:a>
“We help Ukraine, but we must be a transit country. All the products are to go through Poland, they should not harm the Polish farmers, Polish producers and cause a crisis associated with food safety, ”Kowalski stated.</text:p>
      <text:p text:style-name="P4">
He also informed that on Tuesday, April 11, the Polish Minister of Telusustin will be at the border with representatives of agricultural organizations from five other countries.</text:p>
      <text:p text:style-name="P4">
As reported by Ukrinform, Minister of Agrarian Policy and Food Mykolasolsky during a joint press conference at the border with the Minister of Agriculture and Development of the village of Poland, Robert Telus, said on April 7, which Ukraine will suspend exports to Poland, corn, and Sunf. He noted that during the next meeting with the Polish plot, procedures related to the export of Ukrainian agro -products will be elaborated. According to him, exports will be able to take place only with the consent of the Polish side. The Ukrainian Minister added that the Polish side will also discuss the issue of transit of grain from Ukraine through the territory of the RP. According to his words, another meeting with the Polish side to discuss these issues will be a new harvest season.Polish agrarians over the last few months have conducted mass protests, in particular, opposed to transportation through the territory of Poland by the Ukrainian agro -products. They emphasized that much of the Ukrainian grain is not transported in transit further, but settles in Poland, reducing the purchase prices in the RP at the grain of Polish farmers. Under the incentives, the Polish government appealed to the European Commission to refuse zero mitane by Ukrainian agricultural products. However, the European Commission failed to fulfill the main demand for the introduction of duties on Ukrainian companions and continued for another year, until June 5, 2024, an agreement on duty -free importation of goods from Ukraine.</text:p>
      <text:p text:style-name="P4">
<text:span text:style-name="T4">
 Read also: </text:span>
 <text:a xlink:type="simple" xlink:href="https://www.ukrinform.ua/rubric-economy/3692141-problemi-polskih-fermeriv-zelenskij-zapevnae-so-pitanna-virisat-u-najblizci-dnitizni.html" text:style-name="Internet_20_link" text:visited-style-name="Visited_20_Internet_20_Link">
</text:a>
On Wednesday, April 5, against the backdrop of the crisis with Ukrainian grain resigned by the previous Minister of Agriculture of Poland Henryk Kovalchyk. In four place, Robert Telus was assigned, which was assembled on the same day, the Crisal Staff to solve the problem with the influx of the Polish market of Ukrainian grain.</text:p>
      <text:p text:style-name="P4">
<text:span text:style-name="T5">
Foto: Mini Infrastructure</text:span>
</text:p>
      <text:p text:style-name="P4">
News Source: <text:a xlink:type="simple" xlink:href="https://www.ukrinform.ua/rubric-economy/3693494-u-polsi-kazut-so-import-ukrainskogo-zbizza-prizupinili-sonajmense-do-lipna.html" text:style-name="Internet_20_link" text:visited-style-name="Visited_20_Internet_20_Link">
https://www.ukrinform.ua/rubric-economy/3693494-u-polsi-kazut-so-import-ukrainskogo-zbizza-prizupinili-sonajmense-do-lipna.html</text:a>
</text:p>
      <!--NEWS-->
      <text:h text:style-name="P10" text:outline-level="1">
<text:span text:style-name="T4">
In Turkey, a dust storm is coming from the province of the province</text:span>
</text:h>
      <text:p text:style-name="P4">
Authors: Ukrinform (Person)</text:p>
      <text:p text:style-name="P4">
Publisher: Укринформ (Organization)</text:p>
      <text:p text:style-name="P4">
Published Time: 2023-04-09T11:01:00+03:00</text:p>
      <text:p text:style-name="P4">
Modified Time: 2023-04-09T11:01:00+03:00</text:p>
      <text:p text:style-name="P4">
Description: In the southeast of Turkey, in particular the provinces that have suffered from earthquakes and in which work is still being harvested, dust storm is coming. - Ukrinform.</text:p>
      <text:p text:style-name="P4">
Images: ["<text:a xlink:type="simple" xlink:href="https://static.ukrinform.com/photos/2023_04/thumb_files/630_360_1681027268-356.jpg" text:style-name="Internet_20_link" text:visited-style-name="Visited_20_Internet_20_Link">
630_360_16810...</text:a>
", "<text:a xlink:type="simple" xlink:href="https://static.ukrinform.com/photos/2023_04/1681027477-998.jpg" text:style-name="Internet_20_link" text:visited-style-name="Visited_20_Internet_20_Link">
1681027477-99...</text:a>
", "<text:a xlink:type="simple" xlink:href="https://static.ukrinform.com/photos/2023_04/1681027470-813.jpg" text:style-name="Internet_20_link" text:visited-style-name="Visited_20_Internet_20_Link">
1681027470-81...</text:a>
", "<text:a xlink:type="simple" xlink:href="https://static.ukrinform.com/photos/2023_04/1681027484-241.jpg" text:style-name="Internet_20_link" text:visited-style-name="Visited_20_Internet_20_Link">
1681027484-24...</text:a>
", "<text:a xlink:type="simple" xlink:href="https://static.ukrinform.com/photos/2023_04/1681027260-431.jpg" text:style-name="Internet_20_link" text:visited-style-name="Visited_20_Internet_20_Link">
1681027260-43...</text:a>
"]</text:p>
      <text:p text:style-name="P4">
Tags: ['Погода', 'Туреччина', 'Негода', 'Буря']</text:p>
      <text:p text:style-name="P4">
Type: Article</text:p>
      <!--METADATA-->
      <text:p text:style-name="P4">
<draw:frame draw:style-name="fr1" draw:name="Image102" text:anchor-type="as-char" svg:width="6.9236in" svg:height="3.956343in" draw:z-index="0">
<draw:image xlink:href="../Images/yкринформ/2023-04-09T11-01-00-03-00/630_360_1681027268-356.jpg" xlink:type="simple" xlink:show="embed" xlink:actuate="onLoad" draw:mime-type="image/jpeg"/>
</draw:frame>
The half -day east of Turkey, in particular the provinces that have suffered from earthquakes in which work is still underway to clean the rubble, a dust storm is coming.</text:p>
      <text:p text:style-name="P4">
Meteorologists have increased the level of danger in 15 provinces, Ukrinform reports to <text:a xlink:type="simple" xlink:href="https://www.trthaber.com/foto-galeri/ankarada-kuduse-destek-konvoyu/55560/sayfa-1.html" text:style-name="Internet_20_link" text:visited-style-name="Visited_20_Internet_20_Link">
</text:a>
“Meteorologists marked 15 provinces of" yellow "code(The second level of danger of four - ed.). Вплив пилової бурі буде відчутним на сході країни. Слід бутиуважними та обережними через такі негативні прояви, як перебої в роботітранспорту, погіршення видимості та зниження якості повітря”, - повідомляєтелеканал.</text:p>
      <text:p text:style-name="P4">
<draw:frame draw:style-name="fr1" draw:name="Image103" text:anchor-type="as-char" svg:width="6.9236in" svg:height="3.89773in" draw:z-index="0">
<draw:image xlink:href="../Images/yкринформ/2023-04-09T11-01-00-03-00/1681027477-998.jpg" xlink:type="simple" xlink:show="embed" xlink:actuate="onLoad" draw:mime-type="image/jpeg"/>
</draw:frame>
</text:p>
      <text:p text:style-name="P4">
<draw:frame draw:style-name="fr1" draw:name="Image104" text:anchor-type="as-char" svg:width="6.9236in" svg:height="3.89773in" draw:z-index="0">
<draw:image xlink:href="../Images/yкринформ/2023-04-09T11-01-00-03-00/1681027470-813.jpg" xlink:type="simple" xlink:show="embed" xlink:actuate="onLoad" draw:mime-type="image/jpeg"/>
</draw:frame>
Dust <text:a xlink:type="simple" xlink:href="https://www.ukrinform.ua/tag-bura" text:style-name="Internet_20_link" text:visited-style-name="Visited_20_Internet_20_Link">
</text:a>
The provinces of Hatai, Adan, Adan, Adan, Bingol, Diyarbakir, Elizig, Gaziantep, Malathia, Kakhramanmarash, Mardin, Tundheli, Shanglurf, Batman, Ottomania are forecast in the provinces. Most of these provinces were affected by the powerful earthquakes on February 6 with the epicenter of Kahramanmahash. In these areas work is underway to parse the blockage of tauting after earthquakes, hundreds of thousands of people live in the erected fastest and modular towns.</text:p>
      <text:p text:style-name="P4">
<draw:frame draw:style-name="fr1" draw:name="Image105" text:anchor-type="as-char" svg:width="6.9236in" svg:height="3.89773in" draw:z-index="0">
<draw:image xlink:href="../Images/yкринформ/2023-04-09T11-01-00-03-00/1681027484-241.jpg" xlink:type="simple" xlink:show="embed" xlink:actuate="onLoad" draw:mime-type="image/jpeg"/>
</draw:frame>
</text:p>
      <text:p text:style-name="P4">
<draw:frame draw:style-name="fr1" draw:name="Image106" text:anchor-type="as-char" svg:width="6.9236in" svg:height="3.89773in" draw:z-index="0">
<draw:image xlink:href="../Images/yкринформ/2023-04-09T11-01-00-03-00/1681027260-431.jpg" xlink:type="simple" xlink:show="embed" xlink:actuate="onLoad" draw:mime-type="image/jpeg"/>
</draw:frame>
<text:span text:style-name="T4">
 Read also: </text:span>
 <text:a xlink:type="simple" xlink:href="https://www.ukrinform.ua/rubric-world/3693011-u-kanadi-vnaslidok-krizanogo-stormu-zaginuli-dvoe-ludej-ponad-miljon-bez-svitla.html" text:style-name="Internet_20_link" text:visited-style-name="Visited_20_Internet_20_Link">
<text:span text:style-name="T4">
 Canada </text:span>
</text:a>
As reported, <text:a xlink:type="simple" xlink:href="https://www.ukrinform.ua/rubric-world/3685169-kilkist-zagiblih-vnaslidok-zemletrusiv-u-tureccini-perevisila-50-tisac.html" text:style-name="Internet_20_link" text:visited-style-name="Visited_20_Internet_20_Link">
</text:a>
<text:span text:style-name="T5">
Foto: trt haber</text:span>
</text:p>
      <text:p text:style-name="P4">
News Source: <text:a xlink:type="simple" xlink:href="https://www.ukrinform.ua/rubric-world/3693498-u-tureccini-na-postrazdali-vid-zemletrusiv-provincii-nasuvaetsa-pilova-bura.html" text:style-name="Internet_20_link" text:visited-style-name="Visited_20_Internet_20_Link">
https://www.ukrinform.ua/rubric-world/3693498-u-tureccini-na-postrazdali-vid-zemletrusiv-provincii-nasuvaetsa-pilova-bura.html</text:a>
</text:p>
      <!--NEWS-->
      <text:h text:style-name="P10" text:outline-level="1">
<text:span text:style-name="T4">
Lucescuy may need surgery</text:span>
</text:h>
      <text:p text:style-name="P4">
Authors: Ukrinform (Person)</text:p>
      <text:p text:style-name="P4">
Publisher: Укринформ (Organization)</text:p>
      <text:p text:style-name="P4">
Published Time: 2023-04-09T11:01:47+03:00</text:p>
      <text:p text:style-name="P4">
Modified Time: 2023-04-09T11:01:47+03:00</text:p>
      <text:p text:style-name="P4">
Description: Dynamo head coach Mircea Lucescu has health problems. - Ukrinform.</text:p>
      <text:p text:style-name="P4">
Images: ["<text:a xlink:type="simple" xlink:href="https://static.ukrinform.com/photos/2015_10/thumb_files/630_360_1443693595-6038.jpg" text:style-name="Internet_20_link" text:visited-style-name="Visited_20_Internet_20_Link">
630_360_14436...</text:a>
"]</text:p>
      <text:p text:style-name="P4">
Tags: ['Динамо', 'Футбол', 'Мірча Луческу']</text:p>
      <text:p text:style-name="P4">
Type: Article</text:p>
      <!--METADATA-->
      <text:p text:style-name="P4">
<draw:frame draw:style-name="fr1" draw:name="Image107" text:anchor-type="as-char" svg:width="6.9236in" svg:height="3.956343in" draw:z-index="0">
<draw:image xlink:href="../Images/yкринформ/2023-04-09T11-01-47-03-00/630_360_1443693595-6038.jpg" xlink:type="simple" xlink:show="embed" xlink:actuate="onLoad" draw:mime-type="image/jpeg"/>
</draw:frame>
Dynamo Chief Trainer Mircea Lucescu has health problems.</text:p>
      <text:p text:style-name="P4">
According to Romanian <text:a xlink:type="simple" xlink:href="https://orangesport.ro/mircea-lucescu-are-noi-probleme-de-sanatate-cat-am-sa-pot-am-sa-continui-nu-nu-ma-retrag-21089273" text:style-name="Internet_20_link" text:visited-style-name="Visited_20_Internet_20_Link">
</text:a>
Orange Sport, a 77 -year -old specialist developed coxarthrosis - arthrosis of the hip joint, through which the mentor moves with difficulties, Ukrinform reports.</text:p>
      <text:p text:style-name="P4">
“At the time when we played in the European Cups, we were constantly moving by bus - 10 hours at a time. At the same time I worked 7-8 hours a day. As a result, coxarthrosis developed, ”Lucescu said.</text:p>
      <text:p text:style-name="P4">
Meanwhile, he will continue to work. “Otherwise, I will have to lie down, retire. It would be great if I managed to carry out tsoperation but stay with the team. In any case, I do not have a way to leave football, ”Dynamo head coach said.</text:p>
      <text:p text:style-name="P4">
<text:span text:style-name="T4">
 Read also: </text:span>
 <text:a xlink:type="simple" xlink:href="https://www.ukrinform.ua/rubric-sports/3690668-lucesku-mi-cekaemo-na-supragu-protagom-dvoh-rokiv.html" text:style-name="Internet_20_link" text:visited-style-name="Visited_20_Internet_20_Link">
<text:span text:style-name="T4">
 Lucescu </text:span>
</text:a>
As it was reported, the day before the wards of Mirchi Lucescu beat the Transcarpathian "Minaj"(2:0).</text:p>
      <text:p text:style-name="P4">
News Source: <text:a xlink:type="simple" xlink:href="https://www.ukrinform.ua/rubric-sports/3693497-lucesku-moze-znadobitisa-operacia.html" text:style-name="Internet_20_link" text:visited-style-name="Visited_20_Internet_20_Link">
https://www.ukrinform.ua/rubric-sports/3693497-lucesku-moze-znadobitisa-operacia.html</text:a>
</text:p>
      <!--NEWS-->
      <text:h text:style-name="P10" text:outline-level="1">
<text:span text:style-name="T4">
Missile blow to Zaporozhye: The victim is in a hospital in serious condition</text:span>
</text:h>
      <text:p text:style-name="P4">
Authors: Ukrinform (Person)</text:p>
      <text:p text:style-name="P4">
Publisher: Укринформ (Organization)</text:p>
      <text:p text:style-name="P4">
Published Time: 2023-04-09T11:15:00+03:00</text:p>
      <text:p text:style-name="P4">
Modified Time: 2023-04-09T11:15:00+03:00</text:p>
      <text:p text:style-name="P4">
Description: In Zaporizhzhya, a woman rescued from the rubble by Russian rockets of the house is in a hospital in serious condition. - Ukrinform.</text:p>
      <text:p text:style-name="P4">
Images: ["<text:a xlink:type="simple" xlink:href="https://static.ukrinform.com/photos/2023_04/thumb_files/630_360_1681023257-970.jpg" text:style-name="Internet_20_link" text:visited-style-name="Visited_20_Internet_20_Link">
630_360_16810...</text:a>
"]</text:p>
      <text:p text:style-name="P4">
Tags: ['Обстріл', 'Запоріжжя', 'Війна з росією']</text:p>
      <text:p text:style-name="P4">
Type: Article</text:p>
      <!--METADATA-->
      <text:p text:style-name="P4">
<draw:frame draw:style-name="fr1" draw:name="Image108" text:anchor-type="as-char" svg:width="6.9236in" svg:height="3.956343in" draw:z-index="0">
<draw:image xlink:href="../Images/yкринформ/2023-04-09T11-15-00-03-00/630_360_1681023257-970.jpg" xlink:type="simple" xlink:show="embed" xlink:actuate="onLoad" draw:mime-type="image/jpeg"/>
</draw:frame>
Uzporizhia a woman, rescued from under the rubble of the Russian rocket launched by the Russian rocket, is in a hospital in a serious condition.</text:p>
      <text:p text:style-name="P4">
The head of Zaporizhzhya Ova Yurimalashko reported this at the scene, Ukrinform correspondent reports.</text:p>
      <text:p text:style-name="P4">
"One <text:a xlink:type="simple" xlink:href="https://www.ukrinform.ua/tag-raketa" text:style-name="Internet_20_link" text:visited-style-name="Visited_20_Internet_20_Link">
</text:a>
She hit a private home. Two people were killed - a man and his daughter. A woman is in a serious condition, "he said.</text:p>
      <text:p text:style-name="P4">
Investigative groups, sappers, rescuers of the SESA are working at the scene.</text:p>
      <text:p text:style-name="P4">
According to police, the primary legal qualification of the event - Part 2 of Art. 438(violation of the laws and customs of war)Criminal Code of Ukraine.</text:p>
      <text:p text:style-name="P4">
As subsequently reported in <text:a xlink:type="simple" xlink:href="https://t.me/kurtievofficial/9988" text:style-name="Internet_20_link" text:visited-style-name="Visited_20_Internet_20_Link">
</text:a>
The Secretariat of the City Council Anatoly Kurtov, the injured woman is Ureanimation.</text:p>
      <text:p text:style-name="P4">
"A woman who has been injured in a rocket attack is Ureanimation. We pray for her health and recovery. A total(Dad, Mom and Troyes)They expressed a desire to temporarily settle in a volunteer shelter, "Kurtev said.</text:p>
      <text:p text:style-name="P4">
<text:span text:style-name="T4">
 Read also: </text:span>
 <text:a xlink:type="simple" xlink:href="https://www.ukrinform.ua/rubric-regions/3693457-vorog-obstrilav-majze-20-naselenih-punktiv-na-zaporizzi-troe-ludej-zaginuli.html" text:style-name="Internet_20_link" text:visited-style-name="Visited_20_Internet_20_Link">
<text:span text:style-name="T4">
 constipation </text:span>
</text:a>
As it was reported, on the night of April 9 Russian troops <text:a xlink:type="simple" xlink:href="https://www.ukrinform.ua/rubric-ato/3693468-rosiani-vnoci-atakuvali-zaporizza-raketami-s300.html" text:style-name="Internet_20_link" text:visited-style-name="Visited_20_Internet_20_Link">
</text:a>
A 50-year-old man and his11-year-old daughter were killed in the residential sector of one of the districts of Zaporizhzhya. Rescuers got a 46-year-old woman from the rubble.</text:p>
      <text:p text:style-name="P4">
News Source: <text:a xlink:type="simple" xlink:href="https://www.ukrinform.ua/rubric-regions/3693499-raketnij-udar-po-zaporizzu-postrazdala-perebuvae-v-likarni-u-vazkomu-stani.html" text:style-name="Internet_20_link" text:visited-style-name="Visited_20_Internet_20_Link">
https://www.ukrinform.ua/rubric-regions/3693499-raketnij-udar-po-zaporizzu-postrazdala-perebuvae-v-likarni-u-vazkomu-stani.html</text:a>
</text:p>
      <!--NEWS-->
      <text:h text:style-name="P10" text:outline-level="1">
<text:span text:style-name="T4">
Damage from Russian crimes against the environment of Luhansk region exceeded ₴ 475 billion</text:span>
</text:h>
      <text:p text:style-name="P4">
Authors: Ukrinform (Person)</text:p>
      <text:p text:style-name="P4">
Publisher: Укринформ (Organization)</text:p>
      <text:p text:style-name="P4">
Published Time: 2023-04-09T11:20:00+03:00</text:p>
      <text:p text:style-name="P4">
Modified Time: 2023-04-09T11:20:00+03:00</text:p>
      <text:p text:style-name="P4">
Description: Damage from Russian war crimes against the environment of Luhansk region is over UAH 475 billion. - Ukrinform.</text:p>
      <text:p text:style-name="P4">
Images: ["<text:a xlink:type="simple" xlink:href="https://static.ukrinform.com/photos/2023_04/thumb_files/630_360_1681028343-937.jpg" text:style-name="Internet_20_link" text:visited-style-name="Visited_20_Internet_20_Link">
630_360_16810...</text:a>
"]</text:p>
      <text:p text:style-name="P4">
Tags: ['Екологія', 'Луганщина', 'Російські військові', 'Воєнні злочини', 'Збитки', 'Війна з росією']</text:p>
      <text:p text:style-name="P4">
Type: Article</text:p>
      <!--METADATA-->
      <text:p text:style-name="P4">
<draw:frame draw:style-name="fr1" draw:name="Image109" text:anchor-type="as-char" svg:width="6.9236in" svg:height="3.956343in" draw:z-index="0">
<draw:image xlink:href="../Images/yкринформ/2023-04-09T11-20-00-03-00/630_360_1681028343-937.jpg" xlink:type="simple" xlink:show="embed" xlink:actuate="onLoad" draw:mime-type="image/jpeg"/>
</draw:frame>
The losses of Russian war crimes against the environment of Luhansk region amount to over UAH 475 billion.</text:p>
      <text:p text:style-name="P4">
According to Ukrinform, Lugansk Ova reports in <text:a xlink:type="simple" xlink:href="https://www.facebook.com/odalug/posts/pfbid0kaoJGzJxPiXopQW5BEZTYqKJ9pm6CGswfEpojGxr2s5wtEUrnomkhDkQA8wdMxGwl" text:style-name="Internet_20_link" text:visited-style-name="Visited_20_Internet_20_Link">
</text:a>
"The inspection today contained 45 cases of commission of Russian troops in the crime of the environment of the Luhansk region, which calculated losses in the amount of 475 112573 537 UAH," - the message reads.</text:p>
      <text:p text:style-name="P4">
As it is noted, on the basis of data obtained by the State Environmental Inspectorate of the Ulugansk region, since the beginning of hostilities, the occupiers have partially destroyed the Luhansk region on the area of more than 26 thousand hectares. Total size <text:a xlink:type="simple" xlink:href="https://www.ukrinform.ua/tag-zbitki" text:style-name="Internet_20_link" text:visited-style-name="Visited_20_Internet_20_Link">
</text:a>
This is more than 180 billion UAH.</text:p>
      <text:p text:style-name="P4">
As a result of the fires, the territory of the nature reserve fund, the Assam-the National Nature Park "Kreminsky Forests", the hydrological executor of local importance "Kreminsky Kaptage" and part of the Lugansk Natural Reserve "Triizben Steppe" were damaged.</text:p>
      <text:p text:style-name="P4">
<text:span text:style-name="T4">
 Read also: </text:span>
 <text:a xlink:type="simple" xlink:href="https://www.ukrinform.ua/rubric-society/3688536-ocinka-skodi-dovkillu-vid-agresii-rf-dla-ukrainciv-stvorili-bezkostovnij-kurs.html" text:style-name="Internet_20_link" text:visited-style-name="Visited_20_Internet_20_Link">
<text:span text:style-name="T4">
 environment </text:span>
</text:a>
As it is emphasized, through the use of heavy weapons and prohibited by the Guards of the Phosphorus Ammunition, as well as heavy flame -dreaded system of "Sunpsy", the objects of infrastructure, industry were damaged, which caught up of land, and land, and construction. These objects, the release of pollutants into the atmospheric air.</text:p>
      <text:p text:style-name="P4">
According to the Ova, the buildings and territories of energy objects, shopping and entertainment centers, markets, educational establishments and objects were affected.</text:p>
      <text:p text:style-name="P4">
Due to constant shelling, the Lugansk Land Fund suffers the most. As an example, due to the destruction of the 500 kV "Kreminska electrical substation with the occupants of the PS 500 kV Donbass-Donska and 220 kV Kreminsk-Juvilein, the harm caused as a result of clogging is more than one and a half-carp of hryvnias.</text:p>
      <text:p text:style-name="P4">
And because of the destruction of buildings and equipment of PJSC "Severodonetsk Association", such harm is already more than UAH 253 billion.</text:p>
      <text:p text:style-name="P4">
<text:span text:style-name="T4">
 Read also: </text:span>
 <text:a xlink:type="simple" xlink:href="https://www.ukrinform.ua/rubric-regions/3687229-zagarbniki-vzali-pid-kontrol-zapovidnik-askania-nova-na-hersonsini.html" text:style-name="Internet_20_link" text:visited-style-name="Visited_20_Internet_20_Link">
<text:span text:style-name="T4">
 Askania </text:span>
</text:a>
</text:p>
      <text:p text:style-name="P4">
As reported by Ukrinform, President Volodymyr Zelenskyy showed UNITED24 video platform, which tells <text:a xlink:type="simple" xlink:href="https://www.ukrinform.ua/rubric-uarazom/3668760-zelenskij-pokazav-video-pro-znisene-rosianami-dovkilla-ukraini.html" text:style-name="Internet_20_link" text:visited-style-name="Visited_20_Internet_20_Link">
</text:a>
<text:span text:style-name="T5">
Foto: Maria Kovalchuk</text:span>
</text:p>
      <text:p text:style-name="P4">
News Source: <text:a xlink:type="simple" xlink:href="https://www.ukrinform.ua/rubric-regions/3693501-zbitki-vid-zlociniv-rf-proti-dovkilla-lugansini-perevisili-475-milardi.html" text:style-name="Internet_20_link" text:visited-style-name="Visited_20_Internet_20_Link">
https://www.ukrinform.ua/rubric-regions/3693501-zbitki-vid-zlociniv-rf-proti-dovkilla-lugansini-perevisili-475-milardi.html</text:a>
</text:p>
      <!--NEWS-->
      <text:h text:style-name="P10" text:outline-level="1">
<text:span text:style-name="T4">
The Ukrainians continued for free travel by train from Poland to Germany until the summer</text:span>
</text:h>
      <text:p text:style-name="P4">
Authors: Ukrinform (Person)</text:p>
      <text:p text:style-name="P4">
Publisher: Укринформ (Organization)</text:p>
      <text:p text:style-name="P4">
Published Time: 2023-04-09T11:28:21+03:00</text:p>
      <text:p text:style-name="P4">
Modified Time: 2023-04-09T11:28:21+03:00</text:p>
      <text:p text:style-name="P4">
Description: The free passage of the Przemysl - Hanover was continued by the end of May 2023. - Ukrinform.</text:p>
      <text:p text:style-name="P4">
Images: ["<text:a xlink:type="simple" xlink:href="https://static.ukrinform.com/photos/2023_04/thumb_files/630_360_1681028783-307.jpg" text:style-name="Internet_20_link" text:visited-style-name="Visited_20_Internet_20_Link">
630_360_16810...</text:a>
"]</text:p>
      <text:p text:style-name="P4">
Tags: None</text:p>
      <text:p text:style-name="P4">
Type: Article</text:p>
      <!--METADATA-->
      <text:p text:style-name="P4">
<draw:frame draw:style-name="fr1" draw:name="Image110" text:anchor-type="as-char" svg:width="6.9236in" svg:height="3.956343in" draw:z-index="0">
<draw:image xlink:href="../Images/yкринформ/2023-04-09T11-28-21-03-00/630_360_1681028783-307.jpg" xlink:type="simple" xlink:show="embed" xlink:actuate="onLoad" draw:mime-type="image/jpeg"/>
</draw:frame>
The free passage of the Przemysl - Hanover train for Ukrainians continued by May 2023.</text:p>
      <text:p text:style-name="P4">
According to Ukrinform, the press service reports <text:a xlink:type="simple" xlink:href="https://minre.gov.ua/2023/04/09/bezoplatnyj-proyizd-potyagom-z-polshhi-do-nimechchyny-dlya-ukrayincziv-prodovzheno/" text:style-name="Internet_20_link" text:visited-style-name="Visited_20_Internet_20_Link">
</text:a>
“Departure from Przemysl will take place on the odd numbers of April at 22:30. You do not need to have planting coupons. All you have to do is present a passport of a citizen of Ukraine or other identity document, ”the testimony reads.</text:p>
      <text:p text:style-name="P4">
Priority in transportation is given to people who have bracelets from the Polish red cross, families with children, elderly people and persons.</text:p>
      <text:p text:style-name="P4">
As noted in the ministry, in the event of a lack of vacancies, it is necessary to contact the Red Cross volunteers. They will help with the placement, as well as the guarantee of the next train.</text:p>
      <text:p text:style-name="P4">
<text:span text:style-name="T4">
 Read also: </text:span>
 <text:a xlink:type="simple" xlink:href="https://www.ukrinform.ua/rubric-society/3692029-naperedodni-velikodnih-svat-zbilsivsa-pasaziropotik-gromadan-v-ukrainu-demcenko.html" text:style-name="Internet_20_link" text:visited-style-name="Visited_20_Internet_20_Link">
<text:span text:style-name="T4">
 big </text:span>
</text:a>
It is also noted that in Hanover, passengers are greeted by workers or volunteers who will indicate the route to the care centers.</text:p>
      <text:p text:style-name="P4">
As reported by Ukrinfrm, citizens of Ukraine who are looking for shelter abroad can use <text:a xlink:type="simple" xlink:href="https://www.ukrinform.ua/rubric-society/3693327-ukraincam-dostupna-interaktivna-mapa-dla-posuku-prihistku-za-kordonom.html" text:style-name="Internet_20_link" text:visited-style-name="Visited_20_Internet_20_Link">
</text:a>
 <text:a xlink:type="simple" xlink:href="https://www.ukrinform.ua/rubric-society/3693327-ukraincam-dostupna-interaktivna-mapa-dla-posuku-prihistku-za-kordonom.html" text:style-name="Internet_20_link" text:visited-style-name="Visited_20_Internet_20_Link">
 </text:a>
, developed by the Ministry of Foreign Affairs.</text:p>
      <text:p text:style-name="P4">
<text:span text:style-name="T5">
Foto: Minintegration</text:span>
</text:p>
      <text:p text:style-name="P4">
News Source: <text:a xlink:type="simple" xlink:href="https://www.ukrinform.ua/rubric-society/3693503-ukraincam-do-lita-prodovzili-bezoplatnij-proizd-potagom-z-polsi-do-nimeccini.html" text:style-name="Internet_20_link" text:visited-style-name="Visited_20_Internet_20_Link">
https://www.ukrinform.ua/rubric-society/3693503-ukraincam-do-lita-prodovzili-bezoplatnij-proizd-potagom-z-polsi-do-nimeccini.html</text:a>
</text:p>
      <!--NEWS-->
      <text:h text:style-name="P10" text:outline-level="1">
<text:span text:style-name="T4">
Epiphanius spent the liturgy on the day of the Lord's entrance to Jerusalem</text:span>
</text:h>
      <text:p text:style-name="P4">
Authors: Ukrinform (Person)</text:p>
      <text:p text:style-name="P4">
Publisher: Укринформ (Organization)</text:p>
      <text:p text:style-name="P4">
Published Time: 2023-04-09T11:30:00+03:00</text:p>
      <text:p text:style-name="P4">
Modified Time: 2023-04-09T11:30:00+03:00</text:p>
      <text:p text:style-name="P4">
Description: The head of the Orthodox Church of Ukraine Metropolitan Epiphanius held a worship service on the occasion of the feast of the Lord's entrance to Jerusalem. - Ukrinform.</text:p>
      <text:p text:style-name="P4">
Images: ["<text:a xlink:type="simple" xlink:href="https://static.ukrinform.com/photos/2023_04/thumb_files/630_360_1681026444-7880.jpeg" text:style-name="Internet_20_link" text:visited-style-name="Visited_20_Internet_20_Link">
630_360_16810...</text:a>
", "<text:a xlink:type="simple" xlink:href="https://static.ukrinform.com/photos/2023_04/thumb_files/630_360_1681026443-1364.jpeg" text:style-name="Internet_20_link" text:visited-style-name="Visited_20_Internet_20_Link">
630_360_16810...</text:a>
", "<text:a xlink:type="simple" xlink:href="https://static.ukrinform.com/photos/2023_04/thumb_files/630_360_1681026442-2556.jpeg" text:style-name="Internet_20_link" text:visited-style-name="Visited_20_Internet_20_Link">
630_360_16810...</text:a>
", "<text:a xlink:type="simple" xlink:href="https://static.ukrinform.com/photos/2023_04/thumb_files/630_360_1681026442-6639.jpeg" text:style-name="Internet_20_link" text:visited-style-name="Visited_20_Internet_20_Link">
630_360_16810...</text:a>
", "<text:a xlink:type="simple" xlink:href="https://static.ukrinform.com/photos/2023_04/thumb_files/630_360_1681026442-8536.jpeg" text:style-name="Internet_20_link" text:visited-style-name="Visited_20_Internet_20_Link">
630_360_16810...</text:a>
", "<text:a xlink:type="simple" xlink:href="https://static.ukrinform.com/photos/2023_04/thumb_files/630_360_1681026442-2551.jpeg" text:style-name="Internet_20_link" text:visited-style-name="Visited_20_Internet_20_Link">
630_360_16810...</text:a>
", "<text:a xlink:type="simple" xlink:href="https://static.ukrinform.com/photos/2023_04/thumb_files/630_360_1681026443-6116.jpeg" text:style-name="Internet_20_link" text:visited-style-name="Visited_20_Internet_20_Link">
630_360_16810...</text:a>
", "<text:a xlink:type="simple" xlink:href="https://static.ukrinform.com/photos/2023_04/thumb_files/630_360_1681026442-9253.jpeg" text:style-name="Internet_20_link" text:visited-style-name="Visited_20_Internet_20_Link">
630_360_16810...</text:a>
", "<text:a xlink:type="simple" xlink:href="https://static.ukrinform.com/photos/2023_04/thumb_files/630_360_1681026443-7127.jpeg" text:style-name="Internet_20_link" text:visited-style-name="Visited_20_Internet_20_Link">
630_360_16810...</text:a>
", "<text:a xlink:type="simple" xlink:href="https://static.ukrinform.com/photos/2023_04/thumb_files/630_360_1681026443-8428.jpeg" text:style-name="Internet_20_link" text:visited-style-name="Visited_20_Internet_20_Link">
630_360_16810...</text:a>
", "<text:a xlink:type="simple" xlink:href="https://static.ukrinform.com/photos/2023_04/thumb_files/630_360_1681026443-2443.jpeg" text:style-name="Internet_20_link" text:visited-style-name="Visited_20_Internet_20_Link">
630_360_16810...</text:a>
", "<text:a xlink:type="simple" xlink:href="https://static.ukrinform.com/photos/2023_04/thumb_files/630_360_1681026443-6866.jpeg" text:style-name="Internet_20_link" text:visited-style-name="Visited_20_Internet_20_Link">
630_360_16810...</text:a>
", "<text:a xlink:type="simple" xlink:href="https://static.ukrinform.com/photos/2023_04/thumb_files/630_360_1681026444-8776.jpeg" text:style-name="Internet_20_link" text:visited-style-name="Visited_20_Internet_20_Link">
630_360_16810...</text:a>
", "<text:a xlink:type="simple" xlink:href="https://static.ukrinform.com/photos/2023_04/thumb_files/630_360_1681026444-2789.jpeg" text:style-name="Internet_20_link" text:visited-style-name="Visited_20_Internet_20_Link">
630_360_16810...</text:a>
", "<text:a xlink:type="simple" xlink:href="https://static.ukrinform.com/photos/2023_04/thumb_files/630_360_1681026444-3719.jpeg" text:style-name="Internet_20_link" text:visited-style-name="Visited_20_Internet_20_Link">
630_360_16810...</text:a>
", "<text:a xlink:type="simple" xlink:href="https://static.ukrinform.com/photos/2023_04/thumb_files/630_360_1681026444-7975.jpeg" text:style-name="Internet_20_link" text:visited-style-name="Visited_20_Internet_20_Link">
630_360_16810...</text:a>
"]</text:p>
      <text:p text:style-name="P4">
Tags: ['Єрусалим', 'Великдень', 'Епіфаній']</text:p>
      <text:p text:style-name="P4">
Type: Article</text:p>
      <!--METADATA-->
      <text:p text:style-name="P4">
<draw:frame draw:style-name="fr1" draw:name="Image111" text:anchor-type="as-char" svg:width="6.9236in" svg:height="3.956343in" draw:z-index="0">
<draw:image xlink:href="../Images/yкринформ/2023-04-09T11-30-00-03-00/630_360_1681026444-7880.jpeg" xlink:type="simple" xlink:show="embed" xlink:actuate="onLoad" draw:mime-type="image/jpeg"/>
</draw:frame>
The head of the Orthodox Church of Ukraine Metropolitan Epiphanius Power Service on the occasion of the feast of the Lord's entrance to Jerusalem.</text:p>
      <text:p text:style-name="P4">
According to Ukrinform, worship began at 9 am in the refectory hood of the Kiev-Pechersk Lavra.</text:p>
      <text:p text:style-name="P4">
"As the current memory of the entrance of the Lord to Jerusalem, as well as all the trials brought to our home by war, encourage us to know the truth, to be Zonistna, to be witnesses of truth, to be hot, not warm or moreover. We will not catch us with a net, evil will poison the soul. But knowing all these sides, constructing the temptation - and as Christ won evil and death, so we will be the victorious help, " - said Epiphani on his page in <text:a xlink:type="simple" xlink:href="https://www.facebook.com/epifaniy/videos/3427534554200528/" text:style-name="Internet_20_link" text:visited-style-name="Visited_20_Internet_20_Link">
 </text:a>
 .</text:p>
      <text:p text:style-name="P4">
<text:span text:style-name="T4">
 Read also: </text:span>
 <text:a xlink:type="simple" xlink:href="https://www.ukrinform.ua/rubric-society/3693441-zelenskij-privitav-hristian-zahidnogo-obradu-z-velikodnem-mi-odnakovo-virimo-u-svobodu.html" text:style-name="Internet_20_link" text:visited-style-name="Visited_20_Internet_20_Link">
<text:span text:style-name="T4">
 green </text:span>
</text:a>
Before that, Metropolitan Epiphany congratulated Ukrainians on Palm Sunday and <text:a xlink:type="simple" xlink:href="https://www.ukrinform.ua/rubric-society/3693455-epifanij-zaklikav-u-verbnu-nedilu-molitisa-za-ukrainskih-zahisnikiv.html" text:style-name="Internet_20_link" text:visited-style-name="Visited_20_Internet_20_Link">
</text:a>
</text:p>
      <text:p text:style-name="P4">
News Source: <text:a xlink:type="simple" xlink:href="https://www.ukrinform.ua/rubric-society/3693465-epifanij-provodit-liturgiu-u-den-svata-vhodu-gospodnogo-v-erusalim.html" text:style-name="Internet_20_link" text:visited-style-name="Visited_20_Internet_20_Link">
https://www.ukrinform.ua/rubric-society/3693465-epifanij-provodit-liturgiu-u-den-svata-vhodu-gospodnogo-v-erusalim.html</text:a>
</text:p>
      <!--NEWS-->
      <text:h text:style-name="P10" text:outline-level="1">
<text:span text:style-name="T4">
There will be an exhibition in Brussels on the movement of resistance of Ukrainians to Russian occupation</text:span>
</text:h>
      <text:p text:style-name="P4">
Authors: Ukrinform (Person)</text:p>
      <text:p text:style-name="P4">
Publisher: Укринформ (Organization)</text:p>
      <text:p text:style-name="P4">
Published Time: 2023-04-09T11:41:00+03:00</text:p>
      <text:p text:style-name="P4">
Modified Time: 2023-04-09T11:41:00+03:00</text:p>
      <text:p text:style-name="P4">
Description: There will be an exhibition in Brussels, which will tell about Ukrainians who do the Russian aggressors in temporarily occupied territories daily. - Ukrinform.</text:p>
      <text:p text:style-name="P4">
Images: ["<text:a xlink:type="simple" xlink:href="https://static.ukrinform.com/photos/2023_04/thumb_files/630_360_1681030298-841.jpg" text:style-name="Internet_20_link" text:visited-style-name="Visited_20_Internet_20_Link">
630_360_16810...</text:a>
"]</text:p>
      <text:p text:style-name="P4">
Tags: ['Брюссель', 'Окупація', 'Виставка', 'Війна з росією', 'Рух опору «Жовта стрічка»']</text:p>
      <text:p text:style-name="P4">
Type: Article</text:p>
      <!--METADATA-->
      <text:p text:style-name="P4">
<draw:frame draw:style-name="fr1" draw:name="Image112" text:anchor-type="as-char" svg:width="6.9236in" svg:height="3.956343in" draw:z-index="0">
<draw:image xlink:href="../Images/yкринформ/2023-04-09T11-41-00-03-00/630_360_1681030298-841.jpg" xlink:type="simple" xlink:show="embed" xlink:actuate="onLoad" draw:mime-type="image/jpeg"/>
</draw:frame>
Brussels will have an exhibition that will tell about the Ukrainians who do the fairly occupied territories daily.</text:p>
      <text:p text:style-name="P4">
About it in <text:a xlink:type="simple" xlink:href="https://t.me/yellowribbon_ua/4204" text:style-name="Internet_20_link" text:visited-style-name="Visited_20_Internet_20_Link">
</text:a>
Informs the movement "Zhovtastrichka", reports Ukrinform.</text:p>
      <text:p text:style-name="P4">
“April 12 and 13 near Station Europe in Brussels's heart will take place pop-up <text:a xlink:type="simple" xlink:href="https://www.ukrinform.ua/tag-vistavka" text:style-name="Internet_20_link" text:visited-style-name="Visited_20_Internet_20_Link">
</text:a>
is dedicated to the movement of the resistance of occupation. This is our opportunity to tell Europe the history of bold Ukrainians who will resist the occupants daily, ”the message reads.</text:p>
      <text:p text:style-name="P4">
The exhibition organizers want as many people as possible to learn about the movement of the Temporarily Occupied Territories.</text:p>
      <text:p text:style-name="P4">
<text:span text:style-name="T4">
 Read also: </text:span>
 <text:a xlink:type="simple" xlink:href="https://www.ukrinform.ua/rubric-ato/3690127-bila-oon-u-nujorku-vidkrilasa-vistavka-so-demonstrue-zvirstva-rf-v-ukraini.html" text:style-name="Internet_20_link" text:visited-style-name="Visited_20_Internet_20_Link">
<text:span text:style-name="T4">
 Exhibition </text:span>
</text:a>
As reported by Ukrinform, in March <text:a xlink:type="simple" xlink:href="https://www.ukrinform.ua/rubric-crimea/3689983-aktivisti-zovtoi-stricki-peredali-evrodeputatam-listi-z-istoriami-sprotivu-u-krimu.html#:~:text=%D0%90%D0%BA%D1%82%D0%B8%D0%B2%D1%96%D1%81%D1%82%D0%B8%20%D1%80%D1%83%D1%85%D1%83%20%C2%AB%D0%96%D0%BE%D0%B2%D1%82%D0%B0%20%D1%81%D1%82%D1%80%D1%96%D1%87%D0%BA%D0%B0%C2%BB%20%D0%BF%D0%B5%D1%80%D0%B5%D0%B4%D0%B0%D0%BB%D0%B8,%D0%BE%D1%80%D0%B3%D0%B0%D0%BD%D1%96%D0%B7%D0%B0%D1%82%D0%BE%D1%80%D0%B8%20%D1%80%D1%83%D1%85%D1%83%20%D0%BE%D0%BF%D0%BE%D1%80%D1%83%20%D0%BF%D0%B5%D1%80%D0%B5%D0%B4%D0%B0%D0%BB%D0%B8%20%D0%A3%D0%BA%D1%80%D1%96%D0%BD%D1%84%D0%BE%D1%80%D0%BC%D1%83." text:style-name="Internet_20_link" text:visited-style-name="Visited_20_Internet_20_Link">
</text:a>
With stories about resisting Russian invaders in the Crimea, as well as tickets to the peninsula.</text:p>
      <text:p text:style-name="P4">
<text:span text:style-name="T5">
Opto from open sources</text:span>
</text:p>
      <text:p text:style-name="P4">
News Source: <text:a xlink:type="simple" xlink:href="https://www.ukrinform.ua/rubric-culture/3693509-u-brusseli-vidbudetsa-vistavka-pro-ruh-sprotivu-ukrainciv-rosijskij-okupacii.html" text:style-name="Internet_20_link" text:visited-style-name="Visited_20_Internet_20_Link">
https://www.ukrinform.ua/rubric-culture/3693509-u-brusseli-vidbudetsa-vistavka-pro-ruh-sprotivu-ukrainciv-rosijskij-okupacii.html</text:a>
</text:p>
      <!--NEWS-->
      <text:h text:style-name="P10" text:outline-level="1">
<text:span text:style-name="T4">
Zaluzhuzhni congratulated the Christians of the Western Rite on Easter and wished the victorious peace</text:span>
</text:h>
      <text:p text:style-name="P4">
Authors: Ukrinform (Person)</text:p>
      <text:p text:style-name="P4">
Publisher: Укринформ (Organization)</text:p>
      <text:p text:style-name="P4">
Published Time: 2023-04-09T11:46:48+03:00</text:p>
      <text:p text:style-name="P4">
Modified Time: 2023-04-09T11:46:48+03:00</text:p>
      <text:p text:style-name="P4">
Description: Commander -in -Chief of the Armed Forces of Ukraine Valery Zaluzhny congratulated the Christians of the Western rite on the Resurrection. - Ukrinform.</text:p>
      <text:p text:style-name="P4">
Images: ["<text:a xlink:type="simple" xlink:href="https://static.ukrinform.com/photos/2023_02/thumb_files/630_360_1676531390-589.jpg" text:style-name="Internet_20_link" text:visited-style-name="Visited_20_Internet_20_Link">
630_360_16765...</text:a>
"]</text:p>
      <text:p text:style-name="P4">
Tags: ['Великдень', 'Валерій Залужний', 'Війна з росією']</text:p>
      <text:p text:style-name="P4">
Type: Article</text:p>
      <!--METADATA-->
      <text:p text:style-name="P4">
<draw:frame draw:style-name="fr1" draw:name="Image113" text:anchor-type="as-char" svg:width="6.9236in" svg:height="3.956343in" draw:z-index="0">
<draw:image xlink:href="../Images/yкринформ/2023-04-09T11-46-48-03-00/630_360_1676531390-589.jpg" xlink:type="simple" xlink:show="embed" xlink:actuate="onLoad" draw:mime-type="image/jpeg"/>
</draw:frame>
Commander -in -Chief of the Armed Forces of Ukraine Valery Zaluzhny congratulated the Christian rite on the Resurrection of Christ.</text:p>
      <text:p text:style-name="P4">
As Ukrinform reports, Zaluzhny wrote in <text:a xlink:type="simple" xlink:href="https://www.facebook.com/CinCAFU/posts/pfbid036eygwSXRDdyV5DgvVeef6YvDQBUe1y3PXiiUsePKnqApLAGMBBgpNLmK3k2Syk4Xl" text:style-name="Internet_20_link" text:visited-style-name="Visited_20_Internet_20_Link">
</text:a>
“Christians of the Western Rite are celebrating today <text:a xlink:type="simple" xlink:href="https://www.ukrinform.ua/tag-velikden" text:style-name="Internet_20_link" text:visited-style-name="Visited_20_Internet_20_Link">
</text:a>
. A holiday that embodies the victory of life, the arrival of spring to replace the dark winter. I congratulate the Ukrainians who celebrate this great day, as well as our partners around the world, which daily require us to bring us closer to the victory and the triumph of justice, ” - said Zazluzhny.</text:p>
      <text:p text:style-name="P4">
“May the feast of the Resurrection give us the insubordination of the spirit and the victory. To come to the long -awaited day as soon as possible, when all families unite at a common table, greeting each other with the resurrection of a christist!”, - wished the Commander -in -Chief of the Armed Forces.</text:p>
      <text:p text:style-name="P4">
<text:span text:style-name="T4">
 Read also: </text:span>
 <text:a xlink:type="simple" xlink:href="https://www.ukrinform.ua/rubric-society/3693441-zelenskij-privitav-hristian-zahidnogo-obradu-z-velikodnem-mi-odnakovo-virimo-u-svobodu.html" text:style-name="Internet_20_link" text:visited-style-name="Visited_20_Internet_20_Link">
</text:a>
According to Ukrinform, the Christians of the Western Rite this year celebrate the day on April 9, according to the Gregorian calendar.</text:p>
      <text:p text:style-name="P4">
News Source: <text:a xlink:type="simple" xlink:href="https://www.ukrinform.ua/rubric-society/3693507-zaluznij-privitav-hristian-zahidnogo-obradu-z-velikodnem-i-pobazav-peremoznogo-miru.html" text:style-name="Internet_20_link" text:visited-style-name="Visited_20_Internet_20_Link">
https://www.ukrinform.ua/rubric-society/3693507-zaluznij-privitav-hristian-zahidnogo-obradu-z-velikodnem-i-pobazav-peremoznogo-miru.html</text:a>
</text:p>
      <!--NEWS-->
      <text:h text:style-name="P10" text:outline-level="1">
<text:span text:style-name="T4">
The Russian troops fired at eight regions of Ukraine - erection of OVA in the day</text:span>
</text:h>
      <text:p text:style-name="P4">
Authors: Ukrinform (Person)</text:p>
      <text:p text:style-name="P4">
Publisher: Укринформ (Organization)</text:p>
      <text:p text:style-name="P4">
Published Time: 2023-04-09T11:56:00+03:00</text:p>
      <text:p text:style-name="P4">
Modified Time: 2023-04-09T11:56:00+03:00</text:p>
      <text:p text:style-name="P4">
Description: The army of the Russian Federation per day made attacks on eight regions of Ukraine. - Ukrinform.</text:p>
      <text:p text:style-name="P4">
Images: ["<text:a xlink:type="simple" xlink:href="https://static.ukrinform.com/photos/2018_12/thumb_files/630_360_1544520502-246.jpg" text:style-name="Internet_20_link" text:visited-style-name="Visited_20_Internet_20_Link">
630_360_15445...</text:a>
"]</text:p>
      <text:p text:style-name="P4">
Tags: ['Обстріл', 'ЗСУ', 'Війна з росією']</text:p>
      <text:p text:style-name="P4">
Type: Article</text:p>
      <!--METADATA-->
      <text:p text:style-name="P4">
<draw:frame draw:style-name="fr1" draw:name="Image114" text:anchor-type="as-char" svg:width="6.9236in" svg:height="3.956343in" draw:z-index="0">
<draw:image xlink:href="../Images/yкринформ/2023-04-09T11-56-00-03-00/630_360_1544520502-246.jpg" xlink:type="simple" xlink:show="embed" xlink:actuate="onLoad" draw:mime-type="image/jpeg"/>
</draw:frame>
The Army Federation per day made attacks on eight regions of Ukraine.</text:p>
      <text:p text:style-name="P4">
According to Ukrinform, this is stated in the consolidated information of the regional military administrations about the situation in the regions of Ukraine as of 9:00 Sunday, April 9.</text:p>
      <text:p text:style-name="P4">
In the Chernihiv region, the enemy made three <text:a xlink:type="simple" xlink:href="https://www.ukrinform.ua/tag-obstril" text:style-name="Internet_20_link" text:visited-style-name="Visited_20_Internet_20_Link">
</text:a>
From the mortars of Novgorod-Siversky district, about 20 explosions were recorded. Also, the Russians probably launched a rocket from the plane. Without victims. There are no destruction.</text:p>
      <text:p text:style-name="P4">
In the Sumy region in the morning on Sunday, the aggressor from its territory was beat three times in the middle of the middle of the community. 5 beats were recorded. Testament data, without destruction and victims.</text:p>
      <text:p text:style-name="P4">
Yesterday during the day the Russians fired at the border of Belopilsk, Khotinsk, Velikopysariv and Miropil communities. 79 beats were recorded.</text:p>
      <text:p text:style-name="P4">
In the Zaporozhye region <text:a xlink:type="simple" xlink:href="https://www.ukrinform.ua/rubric-regions/3693457-vorog-obstrilav-majze-20-naselenih-punktiv-na-zaporizzi-troe-ludej-zaginuli.html" text:style-name="Internet_20_link" text:visited-style-name="Visited_20_Internet_20_Link">
</text:a>
Russian troops attacked Zaporizhzhia, Orikhiv, Gulyaypole and 15 more settlements. One rocket firing, four aviation, five UAV attacks and 46 artisters were recorded.</text:p>
      <text:p text:style-name="P4">
<text:span text:style-name="T4">
 Read also: </text:span>
 <text:a xlink:type="simple" xlink:href="https://www.ukrinform.ua/rubric-ato/3693468-rosiani-vnoci-atakuvali-zaporizza-raketami-s300.html" text:style-name="Internet_20_link" text:visited-style-name="Visited_20_Internet_20_Link">
<text:span text:style-name="T4">
 constipation </text:span>
</text:a>
Several dozen objects have been destroyed and damaged: apartments, houses, outbuildings.</text:p>
      <text:p text:style-name="P4">
At night, the enemy attacked the regional center, kissed the private house. Died and the baby, the mother was rescued from under the rubble.</text:p>
      <text:p text:style-name="P4">
In the Dnipropetrovsk region yesterday the Russians fired at the Nikopol district, beat from heavy artillery and UAV.</text:p>
      <text:p text:style-name="P4">
Gasogine and fence were damaged in Marganets and Mirovsk communities. Impaired.</text:p>
      <text:p text:style-name="P4">
In the Kharkiv region, in the Slobozhansky direction, the Russian army was beaten by a laboratory, a grate, Vilkhivtsi, Ternov, Starytsya, Vovchansk, Karaica Chugunivtsi.</text:p>
      <text:p text:style-name="P4">
In the Kupyansk direction of shelling, the well, Krasne first, Novomlinsk, two -year, western, starch, Kindrashivka, sandy and birch.</text:p>
      <text:p text:style-name="P4">
<text:span text:style-name="T4">
 Read also: </text:span>
 <text:a xlink:type="simple" xlink:href="https://www.ukrinform.ua/rubric-ato/3693380-rosiani-obstrilali-kupanskij-rajon-harkivsini-e-zagibli-ta-poranena.html" text:style-name="Internet_20_link" text:visited-style-name="Visited_20_Internet_20_Link">
<text:span text:style-name="T4">
 Kharkiv </text:span>
</text:a>
Yesterday in the morning the enemy struck a rocket stroke(Previously, X-59)On the territory of the reservoir in Kharkiv district, buildings in the village of Maladanylivka were damaged.As a result of the shelling of the village of Two -year -old Kupyansk district, two men were killed 65 and 34 years.</text:p>
      <text:p text:style-name="P4">
During the shelling of the village of Podola Kupyansk district, privately owned, a 65-year-old woman was injured. The transformer is also damaged.</text:p>
      <text:p text:style-name="P4">
In Izium in the territory of the central cemetery, a 53-year-old woman had a protruding mine type "Palt" and was hospitalized.</text:p>
      <text:p text:style-name="P4">
In the village of Slobozhanske Chuguev district, a man found a suspicious object and it was necessary to disassemble it. The item exploded. The man was hospitalized.</text:p>
      <text:p text:style-name="P4">
<text:span text:style-name="T4">
 Read also: </text:span>
 <text:a xlink:type="simple" xlink:href="https://www.ukrinform.ua/rubric-regions/3693501-zbitki-vid-zlociniv-rf-proti-dovkilla-lugansini-perevisili-475-milardi.html" text:style-name="Internet_20_link" text:visited-style-name="Visited_20_Internet_20_Link">
<text:span text:style-name="T4">
 Lugansch </text:span>
</text:a>
In the Luhansk region in the Liman direction of the last day of the Russian Army there were large offensive action south of Kuzmin in the Kremin community.</text:p>
      <text:p text:style-name="P4">
Makeevka, Nevskoye, Dibrova Tabulogovka were enemy artillery shelling.</text:p>
      <text:p text:style-name="P4">
In the Donetsk region, the Russians made an air strike, beaten from artillery and mortar.</text:p>
      <text:p text:style-name="P4">
Under the fire were Bakhmut, Konstantinovka, Kurakhovo, Toretsk, Greater Valley, reed, time, friendship. In all settlements, the destruction has been destroyed by residential sectors.</text:p>
      <text:p text:style-name="P4">
In Donetsk region per day <text:a xlink:type="simple" xlink:href="https://www.ukrinform.ua/rubric-regions/3693478-rosiani-za-dobu-poranili-dvoh-ziteliv-doneccini.html" text:style-name="Internet_20_link" text:visited-style-name="Visited_20_Internet_20_Link">
</text:a>
In the Kherson region, the invaders performed 71 shelling per day, releasing 495 units from different types of weapons and aviation.</text:p>
      <text:p text:style-name="P4">
Kherson fired at six times, released 23 shells.</text:p>
      <text:p text:style-name="P4">
Russian aggressors intensify in the Kherson region a counterintelligence and a police officer.</text:p>
      <text:p text:style-name="P4">
<text:span text:style-name="T4">
 Read also: </text:span>
 <text:a xlink:type="simple" xlink:href="https://www.ukrinform.ua/rubric-ato/3693461-na-hersonsini-rosiani-obstriluut-infrastrukturu-aka-dopomagae-regionu-vidnovluvatisa-gumenuk.html" text:style-name="Internet_20_link" text:visited-style-name="Visited_20_Internet_20_Link">
<text:span text:style-name="T4">
 Khersonshi </text:span>
</text:a>
In particular, raid measures are underway to check the telephones of the population for photo and video materials, as well as "forbidden" content. The invaders record personal data of locals, selectively search the homes.</text:p>
      <text:p text:style-name="P4">
Liberated from the Russians continues work on the restoration and reconstruction of the Serson region.</text:p>
      <text:p text:style-name="P4">
News Source: <text:a xlink:type="simple" xlink:href="https://www.ukrinform.ua/rubric-regions/3693511-vijska-rf-za-dobu-obstrilali-visim-oblastej-ukraini-zvedenna-ova.html" text:style-name="Internet_20_link" text:visited-style-name="Visited_20_Internet_20_Link">
https://www.ukrinform.ua/rubric-regions/3693511-vijska-rf-za-dobu-obstrilali-visim-oblastej-ukraini-zvedenna-ova.html</text:a>
</text:p>
      <!--NEWS-->
      <text:h text:style-name="P10" text:outline-level="1">
<text:span text:style-name="T4">
SES Pyrotechnics received 15 pickups from Tetratech</text:span>
</text:h>
      <text:p text:style-name="P4">
Authors: Ukrinform (Person)</text:p>
      <text:p text:style-name="P4">
Publisher: Укринформ (Organization)</text:p>
      <text:p text:style-name="P4">
Published Time: 2023-04-09T11:57:00+03:00</text:p>
      <text:p text:style-name="P4">
Modified Time: 2023-04-09T11:57:00+03:00</text:p>
      <text:p text:style-name="P4">
Description: The State Emergency Service of Ukraine received 15 vehicles from Tetratech for the needs of pyrotechnic units. - Ukrinform.</text:p>
      <text:p text:style-name="P4">
Images: ["<text:a xlink:type="simple" xlink:href="https://static.ukrinform.com/photos/2023_04/thumb_files/630_360_1681030651-441.jpeg" text:style-name="Internet_20_link" text:visited-style-name="Visited_20_Internet_20_Link">
630_360_16810...</text:a>
", "<text:a xlink:type="simple" xlink:href="https://static.ukrinform.com/photos/2023_04/thumb_files/630_360_1681030734-6494.jpeg" text:style-name="Internet_20_link" text:visited-style-name="Visited_20_Internet_20_Link">
630_360_16810...</text:a>
", "<text:a xlink:type="simple" xlink:href="https://static.ukrinform.com/photos/2023_04/thumb_files/630_360_1681030734-8783.jpeg" text:style-name="Internet_20_link" text:visited-style-name="Visited_20_Internet_20_Link">
630_360_16810...</text:a>
", "<text:a xlink:type="simple" xlink:href="https://static.ukrinform.com/photos/2023_04/thumb_files/630_360_1681030734-7155.jpeg" text:style-name="Internet_20_link" text:visited-style-name="Visited_20_Internet_20_Link">
630_360_16810...</text:a>
", "<text:a xlink:type="simple" xlink:href="https://static.ukrinform.com/photos/2023_04/thumb_files/630_360_1681030734-9881.jpeg" text:style-name="Internet_20_link" text:visited-style-name="Visited_20_Internet_20_Link">
630_360_16810...</text:a>
", "<text:a xlink:type="simple" xlink:href="https://static.ukrinform.com/photos/2023_04/thumb_files/630_360_1681030734-1709.jpeg" text:style-name="Internet_20_link" text:visited-style-name="Visited_20_Internet_20_Link">
630_360_16810...</text:a>
"]</text:p>
      <text:p text:style-name="P4">
Tags: ['Автомобіль', 'ДСНС', 'Розмінування', 'допомога']</text:p>
      <text:p text:style-name="P4">
Type: Article</text:p>
      <!--METADATA-->
      <text:p text:style-name="P4">
<draw:frame draw:style-name="fr1" draw:name="Image115" text:anchor-type="as-char" svg:width="6.9236in" svg:height="3.956343in" draw:z-index="0">
<draw:image xlink:href="../Images/yкринформ/2023-04-09T11-57-00-03-00/630_360_1681030651-441.jpeg" xlink:type="simple" xlink:show="embed" xlink:actuate="onLoad" draw:mime-type="image/jpeg"/>
</draw:frame>
The State Center for Emergency Situations received 15 cars from Tetratech for the needs of pyrotechnic units.</text:p>
      <text:p text:style-name="P4">
According to Ukrinform, the SES reports in <text:a xlink:type="simple" xlink:href="https://t.me/dsns_telegram/15666" text:style-name="Internet_20_link" text:visited-style-name="Visited_20_Internet_20_Link">
</text:a>
"For the SESS, it is important to cooperate with international organizations that are ready for the equipment of Ukrainian pyrotechnics with the most modern techniques of technicians and equipment, because with the beginning of a full -scale invasion from the side of the Russian Federation, the volumes of tasks performed by the units of the service of the service."</text:p>
      <text:p text:style-name="P4">
<draw:frame draw:style-name="fr1" draw:name="Image116" text:anchor-type="as-char" svg:width="6.9236in" svg:height="3.956343in" draw:z-index="0">
<draw:image xlink:href="../Images/yкринформ/2023-04-09T11-57-00-03-00/630_360_1681030734-6494.jpeg" xlink:type="simple" xlink:show="embed" xlink:actuate="onLoad" draw:mime-type="image/jpeg"/>
</draw:frame>
The SES received 15 cars from Tetra Tech for the needs of pyrotechnic units / Photo: SES <text:a xlink:type="simple" xlink:href="https://static.ukrinform.com/photos/2023_04/1681030734-6494.jpeg" text:style-name="Internet_20_link" text:visited-style-name="Visited_20_Internet_20_Link">
<draw:frame draw:style-name="fr1" draw:name="Image117" text:anchor-type="as-char" svg:width="6.9236in" svg:height="3.956343in" draw:z-index="0">
<draw:image xlink:href="../Images/yкринформ/2023-04-09T11-57-00-03-00/630_360_1681030734-6494.jpeg" xlink:type="simple" xlink:show="embed" xlink:actuate="onLoad" draw:mime-type="image/jpeg"/>
</draw:frame>
</text:a>
 <text:a xlink:type="simple" xlink:href="https://static.ukrinform.com/photos/2023_04/1681030734-8783.jpeg" text:style-name="Internet_20_link" text:visited-style-name="Visited_20_Internet_20_Link">
<draw:frame draw:style-name="fr1" draw:name="Image118" text:anchor-type="as-char" svg:width="6.9236in" svg:height="3.956343in" draw:z-index="0">
<draw:image xlink:href="../Images/yкринформ/2023-04-09T11-57-00-03-00/630_360_1681030734-8783.jpeg" xlink:type="simple" xlink:show="embed" xlink:actuate="onLoad" draw:mime-type="image/jpeg"/>
</draw:frame>
</text:a>
 <text:a xlink:type="simple" xlink:href="https://static.ukrinform.com/photos/2023_04/1681030734-7155.jpeg" text:style-name="Internet_20_link" text:visited-style-name="Visited_20_Internet_20_Link">
<draw:frame draw:style-name="fr1" draw:name="Image119" text:anchor-type="as-char" svg:width="6.9236in" svg:height="3.956343in" draw:z-index="0">
<draw:image xlink:href="../Images/yкринформ/2023-04-09T11-57-00-03-00/630_360_1681030734-7155.jpeg" xlink:type="simple" xlink:show="embed" xlink:actuate="onLoad" draw:mime-type="image/jpeg"/>
</draw:frame>
</text:a>
 <text:a xlink:type="simple" xlink:href="https://static.ukrinform.com/photos/2023_04/1681030734-9881.jpeg" text:style-name="Internet_20_link" text:visited-style-name="Visited_20_Internet_20_Link">
<draw:frame draw:style-name="fr1" draw:name="Image120" text:anchor-type="as-char" svg:width="6.9236in" svg:height="3.956343in" draw:z-index="0">
<draw:image xlink:href="../Images/yкринформ/2023-04-09T11-57-00-03-00/630_360_1681030734-9881.jpeg" xlink:type="simple" xlink:show="embed" xlink:actuate="onLoad" draw:mime-type="image/jpeg"/>
</draw:frame>
</text:a>
 <text:a xlink:type="simple" xlink:href="https://static.ukrinform.com/photos/2023_04/1681030734-1709.jpeg" text:style-name="Internet_20_link" text:visited-style-name="Visited_20_Internet_20_Link">
<draw:frame draw:style-name="fr1" draw:name="Image121" text:anchor-type="as-char" svg:width="6.9236in" svg:height="3.956343in" draw:z-index="0">
<draw:image xlink:href="../Images/yкринформ/2023-04-09T11-57-00-03-00/630_360_1681030734-1709.jpeg" xlink:type="simple" xlink:show="embed" xlink:actuate="onLoad" draw:mime-type="image/jpeg"/>
</draw:frame>
</text:a>
The other day, Tetratech has transferred <text:a xlink:type="simple" xlink:href="https://www.ukrinform.ua/tag-dsns" text:style-name="Internet_20_link" text:visited-style-name="Visited_20_Internet_20_Link">
</text:a>
15 Tombils type Toyota Hilux. These cars will use pyrotechnic units for demining.</text:p>
      <text:p text:style-name="P4">
Earlier, the company had already transferred the equipment used in the Kiev region to clean the territory from the consequences of war.</text:p>
      <text:p text:style-name="P4">
<text:span text:style-name="T4">
 Read also: </text:span>
 <text:a xlink:type="simple" xlink:href="https://www.ukrinform.ua/rubric-diaspora/3686356-dsns-ukraini-otrimala-18-pikapiv-vid-svitovogo-kongresu-ukrainciv.html" text:style-name="Internet_20_link" text:visited-style-name="Visited_20_Internet_20_Link">
<text:span text:style-name="T4">
 pickup </text:span>
</text:a>
As reported by Ukrinform, Ukrainian regional centers of emergency medical aid <text:a xlink:type="simple" xlink:href="https://www.ukrinform.ua/rubric-society/3693238-blagodijniki-peredali-termobiliznu-medikam-ekstrenoi-dopomogi.html" text:style-name="Internet_20_link" text:visited-style-name="Visited_20_Internet_20_Link">
</text:a>
<text:span text:style-name="T5">
Foto: SNNS</text:span>
</text:p>
      <text:p text:style-name="P4">
News Source: <text:a xlink:type="simple" xlink:href="https://www.ukrinform.ua/rubric-society/3693517-pirotehniki-dsns-otrimali-15-pikapiv-vid-kompanii-tetratech.html" text:style-name="Internet_20_link" text:visited-style-name="Visited_20_Internet_20_Link">
https://www.ukrinform.ua/rubric-society/3693517-pirotehniki-dsns-otrimali-15-pikapiv-vid-kompanii-tetratech.html</text:a>
</text:p>
      <!--NEWS-->
      <text:h text:style-name="P10" text:outline-level="1">
<text:span text:style-name="T4">
The Ukrainian national team is preparing for the start at the European Gymnastics Championship</text:span>
</text:h>
      <text:p text:style-name="P4">
Authors: Ukrinform (Person)</text:p>
      <text:p text:style-name="P4">
Publisher: Укринформ (Organization)</text:p>
      <text:p text:style-name="P4">
Published Time: 2023-04-09T12:01:49+03:00</text:p>
      <text:p text:style-name="P4">
Modified Time: 2023-04-09T12:01:49+03:00</text:p>
      <text:p text:style-name="P4">
Description: The national team of gymnastics will perform at the X European Championships, which will be held on April 11-16 in Antalya (Turkey). - Ukrinform.</text:p>
      <text:p text:style-name="P4">
Images: ["<text:a xlink:type="simple" xlink:href="https://static.ukrinform.com/photos/2023_04/thumb_files/630_360_1681030722-492.jpg" text:style-name="Internet_20_link" text:visited-style-name="Visited_20_Internet_20_Link">
630_360_16810...</text:a>
"]</text:p>
      <text:p text:style-name="P4">
Tags: ['Гімнастика']</text:p>
      <text:p text:style-name="P4">
Type: Article</text:p>
      <!--METADATA-->
      <text:p text:style-name="P4">
<draw:frame draw:style-name="fr1" draw:name="Image122" text:anchor-type="as-char" svg:width="6.9236in" svg:height="3.956343in" draw:z-index="0">
<draw:image xlink:href="../Images/yкринформ/2023-04-09T12-01-49-03-00/630_360_1681030722-492.jpg" xlink:type="simple" xlink:show="embed" xlink:actuate="onLoad" draw:mime-type="image/jpeg"/>
</draw:frame>
The national gymnastics national team will perform at the X European Championships, which will be held on April 11-16 in Antalya(Turkey).</text:p>
      <text:p text:style-name="P4">
До складу чоловічої команди увійшли п'ять гімнастів - Ілля Ковтун (Cherkasy), Kiev Igor Radivilov, Nikita Melnikov, Pantel Kolodiy, as well as Debutantradomir Stelmach from Luhansk region, Ukrinform reports.</text:p>
      <text:p text:style-name="P4">
The women's national team will be represented by Ilona Krupa, Anna Lashchevskaya from Ivano-Frankivsk, Dniproanka Elizabeth Gubarev and Diana Savelyev from Kropyvnytsky.</text:p>
      <text:p text:style-name="P4">
The Continental Championships play awards in team tournaments, all -around and in separate exercises.</text:p>
      <text:p text:style-name="P4">
<text:span text:style-name="T4">
 Read also: </text:span>
 <text:a xlink:type="simple" xlink:href="https://www.ukrinform.ua/rubric-sports/3691219-gimnast-vernaev-oficijno-povernuvsa-do-skladu-zbirnoi-ukraini.html" text:style-name="Internet_20_link" text:visited-style-name="Visited_20_Internet_20_Link">
</text:a>
The European Championship will become a qualification for the World Cup, which will take Antwerp on September 30 - September 8(Belgium).</text:p>
      <text:p text:style-name="P4">
На фото: Ігор Радівілов (Facebook).</text:p>
      <text:p text:style-name="P4">
News Source: <text:a xlink:type="simple" xlink:href="https://www.ukrinform.ua/rubric-sports/3693516-zbirna-ukraini-gotuetsa-do-startu-na-cempionati-evropi-zi-sportivnoi-gimnastiki.html" text:style-name="Internet_20_link" text:visited-style-name="Visited_20_Internet_20_Link">
https://www.ukrinform.ua/rubric-sports/3693516-zbirna-ukraini-gotuetsa-do-startu-na-cempionati-evropi-zi-sportivnoi-gimnastiki.html</text:a>
</text:p>
      <!--NEWS-->
      <text:h text:style-name="P10" text:outline-level="1">
<text:span text:style-name="T4">
Peacemakers will be trained in Moldova</text:span>
</text:h>
      <text:p text:style-name="P4">
Authors: Ukrinform (Person)</text:p>
      <text:p text:style-name="P4">
Publisher: Укринформ (Organization)</text:p>
      <text:p text:style-name="P4">
Published Time: 2023-04-09T12:14:00+03:00</text:p>
      <text:p text:style-name="P4">
Modified Time: 2023-04-09T12:14:00+03:00</text:p>
      <text:p text:style-name="P4">
Description: Soldiers of the 22nd Peacekeeping Battalion "Blue Helmets" from April 10 to April 14 will conduct training at the landfills of the National Army in Moldova, which will involve the Piranha armored personnel carriers. - Ukrinform.</text:p>
      <text:p text:style-name="P4">
Images: ["<text:a xlink:type="simple" xlink:href="https://static.ukrinform.com/photos/2022_04/thumb_files/630_360_1649857838-528.jpg" text:style-name="Internet_20_link" text:visited-style-name="Visited_20_Internet_20_Link">
630_360_16498...</text:a>
"]</text:p>
      <text:p text:style-name="P4">
Tags: ['Миротворці', 'Молдова', 'ООН', 'Військові навчання']</text:p>
      <text:p text:style-name="P4">
Type: Article</text:p>
      <!--METADATA-->
      <text:p text:style-name="P4">
<draw:frame draw:style-name="fr1" draw:name="Image123" text:anchor-type="as-char" svg:width="6.9236in" svg:height="3.956343in" draw:z-index="0">
<draw:image xlink:href="../Images/yкринформ/2023-04-09T12-14-00-03-00/630_360_1649857838-528.jpg" xlink:type="simple" xlink:show="embed" xlink:actuate="onLoad" draw:mime-type="image/jpeg"/>
</draw:frame>
Soldiers of the 22nd Peacekeeping Battalion "Blue Helmets" from April 10 to April 14 will conduct training at the landfills of the National Army in Moldova, to which the piranha bronetransporters are involved.</text:p>
      <text:p text:style-name="P4">
As Ukrinform reports, it reports <text:a xlink:type="simple" xlink:href="https://newsmaker.md/rus/novosti/v-moldove-proydut-ucheniya-mirotvortsev-v-nih-zadeystvuyut-btr-piranya/" text:style-name="Internet_20_link" text:visited-style-name="Visited_20_Internet_20_Link">
</text:a>
.</text:p>
      <text:p text:style-name="P4">
"The military will study the tactics, methods and procedures used by the dulls in operations, including patrols and protection of important goals," - said the Moldova Ministry of Defense.</text:p>
      <text:p text:style-name="P4">
The training, which will be held from April 10 to April 14, will include both theoretical and practical classes based on scenarios that are "characteristic of international theaters of war."</text:p>
      <text:p text:style-name="P4">
<text:span text:style-name="T4">
 Read also: </text:span>
 <text:a xlink:type="simple" xlink:href="https://www.ukrinform.ua/rubric-polytics/3692525-rf-castkovo-zminila-plani-sodo-derzperevorotu-v-moldovi-danilov.html" text:style-name="Internet_20_link" text:visited-style-name="Visited_20_Internet_20_Link">
<text:span text:style-name="T4">
 Moldov </text:span>
</text:a>
It is also noted that the military will be involved in the exercises of Piranha armored personnel carriers, which was transferred to Moldova by Germany.</text:p>
      <text:p text:style-name="P4">
The first three APCs were delivered to Chisinau in January this year, and the rest of the units will be delivered during the year.</text:p>
      <text:p text:style-name="P4">
It is known that "blue helmets" is called <text:a xlink:type="simple" xlink:href="https://www.ukrinform.ua/tag-mirotvorci" text:style-name="Internet_20_link" text:visited-style-name="Visited_20_Internet_20_Link">
</text:a>
UN. These are specially assembled units of professional military from different countries.</text:p>
      <text:p text:style-name="P4">
News Source: <text:a xlink:type="simple" xlink:href="https://www.ukrinform.ua/rubric-world/3693523-u-moldovi-projdut-navcanna-mirotvorciv.html" text:style-name="Internet_20_link" text:visited-style-name="Visited_20_Internet_20_Link">
https://www.ukrinform.ua/rubric-world/3693523-u-moldovi-projdut-navcanna-mirotvorciv.html</text:a>
</text:p>
      <!--NEWS-->
      <text:h text:style-name="P10" text:outline-level="1">
<text:span text:style-name="T4">
Epiphanius congratulated the western rite with Easter: May faith give strength to fight evil</text:span>
</text:h>
      <text:p text:style-name="P4">
Authors: Ukrinform (Person)</text:p>
      <text:p text:style-name="P4">
Publisher: Укринформ (Organization)</text:p>
      <text:p text:style-name="P4">
Published Time: 2023-04-09T12:24:30+03:00</text:p>
      <text:p text:style-name="P4">
Modified Time: 2023-04-09T12:24:30+03:00</text:p>
      <text:p text:style-name="P4">
Description: The head of the Orthodox Church of Ukraine, Metropolitan Epiphani, congratulated the Western Rite believers and wished to fulfill its forces to fight evil. - Ukrinform.</text:p>
      <text:p text:style-name="P4">
Images: ["<text:a xlink:type="simple" xlink:href="https://static.ukrinform.com/photos/2023_04/thumb_files/630_360_1681026443-8428.jpeg" text:style-name="Internet_20_link" text:visited-style-name="Visited_20_Internet_20_Link">
630_360_16810...</text:a>
"]</text:p>
      <text:p text:style-name="P4">
Tags: ['Свято', 'Великдень', 'Епіфаній']</text:p>
      <text:p text:style-name="P4">
Type: Article</text:p>
      <!--METADATA-->
      <text:p text:style-name="P4">
<draw:frame draw:style-name="fr1" draw:name="Image124" text:anchor-type="as-char" svg:width="6.9236in" svg:height="3.956343in" draw:z-index="0">
<draw:image xlink:href="../Images/yкринформ/2023-04-09T12-24-30-03-00/630_360_1681026443-8428.jpeg" xlink:type="simple" xlink:show="embed" xlink:actuate="onLoad" draw:mime-type="image/jpeg"/>
</draw:frame>
The head of the Orthodox Church of Ukraine, Metropolitan Epiphani, congratulated the faithful rite on Easter and wished to fulfill its forces for the fight against evil.</text:p>
      <text:p text:style-name="P4">
As Ukrinform reports, the head of the PCU wrote in <text:a xlink:type="simple" xlink:href="https://twitter.com/epifaniy/status/1644987888658968576" text:style-name="Internet_20_link" text:visited-style-name="Visited_20_Internet_20_Link">
</text:a>
“I congratulate the siblings of the Western Christian tradition, which are now celebrated <text:a xlink:type="simple" xlink:href="https://www.ukrinform.ua/tag-velikden" text:style-name="Internet_20_link" text:visited-style-name="Visited_20_Internet_20_Link">
</text:a>
!The belief in the resurrection of Christ is that he or she has to do good deeds and fills with forces to fight evil, ”Mill ardopolitan said.</text:p>
      <text:p text:style-name="P4">
<text:span text:style-name="T4">
 Read also: </text:span>
 <text:a xlink:type="simple" xlink:href="https://www.ukrinform.ua/rubric-society/3693441-zelenskij-privitav-hristian-zahidnogo-obradu-z-velikodnem-mi-odnakovo-virimo-u-svobodu.html" text:style-name="Internet_20_link" text:visited-style-name="Visited_20_Internet_20_Link">
<text:span text:style-name="T4">
 green </text:span>
</text:a>
As it was reported, Christians of the Western Rite this year celebrate Easter on April 9.</text:p>
      <text:p text:style-name="P4">
News Source: <text:a xlink:type="simple" xlink:href="https://www.ukrinform.ua/rubric-society/3693526-epifanij-privitav-viran-zahidnogo-obradu-z-velikodnem-nehaj-vira-dae-sili-na-borotbu-zi-zlom.html" text:style-name="Internet_20_link" text:visited-style-name="Visited_20_Internet_20_Link">
https://www.ukrinform.ua/rubric-society/3693526-epifanij-privitav-viran-zahidnogo-obradu-z-velikodnem-nehaj-vira-dae-sili-na-borotbu-zi-zlom.html</text:a>
</text:p>
      <!--NEWS-->
      <text:h text:style-name="P10" text:outline-level="1">
<text:span text:style-name="T4">
More than 15 enemy military groups were destroyed in the occupied part of the Zaporozhye region</text:span>
</text:h>
      <text:p text:style-name="P4">
Authors: Ukrinform (Person)</text:p>
      <text:p text:style-name="P4">
Publisher: Укринформ (Organization)</text:p>
      <text:p text:style-name="P4">
Published Time: 2023-04-09T12:34:00+03:00</text:p>
      <text:p text:style-name="P4">
Modified Time: 2023-04-09T12:34:00+03:00</text:p>
      <text:p text:style-name="P4">
Description: Within two weeks, more than 15 military groups were destroyed in the occupied territory of Zaporizhzhya region, 7 of them in Melitopol. - Ukrinform.</text:p>
      <text:p text:style-name="P4">
Images: ["<text:a xlink:type="simple" xlink:href="https://static.ukrinform.com/photos/2022_02/thumb_files/630_360_1646057019-898.jpg" text:style-name="Internet_20_link" text:visited-style-name="Visited_20_Internet_20_Link">
630_360_16460...</text:a>
"]</text:p>
      <text:p text:style-name="P4">
Tags: ['Російські військові', 'Запоріжжя', 'Війна з росією', 'Єдині новини']</text:p>
      <text:p text:style-name="P4">
Type: Article</text:p>
      <!--METADATA-->
      <text:p text:style-name="P4">
<draw:frame draw:style-name="fr1" draw:name="Image125" text:anchor-type="as-char" svg:width="6.9236in" svg:height="3.956343in" draw:z-index="0">
<draw:image xlink:href="../Images/yкринформ/2023-04-09T12-34-00-03-00/630_360_1646057019-898.jpg" xlink:type="simple" xlink:show="embed" xlink:actuate="onLoad" draw:mime-type="image/jpeg"/>
</draw:frame>
During the two weeks, 15 military groups were destroyed in the occupied territory of the Zaporozhye region, 7 of them in Melitopol.</text:p>
      <text:p text:style-name="P4">
Ivan Fedorov, Ukrinform, said this on the National Teleterna Tele scale of news.</text:p>
      <text:p text:style-name="P4">
"More than 15 military groups were reduced in the territory of the temporarily occupied Zaporizhzhya region in two weeks, 7 of them were in the territory of the cities. The explosions were heard on the territory the territories of the Melitopol depot, where <text:a xlink:type="simple" xlink:href="https://www.ukrinform.ua/tag-rosijski-vijskovi" text:style-name="Internet_20_link" text:visited-style-name="Visited_20_Internet_20_Link">
</text:a>
He placed the base of repair of equipment, then set up the fuel storage, "he said.</text:p>
      <text:p text:style-name="P4">
Fedorov also added that in the Melitopol district, the invaders changed four -muds of so -called occupation administrations. "Four heads of occupation administrations have been replaced. For example, in Yakimovka, after an explosion of the car collaborators, Zubarev, after 4 hours, introduced a new Gaulayter of continental Russia. The same situation in the Azovsky, Konstantinovka Takhirilivka," he said.</text:p>
      <text:p text:style-name="P4">
<text:span text:style-name="T4">
 Read also: </text:span>
 <text:a xlink:type="simple" xlink:href="https://www.ukrinform.ua/rubric-ato/3692784-na-melitopolsini-lunali-vibuhi-u-selisi-kudi-zagarbniki-zvozili-tehniku.html" text:style-name="Internet_20_link" text:visited-style-name="Visited_20_Internet_20_Link">
<text:span text:style-name="T4">
 Melitopol </text:span>
</text:a>
In addition, Fedorov noted that in the last two weeks, 9 collaborators of the Shkuped Melitopol district have been suspected.</text:p>
      <text:p text:style-name="P4">
According to Ukrinform, according to Fedorov, <text:a xlink:type="simple" xlink:href="https://www.ukrinform.ua/rubric-regions/3691887-spivpracuvati-z-vorogom-pogodilis-700-meskanciv-melitopolskogo-rajonu-mer.html" text:style-name="Internet_20_link" text:visited-style-name="Visited_20_Internet_20_Link">
</text:a>
</text:p>
      <text:p text:style-name="P4">
News Source: <text:a xlink:type="simple" xlink:href="https://www.ukrinform.ua/rubric-ato/3693529-na-okupovanij-castini-zaporizkoi-oblasti-znisili-ponad-15-vorozih-vijskovih-ugrupuvan.html" text:style-name="Internet_20_link" text:visited-style-name="Visited_20_Internet_20_Link">
https://www.ukrinform.ua/rubric-ato/3693529-na-okupovanij-castini-zaporizkoi-oblasti-znisili-ponad-15-vorozih-vijskovih-ugrupuvan.html</text:a>
</text:p>
      <!--NEWS-->
      <text:h text:style-name="P10" text:outline-level="1">
<text:span text:style-name="T4">
A large -scale fire broke out in Hamburg, warn of dangerous air pollution</text:span>
</text:h>
      <text:p text:style-name="P4">
Authors: Ukrinform (Person)</text:p>
      <text:p text:style-name="P4">
Publisher: Укринформ (Organization)</text:p>
      <text:p text:style-name="P4">
Published Time: 2023-04-09T12:37:49+03:00</text:p>
      <text:p text:style-name="P4">
Modified Time: 2023-04-09T12:37:49+03:00</text:p>
      <text:p text:style-name="P4">
Description: In the port city of Hamburg in northern Germany, due to a large -scale fire, the danger of air pollution was declared. - Ukrinform.</text:p>
      <text:p text:style-name="P4">
Images: ["<text:a xlink:type="simple" xlink:href="https://static.ukrinform.com/photos/2023_04/thumb_files/630_360_1681032740-139.jpeg" text:style-name="Internet_20_link" text:visited-style-name="Visited_20_Internet_20_Link">
630_360_16810...</text:a>
"]</text:p>
      <text:p text:style-name="P4">
Tags: ['Гамбург', 'Німеччина', 'Пожежа', 'Забруднення повітря']</text:p>
      <text:p text:style-name="P4">
Type: Article</text:p>
      <!--METADATA-->
      <text:p text:style-name="P4">
<draw:frame draw:style-name="fr1" draw:name="Image126" text:anchor-type="as-char" svg:width="6.9236in" svg:height="3.956343in" draw:z-index="0">
<draw:image xlink:href="../Images/yкринформ/2023-04-09T12-37-49-03-00/630_360_1681032740-139.jpeg" xlink:type="simple" xlink:show="embed" xlink:actuate="onLoad" draw:mime-type="image/jpeg"/>
</draw:frame>
Hamburg in the northern Germany, due to a large -scale fire, air pollution is announced.</text:p>
      <text:p text:style-name="P4">
According to Ukrinform, residents of the city were informed through the state <text:a xlink:type="simple" xlink:href="https://warnung.bund.de/meldungen/mow.DE-HH-HH-SE033-20230409-33-001/Starke_Rauchentwicklung_durch_Grossbrand_im_Bereich_Hamburg_Rothenburgsort_HamburgRothenburgsort" text:style-name="Internet_20_link" text:visited-style-name="Visited_20_Internet_20_Link">
</text:a>
warnings.</text:p>
      <text:p text:style-name="P4">
"Due to the fire of the population in the Hamburg area, the smoke gases of ichemical components in the air can be affected," the warning said.</text:p>
      <text:p text:style-name="P4">
The threat level is rated as "extremely high".</text:p>
      <text:p text:style-name="P4">
The dark smoke cloud has already reached the city center. Residents are asked not to go out, close the windows and doors.</text:p>
      <text:p text:style-name="P4">
<text:a xlink:type="simple" xlink:href="https://www.ukrinform.ua/tag-pozeza" text:style-name="Internet_20_link" text:visited-style-name="Visited_20_Internet_20_Link">
</text:a>
It broke out early on Sunday in the cargo, which was already completely burned. Now they burn a few warehouses. According to preliminary data, there was a leakage of hydrogen sulfide.</text:p>
      <text:p text:style-name="P4">
<text:span text:style-name="T4">
 Read also: </text:span>
 <text:a xlink:type="simple" xlink:href="https://www.ukrinform.ua/rubric-world/3690914-u-berlinskij-likarni-stalasa-pozeza-postrazdali-troe-pacientiv-i-medsestra.html" text:style-name="Internet_20_link" text:visited-style-name="Visited_20_Internet_20_Link">
<text:span text:style-name="T4">
 fires </text:span>
</text:a>
More than 200 emergency services work on site.</text:p>
      <text:p text:style-name="P4">
The Deutsche Bahn railway company has announced that the connection between Hamburg Ibuichen was closed due to a fire, and the trains between Hamburg and Berlin are redirected by other routes, trains between Hamburg and the Polish Rostock were summarized.</text:p>
      <text:p text:style-name="P4">
The movement of urban transport is also limited.</text:p>
      <text:p text:style-name="P4">
The cause of the fire is still unknown, investigators work.</text:p>
      <text:p text:style-name="P4">
<text:span text:style-name="T5">
Foto: Jonas Walzberg/DPA</text:span>
</text:p>
      <text:p text:style-name="P4">
News Source: <text:a xlink:type="simple" xlink:href="https://www.ukrinform.ua/rubric-world/3693530-u-gamburzi-spalahnula-masstabna-pozeza-poperedzaut-pro-nebezpecne-zabrudnenna-povitra.html" text:style-name="Internet_20_link" text:visited-style-name="Visited_20_Internet_20_Link">
https://www.ukrinform.ua/rubric-world/3693530-u-gamburzi-spalahnula-masstabna-pozeza-poperedzaut-pro-nebezpecne-zabrudnenna-povitra.html</text:a>
</text:p>
      <!--NEWS-->
      <text:h text:style-name="P10" text:outline-level="1">
<text:span text:style-name="T4">
In the Swiss Alps, an avalanche came down, nine skiers were injured</text:span>
</text:h>
      <text:p text:style-name="P4">
Authors: Ukrinform (Person)</text:p>
      <text:p text:style-name="P4">
Publisher: Укринформ (Organization)</text:p>
      <text:p text:style-name="P4">
Published Time: 2023-04-09T12:52:00+03:00</text:p>
      <text:p text:style-name="P4">
Modified Time: 2023-04-09T12:52:00+03:00</text:p>
      <text:p text:style-name="P4">
Description: Nine skiers were affected by the Avalanche in the Swiss Alps. - Ukrinform.</text:p>
      <text:p text:style-name="P4">
Images: ["<text:a xlink:type="simple" xlink:href="https://static.ukrinform.com/photos/2018_01/thumb_files/630_360_1515323527-9625.jpg" text:style-name="Internet_20_link" text:visited-style-name="Visited_20_Internet_20_Link">
630_360_15153...</text:a>
"]</text:p>
      <text:p text:style-name="P4">
Tags: ['Лавина', 'Альпи', 'Гори']</text:p>
      <text:p text:style-name="P4">
Type: Article</text:p>
      <!--METADATA-->
      <text:p text:style-name="P4">
<draw:frame draw:style-name="fr1" draw:name="Image127" text:anchor-type="as-char" svg:width="6.9236in" svg:height="3.956343in" draw:z-index="0">
<draw:image xlink:href="../Images/yкринформ/2023-04-09T12-52-00-03-00/630_360_1515323527-9625.jpg" xlink:type="simple" xlink:show="embed" xlink:actuate="onLoad" draw:mime-type="image/jpeg"/>
</draw:frame>
Nine -ropes were injured as a result of an avalanche in the Swiss Alps.</text:p>
      <text:p text:style-name="P4">
As Ukrinform reports, it reports <text:a xlink:type="simple" xlink:href="https://www.theguardian.com/world/2023/apr/08/nine-skiers-in-switzerland-airlifted-to-hospital-after-major-avalanche" text:style-name="Internet_20_link" text:visited-style-name="Visited_20_Internet_20_Link">
</text:a>
.</text:p>
      <text:p text:style-name="P4">
The avalanche came down near the top of Mount Alfubel in Saas-Fe Mountain on South Vallis Canton, near the border with Italy.</text:p>
      <text:p text:style-name="P4">
The plot is located near the famous Swiss mountain Matterhorn Tagiruskaya Resort of Cermatt.</text:p>
      <text:p text:style-name="P4">
"When the groups were on Alfubel at an altitude of 4,000 meters, came down <text:a xlink:type="simple" xlink:href="https://www.ukrinform.ua/tag-lavina" text:style-name="Internet_20_link" text:visited-style-name="Visited_20_Internet_20_Link">
</text:a>
. Several people were massive, "the police said in the city of Wallis.</text:p>
      <text:p text:style-name="P4">
Emergency services on several helicopters went to the scene.</text:p>
      <text:p text:style-name="P4">
Police representative Wallis said that there were 16 people in the area, they were shot from the mountain.</text:p>
      <text:p text:style-name="P4">
<text:span text:style-name="T4">
 Read also: </text:span>
 <text:a xlink:type="simple" xlink:href="https://www.ukrinform.ua/rubric-world/3684670-na-pivnoci-italii-zijsla-lavina-odna-ludina-zaginula.html" text:style-name="Internet_20_link" text:visited-style-name="Visited_20_Internet_20_Link">
<text:span text:style-name="T4">
 avalanche </text:span>
</text:a>
Nine victims were delivered by the Helicopter to hospitals in the neighboring HAZP and Zion. Of these, three of them were discharged after outpatient treatment, and the Ainshi remained overnight under the supervision of doctors.</text:p>
      <text:p text:style-name="P4">
"We are talking about very easy injuries, so everything looks positive. You can say that they are very lucky," said a spokesman for local police.</text:p>
      <text:p text:style-name="P4">
As it was reported, on Tuesday, April 4, <text:a xlink:type="simple" xlink:href="https://www.ukrinform.ua/rubric-world/3691428-u-gimalaah-lavina-nakrila-grupu-turistiv-sestero-zagiblih.html" text:style-name="Internet_20_link" text:visited-style-name="Visited_20_Internet_20_Link">
</text:a>
The Himalayas in the northeast of India, resulting in the least of the people, have been killed.</text:p>
      <text:p text:style-name="P4">
News Source: <text:a xlink:type="simple" xlink:href="https://www.ukrinform.ua/rubric-world/3693535-u-svejcarskih-alpah-zijsla-lavina-postrazdali-devat-liznikiv.html" text:style-name="Internet_20_link" text:visited-style-name="Visited_20_Internet_20_Link">
https://www.ukrinform.ua/rubric-world/3693535-u-svejcarskih-alpah-zijsla-lavina-postrazdali-devat-liznikiv.html</text:a>
</text:p>
      <!--NEWS-->
      <text:h text:style-name="P10" text:outline-level="1">
<text:span text:style-name="T4">
Blue and yellow flowers were planted near Lesya Ukrainka Monument in Sevastopol</text:span>
</text:h>
      <text:p text:style-name="P4">
Authors: Ukrinform (Person)</text:p>
      <text:p text:style-name="P4">
Publisher: Укринформ (Organization)</text:p>
      <text:p text:style-name="P4">
Published Time: 2023-04-09T13:04:00+03:00</text:p>
      <text:p text:style-name="P4">
Modified Time: 2023-04-09T13:04:00+03:00</text:p>
      <text:p text:style-name="P4">
Description: In the temporarily occupied Sevastopol near the monument to the Ukrainian writer Lesya, Ukrainians planted violets of yellow and blue. - Ukrinform.</text:p>
      <text:p text:style-name="P4">
Images: ["<text:a xlink:type="simple" xlink:href="https://static.ukrinform.com/photos/2023_04/thumb_files/630_360_1681034551-608.jpg" text:style-name="Internet_20_link" text:visited-style-name="Visited_20_Internet_20_Link">
630_360_16810...</text:a>
", "<text:a xlink:type="simple" xlink:href="https://static.ukrinform.com/photos/2023_04/1681034951-359.jpg" text:style-name="Internet_20_link" text:visited-style-name="Visited_20_Internet_20_Link">
1681034951-35...</text:a>
", "<text:a xlink:type="simple" xlink:href="https://static.ukrinform.com/photos/2023_04/1681034699-943.jpeg" text:style-name="Internet_20_link" text:visited-style-name="Visited_20_Internet_20_Link">
1681034699-94...</text:a>
"]</text:p>
      <text:p text:style-name="P4">
Tags: ['Крим', "Пам'ятник", 'Україна', 'Леся Українка', 'Квіти']</text:p>
      <text:p text:style-name="P4">
Type: Article</text:p>
      <!--METADATA-->
      <text:p text:style-name="P4">
<draw:frame draw:style-name="fr1" draw:name="Image128" text:anchor-type="as-char" svg:width="6.9236in" svg:height="3.956343in" draw:z-index="0">
<draw:image xlink:href="../Images/yкринформ/2023-04-09T13-04-00-03-00/630_360_1681034551-608.jpg" xlink:type="simple" xlink:show="embed" xlink:actuate="onLoad" draw:mime-type="image/jpeg"/>
</draw:frame>
Simostically, the occupied Sevastopol near the monument to the Ukrainian writer Lesius Ukrainians planted violets of yellow and blue.</text:p>
      <text:p text:style-name="P4">
According to Ukrinform, the online edition reports <text:a xlink:type="simple" xlink:href="https://ua.krymr.com/a/news-sevastopol-pamyatnyk-lesi-ukrayinky-vysadyly-syni-ta-zhovti-kvity/32355825.html" text:style-name="Internet_20_link" text:visited-style-name="Visited_20_Internet_20_Link">
</text:a>
Violets were planted in stationary concrete flowerpots, on both sides of <text:a xlink:type="simple" xlink:href="https://www.ukrinform.ua/tag-pamatnik" text:style-name="Internet_20_link" text:visited-style-name="Visited_20_Internet_20_Link">
</text:a>
. The popular name of the flower - "pansies", they are decorated with lawn on the streets every spring.</text:p>
      <text:p text:style-name="P4">
According to locals, landscaping specifically selected a combination of colors. So they expressed the attitude towards Ukraine and to the writer himself, the Arosian authorities "plunged".</text:p>
      <text:p text:style-name="P4">
<text:span text:style-name="T4">
 Read also: </text:span>
 <text:a xlink:type="simple" xlink:href="https://www.ukrinform.ua/rubric-crimea/3686360-simferopol-ta-sevastopol-trivae-sprotiv-zovta-stricka-pokazala-novi-listivki-ta-grafiti.html" text:style-name="Internet_20_link" text:visited-style-name="Visited_20_Internet_20_Link">
<text:span text:style-name="T4">
 Sevastopol </text:span>
</text:a>
</text:p>
      <text:p text:style-name="P4">
<draw:frame draw:style-name="fr1" draw:name="Image129" text:anchor-type="as-char" svg:width="6.9236in" svg:height="5.1927in" draw:z-index="0">
<draw:image xlink:href="../Images/yкринформ/2023-04-09T13-04-00-03-00/1681034951-359.jpg" xlink:type="simple" xlink:show="embed" xlink:actuate="onLoad" draw:mime-type="image/jpeg"/>
</draw:frame>
<draw:frame draw:style-name="fr1" draw:name="Image130" text:anchor-type="as-char" svg:width="6.9236in" svg:height="3.89132in" draw:z-index="0">
<draw:image xlink:href="../Images/yкринформ/2023-04-09T13-04-00-03-00/1681034699-943.jpeg" xlink:type="simple" xlink:show="embed" xlink:actuate="onLoad" draw:mime-type="image/jpeg"/>
</draw:frame>
As reported, <text:a xlink:type="simple" xlink:href="https://www.ukrinform.ua/rubric-crimea/3675257-u-sevastopoli-vidznacili-den-narodzenna-lesi-ukrainki.html" text:style-name="Internet_20_link" text:visited-style-name="Visited_20_Internet_20_Link">
</text:a>
(1871-1913.)Putting yellow and blue flowers on its monument.</text:p>
      <text:p text:style-name="P4">
<text:span text:style-name="T5">
Foto: rfe/rl</text:span>
</text:p>
      <text:p text:style-name="P4">
News Source: <text:a xlink:type="simple" xlink:href="https://www.ukrinform.ua/rubric-crimea/3693543-bila-pamatnika-lesi-ukrainki-u-sevastopoli-visadili-sini-ta-zovti-kviti.html" text:style-name="Internet_20_link" text:visited-style-name="Visited_20_Internet_20_Link">
https://www.ukrinform.ua/rubric-crimea/3693543-bila-pamatnika-lesi-ukrainki-u-sevastopoli-visadili-sini-ta-zovti-kviti.html</text:a>
</text:p>
      <!--NEWS-->
      <text:h text:style-name="P10" text:outline-level="1">
<text:span text:style-name="T4">
In the Limano -Kupyansk direction in a day there were 202 shelling - a cherry</text:span>
</text:h>
      <text:p text:style-name="P4">
Authors: Ukrinform (Person)</text:p>
      <text:p text:style-name="P4">
Publisher: Укринформ (Organization)</text:p>
      <text:p text:style-name="P4">
Published Time: 2023-04-09T13:11:00+03:00</text:p>
      <text:p text:style-name="P4">
Modified Time: 2023-04-09T13:11:00+03:00</text:p>
      <text:p text:style-name="P4">
Description: In the Limano-Kupyansk direction, 202 enemy shelling took place per day, 50 invaders were destroyed. - Ukrinform.</text:p>
      <text:p text:style-name="P4">
Images: ["<text:a xlink:type="simple" xlink:href="https://static.ukrinform.com/photos/2023_02/thumb_files/630_360_1675335452-443.jpg" text:style-name="Internet_20_link" text:visited-style-name="Visited_20_Internet_20_Link">
630_360_16753...</text:a>
"]</text:p>
      <text:p text:style-name="P4">
Tags: ['Обстріл', 'ЗСУ', 'Лиман', 'Війна з росією', 'Єдині новини']</text:p>
      <text:p text:style-name="P4">
Type: Article</text:p>
      <!--METADATA-->
      <text:p text:style-name="P4">
<draw:frame draw:style-name="fr1" draw:name="Image131" text:anchor-type="as-char" svg:width="6.9236in" svg:height="3.956343in" draw:z-index="0">
<draw:image xlink:href="../Images/yкринформ/2023-04-09T13-11-00-03-00/630_360_1675335452-443.jpg" xlink:type="simple" xlink:show="embed" xlink:actuate="onLoad" draw:mime-type="image/jpeg"/>
</draw:frame>
In the Limano-Kupyansk direction, 202 enemy shelling took place per day, and the Armed Forces were destroyed by 50 accumulations.</text:p>
      <text:p text:style-name="P4">
The spokesman of the Armed Forces of the Armed Forces Sergey Cherevaty said about it on the air of the national newsphone "The only news" "The only news", Ukrinform reports.</text:p>
      <text:p text:style-name="P4">
"In general, the Limano-Kupyan direction is second in activity after <text:a xlink:type="simple" xlink:href="https://www.ukrinform.ua/tag-bahmut" text:style-name="Internet_20_link" text:visited-style-name="Visited_20_Internet_20_Link">
</text:a>
in the area of our responsibility. In particular, during this day there were 202 shelling of the barrel artillery, 7 combatants, 50 invaders in this direction were destroyed, 86 were exposed to different degrees, "Cherevaty said.</text:p>
      <text:p text:style-name="P4">
<text:span text:style-name="T4">
 Read also: </text:span>
 <text:a xlink:type="simple" xlink:href="https://www.ukrinform.ua/rubric-ato/3693480-na-doneccini-aerorozvidniki-znisili-spostereznij-punkt-rosian.html" text:style-name="Internet_20_link" text:visited-style-name="Visited_20_Internet_20_Link">
<text:span text:style-name="T4">
 Donetsk </text:span>
 <text:span text:style-name="T4">
 </text:span>
 Aeravlya <text:span text:style-name="T4">
 </text:span>
 <text:span text:style-name="T4">
 Destroyed </text:span>
<text:span text:style-name="T4">
 Supervisory </text:span>
 <text:span text:style-name="T4">
 </text:span>
 item <text:span text:style-name="T4">
 </text:span>
 <text:span text:style-name="T4">
 Russian </text:span>
</text:a>
According to him, the BMP-1 was also destroyed, a model that was previously removed, 2 unmanned devices, 3 mortars and two combat lines.</text:p>
      <text:p text:style-name="P4">
As reported by Ukrinform, during the last day the Ukrainian defense forces repelled over 50 attacks of the enemy destroyed 14 UAVs and 5 stations of the REB.</text:p>
      <text:p text:style-name="P4">
_ Photo: Armyinform _</text:p>
      <text:p text:style-name="P4">
News Source: <text:a xlink:type="simple" xlink:href="https://www.ukrinform.ua/rubric-regions/3693553-na-limanokupanskomu-napramku-za-dobu-vidbulosa-202-obstrili-cerevatij-nazvav-vtrati-voroga.html" text:style-name="Internet_20_link" text:visited-style-name="Visited_20_Internet_20_Link">
https://www.ukrinform.ua/rubric-regions/3693553-na-limanokupanskomu-napramku-za-dobu-vidbulosa-202-obstrili-cerevatij-nazvav-vtrati-voroga.html</text:a>
</text:p>
      <!--NEWS-->
      <text:h text:style-name="P10" text:outline-level="1">
<text:span text:style-name="T4">
"Prometheus" and "Epicenter-Podolyany" will determine the winner of the Super League of Ukraine in volleyball</text:span>
</text:h>
      <text:p text:style-name="P4">
Authors: Ukrinform (Person)</text:p>
      <text:p text:style-name="P4">
Publisher: Укринформ (Organization)</text:p>
      <text:p text:style-name="P4">
Published Time: 2023-04-09T13:19:00+03:00</text:p>
      <text:p text:style-name="P4">
Modified Time: 2023-04-09T13:19:00+03:00</text:p>
      <text:p text:style-name="P4">
Description: The gold awards of the Super League of Ukraine for volleyball season 2022/23 are played by the Prometheus from the Dnieper and the Epicenter-Podolyany from Gorodok, Khmelnitsky region. - Ukrinform.</text:p>
      <text:p text:style-name="P4">
Images: ["<text:a xlink:type="simple" xlink:href="https://static.ukrinform.com/photos/2023_04/thumb_files/630_360_1681035532-284.jpeg" text:style-name="Internet_20_link" text:visited-style-name="Visited_20_Internet_20_Link">
630_360_16810...</text:a>
"]</text:p>
      <text:p text:style-name="P4">
Tags: ['Волейбол']</text:p>
      <text:p text:style-name="P4">
Type: Article</text:p>
      <!--METADATA-->
      <text:p text:style-name="P4">
<draw:frame draw:style-name="fr1" draw:name="Image132" text:anchor-type="as-char" svg:width="6.9236in" svg:height="3.956343in" draw:z-index="0">
<draw:image xlink:href="../Images/yкринформ/2023-04-09T13-19-00-03-00/630_360_1681035532-284.jpeg" xlink:type="simple" xlink:show="embed" xlink:actuate="onLoad" draw:mime-type="image/jpeg"/>
</draw:frame>
The Super League of Ukraine on volleyball season 2022/23 will play Prometheus from the Dnieper and Epicenter-Podolyany from Gorodok, Khmelnytsky region.</text:p>
      <text:p text:style-name="P4">
The final series will begin on April 11, Ukrinform reports.</text:p>
      <text:p text:style-name="P4">
<text:span text:style-name="T4">
 Read also: </text:span>
 <text:a xlink:type="simple" xlink:href="https://www.ukrinform.ua/rubric-sports/3683806-vidomi-superniki-zbirnoi-ukraini-z-volejbolu-v-olimpijskomu-kvalifikacijnomu-turniri.html" text:style-name="Internet_20_link" text:visited-style-name="Visited_20_Internet_20_Link">
<text:span text:style-name="T4">
 volleyball </text:span>
</text:a>
In the confrontation for Bronze will come together Zhytomyr Zhytomyr-Polissya and VSC "Law Academy" from Kharkiv.</text:p>
      <text:p text:style-name="P4">
The first match of the series to two victories will be held on April 12.</text:p>
      <text:p text:style-name="P4">
We will remind, the winners of the women's superliga were the volleyball players "Prometheus" from the Dnieper region, who in the finals were overcome by the club "Charles-Medical-University-SHVSM" from Vinnitsa.</text:p>
      <text:p text:style-name="P4">
Photo: facebook.com/gorodok.best.</text:p>
      <text:p text:style-name="P4">
News Source: <text:a xlink:type="simple" xlink:href="https://www.ukrinform.ua/rubric-sports/3693546-prometej-ta-epicentrpodolani-viznacat-peremozca-superligi-ukraini-z-volejbolu.html" text:style-name="Internet_20_link" text:visited-style-name="Visited_20_Internet_20_Link">
https://www.ukrinform.ua/rubric-sports/3693546-prometej-ta-epicentrpodolani-viznacat-peremozca-superligi-ukraini-z-volejbolu.html</text:a>
</text:p>
      <!--NEWS-->
      <text:h text:style-name="P10" text:outline-level="1">
<text:span text:style-name="T4">
In Kharkiv, a man in the garden exploded on a mini</text:span>
</text:h>
      <text:p text:style-name="P4">
Authors: Ukrinform (Person)</text:p>
      <text:p text:style-name="P4">
Publisher: Укринформ (Organization)</text:p>
      <text:p text:style-name="P4">
Published Time: 2023-04-09T13:30:00+03:00</text:p>
      <text:p text:style-name="P4">
Modified Time: 2023-04-09T13:30:00+03:00</text:p>
      <text:p text:style-name="P4">
Description: In the village of Snizhkivka, Kharkiv region, a man stepped in the garden on a mine "Palt" and suffered shrapnel wounds. - Ukrinform.</text:p>
      <text:p text:style-name="P4">
Images: ["<text:a xlink:type="simple" xlink:href="https://static.ukrinform.com/photos/2023_02/thumb_files/630_360_1676281282-210.jpg" text:style-name="Internet_20_link" text:visited-style-name="Visited_20_Internet_20_Link">
630_360_16762...</text:a>
"]</text:p>
      <text:p text:style-name="P4">
Tags: ['Міна', 'Поранені', 'Вибух', 'Харківщина']</text:p>
      <text:p text:style-name="P4">
Type: Article</text:p>
      <!--METADATA-->
      <text:p text:style-name="P4">
<draw:frame draw:style-name="fr1" draw:name="Image133" text:anchor-type="as-char" svg:width="6.9236in" svg:height="3.956343in" draw:z-index="0">
<draw:image xlink:href="../Images/yкринформ/2023-04-09T13-30-00-03-00/630_360_1676281282-210.jpg" xlink:type="simple" xlink:show="embed" xlink:actuate="onLoad" draw:mime-type="image/jpeg"/>
</draw:frame>
In the village of Kharkiv region, a man stepped in the garden on a mine "Palt" wounded shrapnel wounds.</text:p>
      <text:p text:style-name="P4">
According to Ukrinform, the Main Directorate of the Civil Service of Knowledge Situations of Ukraine in Kharkiv Oblast reports in <text:a xlink:type="simple" xlink:href="https://www.facebook.com/DSNSKHARKIV/posts/pfbid0m5CBogYMmbxyJWgaZBxJHjadHKi9JG5sGVhLq1P1HbXxTJk6XutdRbVHsXjQNEfHl" text:style-name="Internet_20_link" text:visited-style-name="Visited_20_Internet_20_Link">
</text:a>
.</text:p>
      <text:p text:style-name="P4">
“9 квітня в Ізюмському районі стався черговий вибух вибухонебезпечногопредмету. Подія сталась у селі Сніжківка на території приватногодомоволодіння. Чоловік, 1985 року народження, в городі наступив на <text:a xlink:type="simple" xlink:href="https://www.ukrinform.ua/tag-mina" text:style-name="Internet_20_link" text:visited-style-name="Visited_20_Internet_20_Link">
</text:a>
"Petal". As a result of the explosion, he received a brazen wound of varying severity. It was taken to the city hospital, ”the message reads.</text:p>
      <text:p text:style-name="P4">
<text:span text:style-name="T4">
 Read also: </text:span>
 <text:a xlink:type="simple" xlink:href="https://www.ukrinform.ua/rubric-regions/3693374-na-kiivsini-traktorist-pidirvavsa-na-protitankovij-mini.html" text:style-name="Internet_20_link" text:visited-style-name="Visited_20_Internet_20_Link">
<text:span text:style-name="T4">
 Excluded </text:span>
</text:a>
The SESA added that the final circumstances were clarified.</text:p>
      <text:p text:style-name="P4">
As reported by Ukrinform, on April 8 in Kharkiv region <text:a xlink:type="simple" xlink:href="https://www.ukrinform.ua/rubric-regions/3693293-na-harkivsini-dvoe-ludej-pidirvalisa-na-vibuhivci.html" text:style-name="Internet_20_link" text:visited-style-name="Visited_20_Internet_20_Link">
</text:a>
on explosive objects.  _ Photo illustrative _</text:p>
      <text:p text:style-name="P4">
News Source: <text:a xlink:type="simple" xlink:href="https://www.ukrinform.ua/rubric-regions/3693564-na-harkivsini-colovik-na-vlasnomu-gorodi-pidirvavsa-na-mini.html" text:style-name="Internet_20_link" text:visited-style-name="Visited_20_Internet_20_Link">
https://www.ukrinform.ua/rubric-regions/3693564-na-harkivsini-colovik-na-vlasnomu-gorodi-pidirvavsa-na-mini.html</text:a>
</text:p>
      <!--NEWS-->
      <text:h text:style-name="P10" text:outline-level="1">
<text:span text:style-name="T4">
Rescuers warn of significant avalanche danger in the Carpathians</text:span>
</text:h>
      <text:p text:style-name="P4">
Authors: Ukrinform (Person)</text:p>
      <text:p text:style-name="P4">
Publisher: Укринформ (Organization)</text:p>
      <text:p text:style-name="P4">
Published Time: 2023-04-09T13:40:00+03:00</text:p>
      <text:p text:style-name="P4">
Modified Time: 2023-04-09T13:40:00+03:00</text:p>
      <text:p text:style-name="P4">
Description: Rescuers warn of a significant avalanche danger at the high-weight of the Transcarpathian and Ivano-Frankivsk regions on April 9-10. - Ukrinform.</text:p>
      <text:p text:style-name="P4">
Images: ["<text:a xlink:type="simple" xlink:href="https://static.ukrinform.com/photos/2020_01/thumb_files/630_360_1579069647-594.jpg" text:style-name="Internet_20_link" text:visited-style-name="Visited_20_Internet_20_Link">
630_360_15790...</text:a>
"]</text:p>
      <text:p text:style-name="P4">
Tags: ['ДСНС', 'Карпати', 'Лавина', 'Сніг', 'Закарпаття']</text:p>
      <text:p text:style-name="P4">
Type: Article</text:p>
      <!--METADATA-->
      <text:p text:style-name="P4">
<draw:frame draw:style-name="fr1" draw:name="Image134" text:anchor-type="as-char" svg:width="6.9236in" svg:height="3.956343in" draw:z-index="0">
<draw:image xlink:href="../Images/yкринформ/2023-04-09T13-40-00-03-00/630_360_1579069647-594.jpg" xlink:type="simple" xlink:show="embed" xlink:actuate="onLoad" draw:mime-type="image/jpeg"/>
</draw:frame>
Rescuers warn of a significant avalanche danger at the High-Guardian and Ivano-Frankivsk regions on April 9-10.</text:p>
      <text:p text:style-name="P4">
According to Ukrinform, the State Emergency Service reports in <text:a xlink:type="simple" xlink:href="https://t.me/dsns_telegram/15674" text:style-name="Internet_20_link" text:visited-style-name="Visited_20_Internet_20_Link">
</text:a>
“9-10 flowers in the high-grade of the eastern part of the Transcarpathian region are maintained, and on April 10, due to snowfall, a significant [] high mountains of the Ivano-Frankivsk region are announced <text:a xlink:type="simple" xlink:href="https://www.ukrinform.ua/tag-lavina" text:style-name="Internet_20_link" text:visited-style-name="Visited_20_Internet_20_Link">
</text:a>
danger(3 level)”, - the message reads.</text:p>
      <text:p text:style-name="P4">
<text:span text:style-name="T4">
 Read also: </text:span>
 <text:a xlink:type="simple" xlink:href="https://www.ukrinform.ua/rubric-regions/3692939-na-prikarpatti-tri-dni-viruvav-ciklon-podekudi-namelo-do-25-santimetriv-snigu.html" text:style-name="Internet_20_link" text:visited-style-name="Visited_20_Internet_20_Link">
</text:a>
According to Ukrinform, according to weather forecasters, in the western regions, April 9 is watching 7-12 ° heat in the afternoon.</text:p>
      <text:p text:style-name="P4">
News Source: <text:a xlink:type="simple" xlink:href="https://www.ukrinform.ua/rubric-regions/3693561-ratuvalniki-poperedzaut-pro-znacnu-lavinnu-nebezpeku-v-karpatah.html" text:style-name="Internet_20_link" text:visited-style-name="Visited_20_Internet_20_Link">
https://www.ukrinform.ua/rubric-regions/3693561-ratuvalniki-poperedzaut-pro-znacnu-lavinnu-nebezpeku-v-karpatah.html</text:a>
</text:p>
      <!--NEWS-->
      <text:h text:style-name="P10" text:outline-level="1">
<text:span text:style-name="T4">
Latvia will build more than 60 kilometers of a fence on the border with Belarus</text:span>
</text:h>
      <text:p text:style-name="P4">
Authors: Ukrinform (Person)</text:p>
      <text:p text:style-name="P4">
Publisher: Укринформ (Organization)</text:p>
      <text:p text:style-name="P4">
Published Time: 2023-04-09T13:43:00+03:00</text:p>
      <text:p text:style-name="P4">
Modified Time: 2023-04-09T13:43:00+03:00</text:p>
      <text:p text:style-name="P4">
Description: Latvia plans to start the second stage of construction of the fence along the Latvian-Belarusian border-this time 63.9 km long. - Ukrinform.</text:p>
      <text:p text:style-name="P4">
Images: ["<text:a xlink:type="simple" xlink:href="https://static.ukrinform.com/photos/2022_02/thumb_files/630_360_1645814843-702.jpg" text:style-name="Internet_20_link" text:visited-style-name="Visited_20_Internet_20_Link">
630_360_16458...</text:a>
"]</text:p>
      <text:p text:style-name="P4">
Tags: ['білорусь', 'Будівництво', 'Латвія', 'Кордон', 'Паркан']</text:p>
      <text:p text:style-name="P4">
Type: Article</text:p>
      <!--METADATA-->
      <text:p text:style-name="P4">
<draw:frame draw:style-name="fr1" draw:name="Image135" text:anchor-type="as-char" svg:width="6.9236in" svg:height="3.956343in" draw:z-index="0">
<draw:image xlink:href="../Images/yкринформ/2023-04-09T13-43-00-03-00/630_360_1645814843-702.jpg" xlink:type="simple" xlink:show="embed" xlink:actuate="onLoad" draw:mime-type="image/jpeg"/>
</draw:frame>
Latvia plans to start the second stage of construction of the fence along the Latvian-Belarusian border-this time 63.9 km long.</text:p>
      <text:p text:style-name="P4">
The construction of the entire building is planned to be completed by the end of 2024, reports Ukrinform with a reference to <text:a xlink:type="simple" xlink:href="https://rus.delfi.lv/news/daily/latvia/na-latvijsko-belorusskoj-granice-nachinaetsya-vtoroj-etap-stroitelnyh-rabot.d" text:style-name="Internet_20_link" text:visited-style-name="Visited_20_Internet_20_Link">
</text:a>
.</text:p>
      <text:p text:style-name="P4">
In the first stage in the Latvian-Belarusian <text:a xlink:type="simple" xlink:href="https://www.ukrinform.ua/tag-kordon" text:style-name="Internet_20_link" text:visited-style-name="Visited_20_Internet_20_Link">
</text:a>
About 54 km of fence was built. The weather conditions of this winter have not been continued in the marshy terrain. They will recover when the soil will become more solid and the air temperature will be stable for +10 degrees.</text:p>
      <text:p text:style-name="P4">
<text:span text:style-name="T4">
 Read also: </text:span>
 <text:a xlink:type="simple" xlink:href="https://www.ukrinform.ua/rubric-ato/3693214-na-kordoni-z-bilorussu-i-rf-posiluut-oboronni-rubezi-naev.html" text:style-name="Internet_20_link" text:visited-style-name="Visited_20_Internet_20_Link">
<text:span text:style-name="T4">
 border </text:span>
</text:a>
Some of the problems are related to the terrain: bordering infrastructure should also be built on steep slopes and wetlands, and should be safe for traffic.</text:p>
      <text:p text:style-name="P4">
In general, the project envisages the construction of a fence on a 173-kilometer strzilatvaty-Belarusian border.</text:p>
      <text:p text:style-name="P4">
As it was reported, Poland built <text:a xlink:type="simple" xlink:href="https://www.ukrinform.ua/rubric-world/3518922-polsa-zaversila-budivnictvo-stini-na-kordoni-z-bilorussu.html" text:style-name="Internet_20_link" text:visited-style-name="Visited_20_Internet_20_Link">
</text:a>
At the border with Belarus more than 186 km long.</text:p>
      <text:p text:style-name="P4">
News Source: <text:a xlink:type="simple" xlink:href="https://www.ukrinform.ua/rubric-world/3693565-latvia-pobudue-se-ponad-60-kilometriv-parkanu-na-kordoni-z-bilorussu.html" text:style-name="Internet_20_link" text:visited-style-name="Visited_20_Internet_20_Link">
https://www.ukrinform.ua/rubric-world/3693565-latvia-pobudue-se-ponad-60-kilometriv-parkanu-na-kordoni-z-bilorussu.html</text:a>
</text:p>
      <!--NEWS-->
      <text:h text:style-name="P10" text:outline-level="1">
<text:span text:style-name="T4">
Kalinina took part in a photo shoot for WTA</text:span>
</text:h>
      <text:p text:style-name="P4">
Authors: Ukrinform (Person)</text:p>
      <text:p text:style-name="P4">
Publisher: Укринформ (Organization)</text:p>
      <text:p text:style-name="P4">
Published Time: 2023-04-09T13:46:30+03:00</text:p>
      <text:p text:style-name="P4">
Modified Time: 2023-04-09T13:46:30+03:00</text:p>
      <text:p text:style-name="P4">
Description: The first "racket" of Ukraine Angelina Kalinina ( # 30 of the world rating) took part in a photo shoot for the Women's Tennis Association (WTA) at the Charleston Tournament (USA). - Ukrinform.</text:p>
      <text:p text:style-name="P4">
Images: ["<text:a xlink:type="simple" xlink:href="https://static.ukrinform.com/photos/2023_04/thumb_files/630_360_1680517901-800.jpg" text:style-name="Internet_20_link" text:visited-style-name="Visited_20_Internet_20_Link">
630_360_16805...</text:a>
"]</text:p>
      <text:p text:style-name="P4">
Tags: ['Теніс', 'Ангеліна Калініна']</text:p>
      <text:p text:style-name="P4">
Type: Article</text:p>
      <!--METADATA-->
      <text:p text:style-name="P4">
<draw:frame draw:style-name="fr1" draw:name="Image136" text:anchor-type="as-char" svg:width="6.9236in" svg:height="3.956343in" draw:z-index="0">
<draw:image xlink:href="../Images/yкринформ/2023-04-09T13-46-30-03-00/630_360_1680517901-800.jpg" xlink:type="simple" xlink:show="embed" xlink:actuate="onLoad" draw:mime-type="image/jpeg"/>
</draw:frame>
The first "racket" of Ukraine Angelina Kalinina(# 30 of the world rating)took part in the Ufosaries for the Women's Tennis Association(WTA)At the Charleston tournament(USA).</text:p>
      <text:p text:style-name="P4">
26-річна тенісистка опублікувала в <text:a xlink:type="simple" xlink:href="https://www.instagram.com/angie_kalinina/" text:style-name="Internet_20_link" text:visited-style-name="Visited_20_Internet_20_Link">
</text:a>
Video where shots from a photo shoot under the track Mvtriiix, Kingpin Skinny Pimp -Calmness Slowed Remix, Ukrinform reports.</text:p>
      <text:p text:style-name="P4">
<text:span text:style-name="T4">
 Read also: </text:span>
 <text:a xlink:type="simple" xlink:href="https://www.ukrinform.ua/rubric-sports/3691177-svitolina-i-kalinina-postupilisa-na-starti-turniru-wta-v-carlstoni.html" text:style-name="Internet_20_link" text:visited-style-name="Visited_20_Internet_20_Link">
<text:span text:style-name="T4">
 Kalinina </text:span>
</text:a>
It should be noted that Kalinina, having lost four of his last matches, will leave the first thirty world ranking and will take 35-emk.</text:p>
      <text:p text:style-name="P4">
Photo: Getty Images.</text:p>
      <text:p text:style-name="P4">
News Source: <text:a xlink:type="simple" xlink:href="https://www.ukrinform.ua/rubric-sports/3693563-kalinina-vzala-ucast-u-fotosesii-dla-wta.html" text:style-name="Internet_20_link" text:visited-style-name="Visited_20_Internet_20_Link">
https://www.ukrinform.ua/rubric-sports/3693563-kalinina-vzala-ucast-u-fotosesii-dla-wta.html</text:a>
</text:p>
      <!--NEWS-->
      <text:h text:style-name="P10" text:outline-level="1">
<text:span text:style-name="T4">
An exhibition of Ukrainian avant -gardists is held at the Estonian Museum of Kumu</text:span>
</text:h>
      <text:p text:style-name="P4">
Authors: Ukrinform (Person)</text:p>
      <text:p text:style-name="P4">
Publisher: Укринформ (Organization)</text:p>
      <text:p text:style-name="P4">
Published Time: 2023-04-09T13:53:00+03:00</text:p>
      <text:p text:style-name="P4">
Modified Time: 2023-04-09T13:53:00+03:00</text:p>
      <text:p text:style-name="P4">
Description: In the Main Art Museum of Estonia Kumu in cooperation with the Art Arsenal, an exhibition of Ukrainian avant -gardists "Futuros: Ukraine and Avangard" opened. - Ukrinform.</text:p>
      <text:p text:style-name="P4">
Images: ["<text:a xlink:type="simple" xlink:href="https://static.ukrinform.com/photos/2023_04/thumb_files/630_360_1681037598-536.jpg" text:style-name="Internet_20_link" text:visited-style-name="Visited_20_Internet_20_Link">
630_360_16810...</text:a>
", "<text:a xlink:type="simple" xlink:href="https://static.ukrinform.com/photos/2023_04/thumb_files/630_360_1681037600-8597.jpeg" text:style-name="Internet_20_link" text:visited-style-name="Visited_20_Internet_20_Link">
630_360_16810...</text:a>
", "<text:a xlink:type="simple" xlink:href="https://static.ukrinform.com/photos/2023_04/thumb_files/630_360_1681037600-5411.jpeg" text:style-name="Internet_20_link" text:visited-style-name="Visited_20_Internet_20_Link">
630_360_16810...</text:a>
", "<text:a xlink:type="simple" xlink:href="https://static.ukrinform.com/photos/2023_04/thumb_files/630_360_1681037600-8947.jpeg" text:style-name="Internet_20_link" text:visited-style-name="Visited_20_Internet_20_Link">
630_360_16810...</text:a>
", "<text:a xlink:type="simple" xlink:href="https://static.ukrinform.com/photos/2023_04/thumb_files/630_360_1681037600-5647.jpeg" text:style-name="Internet_20_link" text:visited-style-name="Visited_20_Internet_20_Link">
630_360_16810...</text:a>
", "<text:a xlink:type="simple" xlink:href="https://static.ukrinform.com/photos/2023_04/thumb_files/630_360_1681037837-2016.jpeg" text:style-name="Internet_20_link" text:visited-style-name="Visited_20_Internet_20_Link">
630_360_16810...</text:a>
"]</text:p>
      <text:p text:style-name="P4">
Tags: ['Естонія', 'Музей', 'Україна', 'Виставка', 'Мистецтво', 'Художник', 'Олена Зеленська']</text:p>
      <text:p text:style-name="P4">
Type: Article</text:p>
      <!--METADATA-->
      <text:p text:style-name="P4">
<draw:frame draw:style-name="fr1" draw:name="Image137" text:anchor-type="as-char" svg:width="6.9236in" svg:height="3.956343in" draw:z-index="0">
<draw:image xlink:href="../Images/yкринформ/2023-04-09T13-53-00-03-00/630_360_1681037598-536.jpg" xlink:type="simple" xlink:show="embed" xlink:actuate="onLoad" draw:mime-type="image/jpeg"/>
</draw:frame>
The Kumu Art Museum of Estonia in cooperation with the Art Arsenal Arsenal exhibition of Ukrainian avant -gardists "Futumer: Ukraine Taavanthard".</text:p>
      <text:p text:style-name="P4">
About it in <text:a xlink:type="simple" xlink:href="https://t.me/FirstLadyOfUkraine/2866" text:style-name="Internet_20_link" text:visited-style-name="Visited_20_Internet_20_Link">
</text:a>
The first lady of Ukraine Zelenska wrote, Ukrinform reports.</text:p>
      <text:p text:style-name="P4">
As the first lady noted, it's <text:a xlink:type="simple" xlink:href="https://www.ukrinform.ua/tag-vistavka" text:style-name="Internet_20_link" text:visited-style-name="Visited_20_Internet_20_Link">
</text:a>
Pro -Ukrainian artists - writers, artists, directors who created the sides therefore and could become a world property if they were not destroyed. "And somewhat, but only when their identity was hidden, calling the Russians," Zelenskaya said.</text:p>
      <text:p text:style-name="P4">
<draw:frame draw:style-name="fr1" draw:name="Image138" text:anchor-type="as-char" svg:width="6.9236in" svg:height="3.956343in" draw:z-index="0">
<draw:image xlink:href="../Images/yкринформ/2023-04-09T13-53-00-03-00/630_360_1681037600-8597.jpeg" xlink:type="simple" xlink:show="embed" xlink:actuate="onLoad" draw:mime-type="image/jpeg"/>
</draw:frame>
The Kumu Weston Museum opened an exhibition of Ukrainian avant -gardists / Photo: Telegram Elena Zelenska <text:a xlink:type="simple" xlink:href="https://static.ukrinform.com/photos/2023_04/1681037600-8597.jpeg" text:style-name="Internet_20_link" text:visited-style-name="Visited_20_Internet_20_Link">
<draw:frame draw:style-name="fr1" draw:name="Image139" text:anchor-type="as-char" svg:width="6.9236in" svg:height="3.956343in" draw:z-index="0">
<draw:image xlink:href="../Images/yкринформ/2023-04-09T13-53-00-03-00/630_360_1681037600-8597.jpeg" xlink:type="simple" xlink:show="embed" xlink:actuate="onLoad" draw:mime-type="image/jpeg"/>
</draw:frame>
</text:a>
 <text:a xlink:type="simple" xlink:href="https://static.ukrinform.com/photos/2023_04/1681037600-5411.jpeg" text:style-name="Internet_20_link" text:visited-style-name="Visited_20_Internet_20_Link">
<draw:frame draw:style-name="fr1" draw:name="Image140" text:anchor-type="as-char" svg:width="6.9236in" svg:height="3.956343in" draw:z-index="0">
<draw:image xlink:href="../Images/yкринформ/2023-04-09T13-53-00-03-00/630_360_1681037600-5411.jpeg" xlink:type="simple" xlink:show="embed" xlink:actuate="onLoad" draw:mime-type="image/jpeg"/>
</draw:frame>
</text:a>
 <text:a xlink:type="simple" xlink:href="https://static.ukrinform.com/photos/2023_04/1681037600-8947.jpeg" text:style-name="Internet_20_link" text:visited-style-name="Visited_20_Internet_20_Link">
<draw:frame draw:style-name="fr1" draw:name="Image141" text:anchor-type="as-char" svg:width="6.9236in" svg:height="3.956343in" draw:z-index="0">
<draw:image xlink:href="../Images/yкринформ/2023-04-09T13-53-00-03-00/630_360_1681037600-8947.jpeg" xlink:type="simple" xlink:show="embed" xlink:actuate="onLoad" draw:mime-type="image/jpeg"/>
</draw:frame>
</text:a>
 <text:a xlink:type="simple" xlink:href="https://static.ukrinform.com/photos/2023_04/1681037600-5647.jpeg" text:style-name="Internet_20_link" text:visited-style-name="Visited_20_Internet_20_Link">
<draw:frame draw:style-name="fr1" draw:name="Image142" text:anchor-type="as-char" svg:width="6.9236in" svg:height="3.956343in" draw:z-index="0">
<draw:image xlink:href="../Images/yкринформ/2023-04-09T13-53-00-03-00/630_360_1681037600-5647.jpeg" xlink:type="simple" xlink:show="embed" xlink:actuate="onLoad" draw:mime-type="image/jpeg"/>
</draw:frame>
</text:a>
 <text:a xlink:type="simple" xlink:href="https://static.ukrinform.com/photos/2023_04/1681037837-2016.jpeg" text:style-name="Internet_20_link" text:visited-style-name="Visited_20_Internet_20_Link">
<draw:frame draw:style-name="fr1" draw:name="Image143" text:anchor-type="as-char" svg:width="6.9236in" svg:height="3.956343in" draw:z-index="0">
<draw:image xlink:href="../Images/yкринформ/2023-04-09T13-53-00-03-00/630_360_1681037837-2016.jpeg" xlink:type="simple" xlink:show="embed" xlink:actuate="onLoad" draw:mime-type="image/jpeg"/>
</draw:frame>
</text:a>
She added that she had addressed the guests in the video greetings. "She told how the story is repeated now - the aggressor consciously destroys Ukrainian culture. Wands have been lost by several museums, many valuable art exhibits. Works that will see visitors to the exhibition - Vasyl Yermilov, Alexandra E'Cster, Davidaburlyuk, Victor Palmov - from his collections. Work of the war.</text:p>
      <text:p text:style-name="P4">
<text:span text:style-name="T4">
 Read also: </text:span>
 <text:a xlink:type="simple" xlink:href="https://www.ukrinform.ua/rubric-culture/3693509-u-brusseli-vidbudetsa-vistavka-pro-ruh-sprotivu-ukrainciv-rosijskij-okupacii.html" text:style-name="Internet_20_link" text:visited-style-name="Visited_20_Internet_20_Link">
<text:span text:style-name="T4">
 Exhibition </text:span>
</text:a>
The first lady noted that despite the fact that during hostilities, the works of art are hiding the works of art, the world museums help to reveal the truth about the Ukrainian receipts of many well -known artists.As reported, <text:a xlink:type="simple" xlink:href="https://www.ukrinform.ua/rubric-culture/3692623-u-vidni-projde-vistavka-tvoriv-ivana-marcuka.html" text:style-name="Internet_20_link" text:visited-style-name="Visited_20_Internet_20_Link">
</text:a>
and the unconquered spirit of her people of one of the most famous Ukrainian artists of modernity Ivan Marchuk.</text:p>
      <text:p text:style-name="P4">
News Source: <text:a xlink:type="simple" xlink:href="https://www.ukrinform.ua/rubric-culture/3693566-v-estonskomu-muzei-kumu-prohodit-vistavka-ukrainskih-avangardistiv.html" text:style-name="Internet_20_link" text:visited-style-name="Visited_20_Internet_20_Link">
https://www.ukrinform.ua/rubric-culture/3693566-v-estonskomu-muzei-kumu-prohodit-vistavka-ukrainskih-avangardistiv.html</text:a>
</text:p>
      <!--NEWS-->
      <text:h text:style-name="P10" text:outline-level="1">
<text:span text:style-name="T4">
China simulates blows on targets in Taiwan</text:span>
</text:h>
      <text:p text:style-name="P4">
Authors: Ukrinform (Person)</text:p>
      <text:p text:style-name="P4">
Publisher: Укринформ (Organization)</text:p>
      <text:p text:style-name="P4">
Published Time: 2023-04-09T14:00:00+03:00</text:p>
      <text:p text:style-name="P4">
Modified Time: 2023-04-09T14:00:00+03:00</text:p>
      <text:p text:style-name="P4">
Description: Military China imitated the strikes in Taiwan during the second day of exercises around the island. - Ukrinform.</text:p>
      <text:p text:style-name="P4">
Images: ["<text:a xlink:type="simple" xlink:href="https://static.ukrinform.com/photos/2023_04/thumb_files/630_360_1681038374-544.jpg" text:style-name="Internet_20_link" text:visited-style-name="Visited_20_Internet_20_Link">
630_360_16810...</text:a>
"]</text:p>
      <text:p text:style-name="P4">
Tags: ['Китай', 'Тайвань', 'Військові навчання']</text:p>
      <text:p text:style-name="P4">
Type: Article</text:p>
      <!--METADATA-->
      <text:p text:style-name="P4">
<draw:frame draw:style-name="fr1" draw:name="Image144" text:anchor-type="as-char" svg:width="6.9236in" svg:height="3.956343in" draw:z-index="0">
<draw:image xlink:href="../Images/yкринформ/2023-04-09T14-00-00-03-00/630_360_1681038374-544.jpg" xlink:type="simple" xlink:show="embed" xlink:actuate="onLoad" draw:mime-type="image/jpeg"/>
</draw:frame>
The military ward was imitated for key purposes in Taiwan during the second day of the study of the Ostrova.</text:p>
      <text:p text:style-name="P4">
According to Ukrinform, the agency reports <text:a xlink:type="simple" xlink:href="https://www.reuters.com/world/us-says-it-is-monitoring-chinas-drills-around-taiwan-closely-2023-04-08/" text:style-name="Internet_20_link" text:visited-style-name="Visited_20_Internet_20_Link">
</text:a>
.</text:p>
      <text:p text:style-name="P4">
As it is noted, the Taiwan Ministry of Defense reported numerous departure aviation. The ministry reported that at about 6 am, 71 aircraft of the People's Liberation Army of the People's Liberation Army and the 9th of the Chinese Fleet were recorded around the island.</text:p>
      <text:p text:style-name="P4">
Taiwan stated that they monitor <text:a xlink:type="simple" xlink:href="https://www.ukrinform.ua/tag-litak" text:style-name="Internet_20_link" text:visited-style-name="Visited_20_Internet_20_Link">
</text:a>
, the vessels and rocket systems of China's land base to respond to this.</text:p>
      <text:p text:style-name="P4">
The tensions in the Taiwanese Strait increased sharply on Saturday, when China has begun military exercises around the island.</text:p>
      <text:p text:style-name="P4">
The training began a day after President Taiwan Tai became a short visit to the United States, where she met with the speaker of the Pallati -representatives Kevin McCarthy despite Beijing's warning against it.</text:p>
      <text:p text:style-name="P4">
<text:span text:style-name="T4">
 Read also: </text:span>
 <text:a xlink:type="simple" xlink:href="https://www.ukrinform.ua/rubric-world/3693328-ssa-mozut-vvesti-vijska-u-tajvan-u-razi-vtorgnenna-kitau.html" text:style-name="Internet_20_link" text:visited-style-name="Visited_20_Internet_20_Link">
<text:span text:style-name="T4">
 China </text:span>
</text:a>
China considers democratically managed Taiwan as its own territory that this is the most important and delicate issue in his relations with the United States.</text:p>
      <text:p text:style-name="P4">
Beijing also did not declare the rejection of force to take the island of the subvivation control.</text:p>
      <text:p text:style-name="P4">
As reported by Ukrinform, China began three -day military exercises surrounding after the visit of the Taiwanese President Tsi Invven to the United States.</text:p>
      <text:p text:style-name="P4">
The United States of America can send their troops to Taiwan, if China is tudivtor, the chairman of the Committee on Foreign Affairs Michael McCol said on Friday during a visit to Taiwan.</text:p>
      <text:p text:style-name="P4">
News Source: <text:a xlink:type="simple" xlink:href="https://www.ukrinform.ua/rubric-world/3693571-kitaj-imitue-udari-po-cilah-na-teritorii-tajvanu.html" text:style-name="Internet_20_link" text:visited-style-name="Visited_20_Internet_20_Link">
https://www.ukrinform.ua/rubric-world/3693571-kitaj-imitue-udari-po-cilah-na-teritorii-tajvanu.html</text:a>
</text:p>
      <!--NEWS-->
      <text:h text:style-name="P10" text:outline-level="1">
<text:span text:style-name="T4">
Cherevaty: providing the military in Bakhmut continues despite undermining the bridge on chrome</text:span>
</text:h>
      <text:p text:style-name="P4">
Authors: Ukrinform (Person)</text:p>
      <text:p text:style-name="P4">
Publisher: Укринформ (Organization)</text:p>
      <text:p text:style-name="P4">
Published Time: 2023-04-09T14:04:00+03:00</text:p>
      <text:p text:style-name="P4">
Modified Time: 2023-04-09T14:04:00+03:00</text:p>
      <text:p text:style-name="P4">
Description: The provision of Ukrainian military in Bakhmut is all necessary despite the undermining of the bridge in the direction of the neighboring village of Chrome. - Ukrinform.</text:p>
      <text:p text:style-name="P4">
Images: ["<text:a xlink:type="simple" xlink:href="https://static.ukrinform.com/photos/2022_12/thumb_files/630_360_1671467664-524.jpg" text:style-name="Internet_20_link" text:visited-style-name="Visited_20_Internet_20_Link">
630_360_16714...</text:a>
"]</text:p>
      <text:p text:style-name="P4">
Tags: ['Бахмут', 'ЗСУ', 'Військові', 'Єдині новини']</text:p>
      <text:p text:style-name="P4">
Type: Article</text:p>
      <!--METADATA-->
      <text:p text:style-name="P4">
<draw:frame draw:style-name="fr1" draw:name="Image145" text:anchor-type="as-char" svg:width="6.9236in" svg:height="3.956343in" draw:z-index="0">
<draw:image xlink:href="../Images/yкринформ/2023-04-09T14-04-00-03-00/630_360_1671467664-524.jpg" xlink:type="simple" xlink:show="embed" xlink:actuate="onLoad" draw:mime-type="image/jpeg"/>
</draw:frame>
The provision of Ukrainian military in Bakhmut with everything necessary for the invaders of the bridge in the direction of the neighboring village of Chrome.</text:p>
      <text:p text:style-name="P4">
The spokesman of the Armed Forces of the Armed Forces Sergey Cherevaty said about it on the air of the national newsphone "The only news" "The only news.</text:p>
      <text:p text:style-name="P4">
"Now our engineers, logists are doing everything. And such a grade, therefore trying to take routes under fire or direct control, showed that we found how to get out of the situation and provide supply to <text:a xlink:type="simple" xlink:href="https://www.ukrinform.ua/tag-bahmut" text:style-name="Internet_20_link" text:visited-style-name="Visited_20_Internet_20_Link">
</text:a>
Ammunition, ammunition, and the products of Ivan needed, and we also take our wounded, "Cherevaty said.</text:p>
      <text:p text:style-name="P4">
<text:span text:style-name="T4">
 Read also: </text:span>
 <text:a xlink:type="simple" xlink:href="https://www.ukrinform.ua/rubric-ato/3692897-rosiani-ne-maut-strategicnogo-uspihu-v-bahmuti-cerevatij.html" text:style-name="Internet_20_link" text:visited-style-name="Visited_20_Internet_20_Link">
<text:span text:style-name="T4">
 Cherry </text:span>
</text:a>
As it was reported, on March 3, Russian invaders destroyed the bridge between Bakhmut the village of Chrome.</text:p>
      <text:p text:style-name="P4">
News Source: <text:a xlink:type="simple" xlink:href="https://www.ukrinform.ua/rubric-ato/3693558-cerevatij-zabezpecenna-vijskovih-u-bahmuti-trivae-popri-pidriv-mostu-na-hromove.html" text:style-name="Internet_20_link" text:visited-style-name="Visited_20_Internet_20_Link">
https://www.ukrinform.ua/rubric-ato/3693558-cerevatij-zabezpecenna-vijskovih-u-bahmuti-trivae-popri-pidriv-mostu-na-hromove.html</text:a>
</text:p>
      <!--NEWS-->
      <text:h text:style-name="P10" text:outline-level="1">
<text:span text:style-name="T4">
The enemy has caused the Air Force on the border of Chernihiv region</text:span>
</text:h>
      <text:p text:style-name="P4">
Authors: Ukrinform (Person)</text:p>
      <text:p text:style-name="P4">
Publisher: Укринформ (Organization)</text:p>
      <text:p text:style-name="P4">
Published Time: 2023-04-09T14:08:00+03:00</text:p>
      <text:p text:style-name="P4">
Modified Time: 2023-04-09T14:08:00+03:00</text:p>
      <text:p text:style-name="P4">
Description: The army of the Russian Federation kissed an aviation missile on the border of the Chernihiv region. - Ukrinform.</text:p>
      <text:p text:style-name="P4">
Images: ["<text:a xlink:type="simple" xlink:href="https://static.ukrinform.com/photos/2022_12/thumb_files/630_360_1670260661-504.jpg" text:style-name="Internet_20_link" text:visited-style-name="Visited_20_Internet_20_Link">
630_360_16702...</text:a>
"]</text:p>
      <text:p text:style-name="P4">
Tags: ['Обстріл', 'Ракета', 'Чернігівщина', 'Війна з росією']</text:p>
      <text:p text:style-name="P4">
Type: Article</text:p>
      <!--METADATA-->
      <text:p text:style-name="P4">
<draw:frame draw:style-name="fr1" draw:name="Image146" text:anchor-type="as-char" svg:width="6.9236in" svg:height="3.954441in" draw:z-index="0">
<draw:image xlink:href="../Images/yкринформ/2023-04-09T14-08-00-03-00/630_360_1670260661-504.jpg" xlink:type="simple" xlink:show="embed" xlink:actuate="onLoad" draw:mime-type="image/jpeg"/>
</draw:frame>
The army of the RFPOPPOSCLACY AVIRIAVATE ROATER IN THE CHRANGE OF Chernihiv Region.</text:p>
      <text:p text:style-name="P4">
According to Ukrinform, the Operational Command "North" reports in <text:a xlink:type="simple" xlink:href="https://t.me/ok_pivnich1/1714" text:style-name="Internet_20_link" text:visited-style-name="Visited_20_Internet_20_Link">
</text:a>
Around 11:54 pm on April 9 reported one explosion that caused <text:a xlink:type="simple" xlink:href="https://www.ukrinform.ua/tag-raketa" text:style-name="Internet_20_link" text:visited-style-name="Visited_20_Internet_20_Link">
</text:a>
, released by the Russian aircraft of the Russian Federation, to the area of the settlement Gremyach.</text:p>
      <text:p text:style-name="P4">
“The cause of shelling is the destruction of the infrastructure of the settlement. There was no information about the loss of the local population, ”the message reads.</text:p>
      <text:p text:style-name="P4">
<text:span text:style-name="T4">
 Read also: </text:span>
 <text:a xlink:type="simple" xlink:href="https://www.ukrinform.ua/rubric-ato/3693393-rosiani-za-den-sim-raziv-obstrilali-prikordonna-sumsini.html" text:style-name="Internet_20_link" text:visited-style-name="Visited_20_Internet_20_Link">
<text:span text:style-name="T4">
 Sumy region </text:span>
</text:a>
As reported by Ukrinform, the army of the Russian Federation per day <text:a xlink:type="simple" xlink:href="https://www.ukrinform.ua/rubric-regions/3693511-vijska-rf-za-dobu-obstrilali-visim-oblastej-ukraini-zvedenna-ova.html" text:style-name="Internet_20_link" text:visited-style-name="Visited_20_Internet_20_Link">
</text:a>
</text:p>
      <text:p text:style-name="P4">
News Source: <text:a xlink:type="simple" xlink:href="https://www.ukrinform.ua/rubric-ato/3693569-rosiani-zavdali-aviaudaru-po-prikordonnu-cernigivsini.html" text:style-name="Internet_20_link" text:visited-style-name="Visited_20_Internet_20_Link">
https://www.ukrinform.ua/rubric-ato/3693569-rosiani-zavdali-aviaudaru-po-prikordonnu-cernigivsini.html</text:a>
</text:p>
      <!--NEWS-->
      <text:h text:style-name="P10" text:outline-level="1">
<text:span text:style-name="T4">
The Russians attacked Kherson region by managed airbots</text:span>
</text:h>
      <text:p text:style-name="P4">
Authors: Ukrinform (Person)</text:p>
      <text:p text:style-name="P4">
Publisher: Укринформ (Organization)</text:p>
      <text:p text:style-name="P4">
Published Time: 2023-04-09T14:24:34+03:00</text:p>
      <text:p text:style-name="P4">
Modified Time: 2023-04-09T14:24:34+03:00</text:p>
      <text:p text:style-name="P4">
Description: Russian troops continue to attack the Kherson region with managed airbams. - Ukrinform.</text:p>
      <text:p text:style-name="P4">
Images: ["<text:a xlink:type="simple" xlink:href="https://static.ukrinform.com/photos/2023_04/thumb_files/630_360_1681039462-138.jpg" text:style-name="Internet_20_link" text:visited-style-name="Visited_20_Internet_20_Link">
630_360_16810...</text:a>
"]</text:p>
      <text:p text:style-name="P4">
Tags: ['Херсонщина', 'Обстріл', 'Війна з росією']</text:p>
      <text:p text:style-name="P4">
Type: Article</text:p>
      <!--METADATA-->
      <text:p text:style-name="P4">
<draw:frame draw:style-name="fr1" draw:name="Image147" text:anchor-type="as-char" svg:width="6.9236in" svg:height="3.956343in" draw:z-index="0">
<draw:image xlink:href="../Images/yкринформ/2023-04-09T14-24-34-03-00/630_360_1681039462-138.jpg" xlink:type="simple" xlink:show="embed" xlink:actuate="onLoad" draw:mime-type="image/jpeg"/>
</draw:frame>
RFPPP troops are attacked by Kherson region with managed airbugs.</text:p>
      <text:p text:style-name="P4">
As Ukrinform reports, it reports <text:a xlink:type="simple" xlink:href="https://t.me/khersonskaODA/5005" text:style-name="Internet_20_link" text:visited-style-name="Visited_20_Internet_20_Link">
</text:a>
“The enemy continues to attack the Kherson region by managed airbots - the next attack was attacked in the Berislav district. Last night, Russian aircraft dumped the elevator in Berislav. The building has undergone serious destruction, ”the message is in the message.</text:p>
      <text:p text:style-name="P4">
It is also noted that from the aviation the army of the Russian Federation also hit the village of Lviv Tyaginsk municipal. Due to the hostile attack, the administrative building was damaged and the locals are nearby.</text:p>
      <text:p text:style-name="P4">
Also, Russian aggressors have applied air strikes to the villages of Olgine High Gromad and Tomarin of the Beryslav community.</text:p>
      <text:p text:style-name="P4">
<text:span text:style-name="T4">
 Read also: </text:span>
 <text:a xlink:type="simple" xlink:href="https://www.ukrinform.ua/rubric-regions/3693511-vijska-rf-za-dobu-obstrilali-visim-oblastej-ukraini-zvedenna-ova.html" text:style-name="Internet_20_link" text:visited-style-name="Visited_20_Internet_20_Link">
</text:a>
As it is noted, peaceful people were not injured.</text:p>
      <text:p text:style-name="P4">
Recall that in Kherson the enemy <text:a xlink:type="simple" xlink:href="https://www.ukrinform.ua/rubric-regions/3693443-rosiani-za-dobu-vipustili-po-hersonsini-495-snaradiv.html" text:style-name="Internet_20_link" text:visited-style-name="Visited_20_Internet_20_Link">
</text:a>
that helps the region to recover.</text:p>
      <text:p text:style-name="P4">
Russian military over the past day, April 8, <text:a xlink:type="simple" xlink:href="https://www.ukrinform.ua/rubric-ato/3693461-na-hersonsini-rosiani-obstriluut-infrastrukturu-aka-dopomagae-regionu-vidnovluvatisa-gumenuk.html" text:style-name="Internet_20_link" text:visited-style-name="Visited_20_Internet_20_Link">
</text:a>
 <text:a xlink:type="simple" xlink:href="https://www.ukrinform.ua/rubric-regions/3693443-rosiani-za-dobu-vipustili-po-hersonsini-495-snaradiv.html" text:style-name="Internet_20_link" text:visited-style-name="Visited_20_Internet_20_Link">
</text:a>
 <text:a xlink:type="simple" xlink:href="https://www.ukrinform.ua/rubric-ato/3693461-na-hersonsini-rosiani-obstriluut-infrastrukturu-aka-dopomagae-regionu-vidnovluvatisa-gumenuk.html" text:style-name="Internet_20_link" text:visited-style-name="Visited_20_Internet_20_Link">
 </text:a>
</text:p>
      <text:p text:style-name="P4">
News Source: <text:a xlink:type="simple" xlink:href="https://www.ukrinform.ua/rubric-regions/3693575-rosiani-atakuvali-hersonsinu-kerovanimi-aviabombami.html" text:style-name="Internet_20_link" text:visited-style-name="Visited_20_Internet_20_Link">
https://www.ukrinform.ua/rubric-regions/3693575-rosiani-atakuvali-hersonsinu-kerovanimi-aviabombami.html</text:a>
</text:p>
      <!--NEWS-->
      <text:h text:style-name="P10" text:outline-level="1">
<text:span text:style-name="T4">
French Defense Ministry denies the presence of its military in Ukraine</text:span>
</text:h>
      <text:p text:style-name="P4">
Authors: Ukrinform (Person)</text:p>
      <text:p text:style-name="P4">
Publisher: Укринформ (Organization)</text:p>
      <text:p text:style-name="P4">
Published Time: 2023-04-09T14:40:00+03:00</text:p>
      <text:p text:style-name="P4">
Modified Time: 2023-04-09T14:40:00+03:00</text:p>
      <text:p text:style-name="P4">
Description: The French Ministry of Defense denied the presence of the French military in Ukraine, which is allegedly referred to in the documents attributed to the Pentagon and which in the middle of the week got into Russian networks. - Ukrinform.</text:p>
      <text:p text:style-name="P4">
Images: ["<text:a xlink:type="simple" xlink:href="https://static.ukrinform.com/photos/2017_03/thumb_files/630_360_1489839267-1837.jpg" text:style-name="Internet_20_link" text:visited-style-name="Visited_20_Internet_20_Link">
630_360_14898...</text:a>
"]</text:p>
      <text:p text:style-name="P4">
Tags: ['Франція', 'Війна з росією', 'Витік']</text:p>
      <text:p text:style-name="P4">
Type: Article</text:p>
      <!--METADATA-->
      <text:p text:style-name="P4">
<draw:frame draw:style-name="fr1" draw:name="Image148" text:anchor-type="as-char" svg:width="6.9236in" svg:height="3.956343in" draw:z-index="0">
<draw:image xlink:href="../Images/yкринформ/2023-04-09T14-40-00-03-00/630_360_1489839267-1837.jpg" xlink:type="simple" xlink:show="embed" xlink:actuate="onLoad" draw:mime-type="image/jpeg"/>
</draw:frame>
The French Ministry of Defense denied the presence of the French military in Ukraine, which is allegedly referred to in the documents attributed to the Pentagon and Jacob in the middle of the week got into Russian networks.</text:p>
      <text:p text:style-name="P4">
According to Ukrinform, the spokesman of the Minister of Armed Forces of France Osebastien Lecorn said this, reports <text:a xlink:type="simple" xlink:href="https://www.theguardian.com/world/live/2023/apr/09/russia-ukraine-war-live-two-killed-in-russian-strike-on-zaporizhzhia-ukraine-children-returned-from-russia-rights-group-says#top-of-blog" text:style-name="Internet_20_link" text:visited-style-name="Visited_20_Internet_20_Link">
</text:a>
"French troops do not participate in operations in Ukraine. The specified exocals do not come from the French army. We do not comment on documents whose source is unknown," Lecorton said.</text:p>
      <text:p text:style-name="P4">
Over -secret documents of the Pentagon, which is reported, contain schemes of taps about the expected supply of weapons, the number of units and other confidential information, were widespread in the Twitter network and Telegram this week.</text:p>
      <text:p text:style-name="P4">
One of the slides stated that in Ukraine there was already a small contingent-specific forces from France, America, the United Kingdom and Latvia, which has a hundred hundred fighters from member states <text:a xlink:type="simple" xlink:href="https://www.ukrinform.ua/tag-nato" text:style-name="Internet_20_link" text:visited-style-name="Visited_20_Internet_20_Link">
</text:a>
According to military analysts, these documents were changed in some parts to overstate the US assessments of the dead Ukrainian military tasanize the estimates of the deaths of the dead Russian military.</text:p>
      <text:p text:style-name="P4">
<text:span text:style-name="T4">
 Read also: </text:span>
 <text:a xlink:type="simple" xlink:href="https://www.ukrinform.ua/rubric-ato/3692948-gur-pro-vitik-sekretnih-dokumentiv-sodo-kontrnastupu-rosia-provodit-svoi-specoperacii-u-fotosopi.html" text:style-name="Internet_20_link" text:visited-style-name="Visited_20_Internet_20_Link">
</text:a>
As it was reported, earlier the New York Times published a material in which the Pentagon <text:a xlink:type="simple" xlink:href="https://www.ukrinform.ua/rubric-ato/3693170-u-ssa-viavili-novij-vitik-sekretnih-dokumentiv-pro-vijskovi-plani-ukraini-zmi.html" text:style-name="Internet_20_link" text:visited-style-name="Visited_20_Internet_20_Link">
</text:a>
related to the US and NATO plans for the Armed Forces.</text:p>
      <text:p text:style-name="P4">
Documents do not contain specific combat plans, for example, how, when Deukraine starts the offensive, but reflect only the needs of the Armed Forces as of March 1.</text:p>
      <text:p text:style-name="P4">
In the office of the President of Ukraine <text:a xlink:type="simple" xlink:href="https://www.ukrinform.ua/rubric-ato/3692907-v-op-nazvali-rosijskim-blefom-publikaciu-nibito-dokumentiv-pro-kontrnastup-ukraini.html" text:style-name="Internet_20_link" text:visited-style-name="Visited_20_Internet_20_Link">
</text:a>
Publication of alleged documents on counter -offensive Ukraine.</text:p>
      <text:p text:style-name="P4">
_ Photo: era_</text:p>
      <text:p text:style-name="P4">
News Source: <text:a xlink:type="simple" xlink:href="https://www.ukrinform.ua/rubric-ato/3693579-minoboroni-francii-zaperecue-prisutnist-svoih-vijskovih-v-ukraini.html" text:style-name="Internet_20_link" text:visited-style-name="Visited_20_Internet_20_Link">
https://www.ukrinform.ua/rubric-ato/3693579-minoboroni-francii-zaperecue-prisutnist-svoih-vijskovih-v-ukraini.html</text:a>
</text:p>
      <!--NEWS-->
      <text:h text:style-name="P10" text:outline-level="1">
<text:span text:style-name="T4">
Russian troops fired at the community in Zaporozhye - kissed the school</text:span>
</text:h>
      <text:p text:style-name="P4">
Authors: Ukrinform (Person)</text:p>
      <text:p text:style-name="P4">
Publisher: Укринформ (Organization)</text:p>
      <text:p text:style-name="P4">
Published Time: 2023-04-09T14:44:52+03:00</text:p>
      <text:p text:style-name="P4">
Modified Time: 2023-04-09T14:44:52+03:00</text:p>
      <text:p text:style-name="P4">
Description: The enemy aviation destroyed the school in the Pologovsky district of Zaporizhzhya region. - Ukrinform.</text:p>
      <text:p text:style-name="P4">
Images: ["<text:a xlink:type="simple" xlink:href="https://static.ukrinform.com/photos/2023_04/thumb_files/630_360_1681040502-270.jpg" text:style-name="Internet_20_link" text:visited-style-name="Visited_20_Internet_20_Link">
630_360_16810...</text:a>
", "<text:a xlink:type="simple" xlink:href="https://static.ukrinform.com/photos/2023_04/1681040503-750.jpg" text:style-name="Internet_20_link" text:visited-style-name="Visited_20_Internet_20_Link">
1681040503-75...</text:a>
"]</text:p>
      <text:p text:style-name="P4">
Tags: ['Обстріл', 'Школа', 'Запоріжжя', 'Війна з росією']</text:p>
      <text:p text:style-name="P4">
Type: Article</text:p>
      <!--METADATA-->
      <text:p text:style-name="P4">
<draw:frame draw:style-name="fr1" draw:name="Image149" text:anchor-type="as-char" svg:width="6.9236in" svg:height="3.956343in" draw:z-index="0">
<draw:image xlink:href="../Images/yкринформ/2023-04-09T14-44-52-03-00/630_360_1681040502-270.jpg" xlink:type="simple" xlink:show="embed" xlink:actuate="onLoad" draw:mime-type="image/jpeg"/>
</draw:frame>
Aviation destroyed the school in the Pologovsky district of Zaporizhzhya region.</text:p>
      <text:p text:style-name="P4">
About it on the page in <text:a xlink:type="simple" xlink:href="https://www.facebook.com/story.php" text:style-name="Internet_20_link" text:visited-style-name="Visited_20_Internet_20_Link">
</text:a>
Informs the State Emergency Service of Ukraine in the Zaporozhye region, Ukrinform reports.</text:p>
      <text:p text:style-name="P4">
"On April 9, according to preliminary information as a result of aircraft strike in one community of Pologovsky district, a two -storey building of the school was destroyed; three private households were damaged by the explosive wave," the post reads.</text:p>
      <text:p text:style-name="P4">
<draw:frame draw:style-name="fr1" draw:name="Image150" text:anchor-type="as-char" svg:width="6.9236in" svg:height="5.1927in" draw:z-index="0">
<draw:image xlink:href="../Images/yкринформ/2023-04-09T14-44-52-03-00/1681040503-750.jpg" xlink:type="simple" xlink:show="embed" xlink:actuate="onLoad" draw:mime-type="image/jpeg"/>
</draw:frame>
Rescuers who arrived in place eliminated <text:a xlink:type="simple" xlink:href="https://www.ukrinform.ua/tag-pozeza" text:style-name="Internet_20_link" text:visited-style-name="Visited_20_Internet_20_Link">
</text:a>
On an area of 150 sq.m: the destroyed building structures of the educational institution were destroyed as a result of the impact.</text:p>
      <text:p text:style-name="P4">
<text:span text:style-name="T4">
 Read also: </text:span>
 <text:a xlink:type="simple" xlink:href="https://www.ukrinform.ua/rubric-ato/3693468-rosiani-vnoci-atakuvali-zaporizza-raketami-s300.html" text:style-name="Internet_20_link" text:visited-style-name="Visited_20_Internet_20_Link">
<text:span text:style-name="T4">
 Zaporizhzhia </text:span>
</text:a>
There are no casualties and victims.</text:p>
      <text:p text:style-name="P4">
Earlier it was reported that in the Zaporizhzhya region the enemy increased the intensity of the fires and actively applies aviation.</text:p>
      <text:p text:style-name="P4">
_ Photo: Main Directorate of the SES of Ukraine in Zaporizhzhya Oblast _</text:p>
      <text:p text:style-name="P4">
News Source: <text:a xlink:type="simple" xlink:href="https://www.ukrinform.ua/rubric-ato/3693581-vijska-rf-obstrilali-gromadu-na-zaporizzi-pocilili-u-skolu.html" text:style-name="Internet_20_link" text:visited-style-name="Visited_20_Internet_20_Link">
https://www.ukrinform.ua/rubric-ato/3693581-vijska-rf-obstrilali-gromadu-na-zaporizzi-pocilili-u-skolu.html</text:a>
</text:p>
      <!--NEWS-->
      <text:h text:style-name="P10" text:outline-level="1">
<text:span text:style-name="T4">
Pope Francis prayed for peace in Ukraine and "Easter Light" for the Russians</text:span>
</text:h>
      <text:p text:style-name="P4">
Authors: Ukrinform (Person)</text:p>
      <text:p text:style-name="P4">
Publisher: Укринформ (Organization)</text:p>
      <text:p text:style-name="P4">
Published Time: 2023-04-09T14:51:32+03:00</text:p>
      <text:p text:style-name="P4">
Modified Time: 2023-04-09T14:51:32+03:00</text:p>
      <text:p text:style-name="P4">
Description: Pope Francis prayed for peace in Ukraine and the "Easter Light" to the people of Russia. - Ukrinform.</text:p>
      <text:p text:style-name="P4">
Images: ["<text:a xlink:type="simple" xlink:href="https://static.ukrinform.com/photos/2023_04/thumb_files/630_360_1681040986-676.jpeg" text:style-name="Internet_20_link" text:visited-style-name="Visited_20_Internet_20_Link">
630_360_16810...</text:a>
"]</text:p>
      <text:p text:style-name="P4">
Tags: ['Папа Франциск', 'Великдень', 'Війна з росією']</text:p>
      <text:p text:style-name="P4">
Type: Article</text:p>
      <!--METADATA-->
      <text:p text:style-name="P4">
<draw:frame draw:style-name="fr1" draw:name="Image151" text:anchor-type="as-char" svg:width="6.9236in" svg:height="3.956343in" draw:z-index="0">
<draw:image xlink:href="../Images/yкринформ/2023-04-09T14-51-32-03-00/630_360_1681040986-676.jpeg" xlink:type="simple" xlink:show="embed" xlink:actuate="onLoad" draw:mime-type="image/jpeg"/>
</draw:frame>
Papafransysk prayed for peace in Ukraine and the expel of the "Easter" for the people of Russia.</text:p>
      <text:p text:style-name="P4">
As Ukrinform reports, it reports <text:a xlink:type="simple" xlink:href="https://www.theguardian.com/world/live/2023/apr/09/russia-ukraine-war-live-two-killed-in-russian-strike-on-zaporizhzhia-ukraine-children-returned-from-russia-rights-group-says#top-of-blog" text:style-name="Internet_20_link" text:visited-style-name="Visited_20_Internet_20_Link">
</text:a>
The Pope in his Easter message to the world called on the Russians to seek the truth about the invasion of their country into Ukraine and to end all conflicts.</text:p>
      <text:p text:style-name="P4">
The 86-year-old Francis headed this year's solemn Easter Mass on Svyat's Petra Square in Rome and addressed his message "Urbi et Orbi" and a blessing, held twice a year from the central balcony of St. Peter's Basilica.</text:p>
      <text:p text:style-name="P4">
During Mesa, Francis also said: "Help his beloved Ukrainian people his way to peace and send Easter light to the people <text:a xlink:type="simple" xlink:href="https://www.ukrinform.ua/tag-rosia" text:style-name="Internet_20_link" text:visited-style-name="Visited_20_Internet_20_Link">
</text:a>
".</text:p>
      <text:p text:style-name="P4">
<text:span text:style-name="T4">
 Read also: </text:span>
 <text:a xlink:type="simple" xlink:href="https://www.ukrinform.ua/rubric-society/3693441-zelenskij-privitav-hristian-zahidnogo-obradu-z-velikodnem-mi-odnakovo-virimo-u-svobodu.html" text:style-name="Internet_20_link" text:visited-style-name="Visited_20_Internet_20_Link">
<text:span text:style-name="T4">
 Zelensky </text:span>
</text:a>
Ever since Russia invaded Ukraine last year, Francis regularly launched Ukraine and its people with "martyrs" and used words such as aggression and atrocities to describe the actions of the Russian Federation.</text:p>
      <text:p text:style-name="P4">
<text:span text:style-name="T5">
Foto: Vatican News</text:span>
</text:p>
      <text:p text:style-name="P4">
News Source: <text:a xlink:type="simple" xlink:href="https://www.ukrinform.ua/rubric-society/3693586-papa-francisk-pomolivsa-za-mir-v-ukraini-ta-svitlo-pashi-dla-rosian.html" text:style-name="Internet_20_link" text:visited-style-name="Visited_20_Internet_20_Link">
https://www.ukrinform.ua/rubric-society/3693586-papa-francisk-pomolivsa-za-mir-v-ukraini-ta-svitlo-pashi-dla-rosian.html</text:a>
</text:p>
      <!--NEWS-->
      <text:h text:style-name="P10" text:outline-level="1">
<text:span text:style-name="T4">
Mortar invaders fired at the village in Kharkiv region, wounded civilian</text:span>
</text:h>
      <text:p text:style-name="P4">
Authors: Ukrinform (Person)</text:p>
      <text:p text:style-name="P4">
Publisher: Укринформ (Organization)</text:p>
      <text:p text:style-name="P4">
Published Time: 2023-04-09T14:56:28+03:00</text:p>
      <text:p text:style-name="P4">
Modified Time: 2023-04-09T14:56:28+03:00</text:p>
      <text:p text:style-name="P4">
Description: In the Kharkiv region, Russian military fired at the village of Karaicchyna the Chuguev district, and a local resident was severely wounded. - Ukrinform.</text:p>
      <text:p text:style-name="P4">
Images: ["<text:a xlink:type="simple" xlink:href="https://static.ukrinform.com/photos/2019_11/thumb_files/630_360_1574102935-316.jpg" text:style-name="Internet_20_link" text:visited-style-name="Visited_20_Internet_20_Link">
630_360_15741...</text:a>
"]</text:p>
      <text:p text:style-name="P4">
Tags: ['Обстріл', 'Поранені', 'Харківщина', 'Міномет', 'Синєгубов']</text:p>
      <text:p text:style-name="P4">
Type: Article</text:p>
      <!--METADATA-->
      <text:p text:style-name="P4">
<draw:frame draw:style-name="fr1" draw:name="Image152" text:anchor-type="as-char" svg:width="6.9236in" svg:height="3.956343in" draw:z-index="0">
<draw:image xlink:href="../Images/yкринформ/2023-04-09T14-56-28-03-00/630_360_1574102935-316.jpg" xlink:type="simple" xlink:show="embed" xlink:actuate="onLoad" draw:mime-type="image/jpeg"/>
</draw:frame>
The Russian military fired at the village of Karaicchyna the Chuguev district, and a local resident suffered serious injuries.</text:p>
      <text:p text:style-name="P4">
As Ukrinform reports, about it in <text:a xlink:type="simple" xlink:href="https://t.me/synegubov/5896" text:style-name="Internet_20_link" text:visited-style-name="Visited_20_Internet_20_Link">
</text:a>
The reporter of the Kharkiv Regional Military Administration Oleg Synigubov.</text:p>
      <text:p text:style-name="P4">
“Today, under mortar shelling was the village. The Karaician Chuguev district. Civilian has been seriously injured for about 30 years, ”the testimony reads.</text:p>
      <text:p text:style-name="P4">
<text:span text:style-name="T4">
 Read also: </text:span>
 <text:a xlink:type="simple" xlink:href="https://www.ukrinform.ua/rubric-ato/3693380-rosiani-obstrilali-kupanskij-rajon-harkivsini-e-zagibli-ta-poranena.html" text:style-name="Internet_20_link" text:visited-style-name="Visited_20_Internet_20_Link">
<text:span text:style-name="T4">
 Kharkiv </text:span>
</text:a>
The man was hospitalized in serious condition. <text:a xlink:type="simple" xlink:href="https://www.ukrinform.ua/tag-likari" text:style-name="Internet_20_link" text:visited-style-name="Visited_20_Internet_20_Link">
</text:a>
They fight for his life.</text:p>
      <text:p text:style-name="P4">
As it is noted, the city of Kupyansk was also under hostile fire.</text:p>
      <text:p text:style-name="P4">
As reported by Ukrinform, the army of the Russian Federation per day <text:a xlink:type="simple" xlink:href="https://www.ukrinform.ua/rubric-regions/3693511-vijska-rf-za-dobu-obstrilali-visim-oblastej-ukraini-zvedenna-ova.html" text:style-name="Internet_20_link" text:visited-style-name="Visited_20_Internet_20_Link">
</text:a>
into eight regions of Ukraine.</text:p>
      <text:p text:style-name="P4">
News Source: <text:a xlink:type="simple" xlink:href="https://www.ukrinform.ua/rubric-ato/3693588-zagarbniki-z-minometiv-obstrilali-selo-na-harkivsini-poranenij-civilnij.html" text:style-name="Internet_20_link" text:visited-style-name="Visited_20_Internet_20_Link">
https://www.ukrinform.ua/rubric-ato/3693588-zagarbniki-z-minometiv-obstrilali-selo-na-harkivsini-poranenij-civilnij.html</text:a>
</text:p>
      <!--NEWS-->
      <text:h text:style-name="P10" text:outline-level="1">
<text:span text:style-name="T4">
UPL: "Alexandria" in the majority could not beat Chernomorets</text:span>
</text:h>
      <text:p text:style-name="P4">
Authors: Ukrinform (Person)</text:p>
      <text:p text:style-name="P4">
Publisher: Укринформ (Organization)</text:p>
      <text:p text:style-name="P4">
Published Time: 2023-04-09T14:58:00+03:00</text:p>
      <text:p text:style-name="P4">
Modified Time: 2023-04-09T14:58:00+03:00</text:p>
      <text:p text:style-name="P4">
Description: Alexandria players escaped the defeat of the Chernomorets Odessa in the match of the 20th round of the Ukrainian Premier League Championship. - Ukrinform.</text:p>
      <text:p text:style-name="P4">
Images: ["<text:a xlink:type="simple" xlink:href="https://static.ukrinform.com/photos/2023_04/thumb_files/630_360_1681047252-683.jpg" text:style-name="Internet_20_link" text:visited-style-name="Visited_20_Internet_20_Link">
630_360_16810...</text:a>
"]</text:p>
      <text:p text:style-name="P4">
Tags: ['Футбол', "Прем'єр-ліга", 'Олександрія', 'Чорноморець']</text:p>
      <text:p text:style-name="P4">
Type: Article</text:p>
      <!--METADATA-->
      <text:p text:style-name="P4">
<draw:frame draw:style-name="fr1" draw:name="Image153" text:anchor-type="as-char" svg:width="6.9236in" svg:height="3.956343in" draw:z-index="0">
<draw:image xlink:href="../Images/yкринформ/2023-04-09T14-58-00-03-00/630_360_1681047252-683.jpg" xlink:type="simple" xlink:show="embed" xlink:actuate="onLoad" draw:mime-type="image/jpeg"/>
</draw:frame>
Alexandria players escaped the defeat of the Chernomorets Odessa in a duel of the 20th Turbionate of Ukraine among the Premier League teams.</text:p>
      <text:p text:style-name="P4">
The meeting at Nika CSC in Alexandria ended with a score with a score of 1: 1, reports.</text:p>
      <text:p text:style-name="P4">
The score was opened by "sailors" - Daniel Alefirenko used Alexander Demchenko in the 36th minute. Parity restored Cyril Kovalets(69).</text:p>
      <text:p text:style-name="P4">
«Чорноморець» догравав матч у меншості - за друге попередження червону карткуотримав Демченко (45+2).</text:p>
      <text:p text:style-name="P4">
Програму туру завершує поєдинок між ковалівським «Колосом» та харківським«Металістом 1925».</text:p>
      <text:p text:style-name="P4">
<text:span text:style-name="T5">
Результати попередніх матчів туру:</text:span>
</text:p>
      <text:p text:style-name="P4">
«Ворскла» (Poltava)- Ingulets(Petrova)- 1: 0</text:p>
      <text:p text:style-name="P4">
goal: Vasily Kravets(49th minute);</text:p>
      <text:p text:style-name="P4">
«Dynamo»(Kyiv)- “Minaj” - 2: 0</text:p>
      <text:p text:style-name="P4">
Goals: Anton Tsarenko(35). Vladislav Vatan(62);</text:p>
      <text:p text:style-name="P4">
Kryvbas(Kryvyi Rih)- “Dawn”(Lugansk)- 1: 0</text:p>
      <text:p text:style-name="P4">
Naked: rіfet capric(50);</text:p>
      <text:p text:style-name="P4">
"Miner"(Donetsk)- Metalist(Kharkiv)- 1: 0</text:p>
      <text:p text:style-name="P4">
goal: Artem Bondarenko(64);</text:p>
      <text:p text:style-name="P4">
"Movement"(Lviv)- “heather”(Rivne)- 0: 0;</text:p>
      <text:p text:style-name="P4">
"Dnipro -1" - "Lviv" - 5: 2</text:p>
      <text:p text:style-name="P4">
goals: Alexey Hutsulak(7, 44), Artem Dovbik(41, 90+2), Edward Sarasi(84)-Yaroslav Bohunov(63), Artem Milchenko(81).</text:p>
      <text:p text:style-name="P4">
<text:span text:style-name="T4">
Читайте також:</text:span>
 <text:a xlink:type="simple" xlink:href="https://www.ukrinform.ua/rubric-sports/3693314-apl-everton-z-mikolenkom-postupivsa-na-viizdi-mancester-unajted.html" text:style-name="Internet_20_link" text:visited-style-name="Visited_20_Internet_20_Link">
 </text:a>
Shakhtar leads in the UPL standings, which has 46 points(After 19 games), Next - Dnipro -1 - 45(19), Zorya - 40(20), «Dynamo» - 39(20)and Alexandria - 32(19).</text:p>
      <text:p text:style-name="P4">
Фото: ФК «Олександрія».</text:p>
      <text:p text:style-name="P4">
News Source: <text:a xlink:type="simple" xlink:href="https://www.ukrinform.ua/rubric-sports/3693589-upl-oleksandria-u-bilsosti-ne-zmogla-peregrati-cornomorec.html" text:style-name="Internet_20_link" text:visited-style-name="Visited_20_Internet_20_Link">
https://www.ukrinform.ua/rubric-sports/3693589-upl-oleksandria-u-bilsosti-ne-zmogla-peregrati-cornomorec.html</text:a>
</text:p>
      <!--NEWS-->
      <text:h text:style-name="P10" text:outline-level="1">
<text:span text:style-name="T4">
Dnipro-1 defeated Lviv in the match of the Football Premier League of Ukraine</text:span>
</text:h>
      <text:p text:style-name="P4">
Authors: Ukrinform (Person)</text:p>
      <text:p text:style-name="P4">
Publisher: Укринформ (Organization)</text:p>
      <text:p text:style-name="P4">
Published Time: 2023-04-09T14:59:00+03:00</text:p>
      <text:p text:style-name="P4">
Modified Time: 2023-04-09T14:59:00+03:00</text:p>
      <text:p text:style-name="P4">
Description: Dnipro-1 players have defeated Lviv in the match of the 20th round of the Ukrainian Liga team. - Ukrinform.</text:p>
      <text:p text:style-name="P4">
Images: ["<text:a xlink:type="simple" xlink:href="https://static.ukrinform.com/photos/2023_04/thumb_files/630_360_1681047158-505.jpg" text:style-name="Internet_20_link" text:visited-style-name="Visited_20_Internet_20_Link">
630_360_16810...</text:a>
"]</text:p>
      <text:p text:style-name="P4">
Tags: ['Дніпро', 'Футбол', "Прем'єр-ліга", 'ФК Львів']</text:p>
      <text:p text:style-name="P4">
Type: Article</text:p>
      <!--METADATA-->
      <text:p text:style-name="P4">
<draw:frame draw:style-name="fr1" draw:name="Image154" text:anchor-type="as-char" svg:width="6.9236in" svg:height="3.956343in" draw:z-index="0">
<draw:image xlink:href="../Images/yкринформ/2023-04-09T14-59-00-03-00/630_360_1681047158-505.jpg" xlink:type="simple" xlink:show="embed" xlink:actuate="onLoad" draw:mime-type="image/jpeg"/>
</draw:frame>
Dnipro-1 players have defeated Lviv in the match of the 20th round of the Ukrainian Premier League team.</text:p>
      <text:p text:style-name="P4">
The match at the Avangard Stadium in Uzhgorod ended in favor of the Dnieper 5: 2, Ukrinform reports.</text:p>
      <text:p text:style-name="P4">
Balls scored Alexey Hutsulak(7, 44 minutes), Artem Dovbik(41, 90+2)Joedoward Sarasi(84)- In Dnipro-1, Yaroslav Bohunov(63)and Artem Milchenko(81)- within Lviv.</text:p>
      <text:p text:style-name="P4">
The program of the tour is completed by the Kovalivsky Kolos's match with Kharkiv Metalist 1925.</text:p>
      <text:p text:style-name="P4">
_Resses the previous matches of the tour: _</text:p>
      <text:p text:style-name="P4">
Vorskla(Poltava)- Ingulets(Petrova)- 1: 0</text:p>
      <text:p text:style-name="P4">
goal: Vasily Kravets(49th minute);</text:p>
      <text:p text:style-name="P4">
«Dynamo»(Kyiv)- “Minaj” - 2: 0</text:p>
      <text:p text:style-name="P4">
Goals: Anton Tsarenko(35). Vladislav Vatan(62);</text:p>
      <text:p text:style-name="P4">
Kryvbas(Kryvyi Rih)- “Dawn”(Lugansk)- 1: 0</text:p>
      <text:p text:style-name="P4">
Naked: rіfet capric(50);</text:p>
      <text:p text:style-name="P4">
"Miner"(Donetsk)- Metalist(Kharkiv)- 1: 0</text:p>
      <text:p text:style-name="P4">
goal: Artem Bondarenko(64);</text:p>
      <text:p text:style-name="P4">
"Movement"(Lviv)- “heather”(Rivne)- 0: 0:</text:p>
      <text:p text:style-name="P4">
Alexandria - Chernomorets(Odesa)- 1: 1</text:p>
      <text:p text:style-name="P4">
goals: Cyril Kovalets(69)- Daniel Alefirenko(36).</text:p>
      <text:p text:style-name="P4">
<text:span text:style-name="T4">
Читайте також:</text:span>
 <text:a xlink:type="simple" xlink:href="https://www.ukrinform.ua/rubric-sports/3693481-nastupnogo-tizna-projdut-persi-matci-14-finalu-futbolnih-evrokubkiv.html" text:style-name="Internet_20_link" text:visited-style-name="Visited_20_Internet_20_Link">
 <text:span text:style-name="T4">
футбол</text:span>
 </text:a>
Shakhtar leads in the UPL standings, which has 46 points(After 19 games), Next - Dnipro -1 - 45(19), Zorya - 40(20), «Dynamo» - 39(20)and Alexandria - 32(19).</text:p>
      <text:p text:style-name="P4">
Фото: СК «Дніпро-1».</text:p>
      <text:p text:style-name="P4">
News Source: <text:a xlink:type="simple" xlink:href="https://www.ukrinform.ua/rubric-sports/3693590-dnipro1-rozgromiv-lviv-u-matci-futbolnoi-premerligi-ukraini.html" text:style-name="Internet_20_link" text:visited-style-name="Visited_20_Internet_20_Link">
https://www.ukrinform.ua/rubric-sports/3693590-dnipro1-rozgromiv-lviv-u-matci-futbolnoi-premerligi-ukraini.html</text:a>
</text:p>
      <!--NEWS-->
      <text:h text:style-name="P10" text:outline-level="1">
<text:span text:style-name="T4">
The Armed Forces in Bakhmut direction use Australian Bushmaster</text:span>
</text:h>
      <text:p text:style-name="P4">
Authors: Ukrinform (Person)</text:p>
      <text:p text:style-name="P4">
Publisher: Укринформ (Organization)</text:p>
      <text:p text:style-name="P4">
Published Time: 2023-04-09T15:03:50+03:00</text:p>
      <text:p text:style-name="P4">
Modified Time: 2023-04-09T15:03:50+03:00</text:p>
      <text:p text:style-name="P4">
Description: Bushmaster Australian armored personnel carriers effectively use the assault units of defense forces in the Bakhmut direction. - Ukrinform.</text:p>
      <text:p text:style-name="P4">
Images: ["<text:a xlink:type="simple" xlink:href="https://static.ukrinform.com/photos/2023_04/thumb_files/630_360_1681041580-300.jpeg" text:style-name="Internet_20_link" text:visited-style-name="Visited_20_Internet_20_Link">
630_360_16810...</text:a>
", "<text:a xlink:type="simple" xlink:href="https://static.ukrinform.com/photos/2023_04/1681041580-853.jpeg" text:style-name="Internet_20_link" text:visited-style-name="Visited_20_Internet_20_Link">
1681041580-85...</text:a>
", "<text:a xlink:type="simple" xlink:href="https://static.ukrinform.com/photos/2023_04/1681041581-156.jpeg" text:style-name="Internet_20_link" text:visited-style-name="Visited_20_Internet_20_Link">
1681041581-15...</text:a>
"]</text:p>
      <text:p text:style-name="P4">
Tags: ['Автомобіль', 'Бахмут', 'Генштаб', 'ЗСУ']</text:p>
      <text:p text:style-name="P4">
Type: Article</text:p>
      <!--METADATA-->
      <text:p text:style-name="P4">
<draw:frame draw:style-name="fr1" draw:name="Image155" text:anchor-type="as-char" svg:width="6.9236in" svg:height="3.956343in" draw:z-index="0">
<draw:image xlink:href="../Images/yкринформ/2023-04-09T15-03-50-03-00/630_360_1681041580-300.jpeg" xlink:type="simple" xlink:show="embed" xlink:actuate="onLoad" draw:mime-type="image/jpeg"/>
</draw:frame>
Bushmaster Australian armored personnel carriers effectively use the assault units of defense forces in the Bakhmut direction.</text:p>
      <text:p text:style-name="P4">
According to Ukrinform, the General Staff of the Armed Forces of Ukraine reports UV <text:a xlink:type="simple" xlink:href="https://t.me/generalstaff_ua/5954" text:style-name="Internet_20_link" text:visited-style-name="Visited_20_Internet_20_Link">
</text:a>
.</text:p>
      <text:p text:style-name="P4">
«Ці автомобілі добре зарекомендували себе у якості транспортного засобу дляпереміщення піхоти та евакуації. Вони досить маневрені та прохідні, що важливодля виконання поставлених бойових завдань. І допомагають зберегти життя нашимхлопцям», - зазначив військовослужбовець <text:a xlink:type="simple" xlink:href="https://www.ukrinform.ua/tag-zsu" text:style-name="Internet_20_link" text:visited-style-name="Visited_20_Internet_20_Link">
 </text:a>
Andrew.</text:p>
      <text:p text:style-name="P4">
<draw:frame draw:style-name="fr1" draw:name="Image156" text:anchor-type="as-char" svg:width="6.9236in" svg:height="4.615733in" draw:z-index="0">
<draw:image xlink:href="../Images/yкринформ/2023-04-09T15-03-50-03-00/1681041580-853.jpeg" xlink:type="simple" xlink:show="embed" xlink:actuate="onLoad" draw:mime-type="image/jpeg"/>
</draw:frame>
<text:span text:style-name="T4">
 Read also: </text:span>
 <text:a xlink:type="simple" xlink:href="https://www.ukrinform.ua/rubric-ato/3693341-zaluznij-pokazav-ak-polski-gaubici-krab-vikonuut-bojovi-zavdanna.html" text:style-name="Internet_20_link" text:visited-style-name="Visited_20_Internet_20_Link">
</text:a>
</text:p>
      <text:p text:style-name="P4">
<draw:frame draw:style-name="fr1" draw:name="Image157" text:anchor-type="as-char" svg:width="6.9236in" svg:height="4.384947in" draw:z-index="0">
<draw:image xlink:href="../Images/yкринформ/2023-04-09T15-03-50-03-00/1681041581-156.jpeg" xlink:type="simple" xlink:show="embed" xlink:actuate="onLoad" draw:mime-type="image/jpeg"/>
</draw:frame>
As reported by Ukrinform, in October 2022 the Australian government made a decision on <text:a xlink:type="simple" xlink:href="https://www.ukrinform.ua/rubric-ato/3601622-avstralia-peredast-ukraini-se-30-bronemasin-bushmaster.html" text:style-name="Internet_20_link" text:visited-style-name="Visited_20_Internet_20_Link">
</text:a>
Another 30 Bushmaster armored vehicles.</text:p>
      <text:p text:style-name="P4">
<text:span text:style-name="T5">
Foto: General Staff of the Armed Forces</text:span>
</text:p>
      <text:p text:style-name="P4">
News Source: <text:a xlink:type="simple" xlink:href="https://www.ukrinform.ua/rubric-ato/3693592-zsu-na-bahmutskomu-napramku-vikoristovuut-avstralijski-bushmaster.html" text:style-name="Internet_20_link" text:visited-style-name="Visited_20_Internet_20_Link">
https://www.ukrinform.ua/rubric-ato/3693592-zsu-na-bahmutskomu-napramku-vikoristovuut-avstralijski-bushmaster.html</text:a>
</text:p>
      <!--NEWS-->
      <text:h text:style-name="P10" text:outline-level="1">
<text:span text:style-name="T4">
The Ministry of Health told who the prosthetics in Ukraine is funded</text:span>
</text:h>
      <text:p text:style-name="P4">
Authors: Ukrinform (Person)</text:p>
      <text:p text:style-name="P4">
Publisher: Укринформ (Organization)</text:p>
      <text:p text:style-name="P4">
Published Time: 2023-04-09T15:08:07+03:00</text:p>
      <text:p text:style-name="P4">
Modified Time: 2023-04-09T15:08:07+03:00</text:p>
      <text:p text:style-name="P4">
Description: Prosthetics in Ukraine are fully paid by the Ministry of Social Policy, and components of world manufacturers are used for prosthesis. - Ukrinform.</text:p>
      <text:p text:style-name="P4">
Images: ["<text:a xlink:type="simple" xlink:href="https://static.ukrinform.com/photos/2018_08/thumb_files/630_360_1535187043-6752.jpeg" text:style-name="Internet_20_link" text:visited-style-name="Visited_20_Internet_20_Link">
630_360_15351...</text:a>
"]</text:p>
      <text:p text:style-name="P4">
Tags: ['Мінсоцполітики', 'МОЗ', 'Протезування', 'Єдині новини']</text:p>
      <text:p text:style-name="P4">
Type: Article</text:p>
      <!--METADATA-->
      <text:p text:style-name="P4">
<draw:frame draw:style-name="fr1" draw:name="Image158" text:anchor-type="as-char" svg:width="6.9236in" svg:height="3.956343in" draw:z-index="0">
<draw:image xlink:href="../Images/yкринформ/2023-04-09T15-08-07-03-00/630_360_1535187043-6752.jpeg" xlink:type="simple" xlink:show="embed" xlink:actuate="onLoad" draw:mime-type="image/jpeg"/>
</draw:frame>
Prosthetics in Ukraine are fully paid by the Ministry of Social Policy, and components of world manufacturers are used for prosthesis.</text:p>
      <text:p text:style-name="P4">
The only news said this on the air of the nationwide TV.(https://www.ukrinform.ua/tag-moz)Vasily arrow and Ukrinform correspondent reports from the high -tech manual and innovation.</text:p>
      <text:p text:style-name="P4">
"Prosthetics in Ukraine are fully paid by the Ministry of Social Policy, and the ministry pays such amounts that are sufficient that prosthetic enterprises use accessories from the best manufacturers," the shooter assured.</text:p>
      <text:p text:style-name="P4">
He added that bionic prosthetics are also covered by the state, but there are features in this question, since the prosthesis is put after a certain time after a conventional prosthesis has been installed and the person learned to use it. In words, this approach is used in other countries.</text:p>
      <text:p text:style-name="P4">
<text:span text:style-name="T4">
 Read also: </text:span>
 <text:a xlink:type="simple" xlink:href="https://www.ukrinform.ua/rubric-regions/3688471-vidomij-travmatolog-z-avstralii-navcav-lvivskih-likariv-novitnomu-metodu-protezuvanna.html" text:style-name="Internet_20_link" text:visited-style-name="Visited_20_Internet_20_Link">
<text:span text:style-name="T4">
 prosthesis </text:span>
</text:a>
As reported by Ukrinform, in Ukraine inpatient rehabilitation services can be received in 244 medical institutions, to undergo rehabilitation in outpatient conditions can be possible in 386 medical institutions.</text:p>
      <text:p text:style-name="P4">
News Source: <text:a xlink:type="simple" xlink:href="https://www.ukrinform.ua/rubric-society/3693593-u-moz-rozpovili-kim-finansuetsa-protezuvanna-v-ukraini.html" text:style-name="Internet_20_link" text:visited-style-name="Visited_20_Internet_20_Link">
https://www.ukrinform.ua/rubric-society/3693593-u-moz-rozpovili-kim-finansuetsa-protezuvanna-v-ukraini.html</text:a>
</text:p>
      <!--NEWS-->
      <text:h text:style-name="P10" text:outline-level="1">
<text:span text:style-name="T4">
In Kiev and the region in the next hour, a thunderstorm is expected</text:span>
</text:h>
      <text:p text:style-name="P4">
Authors: Ukrinform (Person)</text:p>
      <text:p text:style-name="P4">
Publisher: Укринформ (Organization)</text:p>
      <text:p text:style-name="P4">
Published Time: 2023-04-09T15:17:00+03:00</text:p>
      <text:p text:style-name="P4">
Modified Time: 2023-04-09T15:17:00+03:00</text:p>
      <text:p text:style-name="P4">
Description: In Kyiv and Kyiv region, a thunderstorm is expected in the next hour, which will last until the end of the day. - Ukrinform.</text:p>
      <text:p text:style-name="P4">
Images: ["<text:a xlink:type="simple" xlink:href="https://static.ukrinform.com/photos/2018_04/thumb_files/630_360_1523985021-3028.jpg" text:style-name="Internet_20_link" text:visited-style-name="Visited_20_Internet_20_Link">
630_360_15239...</text:a>
"]</text:p>
      <text:p text:style-name="P4">
Tags: ['Гроза', 'Погода', 'Київщина']</text:p>
      <text:p text:style-name="P4">
Type: Article</text:p>
      <!--METADATA-->
      <text:p text:style-name="P4">
<draw:frame draw:style-name="fr1" draw:name="Image159" text:anchor-type="as-char" svg:width="6.9236in" svg:height="3.956343in" draw:z-index="0">
<draw:image xlink:href="../Images/yкринформ/2023-04-09T15-17-00-03-00/630_360_1523985021-3028.jpg" xlink:type="simple" xlink:show="embed" xlink:actuate="onLoad" draw:mime-type="image/jpeg"/>
</draw:frame>
In Kyiv region, a thunderstorm is expected in the next hour, which will last for the day.</text:p>
      <text:p text:style-name="P4">
According to Ukrinform, the Kyiv City State Administration reports <text:a xlink:type="simple" xlink:href="https://t.me/KyivCityOfficial/6430" text:style-name="Internet_20_link" text:visited-style-name="Visited_20_Internet_20_Link">
</text:a>
.</text:p>
      <text:p text:style-name="P4">
“According to the Ukrhydromet Center, in the next hour with the end of the day, the 9th April is expected <text:a xlink:type="simple" xlink:href="https://www.ukrinform.ua/tag-groza" text:style-name="Internet_20_link" text:visited-style-name="Visited_20_Internet_20_Link">
</text:a>
”, - said in the message.</text:p>
      <text:p text:style-name="P4">
Experts remind that during strong winds it is necessary to stay away from advertising shields, transmission lines, trees, and not to park nearby vehicles.</text:p>
      <text:p text:style-name="P4">
In the case of flooding of the carriageway or sidewalks, they are asked to contact the Dissipherskaya: 044-284-74-19.</text:p>
      <text:p text:style-name="P4">
In case of falling trees or branches, when traumatic people, immediately inform the emergency: 101 or 103. Phone kars: 044-430-37-13.</text:p>
      <text:p text:style-name="P4">
<text:span text:style-name="T4">
 Read also: </text:span>
 <text:a xlink:type="simple" xlink:href="https://www.ukrinform.ua/rubric-regions/3692957-v-ukraini-cerez-poteplinna-aktivizuutsa-grozi-sinoptik.html" text:style-name="Internet_20_link" text:visited-style-name="Visited_20_Internet_20_Link">
<text:span text:style-name="T4">
 thunderstorm </text:span>
</text:a>
In turn in <text:a xlink:type="simple" xlink:href="https://t.me/kyivoda/9218" text:style-name="Internet_20_link" text:visited-style-name="Visited_20_Internet_20_Link">
</text:a>
The Kyiv Regional Military Administration also warned residents about the approaching bad weather.</text:p>
      <text:p text:style-name="P4">
"According to the Ukrhydromet Center, in the next hour with the maintenance to the end of April 9," - the message reads.</text:p>
      <text:p text:style-name="P4">
It is noted that the region is also announced and the level of danger(yellow).</text:p>
      <text:p text:style-name="P4">
News Source: <text:a xlink:type="simple" xlink:href="https://www.ukrinform.ua/rubric-kyiv/3693598-na-kiivsini-u-najblizcu-godinu-ocikuetsa-groza.html" text:style-name="Internet_20_link" text:visited-style-name="Visited_20_Internet_20_Link">
https://www.ukrinform.ua/rubric-kyiv/3693598-na-kiivsini-u-najblizcu-godinu-ocikuetsa-groza.html</text:a>
</text:p>
      <!--NEWS-->
      <text:h text:style-name="P10" text:outline-level="1">
<text:span text:style-name="T4">
In Zaporozhye, Russians use aircraft, the most affected by Orihiv and Guliaypole</text:span>
</text:h>
      <text:p text:style-name="P4">
Authors: Ukrinform (Person)</text:p>
      <text:p text:style-name="P4">
Publisher: Укринформ (Organization)</text:p>
      <text:p text:style-name="P4">
Published Time: 2023-04-09T15:18:00+03:00</text:p>
      <text:p text:style-name="P4">
Modified Time: 2023-04-09T15:18:00+03:00</text:p>
      <text:p text:style-name="P4">
Description: In the Zaporozhye region, the intensity of shelling increases, the enemy actively uses aviation bombs. - Ukrinform.</text:p>
      <text:p text:style-name="P4">
Images: ["<text:a xlink:type="simple" xlink:href="https://static.ukrinform.com/photos/2017_11/thumb_files/630_360_1512070243-3440.jpg" text:style-name="Internet_20_link" text:visited-style-name="Visited_20_Internet_20_Link">
630_360_15120...</text:a>
"]</text:p>
      <text:p text:style-name="P4">
Tags: ['Обстріл', 'Бомба', 'Запоріжжя', 'Єдині новини']</text:p>
      <text:p text:style-name="P4">
Type: Article</text:p>
      <!--METADATA-->
      <text:p text:style-name="P4">
<draw:frame draw:style-name="fr1" draw:name="Image160" text:anchor-type="as-char" svg:width="6.9236in" svg:height="3.956343in" draw:z-index="0">
<draw:image xlink:href="../Images/yкринформ/2023-04-09T15-18-00-03-00/630_360_1512070243-3440.jpg" xlink:type="simple" xlink:show="embed" xlink:actuate="onLoad" draw:mime-type="image/jpeg"/>
</draw:frame>
Uzaposhzhzhia region the intensity of shelling increases, the enemy is actively examined by aviation bombs.</text:p>
      <text:p text:style-name="P4">
Yuriy Malashko said this on the national telephone "The only news" "One News", Ukrinform reports.</text:p>
      <text:p text:style-name="P4">
"The intensity of shelling is increasing, the enemy is actively used by aviation bombs," he said.</text:p>
      <text:p text:style-name="P4">
<text:span text:style-name="T4">
 Read also: </text:span>
 <text:a xlink:type="simple" xlink:href="https://www.ukrinform.ua/rubric-ato/3693270-suputnik-znav-70kilometrovij-okop-rosian-na-zaporizzi.html" text:style-name="Internet_20_link" text:visited-style-name="Visited_20_Internet_20_Link">
<text:span text:style-name="T4">
 Zaporizhzhia </text:span>
</text:a>
The head of the region added that especially from the Air Force suffer Orichi Tagulyapole. Yesterday, April 8, as a result of shelling in Orikhov <text:a xlink:type="simple" xlink:href="https://www.ukrinform.ua/tag-zagibel" text:style-name="Internet_20_link" text:visited-style-name="Visited_20_Internet_20_Link">
</text:a>
The man was born in 1946.</text:p>
      <text:p text:style-name="P4">
Earlier it was reported that the enemy <text:a xlink:type="simple" xlink:href="https://www.ukrinform.ua/rubric-ato/3693468-rosiani-vnoci-atakuvali-zaporizza-raketami-s300.html" text:style-name="Internet_20_link" text:visited-style-name="Visited_20_Internet_20_Link">
</text:a>
. Two people have agreed.</text:p>
      <text:p text:style-name="P4">
News Source: <text:a xlink:type="simple" xlink:href="https://www.ukrinform.ua/rubric-regions/3693576-na-zaporizzi-rosiani-zastosovuut-aviabombi-najbilse-strazdaut-orihiv-i-gulajpole.html" text:style-name="Internet_20_link" text:visited-style-name="Visited_20_Internet_20_Link">
https://www.ukrinform.ua/rubric-regions/3693576-na-zaporizzi-rosiani-zastosovuut-aviabombi-najbilse-strazdaut-orihiv-i-gulajpole.html</text:a>
</text:p>
      <!--NEWS-->
      <text:h text:style-name="P10" text:outline-level="1">
<text:span text:style-name="T4">
Ukrainian artillerymen destroyed the Russian gun</text:span>
</text:h>
      <text:p text:style-name="P4">
Authors: Ukrinform (Person)</text:p>
      <text:p text:style-name="P4">
Publisher: Укринформ (Organization)</text:p>
      <text:p text:style-name="P4">
Published Time: 2023-04-09T15:25:00+03:00</text:p>
      <text:p text:style-name="P4">
Modified Time: 2023-04-09T15:25:00+03:00</text:p>
      <text:p text:style-name="P4">
Description: Artillerymen of the 43rd Separate Artillery Brigade named after Hetman Taras Tryasl destroyed the Russian gun. - Ukrinform.</text:p>
      <text:p text:style-name="P4">
Images: ["<text:a xlink:type="simple" xlink:href="https://static.ukrinform.com/photos/2023_04/thumb_files/630_360_1681043049-319.jpg" text:style-name="Internet_20_link" text:visited-style-name="Visited_20_Internet_20_Link">
630_360_16810...</text:a>
"]</text:p>
      <text:p text:style-name="P4">
Tags: ['Розвідка', 'Військова техніка', 'Війна з росією', 'Артилерія']</text:p>
      <text:p text:style-name="P4">
Type: Article</text:p>
      <!--METADATA-->
      <text:p text:style-name="P4">
<draw:frame draw:style-name="fr1" draw:name="Image161" text:anchor-type="as-char" svg:width="6.9236in" svg:height="3.956343in" draw:z-index="0">
<draw:image xlink:href="../Images/yкринформ/2023-04-09T15-25-00-03-00/630_360_1681043049-319.jpg" xlink:type="simple" xlink:show="embed" xlink:actuate="onLoad" draw:mime-type="image/jpeg"/>
</draw:frame>
Artillerymen of the 43rd Separate Artillery Brigade named after Hetman Taras Trysylazhlazhlas a Russian gun.</text:p>
      <text:p text:style-name="P4">
According to Ukrinform, the artillery brigade reports in <text:a xlink:type="simple" xlink:href="https://www.facebook.com/watch/" text:style-name="Internet_20_link" text:visited-style-name="Visited_20_Internet_20_Link">
</text:a>
.</text:p>
      <text:p text:style-name="P4">
“I do not beat, the willow beats!As a result of the interaction of our guns and our power intelligence, the Russian gun MT -12 was amazed, ”the message reads.</text:p>
      <text:p text:style-name="P4">
<text:span text:style-name="T4">
 Read also: </text:span>
 <text:a xlink:type="simple" xlink:href="https://www.ukrinform.ua/rubric-ato/3692766-na-svativskomu-napramku-aerorozvidka-prikordonnikiv-znisila-sklad-ta-vanatzivku-voroga.html" text:style-name="Internet_20_link" text:visited-style-name="Visited_20_Internet_20_Link">
<text:span text:style-name="T4">
 destroyed </text:span>
</text:a>
As reported by Ukrinform, in the south of Ukraine <text:a xlink:type="simple" xlink:href="https://www.ukrinform.ua/rubric-ato/3693487-na-pivdni-artileristi-likviduvali-vorozij-punkt-boepostacanna-na-ostrovah.html" text:style-name="Internet_20_link" text:visited-style-name="Visited_20_Internet_20_Link">
</text:a>
They destroyed the Russian observation post and the feldgeon of the enemy's ammunition in the islands.</text:p>
      <text:p text:style-name="P4">
News Source: <text:a xlink:type="simple" xlink:href="https://www.ukrinform.ua/rubric-ato/3693601-ukrainski-artileristi-znisili-rosijsku-garmatu.html" text:style-name="Internet_20_link" text:visited-style-name="Visited_20_Internet_20_Link">
https://www.ukrinform.ua/rubric-ato/3693601-ukrainski-artileristi-znisili-rosijsku-garmatu.html</text:a>
</text:p>
      <!--NEWS-->
      <text:h text:style-name="P10" text:outline-level="1">
<text:span text:style-name="T4">
Commander of the Joint Forces on Palm Sunday participated in the Liturgy in the Refectory Temple of Lavra</text:span>
</text:h>
      <text:p text:style-name="P4">
Authors: Ukrinform (Person)</text:p>
      <text:p text:style-name="P4">
Publisher: Укринформ (Organization)</text:p>
      <text:p text:style-name="P4">
Published Time: 2023-04-09T15:27:00+03:00</text:p>
      <text:p text:style-name="P4">
Modified Time: 2023-04-09T15:27:00+03:00</text:p>
      <text:p text:style-name="P4">
Description: A group of officers of the Command of the Joint Forces of the Armed Forces of Ukraine, headed by commander of Lieutenant General Sergey Nayev, participated in the Liturgy on the occasion of Palm Sunday. - Ukrinform.</text:p>
      <text:p text:style-name="P4">
Images: ["<text:a xlink:type="simple" xlink:href="https://static.ukrinform.com/photos/2023_04/thumb_files/630_360_1681043165-356.jpg" text:style-name="Internet_20_link" text:visited-style-name="Visited_20_Internet_20_Link">
630_360_16810...</text:a>
", "<text:a xlink:type="simple" xlink:href="https://static.ukrinform.com/photos/2023_04/1681043166-356.jpg" text:style-name="Internet_20_link" text:visited-style-name="Visited_20_Internet_20_Link">
1681043166-35...</text:a>
", "<text:a xlink:type="simple" xlink:href="https://static.ukrinform.com/photos/2023_04/1681043166-464.jpg" text:style-name="Internet_20_link" text:visited-style-name="Visited_20_Internet_20_Link">
1681043166-46...</text:a>
", "<text:a xlink:type="simple" xlink:href="https://static.ukrinform.com/photos/2023_04/1681043167-290.jpg" text:style-name="Internet_20_link" text:visited-style-name="Visited_20_Internet_20_Link">
1681043167-29...</text:a>
"]</text:p>
      <text:p text:style-name="P4">
Tags: ['Великдень', 'Військові', 'Київська Лавра', 'Наєв']</text:p>
      <text:p text:style-name="P4">
Type: Article</text:p>
      <!--METADATA-->
      <text:p text:style-name="P4">
<draw:frame draw:style-name="fr1" draw:name="Image162" text:anchor-type="as-char" svg:width="6.9236in" svg:height="3.956343in" draw:z-index="0">
<draw:image xlink:href="../Images/yкринформ/2023-04-09T15-27-00-03-00/630_360_1681043165-356.jpg" xlink:type="simple" xlink:show="embed" xlink:actuate="onLoad" draw:mime-type="image/jpeg"/>
</draw:frame>
The Command of the United Armed Forces Command of the Armed Forces, headed by Lieutenant General Sergey Nayev, participated in the Liturgy of Palm Sunday.</text:p>
      <text:p text:style-name="P4">
According to Ukrinform, the Command of the Joint Forces in [] reports it(https://www.facebook.com/JointForcesCommandAFU/posts/pfbid02S86uE3dT4dzzCEY2hWdJDGo6eUpxeDegnnvxprC236Tu2nZRwnEcX9jFtTDFSRfVl)It is noted that the worship of Saints Anthony and Theodosapechersky in the territory of the Kiev-Pechersk Lavra carried out the Metropolitan of Kyiv and all Ukraine Epiphanius in the territory of the Kiev-Pechersk Lavra.</text:p>
      <text:p text:style-name="P4">
<draw:frame draw:style-name="fr1" draw:name="Image163" text:anchor-type="as-char" svg:width="6.9236in" svg:height="4.615733in" draw:z-index="0">
<draw:image xlink:href="../Images/yкринформ/2023-04-09T15-27-00-03-00/1681043166-356.jpg" xlink:type="simple" xlink:show="embed" xlink:actuate="onLoad" draw:mime-type="image/jpeg"/>
</draw:frame>
<draw:frame draw:style-name="fr1" draw:name="Image164" text:anchor-type="as-char" svg:width="6.9236in" svg:height="4.224678in" draw:z-index="0">
<draw:image xlink:href="../Images/yкринформ/2023-04-09T15-27-00-03-00/1681043166-464.jpg" xlink:type="simple" xlink:show="embed" xlink:actuate="onLoad" draw:mime-type="image/jpeg"/>
</draw:frame>
As Lieutenant General said <text:a xlink:type="simple" xlink:href="https://www.ukrinform.ua/tag-naev" text:style-name="Internet_20_link" text:visited-style-name="Visited_20_Internet_20_Link">
</text:a>
, for military servicemen, Vera is a strong emotional state that accompanies the persuasive and confidence of the fighters in victory.</text:p>
      <text:p text:style-name="P4">
<draw:frame draw:style-name="fr1" draw:name="Image165" text:anchor-type="as-char" svg:width="6.9236in" svg:height="4.615733in" draw:z-index="0">
<draw:image xlink:href="../Images/yкринформ/2023-04-09T15-27-00-03-00/1681043167-290.jpg" xlink:type="simple" xlink:show="embed" xlink:actuate="onLoad" draw:mime-type="image/jpeg"/>
</draw:frame>
“It is a vital force that gives us the will to overcome the enemy on the battlefield. In addition, it is gathered with trust, the ability to rely on commanders and combat brothers, that is, those you trust. Today we protect the territorial purpose of Ukraine and strengthen the Word of God in our military ranks. We will sink in God, and we believe and our bright victory. And we will do everything from the nozzle that our victory will become final and strong, as our faith is poor, ”the commander emphasized.</text:p>
      <text:p text:style-name="P4">
<text:span text:style-name="T4">
 Read also: </text:span>
 <text:a xlink:type="simple" xlink:href="https://www.ukrinform.ua/rubric-ato/3691106-naev-rozpoviv-pro-gotovnist-sil-oboroni-na-kordoni-z-bilorussu.html" text:style-name="Internet_20_link" text:visited-style-name="Visited_20_Internet_20_Link">
<text:span text:style-name="T4">
 Naev </text:span>
</text:a>
As reported by Ukrinform, Christians of the Eastern Rite celebrates the Svyatogus of the Lord in Jerusalem on April 12, or, as it is called in the people, Verbnuedil.</text:p>
      <text:p text:style-name="P4">
<text:span text:style-name="T5">
Foto: Command of the Joint Forces of the Armed Forces</text:span>
</text:p>
      <text:p text:style-name="P4">
News Source: <text:a xlink:type="simple" xlink:href="https://www.ukrinform.ua/rubric-society/3693604-komanduvac-obednanih-sil-u-verbnu-nedilu-vzav-ucast-u-liturgii-v-trapeznomu-hrami-lavri.html" text:style-name="Internet_20_link" text:visited-style-name="Visited_20_Internet_20_Link">
https://www.ukrinform.ua/rubric-society/3693604-komanduvac-obednanih-sil-u-verbnu-nedilu-vzav-ucast-u-liturgii-v-trapeznomu-hrami-lavri.html</text:a>
</text:p>
      <!--NEWS-->
      <text:h text:style-name="P10" text:outline-level="1">
<text:span text:style-name="T4">
The Armed Forces beat over Sumy region enemy drone</text:span>
</text:h>
      <text:p text:style-name="P4">
Authors: Ukrinform (Person)</text:p>
      <text:p text:style-name="P4">
Publisher: Укринформ (Organization)</text:p>
      <text:p text:style-name="P4">
Published Time: 2023-04-09T15:30:00+03:00</text:p>
      <text:p text:style-name="P4">
Modified Time: 2023-04-09T15:30:00+03:00</text:p>
      <text:p text:style-name="P4">
Description: The forces of the Siverschyna defense were shot down by a Russian unmanned aerial vehicle. - Ukrinform.</text:p>
      <text:p text:style-name="P4">
Images: ["<text:a xlink:type="simple" xlink:href="https://static.ukrinform.com/photos/2023_03/thumb_files/630_360_1678784562-840.jpg" text:style-name="Internet_20_link" text:visited-style-name="Visited_20_Internet_20_Link">
630_360_16787...</text:a>
"]</text:p>
      <text:p text:style-name="P4">
Tags: ['Безпілотник', 'Сумщина', 'Війна з росією']</text:p>
      <text:p text:style-name="P4">
Type: Article</text:p>
      <!--METADATA-->
      <text:p text:style-name="P4">
<draw:frame draw:style-name="fr1" draw:name="Image166" text:anchor-type="as-char" svg:width="6.9236in" svg:height="3.948262in" draw:z-index="0">
<draw:image xlink:href="../Images/yкринформ/2023-04-09T15-30-00-03-00/630_360_1678784562-840.jpg" xlink:type="simple" xlink:show="embed" xlink:actuate="onLoad" draw:mime-type="image/jpeg"/>
</draw:frame>
Sivers region forces were shot down by a Russian unmanned aerial vehicle.</text:p>
      <text:p text:style-name="P4">
According to Ukrinform, the Operational Command "North" reports in <text:a xlink:type="simple" xlink:href="https://t.me/ok_pivnich1/1715" text:style-name="Internet_20_link" text:visited-style-name="Visited_20_Internet_20_Link">
</text:a>
“On Sunday, April 9, the joint-stock fighters knocked down Russian <text:a xlink:type="simple" xlink:href="https://www.ukrinform.ua/tag-bezpilotnik" text:style-name="Internet_20_link" text:visited-style-name="Visited_20_Internet_20_Link">
</text:a>
, pre -type Zala 421-16e », -goes in the message.</text:p>
      <text:p text:style-name="P4">
<text:span text:style-name="T4">
 Read also: </text:span>
 <text:a xlink:type="simple" xlink:href="https://www.ukrinform.ua/rubric-ato/3693480-na-doneccini-aerorozvidniki-znisili-spostereznij-punkt-rosian.html" text:style-name="Internet_20_link" text:visited-style-name="Visited_20_Internet_20_Link">
<text:span text:style-name="T4">
 destroy </text:span>
</text:a>
As reported by Ukrinform, the Defense Forces of Ukraine <text:a xlink:type="simple" xlink:href="https://www.ukrinform.ua/rubric-ato/3693470-zsu-znisili-vze-178-150-rosijskih-zagarbnikiv.html" text:style-name="Internet_20_link" text:visited-style-name="Visited_20_Internet_20_Link">
</text:a>
Of these, 470 people in the past day.</text:p>
      <text:p text:style-name="P4">
<text:span text:style-name="T5">
Foto: Getty Images, Illustrative</text:span>
</text:p>
      <text:p text:style-name="P4">
News Source: <text:a xlink:type="simple" xlink:href="https://www.ukrinform.ua/rubric-ato/3693603-zsu-zbili-nad-sumsinou-rosijskij-bezpilotnik.html" text:style-name="Internet_20_link" text:visited-style-name="Visited_20_Internet_20_Link">
https://www.ukrinform.ua/rubric-ato/3693603-zsu-zbili-nad-sumsinou-rosijskij-bezpilotnik.html</text:a>
</text:p>
      <!--NEWS-->
      <text:h text:style-name="P10" text:outline-level="1">
<text:span text:style-name="T4">
CHATGPT Development Company has declared the ChAT Botte security</text:span>
</text:h>
      <text:p text:style-name="P4">
Authors: Ukrinform (Person)</text:p>
      <text:p text:style-name="P4">
Publisher: Укринформ (Organization)</text:p>
      <text:p text:style-name="P4">
Published Time: 2023-04-09T15:37:00+03:00</text:p>
      <text:p text:style-name="P4">
Modified Time: 2023-04-09T15:37:00+03:00</text:p>
      <text:p text:style-name="P4">
Description: The American company OpenAi, which created a Chatbot Chatgpt, has announced an intensification of the security measures of interactive product based on artificial intelligence to protect the confidentiality of users and children. - Ukrinform.</text:p>
      <text:p text:style-name="P4">
Images: ["<text:a xlink:type="simple" xlink:href="https://static.ukrinform.com/photos/2023_02/thumb_files/630_360_1676713184-792.png" text:style-name="Internet_20_link" text:visited-style-name="Visited_20_Internet_20_Link">
630_360_16767...</text:a>
"]</text:p>
      <text:p text:style-name="P4">
Tags: ['Технології', 'Персональні дані', 'Штучний інтелект', 'Безпека', 'ChatGPT']</text:p>
      <text:p text:style-name="P4">
Type: Article</text:p>
      <!--METADATA-->
      <text:p text:style-name="P4">
<draw:frame draw:style-name="fr1" draw:name="Image167" text:anchor-type="as-char" svg:width="6.9236in" svg:height="3.956343in" draw:z-index="0">
<draw:image xlink:href="../Images/yкринформ/2023-04-09T15-37-00-03-00/630_360_1676713184-792.png" xlink:type="simple" xlink:show="embed" xlink:actuate="onLoad" draw:mime-type="image/png"/>
</draw:frame>
The American company Openai, which created a Chatbot Chatgpt Chat, has announced the introduction of an interactive product safety precaution based on an artificial office to protect the confidentiality of users and children.</text:p>
      <text:p text:style-name="P4">
About it reports <text:a xlink:type="simple" xlink:href="https://www3.nhk.or.jp/nhkworld/ru/news/420168/" text:style-name="Internet_20_link" text:visited-style-name="Visited_20_Internet_20_Link">
</text:a>
, reports Ukrinform.</text:p>
      <text:p text:style-name="P4">
As it is noted, Openai has announced the updated security measures on its official blog.</text:p>
      <text:p text:style-name="P4">
In particular, the company stressed that some data for training contain personal information, but it is working on deleting information about individuals.</text:p>
      <text:p text:style-name="P4">
Openai also reported that it prevents technology from programming for generating intrinsic content and promoting violence and cruelty.</text:p>
      <text:p text:style-name="P4">
According to the company, compared to the previous variant, the latest GPT-4 model by 82% will be less likely to respond to requests for prohibited content.</text:p>
      <text:p text:style-name="P4">
<text:span text:style-name="T4">
 Read also: </text:span>
 <text:a xlink:type="simple" xlink:href="https://www.ukrinform.ua/rubric-technology/3692609-u-kanadi-rozsliduut-mozlivij-nezakonnij-zbir-danih-chatgpt.html" text:style-name="Internet_20_link" text:visited-style-name="Visited_20_Internet_20_Link">
<text:span text:style-name="T4">
 Chatgpt </text:span>
</text:a>
Chat Bot <text:a xlink:type="simple" xlink:href="https://www.ukrinform.ua/tag-chatgpt" text:style-name="Internet_20_link" text:visited-style-name="Visited_20_Internet_20_Link">
</text:a>
It is gaining popularity throughout the world as this system can generate texts that look like works. At the same time, there is anxiety about protecting the confidentiality of users.</text:p>
      <text:p text:style-name="P4">
As reported, <text:a xlink:type="simple" xlink:href="https://www.ukrinform.ua/rubric-technology/3690019-v-italii-zablokuvali-chatgpt-za-nezakonnij-zbir-danih.html" text:style-name="Internet_20_link" text:visited-style-name="Visited_20_Internet_20_Link">
</text:a>
At the same time, the Office of Canada's Privacy Commissioner has started an investigation into the possibility of improper use of the Chatgpt Chat Bott.</text:p>
      <text:p text:style-name="P4">
Japan at a meeting of Seven Group Ministers on Digital Questions at the end of April <text:a xlink:type="simple" xlink:href="https://www.ukrinform.ua/rubric-technology/3693000-aponia-iniciue-diskusiu-pro-riziki-zastosuvanna-stucnogo-intelektu-na-g7.html" text:style-name="Internet_20_link" text:visited-style-name="Visited_20_Internet_20_Link">
</text:a>
</text:p>
      <text:p text:style-name="P4">
News Source: <text:a xlink:type="simple" xlink:href="https://www.ukrinform.ua/rubric-technology/3693609-kompaniarozrobnik-chatgpt-zaavila-pro-pidvisenna-rivna-bezpeki-catbota.html" text:style-name="Internet_20_link" text:visited-style-name="Visited_20_Internet_20_Link">
https://www.ukrinform.ua/rubric-technology/3693609-kompaniarozrobnik-chatgpt-zaavila-pro-pidvisenna-rivna-bezpeki-catbota.html</text:a>
</text:p>
      <!--NEWS-->
      <text:h text:style-name="P10" text:outline-level="1">
<text:span text:style-name="T4">
Ukraine's women's football team will play a control match in Estonia</text:span>
</text:h>
      <text:p text:style-name="P4">
Authors: Ukrinform (Person)</text:p>
      <text:p text:style-name="P4">
Publisher: Укринформ (Organization)</text:p>
      <text:p text:style-name="P4">
Published Time: 2023-04-09T15:38:41+03:00</text:p>
      <text:p text:style-name="P4">
Modified Time: 2023-04-09T15:38:41+03:00</text:p>
      <text:p text:style-name="P4">
Description: The players of the national team of Ukraine went to Tallinn, where they will conduct a control match with the team of Estonia. - Ukrinform.</text:p>
      <text:p text:style-name="P4">
Images: ["<text:a xlink:type="simple" xlink:href="https://static.ukrinform.com/photos/2023_04/thumb_files/630_360_1681043642-815.jpg" text:style-name="Internet_20_link" text:visited-style-name="Visited_20_Internet_20_Link">
630_360_16810...</text:a>
"]</text:p>
      <text:p text:style-name="P4">
Tags: ['Футбол', 'Збірна України', 'Жінки']</text:p>
      <text:p text:style-name="P4">
Type: Article</text:p>
      <!--METADATA-->
      <text:p text:style-name="P4">
<draw:frame draw:style-name="fr1" draw:name="Image168" text:anchor-type="as-char" svg:width="6.9236in" svg:height="3.956343in" draw:z-index="0">
<draw:image xlink:href="../Images/yкринформ/2023-04-09T15-38-41-03-00/630_360_1681043642-815.jpg" xlink:type="simple" xlink:show="embed" xlink:actuate="onLoad" draw:mime-type="image/jpeg"/>
</draw:frame>
The football players of the national team of Ukraine went to Tallinn, where they will hold a controversy with the team of Estonia.</text:p>
      <text:p text:style-name="P4">
As reports <text:a xlink:type="simple" xlink:href="https://uaf.ua/article/47977" text:style-name="Internet_20_link" text:visited-style-name="Visited_20_Internet_20_Link">
</text:a>
Ukrainian Football Association(Waf), Estonia match - Ukraine will be supported(Beginning - at 19.00), reports Ukrinform.</text:p>
      <text:p text:style-name="P4">
Sparring with Estonians will become the first match of "blue and yellow" at the stage of preparation for the official Games of the League of Nations of the UEFA.</text:p>
      <text:p text:style-name="P4">
The list of the mentor of the Ukrainian national team of Spaniard Luis Cortes included 22 futball players, including two debutants - representatives of Kryvbasa Goelkiperari Kelyushik and striker Polina Yanchuk.</text:p>
      <text:p text:style-name="P4">
<text:span text:style-name="T4">
 Read also: </text:span>
 <text:a xlink:type="simple" xlink:href="https://www.ukrinform.ua/rubric-sports/3693381-zinoca-zbirna-ukraini-u19-postupilas-danii-u-vidbori-na-ce2023-z-futbolu.html" text:style-name="Internet_20_link" text:visited-style-name="Visited_20_Internet_20_Link">
<text:span text:style-name="T4">
 Football </text:span>
</text:a>
Recall that the draw of the first in the history of the women's league of nations will take place on the 2nd. The composition of the layers and sowing before the draw will determine the current rating of UEFA women's national teams. Currently, Ukraine is on a 22-mishop registry, which envisages the league of V.</text:p>
      <text:p text:style-name="P4">
In 2023, six play windows are provided for the participants of the League of Nations: 20-22 and23-26 September, 25-27 and October 28-31, November 29-December 1 and December 2-5.</text:p>
      <text:p text:style-name="P4">
Photo: uaf.ua.</text:p>
      <text:p text:style-name="P4">
News Source: <text:a xlink:type="simple" xlink:href="https://www.ukrinform.ua/rubric-sports/3693606-zinoca-zbirna-ukraini-z-futbolu-zigrae-kontrolnij-matc-v-estonii.html" text:style-name="Internet_20_link" text:visited-style-name="Visited_20_Internet_20_Link">
https://www.ukrinform.ua/rubric-sports/3693606-zinoca-zbirna-ukraini-z-futbolu-zigrae-kontrolnij-matc-v-estonii.html</text:a>
</text:p>
      <!--NEWS-->
      <text:h text:style-name="P10" text:outline-level="1">
<text:span text:style-name="T4">
In the Tokmak area in Zaporozhye a series of explosions sounded</text:span>
</text:h>
      <text:p text:style-name="P4">
Authors: Ukrinform (Person)</text:p>
      <text:p text:style-name="P4">
Publisher: Укринформ (Organization)</text:p>
      <text:p text:style-name="P4">
Published Time: 2023-04-09T15:43:21+03:00</text:p>
      <text:p text:style-name="P4">
Modified Time: 2023-04-09T15:43:21+03:00</text:p>
      <text:p text:style-name="P4">
Description: A series of explosions sounded in the area of temporarily captured Tokmak of Zaporizhzhya region. - Ukrinform.</text:p>
      <text:p text:style-name="P4">
Images: ["<text:a xlink:type="simple" xlink:href="https://static.ukrinform.com/photos/2023_02/thumb_files/630_360_1677569405-698.jpg" text:style-name="Internet_20_link" text:visited-style-name="Visited_20_Internet_20_Link">
630_360_16775...</text:a>
"]</text:p>
      <text:p text:style-name="P4">
Tags: ['Вибух', 'Федоров', 'Запоріжжя', 'Війна з росією']</text:p>
      <text:p text:style-name="P4">
Type: Article</text:p>
      <!--METADATA-->
      <text:p text:style-name="P4">
<draw:frame draw:style-name="fr1" draw:name="Image169" text:anchor-type="as-char" svg:width="6.9236in" svg:height="3.956343in" draw:z-index="0">
<draw:image xlink:href="../Images/yкринформ/2023-04-09T15-43-21-03-00/630_360_1677569405-698.jpg" xlink:type="simple" xlink:show="embed" xlink:actuate="onLoad" draw:mime-type="image/jpeg"/>
</draw:frame>
A series of explosions sounded in the rayon -hostly Tokmak of Zaporizhzhya region.</text:p>
      <text:p text:style-name="P4">
About it in <text:a xlink:type="simple" xlink:href="https://t.me/ivan_fedorov_melitopol/1686" text:style-name="Internet_20_link" text:visited-style-name="Visited_20_Internet_20_Link">
</text:a>
Ivan Fedorov, the city chairman of Melitopol, reported, Ukrinform reports.</text:p>
      <text:p text:style-name="P4">
"There are six high -profile explosions in the area of temporarily occupied Tokmak. Our Verbaczaps beats," he wrote.</text:p>
      <text:p text:style-name="P4">
No details are currently reported.</text:p>
      <text:p text:style-name="P4">
<text:span text:style-name="T4">
 Read also: </text:span>
 <text:a xlink:type="simple" xlink:href="https://www.ukrinform.ua/rubric-ato/3693468-rosiani-vnoci-atakuvali-zaporizza-raketami-s300.html" text:style-name="Internet_20_link" text:visited-style-name="Visited_20_Internet_20_Link">
<text:span text:style-name="T4">
 Zaporizhzhia </text:span>
</text:a>
As it was reported, Fedorov earlier <text:a xlink:type="simple" xlink:href="https://www.ukrinform.ua/rubric-ato/3693529-na-okupovanij-castini-zaporizkoi-oblasti-znisili-ponad-15-vorozih-vijskovih-ugrupuvan.html" text:style-name="Internet_20_link" text:visited-style-name="Visited_20_Internet_20_Link">
</text:a>
that in two weeks, more than 15 occupiers of the occupiers were destroyed on the captured part of the Zaporozhye region, 7 of them in Melitopol. Other Ufedorivtsi, Merry, near Tokmak, Upper Tokmak, Mirny, Molochansk.</text:p>
      <text:p text:style-name="P4">
News Source: <text:a xlink:type="simple" xlink:href="https://www.ukrinform.ua/rubric-ato/3693608-u-rajoni-tokmaka-na-zaporizzi-prolunala-seria-vibuhiv.html" text:style-name="Internet_20_link" text:visited-style-name="Visited_20_Internet_20_Link">
https://www.ukrinform.ua/rubric-ato/3693608-u-rajoni-tokmaka-na-zaporizzi-prolunala-seria-vibuhiv.html</text:a>
</text:p>
      <!--NEWS-->
      <text:h text:style-name="P10" text:outline-level="1">
<text:span text:style-name="T4">
Up to 10 people under the rubble of two houses in Marseille</text:span>
</text:h>
      <text:p text:style-name="P4">
Authors: Ukrinform (Person)</text:p>
      <text:p text:style-name="P4">
Publisher: Укринформ (Organization)</text:p>
      <text:p text:style-name="P4">
Published Time: 2023-04-09T15:50:00+03:00</text:p>
      <text:p text:style-name="P4">
Modified Time: 2023-04-09T15:50:00+03:00</text:p>
      <text:p text:style-name="P4">
Description: French Interior Minister Gerald Darmann said that there were about 10 people under the rubble of two dwellings in Marseille. - Ukrinform.</text:p>
      <text:p text:style-name="P4">
Images: ["<text:a xlink:type="simple" xlink:href="https://static.ukrinform.com/photos/2023_04/thumb_files/630_360_1681044566-362.jpg" text:style-name="Internet_20_link" text:visited-style-name="Visited_20_Internet_20_Link">
630_360_16810...</text:a>
"]</text:p>
      <text:p text:style-name="P4">
Tags: ['Франція', 'Обвалення', 'Вибух']</text:p>
      <text:p text:style-name="P4">
Type: Article</text:p>
      <!--METADATA-->
      <text:p text:style-name="P4">
<draw:frame draw:style-name="fr1" draw:name="Image170" text:anchor-type="as-char" svg:width="6.9236in" svg:height="3.956343in" draw:z-index="0">
<draw:image xlink:href="../Images/yкринформ/2023-04-09T15-50-00-03-00/630_360_1681044566-362.jpg" xlink:type="simple" xlink:show="embed" xlink:actuate="onLoad" draw:mime-type="image/jpeg"/>
</draw:frame>
France's Minister of Internal Affairs Gerald Darmann said that there were 10 people under the rubble of two -life houses in Marseille.</text:p>
      <text:p text:style-name="P4">
About it reports <text:a xlink:type="simple" xlink:href="https://www.reuters.com/world/europe/building-collapses-marseille-least-six-injured-2023-04-09/" text:style-name="Internet_20_link" text:visited-style-name="Visited_20_Internet_20_Link">
</text:a>
, reports Ukrinform.</text:p>
      <text:p text:style-name="P4">
According to the minister, rescue work complicates the <text:a xlink:type="simple" xlink:href="https://www.ukrinform.ua/tag-vibuh" text:style-name="Internet_20_link" text:visited-style-name="Visited_20_Internet_20_Link">
</text:a>
A fire that can be extinguished. According to the authorities, there are four to ten people under the rubble.</text:p>
      <text:p text:style-name="P4">
Five people were taken to the hospital with serious injuries, but there is no threat to their life. In the sixth victim, the official added.</text:p>
      <text:p text:style-name="P4">
The incident was evacuated by people from nearly 30 buildings in the area.</text:p>
      <text:p text:style-name="P4">
The cause of the explosion is currently unknown.</text:p>
      <text:p text:style-name="P4">
<text:span text:style-name="T4">
 Read also: </text:span>
 <text:a xlink:type="simple" xlink:href="https://www.ukrinform.ua/rubric-society/3692580-francuz-namagavsa-zavezti-v-ukrainu-jmovirno-dorogocinne-kaminna.html" text:style-name="Internet_20_link" text:visited-style-name="Visited_20_Internet_20_Link">
<text:span text:style-name="T4">
 Franz </text:span>
</text:a>
As it was reported, in the French city of Marseille on Sunday at about 00:40 <text:a xlink:type="simple" xlink:href="https://www.ukrinform.ua/rubric-world/3693490-u-marseli-obvalivsa-zitlovij-budinok-e-postrazdali.html" text:style-name="Internet_20_link" text:visited-style-name="Visited_20_Internet_20_Link">
</text:a>
by damaging parts of the surrounding buildings. At least five people have become.</text:p>
      <text:p text:style-name="P4">
Cristoph Miranda Regional Perfect stated that the collapse could have been caused by gas, possibly due to gas leakage.</text:p>
      <text:p text:style-name="P4">
Photo: Tasnim</text:p>
      <text:p text:style-name="P4">
News Source: <text:a xlink:type="simple" xlink:href="https://www.ukrinform.ua/rubric-world/3693613-pid-zavalami-dvoh-budinkiv-u-marseli-perebuvaut-do-10-ludej.html" text:style-name="Internet_20_link" text:visited-style-name="Visited_20_Internet_20_Link">
https://www.ukrinform.ua/rubric-world/3693613-pid-zavalami-dvoh-budinkiv-u-marseli-perebuvaut-do-10-ludej.html</text:a>
</text:p>
      <!--NEWS-->
      <text:h text:style-name="P10" text:outline-level="1">
<text:span text:style-name="T4">
Volunteers from the Netherlands were sent to Ukrainian defenders 13 cars</text:span>
</text:h>
      <text:p text:style-name="P4">
Authors: Ukrinform (Person)</text:p>
      <text:p text:style-name="P4">
Publisher: Укринформ (Organization)</text:p>
      <text:p text:style-name="P4">
Published Time: 2023-04-09T15:51:00+03:00</text:p>
      <text:p text:style-name="P4">
Modified Time: 2023-04-09T15:51:00+03:00</text:p>
      <text:p text:style-name="P4">
Description: Volunteers from the Netherlands have transferred 33 drones to the Ukrainian military, 30 night vision devices, 10 elders, 10 military radio systems and 13 cars, Ukrinform correspondent reports in Hague. - Ukrinform.</text:p>
      <text:p text:style-name="P4">
Images: ["<text:a xlink:type="simple" xlink:href="https://static.ukrinform.com/photos/2023_04/thumb_files/630_360_1681044479-884.jpeg" text:style-name="Internet_20_link" text:visited-style-name="Visited_20_Internet_20_Link">
630_360_16810...</text:a>
", "<text:a xlink:type="simple" xlink:href="https://static.ukrinform.com/photos/2023_04/1681044513-626.jpg" text:style-name="Internet_20_link" text:visited-style-name="Visited_20_Internet_20_Link">
1681044513-62...</text:a>
", "<text:a xlink:type="simple" xlink:href="https://static.ukrinform.com/photos/2023_04/1681044532-679.jpeg" text:style-name="Internet_20_link" text:visited-style-name="Visited_20_Internet_20_Link">
1681044532-67...</text:a>
", "<text:a xlink:type="simple" xlink:href="https://static.ukrinform.com/photos/2023_04/1681044550-802.jpeg" text:style-name="Internet_20_link" text:visited-style-name="Visited_20_Internet_20_Link">
1681044550-80...</text:a>
", "<text:a xlink:type="simple" xlink:href="https://static.ukrinform.com/photos/2023_04/1681044550-567.jpeg" text:style-name="Internet_20_link" text:visited-style-name="Visited_20_Internet_20_Link">
1681044550-56...</text:a>
"]</text:p>
      <text:p text:style-name="P4">
Tags: ['Діаспора', 'Нідерланди', 'Волонтери', 'Війна з росією']</text:p>
      <text:p text:style-name="P4">
Type: Article</text:p>
      <!--METADATA-->
      <text:p text:style-name="P4">
<draw:frame draw:style-name="fr1" draw:name="Image171" text:anchor-type="as-char" svg:width="6.9236in" svg:height="3.956343in" draw:z-index="0">
<draw:image xlink:href="../Images/yкринформ/2023-04-09T15-51-00-03-00/630_360_1681044479-884.jpeg" xlink:type="simple" xlink:show="embed" xlink:actuate="onLoad" draw:mime-type="image/jpeg"/>
</draw:frame>
Volunteer of the Netherlands was transferred to the Ukrainian military 33 drones, 30 nation devices, 10 elders, 10 military radio systems and 13 cars, Ukrinform correspondent in the Hague reports.</text:p>
      <text:p text:style-name="P4">
Ukrinform was informed by a volunteer from the Netherlands Mariam Lambert.</text:p>
      <text:p text:style-name="P4">
<draw:frame draw:style-name="fr1" draw:name="Image172" text:anchor-type="as-char" svg:width="6.9236in" svg:height="5.1927in" draw:z-index="0">
<draw:image xlink:href="../Images/yкринформ/2023-04-09T15-51-00-03-00/1681044513-626.jpg" xlink:type="simple" xlink:show="embed" xlink:actuate="onLoad" draw:mime-type="image/jpeg"/>
</draw:frame>
"In most of the queries we received from the commanders in the front line in January, we constantly heard the same thing:" We need drones to see the azebage and cars to be maneuverable and fast. " Therefore, our public organization began to look for Picap cars and SUVs in the Netherlands of Hippols, where most of our procurement network is located. We managed to get 10 cars from the Netherlands and 3 from Poland. We carefully checked them all, painted them in military green with the logo of "Angels of Ukraine" on the side, the apothim organized a column of 13 cars, including a car in which I was called "Cinderella" to go all the way to Kiev. There we gathered one more team of drivers who helped us deliver these cars to the relevant units we have allocated cars(together with other deliveries such as drones, Starlin, radio systems)”, - she said.</text:p>
      <text:p text:style-name="P4">
<text:span text:style-name="T4">
 Read also: </text:span>
 <text:a xlink:type="simple" xlink:href="https://www.ukrinform.ua/rubric-diaspora/3692764-u-niderlandah-prezentuvali-artproekt-prisvacenij-ukrainskim-civilnim-uvaznenim.html" text:style-name="Internet_20_link" text:visited-style-name="Visited_20_Internet_20_Link">
<text:span text:style-name="T4">
 The Netherlands </text:span>
 <text:span text:style-name="T4">
 presented </text:span>
 <text:span text:style-name="T4">
 </text:span>
 Artproet <text:span text:style-name="T4">
<text:span text:style-name="T5">
* dedicated to </text:span>
* </text:span>
 <text:span text:style-name="T4">
 </text:span>
 <text:span text:style-name="T4">
 </text:span>
 <text:span text:style-name="T4">
 by Russia </text:span>
 <text:span text:style-name="T4">
 </text:span>
 Ukrainians <text:span text:style-name="T4">
 </text:span>
</text:a>
</text:p>
      <text:p text:style-name="P4">
<draw:frame draw:style-name="fr1" draw:name="Image173" text:anchor-type="as-char" svg:width="6.9236in" svg:height="4.212552in" draw:z-index="0">
<draw:image xlink:href="../Images/yкринформ/2023-04-09T15-51-00-03-00/1681044532-679.jpeg" xlink:type="simple" xlink:show="embed" xlink:actuate="onLoad" draw:mime-type="image/jpeg"/>
</draw:frame>
The volunteer also noted that the reviews during the delivery of these cars were bidding.</text:p>
      <text:p text:style-name="P4">
"They said that they rarely have cars of such excellent quality, and that they will be of great importance in mobility ... And all other units that can now also ask for more cars from our next city," Lambert said.</text:p>
      <text:p text:style-name="P4">
<draw:frame draw:style-name="fr1" draw:name="Image174" text:anchor-type="as-char" svg:width="6.9236in" svg:height="4.10316in" draw:z-index="0">
<draw:image xlink:href="../Images/yкринформ/2023-04-09T15-51-00-03-00/1681044550-802.jpeg" xlink:type="simple" xlink:show="embed" xlink:actuate="onLoad" draw:mime-type="image/jpeg"/>
</draw:frame>
The Ukrainian military is called Mariam Lambert Cinderella. During the year of the full -scale war of Russia in Ukraine, with its assistance, 67 660 centuries were delivered against chemical attack, 24 tons of winter clothing, 85 tons of medicines(including very necessary cancer medicines, influenza vaccines and medical facilities), 31 tons of food.</text:p>
      <text:p text:style-name="P4">
<draw:frame draw:style-name="fr1" draw:name="Image175" text:anchor-type="as-char" svg:width="6.9236in" svg:height="3.916963in" draw:z-index="0">
<draw:image xlink:href="../Images/yкринформ/2023-04-09T15-51-00-03-00/1681044550-567.jpeg" xlink:type="simple" xlink:show="embed" xlink:actuate="onLoad" draw:mime-type="image/jpeg"/>
</draw:frame>
</text:p>
      <text:p text:style-name="P4">
The Orphans Feeding Foundation Foundation is a purely humanitarian organization, and Angelius Ukraine deals with the delivery of cars, generators, and night devices, that is, everything that may be needed by the military on the front line.</text:p>
      <text:p text:style-name="P4">
As reported by Ukrinform, a student from the Netherlands <text:a xlink:type="simple" xlink:href="https://www.ukrinform.ua/rubric-diaspora/3677870-student-z-niderlandiv-podolav-na-velosipedi-za-dobu-365-km-sob-zibrati-grosi-dla-ukraini.html" text:style-name="Internet_20_link" text:visited-style-name="Visited_20_Internet_20_Link">
</text:a>
365 km a day to raise money for Ukraine, which will be a sprouting mobile primary care.</text:p>
      <text:p text:style-name="P4">
<text:span text:style-name="T5">
Foto provided Mariam Lambert</text:span>
</text:p>
      <text:p text:style-name="P4">
News Source: <text:a xlink:type="simple" xlink:href="https://www.ukrinform.ua/rubric-diaspora/3693612-volonteri-z-niderlandiv-dopravili-ukrainskim-zahisnikam-13-avtomobiliv.html" text:style-name="Internet_20_link" text:visited-style-name="Visited_20_Internet_20_Link">
https://www.ukrinform.ua/rubric-diaspora/3693612-volonteri-z-niderlandiv-dopravili-ukrainskim-zahisnikam-13-avtomobiliv.html</text:a>
</text:p>
      <!--NEWS-->
      <text:h text:style-name="P10" text:outline-level="1">
<text:span text:style-name="T4">
The City Council Secretary of the City Council was burned in Uzhgorod - he talks about arson</text:span>
</text:h>
      <text:p text:style-name="P4">
Authors: Ukrinform (Person)</text:p>
      <text:p text:style-name="P4">
Publisher: Укринформ (Organization)</text:p>
      <text:p text:style-name="P4">
Published Time: 2023-04-09T15:59:05+03:00</text:p>
      <text:p text:style-name="P4">
Modified Time: 2023-04-09T15:59:05+03:00</text:p>
      <text:p text:style-name="P4">
Description: In Uzhgorod, a car secretary of the city council burned. - Ukrinform.</text:p>
      <text:p text:style-name="P4">
Images: ["<text:a xlink:type="simple" xlink:href="https://static.ukrinform.com/photos/2023_04/thumb_files/630_360_1681045121-110.jpg" text:style-name="Internet_20_link" text:visited-style-name="Visited_20_Internet_20_Link">
630_360_16810...</text:a>
"]</text:p>
      <text:p text:style-name="P4">
Tags: ['Пожежа', 'Ужгород', 'Підпал']</text:p>
      <text:p text:style-name="P4">
Type: Article</text:p>
      <!--METADATA-->
      <text:p text:style-name="P4">
<draw:frame draw:style-name="fr1" draw:name="Image176" text:anchor-type="as-char" svg:width="6.9236in" svg:height="3.956343in" draw:z-index="0">
<draw:image xlink:href="../Images/yкринформ/2023-04-09T15-59-05-03-00/630_360_1681045121-110.jpg" xlink:type="simple" xlink:show="embed" xlink:actuate="onLoad" draw:mime-type="image/jpeg"/>
</draw:frame>
Uzhgorod was a car secretary of the city council.</text:p>
      <text:p text:style-name="P4">
According to Ukrinform, Arsen Melkumyan, Secretary of Uzhgorod City Council, was <text:a xlink:type="simple" xlink:href="https://www.facebook.com/arsen.melkumyan.3/posts/pfbid02A5jy7X3QHXi95kjYuZYB9uvobDhhezDRfskgr4wG2f9LZpf1xJckJAjMauq33Jncl" text:style-name="Internet_20_link" text:visited-style-name="Visited_20_Internet_20_Link">
</text:a>
<text:a xlink:type="simple" xlink:href="https://www.facebook.com/arsen.melkumyan.3/posts/pfbid02A5jy7X3QHXi95kjYuZYB9uvobDhhezDRfskgr4wG2f9LZpf1xJckJAjMauq33Jncl" text:style-name="Internet_20_link" text:visited-style-name="Visited_20_Internet_20_Link">
</text:a>
<text:a xlink:type="simple" xlink:href="https://www.facebook.com/arsen.melkumyan.3/posts/pfbid02A5jy7X3QHXi95kjYuZYB9uvobDhhezDRfskgr4wG2f9LZpf1xJckJAjMauq33Jncl" text:style-name="Internet_20_link" text:visited-style-name="Visited_20_Internet_20_Link">
</text:a>
"I hesitated for a long time, but analyzing the situation, I realize that I have to tell about the arson of my car that night," Melkumyan wrote.</text:p>
      <text:p text:style-name="P4">
According to him, at 1:50 in the yard of his house a car caught fire. As he emphasized, there is no doubt that this is a deliberate business, no. He expressed that law enforcement officers will do everything to find the culprits.</text:p>
      <text:p text:style-name="P4">
<text:span text:style-name="T4">
 Read also: </text:span>
 <text:a xlink:type="simple" xlink:href="https://www.ukrinform.ua/rubric-regions/3690631-u-lucku-pidpalili-kvartiru-advokata-j-bijca-teroboroni-zlocincam-ogolosili-pidozru.html" text:style-name="Internet_20_link" text:visited-style-name="Visited_20_Internet_20_Link">
<text:span text:style-name="T4">
 arson </text:span>
</text:a>
Later in <text:a xlink:type="simple" xlink:href="https://www.facebook.com/arsen.melkumyan.3/posts/pfbid0bgfw9BS4vAJ8SK8ZA2FpSS7fN5v43ZfoK46YRaGkN3AD5hD28ED1SYGy7c4aEqWbl" text:style-name="Internet_20_link" text:visited-style-name="Visited_20_Internet_20_Link">
</text:a>
Melkumyan noted that the statement in <text:a xlink:type="simple" xlink:href="https://www.ukrinform.ua/tag-policia" text:style-name="Internet_20_link" text:visited-style-name="Visited_20_Internet_20_Link">
</text:a>
He wrote, investigative actions are carried out.  _ Photo: Volyn News, Illustrative _</text:p>
      <text:p text:style-name="P4">
News Source: <text:a xlink:type="simple" xlink:href="https://www.ukrinform.ua/rubric-regions/3693617-v-uzgorodi-zgorila-avtivka-sekretara-miskradi-vin-kaze-pro-pidpal.html" text:style-name="Internet_20_link" text:visited-style-name="Visited_20_Internet_20_Link">
https://www.ukrinform.ua/rubric-regions/3693617-v-uzgorodi-zgorila-avtivka-sekretara-miskradi-vin-kaze-pro-pidpal.html</text:a>
</text:p>
      <!--NEWS-->
      <text:h text:style-name="P10" text:outline-level="1">
<text:span text:style-name="T4">
Austria continued the effect of refugees from Ukraine</text:span>
</text:h>
      <text:p text:style-name="P4">
Authors: Ukrinform (Person)</text:p>
      <text:p text:style-name="P4">
Publisher: Укринформ (Organization)</text:p>
      <text:p text:style-name="P4">
Published Time: 2023-04-09T16:03:00+03:00</text:p>
      <text:p text:style-name="P4">
Modified Time: 2023-04-09T16:03:00+03:00</text:p>
      <text:p text:style-name="P4">
Description: Austria automatically continued the certificate of asylum seekers from Ukraine. - Ukrinform.</text:p>
      <text:p text:style-name="P4">
Images: ["<text:a xlink:type="simple" xlink:href="https://static.ukrinform.com/photos/2020_09/thumb_files/630_360_1600162711-7066.jpeg" text:style-name="Internet_20_link" text:visited-style-name="Visited_20_Internet_20_Link">
630_360_16001...</text:a>
"]</text:p>
      <text:p text:style-name="P4">
Tags: ['Австрія', 'Переселенці', 'Україна', 'Біженці', 'Документи']</text:p>
      <text:p text:style-name="P4">
Type: Article</text:p>
      <!--METADATA-->
      <text:p text:style-name="P4">
<draw:frame draw:style-name="fr1" draw:name="Image177" text:anchor-type="as-char" svg:width="6.9236in" svg:height="3.956343in" draw:z-index="0">
<draw:image xlink:href="../Images/yкринформ/2023-04-09T16-03-00-03-00/630_360_1600162711-7066.jpeg" xlink:type="simple" xlink:show="embed" xlink:actuate="onLoad" draw:mime-type="image/jpeg"/>
</draw:frame>
Austria Autianatically continued the certificate of asylum seekers from Ukraine.</text:p>
      <text:p text:style-name="P4">
According to Ukrinform, the Ministry of Reintegration of the Temporary -Cup areas of Ukraine reports this in <text:a xlink:type="simple" xlink:href="https://t.me/minre_ua/3049" text:style-name="Internet_20_link" text:visited-style-name="Visited_20_Internet_20_Link">
</text:a>
.  "Asylum seekers who found shelter in Austria, automatically continue the effect of the certificate forced <text:a xlink:type="simple" xlink:href="https://www.ukrinform.ua/tag-pereselenci" text:style-name="Internet_20_link" text:visited-style-name="Visited_20_Internet_20_Link">
</text:a>
", -goes in the message.</text:p>
      <text:p text:style-name="P4">
The relevant body will send it by registered letter at the place of registration.</text:p>
      <text:p text:style-name="P4">
If no one is at home at the time of delivery, the letter will be deposited with the next post office.</text:p>
      <text:p text:style-name="P4">
<text:span text:style-name="T4">
 Read also: </text:span>
 <text:a xlink:type="simple" xlink:href="https://www.ukrinform.ua/rubric-society/3692578-lubinec-dav-trudovi-poradi-ukrainskim-bizencam-za-kordonom.html" text:style-name="Internet_20_link" text:visited-style-name="Visited_20_Internet_20_Link">
<text:span text:style-name="T4">
 refugee </text:span>
</text:a>
"If you can't pick up a letter from the post office within the specified period, contact the Federal Office for Immigration and Asylum(Federal Office for Foreign Affairs and Asylum)", - said in the Ministry of Reintegration.</text:p>
      <text:p text:style-name="P4">
The contact data of the relevant regional representations of federal agencies can be found for <text:a xlink:type="simple" xlink:href="https://www.bfa.gv.at/kontakt/" text:style-name="Internet_20_link" text:visited-style-name="Visited_20_Internet_20_Link">
</text:a>
.</text:p>
      <text:p text:style-name="P4">
As reported by Ukrinform, displaced persons from Ukraine <text:a xlink:type="simple" xlink:href="https://www.ukrinform.ua/rubric-society/3689602-v-avstrii-polegsili-dostup-ukrainskih-pereselenciv-do-rinku-praci.html" text:style-name="Internet_20_link" text:visited-style-name="Visited_20_Internet_20_Link">
</text:a>
to the Austrian labor market.</text:p>
      <text:p text:style-name="P4">
News Source: <text:a xlink:type="simple" xlink:href="https://www.ukrinform.ua/rubric-society/3693615-avstria-prodovzila-diu-posvidcen-bizencam-z-ukraini.html" text:style-name="Internet_20_link" text:visited-style-name="Visited_20_Internet_20_Link">
https://www.ukrinform.ua/rubric-society/3693615-avstria-prodovzila-diu-posvidcen-bizencam-z-ukraini.html</text:a>
</text:p>
      <!--NEWS-->
      <text:h text:style-name="P10" text:outline-level="1">
<text:span text:style-name="T4">
The Russians fired Druzhkivka in Donetsk region, wounded two civilians</text:span>
</text:h>
      <text:p text:style-name="P4">
Authors: Ukrinform (Person)</text:p>
      <text:p text:style-name="P4">
Publisher: Укринформ (Organization)</text:p>
      <text:p text:style-name="P4">
Published Time: 2023-04-09T16:22:00+03:00</text:p>
      <text:p text:style-name="P4">
Modified Time: 2023-04-09T16:22:00+03:00</text:p>
      <text:p text:style-name="P4">
Description: The army of the Russian Federation fired at the city of Druzhkivka of Donetsk region from the jet systems of volley fire, two civilians were wounded. - Ukrinform.</text:p>
      <text:p text:style-name="P4">
Images: ["<text:a xlink:type="simple" xlink:href="https://static.ukrinform.com/photos/2023_04/thumb_files/630_360_1681066576-1477.jpeg" text:style-name="Internet_20_link" text:visited-style-name="Visited_20_Internet_20_Link">
630_360_16810...</text:a>
", "<text:a xlink:type="simple" xlink:href="https://static.ukrinform.com/photos/2023_04/thumb_files/630_360_1681066576-2724.jpeg" text:style-name="Internet_20_link" text:visited-style-name="Visited_20_Internet_20_Link">
630_360_16810...</text:a>
", "<text:a xlink:type="simple" xlink:href="https://static.ukrinform.com/photos/2023_04/thumb_files/630_360_1681066576-5627.jpeg" text:style-name="Internet_20_link" text:visited-style-name="Visited_20_Internet_20_Link">
630_360_16810...</text:a>
", "<text:a xlink:type="simple" xlink:href="https://static.ukrinform.com/photos/2023_04/thumb_files/630_360_1681066576-3719.jpeg" text:style-name="Internet_20_link" text:visited-style-name="Visited_20_Internet_20_Link">
630_360_16810...</text:a>
", "<text:a xlink:type="simple" xlink:href="https://static.ukrinform.com/photos/2023_04/thumb_files/630_360_1681066576-6573.jpeg" text:style-name="Internet_20_link" text:visited-style-name="Visited_20_Internet_20_Link">
630_360_16810...</text:a>
", "<text:a xlink:type="simple" xlink:href="https://static.ukrinform.com/photos/2023_04/thumb_files/630_360_1681066576-9022.jpeg" text:style-name="Internet_20_link" text:visited-style-name="Visited_20_Internet_20_Link">
630_360_16810...</text:a>
", "<text:a xlink:type="simple" xlink:href="https://static.ukrinform.com/photos/2023_04/thumb_files/630_360_1681066577-1931.jpeg" text:style-name="Internet_20_link" text:visited-style-name="Visited_20_Internet_20_Link">
630_360_16810...</text:a>
", "<text:a xlink:type="simple" xlink:href="https://static.ukrinform.com/photos/2023_04/thumb_files/630_360_1681066577-9391.jpeg" text:style-name="Internet_20_link" text:visited-style-name="Visited_20_Internet_20_Link">
630_360_16810...</text:a>
", "<text:a xlink:type="simple" xlink:href="https://static.ukrinform.com/photos/2023_04/thumb_files/630_360_1681066577-2148.jpeg" text:style-name="Internet_20_link" text:visited-style-name="Visited_20_Internet_20_Link">
630_360_16810...</text:a>
", "<text:a xlink:type="simple" xlink:href="https://static.ukrinform.com/photos/2023_04/thumb_files/630_360_1681066577-8984.jpeg" text:style-name="Internet_20_link" text:visited-style-name="Visited_20_Internet_20_Link">
630_360_16810...</text:a>
", "<text:a xlink:type="simple" xlink:href="https://static.ukrinform.com/photos/2023_04/thumb_files/630_360_1681066577-3662.jpeg" text:style-name="Internet_20_link" text:visited-style-name="Visited_20_Internet_20_Link">
630_360_16810...</text:a>
", "<text:a xlink:type="simple" xlink:href="https://static.ukrinform.com/photos/2023_04/thumb_files/630_360_1681066577-2586.jpeg" text:style-name="Internet_20_link" text:visited-style-name="Visited_20_Internet_20_Link">
630_360_16810...</text:a>
", "<text:a xlink:type="simple" xlink:href="https://static.ukrinform.com/photos/2023_04/thumb_files/630_360_1681066578-1370.jpeg" text:style-name="Internet_20_link" text:visited-style-name="Visited_20_Internet_20_Link">
630_360_16810...</text:a>
", "<text:a xlink:type="simple" xlink:href="https://static.ukrinform.com/photos/2023_04/thumb_files/630_360_1681066579-4937.jpeg" text:style-name="Internet_20_link" text:visited-style-name="Visited_20_Internet_20_Link">
630_360_16810...</text:a>
", "<text:a xlink:type="simple" xlink:href="https://static.ukrinform.com/photos/2023_04/thumb_files/630_360_1681066578-9382.jpeg" text:style-name="Internet_20_link" text:visited-style-name="Visited_20_Internet_20_Link">
630_360_16810...</text:a>
", "<text:a xlink:type="simple" xlink:href="https://static.ukrinform.com/photos/2023_04/thumb_files/630_360_1681066579-9032.jpeg" text:style-name="Internet_20_link" text:visited-style-name="Visited_20_Internet_20_Link">
630_360_16810...</text:a>
", "<text:a xlink:type="simple" xlink:href="https://static.ukrinform.com/photos/2023_04/thumb_files/630_360_1681066579-6719.jpeg" text:style-name="Internet_20_link" text:visited-style-name="Visited_20_Internet_20_Link">
630_360_16810...</text:a>
", "<text:a xlink:type="simple" xlink:href="https://static.ukrinform.com/photos/2023_04/thumb_files/630_360_1681066579-3104.jpeg" text:style-name="Internet_20_link" text:visited-style-name="Visited_20_Internet_20_Link">
630_360_16810...</text:a>
", "<text:a xlink:type="simple" xlink:href="https://static.ukrinform.com/photos/2023_04/thumb_files/630_360_1681066580-7646.jpeg" text:style-name="Internet_20_link" text:visited-style-name="Visited_20_Internet_20_Link">
630_360_16810...</text:a>
", "<text:a xlink:type="simple" xlink:href="https://static.ukrinform.com/photos/2023_04/thumb_files/630_360_1681066580-6098.jpeg" text:style-name="Internet_20_link" text:visited-style-name="Visited_20_Internet_20_Link">
630_360_16810...</text:a>
", "<text:a xlink:type="simple" xlink:href="https://static.ukrinform.com/photos/2023_04/thumb_files/630_360_1681066580-1057.jpeg" text:style-name="Internet_20_link" text:visited-style-name="Visited_20_Internet_20_Link">
630_360_16810...</text:a>
", "<text:a xlink:type="simple" xlink:href="https://static.ukrinform.com/photos/2023_04/thumb_files/630_360_1681066580-9595.jpeg" text:style-name="Internet_20_link" text:visited-style-name="Visited_20_Internet_20_Link">
630_360_16810...</text:a>
", "<text:a xlink:type="simple" xlink:href="https://static.ukrinform.com/photos/2023_04/thumb_files/630_360_1681066580-7145.jpeg" text:style-name="Internet_20_link" text:visited-style-name="Visited_20_Internet_20_Link">
630_360_16810...</text:a>
", "<text:a xlink:type="simple" xlink:href="https://static.ukrinform.com/photos/2023_04/thumb_files/630_360_1681066580-3826.jpeg" text:style-name="Internet_20_link" text:visited-style-name="Visited_20_Internet_20_Link">
630_360_16810...</text:a>
", "<text:a xlink:type="simple" xlink:href="https://static.ukrinform.com/photos/2023_04/thumb_files/630_360_1681066581-3323.jpeg" text:style-name="Internet_20_link" text:visited-style-name="Visited_20_Internet_20_Link">
630_360_16810...</text:a>
", "<text:a xlink:type="simple" xlink:href="https://static.ukrinform.com/photos/2023_04/thumb_files/630_360_1681066581-9044.jpeg" text:style-name="Internet_20_link" text:visited-style-name="Visited_20_Internet_20_Link">
630_360_16810...</text:a>
", "<text:a xlink:type="simple" xlink:href="https://static.ukrinform.com/photos/2023_04/thumb_files/630_360_1681066581-2495.jpeg" text:style-name="Internet_20_link" text:visited-style-name="Visited_20_Internet_20_Link">
630_360_16810...</text:a>
", "<text:a xlink:type="simple" xlink:href="https://static.ukrinform.com/photos/2023_04/thumb_files/630_360_1681066581-8599.jpeg" text:style-name="Internet_20_link" text:visited-style-name="Visited_20_Internet_20_Link">
630_360_16810...</text:a>
", "<text:a xlink:type="simple" xlink:href="https://static.ukrinform.com/photos/2023_04/thumb_files/630_360_1681066581-8714.jpeg" text:style-name="Internet_20_link" text:visited-style-name="Visited_20_Internet_20_Link">
630_360_16810...</text:a>
", "<text:a xlink:type="simple" xlink:href="https://static.ukrinform.com/photos/2023_04/thumb_files/630_360_1681066581-7510.jpeg" text:style-name="Internet_20_link" text:visited-style-name="Visited_20_Internet_20_Link">
630_360_16810...</text:a>
", "<text:a xlink:type="simple" xlink:href="https://static.ukrinform.com/photos/2023_04/thumb_files/630_360_1681066582-6845.jpeg" text:style-name="Internet_20_link" text:visited-style-name="Visited_20_Internet_20_Link">
630_360_16810...</text:a>
", "<text:a xlink:type="simple" xlink:href="https://static.ukrinform.com/photos/2023_04/thumb_files/630_360_1681066582-9140.jpeg" text:style-name="Internet_20_link" text:visited-style-name="Visited_20_Internet_20_Link">
630_360_16810...</text:a>
", "<text:a xlink:type="simple" xlink:href="https://static.ukrinform.com/photos/2023_04/thumb_files/630_360_1681066582-8547.jpeg" text:style-name="Internet_20_link" text:visited-style-name="Visited_20_Internet_20_Link">
630_360_16810...</text:a>
"]</text:p>
      <text:p text:style-name="P4">
Tags: ['Донеччина', 'Обстріл', 'Війна з росією']</text:p>
      <text:p text:style-name="P4">
Type: Article</text:p>
      <!--METADATA-->
      <text:p text:style-name="P4">
<draw:frame draw:style-name="fr1" draw:name="Image178" text:anchor-type="as-char" svg:width="6.9236in" svg:height="3.956343in" draw:z-index="0">
<draw:image xlink:href="../Images/yкринформ/2023-04-09T16-22-00-03-00/630_360_1681066576-1477.jpeg" xlink:type="simple" xlink:show="embed" xlink:actuate="onLoad" draw:mime-type="image/jpeg"/>
</draw:frame>
The Army Federation fired at the city of Druzhkivka of Donetsk region from the jet systems of volley fire, two civilians were wounded.</text:p>
      <text:p text:style-name="P4">
According to Ukrinform, Andriy YermAk reports about it in <text:a xlink:type="simple" xlink:href="https://t.me/ermaka2022/2410" text:style-name="Internet_20_link" text:visited-style-name="Visited_20_Internet_20_Link">
</text:a>
 <text:a xlink:type="simple" xlink:href="https://t.me/ermaka2022/2410" text:style-name="Internet_20_link" text:visited-style-name="Visited_20_Internet_20_Link">
</text:a>
 <text:a xlink:type="simple" xlink:href="https://t.me/ermaka2022/2410" text:style-name="Internet_20_link" text:visited-style-name="Visited_20_Internet_20_Link">
 </text:a>
</text:p>
      <text:p text:style-name="P4">
"The Russians made <text:a xlink:type="simple" xlink:href="https://www.ukrinform.ua/tag-obstril" text:style-name="Internet_20_link" text:visited-style-name="Visited_20_Internet_20_Link">
</text:a>
Cities of Druzhkivka ZRSZV. It is known about two wounded civilians, ”Yermak said.</text:p>
      <text:p text:style-name="P4">
The roofs of houses were damaged, windows were knocked out.</text:p>
      <text:p text:style-name="P4">
<text:span text:style-name="T4">
 Read also: </text:span>
 <text:a xlink:type="simple" xlink:href="https://www.ukrinform.ua/rubric-ato/3693480-na-doneccini-aerorozvidniki-znisili-spostereznij-punkt-rosian.html" text:style-name="Internet_20_link" text:visited-style-name="Visited_20_Internet_20_Link">
<text:span text:style-name="T4">
 Donetsk </text:span>
</text:a>
As reported by Ukrinform, in Donetsk region, on April 8, as a result of Russian shelling, they were given <text:a xlink:type="simple" xlink:href="https://www.ukrinform.ua/rubric-regions/3693478-rosiani-za-dobu-poranili-dvoh-ziteliv-doneccini.html" text:style-name="Internet_20_link" text:visited-style-name="Visited_20_Internet_20_Link">
</text:a>
- Utoretsk and Bakhmuti.</text:p>
      <text:p text:style-name="P4">
News Source: <text:a xlink:type="simple" xlink:href="https://www.ukrinform.ua/rubric-ato/3693622-rosiani-obstrilali-druzkivku-na-doneccini-poraneni-dvoe-civilnih.html" text:style-name="Internet_20_link" text:visited-style-name="Visited_20_Internet_20_Link">
https://www.ukrinform.ua/rubric-ato/3693622-rosiani-obstrilali-druzkivku-na-doneccini-poraneni-dvoe-civilnih.html</text:a>
</text:p>
      <!--NEWS-->
      <text:h text:style-name="P10" text:outline-level="1">
<text:span text:style-name="T4">
The church community in Cherkasy region went to the PCCU</text:span>
</text:h>
      <text:p text:style-name="P4">
Authors: Ukrinform (Person)</text:p>
      <text:p text:style-name="P4">
Publisher: Укринформ (Organization)</text:p>
      <text:p text:style-name="P4">
Published Time: 2023-04-09T16:28:38+03:00</text:p>
      <text:p text:style-name="P4">
Modified Time: 2023-04-09T16:28:38+03:00</text:p>
      <text:p text:style-name="P4">
Description: The church community of the village of Mala Sevastyanovka of Cherkasy region at a meeting decided to move from the subordination of the Moscow Patriarchate to the Orthodox Church of Ukraine. - Ukrinform.</text:p>
      <text:p text:style-name="P4">
Images: ["<text:a xlink:type="simple" xlink:href="https://static.ukrinform.com/photos/2023_04/thumb_files/630_360_1681046577-359.jpg" text:style-name="Internet_20_link" text:visited-style-name="Visited_20_Internet_20_Link">
630_360_16810...</text:a>
", "<text:a xlink:type="simple" xlink:href="https://static.ukrinform.com/photos/2023_04/1681046577-161.jpg" text:style-name="Internet_20_link" text:visited-style-name="Visited_20_Internet_20_Link">
1681046577-16...</text:a>
", "<text:a xlink:type="simple" xlink:href="https://static.ukrinform.com/photos/2023_04/1681046576-782.jpg" text:style-name="Internet_20_link" text:visited-style-name="Visited_20_Internet_20_Link">
1681046576-78...</text:a>
"]</text:p>
      <text:p text:style-name="P4">
Tags: ['Черкащина', 'УПЦ МП', 'Православна церква України']</text:p>
      <text:p text:style-name="P4">
Type: Article</text:p>
      <!--METADATA-->
      <text:p text:style-name="P4">
<draw:frame draw:style-name="fr1" draw:name="Image179" text:anchor-type="as-char" svg:width="6.9236in" svg:height="3.956343in" draw:z-index="0">
<draw:image xlink:href="../Images/yкринформ/2023-04-09T16-28-38-03-00/630_360_1681046577-359.jpg" xlink:type="simple" xlink:show="embed" xlink:actuate="onLoad" draw:mime-type="image/jpeg"/>
</draw:frame>
The churchman of the village of Mala Sevastyanovka of Cherkasy region at a meeting made a decision to conquer on the subordination of the Moscow Patriarchate to the Orthodox Church of Ukraine.</text:p>
      <text:p text:style-name="P4">
About it reports Khrystyniv City Council in <text:a xlink:type="simple" xlink:href="https://www.facebook.com/vukonkomkhrystmr/posts/pfbid0xhg81MnTP1fNZC11rBDNeL5rNPFeVPyLRbxA17QCMRBGxP4uX5FopVD1kN7Uwc67l" text:style-name="Internet_20_link" text:visited-style-name="Visited_20_Internet_20_Link">
</text:a>
, reports Ukrinform.</text:p>
      <text:p text:style-name="P4">
"... In the village of Mala Sevastyanovka, a meeting of the parishioners of the Church of the Intercession of the Blessed Book ... The participants voted for exit from the UOC -MP and the transition to the PCC.</text:p>
      <text:p text:style-name="P4">
<draw:frame draw:style-name="fr1" draw:name="Image180" text:anchor-type="as-char" svg:width="6.9236in" svg:height="5.1927in" draw:z-index="0">
<draw:image xlink:href="../Images/yкринформ/2023-04-09T16-28-38-03-00/1681046577-161.jpg" xlink:type="simple" xlink:show="embed" xlink:actuate="onLoad" draw:mime-type="image/jpeg"/>
</draw:frame>
It is noted that the rule of law was provided by police officers of Khrystynivschyna.</text:p>
      <text:p text:style-name="P4">
<text:span text:style-name="T4">
 Read also: </text:span>
 <text:a xlink:type="simple" xlink:href="https://www.ukrinform.ua/rubric-regions/3692343-na-vinniccini-se-cotiri-religijni-gromadi-priednalisa-do-pcu.html" text:style-name="Internet_20_link" text:visited-style-name="Visited_20_Internet_20_Link">
<text:span text:style-name="T4">
 PCC </text:span>
</text:a>
</text:p>
      <text:p text:style-name="P4">
<draw:frame draw:style-name="fr1" draw:name="Image181" text:anchor-type="as-char" svg:width="6.9236in" svg:height="5.1927in" draw:z-index="0">
<draw:image xlink:href="../Images/yкринформ/2023-04-09T16-28-38-03-00/1681046576-782.jpg" xlink:type="simple" xlink:show="embed" xlink:actuate="onLoad" draw:mime-type="image/jpeg"/>
</draw:frame>
As reported by Ukrinform, the head of the Cherkasy Diocese of Ukrainian Orthodox <text:a xlink:type="simple" xlink:href="https://www.ukrinform.ua/tag-cerkva" text:style-name="Internet_20_link" text:visited-style-name="Visited_20_Internet_20_Link">
</text:a>
 (Moscow Patriarchate)Announced Podozh in the justification and recognition of legitimate armed aggression of the Russian Federation with anti -Ukraine(Part 2, 3 tbsp. 436-2 of the Criminal Code of Ukraine).</text:p>
      <text:p text:style-name="P4">
Раніше йому повідомили про підозру у порушенні рівноправності громадян залежновід їх релігійних переконань (Part 1 of Art. 161 of the Criminal Code of Ukraine).</text:p>
      <text:p text:style-name="P4">
News Source: <text:a xlink:type="simple" xlink:href="https://www.ukrinform.ua/rubric-regions/3693623-cerkovna-gromada-na-cerkasini-perejsla-do-pcu.html" text:style-name="Internet_20_link" text:visited-style-name="Visited_20_Internet_20_Link">
https://www.ukrinform.ua/rubric-regions/3693623-cerkovna-gromada-na-cerkasini-perejsla-do-pcu.html</text:a>
</text:p>
      <!--NEWS-->
      <text:h text:style-name="P10" text:outline-level="1">
<text:span text:style-name="T4">
In Congo, militants attacked the village, killed about 20 people</text:span>
</text:h>
      <text:p text:style-name="P4">
Authors: Ukrinform (Person)</text:p>
      <text:p text:style-name="P4">
Publisher: Укринформ (Organization)</text:p>
      <text:p text:style-name="P4">
Published Time: 2023-04-09T16:37:00+03:00</text:p>
      <text:p text:style-name="P4">
Modified Time: 2023-04-09T16:37:00+03:00</text:p>
      <text:p text:style-name="P4">
Description: In the east of the Democratic Republic of Congo, militants attacked the village, resulting in killed about 20 people. - Ukrinform.</text:p>
      <text:p text:style-name="P4">
Images: ["<text:a xlink:type="simple" xlink:href="https://static.ukrinform.com/photos/2021_05/thumb_files/630_360_1619865208-793.jpg" text:style-name="Internet_20_link" text:visited-style-name="Visited_20_Internet_20_Link">
630_360_16198...</text:a>
"]</text:p>
      <text:p text:style-name="P4">
Tags: ['Конго', 'Тероризм', 'Загибель', 'Насильство']</text:p>
      <text:p text:style-name="P4">
Type: Article</text:p>
      <!--METADATA-->
      <text:p text:style-name="P4">
<draw:frame draw:style-name="fr1" draw:name="Image182" text:anchor-type="as-char" svg:width="6.9236in" svg:height="3.956343in" draw:z-index="0">
<draw:image xlink:href="../Images/yкринформ/2023-04-09T16-37-00-03-00/630_360_1619865208-793.jpg" xlink:type="simple" xlink:show="embed" xlink:actuate="onLoad" draw:mime-type="image/jpeg"/>
</draw:frame>
At the staff of the Congo, the militants attacked the village, causing about 20 people.</text:p>
      <text:p text:style-name="P4">
About it reports <text:a xlink:type="simple" xlink:href="https://www.reuters.com/world/africa/islamist-rebel-attack-kills-around-20-eastern-congo-2023-04-08/" text:style-name="Internet_20_link" text:visited-style-name="Visited_20_Internet_20_Link">
</text:a>
, reports Ukrinform.</text:p>
      <text:p text:style-name="P4">
"We counted about 20 killed on Friday in the village of Musandaba," - said Colonel Charles Omeong.</text:p>
      <text:p text:style-name="P4">
A spokesman for the army in the province of North Kivu stated that the attackers were using it.</text:p>
      <text:p text:style-name="P4">
The Islamic State terrorist group has assumed the responsibility of the Zatak.</text:p>
      <text:p text:style-name="P4">
In a wave of violence against the civilian army and local authorities accused the united democratic forces(ADF), the Uganda group based on the Congo staff and which swore allegiance to the "Islamic State".</text:p>
      <text:p text:style-name="P4">
<text:span text:style-name="T4">
 Read also: </text:span>
 <text:a xlink:type="simple" xlink:href="https://www.ukrinform.ua/rubric-world/3688689-u-grecii-zaarestuvali-dvoh-pidozruvanih-u-terorizmi.html" text:style-name="Internet_20_link" text:visited-style-name="Visited_20_Internet_20_Link">
</text:a>
The incident occurred in one of the two provinces concerned, where the military administration replaced civilian power, trying to stop the navigation in the country.</text:p>
      <text:p text:style-name="P4">
The UN Peacekeeping Mission in <text:a xlink:type="simple" xlink:href="https://www.ukrinform.ua/tag-kongo" text:style-name="Internet_20_link" text:visited-style-name="Visited_20_Internet_20_Link">
</text:a>
She condemned another massacre, committed by ADF in the neighboring province of Itur, in which 30 people were killed.</text:p>
      <text:p text:style-name="P4">
As reported, <text:a xlink:type="simple" xlink:href="https://www.ukrinform.ua/rubric-world/3691691-policia-izrailu-uvirvalasa-do-meceti-alaksa-sim-palestinciv-distali-poranenna.html" text:style-name="Internet_20_link" text:visited-style-name="Visited_20_Internet_20_Link">
</text:a>
In trying to disperse the prayer crowd, seven Palestinians were injured.</text:p>
      <text:p text:style-name="P4">
News Source: <text:a xlink:type="simple" xlink:href="https://www.ukrinform.ua/rubric-world/3693626-u-kongo-pid-cas-napadu-bojovikiv-na-selo-zaginuli-blizko-20-ludej.html" text:style-name="Internet_20_link" text:visited-style-name="Visited_20_Internet_20_Link">
https://www.ukrinform.ua/rubric-world/3693626-u-kongo-pid-cas-napadu-bojovikiv-na-selo-zaginuli-blizko-20-ludej.html</text:a>
</text:p>
      <!--NEWS-->
      <text:h text:style-name="P10" text:outline-level="1">
<text:span text:style-name="T4">
The Government plans to start a large -scale demining program as soon as possible</text:span>
</text:h>
      <text:p text:style-name="P4">
Authors: Ukrinform (Person)</text:p>
      <text:p text:style-name="P4">
Publisher: Укринформ (Organization)</text:p>
      <text:p text:style-name="P4">
Published Time: 2023-04-09T16:46:22+03:00</text:p>
      <text:p text:style-name="P4">
Modified Time: 2023-04-09T16:46:22+03:00</text:p>
      <text:p text:style-name="P4">
Description: The priority of the Cabinet of Ministers to start a large -scale demining program of Ukraine. - Ukrinform.</text:p>
      <text:p text:style-name="P4">
Images: ["<text:a xlink:type="simple" xlink:href="https://static.ukrinform.com/photos/2023_03/thumb_files/630_360_1679674428-586.jpg" text:style-name="Internet_20_link" text:visited-style-name="Visited_20_Internet_20_Link">
630_360_16796...</text:a>
"]</text:p>
      <text:p text:style-name="P4">
Tags: ['Розмінування', 'Шмигаль', 'Війна з росією']</text:p>
      <text:p text:style-name="P4">
Type: Article</text:p>
      <!--METADATA-->
      <text:p text:style-name="P4">
<draw:frame draw:style-name="fr1" draw:name="Image183" text:anchor-type="as-char" svg:width="6.9236in" svg:height="3.956343in" draw:z-index="0">
<draw:image xlink:href="../Images/yкринформ/2023-04-09T16-46-22-03-00/630_360_1679674428-586.jpg" xlink:type="simple" xlink:show="embed" xlink:actuate="onLoad" draw:mime-type="image/jpeg"/>
</draw:frame>
The Cabinet of Ministers is as soon as possible to start a large -scale program for the territory of Ukraine.</text:p>
      <text:p text:style-name="P4">
According to Ukrinform, Prime Minister Denis Shmigal said in <text:a xlink:type="simple" xlink:href="https://www.facebook.com/dshmyhal/posts/pfbid022fEafNEiow6Q15zCaNVNpxSXUe3hmQaWMRRVmP1FUU3ixv1dn92JLW7xMb65HQVQl" text:style-name="Internet_20_link" text:visited-style-name="Visited_20_Internet_20_Link">
</text:a>
by summarizing the economic results of the week.</text:p>
      <text:p text:style-name="P4">
“Through Russian terrorists, Ukraine has become one of the most <text:a xlink:type="simple" xlink:href="https://www.ukrinform.ua/tag-minuvanna" text:style-name="Internet_20_link" text:visited-style-name="Visited_20_Internet_20_Link">
</text:a>
countries in the world. The government's priorities to start a large -scale demining program. We create the State Humanitarian Demining Center, about 320 thousand production objects have already been disposed of. We update the standards, set priorities, create a market for demining services, ”the message reads.</text:p>
      <text:p text:style-name="P4">
Schmigal also recalled that “Ukrainians have already submitted 23,000 applications within the elastic grants. 3.5 thousand new businesses have been created. A good result, which shows that the program is in demand. We will expand it. We add three new types of grants for our veterans. They also expanded the geography of the program into eight regions. ”</text:p>
      <text:p text:style-name="P4">
<text:span text:style-name="T4">
 Read also: </text:span>
 <text:a xlink:type="simple" xlink:href="https://www.ukrinform.ua/rubric-society/3693517-pirotehniki-dsns-otrimali-15-pikapiv-vid-kompanii-tetratech.html" text:style-name="Internet_20_link" text:visited-style-name="Visited_20_Internet_20_Link">
</text:a>
“We approach roaming visa waiver and develop digital. Approved the document, which will allow Ukraine to conclude an agreement on roaming visa waiver of the Icepian Union this year, ”the Prime Minister said.</text:p>
      <text:p text:style-name="P4">
Also, according to Shmigal, “a service test was started by which Ukrainians can sign European contracts and documents with the help of a person. It will be used in EC countries as an improved electronic signature. "</text:p>
      <text:p text:style-name="P4">
“They adopted the concept of security of educational institutions. The document provides for active construction of comfortable shelters, new approaches to fire safety, the protection of skillings with the involvement of relevant police units, new approaches to passing mode, video surveillance, inclusiveness. Safety of UAH 1.5 billion of subsidies has already been allocated for safe shelters in schools this year, ”Shmigal added.</text:p>
      <text:p text:style-name="P4">
He also reminded that “this week Ukraine received the first $ 2.7 billion in MMVF within a long -term program for $ 15.6 billion. We send funds for pumping support, education and medicine. Also signed the provision of Ukraine this year, this year, the US grant of $ 2.5 billion. They will cost the World Bank's target fund. ”"International support will allow the Government to maintain macro -financial stability and to professional priority expenditures of the budget," Shmigal said.</text:p>
      <text:p text:style-name="P4">
As reported by Ukrinform, <text:a xlink:type="simple" xlink:href="https://www.ukrinform.ua/rubric-economy/3692945-urad-shvaliv-stvorenna-centru-gumanitarnogo-rozminuvanna.html" text:style-name="Internet_20_link" text:visited-style-name="Visited_20_Internet_20_Link">
</text:a>
proposal of the State Emergency Service for the formation of the Budget Institution "Humanitarian Demining Center".</text:p>
      <text:p text:style-name="P4">
<text:span text:style-name="T5">
Foto: CMU</text:span>
</text:p>
      <text:p text:style-name="P4">
News Source: <text:a xlink:type="simple" xlink:href="https://www.ukrinform.ua/rubric-vidbudova/3693628-urad-planue-aknajsvidse-rozpocati-masstabnu-programu-z-rozminuvanna-smigal.html" text:style-name="Internet_20_link" text:visited-style-name="Visited_20_Internet_20_Link">
https://www.ukrinform.ua/rubric-vidbudova/3693628-urad-planue-aknajsvidse-rozpocati-masstabnu-programu-z-rozminuvanna-smigal.html</text:a>
</text:p>
      <!--NEWS-->
      <text:h text:style-name="P10" text:outline-level="1">
<text:span text:style-name="T4">
Defense forces have destroyed a rare enemy radar station</text:span>
</text:h>
      <text:p text:style-name="P4">
Authors: Ukrinform (Person)</text:p>
      <text:p text:style-name="P4">
Publisher: Укринформ (Organization)</text:p>
      <text:p text:style-name="P4">
Published Time: 2023-04-09T16:50:00+03:00</text:p>
      <text:p text:style-name="P4">
Modified Time: 2023-04-09T16:50:00+03:00</text:p>
      <text:p text:style-name="P4">
Description: The forces of defense destroyed the Russian Radar Station "Bride".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ЗСУ', 'Військова техніка', 'Війна з росією']</text:p>
      <text:p text:style-name="P4">
Type: Article</text:p>
      <!--METADATA-->
      <text:p text:style-name="P4">
<draw:frame draw:style-name="fr1" draw:name="Image184" text:anchor-type="as-char" svg:width="6.9236in" svg:height="3.956343in" draw:z-index="0">
<draw:image xlink:href="../Images/yкринформ/2023-04-09T16-50-00-03-00/630_360_1669987737-966.jpg" xlink:type="simple" xlink:show="embed" xlink:actuate="onLoad" draw:mime-type="image/jpeg"/>
</draw:frame>
The Deborons have destroyed the Russian Radar Station.</text:p>
      <text:p text:style-name="P4">
According to Ukrinform, the North Operational Command reports in <text:a xlink:type="simple" xlink:href="https://www.facebook.com/kommander.nord/videos/753404169501802/" text:style-name="Internet_20_link" text:visited-style-name="Visited_20_Internet_20_Link">
</text:a>
"Scouts of the 30th Separate Mechanized Brigade named after Knyaz Konstantine Ostrozhsky found a hostile radar of" burdo(https://www.ukrinform.ua/tag-artileria)brigades. Accurate shot777 - and the purpose is destroyed, " - the message reads.</text:p>
      <text:p text:style-name="P4">
_Viso: OK "North" _</text:p>
      <text:p text:style-name="P4">
Rapyakhosh radar is a modern Russian radar station for detection of leisure activities. In service with the invaders since 2022. According to January, the Russians produced only 11 such stations.</text:p>
      <text:p text:style-name="P4">
<text:span text:style-name="T4">
 Read also: </text:span>
 <text:a xlink:type="simple" xlink:href="https://www.ukrinform.ua/rubric-ato/3693601-ukrainski-artileristi-znisili-rosijsku-garmatu.html" text:style-name="Internet_20_link" text:visited-style-name="Visited_20_Internet_20_Link">
<text:span text:style-name="T4">
 destroyed </text:span>
</text:a>
As reported by Ukrinform, the Defense Forces of Ukraine from February 24, 2022 to April 9 2023 <text:a xlink:type="simple" xlink:href="https://www.ukrinform.ua/rubric-ato/3693470-zsu-znisili-vze-178-150-rosijskih-zagarbnikiv.html" text:style-name="Internet_20_link" text:visited-style-name="Visited_20_Internet_20_Link">
</text:a>
, of them in the past day - 470 people.</text:p>
      <text:p text:style-name="P4">
News Source: <text:a xlink:type="simple" xlink:href="https://www.ukrinform.ua/rubric-ato/3693630-sili-oboroni-znisili-ridkisnu-radiolokacijnu-stanciu-voroga.html" text:style-name="Internet_20_link" text:visited-style-name="Visited_20_Internet_20_Link">
https://www.ukrinform.ua/rubric-ato/3693630-sili-oboroni-znisili-ridkisnu-radiolokacijnu-stanciu-voroga.html</text:a>
</text:p>
      <!--NEWS-->
      <text:h text:style-name="P10" text:outline-level="1">
<text:span text:style-name="T4">
UPL. Orikhovsky's double helped Kolos to defeat Metalist 1925</text:span>
</text:h>
      <text:p text:style-name="P4">
Authors: Ukrinform (Person)</text:p>
      <text:p text:style-name="P4">
Publisher: Укринформ (Organization)</text:p>
      <text:p text:style-name="P4">
Published Time: 2023-04-09T16:54:38+03:00</text:p>
      <text:p text:style-name="P4">
Modified Time: 2023-04-09T16:54:38+03:00</text:p>
      <text:p text:style-name="P4">
Description: Kovalivsky Kolos won a confident victory over Kharkiv Metalist 1925 in the final match of the 20th round of the Ukrainian Football Championship among the Premier League teams. - Ukrinform.</text:p>
      <text:p text:style-name="P4">
Images: ["<text:a xlink:type="simple" xlink:href="https://static.ukrinform.com/photos/2023_04/thumb_files/630_360_1681047724-401.jpg" text:style-name="Internet_20_link" text:visited-style-name="Visited_20_Internet_20_Link">
630_360_16810...</text:a>
"]</text:p>
      <text:p text:style-name="P4">
Tags: None</text:p>
      <text:p text:style-name="P4">
Type: Article</text:p>
      <!--METADATA-->
      <text:p text:style-name="P4">
<draw:frame draw:style-name="fr1" draw:name="Image185" text:anchor-type="as-char" svg:width="6.9236in" svg:height="3.956343in" draw:z-index="0">
<draw:image xlink:href="../Images/yкринформ/2023-04-09T16-54-38-03-00/630_360_1681047724-401.jpg" xlink:type="simple" xlink:show="embed" xlink:actuate="onLoad" draw:mime-type="image/jpeg"/>
</draw:frame>
Kovalovsky Kolos won a confident victory over Kharkiv Metalist 1925 in the final match of the 20th round of the Ukrainian Football Championship of the Prime Minister of Ukraine.</text:p>
      <text:p text:style-name="P4">
The meeting at Kolos Stadium in Kovalivka ended in favor of the owners with a count of 3: 0, reports Ukrinform.</text:p>
      <text:p text:style-name="P4">
The success of Kolos was brought by Pavel Orikhovsky's double, who scored in the 3rd and 35th-minute, and Denis Bezborodko's goal(64).</text:p>
      <text:p text:style-name="P4">
<text:span text:style-name="T5">
Результати попередніх матчів туру:</text:span>
</text:p>
      <text:p text:style-name="P4">
«Ворскла» (Poltava)- Ingulets(Petrova)- 1: 0</text:p>
      <text:p text:style-name="P4">
goal: Vasily Kravets(49th minute);</text:p>
      <text:p text:style-name="P4">
«Dynamo»(Kyiv)- “Minaj” - 2: 0</text:p>
      <text:p text:style-name="P4">
Goals: Anton Tsarenko(35). Vladislav Vatan(62);</text:p>
      <text:p text:style-name="P4">
Kryvbas(Kryvyi Rih)- “Dawn”(Lugansk)- 1: 0</text:p>
      <text:p text:style-name="P4">
Naked: rіfet capric(50);</text:p>
      <text:p text:style-name="P4">
"Miner"(Donetsk)- Metalist(Kharkiv)- 1: 0</text:p>
      <text:p text:style-name="P4">
goal: Artem Bondarenko(64);</text:p>
      <text:p text:style-name="P4">
"Movement"(Lviv)- “heather”(Rivne)- 0: 0;</text:p>
      <text:p text:style-name="P4">
"Dnipro -1" - "Lviv" - 5: 2</text:p>
      <text:p text:style-name="P4">
goals: Alexey Hutsulak(7, 44), Artem Dovbik(41, 90+3), Edward Sarasi(84)-Yaroslav Bohunov(63), Artem Milchenko(81);</text:p>
      <text:p text:style-name="P4">
Alexandria - Chernomorets(Odesa)- 1: 1</text:p>
      <text:p text:style-name="P4">
goals: Cyril Kovalets(69)- Daniel Alefirenko(36).</text:p>
      <text:p text:style-name="P4">
<text:span text:style-name="T4">
Читайте також:</text:span>
 <text:a xlink:type="simple" xlink:href="https://www.ukrinform.ua/rubric-sports/3693197-stali-vidomi-data-ta-cas-matcu-upl-dinamo-sahtar.html" text:style-name="Internet_20_link" text:visited-style-name="Visited_20_Internet_20_Link">
 </text:a>
Shakhtar leads in the UPL standings, which has 46 points(After 19 games), Next - Dnipro -1 - 45(19), Zorya - 40(20), «Dynamo» - 39(20), Alexandria - 32(19), Kryvbas - 28(20)and "Kolos" - 27(20).</text:p>
      <text:p text:style-name="P4">
Фото: ФК «Колос».</text:p>
      <text:p text:style-name="P4">
News Source: <text:a xlink:type="simple" xlink:href="https://www.ukrinform.ua/rubric-sports/3693633-upl-dubl-orihovskogo-dopomig-kolosu-rozgromiti-metalist-1925.html" text:style-name="Internet_20_link" text:visited-style-name="Visited_20_Internet_20_Link">
https://www.ukrinform.ua/rubric-sports/3693633-upl-dubl-orihovskogo-dopomig-kolosu-rozgromiti-metalist-1925.html</text:a>
</text:p>
      <!--NEWS-->
      <text:h text:style-name="P10" text:outline-level="1">
<text:span text:style-name="T4">
The Russians reduced the number of shelling of the Armed Forces of the Armed Forces in Zaporozhye and Donetsk region</text:span>
</text:h>
      <text:p text:style-name="P4">
Authors: Ukrinform (Person)</text:p>
      <text:p text:style-name="P4">
Publisher: Укринформ (Organization)</text:p>
      <text:p text:style-name="P4">
Published Time: 2023-04-09T17:00:00+03:00</text:p>
      <text:p text:style-name="P4">
Modified Time: 2023-04-09T17:00:00+03:00</text:p>
      <text:p text:style-name="P4">
Description: During the week, the enemy fired at the positions of the Ukrainian soldiers in the Zaporizhzhya and Donetsk direction 1844 times. This is three times less than in February this year.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Донеччина', 'Обстріл', 'Запоріжжя', 'Війна з росією', 'Єдині новини']</text:p>
      <text:p text:style-name="P4">
Type: Article</text:p>
      <!--METADATA-->
      <text:p text:style-name="P4">
<draw:frame draw:style-name="fr1" draw:name="Image186" text:anchor-type="as-char" svg:width="6.9236in" svg:height="3.956343in" draw:z-index="0">
<draw:image xlink:href="../Images/yкринформ/2023-04-09T17-00-00-03-00/630_360_1668461240-442.jpg" xlink:type="simple" xlink:show="embed" xlink:actuate="onLoad" draw:mime-type="image/jpeg"/>
</draw:frame>
Over the week, the enemy fired at the positions of the Ukrainian soldiers in the Zaporizhzhya Tadononets direction 1844 times. This is three times less than in February this year.</text:p>
      <text:p text:style-name="P4">
Colonel Alexei Dmitrashkivsky, a spokesman for Tavriyskaya direction, said this on the national telebox "The only news" "The only news".</text:p>
      <text:p text:style-name="P4">
"The pace of the Russian military has decreased somewhat compared to fierce. They decreased one third. Only during this week the enemy <text:a xlink:type="simple" xlink:href="https://www.ukrinform.ua/tag-obstril" text:style-name="Internet_20_link" text:visited-style-name="Visited_20_Internet_20_Link">
</text:a>
Our positions in the Zaporizhzhya and Donetsk direction 1844 times are less than February. The most dangerous direction is the Avdi Tamarin direction, "he said.</text:p>
      <text:p text:style-name="P4">
According to the military, the army of the Russian Federation is actively storming the positions of Ukrainian military. It also applies firing lesions, using barrels, RSZV, actively applies aviation not only in Donetsk but also Nazaporozhian direction.</text:p>
      <text:p text:style-name="P4">
"Positive battles continue in the Avdiivsky direction. The enemy tries to make up Avdiivka and capture Marinka to move to Kurakhovo. But today the enemy has not achieved success in any direction. So, the enemy fired at a foreign population," he said.</text:p>
      <text:p text:style-name="P4">
<text:span text:style-name="T4">
 Read also: </text:span>
 <text:a xlink:type="simple" xlink:href="https://www.ukrinform.ua/rubric-ato/3693608-u-rajoni-tokmaka-na-zaporizzi-prolunala-seria-vibuhiv.html" text:style-name="Internet_20_link" text:visited-style-name="Visited_20_Internet_20_Link">
<text:span text:style-name="T4">
 Zaporizhia </text:span>
</text:a>
According to Dmitryashkivsky, because of the fear of counter -offensive, the Russians have a position, build fortification and very actively began to change the territories.</text:p>
      <text:p text:style-name="P4">
"I do not even know if the mine field cards are drawn up, so that it can be mine," he added.</text:p>
      <text:p text:style-name="P4">
Earlier it was reported that yesterday the man was killed through the Air Force.(https://www.ukrinform.ua/rubric-ato/3693468-rosiani-vnoci-atakuvali-zaporizza-raketami-s300.html), a man and a child were killed.</text:p>
      <text:p text:style-name="P4">
News Source: <text:a xlink:type="simple" xlink:href="https://www.ukrinform.ua/rubric-ato/3693632-rosiani-zmensili-kilkist-obstriliv-pozicij-zsu-na-zaporizzi-ta-doneccini.html" text:style-name="Internet_20_link" text:visited-style-name="Visited_20_Internet_20_Link">
https://www.ukrinform.ua/rubric-ato/3693632-rosiani-zmensili-kilkist-obstriliv-pozicij-zsu-na-zaporizzi-ta-doneccini.html</text:a>
</text:p>
      <!--NEWS-->
      <text:h text:style-name="P10" text:outline-level="1">
<text:span text:style-name="T4">
Israel has continued humanitarian aid to Ukrainian refugees</text:span>
</text:h>
      <text:p text:style-name="P4">
Authors: Ukrinform (Person)</text:p>
      <text:p text:style-name="P4">
Publisher: Укринформ (Organization)</text:p>
      <text:p text:style-name="P4">
Published Time: 2023-04-09T17:16:00+03:00</text:p>
      <text:p text:style-name="P4">
Modified Time: 2023-04-09T17:16:00+03:00</text:p>
      <text:p text:style-name="P4">
Description: Israel continued the humanitarian aid to Ukrainian refugees who have been forced to leave Ukraine as a result of full -scale Russian aggression. - Ukrinform.</text:p>
      <text:p text:style-name="P4">
Images: ["<text:a xlink:type="simple" xlink:href="https://static.ukrinform.com/photos/2023_02/thumb_files/630_360_1676808421-498.jpg" text:style-name="Internet_20_link" text:visited-style-name="Visited_20_Internet_20_Link">
630_360_16768...</text:a>
"]</text:p>
      <text:p text:style-name="P4">
Tags: ['Ізраїль', 'Біженці', 'допомога', 'Війна з росією']</text:p>
      <text:p text:style-name="P4">
Type: Article</text:p>
      <!--METADATA-->
      <text:p text:style-name="P4">
<draw:frame draw:style-name="fr1" draw:name="Image187" text:anchor-type="as-char" svg:width="6.9236in" svg:height="3.956343in" draw:z-index="0">
<draw:image xlink:href="../Images/yкринформ/2023-04-09T17-16-00-03-00/630_360_1676808421-498.jpg" xlink:type="simple" xlink:show="embed" xlink:actuate="onLoad" draw:mime-type="image/jpeg"/>
</draw:frame>
Israelpaded Humanitarian Aid to Ukrainian Refugees who have been forced to leave the Ukrainian as a result of full -scale Russian aggression.</text:p>
      <text:p text:style-name="P4">
About it reports The Times of Israel with reference to the statement of the Office of the Prime Minister of Israel Benjamin Netanyaag, Ukrinform reports.</text:p>
      <text:p text:style-name="P4">
As it is noted, assistance includes continuing visa and assistance in health and social security industry.</text:p>
      <text:p text:style-name="P4">
At the same time, in a brief statement of the Office of the Prime Minister of Israel, they did not specify, when the term of validity <text:a xlink:type="simple" xlink:href="https://www.ukrinform.ua/tag-dopomoga" text:style-name="Internet_20_link" text:visited-style-name="Visited_20_Internet_20_Link">
</text:a>
<text:span text:style-name="T4">
 Read also: </text:span>
 <text:a xlink:type="simple" xlink:href="https://www.ukrinform.ua/rubric-society/3693615-avstria-prodovzila-diu-posvidcen-bizencam-z-ukraini.html" text:style-name="Internet_20_link" text:visited-style-name="Visited_20_Internet_20_Link">
<text:span text:style-name="T4">
 refugees </text:span>
</text:a>
As reported by Ukrinform, <text:a xlink:type="simple" xlink:href="https://www.ukrinform.ua/rubric-society/3692931-albania-prodovzila-termin-dii-zahistu-ukrainciv.html" text:style-name="Internet_20_link" text:visited-style-name="Visited_20_Internet_20_Link">
</text:a>
Jacobly left Ukraine as a result of full -scale Russian aggression.</text:p>
      <text:p text:style-name="P4">
News Source: <text:a xlink:type="simple" xlink:href="https://www.ukrinform.ua/rubric-society/3693635-izrail-prodovziv-gumanitarnu-dopomogu-ukrainskim-bizencam.html" text:style-name="Internet_20_link" text:visited-style-name="Visited_20_Internet_20_Link">
https://www.ukrinform.ua/rubric-society/3693635-izrail-prodovziv-gumanitarnu-dopomogu-ukrainskim-bizencam.html</text:a>
</text:p>
      <!--NEWS-->
      <text:h text:style-name="P10" text:outline-level="1">
<text:span text:style-name="T4">
Vladimir Konev - MVP of the Basketball Super League season</text:span>
</text:h>
      <text:p text:style-name="P4">
Authors: Ukrinform (Person)</text:p>
      <text:p text:style-name="P4">
Publisher: Укринформ (Organization)</text:p>
      <text:p text:style-name="P4">
Published Time: 2023-04-09T17:27:36+03:00</text:p>
      <text:p text:style-name="P4">
Modified Time: 2023-04-09T17:27:36+03:00</text:p>
      <text:p text:style-name="P4">
Description: The Ukrainian club won the championship title ahead of schedule. - Ukrinform.</text:p>
      <text:p text:style-name="P4">
Images: ["<text:a xlink:type="simple" xlink:href="https://static.ukrinform.com/photos/2023_04/thumb_files/630_360_1681050397-927.jpg" text:style-name="Internet_20_link" text:visited-style-name="Visited_20_Internet_20_Link">
630_360_16810...</text:a>
"]</text:p>
      <text:p text:style-name="P4">
Tags: ['Баскетбол']</text:p>
      <text:p text:style-name="P4">
Type: Article</text:p>
      <!--METADATA-->
      <text:p text:style-name="P4">
<draw:frame draw:style-name="fr1" draw:name="Image188" text:anchor-type="as-char" svg:width="6.9236in" svg:height="3.956343in" draw:z-index="0">
<draw:image xlink:href="../Images/yкринформ/2023-04-09T17-27-36-03-00/630_360_1681050397-927.jpg" xlink:type="simple" xlink:show="embed" xlink:actuate="onLoad" draw:mime-type="image/jpeg"/>
</draw:frame>
The Ukrainian club won the championship title.</text:p>
      <text:p text:style-name="P4">
Builder Forward Vladimir Konev is recognized as MVP basketball superligy of the season-2023/23, <text:a xlink:type="simple" xlink:href="https://fbu.ua/news/volodimir-konv---mvp-chemponatu-superlgi-202223" text:style-name="Internet_20_link" text:visited-style-name="Visited_20_Internet_20_Link">
</text:a>
The press service of the Federation of Basketball of Ukraine, reports Ukrinform.</text:p>
      <text:p text:style-name="P4">
Konev played in 31 games of a regular championship, in which he brought a "builder" 15.2 points, made 6.6 selection, 3.4 gears, and his rating of efficiency of 18.9 points. It became the fourth in the performance of the championship player, entered the TOP-10 by selection and to the top 5 in terms of efficiency rating.</text:p>
      <text:p text:style-name="P4">
In addition, Konev deserved the challenge to the national team of Ukraine with the famous selection for the 20123 World Cup in February.</text:p>
      <text:p text:style-name="P4">
<text:span text:style-name="T4">
 Read also: </text:span>
 <text:a xlink:type="simple" xlink:href="https://www.ukrinform.ua/rubric-sports/3691883-basketbol-cempionat-superligi-viznacit-volodara-nagorodi-imeni-salnikova.html" text:style-name="Internet_20_link" text:visited-style-name="Visited_20_Internet_20_Link">
</text:a>
As reported by Ukrinform, the Super League champion was the Builder ahead of time.</text:p>
      <text:p text:style-name="P4">
Photo: fbu.ua</text:p>
      <text:p text:style-name="P4">
News Source: <text:a xlink:type="simple" xlink:href="https://www.ukrinform.ua/rubric-sports/3693643-volodimir-konev-mvp-sezonu-basketbolnoi-superligi.html" text:style-name="Internet_20_link" text:visited-style-name="Visited_20_Internet_20_Link">
https://www.ukrinform.ua/rubric-sports/3693643-volodimir-konev-mvp-sezonu-basketbolnoi-superligi.html</text:a>
</text:p>
      <!--NEWS-->
      <text:h text:style-name="P10" text:outline-level="1">
<text:span text:style-name="T4">
In the French Alps as a result of an avalanche, four people were killed</text:span>
</text:h>
      <text:p text:style-name="P4">
Authors: Ukrinform (Person)</text:p>
      <text:p text:style-name="P4">
Publisher: Укринформ (Organization)</text:p>
      <text:p text:style-name="P4">
Published Time: 2023-04-09T17:33:00+03:00</text:p>
      <text:p text:style-name="P4">
Modified Time: 2023-04-09T17:33:00+03:00</text:p>
      <text:p text:style-name="P4">
Description: Four people were killed in the French Alps in the French Alps in the French Alps, and a few more were injured. - Ukrinform.</text:p>
      <text:p text:style-name="P4">
Images: ["<text:a xlink:type="simple" xlink:href="https://static.ukrinform.com/photos/2018_01/thumb_files/630_360_1515323527-9625.jpg" text:style-name="Internet_20_link" text:visited-style-name="Visited_20_Internet_20_Link">
630_360_15153...</text:a>
"]</text:p>
      <text:p text:style-name="P4">
Tags: ['Франція', 'Лавина', 'Альпи']</text:p>
      <text:p text:style-name="P4">
Type: Article</text:p>
      <!--METADATA-->
      <text:p text:style-name="P4">
<draw:frame draw:style-name="fr1" draw:name="Image189" text:anchor-type="as-char" svg:width="6.9236in" svg:height="3.956343in" draw:z-index="0">
<draw:image xlink:href="../Images/yкринформ/2023-04-09T17-33-00-03-00/630_360_1515323527-9625.jpg" xlink:type="simple" xlink:show="embed" xlink:actuate="onLoad" draw:mime-type="image/jpeg"/>
</draw:frame>
The razors of Armansett in the French Alps as a result of the avalanche of the avalanche were killed by people, several more people were injured.</text:p>
      <text:p text:style-name="P4">
This was reported by French Interior Minister Gerald Darmann in <text:a xlink:type="simple" xlink:href="https://twitter.com/GDarmanin/status/1645037366854205440" text:style-name="Internet_20_link" text:visited-style-name="Visited_20_Internet_20_Link">
</text:a>
, reports Ukrinform.</text:p>
      <text:p text:style-name="P4">
“On the armansett glacier in the Alps in the middle of the day came down <text:a xlink:type="simple" xlink:href="https://www.ukrinform.ua/tag-lavina" text:style-name="Internet_20_link" text:visited-style-name="Visited_20_Internet_20_Link">
</text:a>
. According to preliminary data, 4 people have agreed and were injured, ”he wrote.</text:p>
      <text:p text:style-name="P4">
According to him, rescuers work on the spot.</text:p>
      <text:p text:style-name="P4">
<text:span text:style-name="T4">
 Read also: </text:span>
 <text:a xlink:type="simple" xlink:href="https://www.ukrinform.ua/rubric-regions/3693561-ratuvalniki-poperedzaut-pro-znacnu-lavinnu-nebezpeku-v-karpatah.html" text:style-name="Internet_20_link" text:visited-style-name="Visited_20_Internet_20_Link">
<text:span text:style-name="T4">
 Lavin </text:span>
</text:a>
As reported by Ukrinform, nine skiers <text:a xlink:type="simple" xlink:href="https://www.ukrinform.ua/rubric-world/3693535-u-svejcarskih-alpah-zijsla-lavina-postrazdali-devat-liznikiv.html" text:style-name="Internet_20_link" text:visited-style-name="Visited_20_Internet_20_Link">
</text:a>
In Swiss Alps.</text:p>
      <text:p text:style-name="P4">
News Source: <text:a xlink:type="simple" xlink:href="https://www.ukrinform.ua/rubric-world/3693642-u-francuzkih-alpah-unaslidok-shodzenna-lavini-zaginuli-cotiri-ludini.html" text:style-name="Internet_20_link" text:visited-style-name="Visited_20_Internet_20_Link">
https://www.ukrinform.ua/rubric-world/3693642-u-francuzkih-alpah-unaslidok-shodzenna-lavini-zaginuli-cotiri-ludini.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4-09T17:47:00+03:00</text:p>
      <text:p text:style-name="P4">
Modified Time: 2023-04-09T17:47: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90" text:anchor-type="as-char" svg:width="6.9236in" svg:height="3.956343in" draw:z-index="0">
<draw:image xlink:href="../Images/yкринформ/2023-04-09T17-47-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191" text:anchor-type="as-char" svg:width="6.9236in" svg:height="6.9236in" draw:z-index="0">
<draw:image xlink:href="../Images/yкринформ/2023-04-09T17-47-00-03-00/1659527406-459.jpg" xlink:type="simple" xlink:show="embed" xlink:actuate="onLoad" draw:mime-type="image/jpeg"/>
</draw:frame>
On March 12, 2022, 4-year-old Anastasia Tolstokorov disappeared after the explosion of the Uchninka in Mariupol. Where it is now is unknown.</text:p>
      <text:p text:style-name="P4">
Signs of the baby: looks 4-5 years, lean, blond hair, blue.</text:p>
      <text:p text:style-name="P4">
<text:span text:style-name="T4">
 rose Kaminskaya, 2 years </text:span>
</text:p>
      <text:p text:style-name="P4">
<draw:frame draw:style-name="fr1" draw:name="Image192" text:anchor-type="as-char" svg:width="6.9236in" svg:height="6.9236in" draw:z-index="0">
<draw:image xlink:href="../Images/yкринформ/2023-04-09T17-47-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Catherine Quail, 8 years </text:span>
</text:p>
      <text:p text:style-name="P4">
<draw:frame draw:style-name="fr1" draw:name="Image193" text:anchor-type="as-char" svg:width="6.9236in" svg:height="6.9236in" draw:z-index="0">
<draw:image xlink:href="../Images/yкринформ/2023-04-09T17-47-00-03-00/1659527404-522.jpg" xlink:type="simple" xlink:show="embed" xlink:actuate="onLoad" draw:mime-type="image/jpeg"/>
</draw:frame>
In January 2022, an 8-year-old girl, along with her father, left a residence in Kharkiv region and still not communicates. Provisional information,</text:p>
      <text:p text:style-name="P4">
the settlement where Katya lives with her father and grandmother, is under</text:p>
      <text:p text:style-name="P4">
temporary occupation by Russian troops.</text:p>
      <text:p text:style-name="P4">
Signs of the baby: looks 9 years old, skinny, blond hair, dark eyes.</text:p>
      <text:p text:style-name="P4">
Special signs: wears glasses.</text:p>
      <text:p text:style-name="P4">
<text:span text:style-name="T4">
 Andriy Oksenenko, 17 years old </text:span>
</text:p>
      <text:p text:style-name="P4">
<draw:frame draw:style-name="fr1" draw:name="Image194" text:anchor-type="as-char" svg:width="6.9236in" svg:height="6.9236in" draw:z-index="0">
<draw:image xlink:href="../Images/yкринформ/2023-04-09T17-47-00-03-00/1659527405-491.jpg" xlink:type="simple" xlink:show="embed" xlink:actuate="onLoad" draw:mime-type="image/jpeg"/>
</draw:frame>
17-year-old Andriy Oksenenko disappeared in Kiev.</text:p>
      <text:p text:style-name="P4">
On July 10 2022 the guy left the house and back so far.</text:p>
      <text:p text:style-name="P4">
Andrew there are still no news.</text:p>
      <text:p text:style-name="P4">
Guy signs: looks 19 years old, 180-190 cm tall, thin, dark-haired</text:p>
      <text:p text:style-name="P4">
Gray eyes.</text:p>
      <text:p text:style-name="P4">
<text:span text:style-name="T4">
 Andriy Kadigrob, 13 years old </text:span>
</text:p>
      <text:p text:style-name="P4">
<draw:frame draw:style-name="fr1" draw:name="Image195" text:anchor-type="as-char" svg:width="6.9236in" svg:height="6.9236in" draw:z-index="0">
<draw:image xlink:href="../Images/yкринформ/2023-04-09T17-47-00-03-00/1659527406-839.jpg" xlink:type="simple" xlink:show="embed" xlink:actuate="onLoad" draw:mime-type="image/jpeg"/>
</draw:frame>
Help find 13-year-old Andrew Kadigrob, who disappeared in Kirovograd region!</text:p>
      <text:p text:style-name="P4">
On July 21, 2022, the guy left home to the forest in the village. Rosdolia and up to the present time</text:p>
      <text:p text:style-name="P4">
Back never returned. Where he is now is unknown.</text:p>
      <text:p text:style-name="P4">
Signs of the baby: looks 13-14 years old, 140 cm in height, thin, dark-haired.</text:p>
      <text:p text:style-name="P4">
Clothes: white T -shirt, black pants, blue flip flops.</text:p>
      <text:p text:style-name="P4">
<text:span text:style-name="T4">
 Elizabeth Mandic, 16 years </text:span>
</text:p>
      <text:p text:style-name="P4">
<draw:frame draw:style-name="fr1" draw:name="Image196" text:anchor-type="as-char" svg:width="6.9236in" svg:height="6.9236in" draw:z-index="0">
<draw:image xlink:href="../Images/yкринформ/2023-04-09T17-47-00-03-00/1659948836-620.jpg" xlink:type="simple" xlink:show="embed" xlink:actuate="onLoad" draw:mime-type="image/jpeg"/>
</draw:frame>
On May 25, 2022, the girl disappeared in the village. Kivsharivka in Kharkiv region.</text:p>
      <text:p text:style-name="P4">
Signs of the baby: looks 17 years old, 158 cm in height, skinny, brownie, gray-green eyes.</text:p>
      <text:p text:style-name="P4">
Special signs: wears glasses.</text:p>
      <text:p text:style-name="P4">
<text:span text:style-name="T4">
 Mykola Grigoriev, 17 years old </text:span>
</text:p>
      <text:p text:style-name="P4">
<draw:frame draw:style-name="fr1" draw:name="Image197" text:anchor-type="as-char" svg:width="6.9236in" svg:height="6.9236in" draw:z-index="0">
<draw:image xlink:href="../Images/yкринформ/2023-04-09T17-47-00-03-00/1659948835-931.jpg" xlink:type="simple" xlink:show="embed" xlink:actuate="onLoad" draw:mime-type="image/jpeg"/>
</draw:frame>
</text:p>
      <text:p text:style-name="P4">
Signs: looks 17 years old, 170 cm in height, thin, light short -haired.</text:p>
      <text:p text:style-name="P4">
Clothes: black T -shirt, blue shorts, black sneakers.</text:p>
      <text:p text:style-name="P4">
<draw:frame draw:style-name="fr1" draw:name="Image198" text:anchor-type="as-char" svg:width="6.9236in" svg:height="6.9236in" draw:z-index="0">
<draw:image xlink:href="../Images/yкринформ/2023-04-09T17-47-00-03-00/1668596593-534.jpg" xlink:type="simple" xlink:show="embed" xlink:actuate="onLoad" draw:mime-type="image/jpeg"/>
</draw:frame>
11-year-old Gleb Cherepanov disappeared in Donetsk region.</text:p>
      <text:p text:style-name="P4">
On March 12, 2022, the boy, along with his grandmother, was sub -shot in Mariupol. Since then, there are no news about them. Where they are with them - it is unknown!</text:p>
      <text:p text:style-name="P4">
<draw:frame draw:style-name="fr1" draw:name="Image199" text:anchor-type="as-char" svg:width="6.9236in" svg:height="6.9236in" draw:z-index="0">
<draw:image xlink:href="../Images/yкринформ/2023-04-09T17-47-00-03-00/1668596592-605.jpg" xlink:type="simple" xlink:show="embed" xlink:actuate="onLoad" draw:mime-type="image/jpeg"/>
</draw:frame>
8-year-old Margarita Mitunina disappeared in Kherson region.</text:p>
      <text:p text:style-name="P4">
On October 10, 2022, the girl disappeared in the village. Red lighthouse. By recent information, it could be taken to Crimea.</text:p>
      <text:p text:style-name="P4">
<draw:frame draw:style-name="fr1" draw:name="Image200" text:anchor-type="as-char" svg:width="6.9236in" svg:height="6.9236in" draw:z-index="0">
<draw:image xlink:href="../Images/yкринформ/2023-04-09T17-47-00-03-00/1668596592-112.jpg" xlink:type="simple" xlink:show="embed" xlink:actuate="onLoad" draw:mime-type="image/jpeg"/>
</draw:frame>
****</text:p>
      <text:p text:style-name="P4">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Poland has changed the rules of importing pets from Ukraine</text:span>
</text:h>
      <text:p text:style-name="P4">
Authors: Ukrinform (Person)</text:p>
      <text:p text:style-name="P4">
Publisher: Укринформ (Organization)</text:p>
      <text:p text:style-name="P4">
Published Time: 2023-04-09T18:02:00+03:00</text:p>
      <text:p text:style-name="P4">
Modified Time: 2023-04-09T18:02:00+03:00</text:p>
      <text:p text:style-name="P4">
Description: Poland has changed the rules of importing pets from Ukraine. - Ukrinform.</text:p>
      <text:p text:style-name="P4">
Images: ["<text:a xlink:type="simple" xlink:href="https://static.ukrinform.com/photos/2021_02/thumb_files/630_360_1612535331-310.jpeg" text:style-name="Internet_20_link" text:visited-style-name="Visited_20_Internet_20_Link">
630_360_16125...</text:a>
"]</text:p>
      <text:p text:style-name="P4">
Tags: ['Польща', 'Тварини', 'Україна', 'Кордон']</text:p>
      <text:p text:style-name="P4">
Type: Article</text:p>
      <!--METADATA-->
      <text:p text:style-name="P4">
<draw:frame draw:style-name="fr1" draw:name="Image201" text:anchor-type="as-char" svg:width="6.9236in" svg:height="3.956343in" draw:z-index="0">
<draw:image xlink:href="../Images/yкринформ/2023-04-09T18-02-00-03-00/630_360_1612535331-310.jpeg" xlink:type="simple" xlink:show="embed" xlink:actuate="onLoad" draw:mime-type="image/jpeg"/>
</draw:frame>
Poland has been the rules for importing pets from Ukraine.</text:p>
      <text:p text:style-name="P4">
According to Ukrinform, the Ministry of Reintegration of the Temporarily -Coiled Territories reports this in <text:a xlink:type="simple" xlink:href="https://t.me/minre_ua/3051" text:style-name="Internet_20_link" text:visited-style-name="Visited_20_Internet_20_Link">
</text:a>
.</text:p>
      <text:p text:style-name="P4">
“Earlier, Ukrainians who traveled to Poland could cross the border with their loved ones under simplified conditions. It was allowed to carry dogs, cats of ITHORS with a minimum package of documents. Only the presence of a chip, rabies vaccinations, as well as a veterinary passport of the European sample were needed, ”the message will come.</text:p>
      <text:p text:style-name="P4">
However, the country recently canceled this rule. From now on, the general conditions of import will be given to the citizens of Ukraine <text:a xlink:type="simple" xlink:href="https://www.ukrinform.ua/tag-tvarini" text:style-name="Internet_20_link" text:visited-style-name="Visited_20_Internet_20_Link">
</text:a>
which are valid in the territory of the European Union.</text:p>
      <text:p text:style-name="P4">
<text:span text:style-name="T4">
 Read also: </text:span>
 <text:a xlink:type="simple" xlink:href="https://www.ukrinform.ua/rubric-ato/3692796-zelenska-vbivstvo-tvarin-v-ukraini-se-odin-strasnij-zlocin-rosian.html" text:style-name="Internet_20_link" text:visited-style-name="Visited_20_Internet_20_Link">
<text:span text:style-name="T4">
 animals </text:span>
</text:a>
It is noted that the above list of documents for the animal has been added a certificate of health and a written declaration, which will confirm that the importation is not commercial. As well as the results of testing the level of rabies.</text:p>
      <text:p text:style-name="P4">
As reported by Ukrinform, <text:a xlink:type="simple" xlink:href="https://www.ukrinform.ua/rubric-society/3685594-uanimals-planuut-zibrati-500-tisac-na-domivki-dla-tvarin-u-prifrontovij-zoni.html" text:style-name="Internet_20_link" text:visited-style-name="Visited_20_Internet_20_Link">
</text:a>
 <text:a xlink:type="simple" xlink:href="https://www.ukrinform.ua/rubric-society/3685594-uanimals-planuut-zibrati-500-tisac-na-domivki-dla-tvarin-u-prifrontovij-zoni.html" text:style-name="Internet_20_link" text:visited-style-name="Visited_20_Internet_20_Link">
 </text:a>
The sales of the collection are lean and T -shirts "Your thin - their own" to build homes for homeless animals in the frontline.</text:p>
      <text:p text:style-name="P4">
News Source: <text:a xlink:type="simple" xlink:href="https://www.ukrinform.ua/rubric-society/3693647-polsa-zminila-pravila-vvezenna-domasnih-tvarin-z-ukraini.html" text:style-name="Internet_20_link" text:visited-style-name="Visited_20_Internet_20_Link">
https://www.ukrinform.ua/rubric-society/3693647-polsa-zminila-pravila-vvezenna-domasnih-tvarin-z-ukraini.html</text:a>
</text:p>
      <!--NEWS-->
      <text:h text:style-name="P10" text:outline-level="1">
<text:span text:style-name="T4">
Media: Bavaria is ready to pay for Kane 100 million euros</text:span>
</text:h>
      <text:p text:style-name="P4">
Authors: Ukrinform (Person)</text:p>
      <text:p text:style-name="P4">
Publisher: Укринформ (Organization)</text:p>
      <text:p text:style-name="P4">
Published Time: 2023-04-09T18:30:45+03:00</text:p>
      <text:p text:style-name="P4">
Modified Time: 2023-04-09T18:30:45+03:00</text:p>
      <text:p text:style-name="P4">
Description: The German club wants to sign the player for the next season. - Ukrinform.</text:p>
      <text:p text:style-name="P4">
Images: ["<text:a xlink:type="simple" xlink:href="https://static.ukrinform.com/photos/2023_04/thumb_files/630_360_1681054162-861.jpg" text:style-name="Internet_20_link" text:visited-style-name="Visited_20_Internet_20_Link">
630_360_16810...</text:a>
"]</text:p>
      <text:p text:style-name="P4">
Tags: ['Баварія', 'Футбол', 'Тоттенхем']</text:p>
      <text:p text:style-name="P4">
Type: Article</text:p>
      <!--METADATA-->
      <text:p text:style-name="P4">
<draw:frame draw:style-name="fr1" draw:name="Image202" text:anchor-type="as-char" svg:width="6.9236in" svg:height="3.956343in" draw:z-index="0">
<draw:image xlink:href="../Images/yкринформ/2023-04-09T18-30-45-03-00/630_360_1681054162-861.jpg" xlink:type="simple" xlink:show="embed" xlink:actuate="onLoad" draw:mime-type="image/jpeg"/>
</draw:frame>
The German Club wants to sign the player for the next season.</text:p>
      <text:p text:style-name="P4">
Bavaria wants to sign the Harry Kane forward, <text:a xlink:type="simple" xlink:href="https://www.instagram.com/stories/pedro.gva6/3077187841464229696/" text:style-name="Internet_20_link" text:visited-style-name="Visited_20_Internet_20_Link">
</text:a>
Almede's journalist, Ukrinform reports.</text:p>
      <text:p text:style-name="P4">
The German club wants to sign the player for the next season. It is the main transfer purpose of the Munich. Bavaria is ready to pay about 100 million euros.</text:p>
      <text:p text:style-name="P4">
The 29-year-old Englishman spent 41 matches in the current season and scored 25 miles with 4 productive gears. His contract is valid until 2024.</text:p>
      <text:p text:style-name="P4">
Kane has been in favor of Tottenhama's first team since 2011.</text:p>
      <text:p text:style-name="P4">
<text:span text:style-name="T4">
 Read also: </text:span>
 <text:a xlink:type="simple" xlink:href="https://www.ukrinform.ua/rubric-sports/3693395-son-hin-min-vstanoviv-rekord-rezultativnosti-v-apl-sered-azijskih-futbolistiv.html" text:style-name="Internet_20_link" text:visited-style-name="Visited_20_Internet_20_Link">
</text:a>
As reported by Ukrinform, yesterday, April 8, Brighton gave way to Tottenham- 1: 2.</text:p>
      <text:p text:style-name="P4">
Photo: Getty Image</text:p>
      <text:p text:style-name="P4">
News Source: <text:a xlink:type="simple" xlink:href="https://www.ukrinform.ua/rubric-sports/3693656-zmi-bavaria-gotova-zaplatiti-za-kejna-100-miljoniv-evro.html" text:style-name="Internet_20_link" text:visited-style-name="Visited_20_Internet_20_Link">
https://www.ukrinform.ua/rubric-sports/3693656-zmi-bavaria-gotova-zaplatiti-za-kejna-100-miljoniv-evro.html</text:a>
</text:p>
      <!--NEWS-->
      <text:h text:style-name="P10" text:outline-level="1">
<text:span text:style-name="T4">
The Armed Forces per day struck 17 areas of focus of the enemy</text:span>
</text:h>
      <text:p text:style-name="P4">
Authors: Ukrinform (Person)</text:p>
      <text:p text:style-name="P4">
Publisher: Укринформ (Organization)</text:p>
      <text:p text:style-name="P4">
Published Time: 2023-04-09T18:33:00+03:00</text:p>
      <text:p text:style-name="P4">
Modified Time: 2023-04-09T18:33:00+03:00</text:p>
      <text:p text:style-name="P4">
Description: The aviation of the Defense Forces for a day struck the enemy's positions, and the units of rocket troops and artillery struck 11. - Ukrinform.</text:p>
      <text:p text:style-name="P4">
Images: ["<text:a xlink:type="simple" xlink:href="https://static.ukrinform.com/photos/2023_04/thumb_files/630_360_1681054399-394.jpg" text:style-name="Internet_20_link" text:visited-style-name="Visited_20_Internet_20_Link">
630_360_16810...</text:a>
"]</text:p>
      <text:p text:style-name="P4">
Tags: ['Авіація', 'Обстріл', 'ЗСУ', 'Війна з росією']</text:p>
      <text:p text:style-name="P4">
Type: Article</text:p>
      <!--METADATA-->
      <text:p text:style-name="P4">
<draw:frame draw:style-name="fr1" draw:name="Image203" text:anchor-type="as-char" svg:width="6.9236in" svg:height="3.956343in" draw:z-index="0">
<draw:image xlink:href="../Images/yкринформ/2023-04-09T18-33-00-03-00/630_360_1681054399-394.jpg" xlink:type="simple" xlink:show="embed" xlink:actuate="onLoad" draw:mime-type="image/jpeg"/>
</draw:frame>
Aviation for a day struck six strokes on the enemy's positions, and the unit of the troops and artillery struck 11 more.</text:p>
      <text:p text:style-name="P4">
According to Ukrinform, the General Staff of the Armed Forces of Ukraine reported in <text:a xlink:type="simple" xlink:href="https://www.facebook.com/GeneralStaff.ua/posts/pfbid02LJyGWQmBBoha7JxjJ9Sewig1Wua3YBySmQfD7pxYxEPCDeTZw1X99a5M6jiaMnqNl" text:style-name="Internet_20_link" text:visited-style-name="Visited_20_Internet_20_Link">
</text:a>
Having published the prompt information as of 18:00 on April 9.</text:p>
      <text:p text:style-name="P4">
"Aviation of defense forces per day struck the focus of the occupiers, and units of rocket troops and artillery struck 4 anti -aircraft missile complexes, 11 areas of concentration of live power, weapons and military equipment, ammunition composition and 5 stations of the enemy.</text:p>
      <text:p text:style-name="P4">
Instead, the enemy performed more than 10 <text:a xlink:type="simple" xlink:href="https://www.ukrinform.ua/tag-obstril" text:style-name="Internet_20_link" text:visited-style-name="Visited_20_Internet_20_Link">
</text:a>
From the rocket launchers, 23 aircraft and 4 rocket strokes were inflicted. Two Russian rockets, released from SDRS-300, hit the civilian infrastructure of Zaporizhzhia, are killed among civilian citizens, destroyed and damaged residential buildings. Also, two missiles from the C-300 ZRKs were released on object infrastructure. region.</text:p>
      <text:p text:style-name="P4">
The likelihood of missile and aviation strikes remains high throughout Ukraine.</text:p>
      <text:p text:style-name="P4">
The General Staff reports that the enemy continues to focus on the main efforts to take offensive actions in the Lyman, Bakhmut, Avdiivsky Tamarin directions. During the day, thanks to the courage of each warrior, more than 40 enemy attacks were reflected.</text:p>
      <text:p text:style-name="P4">
<text:span text:style-name="T4">
 Read also: </text:span>
 <text:a xlink:type="simple" xlink:href="https://www.ukrinform.ua/rubric-ato/3693603-zsu-zbili-nad-sumsinou-rosijskij-bezpilotnik.html" text:style-name="Internet_20_link" text:visited-style-name="Visited_20_Internet_20_Link">
</text:a>
_ <text:span text:style-name="T4">
 In Volyn, Polissya, Siversky and Slobozhansky directions </text:span>
 _operative situation without significant changes, signs of formation of the offensive groups of the enemy were not detected.</text:p>
      <text:p text:style-name="P4">
During the day, the invaders fired at the settlements of Yasna Polyana of the Chernihiv region; Volfine, Zazillya and Popivka of Sumy region, as well as veterinary, Kozacha Lopan, Mala Danilovka, Gatyshche, Ustinovka, Milove, Greater Burluk Dadpoli in Kharkiv region.</text:p>
      <text:p text:style-name="P4">
_ <text:span text:style-name="T4">
 In the Kupyansk direction </text:span>
 _ enemy shelling was the first, Novomlinsk, two -year and western Kharkiv region._ <text:span text:style-name="T4">
 In the Bakhmut direction </text:span>
 _ the enemy continues to take offensive actions, tries to take control of the city of Bakhmut, fierce battles continue. The invaders of the day have unsuccessful offensive actions in the area of the East -seized Point of Bogdanivka and near Chrome. Defense forces are reflected with 20 enemy attacks on the specified area of the front. Vasyukivka, Minskivka, Zaliznyanske, Orikhovo-Vasylivka, Markovo, Bakhmut, Chrome, Yar, Ivanivske, White Mountain and Friendship of Donetsk Region were hostile.</text:p>
      <text:p text:style-name="P4">
_ <text:span text:style-name="T4">
 In the Avdiiv and Marinsk directions </text:span>
 _ the enemy conducted offensive actions by the novokalin, Berdychiv, Avdiivka, Severny and Marinka of Donetsk region, had no success. The most fierce battles on the specified area of the front continue with Avdiivka and Marinka, where more than 10 enemy attacks were reflected. At the same time, the settlements of Novokalinovo, Avdiivka, Swallow, Pervomaisko, Krasnogorivka, Acute, Georgiyivka and Marinka, Donetsk region, were enemy.</text:p>
      <text:p text:style-name="P4">
_ <text:span text:style-name="T4">
 in the mineral direction </text:span>
 _ during the day the enemy of offensive actions was not. He fired at the settlements of Novomykhailivka, Bogoyavlenka, Shakhtarske, Novoukrainka, Veliky Novosilka, Prychistivka and Golden Niva Niva Nadonechyna.</text:p>
      <text:p text:style-name="P4">
_ <text:span text:style-name="T4">
 in Zaporizhzhya and Kherson directions </text:span>
 _ Russian troops continue to be fortified in fortification defensive borders and positions. In particular, the Vremivka, Novopol of Donetsk region; Lull, guliaypole, railway, Gulyaipil, White Abstick of Zaporizhzhya region; Vesele, Burguna, Ivanivka, Antonovka, Dniprovskoye Kherson region, as well as Kherson.</text:p>
      <text:p text:style-name="P4">
<text:span text:style-name="T4">
 Read also: </text:span>
 <text:a xlink:type="simple" xlink:href="https://www.ukrinform.ua/rubric-ato/3693529-na-okupovanij-castini-zaporizkoi-oblasti-znisili-ponad-15-vorozih-vijskovih-ugrupuvan.html" text:style-name="Internet_20_link" text:visited-style-name="Visited_20_Internet_20_Link">
<text:span text:style-name="T4">
 destroy </text:span>
</text:a>
The General Staff notes that there are no cases of violent abduction of a civilian population in Russian invaders on the temporarily captured territories of Ukraine. In particular, in Starobilsk, Lugansk region, the Russian organization is organizing searches of places of residence of citizens suspected of supporting Ukraine and exporting people in an unknown direction, without returning.</text:p>
      <text:p text:style-name="P4">
As reported by Ukrinform, the Defense Forces of Ukraine <text:a xlink:type="simple" xlink:href="https://www.ukrinform.ua/rubric-ato/3693470-zsu-znisili-vze-178-150-rosijskih-zagarbnikiv.html" text:style-name="Internet_20_link" text:visited-style-name="Visited_20_Internet_20_Link">
</text:a>
, of them in the past day - 470 people.</text:p>
      <text:p text:style-name="P4">
<text:span text:style-name="T5">
Foto: General Staff of the Armed Forces</text:span>
</text:p>
      <text:p text:style-name="P4">
News Source: <text:a xlink:type="simple" xlink:href="https://www.ukrinform.ua/rubric-ato/3693657-zsu-za-den-urazili-17-rajoniv-zoseredzenna-voroga.html" text:style-name="Internet_20_link" text:visited-style-name="Visited_20_Internet_20_Link">
https://www.ukrinform.ua/rubric-ato/3693657-zsu-za-den-urazili-17-rajoniv-zoseredzenna-voroga.html</text:a>
</text:p>
      <!--NEWS-->
      <text:h text:style-name="P10" text:outline-level="1">
<text:span text:style-name="T4">
Macron about war in Ukraine: now is not the time to negotiate</text:span>
</text:h>
      <text:p text:style-name="P4">
Authors: Ukrinform (Person)</text:p>
      <text:p text:style-name="P4">
Publisher: Укринформ (Organization)</text:p>
      <text:p text:style-name="P4">
Published Time: 2023-04-09T18:40:18+03:00</text:p>
      <text:p text:style-name="P4">
Modified Time: 2023-04-09T18:40:18+03:00</text:p>
      <text:p text:style-name="P4">
Description: French President Emmanuel Macron stated in the context of Russia resolved by Russia against Ukraine that "the weather is now military", time has not come for negotiations. - Ukrinform.</text:p>
      <text:p text:style-name="P4">
Images: ["<text:a xlink:type="simple" xlink:href="https://static.ukrinform.com/photos/2022_04/thumb_files/630_360_1650825731-530.jpg" text:style-name="Internet_20_link" text:visited-style-name="Visited_20_Internet_20_Link">
630_360_16508...</text:a>
"]</text:p>
      <text:p text:style-name="P4">
Tags: ['Франція', 'Макрон', 'Переговори', 'Україна', 'Війна з росією']</text:p>
      <text:p text:style-name="P4">
Type: Article</text:p>
      <!--METADATA-->
      <text:p text:style-name="P4">
<draw:frame draw:style-name="fr1" draw:name="Image204" text:anchor-type="as-char" svg:width="6.9236in" svg:height="3.956343in" draw:z-index="0">
<draw:image xlink:href="../Images/yкринформ/2023-04-09T18-40-18-03-00/630_360_1650825731-530.jpg" xlink:type="simple" xlink:show="embed" xlink:actuate="onLoad" draw:mime-type="image/jpeg"/>
</draw:frame>
Emmanuel Macron Presidential Facility stated in the context of Russia's anti -Ukraine war that "the weather is now military", it was not time for negotiations.</text:p>
      <text:p text:style-name="P4">
About it reports <text:a xlink:type="simple" xlink:href="https://www.rfi.fr/uk/останні-новин/20230409-еммануель-макрон-зараз-не-час-для-переговорів-погода-поки-військова" text:style-name="Internet_20_link" text:visited-style-name="Visited_20_Internet_20_Link">
</text:a>
, reports Ukrinform.</text:p>
      <text:p text:style-name="P4">
“I think China is doing the same observation as we, namely, the weather of the military. Ukrainians resist, and we help them. It is not time to negotiate, even if we prepare them and if we need to put around, ”Macron said in an interview with the publication <text:a xlink:type="simple" xlink:href="https://www.lesechos.fr/monde/enjeux-internationaux/emmanuel-macron-lautonomie-strategique-doit-etre-le-combat-de-leurope-1933493" text:style-name="Internet_20_link" text:visited-style-name="Visited_20_Internet_20_Link">
</text:a>
.</text:p>
      <text:p text:style-name="P4">
He also noted that the purpose of his dialogue with China is to consolidate joint entrances to war.</text:p>
      <text:p text:style-name="P4">
“The first is to support the principles of the UN Charter. Secondly, a clear reminder of nuclear power, and it is China that should conclude that Putin President has placed nuclear weapons in Belarus a few days after, as he undertook not to do so. Third: very clear renewal about humanitarian law and protection of children. And the fourth: the desire of pre -aggravated and long peace, ”Macron emphasized.</text:p>
      <text:p text:style-name="P4">
<text:span text:style-name="T4">
 Read also: </text:span>
 <text:a xlink:type="simple" xlink:href="https://www.ukrinform.ua/rubric-world/3693040-kitaj-i-francia-zasudzuut-zbrojni-napadi-na-mirni-aderni-obekti.html" text:style-name="Internet_20_link" text:visited-style-name="Visited_20_Internet_20_Link">
</text:a>
France's leader said that Xi Jinping spoke of European architecture. But, in his opinion, it cannot be until there are countries in Europe that have been invaded or frozen conflicts.</text:p>
      <text:p text:style-name="P4">
Macron is not sure that Ukraine is among the priorities of Chinese policy, Proteci dialogue makes it possible to mitigate comments from China on Russia.</text:p>
      <text:p text:style-name="P4">
According to Ukrinform, the President of the European Commission Ursula von der Liaien, French Tap, Emmanuel Macron, was attended by China with a three -day visit. Macron and leader <text:a xlink:type="simple" xlink:href="https://www.ukrinform.ua/tag-kitaj" text:style-name="Internet_20_link" text:visited-style-name="Visited_20_Internet_20_Link">
</text:a>
Sitsinpin discussed the Russian Federation against Ukraine and agreed that nuclear weapons were investigated from the "conflict".</text:p>
      <text:p text:style-name="P4">
News Source: <text:a xlink:type="simple" xlink:href="https://www.ukrinform.ua/rubric-ato/3693658-makron-pro-vijnu-v-ukraini-zaraz-ne-cas-dla-peregovoriv.html" text:style-name="Internet_20_link" text:visited-style-name="Visited_20_Internet_20_Link">
https://www.ukrinform.ua/rubric-ato/3693658-makron-pro-vijnu-v-ukraini-zaraz-ne-cas-dla-peregovoriv.html</text:a>
</text:p>
      <!--NEWS-->
      <text:h text:style-name="P10" text:outline-level="1">
<text:span text:style-name="T4">
The women's national team of Ukraine has completed the performances of the World Cup with hockey</text:span>
</text:h>
      <text:p text:style-name="P4">
Authors: Ukrinform (Person)</text:p>
      <text:p text:style-name="P4">
Publisher: Укринформ (Organization)</text:p>
      <text:p text:style-name="P4">
Published Time: 2023-04-09T18:50:00+03:00</text:p>
      <text:p text:style-name="P4">
Modified Time: 2023-04-09T18:50:00+03:00</text:p>
      <text:p text:style-name="P4">
Description: The Ukrainians in the last round won Lithuania. - Ukrinform.</text:p>
      <text:p text:style-name="P4">
Images: ["<text:a xlink:type="simple" xlink:href="https://static.ukrinform.com/photos/2023_04/thumb_files/630_360_1681055387-908.jpg" text:style-name="Internet_20_link" text:visited-style-name="Visited_20_Internet_20_Link">
630_360_16810...</text:a>
"]</text:p>
      <text:p text:style-name="P4">
Tags: ['Чемпіонат світу з хокею', 'хокей']</text:p>
      <text:p text:style-name="P4">
Type: Article</text:p>
      <!--METADATA-->
      <text:p text:style-name="P4">
<draw:frame draw:style-name="fr1" draw:name="Image205" text:anchor-type="as-char" svg:width="6.9236in" svg:height="3.956343in" draw:z-index="0">
<draw:image xlink:href="../Images/yкринформ/2023-04-09T18-50-00-03-00/630_360_1681055387-908.jpg" xlink:type="simple" xlink:show="embed" xlink:actuate="onLoad" draw:mime-type="image/jpeg"/>
</draw:frame>
The Ukrainians for the last round won Lithuania.</text:p>
      <text:p text:style-name="P4">
Ukraine's female hockey victory over Lithuania-2: 1 completed the performances of the World-2023 World Wadff in Division IIIA, Ukrinform reports.</text:p>
      <text:p text:style-name="P4">
The score was opened in the match, in the second period of the puck was thrown by Khrystinasagrekov. However, at the beginning of the third period, Lithuania leveled the score in the match: Gabia Petrauskaite was distinguished.</text:p>
      <text:p text:style-name="P4">
Six minutes before the end of the third period, Ukraine went forward again: Victoria Tsenova put the final point in the duel.</text:p>
      <text:p text:style-name="P4">
Victory with a score of 2: 1 allowed Ukraine to finish the second with 12 points, and the first place and raising in the classroom was provided by the Hong Kong national team.</text:p>
      <text:p text:style-name="P4">
<text:span text:style-name="T4">
 Read also: </text:span>
 <text:a xlink:type="simple" xlink:href="https://www.ukrinform.ua/rubric-sports/3692914-zinoca-zbirna-ukraini-rozgromila-bolgarok-na-cempionati-svitu-z-hokeu.html" text:style-name="Internet_20_link" text:visited-style-name="Visited_20_Internet_20_Link">
<text:span text:style-name="T4">
 hockey </text:span>
</text:a>
As reported by Ukrinform, the 2023 World Cup became the first official starting of the women's national team of Ukraine for more than three years.</text:p>
      <text:p text:style-name="P4">
Photo: fhu.com.ua</text:p>
      <text:p text:style-name="P4">
News Source: <text:a xlink:type="simple" xlink:href="https://www.ukrinform.ua/rubric-sports/3693662-zinoca-zbirna-ukraini-zaversila-vistupi-na-cs-z-hokeu.html" text:style-name="Internet_20_link" text:visited-style-name="Visited_20_Internet_20_Link">
https://www.ukrinform.ua/rubric-sports/3693662-zinoca-zbirna-ukraini-zaversila-vistupi-na-cs-z-hokeu.html</text:a>
</text:p>
      <!--NEWS-->
      <text:h text:style-name="P10" text:outline-level="1">
<text:span text:style-name="T4">
In the United States, an investigation was started after a new leakage of secret military documents</text:span>
</text:h>
      <text:p text:style-name="P4">
Authors: Ukrinform (Person)</text:p>
      <text:p text:style-name="P4">
Publisher: Укринформ (Organization)</text:p>
      <text:p text:style-name="P4">
Published Time: 2023-04-09T18:59:00+03:00</text:p>
      <text:p text:style-name="P4">
Modified Time: 2023-04-09T18:59:00+03:00</text:p>
      <text:p text:style-name="P4">
Description: The US Department of Justice has started investigating the leakage of US intelligence documents that have been published on social networks over the last weeks. - Ukrinform.</text:p>
      <text:p text:style-name="P4">
Images: ["<text:a xlink:type="simple" xlink:href="https://static.ukrinform.com/photos/2021_06/thumb_files/630_360_1622743216-833.jpg" text:style-name="Internet_20_link" text:visited-style-name="Visited_20_Internet_20_Link">
630_360_16227...</text:a>
"]</text:p>
      <text:p text:style-name="P4">
Tags: ['США', 'Розслідування', 'Витік']</text:p>
      <text:p text:style-name="P4">
Type: Article</text:p>
      <!--METADATA-->
      <text:p text:style-name="P4">
<draw:frame draw:style-name="fr1" draw:name="Image206" text:anchor-type="as-char" svg:width="6.9236in" svg:height="3.956343in" draw:z-index="0">
<draw:image xlink:href="../Images/yкринформ/2023-04-09T18-59-00-03-00/630_360_1622743216-833.jpg" xlink:type="simple" xlink:show="embed" xlink:actuate="onLoad" draw:mime-type="image/jpeg"/>
</draw:frame>
The US Department of Justice has launched an investigation into the leakage of documentary reconnaissance, which was published on social networks for a long -lasting weeks.</text:p>
      <text:p text:style-name="P4">
About it reports <text:a xlink:type="simple" xlink:href="https://edition.cnn.com/2023/04/07/politics/pentagon-leaked-ukraine-documents/index.html" text:style-name="Internet_20_link" text:visited-style-name="Visited_20_Internet_20_Link">
</text:a>
, reports Ukrinform.</text:p>
      <text:p text:style-name="P4">
As it is noted, the investigation began after on Friday, there were no documents that cover a wide range of issues: from supporting Ukraine's United States to information about US key allies, such as Israel, which increased the number of consequences of the already alarming leakage of information.</text:p>
      <text:p text:style-name="P4">
On Thursday <text:a xlink:type="simple" xlink:href="https://www.ukrinform.ua/tag-pentagon" text:style-name="Internet_20_link" text:visited-style-name="Visited_20_Internet_20_Link">
 </text:a>
He stated that he was studying the collection after reporting on social networks appeared obviously classified documents about the war in Ukraine.</text:p>
      <text:p text:style-name="P4">
"They look genuine," said the American official in an interview with CNNN of documents.</text:p>
      <text:p text:style-name="P4">
US officials say they are serious about leakage, as they are investigating and working on a more formal assessment of what is contained and how they have leaked into open access.</text:p>
      <text:p text:style-name="P4">
<text:span text:style-name="T4">
 Read also: </text:span>
 <text:a xlink:type="simple" xlink:href="https://www.ukrinform.ua/rubric-ato/3692948-gur-pro-vitik-sekretnih-dokumentiv-sodo-kontrnastupu-rosia-provodit-svoi-specoperacii-u-fotosopi.html" text:style-name="Internet_20_link" text:visited-style-name="Visited_20_Internet_20_Link">
<text:span text:style-name="T4">
 GUR </text:span>
 <text:span text:style-name="T4">
 About </text:span>
 <text:span text:style-name="T4">
 Outlet </text:span>
 <text:span text:style-name="T4">
 </text:span>
 Documents <text:span text:style-name="T4">
 </text:span>
 ABOUT <text:span text:style-name="T4">
<text:span text:style-name="T5">
* Counterns </text:span>
* </text:span>
 <text:span text:style-name="T4">
 Russia </text:span>
 <text:span text:style-name="T4">
 </text:span>
 <text:span text:style-name="T4">
 </text:span>
 <text:span text:style-name="T4">
 </text:span>
 <text:span text:style-name="T4">
 </text:span>
 <text:span text:style-name="T4">
 </text:span>
 <text:span text:style-name="T4">
 </text:span>
 <text:span text:style-name="T4">
 their </text:span>
 <text:span text:style-name="T4">
 special operations </text:span>
<text:span text:style-name="T4">
 photoshop </text:span>
</text:a>
According to the TV channel, documents that have been published on Friday seemed to have been made on the Internet over the last few weeks. They, apparently, contain secret information on various topics - from the operations of mercenaries of the Vagner Group in Africa and the ways of providing Israel to lethal assistance to Ukraine with reconnaissance information about the UAE with Russia and the concern of South Koreyshche to provide ammunition for use in Ukraine.</text:p>
      <text:p text:style-name="P4">
CNN was unable to check independently that the documents were not changed. Alena depicts that they are similar to a number of secret documents about Ukraine, which have been cyclined on the Internet over the last weeks, and which American officials have confirmed CNN on Friday morning that they are authentic.</text:p>
      <text:p text:style-name="P4">
As in the case of these documents, Friday finds were also photographs of the printed and crumpled documents. They all had a secrecy stamp, some of them were "secret", that is, the highest level of classroom. They were also made from mid -February to early March.It is unclear who is behind the origins and where they came from.</text:p>
      <text:p text:style-name="P4">
As writes <text:a xlink:type="simple" xlink:href="https://www.reuters.com/world/south-korea-discuss-issues-raised-leaked-documents-with-us-2023-04-09/" text:style-name="Internet_20_link" text:visited-style-name="Visited_20_Internet_20_Link">
</text:a>
, in South Korea, they know the leakage of several secret military documents. According to the representative of South Korea President, Seoul plans to discuss Zvashington "problems that have arisen as a result of the leakage of information."</text:p>
      <text:p text:style-name="P4">
As reported by Ukrinform, the New York Times published a material in which <text:a xlink:type="simple" xlink:href="https://www.ukrinform.ua/rubric-ato/3693170-u-ssa-viavili-novij-vitik-sekretnih-dokumentiv-pro-vijskovi-plani-ukraini-zmi.html" text:style-name="Internet_20_link" text:visited-style-name="Visited_20_Internet_20_Link">
</text:a>
that concerns the US and NATO plans for the Armed Forces.</text:p>
      <text:p text:style-name="P4">
Advisor to the head of the Presidential Office Mikhail Podolyak stated that the publication of Ukraine's counter -offensive documents is a Russian bluff, dust in the eyes.</text:p>
      <text:p text:style-name="P4">
News Source: <text:a xlink:type="simple" xlink:href="https://www.ukrinform.ua/rubric-world/3693664-u-ssa-rozpocali-rozsliduvanna-pisla-novogo-vitoku-sekretnih-vijskovih-dokumentiv.html" text:style-name="Internet_20_link" text:visited-style-name="Visited_20_Internet_20_Link">
https://www.ukrinform.ua/rubric-world/3693664-u-ssa-rozpocali-rozsliduvanna-pisla-novogo-vitoku-sekretnih-vijskovih-dokumentiv.html</text:a>
</text:p>
      <!--NEWS-->
      <text:h text:style-name="P10" text:outline-level="1">
<text:span text:style-name="T4">
Rocket blow to Zaporozhye: in the City Council showed how they eliminate the effects of shelling</text:span>
</text:h>
      <text:p text:style-name="P4">
Authors: Ukrinform (Person)</text:p>
      <text:p text:style-name="P4">
Publisher: Укринформ (Organization)</text:p>
      <text:p text:style-name="P4">
Published Time: 2023-04-09T19:18:00+03:00</text:p>
      <text:p text:style-name="P4">
Modified Time: 2023-04-09T19:18:00+03:00</text:p>
      <text:p text:style-name="P4">
Description: In Zaporozhye, special services, volunteers and locals eliminated the effects of a night -hostile missile shelling during the day. - Ukrinform.</text:p>
      <text:p text:style-name="P4">
Images: ["<text:a xlink:type="simple" xlink:href="https://static.ukrinform.com/photos/2023_04/thumb_files/630_360_1681057633-759.jpeg" text:style-name="Internet_20_link" text:visited-style-name="Visited_20_Internet_20_Link">
630_360_16810...</text:a>
", "<text:a xlink:type="simple" xlink:href="https://static.ukrinform.com/photos/2023_04/1681057632-644.jpeg" text:style-name="Internet_20_link" text:visited-style-name="Visited_20_Internet_20_Link">
1681057632-64...</text:a>
", "<text:a xlink:type="simple" xlink:href="https://static.ukrinform.com/photos/2023_04/1681057632-220.jpeg" text:style-name="Internet_20_link" text:visited-style-name="Visited_20_Internet_20_Link">
1681057632-22...</text:a>
", "<text:a xlink:type="simple" xlink:href="https://static.ukrinform.com/photos/2023_04/1681057634-196.jpeg" text:style-name="Internet_20_link" text:visited-style-name="Visited_20_Internet_20_Link">
1681057634-19...</text:a>
", "<text:a xlink:type="simple" xlink:href="https://static.ukrinform.com/photos/2023_04/1681057633-573.jpeg" text:style-name="Internet_20_link" text:visited-style-name="Visited_20_Internet_20_Link">
1681057633-57...</text:a>
", "<text:a xlink:type="simple" xlink:href="https://static.ukrinform.com/photos/2023_04/1681057634-223.jpeg" text:style-name="Internet_20_link" text:visited-style-name="Visited_20_Internet_20_Link">
1681057634-22...</text:a>
"]</text:p>
      <text:p text:style-name="P4">
Tags: ['Обстріл', 'Запоріжжя', 'Війна з росією']</text:p>
      <text:p text:style-name="P4">
Type: Article</text:p>
      <!--METADATA-->
      <text:p text:style-name="P4">
<draw:frame draw:style-name="fr1" draw:name="Image207" text:anchor-type="as-char" svg:width="6.9236in" svg:height="3.956343in" draw:z-index="0">
<draw:image xlink:href="../Images/yкринформ/2023-04-09T19-18-00-03-00/630_360_1681057633-759.jpeg" xlink:type="simple" xlink:show="embed" xlink:actuate="onLoad" draw:mime-type="image/jpeg"/>
</draw:frame>
Uzporizhzhi during the day special services, volunteers and locals eliminated the nightshore of night -hostile rocket attack.</text:p>
      <text:p text:style-name="P4">
According to Ukrinform, Anatoliy Kurty, Secretary of Zaporizhzhya City Council, is about this in <text:a xlink:type="simple" xlink:href="https://t.me/kurtievofficial/9988" text:style-name="Internet_20_link" text:visited-style-name="Visited_20_Internet_20_Link">
</text:a>
In the operational information, some of the consequences of night shelling and their elimination.</text:p>
      <text:p text:style-name="P4">
At this time, the destroyed roofs of seven houses were closed with a film, and all Vybitivikna, which was applied, closed by OSB plates.</text:p>
      <text:p text:style-name="P4">
<draw:frame draw:style-name="fr1" draw:name="Image208" text:anchor-type="as-char" svg:width="6.9236in" svg:height="5.224754in" draw:z-index="0">
<draw:image xlink:href="../Images/yкринформ/2023-04-09T19-18-00-03-00/1681057632-644.jpeg" xlink:type="simple" xlink:show="embed" xlink:actuate="onLoad" draw:mime-type="image/jpeg"/>
</draw:frame>
<draw:frame draw:style-name="fr1" draw:name="Image209" text:anchor-type="as-char" svg:width="6.9236in" svg:height="5.604043in" draw:z-index="0">
<draw:image xlink:href="../Images/yкринформ/2023-04-09T19-18-00-03-00/1681057632-220.jpeg" xlink:type="simple" xlink:show="embed" xlink:actuate="onLoad" draw:mime-type="image/jpeg"/>
</draw:frame>
Some of the repair materials were used from the city reserve. Another part of the humanitarian mission "Proliska" and BF "Smile Yua". Representatives of "doctors without borders" provided people with a soothing and medicine.</text:p>
      <text:p text:style-name="P4">
<text:span text:style-name="T4">
 Read also: </text:span>
 <text:a xlink:type="simple" xlink:href="https://www.ukrinform.ua/rubric-regions/3693499-raketnij-udar-po-zaporizzu-postrazdala-perebuvae-v-likarni-u-vazkomu-stani.html" text:style-name="Internet_20_link" text:visited-style-name="Visited_20_Internet_20_Link">
<text:span text:style-name="T4">
 Zaporizhzhia </text:span>
</text:a>
A tent of the City Council was deployed on the spot, which provided information and psychological consultations, products from World Food Program and hygiene gigarines and warm blankets.</text:p>
      <text:p text:style-name="P4">
<draw:frame draw:style-name="fr1" draw:name="Image210" text:anchor-type="as-char" svg:width="6.9236in" svg:height="5.1927in" draw:z-index="0">
<draw:image xlink:href="../Images/yкринформ/2023-04-09T19-18-00-03-00/1681057634-196.jpeg" xlink:type="simple" xlink:show="embed" xlink:actuate="onLoad" draw:mime-type="image/jpeg"/>
</draw:frame>
<draw:frame draw:style-name="fr1" draw:name="Image211" text:anchor-type="as-char" svg:width="6.9236in" svg:height="5.1927in" draw:z-index="0">
<draw:image xlink:href="../Images/yкринформ/2023-04-09T19-18-00-03-00/1681057633-573.jpeg" xlink:type="simple" xlink:show="embed" xlink:actuate="onLoad" draw:mime-type="image/jpeg"/>
</draw:frame>
<draw:frame draw:style-name="fr1" draw:name="Image212" text:anchor-type="as-char" svg:width="6.9236in" svg:height="5.744024in" draw:z-index="0">
<draw:image xlink:href="../Images/yкринформ/2023-04-09T19-18-00-03-00/1681057634-223.jpeg" xlink:type="simple" xlink:show="embed" xlink:actuate="onLoad" draw:mime-type="image/jpeg"/>
</draw:frame>
Kurtov emphasized that the work would continue tomorrow.</text:p>
      <text:p text:style-name="P4">
As reported by Ukrinform, at night the Russian military <text:a xlink:type="simple" xlink:href="https://www.ukrinform.ua/rubric-ato/3693468-rosiani-vnoci-atakuvali-zaporizza-raketami-s300.html" text:style-name="Internet_20_link" text:visited-style-name="Visited_20_Internet_20_Link">
</text:a>
In Zaporizhzhia. Two people were killed, damaged over 30 private homes, one is completely destroyed.</text:p>
      <text:p text:style-name="P4">
<text:span text:style-name="T5">
Foto: Anatoly Kurtev</text:span>
</text:p>
      <text:p text:style-name="P4">
News Source: <text:a xlink:type="simple" xlink:href="https://www.ukrinform.ua/rubric-regions/3693669-raketnij-udar-po-zaporizzu-u-miskradi-pokazali-ak-usuvaut-naslidki-obstrilu.html" text:style-name="Internet_20_link" text:visited-style-name="Visited_20_Internet_20_Link">
https://www.ukrinform.ua/rubric-regions/3693669-raketnij-udar-po-zaporizzu-u-miskradi-pokazali-ak-usuvaut-naslidki-obstrilu.html</text:a>
</text:p>
      <!--NEWS-->
      <text:h text:style-name="P10" text:outline-level="1">
<text:span text:style-name="T4">
The national team of Ukraine won 4 medals on the final day of the International Gymnastics Tournament in Sofia</text:span>
</text:h>
      <text:p text:style-name="P4">
Authors: Ukrinform (Person)</text:p>
      <text:p text:style-name="P4">
Publisher: Укринформ (Organization)</text:p>
      <text:p text:style-name="P4">
Published Time: 2023-04-09T19:21:17+03:00</text:p>
      <text:p text:style-name="P4">
Modified Time: 2023-04-09T19:21:17+03:00</text:p>
      <text:p text:style-name="P4">
Description: Ukraine was represented in the four finals by Christina Border and Polina Gorodnich. - Ukrinform.</text:p>
      <text:p text:style-name="P4">
Images: ["<text:a xlink:type="simple" xlink:href="https://static.ukrinform.com/photos/2023_04/thumb_files/630_360_1681057147-360.jpg" text:style-name="Internet_20_link" text:visited-style-name="Visited_20_Internet_20_Link">
630_360_16810...</text:a>
"]</text:p>
      <text:p text:style-name="P4">
Tags: ['Гімнастика']</text:p>
      <text:p text:style-name="P4">
Type: Article</text:p>
      <!--METADATA-->
      <text:p text:style-name="P4">
<draw:frame draw:style-name="fr1" draw:name="Image213" text:anchor-type="as-char" svg:width="6.9236in" svg:height="3.956343in" draw:z-index="0">
<draw:image xlink:href="../Images/yкринформ/2023-04-09T19-21-17-03-00/630_360_1681057147-360.jpg" xlink:type="simple" xlink:show="embed" xlink:actuate="onLoad" draw:mime-type="image/jpeg"/>
</draw:frame>
Ukraine was represented by Christina Border and Pauline Gorodnich.</text:p>
      <text:p text:style-name="P4">
In the Bulgarian Sophia, the International Gymnastics Tournament ended, <text:a xlink:type="simple" xlink:href="https://www.facebook.com/team.ukraine.rg/" text:style-name="Internet_20_link" text:visited-style-name="Visited_20_Internet_20_Link">
</text:a>
The press service of the federation of art gymnastics of Ukraine, reports Ukrinform.</text:p>
      <text:p text:style-name="P4">
Christina won 3 medals: "Gold" - in the finale with a hoop and two "silver" in finals with a ball and maces.</text:p>
      <text:p text:style-name="P4">
Polina Gorodnich became the winner of the finals with a ribbon.</text:p>
      <text:p text:style-name="P4">
<text:span text:style-name="T4">
 Read also: </text:span>
 <text:a xlink:type="simple" xlink:href="https://www.ukrinform.ua/rubric-sports/3693516-zbirna-ukraini-gotuetsa-do-startu-na-cempionati-evropi-zi-sportivnoi-gimnastiki.html" text:style-name="Internet_20_link" text:visited-style-name="Visited_20_Internet_20_Link">
<text:span text:style-name="T4">
 gymnastics </text:span>
</text:a>
As reported by Ukrinform, yesterday, April 8, the border won bronze by the authorities.</text:p>
      <text:p text:style-name="P4">
Photo: facebook.com/team.ukraine.rg</text:p>
      <text:p text:style-name="P4">
News Source: <text:a xlink:type="simple" xlink:href="https://www.ukrinform.ua/rubric-sports/3693666-zbirna-ukraini-vigrala-4-medali-u-zaklucnij-den-miznarodnogo-turniru-z-hudoznoi-gimnastiki-u-sofii.html" text:style-name="Internet_20_link" text:visited-style-name="Visited_20_Internet_20_Link">
https://www.ukrinform.ua/rubric-sports/3693666-zbirna-ukraini-vigrala-4-medali-u-zaklucnij-den-miznarodnogo-turniru-z-hudoznoi-gimnastiki-u-sofii.html</text:a>
</text:p>
      <!--NEWS-->
      <text:h text:style-name="P10" text:outline-level="1">
<text:span text:style-name="T4">
In the air force explained why the F-16 theme should not go out of the mouth</text:span>
</text:h>
      <text:p text:style-name="P4">
Authors: Ukrinform (Person)</text:p>
      <text:p text:style-name="P4">
Publisher: Укринформ (Organization)</text:p>
      <text:p text:style-name="P4">
Published Time: 2023-04-09T19:36:00+03:00</text:p>
      <text:p text:style-name="P4">
Modified Time: 2023-04-09T19:36:00+03:00</text:p>
      <text:p text:style-name="P4">
Description: Modern Western F-16 fighters are capable of destroying rockets and drones with one hundred percent result, which can not provide the planes available in Ukraine and SU. - Ukrinform.</text:p>
      <text:p text:style-name="P4">
Images: ["<text:a xlink:type="simple" xlink:href="https://static.ukrinform.com/photos/2017_06/thumb_files/630_360_1498327062-2091.jpg" text:style-name="Internet_20_link" text:visited-style-name="Visited_20_Internet_20_Link">
630_360_14983...</text:a>
"]</text:p>
      <text:p text:style-name="P4">
Tags: ['Літак', 'Повітряні сили ЗСУ', 'Винищувач', 'Війна з росією', 'Єдині новини']</text:p>
      <text:p text:style-name="P4">
Type: Article</text:p>
      <!--METADATA-->
      <text:p text:style-name="P4">
<draw:frame draw:style-name="fr1" draw:name="Image214" text:anchor-type="as-char" svg:width="6.9236in" svg:height="3.956343in" draw:z-index="0">
<draw:image xlink:href="../Images/yкринформ/2023-04-09T19-36-00-03-00/630_360_1498327062-2091.jpg" xlink:type="simple" xlink:show="embed" xlink:actuate="onLoad" draw:mime-type="image/jpeg"/>
</draw:frame>
Modern F-16 fighters are capable of destroying drones with one hundred percent result, which can not provide planes in Ukraine and SU.</text:p>
      <text:p text:style-name="P4">
This was stated by the Air Force Air Force Yuri Ignati on the air of the Teleterna "Unin", Ukrinform correspondent reports.</text:p>
      <text:p text:style-name="P4">
”(The planes could and SU - ed.)They carry out fighter cover, work with Shakhuzhshami and winged rockets, that is, where a large air defense is operated, there are places where [] work <text:a xlink:type="simple" xlink:href="https://www.ukrinform.ua/tag-vinisuvac" text:style-name="Internet_20_link" text:visited-style-name="Visited_20_Internet_20_Link">
</text:a>
Unfortunately, they are not effective in destroying rockets and drones as we were beating. The F -16 would perform with one hundred percent efficiency those tasks of recognizing rockets and drones, "Ignat said.</text:p>
      <text:p text:style-name="P4">
He stressed that it is extremely urgent to resist Russian aviation and aircraft.</text:p>
      <text:p text:style-name="P4">
<text:span text:style-name="T4">
 Read also: </text:span>
 <text:a xlink:type="simple" xlink:href="https://www.ukrinform.ua/rubric-ato/3693648-ignat-poasniv-comu-ukraina-ne-moze-zbivati-vsi-rosijski-kerovani-aviabombi.html" text:style-name="Internet_20_link" text:visited-style-name="Visited_20_Internet_20_Link">
<text:span text:style-name="T4">
 Ignati </text:span>
</text:a>
"The theme F -16 should not go from the mouth or in our country. It is something that will allow us to win the advantage in the air, something that will allow extremely efficiently counteracting the enemy, and what will allow us to win," - said Air Force.</text:p>
      <text:p text:style-name="P4">
As reported, Ukraine now has <text:a xlink:type="simple" xlink:href="https://www.ukrinform.ua/rubric-ato/3660580-vinisuvac-f16-mig-bi-stati-najkrasim-variantom-dla-povitranih-sil-ignat.html" text:style-name="Internet_20_link" text:visited-style-name="Visited_20_Internet_20_Link">
</text:a>
: Su-27 and MiG-29 fighters, Su-25 and 25 and 24 bomber.</text:p>
      <text:p text:style-name="P4">
Polish President Andrzej Duda said Warsaw would lobby for the provision of Ukrainian Standards.</text:p>
      <text:p text:style-name="P4">
News Source: <text:a xlink:type="simple" xlink:href="https://www.ukrinform.ua/rubric-ato/3693652-u-povitranih-silah-poasnili-comu-tema-f16-ne-mae-shoditi-z-vust.html" text:style-name="Internet_20_link" text:visited-style-name="Visited_20_Internet_20_Link">
https://www.ukrinform.ua/rubric-ato/3693652-u-povitranih-silah-poasnili-comu-tema-f16-ne-mae-shoditi-z-vust.html</text:a>
</text:p>
      <!--NEWS-->
      <text:h text:style-name="P10" text:outline-level="1">
<text:span text:style-name="T4">
Belingcat installed the primary sources of drained Pentagon documents</text:span>
</text:h>
      <text:p text:style-name="P4">
Authors: Ukrinform (Person)</text:p>
      <text:p text:style-name="P4">
Publisher: Укринформ (Organization)</text:p>
      <text:p text:style-name="P4">
Published Time: 2023-04-09T19:52:00+03:00</text:p>
      <text:p text:style-name="P4">
Modified Time: 2023-04-09T19:52:00+03:00</text:p>
      <text:p text:style-name="P4">
Description: The Bellingcat investigators group found the primary sources of fused Pentagon documents, which began to appear in January 2023 on some Discord servers. - Ukrinform.</text:p>
      <text:p text:style-name="P4">
Images: ["<text:a xlink:type="simple" xlink:href="https://static.ukrinform.com/photos/2017_12/thumb_files/630_360_1513407469-9227.jpg" text:style-name="Internet_20_link" text:visited-style-name="Visited_20_Internet_20_Link">
630_360_15134...</text:a>
"]</text:p>
      <text:p text:style-name="P4">
Tags: ['Bellingcat', 'Пентагон', 'Документи']</text:p>
      <text:p text:style-name="P4">
Type: Article</text:p>
      <!--METADATA-->
      <text:p text:style-name="P4">
<draw:frame draw:style-name="fr1" draw:name="Image215" text:anchor-type="as-char" svg:width="6.9236in" svg:height="3.956343in" draw:z-index="0">
<draw:image xlink:href="../Images/yкринформ/2023-04-09T19-52-00-03-00/630_360_1513407469-9227.jpg" xlink:type="simple" xlink:show="embed" xlink:actuate="onLoad" draw:mime-type="image/jpeg"/>
</draw:frame>
The Bellingcat investigators found the primary source of fused Pentagon documents that appeared in January 2023 on some Discord servers.</text:p>
      <text:p text:style-name="P4">
About it reports Ukrinform with reference to <text:a xlink:type="simple" xlink:href="https://www.bellingcat.com/news/2023/04/09/from-discord-to-4chan-the-improbable-journey-of-a-us-defence-leak/" text:style-name="Internet_20_link" text:visited-style-name="Visited_20_Internet_20_Link">
</text:a>
“Bellingcat saw evidence that some documents dated January could be posted on the network even earlier, although it is not known when it was. Bellingcattha and communicated with three members of the Discord Community, which stated that in recent months, much more documents have been published on other Discord servers, ”the message said.</text:p>
      <text:p text:style-name="P4">
On April 5, the documents began to be distributed in pro-Russian Telegram channels. Investigators were found in the Donbass Devushka Telegram channel. However, a clock was published in one of the 4chan forums before.</text:p>
      <text:p text:style-name="P4">
At the same time, March 4 - a month before Telegram and 4chan reports - the data were publicized on the Discord server. They were outlined by one of the platform users during the dispute over the war of Russia in Ukraine with another Jester on a Minecraft server.</text:p>
      <text:p text:style-name="P4">
The documents that the Bellingcat investigators saw were not scanned, asphotographed. The user who shared the photos later stated UTWITTER, which he found them posted by another user on the Discord server by Wowmao.</text:p>
      <text:p text:style-name="P4">
The first and second March, Wowmao user posted more than 30 documents on the server, many of which have a stamp.</text:p>
      <text:p text:style-name="P4">
The same user also published dozens of other documents about Ukraine before they were deleted on April 7. Although <text:a xlink:type="simple" xlink:href="https://www.ukrinform.ua/tag-bellingcat" text:style-name="Internet_20_link" text:visited-style-name="Visited_20_Internet_20_Link">
 </text:a>
He saw these publications, he could not independently check the authenticity of the documents in them.</text:p>
      <text:p text:style-name="P4">
Bellingcat investigators spoke with Discord members who claimed that other images were published earlier on another server - Thug Shaker Central.</text:p>
      <text:p text:style-name="P4">
<text:span text:style-name="T4">
 Read also: </text:span>
 <text:a xlink:type="simple" xlink:href="https://www.ukrinform.ua/rubric-ato/3693100-stati-vvazaut-poavu-v-merezi-sekretnih-fajliv-spravznim-vitokom-za-akim-stoit-rosia-zmi.html" text:style-name="Internet_20_link" text:visited-style-name="Visited_20_Internet_20_Link">
</text:a>
Image files describe in detail an additional document in the same and formatting style as the Wowmao, dated January 13.</text:p>
      <text:p text:style-name="P4">
However, given that the images provided were screen images, not a reference to the outgoing post on the server that was deleted, it is impossible to check the nature independently.There is no trace left of this server. According to the former participants, about 20 active users sat on the server. They discussed videos, music, Orthodoxy, and were fans of the Oxide YouTube channel, denying different weapons and protective equipment. The server was not political, although participants say that users mainly adhered to conservative views. There were also racist images and memes.</text:p>
      <text:p text:style-name="P4">
<text:span text:style-name="T4">
 Read also: </text:span>
 <text:a xlink:type="simple" xlink:href="https://www.ukrinform.ua/rubric-ato/3693170-u-ssa-viavili-novij-vitik-sekretnih-dokumentiv-pro-vijskovi-plani-ukraini-zmi.html" text:style-name="Internet_20_link" text:visited-style-name="Visited_20_Internet_20_Link">
</text:a>
According to Ukrinform, the New York Times published a material that comes to the Pentagon investigating the leakage of allegedly secret documents of Uzozozh networks concerning the US and NATO plans for the Armed Forces.</text:p>
      <text:p text:style-name="P4">
<text:a xlink:type="simple" xlink:href="https://www.ukrinform.ua/rubric-world/3693664-u-ssa-rozpocali-rozsliduvanna-pisla-novogo-vitoku-sekretnih-vijskovih-dokumentiv.html" text:style-name="Internet_20_link" text:visited-style-name="Visited_20_Internet_20_Link">
</text:a>
that have been published on social networks over the last weeks.</text:p>
      <text:p text:style-name="P4">
News Source: <text:a xlink:type="simple" xlink:href="https://www.ukrinform.ua/rubric-world/3693674-u-bellingcat-vstanovili-persodzerela-zlitih-dokumentiv-pentagonu.html" text:style-name="Internet_20_link" text:visited-style-name="Visited_20_Internet_20_Link">
https://www.ukrinform.ua/rubric-world/3693674-u-bellingcat-vstanovili-persodzerela-zlitih-dokumentiv-pentagonu.html</text:a>
</text:p>
      <!--NEWS-->
      <text:h text:style-name="P10" text:outline-level="1">
<text:span text:style-name="T4">
Casper Rud won the first trophy in the season</text:span>
</text:h>
      <text:p text:style-name="P4">
Authors: Ukrinform (Person)</text:p>
      <text:p text:style-name="P4">
Publisher: Укринформ (Organization)</text:p>
      <text:p text:style-name="P4">
Published Time: 2023-04-09T19:54:34+03:00</text:p>
      <text:p text:style-name="P4">
Modified Time: 2023-04-09T19:54:34+03:00</text:p>
      <text:p text:style-name="P4">
Description: In the finals, Norwegian defeated Serb Midomir Kitsmanovich. - Ukrinform.</text:p>
      <text:p text:style-name="P4">
Images: ["<text:a xlink:type="simple" xlink:href="https://static.ukrinform.com/photos/2023_04/thumb_files/630_360_1681059227-769.jpg" text:style-name="Internet_20_link" text:visited-style-name="Visited_20_Internet_20_Link">
630_360_16810...</text:a>
"]</text:p>
      <text:p text:style-name="P4">
Tags: ['Теніс']</text:p>
      <text:p text:style-name="P4">
Type: Article</text:p>
      <!--METADATA-->
      <text:p text:style-name="P4">
<draw:frame draw:style-name="fr1" draw:name="Image216" text:anchor-type="as-char" svg:width="6.9236in" svg:height="3.956343in" draw:z-index="0">
<draw:image xlink:href="../Images/yкринформ/2023-04-09T19-54-34-03-00/630_360_1681059227-769.jpg" xlink:type="simple" xlink:show="embed" xlink:actuate="onLoad" draw:mime-type="image/jpeg"/>
</draw:frame>
He defeated Serb Midomir Ketzmanovich in the finals.</text:p>
      <text:p text:style-name="P4">
The fifth racket of the world Casper Rud(Norway)won the drainage of the APR series 250 in Auctoril(Portugal), reports Ukrinform.</text:p>
      <text:p text:style-name="P4">
In the final of the competition, a 24-year-old Norwegian in two sets beat Mimir Kitsmanovich(Serbia, ATP 40)- 6:2, 7:6(7:3). Матч тривав 1 годину та 49 хвилин.</text:p>
      <text:p text:style-name="P4">
Для Каспера цей титул став першим у 2023 році та 10-й у кар'єрі.</text:p>
      <text:p text:style-name="P4">
Рахунок особистих зустрічей між Руудом та Кецмановичем став рівним – 2:2.</text:p>
      <text:p text:style-name="P4">
<text:span text:style-name="T4">
Читайте також:</text:span>
 <text:a xlink:type="simple" xlink:href="https://www.ukrinform.ua/rubric-sports/3693563-kalinina-vzala-ucast-u-fotosesii-dla-wta.html" text:style-name="Internet_20_link" text:visited-style-name="Visited_20_Internet_20_Link">
 <text:span text:style-name="T4">
Калініна</text:span>
 </text:a>
As reported by Ukrinform, the first "racket" of Ukraine Angelina Kalinina(# 30 of the world rating)took part in a photo shoot for a women's tennis association(WTA)At the Charleston tournament(USA).</text:p>
      <text:p text:style-name="P4">
Фото: btu.org.ua</text:p>
      <text:p text:style-name="P4">
News Source: <text:a xlink:type="simple" xlink:href="https://www.ukrinform.ua/rubric-sports/3693675-kasper-ruud-vigrav-persij-trofej-u-sezoni.html" text:style-name="Internet_20_link" text:visited-style-name="Visited_20_Internet_20_Link">
https://www.ukrinform.ua/rubric-sports/3693675-kasper-ruud-vigrav-persij-trofej-u-sezoni.html</text:a>
</text:p>
      <!--NEWS-->
      <text:h text:style-name="P10" text:outline-level="1">
<text:span text:style-name="T4">
Inhabitants of the occupied territories are threatened with the removal of children, if they do not take passports of the Russian Federation - military</text:span>
</text:h>
      <text:p text:style-name="P4">
Authors: Ukrinform (Person)</text:p>
      <text:p text:style-name="P4">
Publisher: Укринформ (Organization)</text:p>
      <text:p text:style-name="P4">
Published Time: 2023-04-09T20:02:00+03:00</text:p>
      <text:p text:style-name="P4">
Modified Time: 2023-04-09T20:02:00+03:00</text:p>
      <text:p text:style-name="P4">
Description: The invaders in the temporarily captured territory in the Tavriysk direction carry out forced certification and threaten to select school age children from parents, if they refuse to take passports of the Russian Federation. - Ukrinform.</text:p>
      <text:p text:style-name="P4">
Images: ["<text:a xlink:type="simple" xlink:href="https://static.ukrinform.com/photos/2015_12/thumb_files/630_360_1451037491-3661.jpg" text:style-name="Internet_20_link" text:visited-style-name="Visited_20_Internet_20_Link">
630_360_14510...</text:a>
"]</text:p>
      <text:p text:style-name="P4">
Tags: ['Діти', 'Окупація', 'Паспорт', 'Війна з росією']</text:p>
      <text:p text:style-name="P4">
Type: Article</text:p>
      <!--METADATA-->
      <text:p text:style-name="P4">
<draw:frame draw:style-name="fr1" draw:name="Image217" text:anchor-type="as-char" svg:width="6.9236in" svg:height="3.956343in" draw:z-index="0">
<draw:image xlink:href="../Images/yкринформ/2023-04-09T20-02-00-03-00/630_360_1451037491-3661.jpg" xlink:type="simple" xlink:show="embed" xlink:actuate="onLoad" draw:mime-type="image/jpeg"/>
</draw:frame>
The invaders in the temporarily captured territory in the Tavriysk direction carry out forced certification and threaten to select children of school age of parents, if they refuse to take passports of the Russian Federation.</text:p>
      <text:p text:style-name="P4">
The spokesman for the Tavriysky direction forces Colonel Alexeydmitrashkivsky on the air of the Teleterna "Unified News" informed about it, correspondentation.</text:p>
      <text:p text:style-name="P4">
"We all heard and saw that in the area of Melitopol there were" cotton "repeated ones, where both warehouses and accumulations of equipment were destroyed, after which it was enemy to measures to check documents, phones. Even there was a message that the dog was looking for guerrillas," said a spokesman.</text:p>
      <text:p text:style-name="P4">
According to him, the temporarily controlled territory also refuses forced illegal compulsory <text:a xlink:type="simple" xlink:href="https://www.ukrinform.ua/tag-pasport" text:style-name="Internet_20_link" text:visited-style-name="Visited_20_Internet_20_Link">
</text:a>
.</text:p>
      <text:p text:style-name="P4">
"They threaten people who have school -age children, who instead of their certificate will be children if they do not receive passports," - said Dmitryshkivsky.</text:p>
      <text:p text:style-name="P4">
<text:span text:style-name="T4">
 Read also: </text:span>
 <text:a xlink:type="simple" xlink:href="https://www.ukrinform.ua/rubric-regions/3693112-na-zahoplenih-teritoriah-hersonsini-rosiani-posilili-primusovu-pasportizaciu-hlan.html" text:style-name="Internet_20_link" text:visited-style-name="Visited_20_Internet_20_Link">
<text:span text:style-name="T4">
 Passport </text:span>
</text:a>
According to official data, Russia deported more than 19.5 thousand Ukrainian children, but on unofficial <text:a xlink:type="simple" xlink:href="https://www.ukrinform.ua/rubric-ato/3681768-sonajmense-kilka-tisac-ukrainskih-ditej-buli-primusovo-peremiseni-rosieu-hrw.html" text:style-name="Internet_20_link" text:visited-style-name="Visited_20_Internet_20_Link">
</text:a>
.</text:p>
      <text:p text:style-name="P4">
From the beginning of a full -scale invasion of Ukraine, 360 -worked children have been returned to Ukraine.</text:p>
      <text:p text:style-name="P4">
News Source: <text:a xlink:type="simple" xlink:href="https://www.ukrinform.ua/rubric-regions/3693679-zitelam-okupovanih-teritorij-pogrozuut-vilucati-ditej-akso-ne-bratimut-pasporti-rf-vijskovi.html" text:style-name="Internet_20_link" text:visited-style-name="Visited_20_Internet_20_Link">
https://www.ukrinform.ua/rubric-regions/3693679-zitelam-okupovanih-teritorij-pogrozuut-vilucati-ditej-akso-ne-bratimut-pasporti-rf-vijskovi.html</text:a>
</text:p>
      <!--NEWS-->
      <text:h text:style-name="P10" text:outline-level="1">
<text:span text:style-name="T4">
Near Marinka and Avdiivka, the army of the Russian Federation loses up to two mouths daily - defense forces</text:span>
</text:h>
      <text:p text:style-name="P4">
Authors: Ukrinform (Person)</text:p>
      <text:p text:style-name="P4">
Publisher: Укринформ (Organization)</text:p>
      <text:p text:style-name="P4">
Published Time: 2023-04-09T20:05:00+03:00</text:p>
      <text:p text:style-name="P4">
Modified Time: 2023-04-09T20:05:00+03:00</text:p>
      <text:p text:style-name="P4">
Description: In the Mariinsky and Avdiivsky directions, the Russian army loses about two mouths of personnel daily, positional battles continue. - Ukrinform.</text:p>
      <text:p text:style-name="P4">
Images: ["<text:a xlink:type="simple" xlink:href="https://static.ukrinform.com/photos/2023_02/thumb_files/630_360_1675756522-669.jpg" text:style-name="Internet_20_link" text:visited-style-name="Visited_20_Internet_20_Link">
630_360_16757...</text:a>
"]</text:p>
      <text:p text:style-name="P4">
Tags: ['Авдіївка', 'Російські військові', 'Війна з росією', 'Єдині новини']</text:p>
      <text:p text:style-name="P4">
Type: Article</text:p>
      <!--METADATA-->
      <text:p text:style-name="P4">
<draw:frame draw:style-name="fr1" draw:name="Image218" text:anchor-type="as-char" svg:width="6.9236in" svg:height="3.956343in" draw:z-index="0">
<draw:image xlink:href="../Images/yкринформ/2023-04-09T20-05-00-03-00/630_360_1675756522-669.jpg" xlink:type="simple" xlink:show="embed" xlink:actuate="onLoad" draw:mime-type="image/jpeg"/>
</draw:frame>
Navaryinsky and Avdiivsky directions The Russian army loses daily about two mouth of personnel, positional battles continue.</text:p>
      <text:p text:style-name="P4">
The spokesman for the Tavriysky direction forces Colonel Alexeydmitrashkivsky on the air of the Teleterna "Unified News" informed about it, correspondentation.</text:p>
      <text:p text:style-name="P4">
"In the Marinka area and <text:a xlink:type="simple" xlink:href="https://www.ukrinform.ua/tag-avdiivka" text:style-name="Internet_20_link" text:visited-style-name="Visited_20_Internet_20_Link">
</text:a>
continuing laying fights,(invaders - ed.)The variable success is, but all the attitudes that the enemy occupy, get away and turn back.(RF - Ed.)It is tremendous ... losses, every day the enemy loses about two rosotic staff, but does not leave hope, " - said the spokesman.</text:p>
      <text:p text:style-name="P4">
<text:span text:style-name="T4">
 Read also: </text:span>
 <text:a xlink:type="simple" xlink:href="https://www.ukrinform.ua/rubric-ato/3693194-rosiani-zavdali-aviaudaru-po-avdiivskomu-koksohimu.html" text:style-name="Internet_20_link" text:visited-style-name="Visited_20_Internet_20_Link">
<text:span text:style-name="T4">
 Avdi </text:span>
</text:a>
According to him, the prisoners say that they are sent "not enough commanders", without any preparation: "just lift in the middle of the night the person composition, under the muzzles of machines, guns send them to storm their assaults."</text:p>
      <text:p text:style-name="P4">
Dmitryashkivsky noted that last day the enemy applied on this day of BMP, APC and tank, at night, the attack was purely infantry groups.</text:p>
      <text:p text:style-name="P4">
As reported by Ukrinform, the Defense Forces of Ukraine <text:a xlink:type="simple" xlink:href="https://www.ukrinform.ua/rubric-ato/3693470-zsu-znisili-vze-178-150-rosijskih-zagarbnikiv.html" text:style-name="Internet_20_link" text:visited-style-name="Visited_20_Internet_20_Link">
</text:a>
From February 24, 2022 to April 9, 2023, about 178 thousand 150 Russian invaders.</text:p>
      <text:p text:style-name="P4">
<text:span text:style-name="T5">
Foto: flickr</text:span>
</text:p>
      <text:p text:style-name="P4">
News Source: <text:a xlink:type="simple" xlink:href="https://www.ukrinform.ua/rubric-ato/3693677-u-rajoni-marinki-ta-avdiivki-armia-rf-sodna-vtracae-do-dvoh-rot-sili-oboroni.html" text:style-name="Internet_20_link" text:visited-style-name="Visited_20_Internet_20_Link">
https://www.ukrinform.ua/rubric-ato/3693677-u-rajoni-marinki-ta-avdiivki-armia-rf-sodna-vtracae-do-dvoh-rot-sili-oboroni.html</text:a>
</text:p>
      <!--NEWS-->
      <text:h text:style-name="P10" text:outline-level="1">
<text:span text:style-name="T4">
The first flight of a new train from Lviv arrived in Kramatorsk</text:span>
</text:h>
      <text:p text:style-name="P4">
Authors: Ukrinform (Person)</text:p>
      <text:p text:style-name="P4">
Publisher: Укринформ (Organization)</text:p>
      <text:p text:style-name="P4">
Published Time: 2023-04-09T20:20:00+03:00</text:p>
      <text:p text:style-name="P4">
Modified Time: 2023-04-09T20:20:00+03:00</text:p>
      <text:p text:style-name="P4">
Description: The first flight of the new train №104/103 "Lviv - Kramatorsk" arrived in Kramatorsk Donetsk region. - Ukrinform.</text:p>
      <text:p text:style-name="P4">
Images: ["<text:a xlink:type="simple" xlink:href="https://static.ukrinform.com/photos/2023_04/thumb_files/630_360_1681060453-815.jpg" text:style-name="Internet_20_link" text:visited-style-name="Visited_20_Internet_20_Link">
630_360_16810...</text:a>
", "<text:a xlink:type="simple" xlink:href="https://static.ukrinform.com/photos/2023_04/1681060453-527.jpg" text:style-name="Internet_20_link" text:visited-style-name="Visited_20_Internet_20_Link">
1681060453-52...</text:a>
"]</text:p>
      <text:p text:style-name="P4">
Tags: ['Краматорськ', 'Львів', 'Укрзалізниця', 'Поїзд']</text:p>
      <text:p text:style-name="P4">
Type: Article</text:p>
      <!--METADATA-->
      <text:p text:style-name="P4">
<draw:frame draw:style-name="fr1" draw:name="Image219" text:anchor-type="as-char" svg:width="6.9236in" svg:height="3.956343in" draw:z-index="0">
<draw:image xlink:href="../Images/yкринформ/2023-04-09T20-20-00-03-00/630_360_1681060453-815.jpg" xlink:type="simple" xlink:show="embed" xlink:actuate="onLoad" draw:mime-type="image/jpeg"/>
</draw:frame>
The first flight of the new train №104/103 "Lviv - Kramatorsk" arrived.</text:p>
      <text:p text:style-name="P4">
According to Ukrinform, Ukrzaliznytsya JSC reports in <text:a xlink:type="simple" xlink:href="https://www.facebook.com/Ukrzaliznytsia/posts/pfbid02kb1w1QZSf3ibA1zzJS7HaUjD1TWhemn7j9VHWfFKsAXQKCdwqyB68sM54aT6Gqcvl" text:style-name="Internet_20_link" text:visited-style-name="Visited_20_Internet_20_Link">
</text:a>
.</text:p>
      <text:p text:style-name="P4">
"До Краматорська прибув перший рейс нового поїзда №104/103 зі <text:a xlink:type="simple" xlink:href="https://www.ukrinform.ua/tag-lviv" text:style-name="Internet_20_link" text:visited-style-name="Visited_20_Internet_20_Link">
</text:a>
- From the first trip is filled by 100%!",- the message reads.</text:p>
      <text:p text:style-name="P4">
<draw:frame draw:style-name="fr1" draw:name="Image220" text:anchor-type="as-char" svg:width="6.9236in" svg:height="9.231467in" draw:z-index="0">
<draw:image xlink:href="../Images/yкринформ/2023-04-09T20-20-00-03-00/1681060453-527.jpg" xlink:type="simple" xlink:show="embed" xlink:actuate="onLoad" draw:mime-type="image/jpeg"/>
</draw:frame>
<text:span text:style-name="T4">
 Read also: </text:span>
 <text:a xlink:type="simple" xlink:href="https://www.ukrinform.ua/rubric-economy/3692522-ukrzaliznica-zaversila-testovij-rejs-evrokolieu-iz-polsi.html" text:style-name="Internet_20_link" text:visited-style-name="Visited_20_Internet_20_Link">
<text:span text:style-name="T4">
 Ukrzal </text:span>
</text:a>
Ukrzaliznytsia noted that the Ukrainian Kramatorsk "full of life, unbreakable courage ... and expectations for justice for criminals that have come."</text:p>
      <text:p text:style-name="P4">
As reported by Ukrinform, on April 8 in Kramatorsk <text:a xlink:type="simple" xlink:href="https://www.ukrinform.ua/rubric-regions/3693279-u-kramatorsku-vsanuvali-pamat-zertv-raketnogo-udaru-rf-po-zaliznicnomu-vokzalu.html" text:style-name="Internet_20_link" text:visited-style-name="Visited_20_Internet_20_Link">
</text:a>
Due to the Russian rocket firing of the railway station a year ago.</text:p>
      <text:p text:style-name="P4">
News Source: <text:a xlink:type="simple" xlink:href="https://www.ukrinform.ua/rubric-regions/3693680-do-kramatorska-pribuv-persij-rejs-novogo-potaga-zi-lvova.html" text:style-name="Internet_20_link" text:visited-style-name="Visited_20_Internet_20_Link">
https://www.ukrinform.ua/rubric-regions/3693680-do-kramatorska-pribuv-persij-rejs-novogo-potaga-zi-lvova.html</text:a>
</text:p>
      <!--NEWS-->
      <text:h text:style-name="P10" text:outline-level="1">
<text:span text:style-name="T4">
Iran declared a successful test of a new drone Kamikadze</text:span>
</text:h>
      <text:p text:style-name="P4">
Authors: Ukrinform (Person)</text:p>
      <text:p text:style-name="P4">
Publisher: Укринформ (Organization)</text:p>
      <text:p text:style-name="P4">
Published Time: 2023-04-09T20:23:00+03:00</text:p>
      <text:p text:style-name="P4">
Modified Time: 2023-04-09T20:23:00+03:00</text:p>
      <text:p text:style-name="P4">
Description: The Land Troops of the Corps of the Guardians of the Islamic Revolution (Quir) have declared a successful test of the new Dron-Kamikadze Me'raj-532, which is capable of undermining targets up to 450 km. - Ukrinform.</text:p>
      <text:p text:style-name="P4">
Images: ["<text:a xlink:type="simple" xlink:href="https://static.ukrinform.com/photos/2023_04/thumb_files/630_360_1681053493-691.jpg" text:style-name="Internet_20_link" text:visited-style-name="Visited_20_Internet_20_Link">
630_360_16810...</text:a>
"]</text:p>
      <text:p text:style-name="P4">
Tags: ['Безпілотник', 'Іран', 'Випробування', 'Дрон']</text:p>
      <text:p text:style-name="P4">
Type: Article</text:p>
      <!--METADATA-->
      <text:p text:style-name="P4">
<draw:frame draw:style-name="fr1" draw:name="Image221" text:anchor-type="as-char" svg:width="6.9236in" svg:height="3.956343in" draw:z-index="0">
<draw:image xlink:href="../Images/yкринформ/2023-04-09T20-23-00-03-00/630_360_1681053493-691.jpg" xlink:type="simple" xlink:show="embed" xlink:actuate="onLoad" draw:mime-type="image/jpeg"/>
</draw:frame>
The Sukhoputnovian Corps of Guards of the Islamic Revolution(Queer)They declared successful testing of the new Dron-Kamikadze Me'raj-532, which is able to undermine whole at the same time up to 450 km.</text:p>
      <text:p text:style-name="P4">
This was reported to the agency <text:a xlink:type="simple" xlink:href="https://www.tasnimnews.com/en/news/2023/04/09/2877484/irgc-tests-new-suicide-drone-with-50-kg-of-ammo" text:style-name="Internet_20_link" text:visited-style-name="Visited_20_Internet_20_Link">
</text:a>
Chairman of the research unit of the Curus Ali Kukhestan, Ukrinform reports.</text:p>
      <text:p text:style-name="P4">
It is noted that this unmanned aerial vehicle is equipped with a piston twin, has a working height of 3.6 km and can be in the air for up to 3 hours.</text:p>
      <text:p text:style-name="P4">
According to Kukhastan, Dron-Kamikadze can affect the whole with a high accuracy of the header weighing 50 kilograms and can take off from the car.</text:p>
      <text:p text:style-name="P4">
<text:span text:style-name="T4">
 Read also: </text:span>
 <text:a xlink:type="simple" xlink:href="https://www.ukrinform.ua/rubric-world/3693240-u-kndr-zaavlaut-so-viprobuvali-pidvodnij-adernij-dron.html" text:style-name="Internet_20_link" text:visited-style-name="Visited_20_Internet_20_Link">
<text:span text:style-name="T4">
 drone </text:span>
</text:a>
He added that the Me'raj-532 can be collected and prepared for the flight "easily baking", which is a suitable option for a quick response to a particular situation.</text:p>
      <text:p text:style-name="P4">
Kukhastans also said that the Iranian military plan to attract more <text:a xlink:type="simple" xlink:href="https://www.ukrinform.ua/tag-bezpilotnik" text:style-name="Internet_20_link" text:visited-style-name="Visited_20_Internet_20_Link">
</text:a>
-Kamikadze for different missions, which is the units of the CVIK Land Forces.</text:p>
      <text:p text:style-name="P4">
As reported by Ukrinform, on March 21, the US government announced the introduction of sanctions against companies and persons in Iran and Turkey involved in Iranian UAV programs, as well as other weapons, including ballistic routes.</text:p>
      <text:p text:style-name="P4">
_ Photo from Tasnimnews.com _</text:p>
      <text:p text:style-name="P4">
News Source: <text:a xlink:type="simple" xlink:href="https://www.ukrinform.ua/rubric-world/3693654-iran-zaaviv-pro-uspisne-viprobuvanna-novogo-dronakamikadze.html" text:style-name="Internet_20_link" text:visited-style-name="Visited_20_Internet_20_Link">
https://www.ukrinform.ua/rubric-world/3693654-iran-zaaviv-pro-uspisne-viprobuvanna-novogo-dronakamikadze.html</text:a>
</text:p>
      <!--NEWS-->
      <text:h text:style-name="P10" text:outline-level="1">
<text:span text:style-name="T4">
APL: Liverpool played a draw with Arsenal</text:span>
</text:h>
      <text:p text:style-name="P4">
Authors: Ukrinform (Person)</text:p>
      <text:p text:style-name="P4">
Publisher: Укринформ (Organization)</text:p>
      <text:p text:style-name="P4">
Published Time: 2023-04-09T20:38:49+03:00</text:p>
      <text:p text:style-name="P4">
Modified Time: 2023-04-09T20:38:49+03:00</text:p>
      <text:p text:style-name="P4">
Description: Zinchenko played 88 minutes of the match. - Ukrinform.</text:p>
      <text:p text:style-name="P4">
Images: ["<text:a xlink:type="simple" xlink:href="https://static.ukrinform.com/photos/2023_04/thumb_files/630_360_1681061826-748.jpeg" text:style-name="Internet_20_link" text:visited-style-name="Visited_20_Internet_20_Link">
630_360_16810...</text:a>
"]</text:p>
      <text:p text:style-name="P4">
Tags: ['Арсенал', 'Футбол', 'Зінченко', 'Ліверпуль', 'АПЛ']</text:p>
      <text:p text:style-name="P4">
Type: Article</text:p>
      <!--METADATA-->
      <text:p text:style-name="P4">
<draw:frame draw:style-name="fr1" draw:name="Image222" text:anchor-type="as-char" svg:width="6.9236in" svg:height="3.956343in" draw:z-index="0">
<draw:image xlink:href="../Images/yкринформ/2023-04-09T20-38-49-03-00/630_360_1681061826-748.jpeg" xlink:type="simple" xlink:show="embed" xlink:actuate="onLoad" draw:mime-type="image/jpeg"/>
</draw:frame>
Zinchenko played 88 minutes of the match.</text:p>
      <text:p text:style-name="P4">
Liverpool and Arsenal divided points-2: 2 in the 30th round of the English Premier League, Ukrinform reports.</text:p>
      <text:p text:style-name="P4">
From the first minutes of the game "Gunners" took possession of the ball and scored a fast goal: at the 8th Martinelli hit the gate. In 20 minutes, Martinelli has double the advantage of Arsenal.</text:p>
      <text:p text:style-name="P4">
Liverpool was able to play one ball at the end of the first half: the command delayed the attack, which was completed by Salah.</text:p>
      <text:p text:style-name="P4">
At the end of the match-the 87th minute of the game, the owners of the fields were still able to compare the account.</text:p>
      <text:p text:style-name="P4">
Alexander Zinchenko played 88 minutes of the match, he was replaced by Kiran Tirney.</text:p>
      <text:p text:style-name="P4">
Therefore, Arsenal continues to head the APL standings, they have 73 points, Liverpool - eighth, with 44 points in the asset.</text:p>
      <text:p text:style-name="P4">
<text:span text:style-name="T4">
 Read also: </text:span>
 <text:a xlink:type="simple" xlink:href="https://www.ukrinform.ua/rubric-sports/3693352-apl-celsi-mudrika-postupivsa-vulvergemptonu-prodovzivsi-bezvigrasnu-seriu.html" text:style-name="Internet_20_link" text:visited-style-name="Visited_20_Internet_20_Link">
<text:span text:style-name="T4">
 APL </text:span>
</text:a>
As reported by Ukrinform, in the other match of the Crystal Peles game beat Leds - 5: 1.</text:p>
      <text:p text:style-name="P4">
Photo: Getty Image</text:p>
      <text:p text:style-name="P4">
News Source: <text:a xlink:type="simple" xlink:href="https://www.ukrinform.ua/rubric-sports/3693684-apl-liverpul-zigrav-vniciu-z-arsenalom.html" text:style-name="Internet_20_link" text:visited-style-name="Visited_20_Internet_20_Link">
https://www.ukrinform.ua/rubric-sports/3693684-apl-liverpul-zigrav-vniciu-z-arsenalom.html</text:a>
</text:p>
      <!--NEWS-->
      <text:h text:style-name="P10" text:outline-level="1">
<text:span text:style-name="T4">
In the Chernivtsi region, due to the accident, the movement on the H-03 highway is complicated</text:span>
</text:h>
      <text:p text:style-name="P4">
Authors: Ukrinform (Person)</text:p>
      <text:p text:style-name="P4">
Publisher: Укринформ (Organization)</text:p>
      <text:p text:style-name="P4">
Published Time: 2023-04-09T20:40:00+03:00</text:p>
      <text:p text:style-name="P4">
Modified Time: 2023-04-09T20:40:00+03:00</text:p>
      <text:p text:style-name="P4">
Description: In the village of Prytutia, Chernivtsi region, due to a road accident, a traffic on the H-03 highway Zhytomyr-Chernivtsi is complicated. - Ukrinform.</text:p>
      <text:p text:style-name="P4">
Images: ["<text:a xlink:type="simple" xlink:href="https://static.ukrinform.com/photos/2023_04/thumb_files/630_360_1681061667-352.jpeg" text:style-name="Internet_20_link" text:visited-style-name="Visited_20_Internet_20_Link">
630_360_16810...</text:a>
"]</text:p>
      <text:p text:style-name="P4">
Tags: ['Аварія', 'ДТП', 'Поліція', 'Житомир', 'Чернівці']</text:p>
      <text:p text:style-name="P4">
Type: Article</text:p>
      <!--METADATA-->
      <text:p text:style-name="P4">
<draw:frame draw:style-name="fr1" draw:name="Image223" text:anchor-type="as-char" svg:width="6.9236in" svg:height="3.956343in" draw:z-index="0">
<draw:image xlink:href="../Images/yкринформ/2023-04-09T20-40-00-03-00/630_360_1681061667-352.jpeg" xlink:type="simple" xlink:show="embed" xlink:actuate="onLoad" draw:mime-type="image/jpeg"/>
</draw:frame>
In the village of Chernivtsi region, due to the road accident, complicated on the highway H-03 Zhytomyr-Chernivtsi.</text:p>
      <text:p text:style-name="P4">
According to Ukrinform, the patrol police reports in <text:a xlink:type="simple" xlink:href="https://t.me/patrolpolice_ua/2820" text:style-name="Internet_20_link" text:visited-style-name="Visited_20_Internet_20_Link">
</text:a>
.</text:p>
      <text:p text:style-name="P4">
"Due to the traffic accident, which occurred on the H -03 Zhytomyr - Chernivtsi highway, in the village of Prykrutya, the Chernivtsi region, the traffic is composed in both directions," the message reads.</text:p>
      <text:p text:style-name="P4">
Patrols provide road safety and regulate if necessary.</text:p>
      <text:p text:style-name="P4">
<text:span text:style-name="T4">
 Read also: </text:span>
 <text:a xlink:type="simple" xlink:href="https://www.ukrinform.ua/rubric-society/3693379-u-dtp-v-moldovi-postrazdali-patero-ukrainciv-mzs.html" text:style-name="Internet_20_link" text:visited-style-name="Visited_20_Internet_20_Link">
<text:span text:style-name="T4">
 accident </text:span>
</text:a>
Drivers are urging to plan the route, taking into account this information.</text:p>
      <text:p text:style-name="P4">
As reported by Ukrinform, on April 7 in the Zhytomyr region through a road accident nearby Veresya <text:a xlink:type="simple" xlink:href="https://www.ukrinform.ua/rubric-regions/3692747-na-zitomirsini-stalasa-dtp-castkovo-perekrili-ruh-na-trasi-kiiv-cop.html" text:style-name="Internet_20_link" text:visited-style-name="Visited_20_Internet_20_Link">
</text:a>
Movement on the Kiev - Chop highway.</text:p>
      <text:p text:style-name="P4">
News Source: <text:a xlink:type="simple" xlink:href="https://www.ukrinform.ua/rubric-regions/3693683-u-cerniveckij-oblasti-cerez-avariu-uskladnenij-ruh-na-avtoslahu-n03.html" text:style-name="Internet_20_link" text:visited-style-name="Visited_20_Internet_20_Link">
https://www.ukrinform.ua/rubric-regions/3693683-u-cerniveckij-oblasti-cerez-avariu-uskladnenij-ruh-na-avtoslahu-n03.html</text:a>
</text:p>
      <!--NEWS-->
      <text:h text:style-name="P10" text:outline-level="1">
<text:span text:style-name="T4">
In Kamianets -Podilskyi near the Cathedral, the believers began an action - they require a transition to the PCC</text:span>
</text:h>
      <text:p text:style-name="P4">
Authors: Ukrinform (Person)</text:p>
      <text:p text:style-name="P4">
Publisher: Укринформ (Organization)</text:p>
      <text:p text:style-name="P4">
Published Time: 2023-04-09T21:00:00+03:00</text:p>
      <text:p text:style-name="P4">
Modified Time: 2023-04-09T21:00:00+03:00</text:p>
      <text:p text:style-name="P4">
Description: Near the Cathedral of Alexander Nevsky in Kamianets-Podilsky activists who support the transition of the temple from the UOC (MP) to the PCU, began to deploy tents. - Ukrinform.</text:p>
      <text:p text:style-name="P4">
Images: ["<text:a xlink:type="simple" xlink:href="https://static.ukrinform.com/photos/2023_04/thumb_files/630_360_1681063208-770.jpg" text:style-name="Internet_20_link" text:visited-style-name="Visited_20_Internet_20_Link">
630_360_16810...</text:a>
", "<text:a xlink:type="simple" xlink:href="https://static.ukrinform.com/photos/2023_04/1681063209-895.jpg" text:style-name="Internet_20_link" text:visited-style-name="Visited_20_Internet_20_Link">
1681063209-89...</text:a>
", "<text:a xlink:type="simple" xlink:href="https://static.ukrinform.com/photos/2023_04/1681063209-272.jpg" text:style-name="Internet_20_link" text:visited-style-name="Visited_20_Internet_20_Link">
1681063209-27...</text:a>
"]</text:p>
      <text:p text:style-name="P4">
Tags: ['Церква', 'УПЦ МП', 'Кам’янець-Подільський', 'Акція', 'Православна церква України']</text:p>
      <text:p text:style-name="P4">
Type: Article</text:p>
      <!--METADATA-->
      <text:p text:style-name="P4">
<draw:frame draw:style-name="fr1" draw:name="Image224" text:anchor-type="as-char" svg:width="6.9236in" svg:height="3.956343in" draw:z-index="0">
<draw:image xlink:href="../Images/yкринформ/2023-04-09T21-00-00-03-00/630_360_1681063208-770.jpg" xlink:type="simple" xlink:show="embed" xlink:actuate="onLoad" draw:mime-type="image/jpeg"/>
</draw:frame>
Alexander Nevsky's Bear in Kamianets-Podilsky activists who support the transition of the temple from the UOC(MP)Tents began to deploy to the PCC.</text:p>
      <text:p text:style-name="P4">
About it reports <text:a xlink:type="simple" xlink:href="https://suspilne.media/440421-u-kamanci-podilskomu-pid-soborom-oleksandra-nevskogo-vstanovili-nameti/" text:style-name="Internet_20_link" text:visited-style-name="Visited_20_Internet_20_Link">
</text:a>
, reports Ukrinform.</text:p>
      <text:p text:style-name="P4">
According to one of the organizers of Alla Chepelyuk's action, the main requirements of the Audit Committee to the Temple to carry out an inventory.</text:p>
      <text:p text:style-name="P4">
<draw:frame draw:style-name="fr1" draw:name="Image225" text:anchor-type="as-char" svg:width="6.9236in" svg:height="3.898161in" draw:z-index="0">
<draw:image xlink:href="../Images/yкринформ/2023-04-09T21-00-00-03-00/1681063209-895.jpg" xlink:type="simple" xlink:show="embed" xlink:actuate="onLoad" draw:mime-type="image/jpeg"/>
</draw:frame>
"We demand that the MP priests miss the Audit Committee to the cathedral. We are not allowed to go there, although there is a community decision to move to the PCC.</text:p>
      <text:p text:style-name="P4">
<draw:frame draw:style-name="fr1" draw:name="Image226" text:anchor-type="as-char" svg:width="6.9236in" svg:height="3.898161in" draw:z-index="0">
<draw:image xlink:href="../Images/yкринформ/2023-04-09T21-00-00-03-00/1681063209-272.jpg" xlink:type="simple" xlink:show="embed" xlink:actuate="onLoad" draw:mime-type="image/jpeg"/>
</draw:frame>
As of Sunday evening near Alexander Nevsky Cathedral, more than 1,000 people gathered who support the crossing of the church to <text:a xlink:type="simple" xlink:href="https://www.ukrinform.ua/tag-pravoslavna-cerkva-ukraini" text:style-name="Internet_20_link" text:visited-style-name="Visited_20_Internet_20_Link">
</text:a>
. At the same time, more than 500 believers who support the MP surrounds the temple and do not let them.</text:p>
      <text:p text:style-name="P4">
In Kamianets-Podilskyi, on April 8, residents of the city at the meeting unanimously supported the transition of Alexander Nevsky's cathedral to the PCU.</text:p>
      <text:p text:style-name="P4">
<text:span text:style-name="T4">
 Read also: </text:span>
 <text:a xlink:type="simple" xlink:href="https://www.ukrinform.ua/rubric-regions/3691346-u-kamancipodilskomu-upc-mp-pozbavili-prava-na-koristuvanna-zemleu.html" text:style-name="Internet_20_link" text:visited-style-name="Visited_20_Internet_20_Link">
<text:span text:style-name="T4">
 Kam </text:span>
 <text:span text:style-name="T4">
 </text:span>
 Yanks **</text:a>
Earlier, on April 4, a session of the City Council took place, which was approved by three-conversations, in particular on the ban on the MP in the territory of Ukraine, the release of the Kamyanets-Podilsky Diocese(MP)From the Russian Orthodox Church, termination of lease or use of the UOC(MP)ecclesiastical structures that are state -owned. Deputies also voted for 19 projected use(MP).</text:p>
      <text:p text:style-name="P4">
<text:span text:style-name="T5">
Фото Алла Чепелюк</text:span>
</text:p>
      <text:p text:style-name="P4">
News Source: <text:a xlink:type="simple" xlink:href="https://www.ukrinform.ua/rubric-regions/3693688-u-kamancipodilskomu-bila-soboru-virani-pocali-akciu-vimagaut-perehodu-do-pcu.html" text:style-name="Internet_20_link" text:visited-style-name="Visited_20_Internet_20_Link">
https://www.ukrinform.ua/rubric-regions/3693688-u-kamancipodilskomu-bila-soboru-virani-pocali-akciu-vimagaut-perehodu-do-pcu.html</text:a>
</text:p>
      <!--NEWS-->
      <text:h text:style-name="P10" text:outline-level="1">
<text:span text:style-name="T4">
In Ukraine tomorrow will be warm, sometimes light rain</text:span>
</text:h>
      <text:p text:style-name="P4">
Authors: Ukrinform (Person)</text:p>
      <text:p text:style-name="P4">
Publisher: Укринформ (Organization)</text:p>
      <text:p text:style-name="P4">
Published Time: 2023-04-09T21:19:00+03:00</text:p>
      <text:p text:style-name="P4">
Modified Time: 2023-04-09T21:19:00+03:00</text:p>
      <text:p text:style-name="P4">
Description: On Monday, April 10, in Ukraine, sometimes small, in Transcarpathia and Carpathian, there is a reasonable rain, in the mountains with wet snow, only in the southern part without significant rainfall. - Ukrinform.</text:p>
      <text:p text:style-name="P4">
Images: ["<text:a xlink:type="simple" xlink:href="https://static.ukrinform.com/photos/2023_04/thumb_files/630_360_1680706756-178.jpg" text:style-name="Internet_20_link" text:visited-style-name="Visited_20_Internet_20_Link">
630_360_16807...</text:a>
"]</text:p>
      <text:p text:style-name="P4">
Tags: ['Дощ', 'Погода', 'Тепло', 'Прогноз']</text:p>
      <text:p text:style-name="P4">
Type: Article</text:p>
      <!--METADATA-->
      <text:p text:style-name="P4">
<draw:frame draw:style-name="fr1" draw:name="Image227" text:anchor-type="as-char" svg:width="6.9236in" svg:height="3.956343in" draw:z-index="0">
<draw:image xlink:href="../Images/yкринформ/2023-04-09T21-19-00-03-00/630_360_1680706756-178.jpg" xlink:type="simple" xlink:show="embed" xlink:actuate="onLoad" draw:mime-type="image/jpeg"/>
</draw:frame>
In Ukraine, on April 10, in Ukraine, sometimes small, in Transcarpathia and Carpathian Rain, in the mountains with wet snow, only in the southern part without fittings.</text:p>
      <text:p text:style-name="P4">
Ukrinform was reported at the Ukrainian Hydrometeorological Center.</text:p>
      <text:p text:style-name="P4">
In the southern and central regions night and in the morning, fog. Window, northeast, 5-10 m/s.</text:p>
      <text:p text:style-name="P4">
Air temperature at night 3-8 ° heat, in the Carpathians about 0 °; in the afternoon 10-15 ° warm, in the south and east of the country up to 18 °.</text:p>
      <text:p text:style-name="P4">
In Kyiv and Kyiv region, April 10 is cloudy with clearings, sometimes a small day. Temperature in the capital at night 6-8 ° heat, in the afternoon 12-14 °; In the area at night 3-8 ° warm, in the afternoon 10-15 °.</text:p>
      <text:p text:style-name="P4">
On Tuesday, April 11, in Ukraine without significant rainfall. April 12 - Sometimes it is raining, Wet with wet snow.</text:p>
      <text:p text:style-name="P4">
East wind, northeast, 5-10 m/s, in the afternoon on April 11 in the south and east of gusts 15-20 m/s.</text:p>
      <text:p text:style-name="P4">
Temperature at night 3-8 ° heat, in the Carpathians about 0 °; April 11-17 °, April 12, 8-13 °.</text:p>
      <text:p text:style-name="P4">
<text:span text:style-name="T4">
 Read also: </text:span>
 <text:a xlink:type="simple" xlink:href="https://www.ukrinform.ua/rubric-regions/3692957-v-ukraini-cerez-poteplinna-aktivizuutsa-grozi-sinoptik.html" text:style-name="Internet_20_link" text:visited-style-name="Visited_20_Internet_20_Link">
<text:span text:style-name="T4">
 Ukraine </text:span>
 <text:span text:style-name="T4">
 </text:span>
 Through <text:span text:style-name="T4">
 </text:span>
 warming <text:span text:style-name="T4">
 </text:span>
 <text:span text:style-name="T4">
 activated </text:span>
<text:span text:style-name="T4">
 thunderstorms </text:span>
 <text:span text:style-name="T4">
 </text:span>
 Forecasters **</text:a>
In the capital region on April 11 without significant rainfall, April 12 is sometimes raining. Treatment in Kiev at night 6-8 ° heat; In the afternoon April 11, about 15 °, April 1210-12 °. In the area at night 3-8 ° heat; April 11-17 °, April 12, 8-13 °.</text:p>
      <text:p text:style-name="P4">
During April 13-14 in Ukraine, according to forecasts of forecasters, in places small, in the east, April 13 and in the south, moderate rains, sometimes <text:a xlink:type="simple" xlink:href="https://www.ukrinform.ua/tag-groza" text:style-name="Internet_20_link" text:visited-style-name="Visited_20_Internet_20_Link">
</text:a>
.</text:p>
      <text:p text:style-name="P4">
Temperature at night 3-9 °, in the west of the country 1-6 ° heat; On the day of April 13-17 °, April 14, except the western regions, 14-20 °.</text:p>
      <text:p text:style-name="P4">
In Kiev and the region, April 13-14, light rain, April 13 at night. Temperature in the capital at night 7-9 ° heat; In the afternoon on April 13, 14-16 °, 14 April 17-19 °. In the area at night 4-9 ° heat; In the afternoon, April 13-16 °, April 1415-20 °.</text:p>
      <text:p text:style-name="P4">
News Source: <text:a xlink:type="simple" xlink:href="https://www.ukrinform.ua/rubric-regions/3693602-v-ukraini-zavtra-bude-teplo-podekudi-nevelikij-dos.html" text:style-name="Internet_20_link" text:visited-style-name="Visited_20_Internet_20_Link">
https://www.ukrinform.ua/rubric-regions/3693602-v-ukraini-zavtra-bude-teplo-podekudi-nevelikij-dos.html</text:a>
</text:p>
      <!--NEWS-->
      <text:h text:style-name="P10" text:outline-level="1">
<text:span text:style-name="T4">
The Russians fired two border communities in Sumy region during the day</text:span>
</text:h>
      <text:p text:style-name="P4">
Authors: Ukrinform (Person)</text:p>
      <text:p text:style-name="P4">
Publisher: Укринформ (Organization)</text:p>
      <text:p text:style-name="P4">
Published Time: 2023-04-09T21:37:12+03:00</text:p>
      <text:p text:style-name="P4">
Modified Time: 2023-04-09T21:37:12+03:00</text:p>
      <text:p text:style-name="P4">
Description: The army of the Russian Federation during the day fired at two border communities of Sumy region: Novoslobidskaya and Belopilsk. - Ukrinform.</text:p>
      <text:p text:style-name="P4">
Images: ["<text:a xlink:type="simple" xlink:href="https://static.ukrinform.com/photos/2019_11/thumb_files/630_360_1574102935-316.jpg" text:style-name="Internet_20_link" text:visited-style-name="Visited_20_Internet_20_Link">
630_360_15741...</text:a>
"]</text:p>
      <text:p text:style-name="P4">
Tags: ['Обстріл', 'Сумщина', 'Війна з росією']</text:p>
      <text:p text:style-name="P4">
Type: Article</text:p>
      <!--METADATA-->
      <text:p text:style-name="P4">
<draw:frame draw:style-name="fr1" draw:name="Image228" text:anchor-type="as-char" svg:width="6.9236in" svg:height="3.956343in" draw:z-index="0">
<draw:image xlink:href="../Images/yкринформ/2023-04-09T21-37-12-03-00/630_360_1574102935-316.jpg" xlink:type="simple" xlink:show="embed" xlink:actuate="onLoad" draw:mime-type="image/jpeg"/>
</draw:frame>
The Army Federation during the day shells two border communities: Novoslobid and Belopilsk.</text:p>
      <text:p text:style-name="P4">
According to Ukrinform, the Sumy Regional Military Administration reports in <text:a xlink:type="simple" xlink:href="https://t.me/Sumy_news_ODA/15338" text:style-name="Internet_20_link" text:visited-style-name="Visited_20_Internet_20_Link">
</text:a>
.</text:p>
      <text:p text:style-name="P4">
In the territory of the Belopil community during the day, the Russians were beaten from mortars -10 hits were recorded.</text:p>
      <text:p text:style-name="P4">
In the Novoslobid community, the enemy made <text:a xlink:type="simple" xlink:href="https://www.ukrinform.ua/tag-obstril" text:style-name="Internet_20_link" text:visited-style-name="Visited_20_Internet_20_Link">
</text:a>
from AGS - 10 shots.</text:p>
      <text:p text:style-name="P4">
In both cases without consequences.</text:p>
      <text:p text:style-name="P4">
<text:span text:style-name="T4">
 Read also: </text:span>
 <text:a xlink:type="simple" xlink:href="https://www.ukrinform.ua/rubric-ato/3693603-zsu-zbili-nad-sumsinou-rosijskij-bezpilotnik.html" text:style-name="Internet_20_link" text:visited-style-name="Visited_20_Internet_20_Link">
<text:span text:style-name="T4">
 Sums </text:span>
</text:a>
As reported by Ukrinform, Russian troops in the morning of Sunday, on April 9, they arrived from the artillery of the middle-and-Budy community of Sumy region.</text:p>
      <text:p text:style-name="P4">
_ Photo illustrative_</text:p>
      <text:p text:style-name="P4">
News Source: <text:a xlink:type="simple" xlink:href="https://www.ukrinform.ua/rubric-ato/3693691-rosiani-protagom-dna-obstrilali-dvi-prikordonni-gromadi-na-sumsini.html" text:style-name="Internet_20_link" text:visited-style-name="Visited_20_Internet_20_Link">
https://www.ukrinform.ua/rubric-ato/3693691-rosiani-protagom-dna-obstrilali-dvi-prikordonni-gromadi-na-sumsini.html</text:a>
</text:p>
      <!--NEWS-->
      <text:h text:style-name="P10" text:outline-level="1">
<text:span text:style-name="T4">
Zelensky: Russia puts itself in even greater isolation from the world and humanity</text:span>
</text:h>
      <text:p text:style-name="P4">
Authors: Ukrinform (Person)</text:p>
      <text:p text:style-name="P4">
Publisher: Укринформ (Organization)</text:p>
      <text:p text:style-name="P4">
Published Time: 2023-04-09T21:47:00+03:00</text:p>
      <text:p text:style-name="P4">
Modified Time: 2023-04-09T21:47:00+03:00</text:p>
      <text:p text:style-name="P4">
Description: This night, the Russian army fired at Zaporozhye C-300 rockets. So the terrorist state holds this Palm Sunday. So Russia puts itself in even greater isolation from the world, from humanity.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Зеленський', 'Війна з росією', '#stoprussia']</text:p>
      <text:p text:style-name="P4">
Type: Article</text:p>
      <!--METADATA-->
      <text:p text:style-name="P4">
<draw:frame draw:style-name="fr1" draw:name="Image229" text:anchor-type="as-char" svg:width="6.9236in" svg:height="3.956343in" draw:z-index="0">
<draw:image xlink:href="../Images/yкринформ/2023-04-09T21-47-00-03-00/630_360_1679682020-565.jpeg" xlink:type="simple" xlink:show="embed" xlink:actuate="onLoad" draw:mime-type="image/jpeg"/>
</draw:frame>
This night, the Russian army fired at Zaporozhye S-300 rockets. So the state-terrorist conducts this Palm Sunday. So Russia puts itself in even greater isolation of the stretch, from humanity.</text:p>
      <text:p text:style-name="P4">
This emphasized in his evening <text:a xlink:type="simple" xlink:href="https://www.youtube.com/watch" text:style-name="Internet_20_link" text:visited-style-name="Visited_20_Internet_20_Link">
</text:a>
President of Ukraine Vladimirzelensky, reports Ukrinform.</text:p>
      <text:p text:style-name="P4">
<text:span text:style-name="T5">
Viso: <text:a xlink:type="simple" xlink:href="https://t.me/OP_UA/9203" text:style-name="Internet_20_link" text:visited-style-name="Visited_20_Internet_20_Link">
</text:a>
</text:span>
</text:p>
      <text:p text:style-name="P4">
<text:span text:style-name="T4">
 _ Ukrainians!Ukrainian women!_ </text:span>
</text:p>
      <text:p text:style-name="P4">
This night, the Russian army fired at Zaporozhye. C-300 missiles.</text:p>
      <text:p text:style-name="P4">
Accident - in a house, a dwelling house. Three people were in it. The man, the woman and the child - the girl, her name was Irina, this year she would turn 11 years. She died. The man too. My condolences ... A woman is in serious condition, in the hospital, she is given help.</text:p>
      <text:p text:style-name="P4">
So the terrorist state holds this Palm Sunday. In this way, Russia puts itself in even more isolation from the world, from humanity.</text:p>
      <text:p text:style-name="P4">
Every bright Christian holiday teaches us that we can not know - how, we are sure to be sure that evil - loses. We have to believe. And we - we believe. Should moon to lose evil. And we are approaching. And the world is with us. Support is added every month, increasing the circle of those who support us, who supports our courage and our faith in life.</text:p>
      <text:p text:style-name="P4">
I thank everyone in the world who together with Ukraine now, who is effective with us.</text:p>
      <text:p text:style-name="P4">
I thank all of our people who eliminate the consequences of Russian shelling of tadoscaping those who have been injured from terror. In Zaporizhzhya, in Kharkiv, Chernihiv, Sumy, Dnipropetrovsk, Kherson, Donbass.</text:p>
      <text:p text:style-name="P4">
I thank every rescuer and doctor, all nurses and brothers, every police officer, every police officer ... All representatives of local authorities in the cities of Isella, who helps people. Yes - volunteers.</text:p>
      <text:p text:style-name="P4">
And of course, I want to thank the soldiers!To everyone who is in battle right now. To all who are restrained by the evil. To all who destroy the invaders - in battle and in their rear.</text:p>
      <text:p text:style-name="P4">
We are preparing for an active new week, in particular in our international work - to strengthen the defense, to strengthen our warriors.</text:p>
      <text:p text:style-name="P4">
And according to the results of this week I would like to note especially-the Marines of the 35th and the 36-Skoly Brigades, the soldiers of the 55th Artillery Brigade ... They are fighting in Donetsk region. Thank you guys!</text:p>
      <text:p text:style-name="P4">
For active assault actions in Bakhmut and in the Bakhmut direction-I thank the soldiers of the 783th Regiment of the State Special Transport Service, soldiers of the 5th separate assault brigade and the 80th separate airborne assault brigade ... Well done, boys!For the sustainability and determination-thank the soldiers of the 66th separate mechanized brigade and the 95th Brigade of the DShv-Liman direction.</text:p>
      <text:p text:style-name="P4">
I thank the intelligence units that fight at the hottest points of the forefront!</text:p>
      <text:p text:style-name="P4">
Border guards of Lugansk and Kramatorsk detachments, erected units of Donetsk, Donetsk, Mogilev-Podilsky and Belgorod-Dnestrovsky Connections ... Thank you guys!</text:p>
      <text:p text:style-name="P4">
Special Forces, the 50th Regiment of the National Guard ... Thank you!</text:p>
      <text:p text:style-name="P4">
Zaporizhzhya direction-I will note separately the fighters of the 39th anti-aircraft missile regiment. Accuracy is the main thing.</text:p>
      <text:p text:style-name="P4">
And thank you all the Air Force and Air Force fighters that securely cherish our sky!</text:p>
      <text:p text:style-name="P4">
Glory to all Ukrainian heroes!Everyone and everyone who is in battle now!Everyone who is now in combat posts and tasks!</text:p>
      <text:p text:style-name="P4">
Eternal and light memory to all who gave their lives, protecting the lives of Ukraine of the Ukrainian Ukrainians!</text:p>
      <text:p text:style-name="P4">
Let Palm Sunday next year be in peace and freedom for all our people!</text:p>
      <text:p text:style-name="P4">
May the sincere prayers of the peace of all who celebrate Easter today be heard!</text:p>
      <text:p text:style-name="P4">
<text:span text:style-name="T4">
<text:span text:style-name="T5">
Glory to Ukraine!</text:span>
 </text:span>
</text:p>
      <text:p text:style-name="P4">
News Source: <text:a xlink:type="simple" xlink:href="https://www.ukrinform.ua/rubric-ato/3693693-zelenskij-rosia-stavit-sebe-u-se-bilsu-izolaciu-vid-svitu-ta-ludstva.html" text:style-name="Internet_20_link" text:visited-style-name="Visited_20_Internet_20_Link">
https://www.ukrinform.ua/rubric-ato/3693693-zelenskij-rosia-stavit-sebe-u-se-bilsu-izolaciu-vid-svitu-ta-ludstva.html</text:a>
</text:p>
      <!--NEWS-->
      <text:h text:style-name="P10" text:outline-level="1">
<text:span text:style-name="T4">
The President announced the work to strengthen Ukrainian defense next week</text:span>
</text:h>
      <text:p text:style-name="P4">
Authors: Ukrinform (Person)</text:p>
      <text:p text:style-name="P4">
Publisher: Укринформ (Organization)</text:p>
      <text:p text:style-name="P4">
Published Time: 2023-04-09T22:13:00+03:00</text:p>
      <text:p text:style-name="P4">
Modified Time: 2023-04-09T22:13:00+03:00</text:p>
      <text:p text:style-name="P4">
Description: The next week will be active, in particular, in the international arena to enhance Ukraine's defense capability. - Ukrinform.</text:p>
      <text:p text:style-name="P4">
Images: ["<text:a xlink:type="simple" xlink:href="https://static.ukrinform.com/photos/2023_02/thumb_files/630_360_1676049059-535.png" text:style-name="Internet_20_link" text:visited-style-name="Visited_20_Internet_20_Link">
630_360_16760...</text:a>
"]</text:p>
      <text:p text:style-name="P4">
Tags: ['Оборона', 'Зеленський', 'Війна з росією']</text:p>
      <text:p text:style-name="P4">
Type: Article</text:p>
      <!--METADATA-->
      <text:p text:style-name="P4">
<draw:frame draw:style-name="fr1" draw:name="Image230" text:anchor-type="as-char" svg:width="6.9236in" svg:height="3.956343in" draw:z-index="0">
<draw:image xlink:href="../Images/yкринформ/2023-04-09T22-13-00-03-00/630_360_1676049059-535.png" xlink:type="simple" xlink:show="embed" xlink:actuate="onLoad" draw:mime-type="image/png"/>
</draw:frame>
The next week will be active, in particular, in the international arena to enhance Ukraine's precision.</text:p>
      <text:p text:style-name="P4">
This was noted by President Volodymyr Zelenskyy in <text:a xlink:type="simple" xlink:href="https://t.me/V_Zelenskiy_official/5804" text:style-name="Internet_20_link" text:visited-style-name="Visited_20_Internet_20_Link">
</text:a>
, reports Ukrinform.</text:p>
      <text:p text:style-name="P4">
"We are preparing for an active new week, in particular, in our international work, to reinstate <text:a xlink:type="simple" xlink:href="https://www.ukrinform.ua/tag-oborona" text:style-name="Internet_20_link" text:visited-style-name="Visited_20_Internet_20_Link">
</text:a>
, to strengthen our warriors, "the Head of State said.</text:p>
      <text:p text:style-name="P4">
Zelensky also assured that every month, every week, support is added, the circle of those who support Ukraine, who support the courage of Ukrainians and faith in life is increasing.</text:p>
      <text:p text:style-name="P4">
<text:span text:style-name="T4">
 Read also: </text:span>
 <text:a xlink:type="simple" xlink:href="https://www.ukrinform.ua/rubric-ato/3693392-zelenskij-priemno-zaversuvati-tizden-iz-horosimi-rezultatami-dla-ukraini.html" text:style-name="Internet_20_link" text:visited-style-name="Visited_20_Internet_20_Link">
<text:span text:style-name="T4">
 Zelensk </text:span>
</text:a>
Video: Pit</text:p>
      <text:p text:style-name="P4">
As it was reported, on April 5, President Volodymyr Zelenskyy made the first in the beginning of a full -scale invasion of Russia into Ukraine his official visit to Vvole.</text:p>
      <text:p text:style-name="P4">
_ Photo: Presidential Office _</text:p>
      <text:p text:style-name="P4">
News Source: <text:a xlink:type="simple" xlink:href="https://www.ukrinform.ua/rubric-ato/3693696-prezident-anonsuvav-robotu-z-posilenna-ukrainskoi-oboroni-nastupnogo-tizna.html" text:style-name="Internet_20_link" text:visited-style-name="Visited_20_Internet_20_Link">
https://www.ukrinform.ua/rubric-ato/3693696-prezident-anonsuvav-robotu-z-posilenna-ukrainskoi-oboroni-nastupnogo-tizna.html</text:a>
</text:p>
      <!--NEWS-->
      <text:h text:style-name="P10" text:outline-level="1">
<text:span text:style-name="T4">
Turkey will put on weapons a unique ship to accommodate combat drones</text:span>
</text:h>
      <text:p text:style-name="P4">
Authors: Ukrinform (Person)</text:p>
      <text:p text:style-name="P4">
Publisher: Укринформ (Organization)</text:p>
      <text:p text:style-name="P4">
Published Time: 2023-04-09T22:31:00+03:00</text:p>
      <text:p text:style-name="P4">
Modified Time: 2023-04-09T22:31:00+03:00</text:p>
      <text:p text:style-name="P4">
Description: Turkey will be adopted by a new universal landing ship that can act as a light aircraft carrier. This is the first in the world to accommodate combat drones. - Ukrinform.</text:p>
      <text:p text:style-name="P4">
Images: ["<text:a xlink:type="simple" xlink:href="https://static.ukrinform.com/photos/2023_04/thumb_files/630_360_1681068591-512.jpeg" text:style-name="Internet_20_link" text:visited-style-name="Visited_20_Internet_20_Link">
630_360_16810...</text:a>
", "<text:a xlink:type="simple" xlink:href="https://static.ukrinform.com/photos/2023_04/1681068590-156.jpeg" text:style-name="Internet_20_link" text:visited-style-name="Visited_20_Internet_20_Link">
1681068590-15...</text:a>
", "<text:a xlink:type="simple" xlink:href="https://static.ukrinform.com/photos/2023_04/1681068590-239.jpeg" text:style-name="Internet_20_link" text:visited-style-name="Visited_20_Internet_20_Link">
1681068590-23...</text:a>
"]</text:p>
      <text:p text:style-name="P4">
Tags: ['Безпілотник', 'Корабель', 'Туреччина']</text:p>
      <text:p text:style-name="P4">
Type: Article</text:p>
      <!--METADATA-->
      <text:p text:style-name="P4">
<draw:frame draw:style-name="fr1" draw:name="Image231" text:anchor-type="as-char" svg:width="6.9236in" svg:height="3.956343in" draw:z-index="0">
<draw:image xlink:href="../Images/yкринформ/2023-04-09T22-31-00-03-00/630_360_1681068591-512.jpeg" xlink:type="simple" xlink:show="embed" xlink:actuate="onLoad" draw:mime-type="image/jpeg"/>
</draw:frame>
Turkey will put on a new universal landing ship, which can act like a light aircraft carrier. This is the first in the world to accommodate battlefields.</text:p>
      <text:p text:style-name="P4">
About it reports Ukrinform with reference to <text:a xlink:type="simple" xlink:href="https://twitter.com/RTEdijital/status/1645101132186787840" text:style-name="Internet_20_link" text:visited-style-name="Visited_20_Internet_20_Link">
</text:a>
.</text:p>
      <text:p text:style-name="P4">
"The TCG Anadolu ship, the world's first ship for combat DAVs, tomorrow, the armed forces of Turkey are composed at the President's ceremony," the report said.</text:p>
      <text:p text:style-name="P4">
It is noted that on the deck of a new ship can be placed 10 <text:a xlink:type="simple" xlink:href="https://www.ukrinform.ua/tag-vertolit" text:style-name="Internet_20_link" text:visited-style-name="Visited_20_Internet_20_Link">
</text:a>
and 11 UAVs, the capacity of the hangar - 19 pillars and 30 UAVs.</text:p>
      <text:p text:style-name="P4">
<draw:frame draw:style-name="fr1" draw:name="Image232" text:anchor-type="as-char" svg:width="6.9236in" svg:height="3.884909in" draw:z-index="0">
<draw:image xlink:href="../Images/yкринформ/2023-04-09T22-31-00-03-00/1681068590-156.jpeg" xlink:type="simple" xlink:show="embed" xlink:actuate="onLoad" draw:mime-type="image/jpeg"/>
</draw:frame>
<text:span text:style-name="T4">
 Read also: </text:span>
 <text:a xlink:type="simple" xlink:href="https://www.ukrinform.ua/rubric-economy/3692475-tureccina-zaversila-montaz-gazoprovodu-v-cornomu-mori.html" text:style-name="Internet_20_link" text:visited-style-name="Visited_20_Internet_20_Link">
<text:span text:style-name="T4">
 Turkey </text:span>
</text:a>
TCG Anadolu(L-400)- a universal landing ship of Turkey, which can act as a light aircraft carrier. The construction was started in February 2018. The ship was launched in May 2019, began to take place in June 2022. To place its drone on the basis of TCGANADOLU, Baykar Makina has developed a battle BLABAYRAKTAR TB3.</text:p>
      <text:p text:style-name="P4">
<draw:frame draw:style-name="fr1" draw:name="Image233" text:anchor-type="as-char" svg:width="6.9236in" svg:height="3.884909in" draw:z-index="0">
<draw:image xlink:href="../Images/yкринформ/2023-04-09T22-31-00-03-00/1681068590-239.jpeg" xlink:type="simple" xlink:show="embed" xlink:actuate="onLoad" draw:mime-type="image/jpeg"/>
</draw:frame>
TCG anadolu has a length of 231 meters and a width of 32 meters. At the maximum permissible ductility of 27 thousand 436 tons the ship can move at a maximum speed of less than 20.5 units and an economical speed of 16 nodes.</text:p>
      <text:p text:style-name="P4">
_ Photo: Erdoğan Dijital Medya _</text:p>
      <text:p text:style-name="P4">
News Source: <text:a xlink:type="simple" xlink:href="https://www.ukrinform.ua/rubric-world/3693699-tureccina-postavit-na-ozbroenna-unikalnij-korabel-dla-rozmisenna-bojovih-droniv.html" text:style-name="Internet_20_link" text:visited-style-name="Visited_20_Internet_20_Link">
https://www.ukrinform.ua/rubric-world/3693699-tureccina-postavit-na-ozbroenna-unikalnij-korabel-dla-rozmisenna-bojovih-droniv.html</text:a>
</text:p>
      <!--NEWS-->
      <text:h text:style-name="P10" text:outline-level="1">
<text:span text:style-name="T4">
Mikhailuk scored 16 points in the match with Cleveland</text:span>
</text:h>
      <text:p text:style-name="P4">
Authors: Ukrinform (Person)</text:p>
      <text:p text:style-name="P4">
Publisher: Укринформ (Organization)</text:p>
      <text:p text:style-name="P4">
Published Time: 2023-04-09T22:39:00+03:00</text:p>
      <text:p text:style-name="P4">
Modified Time: 2023-04-09T22:39:00+03:00</text:p>
      <text:p text:style-name="P4">
Description: The Ukrainian spent 35 minutes on the site - Ukrinform.</text:p>
      <text:p text:style-name="P4">
Images: ["<text:a xlink:type="simple" xlink:href="https://static.ukrinform.com/photos/2023_04/thumb_files/630_360_1681069119-710.jpg" text:style-name="Internet_20_link" text:visited-style-name="Visited_20_Internet_20_Link">
630_360_16810...</text:a>
"]</text:p>
      <text:p text:style-name="P4">
Tags: ['Баскетбол', 'НБА', 'Святослав Михайлюк']</text:p>
      <text:p text:style-name="P4">
Type: Article</text:p>
      <!--METADATA-->
      <text:p text:style-name="P4">
<draw:frame draw:style-name="fr1" draw:name="Image234" text:anchor-type="as-char" svg:width="6.9236in" svg:height="3.956343in" draw:z-index="0">
<draw:image xlink:href="../Images/yкринформ/2023-04-09T22-39-00-03-00/630_360_1681069119-710.jpg" xlink:type="simple" xlink:show="embed" xlink:actuate="onLoad" draw:mime-type="image/jpeg"/>
</draw:frame>
Ukrainian performed on the site for 35 minutes</text:p>
      <text:p text:style-name="P4">
Ukrainian basketball player "Charlotte" Svyatoslav Mikhailuk played in the match with "Cleveland"(106:95), reports Ukrinform.</text:p>
      <text:p text:style-name="P4">
The Ukrainian spent 35 minutes on the site, scored 16 points, 7 rebounds and 6 programs. He also implemented 2/10 three -point. Initially, Svyatoslav roasted 8 trunk in a row, and then realized 2.</text:p>
      <text:p text:style-name="P4">
On average this season, Mikhailuk recruits for Charlotte 10.6 points, 2.4 picks, 2.7 gears.</text:p>
      <text:p text:style-name="P4">
The match ended with the victory of Charlotte Gornets with a score of 106: 95. For the team - this 27 Victory in the season, also in Gornets 55 defeat(27 League with 30 Commands).</text:p>
      <text:p text:style-name="P4">
Михайлюк закінчив сезон з вісьмома матчами у старті, за цей проміжок віннабирав у середньому 17.2 очки за гру.</text:p>
      <text:p text:style-name="P4">
<text:span text:style-name="T4">
Читайте також:</text:span>
 <text:a xlink:type="simple" xlink:href="https://www.ukrinform.ua/rubric-sports/3693643-volodimir-konev-mvp-sezonu-basketbolnoi-superligi.html" text:style-name="Internet_20_link" text:visited-style-name="Visited_20_Internet_20_Link">
 <text:span text:style-name="T4">
баскетбол</text:span>
 </text:a>
As reported by Ukrinform, Vladimir Konev forward was recognized as Mvpbasketball Super League of Ukraine of the season-2023/23.</text:p>
      <text:p text:style-name="P4">
Photo: Getty Image</text:p>
      <text:p text:style-name="P4">
News Source: <text:a xlink:type="simple" xlink:href="https://www.ukrinform.ua/rubric-sports/3693700-mihajluk-nabrav-16-ocok-u-matci-z-klivlendom.html" text:style-name="Internet_20_link" text:visited-style-name="Visited_20_Internet_20_Link">
https://www.ukrinform.ua/rubric-sports/3693700-mihajluk-nabrav-16-ocok-u-matci-z-klivlendom.html</text:a>
</text:p>
      <!--NEWS-->
      <text:h text:style-name="P10" text:outline-level="1">
<text:span text:style-name="T4">
Joshua: My next battle is scheduled for December</text:span>
</text:h>
      <text:p text:style-name="P4">
Authors: Ukrinform (Person)</text:p>
      <text:p text:style-name="P4">
Publisher: Укринформ (Organization)</text:p>
      <text:p text:style-name="P4">
Published Time: 2023-04-09T22:48:44+03:00</text:p>
      <text:p text:style-name="P4">
Modified Time: 2023-04-09T22:48:44+03:00</text:p>
      <text:p text:style-name="P4">
Description: The last Anthony went to the ring on April 1. - Ukrinform.</text:p>
      <text:p text:style-name="P4">
Images: ["<text:a xlink:type="simple" xlink:href="https://static.ukrinform.com/photos/2023_04/thumb_files/630_360_1681069644-509.jpg" text:style-name="Internet_20_link" text:visited-style-name="Visited_20_Internet_20_Link">
630_360_16810...</text:a>
"]</text:p>
      <text:p text:style-name="P4">
Tags: ['Бокс', 'Ентоні Джошуа']</text:p>
      <text:p text:style-name="P4">
Type: Article</text:p>
      <!--METADATA-->
      <text:p text:style-name="P4">
<draw:frame draw:style-name="fr1" draw:name="Image235" text:anchor-type="as-char" svg:width="6.9236in" svg:height="3.956343in" draw:z-index="0">
<draw:image xlink:href="../Images/yкринформ/2023-04-09T22-48-44-03-00/630_360_1681069644-509.jpg" xlink:type="simple" xlink:show="embed" xlink:actuate="onLoad" draw:mime-type="image/jpeg"/>
</draw:frame>
The last Anthony went to the ring on April 1.  Ex -World Champion in Anthony Joshua's Haddy Weightweight Height(25-3, 22 xo) <text:a xlink:type="simple" xlink:href="https://www.instagram.com/stories/anthonyjoshua/3077255606090983932/" text:style-name="Internet_20_link" text:visited-style-name="Visited_20_Internet_20_Link">
</text:a>
Winstagram, that his next battle will take place in December, reports Ukrinform.</text:p>
      <text:p text:style-name="P4">
“My next battle is scheduled for December. Not perfect, but it is part of a big picture, ”Joshua wrote.</text:p>
      <text:p text:style-name="P4">
Joshua successfully returned to the ring after the defeat of Usik, in his last pose, the British won the judges with a unanimous decision of the judges.</text:p>
      <text:p text:style-name="P4">
<text:span text:style-name="T4">
 Read also: </text:span>
 <text:a xlink:type="simple" xlink:href="https://www.ukrinform.ua/rubric-sports/3688336-dzosua-a-b-iz-zadovolennam-znovu-zustrivsa-na-ringu-z-usikom.html" text:style-name="Internet_20_link" text:visited-style-name="Visited_20_Internet_20_Link">
<text:span text:style-name="T4">
 Joshua </text:span>
</text:a>
As reported by Ukrinform, earlier Joshua Hirn promoter said Anthony would work out his next match in July.</text:p>
      <text:p text:style-name="P4">
Photo: Getty Image</text:p>
      <text:p text:style-name="P4">
News Source: <text:a xlink:type="simple" xlink:href="https://www.ukrinform.ua/rubric-sports/3693702-dzosua-mij-nastupnij-bij-zaplanovano-na-gruden.html" text:style-name="Internet_20_link" text:visited-style-name="Visited_20_Internet_20_Link">
https://www.ukrinform.ua/rubric-sports/3693702-dzosua-mij-nastupnij-bij-zaplanovano-na-gruden.html</text:a>
</text:p>
      <!--NEWS-->
      <text:h text:style-name="P10" text:outline-level="1">
<text:span text:style-name="T4">
In the Russian Federation stolen Ukrainian children are punished for refusing to sing the anthem of Russia - Gerasimchuk</text:span>
</text:h>
      <text:p text:style-name="P4">
Authors: Ukrinform (Person)</text:p>
      <text:p text:style-name="P4">
Publisher: Укринформ (Organization)</text:p>
      <text:p text:style-name="P4">
Published Time: 2023-04-09T22:53:00+03:00</text:p>
      <text:p text:style-name="P4">
Modified Time: 2023-04-09T22:53:00+03:00</text:p>
      <text:p text:style-name="P4">
Description: Children deported by the Russian Federation, after returning to Ukraine, reported the facts of beating and other punishment for refusing to execute the Russian anthem and mention that they are Ukrainian. - Ukrinform.</text:p>
      <text:p text:style-name="P4">
Images: ["<text:a xlink:type="simple" xlink:href="https://static.ukrinform.com/photos/2022_09/thumb_files/630_360_1664541144-276.jpg" text:style-name="Internet_20_link" text:visited-style-name="Visited_20_Internet_20_Link">
630_360_16645...</text:a>
"]</text:p>
      <text:p text:style-name="P4">
Tags: ['Депортація', 'Діти', 'Війна з росією', 'Єдині новини']</text:p>
      <text:p text:style-name="P4">
Type: Article</text:p>
      <!--METADATA-->
      <text:p text:style-name="P4">
<draw:frame draw:style-name="fr1" draw:name="Image236" text:anchor-type="as-char" svg:width="6.9236in" svg:height="3.956343in" draw:z-index="0">
<draw:image xlink:href="../Images/yкринформ/2023-04-09T22-53-00-03-00/630_360_1664541144-276.jpg" xlink:type="simple" xlink:show="embed" xlink:actuate="onLoad" draw:mime-type="image/jpeg"/>
</draw:frame>
Children deported by the Russian Federation, after returning to Ukraine, were informed by the beating and other punishment for refusing to execute the Russian anthem of the awareness that they are Ukrainian.</text:p>
      <text:p text:style-name="P4">
This was told by the adviser - the Presidential President of the Child and Pediatric Rehabilitation Darya Gerasimchuk on the broadcasting of the Telernador "The only news", reports Ukrinform correspondent.</text:p>
      <text:p text:style-name="P4">
"The children who return do not say anything good about what happened to be at the same time. In general, it depends on their location, because they were even killed ... for being mentioned constantly, that they were Ukrainians, for being revealed Sing the Russian Anthem that they refused to get up during the time -Russian anthem that they refused to sing every morning "<text:a xlink:type="simple" xlink:href="https://www.ukrinform.ua/tag-rosia" text:style-name="Internet_20_link" text:visited-style-name="Visited_20_Internet_20_Link">
</text:a>
, for example ", etc. They were beaten for it, punished: they did not let go for walks, forced to write and rewrite some Russian -knittings, etc." - said Gerasimchuk.</text:p>
      <text:p text:style-name="P4">
She emphasized that in Russia there is a total Russification of Ukrainian children. Young Ukrainians are setting up against their parents, convincing that their parents refused and they should not return to Ukraine, where no one is unheard of them. "And further in such a spirit - everything that allows painful imagination and fantasias to speak to children," - said the presidential administrator.</text:p>
      <text:p text:style-name="P4">
According to her, Ukrainian children are abducted by the Russians, often even physical trauma, often even physical. She gave an example that one child in Russia was surgery without sufficient anesthesia, the baby cried that she was very painful, but she was told to endure.</text:p>
      <text:p text:style-name="P4">
At the same time, the adviser-authorized emphasized that there is no single mechanism to turn children now, a surgery of rescue has been carried out for each deported child or the mining.</text:p>
      <text:p text:style-name="P4">
<text:span text:style-name="T4">
 Read also: </text:span>
 <text:a xlink:type="simple" xlink:href="https://www.ukrinform.ua/rubric-society/3693302-v-ukraini-cerez-vijnu-svoi-domivki-zalisili-60-ditej-volonteri.html" text:style-name="Internet_20_link" text:visited-style-name="Visited_20_Internet_20_Link">
<text:span text:style-name="T4">
 children </text:span>
</text:a>
Gerasimchuk noted that the Russian authorities did not join in any way in the return of dates or the process of negotiations, and on the contrary - constantly moves young Ukrainians, does not allow them to report to their relatives, does not allow them to representatives of international organizations and third countries.</text:p>
      <text:p text:style-name="P4">
The Presidential Advisor reminded that Ukraine managed to return 360 children stolen, but the invaders are still "hundreds".</text:p>
      <text:p text:style-name="P4">
News Source: <text:a xlink:type="simple" xlink:href="https://www.ukrinform.ua/rubric-society/3693637-u-rf-vikradenih-ukrainskih-ditej-karaut-za-vidmovu-spivati-gimn-rosii-gerasimcuk.html" text:style-name="Internet_20_link" text:visited-style-name="Visited_20_Internet_20_Link">
https://www.ukrinform.ua/rubric-society/3693637-u-rf-vikradenih-ukrainskih-ditej-karaut-za-vidmovu-spivati-gimn-rosii-gerasimcuk.html</text:a>
</text:p>
      <!--NEWS-->
      <text:h text:style-name="P10" text:outline-level="1">
<text:span text:style-name="T4">
Yarmolenko was distinguished for Al Ain in the match against Haur-Faccan</text:span>
</text:h>
      <text:p text:style-name="P4">
Authors: Ukrinform (Person)</text:p>
      <text:p text:style-name="P4">
Publisher: Укринформ (Organization)</text:p>
      <text:p text:style-name="P4">
Published Time: 2023-04-09T22:53:33+03:00</text:p>
      <text:p text:style-name="P4">
Modified Time: 2023-04-09T22:53:33+03:00</text:p>
      <text:p text:style-name="P4">
Description: This is the ninth goal of the Ukrainian in the season. - Ukrinform.</text:p>
      <text:p text:style-name="P4">
Images: ["<text:a xlink:type="simple" xlink:href="https://static.ukrinform.com/photos/2023_04/thumb_files/630_360_1681069957-521.jpg" text:style-name="Internet_20_link" text:visited-style-name="Visited_20_Internet_20_Link">
630_360_16810...</text:a>
"]</text:p>
      <text:p text:style-name="P4">
Tags: ['Ярмоленко', 'Футбол']</text:p>
      <text:p text:style-name="P4">
Type: Article</text:p>
      <!--METADATA-->
      <text:p text:style-name="P4">
<draw:frame draw:style-name="fr1" draw:name="Image237" text:anchor-type="as-char" svg:width="6.9236in" svg:height="3.956343in" draw:z-index="0">
<draw:image xlink:href="../Images/yкринформ/2023-04-09T22-53-33-03-00/630_360_1681069957-521.jpg" xlink:type="simple" xlink:show="embed" xlink:actuate="onLoad" draw:mime-type="image/jpeg"/>
</draw:frame>
The priest goal of the Ukrainian in the season.</text:p>
      <text:p text:style-name="P4">
Ukrainian Vinger "Al-Yana" Andriy Yarmolenko was distinguished by the goal in the UAE match against Haur Faccana, Ukrinform reports.</text:p>
      <text:p text:style-name="P4">
In the 67th minute of the game, Ukrainian winger scored the 3rd goal of his team in a duel.</text:p>
      <text:p text:style-name="P4">
For Andrew, this ball became the 9th this season in the Al -in T-shirt in 20 matches. Also in his account 3 assistants.</text:p>
      <text:p text:style-name="P4">
<text:span text:style-name="T4">
 Read also: </text:span>
 <text:a xlink:type="simple" xlink:href="https://www.ukrinform.ua/rubric-sports/3693684-apl-liverpul-zigrav-vniciu-z-arsenalom.html" text:style-name="Internet_20_link" text:visited-style-name="Visited_20_Internet_20_Link">
<text:span text:style-name="T4">
 APL </text:span>
</text:a>
According to Ukrinform, Liverpool and Arsenal divided points in the 30th Turiangali Premier League.</text:p>
      <text:p text:style-name="P4">
Photo: twitter.com/alainfcae</text:p>
      <text:p text:style-name="P4">
News Source: <text:a xlink:type="simple" xlink:href="https://www.ukrinform.ua/rubric-sports/3693703-armolenko-vidznacivsa-za-al-ajn-u-matci-proti-haurfakkana.html" text:style-name="Internet_20_link" text:visited-style-name="Visited_20_Internet_20_Link">
https://www.ukrinform.ua/rubric-sports/3693703-armolenko-vidznacivsa-za-al-ajn-u-matci-proti-haurfakkana.html</text:a>
</text:p>
      <!--NEWS-->
      <text:h text:style-name="P10" text:outline-level="1">
<text:span text:style-name="T4">
In Austria, former military, ambassadors and experts called for a new doctrine</text:span>
</text:h>
      <text:p text:style-name="P4">
Authors: Ukrinform (Person)</text:p>
      <text:p text:style-name="P4">
Publisher: Укринформ (Organization)</text:p>
      <text:p text:style-name="P4">
Published Time: 2023-04-09T23:17:00+03:00</text:p>
      <text:p text:style-name="P4">
Modified Time: 2023-04-09T23:17:00+03:00</text:p>
      <text:p text:style-name="P4">
Description: More than 100 Austrian former high -ranking generals, ministers and politicians, ambassadors and diplomats, experts on security and foreign policy, journalists, scientists and entrepreneurs have called on the country's leadership to start a national discussion of future Austria security and defense policies and approve a new doctrine. - Ukrinform.</text:p>
      <text:p text:style-name="P4">
Images: ["<text:a xlink:type="simple" xlink:href="https://static.ukrinform.com/photos/2018_11/thumb_files/630_360_1541766375-297.jpg" text:style-name="Internet_20_link" text:visited-style-name="Visited_20_Internet_20_Link">
630_360_15417...</text:a>
"]</text:p>
      <text:p text:style-name="P4">
Tags: ['Австрія', 'Нацбезпека', 'Війна з росією']</text:p>
      <text:p text:style-name="P4">
Type: Article</text:p>
      <!--METADATA-->
      <text:p text:style-name="P4">
<draw:frame draw:style-name="fr1" draw:name="Image238" text:anchor-type="as-char" svg:width="6.9236in" svg:height="3.956343in" draw:z-index="0">
<draw:image xlink:href="../Images/yкринформ/2023-04-09T23-17-00-03-00/630_360_1541766375-297.jpg" xlink:type="simple" xlink:show="embed" xlink:actuate="onLoad" draw:mime-type="image/jpeg"/>
</draw:frame>
More than 100 Austrian former high -ranking generals, ministers and politicians, ambassadors and diplomats, experts on security and foreign policy, journalists, scientists and entrepreneurs have called on the country's management to initiate a general discussion of the future security policy and defense of Austria.</text:p>
      <text:p text:style-name="P4">
According to Ukrinform, the corresponding call is contained in published on <text:a xlink:type="simple" xlink:href="https://unseresicherheit.org" text:style-name="Internet_20_link" text:visited-style-name="Visited_20_Internet_20_Link">
</text:a>
"An open letter to the Federal President, the Federal Government, the National Council and the Austria."</text:p>
      <text:p text:style-name="P4">
In a letter, Austrian experts say that the leadership of the state ignored the call, made in May 2022, before the open discussion of the Austrian security policy. The signatories have repeated their request for the "serious general state discussion of future, security and defense policy <text:a xlink:type="simple" xlink:href="https://www.ukrinform.ua/tag-avstria" text:style-name="Internet_20_link" text:visited-style-name="Visited_20_Internet_20_Link">
</text:a>
and adopting a new doctrine of security that would take into account the current situation. "</text:p>
      <text:p text:style-name="P4">
The open letter indicates that much of the Austrian political and society "fell victim to the illusion that Austria may remain, which it is, to stay away and to be satisfied with the allocation of a little amount of money for armed forces."</text:p>
      <text:p text:style-name="P4">
The signatories stated that although a number of countries have changed their policy safety in Europe, including the desire of neutral Sweden and Finland to join Donato, "Austria behaves as if nothing has changed on February 23, 2022." It was stated that the Austrian constitutional principles and doctrine "remain anachronics", and the armed forces of Austria - "everything is ready to seriously defend the Motherland and assist other EU countries, as promised."</text:p>
      <text:p text:style-name="P4">
<text:span text:style-name="T4">
 Read also: </text:span>
 <text:a xlink:type="simple" xlink:href="https://www.ukrinform.ua/rubric-polytics/3690129-glava-mzs-avstrii-rosii-ne-mae-zijti-z-ruk-zlocin-agresii.html" text:style-name="Internet_20_link" text:visited-style-name="Visited_20_Internet_20_Link">
<text:span text:style-name="T4">
 Austro </text:span>
</text:a>
The signatories are convinced that the faith of many Austrians in the fact that nothing has changed for the country and it can stay away from all military conflicts is to protect themselves in all military conflicts, and its peaceful foreign policy itself guarantees the safety - is "dangerous for both Austria and Europe."Among the signatories of the open letter, in particular, are the former President of the Supreme Court, the expature of the National Council from the Liberal Party of Neos Irmgardgris; The first Vice president of the European Parliament, a member of the Austrian People's Party Ootmar Karas; Former Defense Ministers Herbert Schibner and Friedelmthryanshlagher, Command Command of the Austrian Armed Forces Command(From 2012 to April 20122022.)Lieutenant General Franz Riessner; retired brigade General, a long -standing exclusive of the Peacekeeping Institute and Conflict Management of the Austrian Painted Academy of Defense, now the President of the Strategic Analysis Center(CSA)Walter Faikhtinger; Former Ambassador to Britain and Russia, Ninid -Director of the Austrian Diplomatic Academy Emil Brix; Also former ambassadors to RFFranz Sede and Martin Vukovich; Former Ambassador to France, Britain and the US Evenova; Expert Die Presse leading newspaper Rainer Novak and many others.</text:p>
      <text:p text:style-name="P4">
<text:span text:style-name="T4">
 Read also: </text:span>
 <text:a xlink:type="simple" xlink:href="https://www.ukrinform.ua/rubric-polytics/3689660-glava-mzs-avstrii-pidtrimav-order-mks-na-arest-putina-ce-pravilnij-signal.html" text:style-name="Internet_20_link" text:visited-style-name="Visited_20_Internet_20_Link">
<text:span text:style-name="T4">
 Austro </text:span>
</text:a>
Also, calling for the Austria Security Strategy, along with the demanding to initiate a discussion on the future security system of the country, made a parliamentary opposition of Austria. The head of the Neos Beatemain-Rizinger Liberal Party indicated that the strategy still "defines Russia as an important reliable partner at the same level as the USA." According to her, it is necessary to "rethink the role of Austria in common Europe in relation to Russia."</text:p>
      <text:p text:style-name="P4">
The Austrian Federal Chancellor, the head of the Austrian People's Party, Karlnegammer, responding to criticism, recognized the need to revise the security strategy. At the same time, the head of government did not announce any details and terms of this process. At the same time, the neutrality stressed that neutrality is useful for Austria, and therefore the country will remain neutral.</text:p>
      <text:p text:style-name="P4">
As reported by Ukrinform, the current version of the Austrian security strategy, which is still considering the Russian Federation as "important" and "strategic" partnerships at the United States with the United States.</text:p>
      <text:p text:style-name="P4">
The document, which was developed in 2011 and approved by the Parliament of 2013, did not change after Russian aggression against Ukraine in 2014 and the introduction of EU sanctions against the Russian Federation, nor after full -scale maintenance of Russia in Ukraine in Ukraine on February 24, 2022.</text:p>
      <text:p text:style-name="P4">
News Source: <text:a xlink:type="simple" xlink:href="https://www.ukrinform.ua/rubric-world/3693591-v-avstrii-kolisni-vijskovi-posli-j-eksperti-zaklikali-uhvaliti-novu-doktrinu-bezpeki.html" text:style-name="Internet_20_link" text:visited-style-name="Visited_20_Internet_20_Link">
https://www.ukrinform.ua/rubric-world/3693591-v-avstrii-kolisni-vijskovi-posli-j-eksperti-zaklikali-uhvaliti-novu-doktrinu-bezpeki.html</text:a>
</text:p>
      <!--NEWS-->
      <text:h text:style-name="P10" text:outline-level="1">
<text:span text:style-name="T4">
Israel started mobilizing reservists</text:span>
</text:h>
      <text:p text:style-name="P4">
Authors: Ukrinform (Person)</text:p>
      <text:p text:style-name="P4">
Publisher: Укринформ (Organization)</text:p>
      <text:p text:style-name="P4">
Published Time: 2023-04-09T23:41:00+03:00</text:p>
      <text:p text:style-name="P4">
Modified Time: 2023-04-09T23:41:00+03:00</text:p>
      <text:p text:style-name="P4">
Description: Israeli Prime Minister Benjamin Netanyhah ordered the mobilization of police and army reserves after three people, including an Italian tourist, were killed in the western bank of Jordan and Tel Aviv. - Ukrinform.</text:p>
      <text:p text:style-name="P4">
Images: ["<text:a xlink:type="simple" xlink:href="https://static.ukrinform.com/photos/2023_04/thumb_files/630_360_1681072749-491.jpeg" text:style-name="Internet_20_link" text:visited-style-name="Visited_20_Internet_20_Link">
630_360_16810...</text:a>
"]</text:p>
      <text:p text:style-name="P4">
Tags: ['Армія', 'Ізраїль', 'Мобілізація', 'Теракт', 'Ракетний удар']</text:p>
      <text:p text:style-name="P4">
Type: Article</text:p>
      <!--METADATA-->
      <text:p text:style-name="P4">
<draw:frame draw:style-name="fr1" draw:name="Image239" text:anchor-type="as-char" svg:width="6.9236in" svg:height="3.956343in" draw:z-index="0">
<draw:image xlink:href="../Images/yкринформ/2023-04-09T23-41-00-03-00/630_360_1681072749-491.jpeg" xlink:type="simple" xlink:show="embed" xlink:actuate="onLoad" draw:mime-type="image/jpeg"/>
</draw:frame>
Israeli Prime Minister Benjamin Netanyhah has ordered the mobilization of police Taarmian reserves after three people, including an Italian tourist, were killed in Tel Aviv.</text:p>
      <text:p text:style-name="P4">
About it reports <text:a xlink:type="simple" xlink:href="https://www.france24.com/en/live-news/20230406-rocket-salvo-from-lebanon-targets-israel-after-al-aqsa-clashes" text:style-name="Internet_20_link" text:visited-style-name="Visited_20_Internet_20_Link">
</text:a>
, reports Ukrinform.</text:p>
      <text:p text:style-name="P4">
The Prime Minister's office stated that the head of the government "instructed the Israeli police to mobilize all reserve units of the border police and the order of Israel's defense to mobilize additional forces."</text:p>
      <text:p text:style-name="P4">
Attacks occurred after <text:a xlink:type="simple" xlink:href="https://www.ukrinform.ua/tag-izrail" text:style-name="Internet_20_link" text:visited-style-name="Visited_20_Internet_20_Link">
</text:a>
In response to the rocket shelling of the Gaza and Lebanon sector rocket launchers. The army stated that Israel "hit goals, including infrastructure owned by Hamas Hamas Livana Terrorist organization."</text:p>
      <text:p text:style-name="P4">
<text:span text:style-name="T4">
 Read also: </text:span>
 <text:a xlink:type="simple" xlink:href="https://www.ukrinform.ua/rubric-world/3693423-iz-teritorii-sirii-v-bik-izrailu-vipustili-tri-raketi.html" text:style-name="Internet_20_link" text:visited-style-name="Visited_20_Internet_20_Link">
</text:a>
As reported by Ukrinform, two Israelis were killed on Friday, and another woman was seriously wounded <text:a xlink:type="simple" xlink:href="https://www.ukrinform.ua/rubric-world/3692877-u-izraili-rozstrilali-avto-zaginuli-dvi-zinki-se-odna-poranena.html" text:style-name="Internet_20_link" text:visited-style-name="Visited_20_Internet_20_Link">
</text:a>
On a civilian car on the west bank of Jordan. The report of one dead, several wounded as a result of two theractions committed by one person in Tel Aviv has been subsequently.</text:p>
      <text:p text:style-name="P4">
<text:span text:style-name="T5">
Foto from theaustralian.com.au</text:span>
</text:p>
      <text:p text:style-name="P4">
News Source: <text:a xlink:type="simple" xlink:href="https://www.ukrinform.ua/rubric-world/3693705-izrail-rozpocav-mobilizaciu-rezervistiv.html" text:style-name="Internet_20_link" text:visited-style-name="Visited_20_Internet_20_Link">
https://www.ukrinform.ua/rubric-world/3693705-izrail-rozpocav-mobilizaciu-rezervistiv.html</text:a>
</text:p>
      <!--NEWS-->
      <text:h text:style-name="P10" text:outline-level="1">
<text:span text:style-name="T4">
The occupiers set an additional fence to enclose entrances to the ZPP</text:span>
</text:h>
      <text:p text:style-name="P4">
Author: ['АРМІЯINFORM']</text:p>
      <text:p text:style-name="P4">
Time: 2023-04-09T49:00:00-04:00</text:p>
      <text:p text:style-name="P4">
Description: About the Giddriyavity of the Pilomlya, “National National Atomon Energogeenyuch is a compound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parkan-zaes.jpg" text:style-name="Internet_20_link" text:visited-style-name="Visited_20_Internet_20_Link">
parkan-zaes.jpg</text:a>
']</text:p>
      <text:p text:style-name="P4">
Tags: ['STOPRUSSIA', 'АГРЕСІЯ РФ', 'АТОМНА СТАНЦІЯ', 'ВТОРГНЕННЯ РФ', 'ЕНЕРГОАТОМ', 'ЗАЕС', 'ЗАПОРІЖЖЯ', 'ЯДЕРНА БЕЗПЕКА']</text:p>
      <text:p text:style-name="P4">
Category: News</text:p>
      <!--METADATA-->
      <text:p text:style-name="P4">
<draw:frame draw:style-name="fr1" draw:name="Image240" text:anchor-type="as-char" svg:width="6.9236in" svg:height="4.61393in" draw:z-index="0">
<draw:image xlink:href="../Images/AРМІЯINFORM/2023-04-09T49-00-00-04-00/parkan-zaes.jpg" xlink:type="simple" xlink:show="embed" xlink:actuate="onLoad" draw:mime-type="image/jpeg"/>
</draw:frame>
Photo: Energoatom</text:p>
      <text:p text:style-name="P4">
About it <text:a xlink:type="simple" xlink:href="https://t.me/energoatom_ua/12661" text:style-name="Internet_20_link" text:visited-style-name="Visited_20_Internet_20_Link">
reports</text:a>
State enterprise "National Atomic Energy Generating Company" Energoatom ".</text:p>
      <text:p text:style-name="P4">
"From now on, the employees of the Zaporizhzhya Nuclear Station will not reach the Donesa, as it was always, and part of the way will walk on foot," - said the news.</text:p>
      <text:p text:style-name="P4">
It is noted that the buses for the staff of the ZPEC, who are delivering to work, will no longer run to the final point of the route. A new fence will become a new fence, which the invaders will be equipped on the approaches of the station -building of the station. To do this, they have already started digging the ground.</text:p>
      <text:p text:style-name="P4">
Therefore, route buses only reach the ring where workers are squeezed, and they should just go. Thus, the racists actually expand the closed perimeter around the station, as if preparing it for defense. More speaking: they are afraid that they do not stop even before illegal building in the territory of the atomic object.</text:p>
      <text:p text:style-name="P4">
“ZPP is Ukraine!And no fences will prevent the return of the station under the contractor and the legal operator - energy apparatus!” - added to the press service.</text:p>
      <text:p text:style-name="P4">
News Source: <text:a xlink:type="simple" xlink:href="https://armyinform.com.ua/2023/04/09/okupanty-vstanovlyuyut-dodatkovyj-parkan-shhob-ogorodyty-pidyizdy-do-zaes/" text:style-name="Internet_20_link" text:visited-style-name="Visited_20_Internet_20_Link">
https://armyinform.com.ua/2023/04/09/okupanty-vstanovlyuyut-dodatkovyj-parkan-shhob-ogorodyty-pidyizdy-do-zaes/</text:a>
</text:p>
      <!--NEWS-->
      <text:h text:style-name="P10" text:outline-level="1">
<text:span text:style-name="T4">
Norwegian National Guard teaches Ukrainian recruits to lead a rifle battle on the forefront</text:span>
</text:h>
      <text:p text:style-name="P4">
Author: ['АРМІЯINFORM']</text:p>
      <text:p text:style-name="P4">
Time: 2023-04-09T50:00:00-04:00</text:p>
      <text:p text:style-name="P4">
Description: Instruktori Norwegian National Guards (Heimevernet) has a nor Norwegian MISIKH ... War with Ukraine 2022, War with Ukraine Latest News today, News War with Ukraine 2022 Last for Ukraine and Russia, and when, the war with Ukraine in Ukraine in Ukraine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norvegiya-1.jpg" text:style-name="Internet_20_link" text:visited-style-name="Visited_20_Internet_20_Link">
norvegiya-1.jpg</text:a>
', '<text:a xlink:type="simple" xlink:href="https://armyinform.com.ua/wp-content/uploads/2023/04/norvegiya-2.jpg" text:style-name="Internet_20_link" text:visited-style-name="Visited_20_Internet_20_Link">
norvegiya-2.jpg</text:a>
']</text:p>
      <text:p text:style-name="P4">
Tags: ['ВІДЕО', 'ВІЙСЬКОВА ПІДГОТОВКА', 'ГШ ЗСУ', 'НОРВЕГІЯ']</text:p>
      <text:p text:style-name="P4">
Category: News</text:p>
      <!--METADATA-->
      <text:p text:style-name="P4">
<draw:frame draw:style-name="fr1" draw:name="Image241" text:anchor-type="as-char" svg:width="6.9236in" svg:height="3.867425in" draw:z-index="0">
<draw:image xlink:href="../Images/AРМІЯINFORM/2023-04-09T50-00-00-04-00/norvegiya-1.jpg" xlink:type="simple" xlink:show="embed" xlink:actuate="onLoad" draw:mime-type="image/jpeg"/>
</draw:frame>
Norwegian National Guard instructors(The home defense)The Norwegian Military Methods in the United Kingdom under the program of the Basic Common Military Training are conducted by conducting fire departments from small arms in a defense combat.</text:p>
      <text:p text:style-name="P4">
About it <text:a xlink:type="simple" xlink:href="https://www.facebook.com/GeneralStaff.ua/posts/pfbid037aP5hJx7MT72AvUaVHW3hiUPUxsLimVwW1MyuX56hoAC98MXQGLBXjYDtNsCH3f5l" text:style-name="Internet_20_link" text:visited-style-name="Visited_20_Internet_20_Link">
reports</text:a>
General Staff of the Armed Forces of Ukraine.</text:p>
      <text:p text:style-name="P4">
Under the expert guidance of instructors of the Norwegian National Guard, they received valuable experience and skills that will help them protect Ukraine.</text:p>
      <text:p text:style-name="P4">
This training allows you to master combat skills so that volunteer soldiers, which have virtually no or minimal military experience, can protect Ukraine.</text:p>
      <text:p text:style-name="P4">
<draw:frame draw:style-name="fr1" draw:name="Image242" text:anchor-type="as-char" svg:width="6.9236in" svg:height="4.211342in" draw:z-index="0">
<draw:image xlink:href="../Images/AРМІЯINFORM/2023-04-09T50-00-00-04-00/norvegiya-2.jpg" xlink:type="simple" xlink:show="embed" xlink:actuate="onLoad" draw:mime-type="image/jpeg"/>
</draw:frame>
Large -scale learning is aimed at improving the safety and capacity of the ZSSUkraine in the frontier.</text:p>
      <text:p text:style-name="P4">
The Kingdom of Norway continues to support the people of Ukraine and provides constant support in response to ongoing violations of international law.</text:p>
      <text:p text:style-name="P4">
Norwegian National Guard servicemen participate together with the educational teams of partner countries in the training program of Ukrainian nobles under the leadership of the UK.</text:p>
      <text:p text:style-name="P4">
News Source: <text:a xlink:type="simple" xlink:href="https://armyinform.com.ua/2023/04/09/norvezka-naczionalna-gvardiya-navchaye-ukrayinskyh-novobrancziv/" text:style-name="Internet_20_link" text:visited-style-name="Visited_20_Internet_20_Link">
https://armyinform.com.ua/2023/04/09/norvezka-naczionalna-gvardiya-navchaye-ukrayinskyh-novobrancziv/</text:a>
</text:p>
      <!--NEWS-->
      <text:h text:style-name="P10" text:outline-level="1">
<text:span text:style-name="T4">
How to support the military family who went to war - the advice of a psychologist</text:span>
</text:h>
      <text:p text:style-name="P4">
Author: ['АРМІЯINFORM']</text:p>
      <text:p text:style-name="P4">
Time: 2023-04-09T51:00:00-04:00</text:p>
      <text:p text:style-name="P4">
Description: Rodini vіsikovikh is excited from a prank. VIN, who was counted for the moment, if the war with Ukraine 2022, the war with Ukraine is the latest news today, the news war with Ukraine 2022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4/psyhologichna-dopomoga.jpg" text:style-name="Internet_20_link" text:visited-style-name="Visited_20_Internet_20_Link">
psyhologichna-dopomoga.jpg</text:a>
', '<text:a xlink:type="simple" xlink:href="https://armyinform.com.ua/wp-content/uploads/2023/04/1-28-150x150.jpg" text:style-name="Internet_20_link" text:visited-style-name="Visited_20_Internet_20_Link">
1-28-150x150.jpg</text:a>
', '<text:a xlink:type="simple" xlink:href="https://armyinform.com.ua/wp-content/uploads/2023/04/2-26-150x150.jpg" text:style-name="Internet_20_link" text:visited-style-name="Visited_20_Internet_20_Link">
2-26-150x150.jpg</text:a>
', '<text:a xlink:type="simple" xlink:href="https://armyinform.com.ua/wp-content/uploads/2023/04/3-22-150x150.jpg" text:style-name="Internet_20_link" text:visited-style-name="Visited_20_Internet_20_Link">
3-22-150x150.jpg</text:a>
', '<text:a xlink:type="simple" xlink:href="https://armyinform.com.ua/wp-content/uploads/2023/04/4-19-150x150.jpg" text:style-name="Internet_20_link" text:visited-style-name="Visited_20_Internet_20_Link">
4-19-150x150.jpg</text:a>
']</text:p>
      <text:p text:style-name="P4">
Tags: ['МІНІСТЕРСТВО ОХОРОНИ ЗДОРОВ’Я УКРАЇНИ', 'ПОРАДИ ПСИХОЛОГА', 'ПСИХОЛОГІЧНА ДОПОМОГА', 'РОДИНИ ВІЙСЬКОВОСЛУЖБОВЦІВ']</text:p>
      <text:p text:style-name="P4">
Category: News</text:p>
      <!--METADATA-->
      <text:p text:style-name="P4">
<draw:frame draw:style-name="fr1" draw:name="Image243" text:anchor-type="as-char" svg:width="6.9236in" svg:height="4.618027in" draw:z-index="0">
<draw:image xlink:href="../Images/AРМІЯINFORM/2023-04-09T51-00-00-04-00/psyhologichna-dopomoga.jpg" xlink:type="simple" xlink:show="embed" xlink:actuate="onLoad" draw:mime-type="image/jpeg"/>
</draw:frame>
Psychological assistance to the families of servicemen</text:p>
      <text:p text:style-name="P4">
The military families are in daily stress. It began from the moment the person's close person has gone to war and continues.</text:p>
      <text:p text:style-name="P4">
About this <text:a xlink:type="simple" xlink:href="https://www.facebook.com/moz.ukr/posts/pfbid02XnPR4o5n4cpR294mkTqQNgxMsk4BKNaXN7EJ5j9wp2jRmdey2pkhKeC3Yk315zJrl" text:style-name="Internet_20_link" text:visited-style-name="Visited_20_Internet_20_Link">
it is referred</text:a>
in the post of the Ministry of Health of Ukraine.</text:p>
      <text:p text:style-name="P4">
“Waiting for relatives from the war is scary and very grueling: constant anxiety, thought about danger, hope for a meeting and hope for returning home - a ceredy list of what the families of our pelvic protection are experiencing and experiencing.</text:p>
      <text:p text:style-name="P4">
How to support such families? Read Lesya Bondarenko's advice, psychologists of the Central Psychic Health and Rehabilitation of the Forest Polyana of the Ministry of Health of Ukraine, traumaraduators and supervisors, ”the Ministry's post said.</text:p>
      <text:p text:style-name="P4">
<text:a xlink:type="simple" xlink:href="https://armyinform.com.ua/wp-content/uploads/2023/04/1-28.jpg" text:style-name="Internet_20_link" text:visited-style-name="Visited_20_Internet_20_Link">
!(Images/AРМІЯINFORM/2023-04-09T51-00-00-04-00/1-28-150x150.jpg)</text:a>
</text:p>
      <text:p text:style-name="P4">
<text:a xlink:type="simple" xlink:href="https://armyinform.com.ua/wp-content/uploads/2023/04/2-26.jpg" text:style-name="Internet_20_link" text:visited-style-name="Visited_20_Internet_20_Link">
<draw:frame draw:style-name="fr1" draw:name="Image244" text:anchor-type="as-char" svg:width="6.9236in" svg:height="6.9236in" draw:z-index="0">
<draw:image xlink:href="../Images/AРМІЯINFORM/2023-04-09T51-00-00-04-00/2-26-150x150.jpg" xlink:type="simple" xlink:show="embed" xlink:actuate="onLoad" draw:mime-type="image/jpeg"/>
</draw:frame>
</text:a>
</text:p>
      <text:p text:style-name="P4">
<text:a xlink:type="simple" xlink:href="https://armyinform.com.ua/wp-content/uploads/2023/04/3-22.jpg" text:style-name="Internet_20_link" text:visited-style-name="Visited_20_Internet_20_Link">
<draw:frame draw:style-name="fr1" draw:name="Image245" text:anchor-type="as-char" svg:width="6.9236in" svg:height="6.9236in" draw:z-index="0">
<draw:image xlink:href="../Images/AРМІЯINFORM/2023-04-09T51-00-00-04-00/3-22-150x150.jpg" xlink:type="simple" xlink:show="embed" xlink:actuate="onLoad" draw:mime-type="image/jpeg"/>
</draw:frame>
</text:a>
</text:p>
      <text:p text:style-name="P4">
<text:a xlink:type="simple" xlink:href="https://armyinform.com.ua/wp-content/uploads/2023/04/4-19.jpg" text:style-name="Internet_20_link" text:visited-style-name="Visited_20_Internet_20_Link">
<draw:frame draw:style-name="fr1" draw:name="Image246" text:anchor-type="as-char" svg:width="6.9236in" svg:height="6.9236in" draw:z-index="0">
<draw:image xlink:href="../Images/AРМІЯINFORM/2023-04-09T51-00-00-04-00/4-19-150x150.jpg" xlink:type="simple" xlink:show="embed" xlink:actuate="onLoad" draw:mime-type="image/jpeg"/>
</draw:frame>
</text:a>
</text:p>
      <text:p text:style-name="P4">
News Source: <text:a xlink:type="simple" xlink:href="https://armyinform.com.ua/2023/04/09/yak-pidtrymaty-rodynu-vijskovogo/" text:style-name="Internet_20_link" text:visited-style-name="Visited_20_Internet_20_Link">
https://armyinform.com.ua/2023/04/09/yak-pidtrymaty-rodynu-vijskovogo/</text:a>
</text:p>
      <!--NEWS-->
      <text:h text:style-name="P10" text:outline-level="1">
<text:span text:style-name="T4">
Ukrainian T-64 tanks will be overwhelmed in Poland-Ukroboronprom</text:span>
</text:h>
      <text:p text:style-name="P4">
Author: ['АРМІЯINFORM']</text:p>
      <text:p text:style-name="P4">
Time: 2023-04-09T52:00:00-04:00</text:p>
      <text:p text:style-name="P4">
Description: The Holder Concern "Ukroboronprom" that is the newly Vobron of armored vehicles in Polska Polska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tank-t64-ukroboronprom.jpg" text:style-name="Internet_20_link" text:visited-style-name="Visited_20_Internet_20_Link">
tank-t64-ukroboronprom.jpg</text:a>
']</text:p>
      <text:p text:style-name="P4">
Tags: ['STOPRUSSIA', 'АГРЕСІЯ РФ', 'ВІЙСЬКОВО-ТЕХНІЧНЕ СПІВРОБІТНИЦТВО', 'ВТОРГНЕННЯ РФ', 'ОВТ', 'ПОЛЬЩА', 'РЕМОНТ ТЕХНІКИ', 'СПІЛЬНЕ ПІДПРИЄМСТВО', 'Т-64', 'ТАНКИ', 'УКРОБОРОНПРОМ']</text:p>
      <text:p text:style-name="P4">
Category: News</text:p>
      <!--METADATA-->
      <text:p text:style-name="P4">
<draw:frame draw:style-name="fr1" draw:name="Image247" text:anchor-type="as-char" svg:width="6.9236in" svg:height="4.618458in" draw:z-index="0">
<draw:image xlink:href="../Images/AРМІЯINFORM/2023-04-09T52-00-00-04-00/tank-t64-ukroboronprom.jpg" xlink:type="simple" xlink:show="embed" xlink:actuate="onLoad" draw:mime-type="image/jpeg"/>
</draw:frame>
Illustrative Photo: Ukroboronprom</text:p>
      <text:p text:style-name="P4">
The State Concern "Ukroboronprom" and the largest manufacturer of armored vehicles of Polska Grupa Zbrojeniowa will jointly carry out major repairs of the T-64. The relevant agreement was concluded between Ukroboronprom and the Bumar -łabędy plant, the leader of the industry, which is part of PGZ.</text:p>
      <text:p text:style-name="P4">
About it <text:a xlink:type="simple" xlink:href="https://t.me/UOP_Official/1056" text:style-name="Internet_20_link" text:visited-style-name="Visited_20_Internet_20_Link">
reports</text:a>
The press service of the Ukrainian State Concern.</text:p>
      <text:p text:style-name="P4">
The agreement stipulates that Ukrainian T-64 tanks will serve and capitalize at the newly created Bumar -łabędy in Glivice.</text:p>
      <text:p text:style-name="P4">
"In the future, it is planned to extend cooperation to the service of Tankivt-72 and RT-91, transferred to Poland to the Ukrainian side,"-the testimony reads.</text:p>
      <text:p text:style-name="P4">
The possibility of joint service of the LEOPARD 2 family, transferred to Ukraine by an international armored coalition, is also considered.</text:p>
      <text:p text:style-name="P4">
“Our company is ready to create a hub for the repair of armored vehicles, which is equipped with the Ukrainian Army. We have over 70 years of experience in the field of production and repair. Rearport and modernization of armored vehicles with beckulance in support of the defense capability of the Ukrainian army. Thanks to the regulatory repair and service robots, the machines will return their capacity, ”said Edita Shimanskaya, President of ZM“ Bumar -łabędy ”S.A.</text:p>
      <text:p text:style-name="P4">
“We are grateful to our Polish partners for their help in increasing volumes for the security and defense forces of Ukraine. Each such international agreement is an integration into the production chains of NATO member states, ”-said the General Director of Ukroboronprom Yuri Gusev.</text:p>
      <text:p text:style-name="P4">
<text:span text:style-name="T5">
Sosta, during the visit of President of Ukraine Volodymyr Zelensky to Polishiobid, the parties also <text:a xlink:type="simple" xlink:href="https://armyinform.com.ua/2023/04/08/ukladena-ugoda-pro-spilne-vyrobnycztvo-125-mm-tankovyh-snaryadiv-na-terytoriyi-polshhi-ukroboronprom/" text:style-name="Internet_20_link" text:visited-style-name="Visited_20_Internet_20_Link">
signing the land</text:a>
About the joint production of 125 mm tank ammunition at Polish capacity.</text:span>
</text:p>
      <text:p text:style-name="P4">
News Source: <text:a xlink:type="simple" xlink:href="https://armyinform.com.ua/2023/04/09/ukrayinski-tanky-t-64-budut-kapitalno-vidnovlyuvatysya-na-terytoriyi-polshhi-ukroboronprom/" text:style-name="Internet_20_link" text:visited-style-name="Visited_20_Internet_20_Link">
https://armyinform.com.ua/2023/04/09/ukrayinski-tanky-t-64-budut-kapitalno-vidnovlyuvatysya-na-terytoriyi-polshhi-ukroboronprom/</text:a>
</text:p>
      <!--NEWS-->
      <text:h text:style-name="P10" text:outline-level="1">
<text:span text:style-name="T4">
How to behave while passing checkpoints</text:span>
</text:h>
      <text:p text:style-name="P4">
Author: ['АРМІЯINFORM']</text:p>
      <text:p text:style-name="P4">
Time: 2023-04-09T53:00:00-04:00</text:p>
      <text:p text:style-name="P4">
Description: Shchob Unitznuti Pinzozin Pils Passenger procedures for control on checkpoints, Slid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blokpost-kyyiv.jpg" text:style-name="Internet_20_link" text:visited-style-name="Visited_20_Internet_20_Link">
blokpost-kyyiv.jpg</text:a>
']</text:p>
      <text:p text:style-name="P4">
Tags: ['БЛОКПОСТ', 'МІНРЕІНТЕГРАЦІЇ']</text:p>
      <text:p text:style-name="P4">
Category: News</text:p>
      <!--METADATA-->
      <text:p text:style-name="P4">
<draw:frame draw:style-name="fr1" draw:name="Image248" text:anchor-type="as-char" svg:width="6.9236in" svg:height="4.61393in" draw:z-index="0">
<draw:image xlink:href="../Images/AРМІЯINFORM/2023-04-09T53-00-00-04-00/blokpost-kyyiv.jpg" xlink:type="simple" xlink:show="embed" xlink:actuate="onLoad" draw:mime-type="image/jpeg"/>
</draw:frame>
A checkpoint in Kiev. Photo UNIAN</text:p>
      <text:p text:style-name="P4">
In order to avoid misunderstandings when undergoing checkpoints control, several <text:span text:style-name="T4">
 simple rules should be followed: </text:span>
</text:p>
      <ul>
        <li>
When approaching a checkpower, reduce speed and prepare your documents; * Remove the DVR and remove the mobile phone if it lies near the windshield; * Stop at the Stop sign or inscription. Turn off the headlights and turn on the "accident"; * Wait for your hand or flashlight. Slowly approach the military, police officer, or the terroboron employee who called you; * Don't leave the car if you have not been asked for it. Communicate with the employee who checks you by lowering the side glass; * At the request of the authorized person, allow the luggage trunk and the car salon; * Depart from the checkpoint after the permission of the check. Do it slowly, as a sharp increase in speed can cause suspicion.</li>
      </ul>
      <text:p text:style-name="P4">
<text:span text:style-name="T4">
 When passing the checkpoint can check: </text:span>
</text:p>
      <ul>
        <li>
Documents of persons - things(review), - vehicles - luggage and cargo.</li>
      </ul>
      <text:p text:style-name="P4">
<text:span text:style-name="T4">
 Authorized persons can be performed: </text:span>
</text:p>
      <ul>
        <li>
National Police of Ukraine, * Security Service of Ukraine, * of the National Guard of Ukraine, * Armed Forces of Ukraine, * State Border Service of Ukraine, * State Migration Service of Ukraine, * State Customs Service of Ukraine.</li>
      </ul>
      <text:p text:style-name="P4">
Source: <text:a xlink:type="simple" xlink:href="https://minre.gov.ua/2023/04/08/yak-povodytysya-pid-chas-prohodzhennya-blokpostiv/" text:style-name="Internet_20_link" text:visited-style-name="Visited_20_Internet_20_Link">
Ministry of Reintegration of temporarily occupied territories</text:a>
</text:p>
      <text:p text:style-name="P4">
News Source: <text:a xlink:type="simple" xlink:href="https://armyinform.com.ua/2023/04/09/pravyla-yak-povodytysya-pid-chas-prohodzhennya-blokpostiv/" text:style-name="Internet_20_link" text:visited-style-name="Visited_20_Internet_20_Link">
https://armyinform.com.ua/2023/04/09/pravyla-yak-povodytysya-pid-chas-prohodzhennya-blokpostiv/</text:a>
</text:p>
      <!--NEWS-->
      <text:h text:style-name="P10" text:outline-level="1">
<text:span text:style-name="T4">
Sanctions in action - Ukraine and the world united against Russian aggression</text:span>
</text:h>
      <text:p text:style-name="P4">
Author: ['АРМІЯINFORM']</text:p>
      <text:p text:style-name="P4">
Time: 2023-04-09T54:00:00-04:00</text:p>
      <text:p text:style-name="P4">
Description: The Service of Cindlelings of the Ukrainian Khovdomlya about the sanctusian federal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antyrosijski-sankcziyi-szr.jpg" text:style-name="Internet_20_link" text:visited-style-name="Visited_20_Internet_20_Link">
antyrosijski-sankcziyi-szr.jpg</text:a>
']</text:p>
      <text:p text:style-name="P4">
Tags: ['АНТИРОСІЙСЬКІ САНКЦІЇ', 'КРАХ РОСІЙСЬКОЇ ЕКОНОМІКИ', 'СЗР']</text:p>
      <text:p text:style-name="P4">
Category: News</text:p>
      <!--METADATA-->
      <text:p text:style-name="P4">
<draw:frame draw:style-name="fr1" draw:name="Image249" text:anchor-type="as-char" svg:width="6.9236in" svg:height="4.615733in" draw:z-index="0">
<draw:image xlink:href="../Images/AРМІЯINFORM/2023-04-09T54-00-00-04-00/antyrosijski-sankcziyi-szr.jpg" xlink:type="simple" xlink:show="embed" xlink:actuate="onLoad" draw:mime-type="image/jpeg"/>
</draw:frame>
Anti -Russian sanctions. Illustrative image</text:p>
      <text:p text:style-name="P4">
Foreign Intelligence Service of Ukraine <text:a xlink:type="simple" xlink:href="https://www.facebook.com/SZRUkraine/posts/pfbid0eFXRuR8tHUf6bSnxDJWnQ72UUq3akyMLNm6e27Fcg8fa72wJtytCRjid9VUNEKGSl" text:style-name="Internet_20_link" text:visited-style-name="Visited_20_Internet_20_Link">
informs</text:a>
About sanctions against the Russian Federation as of April 8.</text:p>
      <text:p text:style-name="P4">
_ “Only President Zelensky can determine whether he is ready and when he is ready to get negotiations(With Russia), in what context and what. We believe that it is not possible to be negotiations on Ukraine without Ukraine, ”_ - said the coordinator on strategic communications of the US National Security Council John Kirby.</text:p>
      <text:p text:style-name="P4">
Ukraine <text:a xlink:type="simple" xlink:href="https://armyinform.com.ua/2023/04/06/polskyj-bronetransporter-rosomak-otrymuye-nove-zhyttya-z-bashtoyu-zssw-30/" text:style-name="Internet_20_link" text:visited-style-name="Visited_20_Internet_20_Link">
orders</text:a>
In Poland ,150 Rosomak armored personnel carriers, which is 50 cars more than the previous statements.</text:p>
      <text:p text:style-name="P4">
Ukraine and Poland have signed a memorandum that will help attract Polish business to the restoration of Ukraine.</text:p>
      <text:p text:style-name="P4">
Estonia's Defense Minister Hanno Makur believes that it is impossible to exclude the purchases of ammunition for Ukraine outside the European Union, despite the fact that one for the goals of the Estonian initiative was to revive the EU defense industry.</text:p>
      <text:p text:style-name="P4">
_ "Greece will provide all support for Ukraine on this very important, decisive stage of the war. We will continue to support Ukraine as much as we will need - this is a very clear position that we have taken from the beginning, ”_ - said Greek Defense Minister Nicos Panagiotopoulos.</text:p>
      <text:p text:style-name="P4">
Cyprus will train Ukrainian military demining - it will take place in the framework of humanitarian assistance from the country. A group of about 18 Ukrainian officers will be given to Cyprus to study the last week of April.</text:p>
      <text:p text:style-name="P4">
Albania extended the term of protection of Ukrainian refugees until September this year.</text:p>
      <text:p text:style-name="P4">
The NATO Cybersecurity Center will conduct the Locked Shields 2023 Cyber Development Trains for Cyber Security from April 18 to April 21 and 21.</text:p>
      <text:p text:style-name="P4">
Poland and the Baltic States proposed to include in the 11th package of the sector of nuclear energy of Russia.</text:p>
      <text:p text:style-name="P4">
Moldova signed a framework agreement with the Greek state company DEPA Commercial on the supply of blue fuel.</text:p>
      <text:p text:style-name="P4">
<text:span text:style-name="T4">
 RF </text:span>
On April 11, the Gossuma plans to consider in the second reading the "Pan". Among the approved by the profile committee are the new subject of deprivation of citizenship through "discrediting the army, calls for pre -extremism, encroachment on the life of a statesman and organizing an armed gun." In general, the number of articles of the UK of the Russian Federation, which may be based on the deprivation of citizenship, increased from 35 to 94.</text:p>
      <text:p text:style-name="P4">
Gossuma is also going to allow criminal cases if the accused "asks for troops." The courts, prosecutors and investigators plan to give the right to close criminal cases of "small and moderate" if the accused decided to go to the war against Ukraine. These are those who were theft, beatings, extortion, murder in the state of affect and other crimes that have preceded the maximum punishment of five years of imprisonment.</text:p>
      <text:p text:style-name="P4">
Russia prepares legal grounds for the departure of conscripts of the stock service against Ukraine: Gossuma approved in the first reading a bill that will allow them to be involved in "peacekeeping missions".</text:p>
      <text:p text:style-name="P4">
Almost 93 % of occupiers recognized as disabled in the war of the Russian Federation against Ukraine require "technical means of rehabilitation"(prostheses and orthoses), - said the Deputy Director of the Department of Disabled Persons of Ministry of Trudafonin.</text:p>
      <text:p text:style-name="P4">
To the soldiers who "distinguished" in the war against the people of Ukraine, the occupying authorities of the occupied Crimea began to submit documents to the land plots of the Razak district. Previously, this steppe zone was considered unusable, there is no water, power grids and even field routes.</text:p>
      <text:p text:style-name="P4">
26 % of Russians stated that the quality of their lives had deteriorated significantly after the Russian Federation went out to go.</text:p>
      <text:p text:style-name="P4">
In March, 80 % of the total number of requests to obtain a work permits in Serbia received from the Russians.</text:p>
      <text:p text:style-name="P4">
The Ministry of Finance of the Russian Federation reported that, according to preliminary estimation, receipts to the Russian budget in January-March decreased by 20.8 % compared to last year; the deficit is 2.4 trillion rubles-more(2,925 trillion rubles). Водночас видатки за підсумками першогокварталу зросли на 34 %, до 8,077 трлн руб.</text:p>
      <text:p text:style-name="P4">
Протягом тижня на рф дорожчала валюта: 1 євро вже продається дорожче за 91руб, американський долар — за 83 руб. Такий значний стрибок валют ставсявперше з 6 квітня 2022 року. Наприкінці минулого року уряд рф називавприйнятним курс долара на рівні 68-72 руб.</text:p>
      <text:p text:style-name="P4">
Against the background of sanctions imposed through the invasion of the Russian Federation into Ukraine, Iraq did not let the airline "Russia" airline. The Russian landmark made several circles in the airspace of Iran and went to a spare aerod in Sochi.</text:p>
      <text:p text:style-name="P4">
The European Commission(EC)She announced that she approved the acquisition of Latvian SEVERSTAL DISTRIBUTION from the Russian manufacturer of Swierstal steel by Marcegaglia Carbon Steel, a subsidiary of the Italian manufacturers of Marcegaglia Group. The commission concluded that the acquisition was not a provocation with competition.</text:p>
      <text:p text:style-name="P4">
The French Danone Danene Manufacturer plans to abandon brands, ALPRO, Actimel and Danone in Russia. In Belarus, Danone's dairy products were imported from Russia - accordingly, these brands will not become in them.</text:p>
      <text:p text:style-name="P4">
The Customs Service of Lithuania stated that it managed to completely cease to pass to the country of wood and products of woodworking of Belarusian Tarosian origin under the guise of goods from Kazakhstan and Kyrgyzstan the use of EU sanctions. In the first quarter of 2023, customs officers refused procedures, export and transit almost 9 thousand times, while last year, the commencement of the war, there were 27 thousand. Currently, there are almost 100 investigations of possible bypasses of sanctions, and for their failure to comply with 27 administrative cases.</text:p>
      <text:p text:style-name="P4">
The chairman of the Parliamentary Committee on the National Security and Defense of Lithuania Laurinas Kashchumannias to oblige public persons in his country to declare the relations of Collispurs and Russia. The purpose of the innovation is to induce these people to refuse the disconnection with the mentioned countries.</text:p>
      <text:p text:style-name="P4">
Latvia State Security Service(VDD)It calls for residents of the country not to leave Dorozia and Belarus in the upcoming Easter holidays and reminds of high risks and recruitment in these countries. If the trip is still necessary, it is not recommended to bring a mobile phone, computer, flash drives and other electronic devices, especially if they contain business or different information.</text:p>
      <text:p text:style-name="P4">
According to the National Bank, Belarus's gold and foreign exchange reserves amounted to $ 8 billion 425 million on January 1, 2022. According to the government, by the end of 2023, the LPS will decrease by $ 1.58 billion, ie to $ 6 billion. Since August last year, the National Bank has ceased to publish data on the structure of international reserve assets.District police officers conduct a total detour of the premises of the residents of Belarus. They explain their visit with the need to "get acquainted", leave their contacts. They ask people whether they do not watch something suspicious or want to pay attention to something.</text:p>
      <text:p text:style-name="P4">
News Source: <text:a xlink:type="simple" xlink:href="https://armyinform.com.ua/2023/04/09/sankcziyi-v-diyi-ukrayina-i-svit-obyednalysya-proty-rosijskoyi-agresiyi/" text:style-name="Internet_20_link" text:visited-style-name="Visited_20_Internet_20_Link">
https://armyinform.com.ua/2023/04/09/sankcziyi-v-diyi-ukrayina-i-svit-obyednalysya-proty-rosijskoyi-agresiyi/</text:a>
</text:p>
      <!--NEWS-->
      <text:h text:style-name="P10" text:outline-level="1">
<text:span text:style-name="T4">
Captive servicemen are entitled to partially reimbursement of mortgage lending</text:span>
</text:h>
      <text:p text:style-name="P4">
Author: ['АРМІЯINFORM']</text:p>
      <text:p text:style-name="P4">
Time: 2023-04-09T55:00:00-04:00</text:p>
      <text:p text:style-name="P4">
Description: VIISKOVOVOVOSKI, YAKI was excited in the full of that was born at the Teritarian Mikolavsko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ganna-zamazyeyeva.jpg" text:style-name="Internet_20_link" text:visited-style-name="Visited_20_Internet_20_Link">
ganna-zamazyeyeva.jpg</text:a>
']</text:p>
      <text:p text:style-name="P4">
Tags: ['ВОЄННИЙ СТАН', 'ГАННА ЗАМАЗЄЄВА', 'КООРДИНАЦІЙНИЙ ШТАБ З ПИТАНЬ ПОВОДЖЕННЯ З ВІЙСЬКОВОПОЛОНЕНИМИ', 'МИКОЛАЇВЩИНА', 'ПІВДЕННИЙ РЕГІОН', 'ПІЛЬГОВА ІПОТЕКА', 'СОЦІАЛЬНИЙ ЗАХИСТ', 'СОЦІАЛЬНИЙ ЗАХИСТ ПІД ЧАС ВІЙНИ']</text:p>
      <text:p text:style-name="P4">
Category: News</text:p>
      <!--METADATA-->
      <text:p text:style-name="P4">
<draw:frame draw:style-name="fr1" draw:name="Image250" text:anchor-type="as-char" svg:width="6.9236in" svg:height="4.615733in" draw:z-index="0">
<draw:image xlink:href="../Images/AРМІЯINFORM/2023-04-09T55-00-00-04-00/ganna-zamazyeyeva.jpg" xlink:type="simple" xlink:show="embed" xlink:actuate="onLoad" draw:mime-type="image/jpeg"/>
</draw:frame>
Anna Zaszieva. Photo: zamazeeva.official / Facebook</text:p>
      <text:p text:style-name="P4">
Servicemen who were held captive and registered in the territory of the Nikolaev region are entitled to partially compensation for the mortgage for housing.</text:p>
      <text:p text:style-name="P4">
About it <text:a xlink:type="simple" xlink:href="https://t.me/Koord_shtab/802" text:style-name="Internet_20_link" text:visited-style-name="Visited_20_Internet_20_Link">
reports</text:a>
Coordinating headquarters for the issue of prisoners of war.</text:p>
      <text:p text:style-name="P4">
"According to the program initiated by the representative of the coordination staff of the Southern Region Anna Zamazieva, partial compensation for the mortgage lord is carried out at the expense of the regional budget of the Nikolaev region," - the message reads.</text:p>
      <text:p text:style-name="P4">
The application for partial compensation together with other documents is necessary to send by mail to the address of the Nikolaev regional council at: ul. Admiralskaya, 22, Mykolaiv, 54001.</text:p>
      <text:h text:style-name="P12" text:outline-level="3">
<text:span text:style-name="T4">
What documents do you need to submit?</text:span>
</text:h>
      <ul>
        <li>
statement of partial reimbursement of mortgage lending; * registration number of the taxpayer's account from the State Register of Individuals - Taxpayers; * citizenship; * date and place of birth; * Series(in the presence)and/or passport number, date of issue, name of the body that issued it, the validity period(in the presence); * address and date of current registered place of residence; * a document confirming the holding of a serviceman of the Armed Forces of Ukraine, other military formations formed in accordance with the law that was held captive in connection with the opposition of the armed aggression of the Russian Federation against Ukraine;</li>
      </ul>
      <text:p text:style-name="P4">
<text:span text:style-name="T4">
 About family members: </text:span>
</text:p>
      <ul>
        <li>
the degree of family connections; * Full Name(in the presence); * date of birth; * registration number of taxpayers' accounts from the State Register of Individual Payers of Taxes; * Birth Certificate Series and Number(in the presence); * Series and Marriage Certificate Number(in the presence); * the amount of total income for the last six months according to information available in the State Register of Compulsory State Social Insurance and the State Register of Individuals - Taxpayers at the time of filling in the application; * total area of residential real estate owned by the applicant or his family members(in the presence); * a copy of the mortgage lending contract concluded with the bank for the purchase of housing; * Help from a banking institution to open a special account for transferring funds(original).</li>
      </ul>
      <text:p text:style-name="P4">
<text:span text:style-name="T4">
 Consulting Line and Recording for Admission: </text:span>
</text:p>
      <ul>
        <li>
Phone: 0 800 200 202(PN-PT, 09: 00-17: 00)* Address: Nikolaev, vul. Nikolskaya, 37</li>
      </ul>
      <text:p text:style-name="P4">
News Source: <text:a xlink:type="simple" xlink:href="https://armyinform.com.ua/2023/04/09/na-mykolayivshhyni-chastkovo-vidshkodovuyut-ipotechni-kredyty-vijskovopolonenyh/" text:style-name="Internet_20_link" text:visited-style-name="Visited_20_Internet_20_Link">
https://armyinform.com.ua/2023/04/09/na-mykolayivshhyni-chastkovo-vidshkodovuyut-ipotechni-kredyty-vijskovopolonenyh/</text:a>
</text:p>
      <!--NEWS-->
      <text:h text:style-name="P10" text:outline-level="1">
<text:span text:style-name="T4">
The Major of Russia tries to assign the Ukrainian artist Borovikovsky</text:span>
</text:h>
      <text:p text:style-name="P4">
Author: ['АРМІЯINFORM']</text:p>
      <text:p text:style-name="P4">
Time: 2023-04-09T56:00:00-04:00</text:p>
      <text:p text:style-name="P4">
Description: the last hour is not a bit of the demand of the deputy of the Ukrainian Culture, yak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czpd-rnbo-volodymyr-borovykovskyj.jpg" text:style-name="Internet_20_link" text:visited-style-name="Visited_20_Internet_20_Link">
czpd-rnbo-volodymyr-borovykovskyj.jpg</text:a>
', '<text:a xlink:type="simple" xlink:href="https://armyinform.com.ua/wp-content/uploads/2023/04/1-27-150x150.jpg" text:style-name="Internet_20_link" text:visited-style-name="Visited_20_Internet_20_Link">
1-27-150x150.jpg</text:a>
', '<text:a xlink:type="simple" xlink:href="https://armyinform.com.ua/wp-content/uploads/2023/04/2-24-150x150.jpg" text:style-name="Internet_20_link" text:visited-style-name="Visited_20_Internet_20_Link">
2-24-150x150.jpg</text:a>
', '<text:a xlink:type="simple" xlink:href="https://armyinform.com.ua/wp-content/uploads/2023/04/3-20-150x150.jpg" text:style-name="Internet_20_link" text:visited-style-name="Visited_20_Internet_20_Link">
3-20-150x150.jpg</text:a>
', '<text:a xlink:type="simple" xlink:href="https://armyinform.com.ua/wp-content/uploads/2023/04/4-17-150x150.jpg" text:style-name="Internet_20_link" text:visited-style-name="Visited_20_Internet_20_Link">
4-17-150x150.jpg</text:a>
', '<text:a xlink:type="simple" xlink:href="https://armyinform.com.ua/wp-content/uploads/2023/04/5-14-150x150.jpg" text:style-name="Internet_20_link" text:visited-style-name="Visited_20_Internet_20_Link">
5-14-150x150.jpg</text:a>
', '<text:a xlink:type="simple" xlink:href="https://armyinform.com.ua/wp-content/uploads/2023/04/6-12-150x150.jpg" text:style-name="Internet_20_link" text:visited-style-name="Visited_20_Internet_20_Link">
6-12-150x150.jpg</text:a>
', '<text:a xlink:type="simple" xlink:href="https://armyinform.com.ua/wp-content/uploads/2023/04/7-6-150x150.jpg" text:style-name="Internet_20_link" text:visited-style-name="Visited_20_Internet_20_Link">
7-6-150x150.jpg</text:a>
', '<text:a xlink:type="simple" xlink:href="https://armyinform.com.ua/wp-content/uploads/2023/04/8-6-150x150.jpg" text:style-name="Internet_20_link" text:visited-style-name="Visited_20_Internet_20_Link">
8-6-150x150.jpg</text:a>
', '<text:a xlink:type="simple" xlink:href="https://armyinform.com.ua/wp-content/uploads/2023/04/9-6-150x150.jpg" text:style-name="Internet_20_link" text:visited-style-name="Visited_20_Internet_20_Link">
9-6-150x150.jpg</text:a>
']</text:p>
      <text:p text:style-name="P4">
Tags: ['STOPRUSSIA', 'АГРЕСІЯ РФ', 'ВОЛОДИМИР БОРОВИКОВСЬКИЙ', 'ВТОРГНЕННЯ РФ', 'ІНФОГРАФІКА', 'РОСІЙСЬКА ПРОПАГАНДА', 'ХУДОЖНИКИ', 'ЦПД РНБО']</text:p>
      <text:p text:style-name="P4">
Category: News</text:p>
      <!--METADATA-->
      <text:p text:style-name="P4">
<draw:frame draw:style-name="fr1" draw:name="Image251" text:anchor-type="as-char" svg:width="6.9236in" svg:height="4.32725in" draw:z-index="0">
<draw:image xlink:href="../Images/AРМІЯINFORM/2023-04-09T56-00-00-04-00/czpd-rnbo-volodymyr-borovykovskyj.jpg" xlink:type="simple" xlink:show="embed" xlink:actuate="onLoad" draw:mime-type="image/jpeg"/>
</draw:frame>
Collage Armyinform</text:p>
      <text:p text:style-name="P4">
For a long time, Russia has not stopped attempting to appropriation of Ukrainian culture, which in no way owns it. This tendency of Ivasvitusly famous Ukrainian artist Volodymyr Borovikovsky did not miss, which Russian "art critics" called "Russian", then "Russian-Ukrainian".</text:p>
      <text:p text:style-name="P4">
About fakes that promote Rospropaganda in an effort to assign Vladimirborovykovsky, read in a joint infographic <text:a xlink:type="simple" xlink:href="https://t.me/CenterCounteringDisinformation/4853" text:style-name="Internet_20_link" text:visited-style-name="Visited_20_Internet_20_Link">
Center for Anti -Dydidzinformation</text:a>
and YouTube Channel Cultiger.</text:p>
      <text:p text:style-name="P4">
<text:a xlink:type="simple" xlink:href="https://armyinform.com.ua/wp-content/uploads/2023/04/1-27.jpg" text:style-name="Internet_20_link" text:visited-style-name="Visited_20_Internet_20_Link">
!(Images/AРМІЯINFORM/2023-04-09T56-00-00-04-00/1-27-150x150.jpg)</text:a>
</text:p>
      <text:p text:style-name="P4">
<text:a xlink:type="simple" xlink:href="https://armyinform.com.ua/wp-content/uploads/2023/04/2-24.jpg" text:style-name="Internet_20_link" text:visited-style-name="Visited_20_Internet_20_Link">
<draw:frame draw:style-name="fr1" draw:name="Image252" text:anchor-type="as-char" svg:width="6.9236in" svg:height="6.9236in" draw:z-index="0">
<draw:image xlink:href="../Images/AРМІЯINFORM/2023-04-09T56-00-00-04-00/2-24-150x150.jpg" xlink:type="simple" xlink:show="embed" xlink:actuate="onLoad" draw:mime-type="image/jpeg"/>
</draw:frame>
</text:a>
</text:p>
      <text:p text:style-name="P4">
<text:a xlink:type="simple" xlink:href="https://armyinform.com.ua/wp-content/uploads/2023/04/3-20.jpg" text:style-name="Internet_20_link" text:visited-style-name="Visited_20_Internet_20_Link">
<draw:frame draw:style-name="fr1" draw:name="Image253" text:anchor-type="as-char" svg:width="6.9236in" svg:height="6.9236in" draw:z-index="0">
<draw:image xlink:href="../Images/AРМІЯINFORM/2023-04-09T56-00-00-04-00/3-20-150x150.jpg" xlink:type="simple" xlink:show="embed" xlink:actuate="onLoad" draw:mime-type="image/jpeg"/>
</draw:frame>
</text:a>
</text:p>
      <text:p text:style-name="P4">
<text:a xlink:type="simple" xlink:href="https://armyinform.com.ua/wp-content/uploads/2023/04/4-17.jpg" text:style-name="Internet_20_link" text:visited-style-name="Visited_20_Internet_20_Link">
<draw:frame draw:style-name="fr1" draw:name="Image254" text:anchor-type="as-char" svg:width="6.9236in" svg:height="6.9236in" draw:z-index="0">
<draw:image xlink:href="../Images/AРМІЯINFORM/2023-04-09T56-00-00-04-00/4-17-150x150.jpg" xlink:type="simple" xlink:show="embed" xlink:actuate="onLoad" draw:mime-type="image/jpeg"/>
</draw:frame>
</text:a>
</text:p>
      <text:p text:style-name="P4">
<text:a xlink:type="simple" xlink:href="https://armyinform.com.ua/wp-content/uploads/2023/04/5-14.jpg" text:style-name="Internet_20_link" text:visited-style-name="Visited_20_Internet_20_Link">
<draw:frame draw:style-name="fr1" draw:name="Image255" text:anchor-type="as-char" svg:width="6.9236in" svg:height="6.9236in" draw:z-index="0">
<draw:image xlink:href="../Images/AРМІЯINFORM/2023-04-09T56-00-00-04-00/5-14-150x150.jpg" xlink:type="simple" xlink:show="embed" xlink:actuate="onLoad" draw:mime-type="image/jpeg"/>
</draw:frame>
</text:a>
</text:p>
      <text:p text:style-name="P4">
<text:a xlink:type="simple" xlink:href="https://armyinform.com.ua/wp-content/uploads/2023/04/6-12.jpg" text:style-name="Internet_20_link" text:visited-style-name="Visited_20_Internet_20_Link">
<draw:frame draw:style-name="fr1" draw:name="Image256" text:anchor-type="as-char" svg:width="6.9236in" svg:height="6.9236in" draw:z-index="0">
<draw:image xlink:href="../Images/AРМІЯINFORM/2023-04-09T56-00-00-04-00/6-12-150x150.jpg" xlink:type="simple" xlink:show="embed" xlink:actuate="onLoad" draw:mime-type="image/jpeg"/>
</draw:frame>
</text:a>
</text:p>
      <text:p text:style-name="P4">
<text:a xlink:type="simple" xlink:href="https://armyinform.com.ua/wp-content/uploads/2023/04/7-6.jpg" text:style-name="Internet_20_link" text:visited-style-name="Visited_20_Internet_20_Link">
<draw:frame draw:style-name="fr1" draw:name="Image257" text:anchor-type="as-char" svg:width="6.9236in" svg:height="6.9236in" draw:z-index="0">
<draw:image xlink:href="../Images/AРМІЯINFORM/2023-04-09T56-00-00-04-00/7-6-150x150.jpg" xlink:type="simple" xlink:show="embed" xlink:actuate="onLoad" draw:mime-type="image/jpeg"/>
</draw:frame>
</text:a>
</text:p>
      <text:p text:style-name="P4">
<text:a xlink:type="simple" xlink:href="https://armyinform.com.ua/wp-content/uploads/2023/04/8-6.jpg" text:style-name="Internet_20_link" text:visited-style-name="Visited_20_Internet_20_Link">
<draw:frame draw:style-name="fr1" draw:name="Image258" text:anchor-type="as-char" svg:width="6.9236in" svg:height="6.9236in" draw:z-index="0">
<draw:image xlink:href="../Images/AРМІЯINFORM/2023-04-09T56-00-00-04-00/8-6-150x150.jpg" xlink:type="simple" xlink:show="embed" xlink:actuate="onLoad" draw:mime-type="image/jpeg"/>
</draw:frame>
</text:a>
</text:p>
      <text:p text:style-name="P4">
<text:a xlink:type="simple" xlink:href="https://armyinform.com.ua/wp-content/uploads/2023/04/9-6.jpg" text:style-name="Internet_20_link" text:visited-style-name="Visited_20_Internet_20_Link">
<draw:frame draw:style-name="fr1" draw:name="Image259" text:anchor-type="as-char" svg:width="6.9236in" svg:height="6.9236in" draw:z-index="0">
<draw:image xlink:href="../Images/AРМІЯINFORM/2023-04-09T56-00-00-04-00/9-6-150x150.jpg" xlink:type="simple" xlink:show="embed" xlink:actuate="onLoad" draw:mime-type="image/jpeg"/>
</draw:frame>
</text:a>
</text:p>
      <text:p text:style-name="P4">
News Source: <text:a xlink:type="simple" xlink:href="https://armyinform.com.ua/2023/04/09/krayina-maroder-rosiya-namagayetsya-prysvoyity/" text:style-name="Internet_20_link" text:visited-style-name="Visited_20_Internet_20_Link">
https://armyinform.com.ua/2023/04/09/krayina-maroder-rosiya-namagayetsya-prysvoyity/</text:a>
</text:p>
      <!--NEWS-->
      <text:h text:style-name="P10" text:outline-level="1">
<text:span text:style-name="T4">
The United Kingdom will teach 20,000 Ukrainian soldiers in 2023</text:span>
</text:h>
      <text:p text:style-name="P4">
Author: ['АРМІЯINFORM']</text:p>
      <text:p text:style-name="P4">
Time: 2023-04-09T57:00:00-04:00</text:p>
      <text:p text:style-name="P4">
Description: “The framework of the base of the Zagalnovi -Kidnovka of the Particular Wareh of the Zbroyni forces of Ukraine ... The war with Ukraine 2022, the war with Ukraine is the latest news today, the News War with Ukraine 2022 The last ones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1-30-150x150.jpg" text:style-name="Internet_20_link" text:visited-style-name="Visited_20_Internet_20_Link">
1-30-150x150.jpg</text:a>
', '<text:a xlink:type="simple" xlink:href="https://armyinform.com.ua/wp-content/uploads/2023/04/2-28-150x150.jpg" text:style-name="Internet_20_link" text:visited-style-name="Visited_20_Internet_20_Link">
2-28-150x150.jpg</text:a>
', '<text:a xlink:type="simple" xlink:href="https://armyinform.com.ua/wp-content/uploads/2023/04/3-24-150x150.jpg" text:style-name="Internet_20_link" text:visited-style-name="Visited_20_Internet_20_Link">
3-24-150x150.jpg</text:a>
', '<text:a xlink:type="simple" xlink:href="https://armyinform.com.ua/wp-content/uploads/2023/04/4-20-150x150.jpg" text:style-name="Internet_20_link" text:visited-style-name="Visited_20_Internet_20_Link">
4-20-150x150.jpg</text:a>
']</text:p>
      <text:p text:style-name="P4">
Tags: ['ВЕЛИКА БРИТАНІЯ', 'ВІЙСЬКОВА ПІДГОТОВКА']</text:p>
      <text:p text:style-name="P4">
Category: News</text:p>
      <!--METADATA-->
      <text:p text:style-name="P4">
<text:a xlink:type="simple" xlink:href="https://armyinform.com.ua/wp-content/uploads/2023/04/1-30.jpg" text:style-name="Internet_20_link" text:visited-style-name="Visited_20_Internet_20_Link">
<draw:frame draw:style-name="fr1" draw:name="Image260" text:anchor-type="as-char" svg:width="6.9236in" svg:height="6.9236in" draw:z-index="0">
<draw:image xlink:href="../Images/AРМІЯINFORM/2023-04-09T57-00-00-04-00/1-30-150x150.jpg" xlink:type="simple" xlink:show="embed" xlink:actuate="onLoad" draw:mime-type="image/jpeg"/>
</draw:frame>
</text:a>
</text:p>
      <text:p text:style-name="P4">
<text:a xlink:type="simple" xlink:href="https://armyinform.com.ua/wp-content/uploads/2023/04/2-28.jpg" text:style-name="Internet_20_link" text:visited-style-name="Visited_20_Internet_20_Link">
<draw:frame draw:style-name="fr1" draw:name="Image261" text:anchor-type="as-char" svg:width="6.9236in" svg:height="6.9236in" draw:z-index="0">
<draw:image xlink:href="../Images/AРМІЯINFORM/2023-04-09T57-00-00-04-00/2-28-150x150.jpg" xlink:type="simple" xlink:show="embed" xlink:actuate="onLoad" draw:mime-type="image/jpeg"/>
</draw:frame>
</text:a>
</text:p>
      <text:p text:style-name="P4">
<text:a xlink:type="simple" xlink:href="https://armyinform.com.ua/wp-content/uploads/2023/04/3-24.jpg" text:style-name="Internet_20_link" text:visited-style-name="Visited_20_Internet_20_Link">
<draw:frame draw:style-name="fr1" draw:name="Image262" text:anchor-type="as-char" svg:width="6.9236in" svg:height="6.9236in" draw:z-index="0">
<draw:image xlink:href="../Images/AРМІЯINFORM/2023-04-09T57-00-00-04-00/3-24-150x150.jpg" xlink:type="simple" xlink:show="embed" xlink:actuate="onLoad" draw:mime-type="image/jpeg"/>
</draw:frame>
</text:a>
</text:p>
      <text:p text:style-name="P4">
<text:a xlink:type="simple" xlink:href="https://armyinform.com.ua/wp-content/uploads/2023/04/4-20.jpg" text:style-name="Internet_20_link" text:visited-style-name="Visited_20_Internet_20_Link">
<draw:frame draw:style-name="fr1" draw:name="Image263" text:anchor-type="as-char" svg:width="6.9236in" svg:height="6.9236in" draw:z-index="0">
<draw:image xlink:href="../Images/AРМІЯINFORM/2023-04-09T57-00-00-04-00/4-20-150x150.jpg" xlink:type="simple" xlink:show="embed" xlink:actuate="onLoad" draw:mime-type="image/jpeg"/>
</draw:frame>
</text:a>
"More than 10,000 recruits have already been prepared in the UK in the UK's basic military training in the United Kingdom. Supporting the United Kingdom remains adamant as we will teach 20,000 recruits in 2023," the Armed Forces of Ukraine and the Kingdom.</text:p>
      <text:p text:style-name="P4">
<text:span text:style-name="T5">
Derello: <text:a xlink:type="simple" xlink:href="https://www.facebook.com/GeneralStaff.ua/posts/pfbid0yY4Ab98ceRfRqiELoS9NkurjznrjJseBbusBeTs4wqpB2vRESVWGMCLYnTxjuLgwl" text:style-name="Internet_20_link" text:visited-style-name="Visited_20_Internet_20_Link">
General Staff</text:a>
</text:span>
</text:p>
      <text:p text:style-name="P4">
News Source: <text:a xlink:type="simple" xlink:href="https://armyinform.com.ua/2023/04/09/velyka-brytaniya-pragne-navchyty-20-tysyach-ukrayinskyh-soldativ-u-2023-roczi/" text:style-name="Internet_20_link" text:visited-style-name="Visited_20_Internet_20_Link">
https://armyinform.com.ua/2023/04/09/velyka-brytaniya-pragne-navchyty-20-tysyach-ukrayinskyh-soldativ-u-2023-roczi/</text:a>
</text:p>
      <!--NEWS-->
      <text:h text:style-name="P10" text:outline-level="1">
<text:span text:style-name="T4">
During the day the enemy lost 14 UAVs and 5 stations of radio -electronic wrestling</text:span>
</text:h>
      <text:p text:style-name="P4">
Author: ['АРМІЯINFORM']</text:p>
      <text:p text:style-name="P4">
Time: 2023-04-09T58:00:00-04:00</text:p>
      <text:p text:style-name="P4">
Description: Avіaatsіya defense forces for Dob took 12 strikes in the districts of Zserdzhennya of Especiall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artylerysty.jpg" text:style-name="Internet_20_link" text:visited-style-name="Visited_20_Internet_20_Link">
artylerysty.jpg</text:a>
']</text:p>
      <text:p text:style-name="P4">
Tags: ['STOPRUSSIA', 'АГРЕСІЯ РФ', 'ВІЙНА', 'ВТОРГНЕННЯ РФ', 'ВТРАТИ ВОРОГА', 'ГШ ЗСУ', 'ОПЕРАТИВНА ІНФОРМАЦІЯ', 'СТАНЦІЯ РЕБ']</text:p>
      <text:p text:style-name="P4">
Category: News</text:p>
      <!--METADATA-->
      <text:p text:style-name="P4">
<draw:frame draw:style-name="fr1" draw:name="Image264" text:anchor-type="as-char" svg:width="6.9236in" svg:height="4.615733in" draw:z-index="0">
<draw:image xlink:href="../Images/AРМІЯINFORM/2023-04-09T58-00-00-04-00/artylerysty.jpg" xlink:type="simple" xlink:show="embed" xlink:actuate="onLoad" draw:mime-type="image/jpeg"/>
</draw:frame>
Ukrainian artillerymen. Illustrative Photo / General Armed Forces <text:span text:style-name="T4">
 🔥 Situation of the Russian invasion </text:span>
</text:p>
      <text:p text:style-name="P4">
Aviation of defense forces per day has struck 12 beats in the areas of concentration of personal staff and military equipment of the invaders. Also, our defenders have knocked down 2 SuperCam UAVs, 6 OLAN-10 UAVs and 6 UAVs of the Zala.</text:p>
      <text:p text:style-name="P4">
About it <text:a xlink:type="simple" xlink:href="https://www.facebook.com/GeneralStaff.ua/posts/pfbid0PikWoRr64Exh6DyEarBTFugytUdn6vA3yy8qoKoM5XqH8vFhyL36uMeGxstjvzA3l" text:style-name="Internet_20_link" text:visited-style-name="Visited_20_Internet_20_Link">
reports</text:a>
General of the Armed Forces of Ukraine.</text:p>
      <text:p text:style-name="P4">
"Units of rocket troops and artillery struck 2 areas of concentration of living seizures, weapons and military equipment, 1 ammunition, 1 position of remedy defense and 5 stations of electronic warfare of the enemy," the message said.</text:p>
      <text:p text:style-name="P4">
News Source: <text:a xlink:type="simple" xlink:href="https://armyinform.com.ua/2023/04/09/za-dobu-vorog-vtratyv-14-bpla-ta-5-stanczij-radioelektronnoyi-borotby/" text:style-name="Internet_20_link" text:visited-style-name="Visited_20_Internet_20_Link">
https://armyinform.com.ua/2023/04/09/za-dobu-vorog-vtratyv-14-bpla-ta-5-stanczij-radioelektronnoyi-borotby/</text:a>
</text:p>
      <!--NEWS-->
      <text:h text:style-name="P10" text:outline-level="1">
<text:span text:style-name="T4">
The occupiers terrorize the inhabitants of the Kherson region by raids, checks and searches</text:span>
</text:h>
      <text:p text:style-name="P4">
Author: ['АРМІЯINFORM']</text:p>
      <text:p text:style-name="P4">
Time: 2023-04-09T59:00:00-04:00</text:p>
      <text:p text:style-name="P4">
Description: Rosіyski Porpanthi to the Furniture of the Counter -Zavlyniye, the Poliva regime on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okupanty.jpg" text:style-name="Internet_20_link" text:visited-style-name="Visited_20_Internet_20_Link">
okupanty.jpg</text:a>
']</text:p>
      <text:p text:style-name="P4">
Tags: ['STOPRUSSIA', 'АГРЕСІЯ РФ', 'ВІЙНА', 'ВТОРГНЕННЯ РФ', 'ГШ ЗСУ', 'ОКУПАНТИ', 'ОПЕРАТИВНА ІНФОРМАЦІЯ', 'ТИМЧАСОВО ОКУПОВАНІ ТЕРИТОРІЇ', 'ХЕРСОНЩИНА']</text:p>
      <text:p text:style-name="P4">
Category: News</text:p>
      <!--METADATA-->
      <text:p text:style-name="P4">
<draw:frame draw:style-name="fr1" draw:name="Image265" text:anchor-type="as-char" svg:width="6.9236in" svg:height="5.140773in" draw:z-index="0">
<draw:image xlink:href="../Images/AРМІЯINFORM/2023-04-09T59-00-00-04-00/okupanty.jpg" xlink:type="simple" xlink:show="embed" xlink:actuate="onLoad" draw:mime-type="image/jpeg"/>
</draw:frame>
Illustrative photo</text:p>
      <text:p text:style-name="P4">
Russian invaders continue to strengthen the counterintelligence and police regime in the temporarily occupied territory of the Kherson region.</text:p>
      <text:p text:style-name="P4">
About it <text:a xlink:type="simple" xlink:href="https://www.facebook.com/GeneralStaff.ua/posts/pfbid0PikWoRr64Exh6DyEarBTFugytUdn6vA3yy8qoKoM5XqH8vFhyL36uMeGxstjvzA3l" text:style-name="Internet_20_link" text:visited-style-name="Visited_20_Internet_20_Link">
reports</text:a>
General of the Armed Forces of Ukraine.</text:p>
      <text:p text:style-name="P4">
“In particular, in the Gornostaev district of Kherson region raids on the check of personal phones in the local population for the presence of photo and video materials, as well as" forbidden "content. During such audiences, the occupiers record personal data of the locals, the selectively look for their homes, ”the Armed Forces General Staff said.</text:p>
      <text:p text:style-name="P4">
News Source: <text:a xlink:type="simple" xlink:href="https://armyinform.com.ua/2023/04/09/okupanty-teroryzuyut-zhyteliv-tot-hersonshhyny-rejdamy-perevirkamy-ta-obshukamy/" text:style-name="Internet_20_link" text:visited-style-name="Visited_20_Internet_20_Link">
https://armyinform.com.ua/2023/04/09/okupanty-teroryzuyut-zhyteliv-tot-hersonshhyny-rejdamy-perevirkamy-ta-obshukamy/</text:a>
</text:p>
      <!--NEWS-->
      <text:h text:style-name="P10" text:outline-level="1">
<text:span text:style-name="T4">
Russians do not stop applying rocket and aviation terror tactics</text:span>
</text:h>
      <text:p text:style-name="P4">
Author: ['АРМІЯINFORM']</text:p>
      <text:p text:style-name="P4">
Time: 2023-04-09T60:00:00-04:00</text:p>
      <text:p text:style-name="P4">
Description: Lent out the enemy, the captivity of 4 rockets of 40 AvIACHICHIIV, Having glozified 58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2022-10-31-raketnyj-udar-po-harkivshhyni.jpg" text:style-name="Internet_20_link" text:visited-style-name="Visited_20_Internet_20_Link">
2022-10-31-raketnyj-udar-po-harkivshhyni.jpg</text:a>
']</text:p>
      <text:p text:style-name="P4">
Tags: ['STOPRUSSIA', 'АГРЕСІЯ РФ', 'ВІЙНА', 'ВОРОЖІ ОБСТРІЛИ', 'ВТОРГНЕННЯ РФ', 'ГШ ЗСУ', 'ОПЕРАТИВНА ІНФОРМАЦІЯ', 'РАКЕТНИЙ ТЕРОР']</text:p>
      <text:p text:style-name="P4">
Category: News</text:p>
      <!--METADATA-->
      <text:p text:style-name="P4">
<draw:frame draw:style-name="fr1" draw:name="Image266" text:anchor-type="as-char" svg:width="6.9236in" svg:height="3.893007in" draw:z-index="0">
<draw:image xlink:href="../Images/AРМІЯINFORM/2023-04-09T60-00-00-04-00/2022-10-31-raketnyj-udar-po-harkivshhyni.jpg" xlink:type="simple" xlink:show="embed" xlink:actuate="onLoad" draw:mime-type="image/jpeg"/>
</draw:frame>
Illustrative Photo <text:span text:style-name="T4">
 🔥 Situation on Russian Completion </text:span>
</text:p>
      <text:p text:style-name="P4">
Over the past day, the enemy struck 4 missile and 40 aviation strikes, and made 58 shelling of rocket launchers on the positions of our Yavsk and civil infrastructure of settlements.</text:p>
      <text:p text:style-name="P4">
About it <text:a xlink:type="simple" xlink:href="https://www.facebook.com/GeneralStaff.ua/posts/pfbid0PikWoRr64Exh6DyEarBTFugytUdn6vA3yy8qoKoM5XqH8vFhyL36uMeGxstjvzA3l" text:style-name="Internet_20_link" text:visited-style-name="Visited_20_Internet_20_Link">
reports</text:a>
The General Code of the Armed Forces of Ukraine</text:p>
      <text:p text:style-name="P4">
"The likelihood of missile and aviation strikes continues to remain high throughout Ukraine, because the enemy does not stop using Taktika terror," - warns of the Security Service of Ukraine.</text:p>
      <text:p text:style-name="P4">
News Source: <text:a xlink:type="simple" xlink:href="https://armyinform.com.ua/2023/04/09/rosiyany-ne-prypynyayut-zastosovuvaty-taktyku-raketnogo-ta-aviaczijnogo-teroru/" text:style-name="Internet_20_link" text:visited-style-name="Visited_20_Internet_20_Link">
https://armyinform.com.ua/2023/04/09/rosiyany-ne-prypynyayut-zastosovuvaty-taktyku-raketnogo-ta-aviaczijnogo-teroru/</text:a>
</text:p>
      <!--NEWS-->
      <text:h text:style-name="P10" text:outline-level="1">
<text:span text:style-name="T4">
I sincerely congratulate Ukrainians and all Christians who celebrate Easter today - President of Ukraine</text:span>
</text:h>
      <text:p text:style-name="P4">
Author: ['АРМІЯINFORM']</text:p>
      <text:p text:style-name="P4">
Time: 2023-04-09T61:00:00-04:00</text:p>
      <text:p text:style-name="P4">
Description: I have a widespread Ukrainians that all the Christians, yaki I have been ... War with Ukraine 2022, the war with Ukraine is the latest news today, the news war with Ukraine 2022 is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photo_5301165159089294018_y.jpg" text:style-name="Internet_20_link" text:visited-style-name="Visited_20_Internet_20_Link">
photo_5301165159089294018_y.jpg</text:a>
']</text:p>
      <text:p text:style-name="P4">
Tags: ['ВЕЛИКДЕНЬ', 'ВЕЛИКОДНІ СВЯТА', 'ВОЛОДИМИР ЗЕЛЕНСЬКИЙ', 'ПРЕЗИДЕНТ УКРАЇНИ']</text:p>
      <text:p text:style-name="P4">
Category: News</text:p>
      <!--METADATA-->
      <text:p text:style-name="P4">
<draw:frame draw:style-name="fr1" draw:name="Image267" text:anchor-type="as-char" svg:width="6.9236in" svg:height="4.61393in" draw:z-index="0">
<draw:image xlink:href="../Images/AРМІЯINFORM/2023-04-09T61-00-00-04-00/photo_5301165159089294018_y.jpg" xlink:type="simple" xlink:show="embed" xlink:actuate="onLoad" draw:mime-type="image/jpeg"/>
</draw:frame>
I sincerely congratulate Ukrainians and all Christians who celebrate Easter today. They are marked in the front lines and in different cities and villages.</text:p>
      <text:p text:style-name="P4">
I congratulate the brothers of the Poles, Lithuanians, Latvians, Estonians. Our true friends of Isassers in the US, Great Britain, Germany, Italy, France, Canada. In Prague Bratislava, Lyublian and Zagreb, Vienna and Bucharest, Madrid and Lisbon, Amsterdam, Copenhagen and Brussels. Millions of people in Sweden, Finland, Norway. All those who celebrate Easter in Europe, Latin America, Africa, Asia and Australia on this day.</text:p>
      <text:p text:style-name="P4">
It is a modern world. A world that seeks to live freely. A world that appreciates the life, respect and equality of each person. Ukraine stands on this world today. He fights for his land and fights for his values.</text:p>
      <text:p text:style-name="P4">
Two days ago, I divided Iftar with Muslims of Ukraine. Soon the congratulations of Ukraine with the completion of the Passover. And in exactly a week I will congratulate everyone who celebrates Easter this year on April 16.</text:p>
      <text:p text:style-name="P4">
We can profess different religions, but we equally believe in freedom. There will be different traditions, but there is a common thing to everyone - it is the protection of our native land. We celebrate the light holidays at different dates, but one will be the only one for all: for Ukraine and the whole free world.</text:p>
      <text:p text:style-name="P4">
This is the day of our victory. Common. Inevitable. Victory of light, good, justice, victory of life. All that symbolizes the feast of the Lord's Decree.</text:p>
      <text:p text:style-name="P4">
With Easter!</text:p>
      <text:p text:style-name="P4">
_ Dudelo:(https://t.me/V_Zelenskiy_official/5802)_</text:p>
      <text:p text:style-name="P4">
News Source: <text:a xlink:type="simple" xlink:href="https://armyinform.com.ua/2023/04/09/vidznachayut-velykden-prezydent-ukrayiny/" text:style-name="Internet_20_link" text:visited-style-name="Visited_20_Internet_20_Link">
https://armyinform.com.ua/2023/04/09/vidznachayut-velykden-prezydent-ukrayiny/</text:a>
</text:p>
      <!--NEWS-->
      <text:h text:style-name="P10" text:outline-level="1">
<text:span text:style-name="T4">
During the day, the defenders of Ukraine reflected more than 50 racist attacks in four directions</text:span>
</text:h>
      <text:p text:style-name="P4">
Author: ['АРМІЯINFORM']</text:p>
      <text:p text:style-name="P4">
Time: 2023-04-09T62:00:00-04:00</text:p>
      <text:p text:style-name="P4">
Description: Vorog is a prone of Zoedzhuvati basic Zuill on the leading advancing di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hronika-oborony-1.jpg" text:style-name="Internet_20_link" text:visited-style-name="Visited_20_Internet_20_Link">
hronika-oborony-1.jpg</text:a>
', '<text:a xlink:type="simple" xlink:href="https://armyinform.com.ua/wp-content/uploads/2023/04/hronika-oborony-2.jpg" text:style-name="Internet_20_link" text:visited-style-name="Visited_20_Internet_20_Link">
hronika-oborony-2.jpg</text:a>
']</text:p>
      <text:p text:style-name="P4">
Tags: ['STOPRUSSIA', 'АГРЕСІЯ РФ', 'АТАКИ ВОРОГА', 'ВІЙНА', 'ВТОРГНЕННЯ РФ', 'ГШ ЗСУ', 'ОПЕРАТИВНА ІНФОРМАЦІЯ', 'ХРОНІКА ОБОРОНИ']</text:p>
      <text:p text:style-name="P4">
Category: News</text:p>
      <!--METADATA-->
      <text:p text:style-name="P4">
<draw:frame draw:style-name="fr1" draw:name="Image268" text:anchor-type="as-char" svg:width="6.9236in" svg:height="4.615733in" draw:z-index="0">
<draw:image xlink:href="../Images/AРМІЯINFORM/2023-04-09T62-00-00-04-00/hronika-oborony-1.jpg" xlink:type="simple" xlink:show="embed" xlink:actuate="onLoad" draw:mime-type="image/jpeg"/>
</draw:frame>
Ukrainian soldiers. Illustrative Photo / General Armed Forces <text:span text:style-name="T4">
 🔥 Situation of the Russian invasion </text:span>
</text:p>
      <text:p text:style-name="P4">
The enemy continues to concentrate the main efforts on the ** offensive actions of Nalimansk, Bakhmut, Avdiiv and Mariinsky directions.</text:p>
      <text:p text:style-name="P4">
About it <text:a xlink:type="simple" xlink:href="https://www.facebook.com/GeneralStaff.ua/posts/pfbid0PikWoRr64Exh6DyEarBTFugytUdn6vA3yy8qoKoM5XqH8vFhyL36uMeGxstjvzA3l" text:style-name="Internet_20_link" text:visited-style-name="Visited_20_Internet_20_Link">
reports</text:a>
General of the Armed Forces of Ukraine.</text:p>
      <text:p text:style-name="P4">
It is noted that on the <text:span text:style-name="T4">
 Volyn, Polissya, Siversky and Slobozhansky </text:span>
 the directions of the operational situation without significant changes, signs of formation of the formation groups of the enemy were not detected.</text:p>
      <text:p text:style-name="P4">
_ “The enemy continues to retain the military presence in the border with Ukraine district of Kursk and Belgorod regions. In the border areas of the Kursk region, the enemy continues the engineering equipment of the terrain, ”_ - the testimony of the General Staff of the Armed Forces.</text:p>
      <text:p text:style-name="P4">
On the <text:span text:style-name="T4">
 Liman </text:span>
 the enemy led unsuccessful offensive in the area of the south of Kuzmin and Verkamyansky. On <text:span text:style-name="T4">
 Bakhmutsky </text:span>
 the enemy continues to take offensive actions, tries to take the full control of the city of Bakhmut, fights.</text:p>
      <text:p text:style-name="P4">
_ "During the day the enemy conducted unsuccessful offensive actions in the area of the inhabited book of Bogdanivka. The units of the Defense Forces repelled about 10 attacks of the opposed to the specified section of the front », _ - notes the General of the Armed Forces of Ukraine.</text:p>
      <text:p text:style-name="P4">
<draw:frame draw:style-name="fr1" draw:name="Image269" text:anchor-type="as-char" svg:width="6.9236in" svg:height="4.615733in" draw:z-index="0">
<draw:image xlink:href="../Images/AРМІЯINFORM/2023-04-09T62-00-00-04-00/hronika-oborony-2.jpg" xlink:type="simple" xlink:show="embed" xlink:actuate="onLoad" draw:mime-type="image/jpeg"/>
</draw:frame>
Ukrainian soldiers. Illustrative Photo / General Armed Forces</text:p>
      <text:p text:style-name="P4">
On <text:span text:style-name="T4">
 Avdiivsky and Mariinsky </text:span>
 the enemy followed the offensive actions of the novokalin, Severenov, Pervomaisky and Marinka Donetsk region, had no success: _ “The most fierce battles on the specified area of the front are for Marinka, where more Attacks ”._</text:p>
      <text:p text:style-name="P4">
On <text:span text:style-name="T4">
 Shakhtarsky </text:span>
 the enemy of offensive actions during the day did not carry out.</text:p>
      <text:p text:style-name="P4">
_ "U_ <text:span text:style-name="T4">
 Zaporizhzhya and Kherson </text:span>
 _Naprians, the enemy continues to be fortified in fortification defensive boundaries and positions", _ - reported the General Staff of the Armed Forces of Ukraine.</text:p>
      <text:p text:style-name="P4">
News Source: <text:a xlink:type="simple" xlink:href="https://armyinform.com.ua/2023/04/09/zahysnyky-ukrayiny-vidbyly-ponad-50-atak-rashystiv/" text:style-name="Internet_20_link" text:visited-style-name="Visited_20_Internet_20_Link">
https://armyinform.com.ua/2023/04/09/zahysnyky-ukrayiny-vidbyly-ponad-50-atak-rashystiv/</text:a>
</text:p>
      <!--NEWS-->
      <text:h text:style-name="P10" text:outline-level="1">
<text:span text:style-name="T4">
The International Institute noted Ukraine's success in counteracting Russian cybergression</text:span>
</text:h>
      <text:p text:style-name="P4">
Author: ['АРМІЯINFORM']</text:p>
      <text:p text:style-name="P4">
Time: 2023-04-09T63:00:00-04:00</text:p>
      <text:p text:style-name="P4">
Description: The Ministry of Ethics of the Strategic Doslizhena Omphlikuv analist, tidies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kiberbezpeka.jpg" text:style-name="Internet_20_link" text:visited-style-name="Visited_20_Internet_20_Link">
kiberbezpeka.jpg</text:a>
']</text:p>
      <text:p text:style-name="P4">
Tags: ['STOPRUSSIA', 'АГРЕСІЯ РФ', 'ВТОРГНЕННЯ РФ', 'КІБЕРБЕЗПЕКА']</text:p>
      <text:p text:style-name="P4">
Category: News</text:p>
      <!--METADATA-->
      <text:p text:style-name="P4">
<draw:frame draw:style-name="fr1" draw:name="Image270" text:anchor-type="as-char" svg:width="6.9236in" svg:height="3.894525in" draw:z-index="0">
<draw:image xlink:href="../Images/AРМІЯINFORM/2023-04-09T63-00-00-04-00/kiberbezpeka.jpg" xlink:type="simple" xlink:show="embed" xlink:actuate="onLoad" draw:mime-type="image/jpeg"/>
</draw:frame>
Cybersecurity. Illustrative image</text:p>
      <text:p text:style-name="P4">
The International Institute for Strategic Studies has published an analytical review dedicated to Cyberworms against Ukraine and Ukrainian cyber defense.</text:p>
      <text:p text:style-name="P4">
_The International Institute for Strategic Studies(IISS)- Authoritative Army institution that focuses on global security, political risks and military conflicts.</text:p>
      <text:p text:style-name="P4">
In the work of _ <text:span text:style-name="T5">
 _russia's War in Ukraine: Examining The Success of UkraineCYBER DEFENCES</text:span>
 _ ”_ note the successes of our country in counteracting Russian cibergression, analyzing the reasons and thinking what lessons are needed.</text:p>
      <text:p text:style-name="P4">
In particular:</text:p>
      <ul>
        <li>
How Ukraine managed to build a powerful and multi -level cyber defense against attacks of well -supplied resources and a strong enemy.</li>
      </ul>
      <text:p text:style-name="P4">
In particular, there are measures to strengthen cyber defense, consumer communications and other government agencies long before the beginning of the full -scale invasion. As well as the ability to adapt quickly to cyber threats; strengthening of interaction of state and private classes and international cooperation._</text:p>
      <ul>
        <li>
As Russia uses cyber -attacks to gain an advantage in the war, and how the kierdoperatives correlate with the military purposes of the Russian Federation. * As the experience of our country in the confrontation of Russian cybergression can be used and already use other countries in the world.</li>
      </ul>
      <text:p text:style-name="P4">
Full of the viewing text read <text:a xlink:type="simple" xlink:href="https://www.iiss.org/blogs/research-paper/2023/03/russias-war-in-ukraine-examining-the-success-of-ukrainian-cyber-defences" text:style-name="Internet_20_link" text:visited-style-name="Visited_20_Internet_20_Link">
by lover</text:a>
.</text:p>
      <text:p text:style-name="P4">
News Source: <text:a xlink:type="simple" xlink:href="https://armyinform.com.ua/2023/04/09/mizhnarodnyj-instytut-vidznachyv-uspihy-ukrayiny-v-protydiyi-rosijskij-kiberagresiyi/" text:style-name="Internet_20_link" text:visited-style-name="Visited_20_Internet_20_Link">
https://armyinform.com.ua/2023/04/09/mizhnarodnyj-instytut-vidznachyv-uspihy-ukrayiny-v-protydiyi-rosijskij-kiberagresiyi/</text:a>
</text:p>
      <!--NEWS-->
      <text:h text:style-name="P10" text:outline-level="1">
<text:span text:style-name="T4">
How to participate in a grant veterans program on your own business</text:span>
</text:h>
      <text:p text:style-name="P4">
Author: ['АРМІЯINFORM']</text:p>
      <text:p text:style-name="P4">
Time: 2023-04-09T64:00:00-04:00</text:p>
      <text:p text:style-name="P4">
Description: The detachment of the Prochkt є Robot is launched by the Grants for veteran o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2/pidtrymka-veterany-biznes.jpg" text:style-name="Internet_20_link" text:visited-style-name="Visited_20_Internet_20_Link">
pidtrymka-veterany-biznes.jpg</text:a>
', '<text:a xlink:type="simple" xlink:href="https://armyinform.com.ua/wp-content/uploads/2023/04/granty-dlya-veteraniv.jpg" text:style-name="Internet_20_link" text:visited-style-name="Visited_20_Internet_20_Link">
granty-dlya-veteraniv.jpg</text:a>
']</text:p>
      <text:p text:style-name="P4">
Tags: ['ВЕТЕРАНСЬКИЙ БІЗНЕС', 'ГРАНТОВА ДОПОМОГА', 'МІНЕКОНОМІКИ', 'МІНРЕІНТЕГРАЦІЇ']</text:p>
      <text:p text:style-name="P4">
Category: News</text:p>
      <!--METADATA-->
      <text:p text:style-name="P4">
<draw:frame draw:style-name="fr1" draw:name="Image271" text:anchor-type="as-char" svg:width="6.9236in" svg:height="3.723238in" draw:z-index="0">
<draw:image xlink:href="../Images/AРМІЯINFORM/2023-04-09T64-00-00-04-00/pidtrymka-veterany-biznes.jpg" xlink:type="simple" xlink:show="embed" xlink:actuate="onLoad" draw:mime-type="image/jpeg"/>
</draw:frame>
The Government has expanded the project of Ebot and launches new grant programs for veteran launching or developing its own business. As reported by the Public Relations Department and the media of the Ministry of Economy of Ukraine, the corresponding decision was made at a meeting of the Cabinet of Ministers on March 30.</text:p>
      <text:p text:style-name="P4">
Ministry of Reintegration of Temporarily Occupied Territories of Ukraine <text:a xlink:type="simple" xlink:href="https://minre.gov.ua/2023/04/08/v-ukrayini-zapuskayut-grantovi-programy-dlya-veteraniv-na-vlasnyj-biznes/" text:style-name="Internet_20_link" text:visited-style-name="Visited_20_Internet_20_Link">
Explains</text:a>
Who is entitled to receive a grant, why assistance is provided, what grant programs are offered and on what condition.</text:p>
      <text:p text:style-name="P4">
<draw:frame draw:style-name="fr1" draw:name="Image272" text:anchor-type="as-char" svg:width="6.9236in" svg:height="6.9236in" draw:z-index="0">
<draw:image xlink:href="../Images/AРМІЯINFORM/2023-04-09T64-00-00-04-00/granty-dlya-veteraniv.jpg" xlink:type="simple" xlink:show="embed" xlink:actuate="onLoad" draw:mime-type="image/jpeg"/>
</draw:frame>
<text:span text:style-name="T4">
 Who has the right to get a grant? </text:span>
</text:p>
      <text:p text:style-name="P4">
Grants can receive veterans, as well as the second spouse of the defender in the development of family business.</text:p>
      <text:p text:style-name="P4">
<text:span text:style-name="T4">
 What is grant assistance provided? </text:span>
</text:p>
      <text:p text:style-name="P4">
For the purchase of equipment, raw materials, materials, rental of the premises of it, necessary for the implementation of the business process. And also - the assumption of licensing software, payment for marketing services.</text:p>
      <text:p text:style-name="P4">
<text:span text:style-name="T4">
 What grant programs are offered and on what conditions? </text:span>
</text:p>
      <ul>
        <li>
250 thousand hryvnias - for a participant in hostilities and / or persons with disabilities as a result of war. Condition: creation of one workplace; * 500 thousand hryvnias - for a member of the family of a participant of hostilities and / or persons with disabilities as a result of war. Condition: creation of two jobs; * 1 million hryvnias - for a participant in hostilities and / or persons with disabilities as a result of war, which are registered as a FOP for at least 3 years. Conditions: Creation of four jobs, at least two of whom will occupy veterans or persons with disabilities as a result of war.</li>
      </ul>
      <text:p text:style-name="P4">
*!The grant recipient invests 30% of their own funds, 70% of the funds will be provided by the state in the form of a grant.</text:p>
      <text:p text:style-name="P4">
<text:span text:style-name="T4">
 When and how can you apply for receipt? </text:span>
</text:p>
      <text:p text:style-name="P4">
Grant applications can be submitted from April 10 via <text:a xlink:type="simple" xlink:href="https://diia.gov.ua/" text:style-name="Internet_20_link" text:visited-style-name="Visited_20_Internet_20_Link">
Portoldy</text:a>
.</text:p>
      <text:p text:style-name="P4">
<text:span text:style-name="T4">
Чи є додаткові опції програми?</text:span>
</text:p>
      <text:p text:style-name="P4">
Отримувачі грантів за бажанням зможуть безоплатно пройти навчання з питаньпідприємництва й отримати консультації у регіональних центрах зайнятості.</text:p>
      <text:p text:style-name="P4">
News Source: <text:a xlink:type="simple" xlink:href="https://armyinform.com.ua/2023/04/09/yak-vzyaty-uchast-u-grantovij-programi-dlya-veteraniv-na-vlasnyj-biznes/" text:style-name="Internet_20_link" text:visited-style-name="Visited_20_Internet_20_Link">
https://armyinform.com.ua/2023/04/09/yak-vzyaty-uchast-u-grantovij-programi-dlya-veteraniv-na-vlasnyj-biznes/</text:a>
</text:p>
      <!--NEWS-->
      <text:h text:style-name="P10" text:outline-level="1">
<text:span text:style-name="T4">
The Army Army game appeared in the Action - Manage Virtual drones and Donsta on the Armed Forces</text:span>
</text:h>
      <text:p text:style-name="P4">
Author: ['АРМІЯINFORM']</text:p>
      <text:p text:style-name="P4">
Time: 2023-04-09T65:00:00-04:00</text:p>
      <text:p text:style-name="P4">
Description: Kozhzhe can be soaked in the Role operator of a non -postpage, just in the “DIA” highborn .... War with Ukraine 2022, war with Ukraine Latest news today, News War with Ukraine 2022 Last for today, will there be a war between Ukraine and Russia and when the war is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diya-armiya-droniv.jpg" text:style-name="Internet_20_link" text:visited-style-name="Visited_20_Internet_20_Link">
diya-armiya-droniv.jpg</text:a>
']</text:p>
      <text:p text:style-name="P4">
Tags: ['АРМІЯ ДРОНІВ', 'ДОДАТОК «ДІЯ»', 'ДРОНИ', 'ІГРИ', 'МІНЦИФРИ', 'МОБІЛЬНИЙ ЗАСТОСУНОК']</text:p>
      <text:p text:style-name="P4">
Category: News</text:p>
      <!--METADATA-->
      <text:p text:style-name="P4">
<draw:frame draw:style-name="fr1" draw:name="Image273" text:anchor-type="as-char" svg:width="6.9236in" svg:height="4.615733in" draw:z-index="0">
<draw:image xlink:href="../Images/AРМІЯINFORM/2023-04-09T65-00-00-04-00/diya-armiya-droniv.jpg" xlink:type="simple" xlink:show="embed" xlink:actuate="onLoad" draw:mime-type="image/jpeg"/>
</draw:frame>
Drone Army Game / Collage Armyinform</text:p>
      <text:p text:style-name="P4">
Anyone can try themselves as a drone operator simply in the action "Action". The goal is to destroy the enemy columns of tanks. In addition, everyone can do the real "army of drones" in order to strengthen our military and save the life of more people.</text:p>
      <text:p text:style-name="P4">
About it <text:a xlink:type="simple" xlink:href="https://www.kmu.gov.ua/news/keruite-virtualnymy-bezpilotnykamy-ta-donatte-na-zsu-u-dii-ziavylasia-hra-armiia-droniv" text:style-name="Internet_20_link" text:visited-style-name="Visited_20_Internet_20_Link">
reports</text:a>
Ministry of digital transformation of Ukraine.</text:p>
      <text:p text:style-name="P4">
It is noted that the ministry team worked on a new game for Ukrainians with Ilogos.</text:p>
      <text:p text:style-name="P4">
"At the beginning of a full -scale war, users of" Action "could lift a moral motion, playing" Baracar "in" Action ". Now it's time to manage drones. Functionality was refined and most importantly - they added the opportunity to make it without a grace. So, while you are destroying hostile equipment virtually, thanks to your Donatamash, the military can, together with the "Army of Drones," destroy the enemy on a real polyb ", - the message reads.</text:p>
      <text:p text:style-name="P4">
The main task of the participant of the game in "Actions" is to prevent Russian tanks to pass roadblocks. To do this, you manage the drone as an operator, directs it to hostile equipment and throw away the projectile. Complete combat missions, accumulate points and open new birds. Everything is as realistic as possible.</text:p>
      <text:p text:style-name="P4">
“There is another interesting feature in the game. Almost every enemy tank is carrying a wash washing machine. Therefore, in the game, Russian invaders appear real-toilet terrorists.</text:p>
      <text:p text:style-name="P4">
Play and finish!” - the press service of the Ministry of Digital Transformation of Ukraine wrote.</text:p>
      <text:p text:style-name="P4">
News Source: <text:a xlink:type="simple" xlink:href="https://armyinform.com.ua/2023/04/09/u-diyi-zyavylasya-gra-armiya-droniv-kerujte-virtualnymy-bezpilotnykamy-ta-donatte-na-zsu/" text:style-name="Internet_20_link" text:visited-style-name="Visited_20_Internet_20_Link">
https://armyinform.com.ua/2023/04/09/u-diyi-zyavylasya-gra-armiya-droniv-kerujte-virtualnymy-bezpilotnykamy-ta-donatte-na-zsu/</text:a>
</text:p>
      <!--NEWS-->
      <text:h text:style-name="P10" text:outline-level="1">
<text:span text:style-name="T4">
The effects of enemy shelling in Zaporozhye have been eliminated</text:span>
</text:h>
      <text:p text:style-name="P4">
Author: ['АРМІЯINFORM']</text:p>
      <text:p text:style-name="P4">
Time: 2023-04-09T66:00:00-04:00</text:p>
      <text:p text:style-name="P4">
Description: Vnochi 9 kvіnynya Vorog Zhiznov, the rocket launched the Mista Zaporizhzhi, in the result, the war with Ukraine 2022, the war with Ukraine is the latest news today, the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mceu-67925430911681017550660-1.jpg" text:style-name="Internet_20_link" text:visited-style-name="Visited_20_Internet_20_Link">
mceu-67925430911681017550660-1.jpg</text:a>
', '<text:a xlink:type="simple" xlink:href="https://armyinform.com.ua/wp-content/uploads/2023/04/mceu-83546097241681017611415-150x150.jpg" text:style-name="Internet_20_link" text:visited-style-name="Visited_20_Internet_20_Link">
mceu-83546097241681017611415-150x150.jpg</text:a>
', '<text:a xlink:type="simple" xlink:href="https://armyinform.com.ua/wp-content/uploads/2023/04/mceu-89515781121681017577974-150x150.jpg" text:style-name="Internet_20_link" text:visited-style-name="Visited_20_Internet_20_Link">
mceu-89515781121681017577974-150x150.jpg</text:a>
', '<text:a xlink:type="simple" xlink:href="https://armyinform.com.ua/wp-content/uploads/2023/04/mceu-46936870931681017595832-150x150.jpg" text:style-name="Internet_20_link" text:visited-style-name="Visited_20_Internet_20_Link">
mceu-46936870931681017595832-150x150.jpg</text:a>
', '<text:a xlink:type="simple" xlink:href="https://armyinform.com.ua/wp-content/uploads/2023/04/mceu-79904163451681017627032-150x150.jpg" text:style-name="Internet_20_link" text:visited-style-name="Visited_20_Internet_20_Link">
mceu-79904163451681017627032-150x150.jpg</text:a>
', '<text:a xlink:type="simple" xlink:href="https://armyinform.com.ua/wp-content/uploads/2023/04/mceu-41442606861681017643228-150x150.jpg" text:style-name="Internet_20_link" text:visited-style-name="Visited_20_Internet_20_Link">
mceu-41442606861681017643228-150x150.jpg</text:a>
']</text:p>
      <text:p text:style-name="P4">
Tags: ['STOPRUSSIA', 'АГРЕСІЯ РФ', 'ВІЙНА', 'ВТОРГНЕННЯ РФ', 'ДСНС УКРАЇНИ', 'ЛІКВІДАЦІЯ НАСЛІДКІВ ВОРОЖИХ ОБСТРІЛІВ', 'НАСЛІДКИ ВОРОЖИХ ОБСТРІЛІВ']</text:p>
      <text:p text:style-name="P4">
Category: News</text:p>
      <!--METADATA-->
      <text:p text:style-name="P4">
<draw:frame draw:style-name="fr1" draw:name="Image274" text:anchor-type="as-char" svg:width="6.9236in" svg:height="5.1927in" draw:z-index="0">
<draw:image xlink:href="../Images/AРМІЯINFORM/2023-04-09T66-00-00-04-00/mceu-67925430911681017550660-1.jpg" xlink:type="simple" xlink:show="embed" xlink:actuate="onLoad" draw:mime-type="image/jpeg"/>
</draw:frame>
On the night of April 9, the enemy carried out a rocket firing of the city of Zaporizhzhia, as a result, there was a partial destruction of an apartment building with a subsequent fire of 100 square meters. m, the explosive wave is partially damaged by adjacent buildings and windows near the located buildings.</text:p>
      <text:p text:style-name="P4">
This is stated in <text:a xlink:type="simple" xlink:href="https://dsns.gov.ua/uk/news/nadzvicaini-podiyi/m-zaporizzia-riatuvalniki-likviduvali-naslidki-vorozogo-obstrilu" text:style-name="Internet_20_link" text:visited-style-name="Visited_20_Internet_20_Link">
message</text:a>
State Service of Ukraine for Emergency Situations.</text:p>
      <text:p text:style-name="P4">
As of 8:00, 2 people, a 50-year-old father and 11-year-old, were killed at the scene.</text:p>
      <text:p text:style-name="P4">
From under the rubble, the SES staff rescued a 46-year-old mother, who was passing the ambulance. Fortunately, her eldest daughter was visiting.</text:p>
      <text:p text:style-name="P4">
Rescuers quickly eliminated the ignition and parsed structures and separate elements.</text:p>
      <text:p text:style-name="P4">
<text:a xlink:type="simple" xlink:href="https://armyinform.com.ua/wp-content/uploads/2023/04/mceu-83546097241681017611415.jpg" text:style-name="Internet_20_link" text:visited-style-name="Visited_20_Internet_20_Link">
!(Images/AРМІЯINFORM/2023-04-09T66-00-00-04-00/mceu-83546097241681017611415-150x150.jpg)</text:a>
</text:p>
      <text:p text:style-name="P4">
<text:a xlink:type="simple" xlink:href="https://armyinform.com.ua/wp-content/uploads/2023/04/mceu-89515781121681017577974.jpg" text:style-name="Internet_20_link" text:visited-style-name="Visited_20_Internet_20_Link">
<draw:frame draw:style-name="fr1" draw:name="Image275" text:anchor-type="as-char" svg:width="6.9236in" svg:height="6.9236in" draw:z-index="0">
<draw:image xlink:href="../Images/AРМІЯINFORM/2023-04-09T66-00-00-04-00/mceu-89515781121681017577974-150x150.jpg" xlink:type="simple" xlink:show="embed" xlink:actuate="onLoad" draw:mime-type="image/jpeg"/>
</draw:frame>
</text:a>
</text:p>
      <text:p text:style-name="P4">
<text:a xlink:type="simple" xlink:href="https://armyinform.com.ua/wp-content/uploads/2023/04/mceu-46936870931681017595832.jpg" text:style-name="Internet_20_link" text:visited-style-name="Visited_20_Internet_20_Link">
<draw:frame draw:style-name="fr1" draw:name="Image276" text:anchor-type="as-char" svg:width="6.9236in" svg:height="6.9236in" draw:z-index="0">
<draw:image xlink:href="../Images/AРМІЯINFORM/2023-04-09T66-00-00-04-00/mceu-46936870931681017595832-150x150.jpg" xlink:type="simple" xlink:show="embed" xlink:actuate="onLoad" draw:mime-type="image/jpeg"/>
</draw:frame>
</text:a>
</text:p>
      <text:p text:style-name="P4">
<text:a xlink:type="simple" xlink:href="https://armyinform.com.ua/wp-content/uploads/2023/04/mceu-79904163451681017627032.jpg" text:style-name="Internet_20_link" text:visited-style-name="Visited_20_Internet_20_Link">
<draw:frame draw:style-name="fr1" draw:name="Image277" text:anchor-type="as-char" svg:width="6.9236in" svg:height="6.9236in" draw:z-index="0">
<draw:image xlink:href="../Images/AРМІЯINFORM/2023-04-09T66-00-00-04-00/mceu-79904163451681017627032-150x150.jpg" xlink:type="simple" xlink:show="embed" xlink:actuate="onLoad" draw:mime-type="image/jpeg"/>
</draw:frame>
</text:a>
</text:p>
      <text:p text:style-name="P4">
<text:a xlink:type="simple" xlink:href="https://armyinform.com.ua/wp-content/uploads/2023/04/mceu-41442606861681017643228.jpg" text:style-name="Internet_20_link" text:visited-style-name="Visited_20_Internet_20_Link">
<draw:frame draw:style-name="fr1" draw:name="Image278" text:anchor-type="as-char" svg:width="6.9236in" svg:height="6.9236in" draw:z-index="0">
<draw:image xlink:href="../Images/AРМІЯINFORM/2023-04-09T66-00-00-04-00/mceu-41442606861681017643228-150x150.jpg" xlink:type="simple" xlink:show="embed" xlink:actuate="onLoad" draw:mime-type="image/jpeg"/>
</draw:frame>
</text:a>
As of 8:00 pm, the search for victims and emergency rescue work has been completed.</text:p>
      <text:p text:style-name="P4">
35 personnel and 7 units of fire and rescue equipment were involved in the elimination of the consequences 1 unit of machinery, from power companies - 3 men and 1 single equipment.</text:p>
      <text:p text:style-name="P4">
News Source: <text:a xlink:type="simple" xlink:href="https://armyinform.com.ua/2023/04/09/likvidovano-naslidky-vorozhogo-obstrilu-u-zaporizhzhi/" text:style-name="Internet_20_link" text:visited-style-name="Visited_20_Internet_20_Link">
https://armyinform.com.ua/2023/04/09/likvidovano-naslidky-vorozhogo-obstrilu-u-zaporizhzhi/</text:a>
</text:p>
      <!--NEWS-->
      <text:h text:style-name="P10" text:outline-level="1">
<text:span text:style-name="T4">
Enemy loss per day: minus 470 invaders, 4 BBM and 14 drones - the General Staff of the Armed Forces</text:span>
</text:h>
      <text:p text:style-name="P4">
Author: ['АРМІЯINFORM']</text:p>
      <text:p text:style-name="P4">
Time: 2023-04-09T67:00:00-04:00</text:p>
      <text:p text:style-name="P4">
Description: Zagalni Boyov, Find the enemy on 02.24.22 to 09/09/23 Orintovo to becom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photo_5300795057462428347_w-scaled.jpg" text:style-name="Internet_20_link" text:visited-style-name="Visited_20_Internet_20_Link">
photo_5300795057462428347_w-scaled.jpg</text:a>
']</text:p>
      <text:p text:style-name="P4">
Tags: ['АГРЕСІЯ РФ', 'БОЙОВІ ВТРАТИ', 'ВТОРГНЕННЯ РФ', 'ВТРАТИ ВОРОГА', 'ГШ ЗС УКРАЇНИ']</text:p>
      <text:p text:style-name="P4">
Category: News</text:p>
      <!--METADATA-->
      <text:p text:style-name="P4">
<draw:frame draw:style-name="fr1" draw:name="Image279" text:anchor-type="as-char" svg:width="6.9236in" svg:height="6.958218in" draw:z-index="0">
<draw:image xlink:href="../Images/AРМІЯINFORM/2023-04-09T67-00-00-04-00/photo_5300795057462428347_w-scaled.jpg" xlink:type="simple" xlink:show="embed" xlink:actuate="onLoad" draw:mime-type="image/jpeg"/>
</draw:frame>
The total fighting loss of the enemy from 24.02.22 to 09.04.23 will be orientated:</text:p>
      <ul>
        <li>
Personnel - about 178150(+470)persons; * tanks - 3636(+0)units, * combat armored vehicles - 7024(+4)units, * artillery systems - 2740(+13)by, * rzu - 533(+0)units, * aircraft - 282(+0)OD, * aircraft - 307(+0)units, * helicopters - 292(+0)units, * UAV Operative-tactical level-2312(+14), * winged missiles - 911(+0), * ships /boats - 18(+0)units, * car equipment and tanks - 5602(+3)units, * special equipment - 309(+5).</li>
      </ul>
      <text:p text:style-name="P4">
Дані уточнюються.</text:p>
      <text:p text:style-name="P4">
<text:span text:style-name="T4">
Джерело:</text:span>
<text:a xlink:type="simple" xlink:href="https://www.facebook.com/GeneralStaff.ua/posts/pfbid022K96E5NBzVKJtofHNiWtBduVrS3i4ZxdZztWXJkEJDZppBbikfLYMx9NFFVeNPiPl" text:style-name="Internet_20_link" text:visited-style-name="Visited_20_Internet_20_Link">
Генеральний штаб Збройних СилУкраїни</text:a>
As of 09.04.23.</text:p>
      <text:p text:style-name="P4">
News Source: <text:a xlink:type="simple" xlink:href="https://armyinform.com.ua/2023/04/09/vtraty-voroga-za-dobu-minus-470-okupantiv-4-bbm-ta-14-bezpilotnykiv-genshtab-zsu/" text:style-name="Internet_20_link" text:visited-style-name="Visited_20_Internet_20_Link">
https://armyinform.com.ua/2023/04/09/vtraty-voroga-za-dobu-minus-470-okupantiv-4-bbm-ta-14-bezpilotnykiv-genshtab-zsu/</text:a>
</text:p>
      <!--NEWS-->
      <text:h text:style-name="P10" text:outline-level="1">
<text:span text:style-name="T4">
May the feast of Christ the Resurrection give us the insubordination of the spirit and the victorious peace - Valery Zaluzhny</text:span>
</text:h>
      <text:p text:style-name="P4">
Author: ['АРМІЯINFORM']</text:p>
      <text:p text:style-name="P4">
Time: 2023-04-09T68:00:00-04:00</text:p>
      <text:p text:style-name="P4">
Description: Medicomanman ZS Ukrainian Valeriy Zaluzhnya Uvtav Ukraintyv Zakhid ritual w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2/zaluzhnyj-pryvitannya.png" text:style-name="Internet_20_link" text:visited-style-name="Visited_20_Internet_20_Link">
zaluzhnyj-pryvitannya.png</text:a>
']</text:p>
      <text:p text:style-name="P4">
Tags: ['ВАЛЕРІЙ ЗАЛУЖНИЙ', 'ВЕЛИКДЕНЬ', 'ВЕРБНА НЕДІЛЯ', 'ГОЛОВНОКОМАНДУВАЧ ЗБРОЙНИХ СИЛ УКРАЇНИ', 'ПРИВІТАННЯ З ВЕЛИКОДНЕМ']</text:p>
      <text:p text:style-name="P4">
Category: News</text:p>
      <!--METADATA-->
      <text:p text:style-name="P4">
<draw:frame draw:style-name="fr1" draw:name="Image280" text:anchor-type="as-char" svg:width="6.9236in" svg:height="4.060713in" draw:z-index="0">
<draw:image xlink:href="../Images/AРМІЯINFORM/2023-04-09T68-00-00-04-00/zaluzhnyj-pryvitannya.png" xlink:type="simple" xlink:show="embed" xlink:actuate="onLoad" draw:mime-type="image/png"/>
</draw:frame>
Commander -in -Chief of the Armed Forces of Ukraine Valery Zaluzhny <text:a xlink:type="simple" xlink:href="https://www.facebook.com/CinCAFU/posts/pfbid022oXykmbbNEYotkDrc2huioY85VFvPeubtiBmWWXu8bcA4ArFjiEC12ffi1LDF4fal" text:style-name="Internet_20_link" text:visited-style-name="Visited_20_Internet_20_Link">
congratulated</text:a>
Ukrainians of the Western Rite with Easter.</text:p>
      <text:p text:style-name="P4">
"Christ is Risen!</text:p>
      <text:p text:style-name="P4">
He is Risen Indeed!</text:p>
      <text:p text:style-name="P4">
Western Christians celebrate Easter today. A holiday that embodies the winner of life over death, the arrival of spring to replace the dark winter. I congratulate Ukrainians who celebrate this Great Day, as well as our partners around the world, which help us to bring us closer to the victory and triumph of justice. To make the long -awaited day as soon as possible, when all families unite at a common table, greeting each other with the Resurrection Khrystv!” - wrote Valery Zaluzhny on his Facebook page.</text:p>
      <text:p text:style-name="P4">
News Source: <text:a xlink:type="simple" xlink:href="https://armyinform.com.ua/2023/04/09/nehaj-svyato-hrystovogo-voskresinnya-daruye-nam-neskorenist-duhu-i-peremozhnyj-myr-valerij-zaluzhnyj/" text:style-name="Internet_20_link" text:visited-style-name="Visited_20_Internet_20_Link">
https://armyinform.com.ua/2023/04/09/nehaj-svyato-hrystovogo-voskresinnya-daruye-nam-neskorenist-duhu-i-peremozhnyj-myr-valerij-zaluzhnyj/</text:a>
</text:p>
      <!--NEWS-->
      <text:h text:style-name="P10" text:outline-level="1">
<text:span text:style-name="T4">
During the day, rescuers went over a hundred times to eliminate the consequences of enemy shelling</text:span>
</text:h>
      <text:p text:style-name="P4">
Author: ['АРМІЯINFORM']</text:p>
      <text:p text:style-name="P4">
Time: 2023-04-09T69:00:00-04:00</text:p>
      <text:p text:style-name="P4">
Description: Last of Pass, 8 KVITRY, PIDRODRODSHICE OF WERE OF KLASISSIA WITH OBZVIKHYNISH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xzvev8dxadlvsx-pozhezha.jpg" text:style-name="Internet_20_link" text:visited-style-name="Visited_20_Internet_20_Link">
xzvev8dxadlvsx-pozhezha.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81" text:anchor-type="as-char" svg:width="6.9236in" svg:height="3.888597in" draw:z-index="0">
<draw:image xlink:href="../Images/AРМІЯINFORM/2023-04-09T69-00-00-04-00/xzvev8dxadlvsx-pozhezha.jpg" xlink:type="simple" xlink:show="embed" xlink:actuate="onLoad" draw:mime-type="image/jpeg"/>
</draw:frame>
Illustrative photo</text:p>
      <text:p text:style-name="P4">
During the last day, <text:span text:style-name="T4">
 April 8, </text:span>
 Divisions of the Civil Service of Ukraine of Uncertain Situations <text:span text:style-name="T4">
 128 departures </text:span>
 to eliminate the consequences of the occupants of settlements and infrastructure. Eliminated <text:span text:style-name="T4">
 7 </text:span>
 fires, 1 person rescued. Psychological assistance is provided <text:span text:style-name="T4">
 149 </text:span>
 to persons.</text:p>
      <text:p text:style-name="P4">
This is stated in <text:a xlink:type="simple" xlink:href="https://dsns.gov.ua/uk/news/nadzvicaini-podiyi/operativna-informaciia-dsns-shhodo-naslidkiv-vedennia-boiovix-dii-rosiiskoiu-federacijeiu-120" text:style-name="Internet_20_link" text:visited-style-name="Visited_20_Internet_20_Link">
message</text:a>
SES of Ukraine.</text:p>
      <text:p text:style-name="P4">
Since the beginning of the war, <text:span text:style-name="T4">
 88 300 trips have been made </text:span>
 to eliminate the consequences, eliminated <text:span text:style-name="T4">
 14 274 fires </text:span>
, rescued <text:span text:style-name="T4">
 3,989 persons </text:span>
, provided psychological assistance <text:span text:style-name="T4">
 209 358 persons </text:span>
.</text:p>
      <text:p text:style-name="P4">
News Source: <text:a xlink:type="simple" xlink:href="https://armyinform.com.ua/2023/04/09/za-dobu-ryatuvalnyky-ponad-sto-raziv-vyyizdyly-na-likvidacziyu-naslidkiv-vorozhyh-obstriliv-20/" text:style-name="Internet_20_link" text:visited-style-name="Visited_20_Internet_20_Link">
https://armyinform.com.ua/2023/04/09/za-dobu-ryatuvalnyky-ponad-sto-raziv-vyyizdyly-na-likvidacziyu-naslidkiv-vorozhyh-obstriliv-20/</text:a>
</text:p>
      <!--NEWS-->
      <text:h text:style-name="P10" text:outline-level="1">
<text:span text:style-name="T4">
Russia brought two underwater rocket launchers to the Black Sea - Natalia Humeniuk</text:span>
</text:h>
      <text:p text:style-name="P4">
Author: ['АРМІЯINFORM']</text:p>
      <text:p text:style-name="P4">
Time: 2023-04-09T70:00:00-04:00</text:p>
      <text:p text:style-name="P4">
Description: About CE in the Efiri Zagalnatzhyonal Telemarafon “єdini News” said Rechitza ... The war with Ukraine 2022, the war with Ukraine is the latest news today, the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gumenyuk_1-1.jpg" text:style-name="Internet_20_link" text:visited-style-name="Visited_20_Internet_20_Link">
gumenyuk_1-1.jpg</text:a>
']</text:p>
      <text:p text:style-name="P4">
Tags: ['STOPRUSSIA', 'АГРЕСІЯ РФ', 'ВТОРГНЕННЯ РФ', 'НАТАЛІЯ ГУМЕНЮК']</text:p>
      <text:p text:style-name="P4">
Category: News</text:p>
      <!--METADATA-->
      <text:p text:style-name="P4">
<draw:frame draw:style-name="fr1" draw:name="Image282" text:anchor-type="as-char" svg:width="6.9236in" svg:height="3.883237in" draw:z-index="0">
<draw:image xlink:href="../Images/AРМІЯINFORM/2023-04-09T70-00-00-04-00/gumenyuk_1-1.jpg" xlink:type="simple" xlink:show="embed" xlink:actuate="onLoad" draw:mime-type="image/jpeg"/>
</draw:frame>
About it on the air of the nationwide TEMACHPON "Single News" <text:a xlink:type="simple" xlink:href="https://www.youtube.com/watch" text:style-name="Internet_20_link" text:visited-style-name="Visited_20_Internet_20_Link">
said</text:a>
Natalia Humeniuk, a spokeswoman for the united coordination Press Center of Defense of the South.</text:p>
      <ul>
        <li>
The enemy continues to keep the ship grouping in the Black Sea, which still has arachmet. Currently, they use submarines, two of them have increased by the endage for two, so a rocket volume can reach 8 rockets. I would like to remind you that it is more difficult to find out the submarine boat to our air defense aircraft and this means that the approval of air anxiety should be acting as promptly as possible, - - Raperagumeniuk.</li>
      </ul>
      <text:p text:style-name="P4">
She also reminded the Minna of Danger on the coasts of the sea.</text:p>
      <ul>
        <li>
After the storm weather, now, when it is warmed, the sea can bring unpleasant surprises to the coast, so it is necessary to watch and remember the prevention of the distance to the slice of water - at least 200 meters, not closer, - said Humeniuk.</li>
      </ul>
      <text:p text:style-name="P4">
News Source: <text:a xlink:type="simple" xlink:href="https://armyinform.com.ua/2023/04/09/rosiya-vyvela-u-chorne-more-dva-pidvodnyh-raketonosiyi-natalya-gumenyuk/" text:style-name="Internet_20_link" text:visited-style-name="Visited_20_Internet_20_Link">
https://armyinform.com.ua/2023/04/09/rosiya-vyvela-u-chorne-more-dva-pidvodnyh-raketonosiyi-natalya-gumenyuk/</text:a>
</text:p>
      <!--NEWS-->
      <text:h text:style-name="P10" text:outline-level="1">
<text:span text:style-name="T4">
The United Kingdom is testing the latest ground combat work</text:span>
</text:h>
      <text:p text:style-name="P4">
Author: ['АРМІЯINFORM']</text:p>
      <text:p text:style-name="P4">
Time: 2023-04-09T71:00:00-04:00</text:p>
      <text:p text:style-name="P4">
Description: The great British was conducted by Vypobvannya Truokh Riznikh of important nonsense ground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golovna-4-2.jpg" text:style-name="Internet_20_link" text:visited-style-name="Visited_20_Internet_20_Link">
golovna-4-2.jpg</text:a>
', '<text:a xlink:type="simple" xlink:href="https://armyinform.com.ua/wp-content/uploads/2023/04/04.04.23_nazemni-roboty_2.jpg" text:style-name="Internet_20_link" text:visited-style-name="Visited_20_Internet_20_Link">
04.04.23_nazemni-roboty_2.jpg</text:a>
']</text:p>
      <text:p text:style-name="P4">
Tags: ['ВЕЛИКА БРИТАНІЯ', 'ВІЙСЬКОВІ ТРЕНУВАННЯ']</text:p>
      <text:p text:style-name="P4">
Category: News</text:p>
      <!--METADATA-->
      <text:p text:style-name="P4">
<draw:frame draw:style-name="fr1" draw:name="Image283" text:anchor-type="as-char" svg:width="6.9236in" svg:height="3.894525in" draw:z-index="0">
<draw:image xlink:href="../Images/AРМІЯINFORM/2023-04-09T71-00-00-04-00/golovna-4-2.jpg" xlink:type="simple" xlink:show="embed" xlink:actuate="onLoad" draw:mime-type="image/jpeg"/>
</draw:frame>
The United Kingdom conducted a test of three different heavy -traffic unmanned vehicles(H-UGV). Ці сухопутні безпілотники важать понад п’ятьтонн. Під час випробувань оцінювалися параметри швидкості машин, а такожможливості системи зв’язку при керуванні ними у складних умовах рельєфумісцевості. Зважаючи на масу цих машин, на них можна встановлювати різні типиозброєння — варіанти вогневої потужності передбачають автоматичні гарматикалібру від 25 до 50 мм. На думку експертів, випробування дозволяють детальнооцінити не лише наявні тактико-технічні характеристики, а й зробити висновкипро подальші перспективи бойового використання та потенціалу на полі боюбезпілотних транспортних засобів протягом наступних десятиліть.</text:p>
      <text:p text:style-name="P4">
<draw:frame draw:style-name="fr1" draw:name="Image284" text:anchor-type="as-char" svg:width="6.9236in" svg:height="4.612849in" draw:z-index="0">
<draw:image xlink:href="../Images/AРМІЯINFORM/2023-04-09T71-00-00-04-00/04.04.23_nazemni-roboty_2.jpg" xlink:type="simple" xlink:show="embed" xlink:actuate="onLoad" draw:mime-type="image/jpeg"/>
</draw:frame>
The interest of the British defense department in modern terrestrial non -spy systems can be traced to the example of a new sample of a landmetrone from Rheinmetall. The company's engineers have presented the Wiesel Wingman Avtonic Autonomous Terrestrial Machine, which was designed as a fully -digked version of Wiesel combat armored vehicle, integrated with tinnitative capabilities and can be equipped with a general remote removal and a Javelin missile launch station. As you know, the UK Ministry of Defense has a contract with Rheinmetall Bae Systems Land(RBSL)There are 148 major Challenger 2 main combat tanks to the New Standard of Challenger 3 worth almost $ 968 million.</text:p>
      <text:p text:style-name="P4">
Meanwhile, the United States is also experimenting with land work - Pentagon announces a new competition for the creation of prototypes of robotic machine -class. New drones of terrestrial combat vehicles are likely to be formed on the basis of the already existing RCV-L platform(Robotic Combat Vehicle-Light), and the total amount for design works is 142 million. But the requirements for tactical and technical characteristics and systemarrows put forward by the US Defense Ministry to a new combat ground, it is still unknown.</text:p>
      <text:p text:style-name="P4">
_ Prepared Valery Gastynshchikov_</text:p>
      <text:p text:style-name="P4">
News Source: <text:a xlink:type="simple" xlink:href="https://armyinform.com.ua/2023/04/09/velyka-brytaniya-vyprobovuye-novitni-nazemni-bojovi-roboty/" text:style-name="Internet_20_link" text:visited-style-name="Visited_20_Internet_20_Link">
https://armyinform.com.ua/2023/04/09/velyka-brytaniya-vyprobovuye-novitni-nazemni-bojovi-roboty/</text:a>
</text:p>
      <!--NEWS-->
      <text:h text:style-name="P10" text:outline-level="1">
<text:span text:style-name="T4">
Due to Russian aggression in Ukraine, 468 children were killed</text:span>
</text:h>
      <text:p text:style-name="P4">
Author: ['АРМІЯINFORM']</text:p>
      <text:p text:style-name="P4">
Time: 2023-04-09T72:00:00-04:00</text:p>
      <text:p text:style-name="P4">
Description: Army Rosiysko federals in the village of 9 KVITY DRIVEL IN THE YOSTALLY 468 DITYA, Shchel 947 ... War with Ukraine 2022, War with Ukraine Latest News today, News War with Ukraine 2022 are the last for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47_big.jpg" text:style-name="Internet_20_link" text:visited-style-name="Visited_20_Internet_20_Link">
47_big.jpg</text:a>
']</text:p>
      <text:p text:style-name="P4">
Tags: ['STOPRUSSIA', 'АГРЕСІЯ РФ', 'ВІЙСЬКОВІ ЗЛОЧИНИ РФ', 'ВОЄННІ ЗЛОЧИНИ РФ', 'ВТОРГНЕННЯ РФ', 'ДІТИ ВІЙНИ', 'ОФІС ГЕНЕРАЛЬНОГО ПРОКУРОРА УКРАЇНИ']</text:p>
      <text:p text:style-name="P4">
Category: News</text:p>
      <!--METADATA-->
      <text:p text:style-name="P4">
<draw:frame draw:style-name="fr1" draw:name="Image285" text:anchor-type="as-char" svg:width="6.9236in" svg:height="5.18693in" draw:z-index="0">
<draw:image xlink:href="../Images/AРМІЯINFORM/2023-04-09T72-00-00-04-00/47_big.jpg" xlink:type="simple" xlink:show="embed" xlink:actuate="onLoad" draw:mime-type="image/jpeg"/>
</draw:frame>
Illustrative photo</text:p>
      <text:p text:style-name="P4">
The army of the Russian Federation as of April 9 killed 468 children in Ukraine, another 947 children were injured. About this office of the Prosecutor General <text:a xlink:type="simple" xlink:href="https://t.me/pgo_gov_ua/11116" text:style-name="Internet_20_link" text:visited-style-name="Visited_20_Internet_20_Link">
reports</text:a>
fan <text:a xlink:type="simple" xlink:href="https://t.me/pgo_gov_ua/11116" text:style-name="Internet_20_link" text:visited-style-name="Visited_20_Internet_20_Link">
.</text:a>
“As of the morning of April 9, 2023, more than 1415 children were injured in Ukraine as a result of full -scale armed aggression of the Russian Federation. According to the official information of juvenile prosecutors, 468 children were killed and more than 947 received varying severity, ”the message reads.</text:p>
      <text:p text:style-name="P4">
These data are not final, as work continues to be installed in hostilities, temporarily captured and liberated territories.</text:p>
      <text:p text:style-name="P4">
It is reported that children were most affected in Donetsk region - 449, Kharkiv - 275, Kyiv - 127, Kherson - 94, Zaporizhia - 89, Mykolaivskaya - 85, Chernihiv - 68, Lugansk - 66, Dnipropetrovsk - 66.</text:p>
      <text:p text:style-name="P4">
News Source: <text:a xlink:type="simple" xlink:href="https://armyinform.com.ua/2023/04/09/cherez-rosijsku-agresiyu-v-ukrayini-zagynuly-468-ditej/" text:style-name="Internet_20_link" text:visited-style-name="Visited_20_Internet_20_Link">
https://armyinform.com.ua/2023/04/09/cherez-rosijsku-agresiyu-v-ukrayini-zagynuly-468-ditej/</text:a>
</text:p>
      <!--NEWS-->
      <text:h text:style-name="P10" text:outline-level="1">
<text:span text:style-name="T4">
During the day of the Pyrotechnics of the SESS, almost 300 explosive items and airbags were neutralized</text:span>
</text:h>
      <text:p text:style-name="P4">
Author: ['АРМІЯINFORM']</text:p>
      <text:p text:style-name="P4">
Time: 2023-04-09T73:00:00-04:00</text:p>
      <text:p text:style-name="P4">
Description: Lent out, 9 Kvіnynya, Pirotechnici Pilodili of the Holder Service of Ukraine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danger_mines_1.jpeg" text:style-name="Internet_20_link" text:visited-style-name="Visited_20_Internet_20_Link">
danger_mines_1.jpeg</text:a>
']</text:p>
      <text:p text:style-name="P4">
Tags: ['STOPRUSSIA', 'АГРЕСІЯ РФ', 'ВІЙНА', 'ВТОРГНЕННЯ РФ', 'ДСНС УКРАЇНИ', 'РОЗМІНУВАННЯ']</text:p>
      <text:p text:style-name="P4">
Category: News</text:p>
      <!--METADATA-->
      <text:p text:style-name="P4">
<draw:frame draw:style-name="fr1" draw:name="Image286" text:anchor-type="as-char" svg:width="6.9236in" svg:height="4.882183in" draw:z-index="0">
<draw:image xlink:href="../Images/AРМІЯINFORM/2023-04-09T73-00-00-04-00/danger_mines_1.jpeg" xlink:type="simple" xlink:show="embed" xlink:actuate="onLoad" draw:mime-type="image/jpeg"/>
</draw:frame>
<text:span text:style-name="T4">
 Over the past day, </text:span>
 <text:span text:style-name="T4">
 April 9 </text:span>
 <text:span text:style-name="T4">
, </text:span>
 pyrotechnic units of Ukraine for emergency situations <text:span text:style-name="T4">
 124 times </text:span>
 have been involved in demining tasks.</text:p>
      <text:p text:style-name="P4">
About it _ <text:a xlink:type="simple" xlink:href="https://dsns.gov.ua/uk/news/nadzvicaini-podiyi/informaciia-shhodo-diialnosti-pirotexnicnix-pidrozdiliv-dsns-97" text:style-name="Internet_20_link" text:visited-style-name="Visited_20_Internet_20_Link">
reports</text:a>
_ SESU Ukraine.</text:p>
      <text:p text:style-name="P4">
Pyrotechnical units revealed, seized and disposed of <text:span text:style-name="T4">
 279 exclusive </text:span>
 <text:span text:style-name="T4">
 items, </text:span>
 <text:span text:style-name="T4">
 including 1 aviation bomb. </text:span>
 examined(cleared)territory of more than <text:span text:style-name="T4">
 31 hectares </text:span>
.</text:p>
      <text:p text:style-name="P4">
Most often pyrotechnic units worked: in the Kharkiv region 16 542 times, in the Kyiv region - 7397, Chernihiv region - 4423, Donetsk region - 4551, Mykolaiv region - 4 242, Kherson region - 3991, Sumy - 1788, Cherkasy region - 1083.</text:p>
      <text:p text:style-name="P4">
Background: from the beginning of large -scale aggression of the Russian Federation of Ukrainian Pyrotechnical units of the SES of Ukraine, the Pyrotechnical units of the SES of Ukraine have been involved <text:span text:style-name="T4">
 50 120 times </text:span>
 to perform demining tasks. Disposed of <text:span text:style-name="T4">
 342 674 extinguishing items </text:span>
, including <text:span text:style-name="T4">
 2 204 Aviation bombs </text:span>
. Examined(cleared)area of area <text:span text:style-name="T4">
 81 795 hectares </text:span>
.</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4/09/za-dobu-pirotehniky-dsns-zneshkodyly-majzhe-300-vybuhonebezpechnyh-predmetiv-ta-aviabombu/" text:style-name="Internet_20_link" text:visited-style-name="Visited_20_Internet_20_Link">
https://armyinform.com.ua/2023/04/09/za-dobu-pirotehniky-dsns-zneshkodyly-majzhe-300-vybuhonebezpechnyh-predmetiv-ta-aviabombu/</text:a>
</text:p>
      <!--NEWS-->
      <text:h text:style-name="P10" text:outline-level="1">
<text:span text:style-name="T4">
Australian Bushmaster work effectively in the Bakhmut direction</text:span>
</text:h>
      <text:p text:style-name="P4">
Author: ['АРМІЯINFORM']</text:p>
      <text:p text:style-name="P4">
Time: 2023-04-09T74:00:00-04:00</text:p>
      <text:p text:style-name="P4">
Description: Australiysk armored personnel carriers of Bushmaster Estient Vicoristovoye of the assaults of the assault ... War with Ukraine 2022, War with Ukraine Latest News Today, News War with Ukraine 2022 Last today, will there be a war between Ukraine and Russia and when the war with Ukraine will be or not or not in 2022 , Will there be a war with Ukraine in the near future, they say, the war with Ukraine, Ukrainian news today, Ukrainian news in Ukrainian media in Russian</text:p>
      <text:p text:style-name="P4">
Images: ['<text:a xlink:type="simple" xlink:href="https://armyinform.com.ua/wp-content/uploads/2023/04/340339393_215409274430991_3699874132878158133_n.jpg" text:style-name="Internet_20_link" text:visited-style-name="Visited_20_Internet_20_Link">
340339393_215409274430991_3699874132878158133_n.jpg</text:a>
', '<text:a xlink:type="simple" xlink:href="https://armyinform.com.ua/wp-content/uploads/2023/04/340394539_947745616650721_3670640126279695151_n.jpg" text:style-name="Internet_20_link" text:visited-style-name="Visited_20_Internet_20_Link">
340394539_947745616650721_3670640126279695151_n.jpg</text:a>
']</text:p>
      <text:p text:style-name="P4">
Tags: ['BUSHMASTER', 'STOPRUSSIA', 'АВСТРАЛІЙСЬКИЙ БРОНЕТРАНСПОРТЕР', 'АВСТРАЛІЯ', 'АГРЕСІЯ РФ', 'БАХМУТСЬКИЙ НАПРЯМОК', 'ВТОРГНЕННЯ РФ', 'ДОПОМОГА ПАРТНЕРІВ', 'СВІТ ПІДТРИМУЄ УКРАЇНУ']</text:p>
      <text:p text:style-name="P4">
Category: News</text:p>
      <!--METADATA-->
      <text:p text:style-name="P4">
<draw:frame draw:style-name="fr1" draw:name="Image287" text:anchor-type="as-char" svg:width="6.9236in" svg:height="4.615733in" draw:z-index="0">
<draw:image xlink:href="../Images/AРМІЯINFORM/2023-04-09T74-00-00-04-00/340339393_215409274430991_3699874132878158133_n.jpg" xlink:type="simple" xlink:show="embed" xlink:actuate="onLoad" draw:mime-type="image/jpeg"/>
</draw:frame>
Bushmaster Australian armored personnel carriers effectively use the Bakhmut Navigators. About it <text:a xlink:type="simple" xlink:href="http://м" text:style-name="Internet_20_link" text:visited-style-name="Visited_20_Internet_20_Link">
reports</text:a>
The General Staff of the Armed Forces of Ukraine on its Facebook page.</text:p>
      <text:p text:style-name="P4">
"These cars have proven themselves well as a vehicle for infantry and evacuation," said the Armed Forces Service of the Armed Forces. —It are quite maneuverable and passable, which is important for performing the tasks set. And they help to save lives for our boys. Thank you to your partner help!”, - the message reads.</text:p>
      <text:p text:style-name="P4">
<draw:frame draw:style-name="fr1" draw:name="Image288" text:anchor-type="as-char" svg:width="6.9236in" svg:height="4.390716in" draw:z-index="0">
<draw:image xlink:href="../Images/AРМІЯINFORM/2023-04-09T74-00-00-04-00/340394539_947745616650721_3670640126279695151_n.jpg" xlink:type="simple" xlink:show="embed" xlink:actuate="onLoad" draw:mime-type="image/jpeg"/>
</draw:frame>
The Armed Forces are grateful for the support and assistance to partners.</text:p>
      <text:p text:style-name="P4">
News Source: <text:a xlink:type="simple" xlink:href="https://armyinform.com.ua/2023/04/09/avstralijski-bushmaster-efektyvno-praczyuyut-na-bahmutskomu-napryamku/" text:style-name="Internet_20_link" text:visited-style-name="Visited_20_Internet_20_Link">
https://armyinform.com.ua/2023/04/09/avstralijski-bushmaster-efektyvno-praczyuyut-na-bahmutskomu-napryamku/</text:a>
</text:p>
      <!--NEWS-->
      <text:h text:style-name="P10" text:outline-level="1">
<text:span text:style-name="T4">
Office of the Prosecutor General of Ukraine: more than 79 thousand military crimes are documented</text:span>
</text:h>
      <text:p text:style-name="P4">
Author: ['АРМІЯINFORM']</text:p>
      <text:p text:style-name="P4">
Time: 2023-04-09T75: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warcrime-09042023ua.jpg" text:style-name="Internet_20_link" text:visited-style-name="Visited_20_Internet_20_Link">
warcrime-09042023ua.jpg</text:a>
', '<text:a xlink:type="simple" xlink:href="https://armyinform.com.ua/wp-content/uploads/2023/04/warcrime-09042023en.jpg" text:style-name="Internet_20_link" text:visited-style-name="Visited_20_Internet_20_Link">
warcrime-0904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289" text:anchor-type="as-char" svg:width="6.9236in" svg:height="4.448413in" draw:z-index="0">
<draw:image xlink:href="../Images/AРМІЯINFORM/2023-04-09T75-00-00-04-00/warcrime-0904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April 07 </text:span>
 Registered:</text:p>
      <ul>
        <li>
79 463 Military Crimes, * 17 035 Crimes against National Security of Ukraine.</li>
      </ul>
      <text:p text:style-name="P4">
In addition, according to the official data of juvenile prosecutors, <text:span text:style-name="T4">
 1415 children have become </text:span>
 due to aggression of the Russian Federation, including:</text:p>
      <ul>
        <li>
468 - children were killed, * 947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90" text:anchor-type="as-char" svg:width="6.9236in" svg:height="4.448413in" draw:z-index="0">
<draw:image xlink:href="../Images/AРМІЯINFORM/2023-04-09T75-00-00-04-00/warcrime-09042023en.jpg" xlink:type="simple" xlink:show="embed" xlink:actuate="onLoad" draw:mime-type="image/jpeg"/>
</draw:frame>
</text:p>
      <text:p text:style-name="P4">
News Source: <text:a xlink:type="simple" xlink:href="https://armyinform.com.ua/2023/04/09/ofis-genprokurora-ukrayiny-zadokumentovano-ponad-79-tysyach-voyennyh-zlochyniv/" text:style-name="Internet_20_link" text:visited-style-name="Visited_20_Internet_20_Link">
https://armyinform.com.ua/2023/04/09/ofis-genprokurora-ukrayiny-zadokumentovano-ponad-79-tysyach-voyennyh-zlochyniv/</text:a>
</text:p>
      <!--NEWS-->
      <text:h text:style-name="P10" text:outline-level="1">
<text:span text:style-name="T4">
The enemy was fired at the border of Chernihiv region again</text:span>
</text:h>
      <text:p text:style-name="P4">
Author: ['АРМІЯINFORM']</text:p>
      <text:p text:style-name="P4">
Time: 2023-04-09T76:00:00-04:00</text:p>
      <text:p text:style-name="P4">
Description: At the other Powders of the Day of Rosіyska Army Avіakіnoye rocket, the war on the Prordonnya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2/37100772_0_205_2913_1844_1920x0_80_0_0_5d254d41a3fd0758f9e65061273ce7ce.jpg" text:style-name="Internet_20_link" text:visited-style-name="Visited_20_Internet_20_Link">
37100772_0_205_2913_1844_1920x0_80_0_0_5d254d41a3fd0758f9e65061273ce7ce.jpg</text:a>
']</text:p>
      <text:p text:style-name="P4">
Tags: ['STOPRUSSIA', 'АГРЕСІЯ РФ', 'ВІЙНА', 'ВТОРГНЕННЯ РФ', 'ОБСТРІЛИ ПРИКОРДОННЯ', 'ОПЕРАТИВНЕ КОМАНДУВАННЯ «ПІВНІЧ»']</text:p>
      <text:p text:style-name="P4">
Category: News</text:p>
      <!--METADATA-->
      <text:p text:style-name="P4">
<draw:frame draw:style-name="fr1" draw:name="Image291" text:anchor-type="as-char" svg:width="6.9236in" svg:height="3.894525in" draw:z-index="0">
<draw:image xlink:href="../Images/AРМІЯINFORM/2023-04-09T76-00-00-04-00/37100772_0_205_2913_1844_1920x0_80_0_0_5d254d41a3fd0758f9e65061273ce7ce.jpg" xlink:type="simple" xlink:show="embed" xlink:actuate="onLoad" draw:mime-type="image/jpeg"/>
</draw:frame>
Illustrative photo</text:p>
      <text:p text:style-name="P4">
In the afternoon, the Russian army kissed the border of the Chernihiv region with an aviation missile.</text:p>
      <text:p text:style-name="P4">
About it <text:a xlink:type="simple" xlink:href="https://www.facebook.com/kommander.nord/posts/pfbid0ekggYmHp12k5AFwheEd8GsGBgw3RuYXNvJqSDBX54JTquyaookp8SdR2CwRCmcCml" text:style-name="Internet_20_link" text:visited-style-name="Visited_20_Internet_20_Link">
reports</text:a>
Operational Command "North" of the Land Forces of the Armed Forces of Ukraine on its Shopping page on Facebook.</text:p>
      <text:p text:style-name="P4">
"About 11:54 AM on April 9, they reported 1 explosion that caused a rocket issued by the Russian plane from the territory of the Russian Federation to the area of Gremyach," - said in the report of the operational command.</text:p>
      <text:p text:style-name="P4">
Information was not received about losses among the local population.</text:p>
      <text:p text:style-name="P4">
News Source: <text:a xlink:type="simple" xlink:href="https://armyinform.com.ua/2023/04/09/vorog-vchergove-obstrilyav-prykordonnya-chernigivshhyny-2/" text:style-name="Internet_20_link" text:visited-style-name="Visited_20_Internet_20_Link">
https://armyinform.com.ua/2023/04/09/vorog-vchergove-obstrilyav-prykordonnya-chernigivshhyny-2/</text:a>
</text:p>
      <!--NEWS-->
      <text:h text:style-name="P10" text:outline-level="1">
<text:span text:style-name="T4">
Every day in Bakhmut the enemy loses more than a hundred invaders - Sergey Cherevaty</text:span>
</text:h>
      <text:p text:style-name="P4">
Author: ['Володимир Віват']</text:p>
      <text:p text:style-name="P4">
Time: 2023-04-09T77:00:00-04:00</text:p>
      <text:p text:style-name="P4">
Description: Our Inszhenieri, our Logias to shit all the wrong for Podolansky Namylidkiv Pіdriva Bridge ... War with Ukraine 2022, War with Ukraine Latest News today, News War with Ukraine 2022 The last ones for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cherevatyj.jpg" text:style-name="Internet_20_link" text:visited-style-name="Visited_20_Internet_20_Link">
cherevatyj.jpg</text:a>
']</text:p>
      <text:p text:style-name="P4">
Tags: ['STOPRUSSIA', 'АГРЕСІЯ РФ', 'ВІЙНА', 'ВТОРГНЕННЯ РФ', 'ТЕЛЕМАРАФОН "ЄДИНІ НОВИНИ"', 'ФОРТЕЦЯ БАХМУТ']</text:p>
      <text:p text:style-name="P4">
Category: News</text:p>
      <!--METADATA-->
      <text:p text:style-name="P4">
<draw:frame draw:style-name="fr1" draw:name="Image292" text:anchor-type="as-char" svg:width="6.9236in" svg:height="4.611226in" draw:z-index="0">
<draw:image xlink:href="../Images/AРМІЯINFORM/2023-04-09T77-00-00-04-00/cherevatyj.jpg" xlink:type="simple" xlink:show="embed" xlink:actuate="onLoad" draw:mime-type="image/jpeg"/>
</draw:frame>
Our engineers, our logists do everything they need to overcome the consequences of the bridge between Bakhmut and the village of Chrome. A spokesman for the Eastern Grouping of Ukraine Colonel Sergey Cherevaty informed about it in the direct Eviritetleorphone "Unified News".</text:p>
      <ul>
        <li>
Previous efforts of the enemy to take all routes for Bakhmut under fire, intermediary control have shown that we find effective exits from such situations and provide supply to the defenders of the city of ammunition, ammunition, products and everything necessary. At the same time, we evacuate our wounded, - said the spokesman.</li>
      </ul>
      <text:p text:style-name="P4">
The officer said that in the areas where the enemy concentrates his blows, the invaders have a significant advantage in artillery. These are usually Soviet -circles, but they still have enough ammunition. In order to continue to ferment our positions, in the available losses in personnel, the opponent acts artillery and rocket fire.</text:p>
      <ul>
        <li>
          <text:p text:style-name="P4">
If you take the Bakhmut direction where the enemy focused on the main blow, they have not been able to achieve systemic successes here. The content of the most aggressive terrorist group "Wagner" operates, - said the colonel Sergey Cherevaty.</text:p>
        </li>
        <li>
          <text:p text:style-name="P4">
The battle in the city is one of the most complex types of combat. The fact that there are southeasters or other regular units there are not the reinforcement of the Wagnerians, the accompanying the large losses of this group. At the same time, the units of the Armed Forces of the Russian Federation are also completed with mobilized Russians without the appropriate level of preparation of tamotivation. These are the forced steps of the invaders, because they lose their lives here every day, ”the spokesman added.</text:p>
        </li>
      </ul>
      <text:p text:style-name="P4">
Sergei Cherevaty also noted that the Liman direction is the second concern after Bakhmutsky in the area of their responsibility. In particular, the plug -in days there were 202 shelling of barrel and jet artillery, seven combat clashes. 50 invaders in this direction were destroyed, 86 - it was sold. Also destroyed the infantry of the BMP-1 infantry, two unmannedilitative apparatus, three 120 mm mortars and two field ammunition depots.</text:p>
      <text:p text:style-name="P4">
News Source: <text:a xlink:type="simple" xlink:href="https://armyinform.com.ua/2023/04/09/shhodoby-v-bahmuti-protyvnyk-vtrachaye-ponad-sotnyu-okupantiv-sergij-cherevatyj/" text:style-name="Internet_20_link" text:visited-style-name="Visited_20_Internet_20_Link">
https://armyinform.com.ua/2023/04/09/shhodoby-v-bahmuti-protyvnyk-vtrachaye-ponad-sotnyu-okupantiv-sergij-cherevatyj/</text:a>
</text:p>
      <!--NEWS-->
      <text:h text:style-name="P10" text:outline-level="1">
<text:span text:style-name="T4">
The Armed Forces destroyed the ammunition point of the Russian Federation in Kherson Islands</text:span>
</text:h>
      <text:p text:style-name="P4">
Author: ['АРМІЯINFORM']</text:p>
      <text:p text:style-name="P4">
Time: 2023-04-09T78:00:00-04:00</text:p>
      <text:p text:style-name="P4">
Description: Ukrainian VIISKOVI on PIVDNI for DOBU LIKVILIA TEND TEVEN POPPUNTIV. On the PIVDNEN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4/630_360_1670130978-586.jpg" text:style-name="Internet_20_link" text:visited-style-name="Visited_20_Internet_20_Link">
630_360_1670130978-586.jpg</text:a>
']</text:p>
      <text:p text:style-name="P4">
Tags: []</text:p>
      <text:p text:style-name="P4">
Category: News</text:p>
      <!--METADATA-->
      <text:p text:style-name="P4">
<draw:frame draw:style-name="fr1" draw:name="Image293" text:anchor-type="as-char" svg:width="6.9236in" svg:height="3.956343in" draw:z-index="0">
<draw:image xlink:href="../Images/AРМІЯINFORM/2023-04-09T78-00-00-04-00/630_360_1670130978-586.jpg" xlink:type="simple" xlink:show="embed" xlink:actuate="onLoad" draw:mime-type="image/jpeg"/>
</draw:frame>
Illustrative photo</text:p>
      <text:p text:style-name="P4">
The Ukrainian soldiers in the south were eliminated more than ten invaders a day. The half-daily direction of the rocket-artillery units destroyed the observation posts of the field supply of the occupiers in the islands in the Kherson region, <text:a xlink:type="simple" xlink:href="https://www.facebook.com/OperationalCommandSouth/posts/pfbid02Gxgj4dT1n1eGimDF4Tt9Hn3CUcEyaoUqWfzEcRGqhmHBxfvkxgdGwqKG5djJJv1Pl" text:style-name="Internet_20_link" text:visited-style-name="Visited_20_Internet_20_Link">
informs</text:a>
South operational command on Facebook.</text:p>
      <text:p text:style-name="P4">
"General confirmed enemy losses are 12 Russian military, armaments and equipment, two of which are self -propelled articles, two -electronic warfare, the SuperCam and two -car reconnaissance," the statement reads.</text:p>
      <text:p text:style-name="P4">
News Source: <text:a xlink:type="simple" xlink:href="https://armyinform.com.ua/2023/04/09/zsu-znyshhyly-punkt-boyepostachannya-vijsk-rf-na-ostrovah-hersonshhyny/" text:style-name="Internet_20_link" text:visited-style-name="Visited_20_Internet_20_Link">
https://armyinform.com.ua/2023/04/09/zsu-znyshhyly-punkt-boyepostachannya-vijsk-rf-na-ostrovah-hersonshhyny/</text:a>
</text:p>
      <!--NEWS-->
      <text:h text:style-name="P10" text:outline-level="1">
<text:span text:style-name="T4">
A meeting with the families of terroborons took place at the coordination headquarters</text:span>
</text:h>
      <text:p text:style-name="P4">
Author: ['АРМІЯINFORM']</text:p>
      <text:p text:style-name="P4">
Time: 2023-04-09T79:00:00-04:00</text:p>
      <text:p text:style-name="P4">
Description: Ziinitivativativ Gromadsko -organized “Zhinki Zi Stali” in the coordinating headquarters ... War with Ukraine 2022, War with Ukraine Latest News today, News War with Ukraine 2022 are the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photo_2022-12-27_16-19-39.jpg" text:style-name="Internet_20_link" text:visited-style-name="Visited_20_Internet_20_Link">
photo_2022-12-27_16-19-39.jpg</text:a>
']</text:p>
      <text:p text:style-name="P4">
Tags: ['КООРДИНАЦІЙНИЙ ШТАБ З ПИТАНЬ ПОВОДЖЕННЯ З ВІЙСЬКОВОПОЛОНЕНИМИ', 'СИЛИ ТЕРИТОРІАЛЬНОЇ ОБОРОНИ']</text:p>
      <text:p text:style-name="P4">
Category: News</text:p>
      <!--METADATA-->
      <text:p text:style-name="P4">
<draw:frame draw:style-name="fr1" draw:name="Image294" text:anchor-type="as-char" svg:width="6.9236in" svg:height="4.569576in" draw:z-index="0">
<draw:image xlink:href="../Images/AРМІЯINFORM/2023-04-09T79-00-00-04-00/photo_2022-12-27_16-19-39.jpg" xlink:type="simple" xlink:show="embed" xlink:actuate="onLoad" draw:mime-type="image/jpeg"/>
</draw:frame>
Illustrative photo</text:p>
      <text:p text:style-name="P4">
On the initiative of the public organization "Women made of steel", a meeting with the families of terroborons of one of the individual brigadetotorial defense of the territorial defense forces of the Armed Forces of Ukraine was initiated in the coordination staff.</text:p>
      <text:p text:style-name="P4">
This is stated in <text:a xlink:type="simple" xlink:href="https://koordshtab.gov.ua/archive/1359" text:style-name="Internet_20_link" text:visited-style-name="Visited_20_Internet_20_Link">
message</text:a>
Coordinating headquarters on the management of prisoners of war.</text:p>
      <text:p text:style-name="P4">
The event was attended by representatives of the coordination headquarters, the command of the Forces of Troz of Ukraine, a separate brigade and the regional management of East forces.</text:p>
      <text:p text:style-name="P4">
Relatives of prisoners and missing military personnel drew attention to the worms related to the account of their loved ones in the military unit.</text:p>
      <text:p text:style-name="P4">
According to the TRO forces, there are regulatory documents, qualifying the order of accounting of personnel. The basis for changing the category of units may be the emergence of new official information on a serviceman, in particular, a document confirming his stay in captivity. Such a document is the confirmation of the Ministry of Defense of the Russian Federation through the International Committee of the Red Cross.</text:p>
      <text:p text:style-name="P4">
From the moment when the military unit receives from the National Information Bureau an official notification of captivity, there are legal grounds for changing accounting capital. After that, relatives can receive the appropriate help.</text:p>
      <text:p text:style-name="P4">
There is no direct influence in the coordination headquarters in the processes of exchange of accounting records: all servicemen who have been included in the defenders' register involved in these processes.</text:p>
      <text:p text:style-name="P4">
The brigade representative noted that communication with the military unit is preceded through territorial centers of staffing and social support(Former military enlistment offices). В окремих випадках комунікація може відбуватися черезслужбу цивільно-військового співробітництва (CVS). Зробивши відповідні запити,родичі полонених і зниклих безвісти військовослужбовців можуть отримати певнідокументи, які не мають обмеження доступу. Вона також додала, що військовачастина надає всю необхідну інформацію, співпрацює з усіма компетентнимиорганами, але участі в процесах обміну не бере і впливу на ці процеси не має.</text:p>
      <text:p text:style-name="P4">
Окремо обговорили питання військового стажу та грошового забезпечення вумовах, коли військовослужбовець перебуває в полоні. Представник юридичноговідділу Координаційного штабу розтлумачив певні деталі, які стосуютьсяотримання довідок і грошової допомоги, родинам захисників і захисниць.</text:p>
      <text:p text:style-name="P4">
News Source: <text:a xlink:type="simple" xlink:href="https://armyinform.com.ua/2023/04/09/u-koordynaczijnomu-shtabi-vidbulasya-zustrich-iz-rodynamy-teroboroncziv/" text:style-name="Internet_20_link" text:visited-style-name="Visited_20_Internet_20_Link">
https://armyinform.com.ua/2023/04/09/u-koordynaczijnomu-shtabi-vidbulasya-zustrich-iz-rodynamy-teroboroncziv/</text:a>
</text:p>
      <!--NEWS-->
      <text:h text:style-name="P10" text:outline-level="1">
<text:span text:style-name="T4">
Last day Russian troops fired 144 settlements of Ukraine</text:span>
</text:h>
      <text:p text:style-name="P4">
Author: ['АРМІЯINFORM']</text:p>
      <text:p text:style-name="P4">
Time: 2023-04-09T80:00:00-04:00</text:p>
      <text:p text:style-name="P4">
Description: Behind the Nadani Sittle Center of the Mini -Construction of the Defense of Ukraine, INFORMASIY, the last ...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e1e87937-0dcb-471e-a7b0-7a6ac366478d.jpg" text:style-name="Internet_20_link" text:visited-style-name="Visited_20_Internet_20_Link">
e1e87937-0dcb-471e-a7b0-7a6ac366478d.jpg</text:a>
']</text:p>
      <text:p text:style-name="P4">
Tags: ['MILITARY MEDIA CENTER', 'STOPRUSSIA', 'АГРЕСІЯ РФ', 'ВІЙНА', 'ВОРОЖІ ОБСТРІЛИ', 'ВТОРГНЕННЯ РФ', 'ХАРКІВСЬКИЙ ТРИБУНАЛ']</text:p>
      <text:p text:style-name="P4">
Category: News</text:p>
      <!--METADATA-->
      <text:p text:style-name="P4">
<draw:frame draw:style-name="fr1" draw:name="Image295" text:anchor-type="as-char" svg:width="6.9236in" svg:height="5.140773in" draw:z-index="0">
<draw:image xlink:href="../Images/AРМІЯINFORM/2023-04-09T80-00-00-04-00/e1e87937-0dcb-471e-a7b0-7a6ac366478d.jpg" xlink:type="simple" xlink:show="embed" xlink:actuate="onLoad" draw:mime-type="image/jpeg"/>
</draw:frame>
According to the situational center of the Ministry of Defense of Ukraine information, during the last day, Russian troops fired the territory of 9 regions of Ukraine.</text:p>
      <text:p text:style-name="P4">
About it in Telegram <text:a xlink:type="simple" xlink:href="https://t.me/militarymediacenter/1661" text:style-name="Internet_20_link" text:visited-style-name="Visited_20_Internet_20_Link">
informs</text:a>
MilitaryMedia Center.</text:p>
      <text:p text:style-name="P4">
“In general from different types of weapons(mortars, tanks, artillery, RSZV, UAV, tactical aviation)The shelling of 144 settlements was carried out, a confirmed by the understanding of 64 infrastructure sites, ”the message reads.</text:p>
      <text:p text:style-name="P4">
News Source: <text:a xlink:type="simple" xlink:href="https://armyinform.com.ua/2023/04/09/mynuloyi-doby-rosijski-vijska-obstrilyaly-144-naseleni-punkty-ukrayiny/" text:style-name="Internet_20_link" text:visited-style-name="Visited_20_Internet_20_Link">
https://armyinform.com.ua/2023/04/09/mynuloyi-doby-rosijski-vijska-obstrilyaly-144-naseleni-punkty-ukrayiny/</text:a>
</text:p>
      <!--NEWS-->
      <text:h text:style-name="P10" text:outline-level="1">
<text:span text:style-name="T4">
In Lviv presented a book of poems of the deceased Hero of Ukraine</text:span>
</text:h>
      <text:p text:style-name="P4">
Author: ['Володимир Скоростецький']</text:p>
      <text:p text:style-name="P4">
Time: 2023-04-09T81:00:00-04:00</text:p>
      <text:p text:style-name="P4">
Description: Taras Matvyv, younger lieutenant, Viexkovo Service of the Hrown Meaning Brigades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golovna-5-2.jpg" text:style-name="Internet_20_link" text:visited-style-name="Visited_20_Internet_20_Link">
golovna-5-2.jpg</text:a>
', '<text:a xlink:type="simple" xlink:href="https://armyinform.com.ua/wp-content/uploads/2023/04/1-4-1-150x150.jpg" text:style-name="Internet_20_link" text:visited-style-name="Visited_20_Internet_20_Link">
1-4-1-150x150.jpg</text:a>
', '<text:a xlink:type="simple" xlink:href="https://armyinform.com.ua/wp-content/uploads/2023/04/2-6-1-150x150.jpg" text:style-name="Internet_20_link" text:visited-style-name="Visited_20_Internet_20_Link">
2-6-1-150x150.jpg</text:a>
', '<text:a xlink:type="simple" xlink:href="https://armyinform.com.ua/wp-content/uploads/2023/04/5-2-1-150x150.jpg" text:style-name="Internet_20_link" text:visited-style-name="Visited_20_Internet_20_Link">
5-2-1-150x150.jpg</text:a>
', '<text:a xlink:type="simple" xlink:href="https://armyinform.com.ua/wp-content/uploads/2023/04/photo_2023-04-06_16-25-28-150x150.jpg" text:style-name="Internet_20_link" text:visited-style-name="Visited_20_Internet_20_Link">
photo_2023-04-06_16-25-28-150x150.jpg</text:a>
', '<text:a xlink:type="simple" xlink:href="https://armyinform.com.ua/wp-content/uploads/2023/04/4-2-1-150x150.jpg" text:style-name="Internet_20_link" text:visited-style-name="Visited_20_Internet_20_Link">
4-2-1-150x150.jpg</text:a>
']</text:p>
      <text:p text:style-name="P4">
Tags: ['STOPRUSSIA', 'АГРЕСІЯ РФ', 'ВТОРГНЕННЯ РФ', 'ВШАНУВАННЯ ГЕРОЇВ', 'ЛЬВІВСЬКА ОБЛАСТЬ', 'ПРЕЗЕНТАЦІЯ КНИГИ', 'УКРАЇНСЬКИЙ НАРОД НЕПЕРЕМОЖНИЙ']</text:p>
      <text:p text:style-name="P4">
Category: News</text:p>
      <!--METADATA-->
      <text:p text:style-name="P4">
<draw:frame draw:style-name="fr1" draw:name="Image296" text:anchor-type="as-char" svg:width="6.9236in" svg:height="5.53888in" draw:z-index="0">
<draw:image xlink:href="../Images/AРМІЯINFORM/2023-04-09T81-00-00-04-00/golovna-5-2.jpg" xlink:type="simple" xlink:show="embed" xlink:actuate="onLoad" draw:mime-type="image/jpeg"/>
</draw:frame>
<text:span text:style-name="T5">
!Posthumously awarded the hero of Ukraine. Taras was a journalist, a volunteer, a public figure, a volunteer soldier, a writer ._ </text:span>
<text:span text:style-name="T5">
 </text:span>
*</text:p>
      <text:p text:style-name="P4">
We learned about the literary heritage of the hostage warrior today, to visit the presentation of his book "Taras Matviyev. My thoughts. Rhythmoprose ”in the regional library for youth in Lviv. The editor of the first volume of Stalay's two -volume mother Valentine. She is also a poet, a teacher.</text:p>
      <ul>
        <li>
publish a collection, a book, memories. It was the second dream of a son in the list of 51 dreams that we found after, - says Ms. Valentin Correspondentatarmianform. - And the first was "Victory: Crimea and Donbas". Taras put his life, his youth, all his strength, skills and talents on the altar of this preference dream - from the first days of the Revolution of Dignity and to the last breath of the forefront. We parents have fulfilled this dream for him. As they were able, how they felt, how they were grasped ... But everyone who was already holding this first swallow in their hands is said to be it a lot, and it is nice. Could it be different when she has a son -in -law of her son, and our incredibly great parental love?!</li>
      </ul>
      <text:p text:style-name="P4">
<text:a xlink:type="simple" xlink:href="https://armyinform.com.ua/wp-content/uploads/2023/04/1-4-1.jpg" text:style-name="Internet_20_link" text:visited-style-name="Visited_20_Internet_20_Link">
!(Images/AРМІЯINFORM/2023-04-09T81-00-00-04-00/1-4-1-150x150.jpg)</text:a>
</text:p>
      <text:p text:style-name="P4">
<text:a xlink:type="simple" xlink:href="https://armyinform.com.ua/wp-content/uploads/2023/04/2-6-1.jpg" text:style-name="Internet_20_link" text:visited-style-name="Visited_20_Internet_20_Link">
<draw:frame draw:style-name="fr1" draw:name="Image297" text:anchor-type="as-char" svg:width="6.9236in" svg:height="6.9236in" draw:z-index="0">
<draw:image xlink:href="../Images/AРМІЯINFORM/2023-04-09T81-00-00-04-00/2-6-1-150x150.jpg" xlink:type="simple" xlink:show="embed" xlink:actuate="onLoad" draw:mime-type="image/jpeg"/>
</draw:frame>
</text:a>
According to Valentina Matviyev, two years after her son's death were extraordinary. She, as a book order, preparing it for printing, has shown his path, his Calvary, passed through herself all his unspeakable, deep, vulnerable, loving, light soul.</text:p>
      <text:p text:style-name="P4">
<text:a xlink:type="simple" xlink:href="https://armyinform.com.ua/wp-content/uploads/2023/04/5-2-1.jpg" text:style-name="Internet_20_link" text:visited-style-name="Visited_20_Internet_20_Link">
!(Images/AРМІЯINFORM/2023-04-09T81-00-00-04-00/5-2-1-150x150.jpg)</text:a>
</text:p>
      <text:p text:style-name="P4">
<text:a xlink:type="simple" xlink:href="https://armyinform.com.ua/wp-content/uploads/2023/04/photo_2023-04-06_16-25-28.jpg" text:style-name="Internet_20_link" text:visited-style-name="Visited_20_Internet_20_Link">
<draw:frame draw:style-name="fr1" draw:name="Image298" text:anchor-type="as-char" svg:width="6.9236in" svg:height="6.9236in" draw:z-index="0">
<draw:image xlink:href="../Images/AРМІЯINFORM/2023-04-09T81-00-00-04-00/photo_2023-04-06_16-25-28-150x150.jpg" xlink:type="simple" xlink:show="embed" xlink:actuate="onLoad" draw:mime-type="image/jpeg"/>
</draw:frame>
</text:a>
</text:p>
      <text:p text:style-name="P4">
<text:a xlink:type="simple" xlink:href="https://armyinform.com.ua/wp-content/uploads/2023/04/4-2-1.jpg" text:style-name="Internet_20_link" text:visited-style-name="Visited_20_Internet_20_Link">
<draw:frame draw:style-name="fr1" draw:name="Image299" text:anchor-type="as-char" svg:width="6.9236in" svg:height="6.9236in" draw:z-index="0">
<draw:image xlink:href="../Images/AРМІЯINFORM/2023-04-09T81-00-00-04-00/4-2-1-150x150.jpg" xlink:type="simple" xlink:show="embed" xlink:actuate="onLoad" draw:mime-type="image/jpeg"/>
</draw:frame>
</text:a>
</text:p>
      <text:p text:style-name="P4">
<text:span text:style-name="T5">
Foto and video author</text:span>
</text:p>
      <text:p text:style-name="P4">
News Source: <text:a xlink:type="simple" xlink:href="https://armyinform.com.ua/2023/04/09/u-lvovi-prezentuvaly-knygu-virshiv-zagyblogo-geroya-ukrayiny/" text:style-name="Internet_20_link" text:visited-style-name="Visited_20_Internet_20_Link">
https://armyinform.com.ua/2023/04/09/u-lvovi-prezentuvaly-knygu-virshiv-zagyblogo-geroya-ukrayiny/</text:a>
</text:p>
      <!--NEWS-->
      <text:h text:style-name="P10" text:outline-level="1">
<text:span text:style-name="T4">
Due to the fear of a counter -offensive, the occupiers in Zaporozhye intensively equip and change defensive positions - Alexei Dmitrashkivsky</text:span>
</text:h>
      <text:p text:style-name="P4">
Author: ['Володимир Віват']</text:p>
      <text:p text:style-name="P4">
Time: 2023-04-09T82:00:00-04:00</text:p>
      <text:p text:style-name="P4">
Description: At the Syogodni on the back of the Vorog, the Vorog Zyvtovy 113 battles and tactical groups, on ... War with Ukraine 2022, the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dmytrashkivskyj.jpg" text:style-name="Internet_20_link" text:visited-style-name="Visited_20_Internet_20_Link">
dmytrashkivskyj.jpg</text:a>
']</text:p>
      <text:p text:style-name="P4">
Tags: ['STOPRUSSIA', 'АГРЕСІЯ РФ', 'ВІЙНА', 'ВТОРГНЕННЯ РФ', 'ОЛЕКСІЙ ДМИТРАШКІВСЬКИЙ', 'ТЕЛЕМАРАФОН "ЄДИНІ НОВИНИ"']</text:p>
      <text:p text:style-name="P4">
Category: News</text:p>
      <!--METADATA-->
      <text:p text:style-name="P4">
<draw:frame draw:style-name="fr1" draw:name="Image300" text:anchor-type="as-char" svg:width="6.9236in" svg:height="3.940682in" draw:z-index="0">
<draw:image xlink:href="../Images/AРМІЯINFORM/2023-04-09T82-00-00-04-00/dmytrashkivskyj.jpg" xlink:type="simple" xlink:show="embed" xlink:actuate="onLoad" draw:mime-type="image/jpeg"/>
</draw:frame>
Alexei Dmitrashkivsky</text:p>
      <text:p text:style-name="P4">
To date, the enemy focused on the Zaporizhzhya direction 113 battalion-tactical groups, in the Donetsk direction-206. Ukrainian defenders have to prevent this group daily. The head of the united Press Center of Defense forces of Tavriysky, Colonel Alexei Dmitrashkivsky, announced this during a direct ether of the television "Judinovina".</text:p>
      <text:p text:style-name="P4">
The officer told the auditorium that because of the fear of counter -assembly in Zaporozhye, they intensively equip defense positions and, most receiving, they began to actively change the territory. It is unknown whether the maps of these mine fields are made, so that they can be safely changed.</text:p>
      <ul>
        <li>
The pace of Russian attacks decreased somewhat, - said Alexei Dmitrashkivsky. —And the last week the enemy fired at our positions in Zaporizhzhya and Donetskamnakhkami 1844 times. Compared to February, it is one third less. The most dangerous children are currently Avdeevsky and Mari's directions. There he is actively storming the positions of the Ukrainian military, as well as to cause fire damage with the use of becomes and reactive artillery. Enemy aviation was also intensified - not only in the Donetsk region, but also Nazapore. Positive battles continue in the Avdeevsky direction. It is a managing to block Avdiivka and take Marinka to move on - Nakurakhovo. To date, the enemy has not succeeded at any sign, - Colonel Dmitrashkivsky emphasized.</li>
      </ul>
      <text:p text:style-name="P4">
The officer also noted that, without success in the battlefield, the enemy compensates for the civilian population. Yesterday the aviation stroke was exposed, the invaders fired at Gulyaypole and Zaporizhzhia rockets. Unfortunately, we have a loss among civilians.</text:p>
      <text:p text:style-name="P4">
News Source: <text:a xlink:type="simple" xlink:href="https://armyinform.com.ua/2023/04/09/cherez-strah-pered-kontrnastupom-okupanty-na-zaporizhzhi-intensyvno-oblashtovuyut-ta-minuyut-oboronni-pozycziyi-oleksij-dmytrashkivskyj/" text:style-name="Internet_20_link" text:visited-style-name="Visited_20_Internet_20_Link">
https://armyinform.com.ua/2023/04/09/cherez-strah-pered-kontrnastupom-okupanty-na-zaporizhzhi-intensyvno-oblashtovuyut-ta-minuyut-oboronni-pozycziyi-oleksij-dmytrashkivskyj/</text:a>
</text:p>
      <!--NEWS-->
      <text:h text:style-name="P10" text:outline-level="1">
<text:span text:style-name="T4">
Documented 10 beats in Donetsk per day</text:span>
</text:h>
      <text:p text:style-name="P4">
Author: ['АРМІЯINFORM']</text:p>
      <text:p text:style-name="P4">
Time: 2023-04-09T83:00:00-04:00</text:p>
      <text:p text:style-name="P4">
Description: PID by the inscriptions broke 9 populations. The Army of the Rosani was injured by the cyvic metrics ... the war with Ukraine 2022, the war with Ukraine is the latest news today, the news war with Ukraine 2022 is the last today, will there be a war between Ukraine and Russia and when, the war with Ukraine will or not, it will or not, Will there be a war with Ukraine in the near future, they say, the war with Ukraine, Ukrainian news today, Ukrainian news in Ukrainian media in Russian</text:p>
      <text:p text:style-name="P4">
Images: ['<text:a xlink:type="simple" xlink:href="https://armyinform.com.ua/wp-content/uploads/2023/01/b8c5529a9893e32077c1848fd37140e2.jpg" text:style-name="Internet_20_link" text:visited-style-name="Visited_20_Internet_20_Link">
b8c5529a9893e32077c1848fd37140e2.jpg</text:a>
', '<text:a xlink:type="simple" xlink:href="https://armyinform.com.ua/wp-content/uploads/2023/04/64326a698a5e2884400118-150x150.jpg" text:style-name="Internet_20_link" text:visited-style-name="Visited_20_Internet_20_Link">
64326a698a5e2884400118-150x150.jpg</text:a>
', '<text:a xlink:type="simple" xlink:href="https://armyinform.com.ua/wp-content/uploads/2023/04/64326a686d822933834838-150x150.jpg" text:style-name="Internet_20_link" text:visited-style-name="Visited_20_Internet_20_Link">
64326a686d822933834838-150x150.jpg</text:a>
', '<text:a xlink:type="simple" xlink:href="https://armyinform.com.ua/wp-content/uploads/2023/04/64326a6a5d603608321371-150x150.jpg" text:style-name="Internet_20_link" text:visited-style-name="Visited_20_Internet_20_Link">
64326a6a5d603608321371-150x150.jpg</text:a>
']</text:p>
      <text:p text:style-name="P4">
Tags: ['STOPRUSSIA', 'АГРЕСІЯ РФ', 'ВІЙНА', 'ВОРОЖІ ОБСТРІЛИ', 'ВТОРГНЕННЯ РФ', 'НАЦІОНАЛЬНА ПОЛІЦІЯ УКРАЇНИ']</text:p>
      <text:p text:style-name="P4">
Category: News</text:p>
      <!--METADATA-->
      <text:p text:style-name="P4">
<draw:frame draw:style-name="fr1" draw:name="Image301" text:anchor-type="as-char" svg:width="6.9236in" svg:height="3.4618in" draw:z-index="0">
<draw:image xlink:href="../Images/AРМІЯINFORM/2023-04-09T83-00-00-04-00/b8c5529a9893e32077c1848fd37140e2.jpg" xlink:type="simple" xlink:show="embed" xlink:actuate="onLoad" draw:mime-type="image/jpeg"/>
</draw:frame>
Illustrative photo</text:p>
      <text:p text:style-name="P4">
There were 9 settlements under fire. The Russian army wounded civilians, including a child.</text:p>
      <text:p text:style-name="P4">
About it <text:a xlink:type="simple" xlink:href="https://www.npu.gov.ua/news/politsiia-zadokumentuvala-10-udariv-po-donechchyni-za-dobu" text:style-name="Internet_20_link" text:visited-style-name="Visited_20_Internet_20_Link">
reports</text:a>
National police.</text:p>
      <text:p text:style-name="P4">
Russian troops released shells in the cities of Avdiivka, Kurakhovo, Bakhmut, Konstantinovka, Toretsk, Veliky Novosilka village, reed, Vremivka villages, Friendship. The invaders fired from aviation, artillery, mortars. Damaged residential building and outbuildings. From the aviation, the military was beaten by Povdiivtsi and Vremivtsi. There was no information on victims and injuries.</text:p>
      <text:p text:style-name="P4">
Artillery Russian troops covered Toretsk, wounded a child. As a result of the exposure attacks, we have injured in Bakhmut.</text:p>
      <text:p text:style-name="P4">
Criminal proceedings were opened for violations of the laws of war(Article 438 of the Criminal Code of Ukraine).</text:p>
      <text:p text:style-name="P4">
Крім того, за допомогою поліції евакуйовано ще 219 людей, з початкуобов’язкової евакуації — понад 60 040 осіб, серед них 7387 — діти, 2700 — людиз інвалідністю.</text:p>
      <text:p text:style-name="P4">
<text:a xlink:type="simple" xlink:href="https://armyinform.com.ua/wp-content/uploads/2023/04/64326a698a5e2884400118.jpg" text:style-name="Internet_20_link" text:visited-style-name="Visited_20_Internet_20_Link">
<draw:frame draw:style-name="fr1" draw:name="Image302" text:anchor-type="as-char" svg:width="6.9236in" svg:height="6.9236in" draw:z-index="0">
<draw:image xlink:href="../Images/AРМІЯINFORM/2023-04-09T83-00-00-04-00/64326a698a5e2884400118-150x150.jpg" xlink:type="simple" xlink:show="embed" xlink:actuate="onLoad" draw:mime-type="image/jpeg"/>
</draw:frame>
</text:a>
</text:p>
      <text:p text:style-name="P4">
<text:a xlink:type="simple" xlink:href="https://armyinform.com.ua/wp-content/uploads/2023/04/64326a686d822933834838.jpg" text:style-name="Internet_20_link" text:visited-style-name="Visited_20_Internet_20_Link">
<draw:frame draw:style-name="fr1" draw:name="Image303" text:anchor-type="as-char" svg:width="6.9236in" svg:height="6.9236in" draw:z-index="0">
<draw:image xlink:href="../Images/AРМІЯINFORM/2023-04-09T83-00-00-04-00/64326a686d822933834838-150x150.jpg" xlink:type="simple" xlink:show="embed" xlink:actuate="onLoad" draw:mime-type="image/jpeg"/>
</draw:frame>
</text:a>
</text:p>
      <text:p text:style-name="P4">
<text:a xlink:type="simple" xlink:href="https://armyinform.com.ua/wp-content/uploads/2023/04/64326a6a5d603608321371.jpg" text:style-name="Internet_20_link" text:visited-style-name="Visited_20_Internet_20_Link">
<draw:frame draw:style-name="fr1" draw:name="Image304" text:anchor-type="as-char" svg:width="6.9236in" svg:height="6.9236in" draw:z-index="0">
<draw:image xlink:href="../Images/AРМІЯINFORM/2023-04-09T83-00-00-04-00/64326a6a5d603608321371-150x150.jpg" xlink:type="simple" xlink:show="embed" xlink:actuate="onLoad" draw:mime-type="image/jpeg"/>
</draw:frame>
</text:a>
</text:p>
      <text:p text:style-name="P4">
News Source: <text:a xlink:type="simple" xlink:href="https://armyinform.com.ua/2023/04/09/zadokumentovano-10-udariv-po-donechchyni-za-dobu/" text:style-name="Internet_20_link" text:visited-style-name="Visited_20_Internet_20_Link">
https://armyinform.com.ua/2023/04/09/zadokumentovano-10-udariv-po-donechchyni-za-dobu/</text:a>
</text:p>
      <!--NEWS-->
      <text:h text:style-name="P10" text:outline-level="1">
<text:span text:style-name="T4">
During the week of Ukraine's defense forces destroyed more than three thousand invaders</text:span>
</text:h>
      <text:p text:style-name="P4">
Author: ['АРМІЯINFORM']</text:p>
      <text:p text:style-name="P4">
Time: 2023-04-09T84:00:00-04:00</text:p>
      <text:p text:style-name="P4">
Description: For Tyzhen (Z 03 KVITENS TO 09 KVITYA), the forces of the Ukrainian defense have 3600 Blizko ... The war with Ukraine 2022, the war with Ukraine is the latest news today, the News War with Ukraine 2022 is the last today, will there be a war between Ukraine and Russia and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0b243135-83dc-4f90-a060-16d61cabccb3.jpg" text:style-name="Internet_20_link" text:visited-style-name="Visited_20_Internet_20_Link">
0b243135-83dc-4f90-a060-16d61cabccb3.jpg</text:a>
']</text:p>
      <text:p text:style-name="P4">
Tags: ['STOPRUSSIA', 'АГРЕСІЯ РФ', 'ВІЙНА', 'ВТОРГНЕННЯ РФ', 'ВТРАТИ ВОРОГА', 'ОЛЕКСАНДР ПАВЛЮК']</text:p>
      <text:p text:style-name="P4">
Category: News</text:p>
      <!--METADATA-->
      <text:p text:style-name="P4">
<draw:frame draw:style-name="fr1" draw:name="Image305" text:anchor-type="as-char" svg:width="6.9236in" svg:height="5.010956in" draw:z-index="0">
<draw:image xlink:href="../Images/AРМІЯINFORM/2023-04-09T84-00-00-04-00/0b243135-83dc-4f90-a060-16d61cabccb3.jpg" xlink:type="simple" xlink:show="embed" xlink:actuate="onLoad" draw:mime-type="image/jpeg"/>
</draw:frame>
<text:span text:style-name="T4">
 🔥 Situation of the Russian invasion </text:span>
</text:p>
      <text:p text:style-name="P4">
In a week(April 03 to 09 April)The defense forces of Ukraine destroyed about 3600 personnel of the enemy.</text:p>
      <text:p text:style-name="P4">
About it <text:a xlink:type="simple" xlink:href="https://t.me/Pavliuk_KSV/3901" text:style-name="Internet_20_link" text:visited-style-name="Visited_20_Internet_20_Link">
reports</text:a>
First Deputy Ministers of Ukraine Lieutenant General Alexander Pavlyuk in Telegram.</text:p>
      <text:p text:style-name="P4">
Significant losses have suffered weapons / military equipment of Russian troops:</text:p>
      <ul>
        <li>
18 tanks, * 38 combat armored vehicles, * 53 artillery systems, * 6 RSZV, * 3 air defense installations, * 65 units of auto equipment, * 13 units of special equipment.</li>
      </ul>
      <text:p text:style-name="P4">
In addition, 1 enemy aircraft, 1 helicopter and 63bls were shot down by our defenders.</text:p>
      <text:p text:style-name="P4">
News Source: <text:a xlink:type="simple" xlink:href="https://armyinform.com.ua/2023/04/09/za-tyzhden-syly-oborony-ukrayiny-znyshhyly-ponad-try-tysyachi-okupantiv/" text:style-name="Internet_20_link" text:visited-style-name="Visited_20_Internet_20_Link">
https://armyinform.com.ua/2023/04/09/za-tyzhden-syly-oborony-ukrayiny-znyshhyly-ponad-try-tysyachi-okupantiv/</text:a>
</text:p>
      <!--NEWS-->
      <text:h text:style-name="P10" text:outline-level="1">
<text:span text:style-name="T4">
The coordination headquarters took place with the Marines families</text:span>
</text:h>
      <text:p text:style-name="P4">
Author: ['АРМІЯINFORM']</text:p>
      <text:p text:style-name="P4">
Time: 2023-04-09T85:00:00-04:00</text:p>
      <text:p text:style-name="P4">
Description: At the PIVDENNED REGIONAL COODICIAL COODENTED for the INITITITITITITICS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z1678801384a237i.jpg" text:style-name="Internet_20_link" text:visited-style-name="Visited_20_Internet_20_Link">
z1678801384a237i.jpg</text:a>
']</text:p>
      <text:p text:style-name="P4">
Tags: ['КООРДИНАЦІЙНИЙ ШТАБ З ПИТАНЬ ПОВОДЖЕННЯ З ВІЙСЬКОВОПОЛОНЕНИМИ', 'МОРСЬКА ПІХОТА']</text:p>
      <text:p text:style-name="P4">
Category: News</text:p>
      <!--METADATA-->
      <text:p text:style-name="P4">
<draw:frame draw:style-name="fr1" draw:name="Image306" text:anchor-type="as-char" svg:width="6.9236in" svg:height="4.312067in" draw:z-index="0">
<draw:image xlink:href="../Images/AРМІЯINFORM/2023-04-09T85-00-00-04-00/z1678801384a237i.jpg" xlink:type="simple" xlink:show="embed" xlink:actuate="onLoad" draw:mime-type="image/jpeg"/>
</draw:frame>
At the Southern Regional Center of the Coordination Staff, on the initiative of the Union of Mothers and Wives of Marines of Ukraine, a meeting with the families of military personnel of a separate brigade of the Mikhail Bilynsky Maritime Inkhotta was held.</text:p>
      <text:p text:style-name="P4">
This is stated in <text:a xlink:type="simple" xlink:href="https://t.me/Koord_shtab/807" text:style-name="Internet_20_link" text:visited-style-name="Visited_20_Internet_20_Link">
message</text:a>
Coordination Staff on the management of prisoners of war.</text:p>
      <text:p text:style-name="P4">
“One of the topics that were violated during the meeting was to improve the process of communication of the National Police with the families of defenders. The Center's experts have explained to the relatives of prisoners and missing persons, as a well -being, the coordination headquarters to solve the problems that arise in the process of establishing this communication, ”the Coordination Staff said.</text:p>
      <text:p text:style-name="P4">
In addition, prisoners of war appealed with the proposal to create a military Ombudsman institute in Ukraine, whose powers included the dilation of the protection of the rights of servicemen. For their part, the Central Workers reported to the participants of the meeting that such a task is being performed by the Office of the Verkhovna Rada of Ukraine for Human Rights. The representative of the security and defense sector bodies has all relevant filled and competence. As part of the meeting, they also discussed the cooperation with reporting organizations, in particular, with the International Committee of the Red Cross: the procedure for appealing and communication with the organization, mechanisms for the protection of right -wing defenders, an algorithm for confirming the fact of its captivity.</text:p>
      <text:p text:style-name="P4">
At the end of the meeting, all the families of the defenders received individual consultations on specific issues. All the necessary information regarding the issues of supporting prisoners of war, rehabilitation programs of liberation defenders and defenders can be obtained at the Southern Regional Center by calling or enrollment in a personal meeting.</text:p>
      <text:p text:style-name="P4">
News Source: <text:a xlink:type="simple" xlink:href="https://armyinform.com.ua/2023/04/09/u-koordynaczijnomu-shtabi-vidbulasya-zustrich-z-rodynamy-morpihiv-3/" text:style-name="Internet_20_link" text:visited-style-name="Visited_20_Internet_20_Link">
https://armyinform.com.ua/2023/04/09/u-koordynaczijnomu-shtabi-vidbulasya-zustrich-z-rodynamy-morpihiv-3/</text:a>
</text:p>
      <!--NEWS-->
      <text:h text:style-name="P10" text:outline-level="1">
<text:span text:style-name="T4">
Ukrainian missile troops and artillery struck 4 SPRs, 11 districts</text:span>
</text:h>
      <text:p text:style-name="P4">
Author: ['АРМІЯINFORM']</text:p>
      <text:p text:style-name="P4">
Time: 2023-04-09T86:00:00-04:00</text:p>
      <text:p text:style-name="P4">
Description: About the General’s General Staff of the ZS Ukrainian at the operational іnformasyiyih ...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9/raketni-vijska-ta-artyleriya-nazemnyh-ugrupovan-vijsk.jpg" text:style-name="Internet_20_link" text:visited-style-name="Visited_20_Internet_20_Link">
raketni-vijska-ta-artyleriya-nazemnyh-ugrupovan-vijsk.jpg</text:a>
']</text:p>
      <text:p text:style-name="P4">
Tags: ['STOPRUSSIA', 'АГРЕСІЯ РФ', 'ВТОРГНЕННЯ РФ', 'ГШ ЗС УКРАЇНИ', 'ГШ ЗСУ', 'ОПЕРАТИВНЕ ЗВЕДЕННЯ', 'ХРОНІКА ОБОРОНИ']</text:p>
      <text:p text:style-name="P4">
Category: News</text:p>
      <!--METADATA-->
      <text:p text:style-name="P4">
<draw:frame draw:style-name="fr1" draw:name="Image307" text:anchor-type="as-char" svg:width="6.9236in" svg:height="3.80798in" draw:z-index="0">
<draw:image xlink:href="../Images/AРМІЯINFORM/2023-04-09T86-00-00-04-00/raketni-vijska-ta-artyleriya-nazemnyh-ugrupovan-vijsk.jpg" xlink:type="simple" xlink:show="embed" xlink:actuate="onLoad" draw:mime-type="image/jpeg"/>
</draw:frame>
Illustrative Photo <text:span text:style-name="T4">
 🔥 The situation of the Russian invasion </text:span>
</text:p>
      <text:p text:style-name="P4">
About it <text:a xlink:type="simple" xlink:href="https://www.facebook.com/GeneralStaff.ua/posts/pfbid02LJyGWQmBBoha7JxjJ9Sewig1Wua3YBySmQfD7pxYxEPCDeTZw1X99a5M6jiaMnqNl" text:style-name="Internet_20_link" text:visited-style-name="Visited_20_Internet_20_Link">
reports</text:a>
The General Staff of the Armed Forces of Ukraine of Voperative Information on the Russian invasion.</text:p>
      <text:p text:style-name="P4">
“The aviation of defense forces per day has inflicted 6 strokes in the areas of focus of the occupiers, and the units of missile troops and artillery struck 4 anti-aircraft missile complexes, 11 areas of concentration of live power, weapons and military equipment, ammunition composition and 5 enemy radio stations.</text:p>
      <text:p text:style-name="P4">
Support the Armed Forces!Let's win!</text:p>
      <text:p text:style-name="P4">
Glory to Ukraine!”, - the message reads.</text:p>
      <text:p text:style-name="P4">
News Source: <text:a xlink:type="simple" xlink:href="https://armyinform.com.ua/2023/04/09/ukrayinski-raketni-vijska-ta-artyleriya-urazyly-4-zrk-11-rajoniv-zoseredzhennya-zhyvoyi-syly-ta-5-stanczij-reb-rosiyan/" text:style-name="Internet_20_link" text:visited-style-name="Visited_20_Internet_20_Link">
https://armyinform.com.ua/2023/04/09/ukrayinski-raketni-vijska-ta-artyleriya-urazyly-4-zrk-11-rajoniv-zoseredzhennya-zhyvoyi-syly-ta-5-stanczij-reb-rosiyan/</text:a>
</text:p>
      <!--NEWS-->
      <text:h text:style-name="P10" text:outline-level="1">
<text:span text:style-name="T4">
During the day, the Ukrainian military repelled more than 40 attacks by Russians, 20 of them near Bakhmut</text:span>
</text:h>
      <text:p text:style-name="P4">
Author: ['АРМІЯINFORM']</text:p>
      <text:p text:style-name="P4">
Time: 2023-04-09T87:00:00-04:00</text:p>
      <text:p text:style-name="P4">
Description: About the General’s General Staff of the ZS Ukrainian at the operational іnformasyiyih ...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339422420_547129487447955_4170556750764993501_n.jpg" text:style-name="Internet_20_link" text:visited-style-name="Visited_20_Internet_20_Link">
339422420_547129487447955_4170556750764993501_n.jpg</text:a>
']</text:p>
      <text:p text:style-name="P4">
Tags: ['STOPRUSSIA', 'АГРЕСІЯ РФ', 'ВТОРГНЕННЯ РФ', 'ГШ ЗС УКРАЇНИ']</text:p>
      <text:p text:style-name="P4">
Category: News</text:p>
      <!--METADATA-->
      <text:p text:style-name="P4">
<draw:frame draw:style-name="fr1" draw:name="Image308" text:anchor-type="as-char" svg:width="6.9236in" svg:height="6.9236in" draw:z-index="0">
<draw:image xlink:href="../Images/AРМІЯINFORM/2023-04-09T87-00-00-04-00/339422420_547129487447955_4170556750764993501_n.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LJyGWQmBBoha7JxjJ9Sewig1Wua3YBySmQfD7pxYxEPCDeTZw1X99a5M6jiaMnqNl" text:style-name="Internet_20_link" text:visited-style-name="Visited_20_Internet_20_Link">
reports</text:a>
The General Staff of the Armed Forces of Ukraine of Voperative Information on the Russian invasion.</text:p>
      <text:p text:style-name="P4">
“The enemy continues to focus the main efforts on the offensive, the acting Liman, Bakhmut, Avdiiv and Mariinsky directions. More than 40 enemy attacks were reflected thanks to the courage of each warrior.</text:p>
      <text:p text:style-name="P4">
<text:span text:style-name="T4">
 In the Volyn, Polissya, Siversky and Slobozhansky directions </text:span>
 Operational situation without significant changes, signs of formation of the offensive groups of the enemy were not detected.</text:p>
      <text:p text:style-name="P4">
During the day, the occupiers fired at the settlements of Yasna Polyana of the Chernihiv region; Volfine, Zazillya and Popivka of Sumy region, as well as veterinary, Kozacha Lopan, Mala Danilovka, Gatyshche, Ustinovka, Milove, Greater Burluk Dadpoli in Kharkiv region.</text:p>
      <text:p text:style-name="P4">
<text:span text:style-name="T4">
 In Kupyansk direction </text:span>
 enemy shelling was suffered by Krasne first, Novomlinsk, two -year and western Kharkiv region.</text:p>
      <text:p text:style-name="P4">
<text:span text:style-name="T4">
 In the Liman direction </text:span>
 during the day the enemy led unsuccessful offensive in the area south of the Dibrova. Artillery shelling of Valvyoselivske, Makeevka, Nevskoye, Bigorivka of Lugansk region and well, Thornske, Siversk, controversial and Berestovo, Donetsk region.</text:p>
      <text:p text:style-name="P4">
<text:span text:style-name="T4">
 In the Bakhmut direction </text:span>
 the enemy continues to take offensive actions, tries to take control of the city of Bakhmut, fierce fighting continues. The enemy was unsuccessful offensive offensive actions in the area of the Eastern massacre of Bogdanivka and near chrome. Defense forces are reflected with 20 enemy attacks on the specified area of the front. Vasyukivka, Minskivka, Zaliznyanske, Orikhovo-Vasylivka, Markovo, Bakhmut, Chrome, Yar, Ivanivske, White Mountain and Friendship of Donetsk Region were hostile.</text:p>
      <text:p text:style-name="P4">
<text:span text:style-name="T4">
 On Avdiivsky and Marinski </text:span>
 <text:span text:style-name="T4">
 Directions </text:span>
 Opponent led off the offensive<text:span text:style-name="T4">
 In the mineral direction </text:span>
 during the day the enemy did not carry out the firing of the settlements of Novomykhailivka, Bogoyavlenka, Shakhtarske, Novoukrainka, Velika Novosilka, Prychistivka and Golden Niva in Donetsk region, ”he goes in the message.</text:p>
      <text:p text:style-name="P4">
News Source: <text:a xlink:type="simple" xlink:href="https://armyinform.com.ua/2023/04/09/protyagom-doby-ukrayinski-vijskovi-vidbyly-ponad-40-atak-rosiyan-20-iz-nyh-bilya-bahmuta/" text:style-name="Internet_20_link" text:visited-style-name="Visited_20_Internet_20_Link">
https://armyinform.com.ua/2023/04/09/protyagom-doby-ukrayinski-vijskovi-vidbyly-ponad-40-atak-rosiyan-20-iz-nyh-bilya-bahmuta/</text:a>
</text:p>
      <!--NEWS-->
      <text:h text:style-name="P10" text:outline-level="1">
<text:span text:style-name="T4">
The occupiers of this era have struck 23 aviation and 4 missile strikes in Ukraine</text:span>
</text:h>
      <text:p text:style-name="P4">
Author: ['АРМІЯINFORM']</text:p>
      <text:p text:style-name="P4">
Time: 2023-04-09T88:00:00-04:00</text:p>
      <text:p text:style-name="P4">
Description: About the General’s General Staff of the ZS Ukrainian at the operational іnformasyiyih ...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2/1040728078_0_0_3146_1770_1920x0_80_0_0_1665f11f0531350b041e17426b426c1a.jpg" text:style-name="Internet_20_link" text:visited-style-name="Visited_20_Internet_20_Link">
1040728078_0_0_3146_1770_1920x0_80_0_0_1665f11f0531350b041e17426b426c1a.jpg</text:a>
']</text:p>
      <text:p text:style-name="P4">
Tags: ['STOPRUSSIA', 'АГРЕСІЯ РФ', 'ВТОРГНЕННЯ РФ', 'ГШ ЗС УКРАЇНИ', 'ОПЕРАТИВНЕ ЗВЕДЕННЯ']</text:p>
      <text:p text:style-name="P4">
Category: News</text:p>
      <!--METADATA-->
      <text:p text:style-name="P4">
<draw:frame draw:style-name="fr1" draw:name="Image309" text:anchor-type="as-char" svg:width="6.9236in" svg:height="3.894525in" draw:z-index="0">
<draw:image xlink:href="../Images/AРМІЯINFORM/2023-04-09T88-00-00-04-00/1040728078_0_0_3146_1770_1920x0_80_0_0_1665f11f0531350b041e17426b426c1a.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LJyGWQmBBoha7JxjJ9Sewig1Wua3YBySmQfD7pxYxEPCDeTZw1X99a5M6jiaMnqNl" text:style-name="Internet_20_link" text:visited-style-name="Visited_20_Internet_20_Link">
reports</text:a>
The General Staff of the Armed Forces of Ukraine of Voperative Information on the Russian invasion.</text:p>
      <text:p text:style-name="P4">
About it reports the General Staff of the Armed Forces of Ukraine in the prompt information of the Russian invasion.</text:p>
      <text:p text:style-name="P4">
“Four hundred and a tenth day of large -scale armed aggression of Russian federation against our country is ongoing.</text:p>
      <text:p text:style-name="P4">
During this day, the enemy carried out more than 10 shelling of jet system gunshot fire, inflicted 23 aviation and 4 missile strokes. 2 Russian missiles, released from the C-300 SMRC, were hit by the civilian infrastructure of Zaporizhzhia, Yezagyl and wounded among civilians, residential buildings were destroyed and damaged. Also, 2 missiles with S-300 S-300 invaders released on the object infrastructure of Konstantinovka, which is on the downtime.</text:p>
      <text:p text:style-name="P4">
The likelihood of rocket and aviation strikes remains high throughout Ukraine, ”the message reads.</text:p>
      <text:p text:style-name="P4">
News Source: <text:a xlink:type="simple" xlink:href="https://armyinform.com.ua/2023/04/09/okupanty-cziyeyi-doby-zavdaly-po-ukrayini-23-aviaczijnyh-ta-4-raketnyh-udary/" text:style-name="Internet_20_link" text:visited-style-name="Visited_20_Internet_20_Link">
https://armyinform.com.ua/2023/04/09/okupanty-cziyeyi-doby-zavdaly-po-ukrayini-23-aviaczijnyh-ta-4-raketnyh-udary/</text:a>
</text:p>
      <!--NEWS-->
      <text:h text:style-name="P10" text:outline-level="1">
<text:span text:style-name="T4">
In Kherson and Zaporozhye, the occupiers are increasing "defensive borders"</text:span>
</text:h>
      <text:p text:style-name="P4">
Author: ['АРМІЯINFORM']</text:p>
      <text:p text:style-name="P4">
Time: 2023-04-09T89:00:00-04:00</text:p>
      <text:p text:style-name="P4">
Description: About the General Headquarters of the ZS Ukrainian. “At the Zaporozhykoy Tu Khersonsky ... War with Ukraine 2022, the war with Ukraine is the latest news today, the news war with Ukraine 2022 The last for today, will there be a war between Ukraine and Russia, and when, the war with Ukraine will be or not, there will be or not, it will be whether the war with Ukraine in the near future says, the war with Ukraine, Ukrainian news today, Ukrainian news in Ukrainian media in Russian</text:p>
      <text:p text:style-name="P4">
Images: ['<text:a xlink:type="simple" xlink:href="https://armyinform.com.ua/wp-content/uploads/2023/04/fs.jpeg" text:style-name="Internet_20_link" text:visited-style-name="Visited_20_Internet_20_Link">
fs.jpeg</text:a>
']</text:p>
      <text:p text:style-name="P4">
Tags: ['STOPRUSSIA', 'АГРЕСІЯ РФ', 'ВТОРГНЕННЯ РФ', 'ГШ ЗС УКРАЇНИ', 'ЗАПОРІЖЖЯ', 'ОПЕРАТИВНЕ ЗВЕДЕННЯ', 'ХЕРСОНЩИНА']</text:p>
      <text:p text:style-name="P4">
Category: News</text:p>
      <!--METADATA-->
      <text:p text:style-name="P4">
<draw:frame draw:style-name="fr1" draw:name="Image310" text:anchor-type="as-char" svg:width="6.9236in" svg:height="3.894525in" draw:z-index="0">
<draw:image xlink:href="../Images/AРМІЯINFORM/2023-04-09T89-00-00-04-00/fs.jpe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LJyGWQmBBoha7JxjJ9Sewig1Wua3YBySmQfD7pxYxEPCDeTZw1X99a5M6jiaMnqNl" text:style-name="Internet_20_link" text:visited-style-name="Visited_20_Internet_20_Link">
reports</text:a>
The General Staff of the Armed Forces of Ukraine.</text:p>
      <text:p text:style-name="P4">
“In the Zaporizhzhya and Kherson directions, the enemy continues to increase the defensive borders and positions in the state. At the same time, the enemy is not interrupted by shelling of civilian settlements. In particular, he fired at Uremivka, Novopol of Donetsk region; Lull, guliaypole, railway, Gulyaipil, White Abstick of Zaporizhzhya region; Vesele, Burguna, Ivanivka, Antonovka, Dniprovske Kherson region, as well as Kherson, ”the message reads.</text:p>
      <text:p text:style-name="P4">
News Source: <text:a xlink:type="simple" xlink:href="https://armyinform.com.ua/2023/04/09/na-hersonshhyni-ta-zaporizhzhi-okupanty-naroshhuyut-oboronni-rubezhi/" text:style-name="Internet_20_link" text:visited-style-name="Visited_20_Internet_20_Link">
https://armyinform.com.ua/2023/04/09/na-hersonshhyni-ta-zaporizhzhi-okupanty-naroshhuyut-oboronni-rubezhi/</text:a>
</text:p>
      <!--NEWS-->
      <text:h text:style-name="P10" text:outline-level="1">
<text:span text:style-name="T4">
In the Luhansk region, Russian invaders abduct civilians who support Ukraine</text:span>
</text:h>
      <text:p text:style-name="P4">
Author: ['АРМІЯINFORM']</text:p>
      <text:p text:style-name="P4">
Time: 2023-04-09T90:00:00-04:00</text:p>
      <text:p text:style-name="P4">
Description: About the General Headquarters of the ZS Ukrainian. “There is no vigus ... War with Ukraine 2022, the war with Ukraine is the latest news today, the news war with Ukraine 2022 is the last for today, will there be a war between Ukraine and Russia, and when, the war with Ukraine in 2022 will be or not, will there be whether there will be a war The war with Ukraine in the near future says, the war with Ukraine, Ukrainian news today, Ukrainian news in Ukrainian media in Russian</text:p>
      <text:p text:style-name="P4">
Images: ['<text:a xlink:type="simple" xlink:href="https://armyinform.com.ua/wp-content/uploads/2023/03/okupanty.jpg" text:style-name="Internet_20_link" text:visited-style-name="Visited_20_Internet_20_Link">
okupanty.jpg</text:a>
']</text:p>
      <text:p text:style-name="P4">
Tags: []</text:p>
      <text:p text:style-name="P4">
Category: News</text:p>
      <!--METADATA-->
      <text:p text:style-name="P4">
<draw:frame draw:style-name="fr1" draw:name="Image311" text:anchor-type="as-char" svg:width="6.9236in" svg:height="5.140773in" draw:z-index="0">
<draw:image xlink:href="../Images/AРМІЯINFORM/2023-04-09T90-00-00-04-00/okupanty.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LJyGWQmBBoha7JxjJ9Sewig1Wua3YBySmQfD7pxYxEPCDeTZw1X99a5M6jiaMnqNl" text:style-name="Internet_20_link" text:visited-style-name="Visited_20_Internet_20_Link">
reports</text:a>
The General Staff of the Armed Forces of Ukraine.</text:p>
      <text:p text:style-name="P4">
“Cases of violent abduction of civilian invaders in the temporarily occupied territories of Ukraine are not stopped. In particular, the Ustrobilsk Luhansk region, Russian occupation troops organize the cost of residence of citizens suspected of supporting Ukraine to weave people in an unknown direction, without returning, ” - says the news.</text:p>
      <text:p text:style-name="P4">
News Source: <text:a xlink:type="simple" xlink:href="https://armyinform.com.ua/2023/04/09/na-luganshhyni-rosijski-zagarbnyky-vykradayut-czyvilnyh-gromadyan-yaki-pidtrymuyut-ukrayinu/" text:style-name="Internet_20_link" text:visited-style-name="Visited_20_Internet_20_Link">
https://armyinform.com.ua/2023/04/09/na-luganshhyni-rosijski-zagarbnyky-vykradayut-czyvilnyh-gromadyan-yaki-pidtrymuyut-ukrayinu/</text:a>
</text:p>
      <!--NEWS-->
      <text:h text:style-name="P10" text:outline-level="1">
<text:span text:style-name="T4">
We now need planes that can at least be combined with Russian Su-30 and Su-35-Yuri Ignat</text:span>
</text:h>
      <text:p text:style-name="P4">
Author: ['Володимир Віват']</text:p>
      <text:p text:style-name="P4">
Time: 2023-04-09T91:00:00-04:00</text:p>
      <text:p text:style-name="P4">
Description: The subtable method of Borotbi with the Kerovny Aviabombs - the unprofitable fucked up ... the war with Ukraine 2022, the war with Ukraine is the latest news today, the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foto-1-krylati-aviabomby-yurij-ignat.jpg" text:style-name="Internet_20_link" text:visited-style-name="Visited_20_Internet_20_Link">
foto-1-krylati-aviabomby-yurij-ignat.jpg</text:a>
']</text:p>
      <text:p text:style-name="P4">
Tags: ['STOPRUSSIA', 'АГРЕСІЯ РФ', 'ВТОРГНЕННЯ РФ', 'ЮРІЙ ІГНАТ']</text:p>
      <text:p text:style-name="P4">
Category: News</text:p>
      <!--METADATA-->
      <text:p text:style-name="P4">
<draw:frame draw:style-name="fr1" draw:name="Image312" text:anchor-type="as-char" svg:width="6.9236in" svg:height="4.32725in" draw:z-index="0">
<draw:image xlink:href="../Images/AРМІЯINFORM/2023-04-09T91-00-00-04-00/foto-1-krylati-aviabomby-yurij-ignat.jpg" xlink:type="simple" xlink:show="embed" xlink:actuate="onLoad" draw:mime-type="image/jpeg"/>
</draw:frame>
Collage: Armyinform</text:p>
      <text:p text:style-name="P4">
The most effective method of combating managed aircraft is to direct the activities of Russian aviation, the opportunity to drive it away from the distinctive territories. This requires appropriate tools, such as Patrotta SAMP/T systems with a distance of air targets up to 150 kilometers. And best of all, these are modern Western fighters armed with air-air missiles capable of counteracting Russian aviation at great distances. Colonel Yuriy Ignat, a spokesman for the Air Forces of the Armed Forces of the Armed Forces of the Armed Forces of the Armed Forces, reported this during a direct ether of the Television News.</text:p>
      <ul>
        <li>
It is clear that a bomb, which is dropped from a plane from a high height and plans for nineering, can also be beaten. But the enemy applies about 20 -kept airbombs every day, where to take so many airfare products for their removal? Their reserves are not endless. If you use authentic rockets in these bombs, there is a threat that we simply do not have the weapons for pro -trial Russian aviation in the country, - said Yuri Ignat.</li>
      </ul>
      <text:p text:style-name="P4">
The officer emphasized that the main task of the Air Force is to prevent the appearance of Russian aircraft and helicopters in the Ukrainian sky. If this is allowed, they will be able to do much more harm than from a distance. As examples, the events of the events in Mariupol and Izium region, where Russian aviation could work without interruption.</text:p>
      <ul>
        <li>
So we say that we need more air defense means to protect both ourselves and our partners. It is also about the systems that we promise-NASAMS, Iris-T, as well as Patriot and SAMP/T, which in the near future have to go to Ukraine in the near future. But still modern aircraft 4+, the same F-16 is what will allow us to win the advantage in the air, extremely effectively protect the enemy and finally win,-said the Switch of the Armed Forces Command.</li>
      </ul>
      <text:p text:style-name="P4">
The spokesman said that we have fighters of Soviet samples, unfortunately, are not effective in destroying rockets and drones, because they were created for anti -hostilizers. Today, they also perform the tasks of covering shock groups and storms that support our troops in the east of the country use the radiolocation missiles HARM, which have been able to adapt pre -Soviet technology. It is timely and impossible to resist these Russian aircraft with Russian aircraft.</text:p>
      <text:p text:style-name="P4">
News Source: <text:a xlink:type="simple" xlink:href="https://armyinform.com.ua/2023/04/09/nyni-nam-potribni-litaky-yaki-zmozhut-hocha-by-na-rivni-borotysya-z-rosijskymy-su-30-i-su-35-yurij-ignat/" text:style-name="Internet_20_link" text:visited-style-name="Visited_20_Internet_20_Link">
https://armyinform.com.ua/2023/04/09/nyni-nam-potribni-litaky-yaki-zmozhut-hocha-by-na-rivni-borotysya-z-rosijskymy-su-30-i-su-35-yurij-ignat/</text:a>
</text:p>
      <!--NEWS-->
      <text:h text:style-name="P10" text:outline-level="1">
<text:span text:style-name="T4">
The main fakes that promoted the Russian media this week</text:span>
</text:h>
      <text:p text:style-name="P4">
Author: ['АРМІЯINFORM']</text:p>
      <text:p text:style-name="P4">
Time: 2023-04-09T92:00:00-04:00</text:p>
      <text:p text:style-name="P4">
Description: The Center for the Wrong -Format at the RNBO of Ukraine: the main fakes, they dried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photo_5296558415822310200_y-k.jpg" text:style-name="Internet_20_link" text:visited-style-name="Visited_20_Internet_20_Link">
photo_5296558415822310200_y-k.jpg</text:a>
']</text:p>
      <text:p text:style-name="P4">
Tags: ['STOPRUSSIA', 'АГРЕСІЯ РФ', 'РОСІЙСЬКІ ФЕЙКИ', 'ФЕЙКИ РФ', 'ЦПД РНБО']</text:p>
      <text:p text:style-name="P4">
Category: News</text:p>
      <!--METADATA-->
      <text:p text:style-name="P4">
<draw:frame draw:style-name="fr1" draw:name="Image313" text:anchor-type="as-char" svg:width="6.9236in" svg:height="4.979222in" draw:z-index="0">
<draw:image xlink:href="../Images/AРМІЯINFORM/2023-04-09T92-00-00-04-00/photo_5296558415822310200_y-k.jpg" xlink:type="simple" xlink:show="embed" xlink:actuate="onLoad" draw:mime-type="image/jpeg"/>
</draw:frame>
The Center for Combating Information in NSDC Ukraine <text:a xlink:type="simple" xlink:href="https://www.facebook.com/hashtag/%D1%86%D0%BF%D0%B4_%D1%96%D0%BD%D1%84%D0%BE%D1%80%D0%BC%D1%83%D1%94" text:style-name="Internet_20_link" text:visited-style-name="Visited_20_Internet_20_Link">
informs</text:a>
: The main fakes that promoted the Russian media this week:</text:p>
      <ul>
        <li>
The Kiev regime supports terrorist actions and perhaps the murder of V. Tatarsky, as well as many other people since 2014 * The event in the struggle for the new world order destroys "canonical Orthodoxy" in Ukraine * The use of color revolutions by Washington has led to today Conflict in Ukraine * Bucha has become a common symbol of cynicism of Ukrainian propaganda, supported and possibly inspired by the event</li>
      </ul>
      <text:p text:style-name="P4">
News Source: <text:a xlink:type="simple" xlink:href="https://armyinform.com.ua/2023/04/09/osnovni-fejky-yaki-prosuvaly-rosijski-zmi-czogo-tyzhnya/" text:style-name="Internet_20_link" text:visited-style-name="Visited_20_Internet_20_Link">
https://armyinform.com.ua/2023/04/09/osnovni-fejky-yaki-prosuvaly-rosijski-zmi-czogo-tyzhnya/</text:a>
</text:p>
      <!--NEWS-->
      <text:h text:style-name="P10" text:outline-level="1">
<text:span text:style-name="T4">
Military Russian Federation on "Grandfather's Experience" developed techniques to combat Leopard</text:span>
</text:h>
      <text:p text:style-name="P4">
Author: ['Віктор Шевченко']</text:p>
      <text:p text:style-name="P4">
Time: 2023-04-09T93:00:00-04:00</text:p>
      <text:p text:style-name="P4">
Description: At the Ministry of Education of the Borotobi for Borotbi with Tanks Zakhid Vribnitvva, Yaki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golovna-7-1.jpg" text:style-name="Internet_20_link" text:visited-style-name="Visited_20_Internet_20_Link">
golovna-7-1.jpg</text:a>
', '<text:a xlink:type="simple" xlink:href="https://armyinform.com.ua/wp-content/uploads/2023/04/foto-2-1-1.jpg" text:style-name="Internet_20_link" text:visited-style-name="Visited_20_Internet_20_Link">
foto-2-1-1.jpg</text:a>
']</text:p>
      <text:p text:style-name="P4">
Tags: ['STOPRUSSIA', 'АГРЕСІЯ РФ', 'ВТОРГНЕННЯ РФ', 'ДУТА ВЕЛИЧ РОСАРМІЇ', 'ДУТА ВЕЛИЧ РОСІЇ']</text:p>
      <text:p text:style-name="P4">
Category: News</text:p>
      <!--METADATA-->
      <text:p text:style-name="P4">
<draw:frame draw:style-name="fr1" draw:name="Image314" text:anchor-type="as-char" svg:width="6.9236in" svg:height="4.615733in" draw:z-index="0">
<draw:image xlink:href="../Images/AРМІЯINFORM/2023-04-09T93-00-00-04-00/golovna-7-1.jpg" xlink:type="simple" xlink:show="embed" xlink:actuate="onLoad" draw:mime-type="image/jpeg"/>
</draw:frame>
The Erefia Ministry of Defense developed techniques for combating tanks of Western production, which are armed with the Armed Forces, in particular from Leopard. About it <text:a xlink:type="simple" xlink:href="https://t.me/bbcrussian/44448" text:style-name="Internet_20_link" text:visited-style-name="Visited_20_Internet_20_Link">
reported</text:a>
Russian service BBC News, with a statement to the head of the Mulinoa Eugenearifulin Mulino Center on the Air of the Propaganda TV channel "Star".</text:p>
      <text:p text:style-name="P4">
According to him, Mulino has already been preparing crews of tanks "directly for tank duels" with Western panzers. Well, to the Armed Forces tank duels, our tankers in this case sometimes simply make miracles, even the names of the Soviet times. But what is truly interesting in the statement of aniki-warrior, so that to combat western tanks at the landfill is also trained ... snipers and machine gunners!</text:p>
      <text:p text:style-name="P4">
“A good machine gunner, a good sniper will deprive the vision tank, and agran launchers will shoot him. New is a well -forgotten old one. Our grandparents did in the warrior, ”the Russian Defense Ministry is announced ...</text:p>
      <text:p text:style-name="P4">
<draw:frame draw:style-name="fr1" draw:name="Image315" text:anchor-type="as-char" svg:width="6.9236in" svg:height="3.894525in" draw:z-index="0">
<draw:image xlink:href="../Images/AРМІЯINFORM/2023-04-09T93-00-00-04-00/foto-2-1-1.jpg" xlink:type="simple" xlink:show="embed" xlink:actuate="onLoad" draw:mime-type="image/jpeg"/>
</draw:frame>
Imagine the level of military knowledge of the whole chief of the training center? At least on the Internet, I have tried to find out that the eyes have those wraps and whether they are vulnerable to the ball. About the level of armored protection a little reading, fire power, roundabout, accuracy and more.</text:p>
      <text:p text:style-name="P4">
And about the historical knowledge of the soldiers and to speak. Because the first grenade launchers(Panzertfaast Ta Faustpatron)During the Second World War were only in the Nazis. Araji soldiers destroyed German tanks at best with a 45 mm anti -tankovica. But in the melee - the connections of pins from trenches, and rarely - with the help of anti -tank rifles of PTRS and PTRD of a caliber 14.5 mm, which were able to punch the armor up to 30 mm thick. They were still able to damage the tank in its most vulnerable places, but destroy ...</text:p>
      <text:p text:style-name="P4">
Apparently, this "specialist" would not surprise us if he also referred to the evil-cavalry cavalry who went to the tanks with checkers with checkers to emphasize the infantry.</text:p>
      <text:p text:style-name="P4">
News Source: <text:a xlink:type="simple" xlink:href="https://armyinform.com.ua/2023/04/09/vijskovi-rf-na-dosvidi-didiv-rozrobyly-metodychky-dlya-borotby-z-leopard/" text:style-name="Internet_20_link" text:visited-style-name="Visited_20_Internet_20_Link">
https://armyinform.com.ua/2023/04/09/vijskovi-rf-na-dosvidi-didiv-rozrobyly-metodychky-dlya-borotby-z-leopard/</text:a>
</text:p>
      <!--NEWS-->
      <text:h text:style-name="P10" text:outline-level="1">
<text:span text:style-name="T4">
In Donetsk, our Marines eliminate the enemy with shock drones</text:span>
</text:h>
      <text:p text:style-name="P4">
Author: ['АРМІЯINFORM']</text:p>
      <text:p text:style-name="P4">
Time: 2023-04-09T94:00:00-04:00</text:p>
      <text:p text:style-name="P4">
Description: At the Donetskiye, Aierorosvіdniki LiKvі was a Vorozhi display point, rosemy on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1/drony-2.jpg" text:style-name="Internet_20_link" text:visited-style-name="Visited_20_Internet_20_Link">
drony-2.jpg</text:a>
']</text:p>
      <text:p text:style-name="P4">
Tags: ['АЕРОРОЗВІДНИКИ', 'ДОНЕЦЬКА ОБЛАСТЬ']</text:p>
      <text:p text:style-name="P4">
Category: News</text:p>
      <!--METADATA-->
      <text:p text:style-name="P4">
<draw:frame draw:style-name="fr1" draw:name="Image316" text:anchor-type="as-char" svg:width="6.9236in" svg:height="4.604194in" draw:z-index="0">
<draw:image xlink:href="../Images/AРМІЯINFORM/2023-04-09T94-00-00-04-00/drony-2.jpg" xlink:type="simple" xlink:show="embed" xlink:actuate="onLoad" draw:mime-type="image/jpeg"/>
</draw:frame>
Illustrative photo</text:p>
      <text:p text:style-name="P4">
In the Donetsk region, air intelligence officers eliminated the enemy observation post located on the heap. About it <text:a xlink:type="simple" xlink:href="https://t.me/ukrainian_navy/2700" text:style-name="Internet_20_link" text:visited-style-name="Visited_20_Internet_20_Link">
report</text:a>
Navy of Ukraine in a telegram.</text:p>
      <text:p text:style-name="P4">
"In the Donetsk region, the aerial reconnaissance of the Separate Marine Corps named after Star-Admiral Michael Ostrogradsky eliminated the enemy observation post, which was placed on one of the heaps,"-the message reads.</text:p>
      <text:p text:style-name="P4">
News Source: <text:a xlink:type="simple" xlink:href="https://armyinform.com.ua/2023/04/09/na-donechchyni-nashi-morpihy-likvidovuyut-voroga-udarnymy-dronamy/" text:style-name="Internet_20_link" text:visited-style-name="Visited_20_Internet_20_Link">
https://armyinform.com.ua/2023/04/09/na-donechchyni-nashi-morpihy-likvidovuyut-voroga-udarnymy-dronamy/</text:a>
</text:p>
      <!--NEWS-->
      <text:h text:style-name="P10" text:outline-level="1">
<text:span text:style-name="T4">
We must be sure that evil is losing, we must approach the loss of evil, and we are approaching - President of Ukraine</text:span>
</text:h>
      <text:p text:style-name="P4">
Author: ['АРМІЯINFORM']</text:p>
      <text:p text:style-name="P4">
Time: 2023-04-09T95:00:00-04:00</text:p>
      <text:p text:style-name="P4">
Description: https://youtu.be/jjxno7uydak Ukraine!Ukrainian!TsI -ogi Rosiyska Army ... War with Ukraine 2022, war with Ukraine latest news today, news war with Ukraine 2022 The last for today, will there be a war between Ukraine and Russia and when, there will be a war with Ukraine in 2022, will it be or not, will there be whether it will be, whether it will be, will it be The war with Ukraine in the near future says, the war with Ukraine, Ukrainian news today, Ukrainian news in Ukrainian media in Russian</text:p>
      <text:p text:style-name="P4">
Images: []</text:p>
      <text:p text:style-name="P4">
Tags: ['STOPRUSSIA', 'АГРЕСІЯ РФ', 'ВІДЕОЗВЕРНЕННЯ ПРЕЗИДЕНТА УКРАЇНИ', 'ВІЙНА', 'ВОЛОДИМИР ЗЕЛЕНСЬКИЙ', 'ВТОРГНЕННЯ РФ', 'ПРЕЗИДЕНТ УКРАЇНИ']</text:p>
      <text:p text:style-name="P4">
Category: News</text:p>
      <!--METADATA-->
      <text:p text:style-name="P4">
<text:span text:style-name="T4">
 _ Ukrainians!Ukrainian women!_ </text:span>
</text:p>
      <text:p text:style-name="P4">
This night, the Russian army fired at Zaporozhye. C-300 missiles.</text:p>
      <text:p text:style-name="P4">
Accimentation - in a house, a dwelling house. Three people were in it. The man, the woman and the child - the girl, her name was Irina, this year she would turn 11 years. She died. The man too. My condolences… a woman is in serious condition, in a hospital, she is given help.</text:p>
      <text:p text:style-name="P4">
So the terrorist state holds this Palm Sunday. In this way, Russia puts itself in even more isolation from the world, from humanity.</text:p>
      <text:p text:style-name="P4">
Every bright Christian holiday teaches us that we can not know - how, we are sure to be sure that evil is losing. We have to believe. And we believe. Should moon to lose evil. And we are approaching. And the world is with us. Support is added every month, increasing the circle of those who support us, who supports our courage and our faith in life.</text:p>
      <text:p text:style-name="P4">
I thank everyone in the world who together with Ukraine now, who is effective with us.</text:p>
      <text:p text:style-name="P4">
I thank all of our people who eliminate the consequences of Russian shelling of tadoscaping those who have been injured from terror. In Zaporizhzhya, in Kharkiv, Chernihiv, Sumy, Dnipropetrovsk, Kherson, Donbass.</text:p>
      <text:p text:style-name="P4">
I thank every rescuer and doctor, all nurses and brothers, every police officer, every police officer ... All representatives of local authorities in the cities of Isella, who helps people. Yes - volunteers.</text:p>
      <text:p text:style-name="P4">
And of course, I want to thank the soldiers!To everyone who is in battle right now. To all who are restrained by the evil. To all who destroy the invaders - in battle and in their rear.</text:p>
      <text:p text:style-name="P4">
We are preparing for an active new week, in particular in our international work - to strengthen the defense, to strengthen our warriors.</text:p>
      <text:p text:style-name="P4">
And according to the results of this week I would like to note especially-the Marines of the 35th and the 36-Skoly-Skoly Brigades, the soldiers of the 55th Artillery Brigade ... They are fighting in Donetsk region. Thank you guys!</text:p>
      <text:p text:style-name="P4">
For active assault actions in Bakhmut and in the Bakhmut direction-I thank the soldiers of the 783th Regiment of the State Special Transport Service, soldiers of the5th separate assault brigade and the 80th separate landing brigade ... Well done, boys!</text:p>
      <text:p text:style-name="P4">
The Slavic direction is the 30th separate mechanized brigade ... also active action. Thank you guys!</text:p>
      <text:p text:style-name="P4">
For the sustainability and determination-thank the soldiers of the 66th separate mechanized brigade and the 95th Brigade of the DShv-Liman direction. I thank the intelligence units that fight at the hottest points of the forefront!</text:p>
      <text:p text:style-name="P4">
Border guards of Lugansk and Kramatorsk detachments, erected units of Donetsk, Donetsk, Mogilev-Podilsky and Belgorod-Dnestrovsky Connections ... Thank you guys!</text:p>
      <text:p text:style-name="P4">
Special Forces, the 50th Regiment of the National Guard ... Thank you!And thank you all the Air Force and Air Force fighters that securely cherish our sky!</text:p>
      <text:p text:style-name="P4">
Glory to all Ukrainian heroes!Everyone and everyone who is in battle now!Everyone who is now in combat posts and tasks!</text:p>
      <text:p text:style-name="P4">
Eternal and light memory to all who gave their lives, protecting the lives of Ukraine of the Ukrainian Ukrainians!</text:p>
      <text:p text:style-name="P4">
Let Palm Sunday next year be in peace and freedom for all our people!</text:p>
      <text:p text:style-name="P4">
May the sincere prayers of the peace of all who celebrate Easter today be heard!</text:p>
      <text:p text:style-name="P4">
<text:span text:style-name="T4">
<text:span text:style-name="T5">
Glory to Ukraine!</text:span>
</text:span>
</text:p>
      <text:p text:style-name="P4">
Source: _ <text:a xlink:type="simple" xlink:href="https://www.president.gov.ua/news/mayemo-buti-vpevneni-sho-zlo-prograye-mayemo-nablizhati-prog-82173" text:style-name="Internet_20_link" text:visited-style-name="Visited_20_Internet_20_Link">
Presidential Office of Ukraine</text:a>
_</text:p>
      <text:p text:style-name="P4">
News Source: <text:a xlink:type="simple" xlink:href="https://armyinform.com.ua/2023/04/09/mayemo-buty-vpevneni-shho-zlo-prograye-mayemo-nablyzhaty-progrash-zla-i-my-nablyzhayemo-prezydent-ukrayiny/" text:style-name="Internet_20_link" text:visited-style-name="Visited_20_Internet_20_Link">
https://armyinform.com.ua/2023/04/09/mayemo-buty-vpevneni-shho-zlo-prograye-mayemo-nablyzhaty-progrash-zla-i-my-nablyzhayemo-prezydent-ukrayiny/</text:a>
</text:p>
      <!--NEWS-->
      <text:h text:style-name="P10" text:outline-level="1">
<text:span text:style-name="T4">
The offensive of the Russian Federation has choked and fades along the entire front line - isw</text:span>
</text:h>
      <text:p text:style-name="P4">
Author: ['АРМІЯINFORM']</text:p>
      <text:p text:style-name="P4">
Time: 2023-04-09T96:00:00-04:00</text:p>
      <text:p text:style-name="P4">
Description: Nonvasias for the prodigal of the battalion of the Uzdovs of the LINI Front, advanced potential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8d6b4382-a39ba01a2ef3982009a9374ebc0a3fbb.jpg" text:style-name="Internet_20_link" text:visited-style-name="Visited_20_Internet_20_Link">
8d6b4382-a39ba01a2ef3982009a9374ebc0a3fbb.jpg</text:a>
']</text:p>
      <text:p text:style-name="P4">
Tags: ['STOPRUSSIA', 'АГРЕСІЯ РФ', 'АРМІЯ РФ', 'ВІЙНА', 'ВТОРГНЕННЯ РФ', 'ІНСТИТУТ ВИВЧЕННЯ ВІЙНИ']</text:p>
      <text:p text:style-name="P4">
Category: News</text:p>
      <!--METADATA-->
      <text:p text:style-name="P4">
<draw:frame draw:style-name="fr1" draw:name="Image317" text:anchor-type="as-char" svg:width="6.9236in" svg:height="3.63489in" draw:z-index="0">
<draw:image xlink:href="../Images/AРМІЯINFORM/2023-04-09T96-00-00-04-00/8d6b4382-a39ba01a2ef3982009a9374ebc0a3fbb.jpg" xlink:type="simple" xlink:show="embed" xlink:actuate="onLoad" draw:mime-type="image/jpeg"/>
</draw:frame>
Despite the continuation of the battles along the entire front line, the offensive potential of the Russian army decreased, its offensive fades. Such conclusions of a waperative analysis <text:a xlink:type="simple" xlink:href="https://www.understandingwar.org/backgrounder/russian-offensive-campaign-assessment-april-8-2023" text:style-name="Internet_20_link" text:visited-style-name="Visited_20_Internet_20_Link">
came</text:a>
American Institute for War Study(Isw).</text:p>
      <text:p text:style-name="P4">
Зокрема, аналітики констатують, що темпи наступу в Бахмуті Донецької областіта ще на кількох ділянках фронту суттєво знизилися, а на деяких напрямкахфронт взагалі зупинився. Як захлинувся наступ і на Авдіївку Донецької області,яку росіяни обрали собі за нову мету замість Бахмута.</text:p>
      <text:p text:style-name="P4">
Також, йдеться в аналізі, російська армія без успіху намагається взяти підконтроль Мар'їнку Донецької області, хоча місто вже фактично знищене. У ISWдодають, що динаміка застосування артилерії на полі бою в Україні відбиває тойфакт, що російські війська використовують артилерію для компенсації своїхнедостатніх наступальних спроможностей.</text:p>
      <text:p text:style-name="P4">
<text:span text:style-name="T5">
Підготував Віктор Шевченко</text:span>
</text:p>
      <text:p text:style-name="P4">
News Source: <text:a xlink:type="simple" xlink:href="https://armyinform.com.ua/2023/04/09/nastup-rf-zahlynuvsya-i-zgasaye-vzdovzh-usiyeyi-liniyi-frontu-isw/" text:style-name="Internet_20_link" text:visited-style-name="Visited_20_Internet_20_Link">
https://armyinform.com.ua/2023/04/09/nastup-rf-zahlynuvsya-i-zgasaye-vzdovzh-usiyeyi-liniyi-frontu-isw/</text:a>
</text:p>
      <!--NEWS-->
      <text:h text:style-name="P10" text:outline-level="1">
<text:span text:style-name="T4">
Instructors of the royal regiment of the United Kingdom teach Ukrainians to defend and step on</text:span>
</text:h>
      <text:p text:style-name="P4">
Author: ['АРМІЯINFORM']</text:p>
      <text:p text:style-name="P4">
Time: 2023-04-09T97:00:00-04:00</text:p>
      <text:p text:style-name="P4">
Description: VIISOVOVOVOSKOVI-ISTRUSTRURICIA RELIASE OF THE ULISKO SUCH VIISK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340407680_933650387877373_3048142072323864319_n.jpg" text:style-name="Internet_20_link" text:visited-style-name="Visited_20_Internet_20_Link">
340407680_933650387877373_3048142072323864319_n.jpg</text:a>
', '<text:a xlink:type="simple" xlink:href="https://armyinform.com.ua/wp-content/uploads/2023/04/340397720_225496980067085_6498357956366198499_n-150x150.jpg" text:style-name="Internet_20_link" text:visited-style-name="Visited_20_Internet_20_Link">
340397720_225496980067085_6498357956366198499_n-150x150.jpg</text:a>
', '<text:a xlink:type="simple" xlink:href="https://armyinform.com.ua/wp-content/uploads/2023/04/340428255_1151686995523686_1832502326504492453_n-150x150.jpg" text:style-name="Internet_20_link" text:visited-style-name="Visited_20_Internet_20_Link">
340428255_1151686995523686_1832502326504492453_n-150x150.jpg</text:a>
', '<text:a xlink:type="simple" xlink:href="https://armyinform.com.ua/wp-content/uploads/2023/04/340399526_791253789012522_1813984553349747253_n-150x150.jpg" text:style-name="Internet_20_link" text:visited-style-name="Visited_20_Internet_20_Link">
340399526_791253789012522_1813984553349747253_n-150x150.jpg</text:a>
', '<text:a xlink:type="simple" xlink:href="https://armyinform.com.ua/wp-content/uploads/2023/04/340430039_3481735155447942_558090499151601690_n-150x150.jpg" text:style-name="Internet_20_link" text:visited-style-name="Visited_20_Internet_20_Link">
340430039_3481735155447942_558090499151601690_n-150x150.jpg</text:a>
', '<text:a xlink:type="simple" xlink:href="https://armyinform.com.ua/wp-content/uploads/2023/04/340411634_1714668798949958_7211442890004710220_n-150x150.jpg" text:style-name="Internet_20_link" text:visited-style-name="Visited_20_Internet_20_Link">
340411634_1714668798949958_7211442890004710220_n-150x150.jpg</text:a>
']</text:p>
      <text:p text:style-name="P4">
Tags: ['ВЕЛИКОБРИТАНІЯ', 'ГЕНЕРАЛЬНИЙ ШТАБ ЗС УКРАЇНИ', 'ДОПОМОГА ПАРТНЕРІВ', 'СВІТ ПІДТРИМУЄ УКРАЇНУ']</text:p>
      <text:p text:style-name="P4">
Category: News</text:p>
      <!--METADATA-->
      <text:p text:style-name="P4">
<draw:frame draw:style-name="fr1" draw:name="Image318" text:anchor-type="as-char" svg:width="6.9236in" svg:height="4.615733in" draw:z-index="0">
<draw:image xlink:href="../Images/AРМІЯINFORM/2023-04-09T97-00-00-04-00/340407680_933650387877373_3048142072323864319_n.jpg" xlink:type="simple" xlink:show="embed" xlink:actuate="onLoad" draw:mime-type="image/jpeg"/>
</draw:frame>
Military instructors of the royal regiment of the Princess of the Welsh Supreme troops of the Armed Forces of the Armed Forces are conducting classes with military personnel of Ukraine.</text:p>
      <text:p text:style-name="P4">
About it <text:a xlink:type="simple" xlink:href="https://www.facebook.com/GeneralStaff.ua/posts/pfbid0r267sKsQS5TuvfpdQ7f1mmnbbvSzgtAzA2BaTAA9kwEj4FdzWmab36xWrCVSoY1Cl" text:style-name="Internet_20_link" text:visited-style-name="Visited_20_Internet_20_Link">
reports</text:a>
General Staff of the Armed Forces of Ukraine.</text:p>
      <text:p text:style-name="P4">
The report states that during the classes the ways of moving the personal staff in the unit, actions in the offensive and defense, conducting actions in settlements for the military personnel of the St. Ukraine Soldiers, which are trained in the United Kingdom in the framework of international educational operations.</text:p>
      <text:p text:style-name="P4">
The General Staff of the Armed Forces of Ukraine added that Ukraine is grateful for the support and assistance of Britain.</text:p>
      <text:p text:style-name="P4">
<text:a xlink:type="simple" xlink:href="https://armyinform.com.ua/wp-content/uploads/2023/04/340397720_225496980067085_6498357956366198499_n.jpg" text:style-name="Internet_20_link" text:visited-style-name="Visited_20_Internet_20_Link">
!(Images/AРМІЯINFORM/2023-04-09T97-00-00-04-00/340397720_225496980067085_6498357956366198499_n-150x150.jpg)</text:a>
</text:p>
      <text:p text:style-name="P4">
<text:a xlink:type="simple" xlink:href="https://armyinform.com.ua/wp-content/uploads/2023/04/340428255_1151686995523686_1832502326504492453_n.jpg" text:style-name="Internet_20_link" text:visited-style-name="Visited_20_Internet_20_Link">
<draw:frame draw:style-name="fr1" draw:name="Image319" text:anchor-type="as-char" svg:width="6.9236in" svg:height="6.9236in" draw:z-index="0">
<draw:image xlink:href="../Images/AРМІЯINFORM/2023-04-09T97-00-00-04-00/340428255_1151686995523686_1832502326504492453_n-150x150.jpg" xlink:type="simple" xlink:show="embed" xlink:actuate="onLoad" draw:mime-type="image/jpeg"/>
</draw:frame>
</text:a>
</text:p>
      <text:p text:style-name="P4">
<text:a xlink:type="simple" xlink:href="https://armyinform.com.ua/wp-content/uploads/2023/04/340399526_791253789012522_1813984553349747253_n.jpg" text:style-name="Internet_20_link" text:visited-style-name="Visited_20_Internet_20_Link">
<draw:frame draw:style-name="fr1" draw:name="Image320" text:anchor-type="as-char" svg:width="6.9236in" svg:height="6.9236in" draw:z-index="0">
<draw:image xlink:href="../Images/AРМІЯINFORM/2023-04-09T97-00-00-04-00/340399526_791253789012522_1813984553349747253_n-150x150.jpg" xlink:type="simple" xlink:show="embed" xlink:actuate="onLoad" draw:mime-type="image/jpeg"/>
</draw:frame>
</text:a>
</text:p>
      <text:p text:style-name="P4">
<text:a xlink:type="simple" xlink:href="https://armyinform.com.ua/wp-content/uploads/2023/04/340430039_3481735155447942_558090499151601690_n.jpg" text:style-name="Internet_20_link" text:visited-style-name="Visited_20_Internet_20_Link">
<draw:frame draw:style-name="fr1" draw:name="Image321" text:anchor-type="as-char" svg:width="6.9236in" svg:height="6.9236in" draw:z-index="0">
<draw:image xlink:href="../Images/AРМІЯINFORM/2023-04-09T97-00-00-04-00/340430039_3481735155447942_558090499151601690_n-150x150.jpg" xlink:type="simple" xlink:show="embed" xlink:actuate="onLoad" draw:mime-type="image/jpeg"/>
</draw:frame>
</text:a>
</text:p>
      <text:p text:style-name="P4">
<text:a xlink:type="simple" xlink:href="https://armyinform.com.ua/wp-content/uploads/2023/04/340411634_1714668798949958_7211442890004710220_n.jpg" text:style-name="Internet_20_link" text:visited-style-name="Visited_20_Internet_20_Link">
<draw:frame draw:style-name="fr1" draw:name="Image322" text:anchor-type="as-char" svg:width="6.9236in" svg:height="6.9236in" draw:z-index="0">
<draw:image xlink:href="../Images/AРМІЯINFORM/2023-04-09T97-00-00-04-00/340411634_1714668798949958_7211442890004710220_n-150x150.jpg" xlink:type="simple" xlink:show="embed" xlink:actuate="onLoad" draw:mime-type="image/jpeg"/>
</draw:frame>
</text:a>
</text:p>
      <text:p text:style-name="P4">
News Source: <text:a xlink:type="simple" xlink:href="https://armyinform.com.ua/2023/04/09/instruktory-korolivskogo-polku-velykoyi-brytaniyi-vchat-ukrayincziv-oboronyatys-j-nastupaty/" text:style-name="Internet_20_link" text:visited-style-name="Visited_20_Internet_20_Link">
https://armyinform.com.ua/2023/04/09/instruktory-korolivskogo-polku-velykoyi-brytaniyi-vchat-ukrayincziv-oboronyatys-j-nastupaty/</text:a>
</text:p>
      <!--NEWS-->
      <text:h text:style-name="P10" text:outline-level="1">
<text:span text:style-name="T4">
Sanctions against Russia as of April 9</text:span>
</text:h>
      <text:p text:style-name="P4">
Author: ['АРМІЯINFORM']</text:p>
      <text:p text:style-name="P4">
Time: 2023-04-09T98:00:00-04:00</text:p>
      <text:p text:style-name="P4">
Description: The Service of Cindlelings of the Ukrainian Khovdomlya about the sanctusian federal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1679294453141.jpg" text:style-name="Internet_20_link" text:visited-style-name="Visited_20_Internet_20_Link">
1679294453141.jpg</text:a>
']</text:p>
      <text:p text:style-name="P4">
Tags: ['АНТИРОСІЙСЬКІ САНКЦІЇ', 'ЕКОНОМІКА РФ', 'КРАХ РОСІЙСЬКОЇ ЕКОНОМІКИ', 'СЛУЖБА ЗОВНІШНЬОЇ РОЗВІДКИ УКРАЇНИ']</text:p>
      <text:p text:style-name="P4">
Category: News</text:p>
      <!--METADATA-->
      <text:p text:style-name="P4">
<draw:frame draw:style-name="fr1" draw:name="Image323" text:anchor-type="as-char" svg:width="6.9236in" svg:height="4.668485in" draw:z-index="0">
<draw:image xlink:href="../Images/AРМІЯINFORM/2023-04-09T98-00-00-04-00/1679294453141.jpg" xlink:type="simple" xlink:show="embed" xlink:actuate="onLoad" draw:mime-type="image/jpeg"/>
</draw:frame>
Illustrative photo</text:p>
      <text:p text:style-name="P4">
Foreign Intelligence Service of Ukraine <text:a xlink:type="simple" xlink:href="https://szru.gov.ua/news-media/publications/090423-ukraina-i-svit--proty-rosiiskoi-ahresii-sanktsii-v-dii" text:style-name="Internet_20_link" text:visited-style-name="Visited_20_Internet_20_Link">
reports</text:a>
About sanctions against the Russian Federation as of April 9.</text:p>
      <ul>
        <li>
within the agreement between the Polish Armed Concern of the Polska Grupa Zbrojeniowa(PGZ)and Ukroboronprom at the Polish armored plant Bumar -łabędy was concerned about the overhaul of the T-64 tanks for Ukraine.</li>
      </ul>
      <text:p text:style-name="P4">
-NATO will conduct the largest aviation training in Europe on June 12-23 with the Alliance, which will participate in approximately 220 aircraft 23 species, said the director of the US Air National Guard, Lieutenant General of the Air Force Michael O. Lo. Multinational exercises under the leadership of Germany will be ascertained in field training of operational and tactical levels, the main region in Germany, with advanced operational points in the Czech Republic, Estonia Talenia.</text:p>
      <ul>
        <li>
          <text:p text:style-name="P4">
Vicecanzler and German Minister, Robert Gabec, called on a better customs control to increase the efficiency of supervision of sanctions imposed against Russia through the war of Ukraine. According to the German government official, it is necessary to take stricter measures of anti -companies that do business with Russia through third countries and so miss the sanction. "It is impossible to put up with the fact that the effect of sanctions is deceitfully deceitful ... They are required to do so not least for people in Ukraine," - said the political. As an example of a successful fight against the bypass of the sanctions, Gabec cited experienced. The customs service of this country demonstrates a high level of vigilance, checking the trade flows and supporting documentation and requiring additional information as needed.</text:p>
        </li>
        <li>
          <text:p text:style-name="P4">
The US Finance Ministry will send its sanctions experts to Europe to interfere with the heads of financial institutions in Switzerland, Italy Tanimech. Representatives of the US Treasury plan to share an intelligence information about potential sanctions violators and warn about possible punishment for their failure.</text:p>
        </li>
        <li>
          <text:p text:style-name="P4">
US President Joe Biden signed an executive decree on the continuation of the regime of the extraordinary state, introduced in April 2021 through Russian -election, and related sanctions.</text:p>
        </li>
        <li>
          <text:p text:style-name="P4">
US Secretary of State Anthony Blinken believes that at this point, the ceasefire between Ukraine and Russia is impossible.- Russia's representatives lost elections and lost representatives in the UN three -enrays, in particular the commissions of women of economic and social radioone, UNICEF Executive Council, and the UN Commission on Crime Prevention. At the same time aclamation(According to a simplified procedure)The Russian social development commission was refused to participate in its activities to the US and the United States. positions in the most important organs.</text:p>
        </li>
      </ul>
      <text:p text:style-name="P4">
-Romanian F-16, which alternate in the Baltic States, intercepted two Russian-nvetricters Su-27.</text:p>
      <ul>
        <li>
          <text:p text:style-name="P4">
Economic Court in France officially recognized the bankruptcy department of the Russian propaganda TV channel RT(russiatoday)RT France. The TV channel will be closed and the workers will be released.</text:p>
        </li>
        <li>
          <text:p text:style-name="P4">
Finland began collecting signatures for closing the consulate in the Alandian islands because of threats to national security.</text:p>
        </li>
      </ul>
      <text:p text:style-name="P4">
<text:span text:style-name="T4">
 RF </text:span>
</text:p>
      <ul>
        <li>
Japan has almost completely lost Russian coal. According to the Ministry of Finance, in February 2023 the country imported 230 thousand tons of coal from the Russian Federation, which is 73 % less than in February 2022. From April 2022 to February 2023, Import amounted to 6.5 million tons, which is 45 % less than previous supply. The share of coal in Japan's overall import was 2 % against 9 %. According to the results of 2021, Russia was the second largest supplier to Japan.</li>
      </ul>
      <text:p text:style-name="P4">
-Poland, Lithuania, Latvia and Estonia are proposed to include Russian "Rosatom" in the 11th Package of EU sanctions against the Russian Federation.</text:p>
      <ul>
        <li>
          <text:p text:style-name="P4">
After the complication of the procedure for obtaining a residence permit and partial sales of sale to Russians in Turkey and many EU countries, they were re -oriented to the Asian markets: in the first quarter of 2023, it was acquired a 57 % more than a year ago in Thailand. The cestioned increase in average housing prices in Thailand by 5 %, in Indonesia - 26.6 %.</text:p>
        </li>
        <li>
          <text:p text:style-name="P4">
Due to the Russian crisis and loss of activity, the State Holding "Rushydro", which manages power grids in the Far East of the Russian Federation, will be calculated, its assets will divide the boundaries of a number of enterprises.- Freedom House, the International Human Rights Non -Governmental Organization considers Rosium from countries with the highest level of censorship on the Internet: the Russian Federation occupies a third time after China and Iran. The situation has deteriorated significantly since the novice of the Russian Federation against Ukraine.</text:p>
        </li>
        <li>
          <text:p text:style-name="P4">
In Belarus, there is a shortage of trade workers. The Summary Republican Bank of Jobs is located today 2 048 proposals from employers for sellers, and for cashier-controllers-1 566.</text:p>
        </li>
      </ul>
      <text:p text:style-name="P4">
-After 23 years of activity, the editorial board of the Infa-Courier in the city of Slutsk, the Minsk region stops release of the newspaper and work on electronic sites. The post -recent search, its editor -in -chief, and deputy for 15 days. All Infa Courier publications and materials, including social networks, are recognized as extremist.</text:p>
      <ul>
        <li>
The Ministry of Information of Belarus has annulled permission to distribute two -sports channels of Setanta Sport 1 and Setanta Sport 2 on the basis of a decision of the Supporting Commission on Information Safety in the Information Sphere.</li>
      </ul>
      <text:p text:style-name="P4">
News Source: <text:a xlink:type="simple" xlink:href="https://armyinform.com.ua/2023/04/09/sankcziyi-proty-rosiyi-stanom-na-9-kvitnya/" text:style-name="Internet_20_link" text:visited-style-name="Visited_20_Internet_20_Link">
https://armyinform.com.ua/2023/04/09/sankcziyi-proty-rosiyi-stanom-na-9-kvitnya/</text:a>
</text:p>
      <!--NEWS-->
      <text:h text:style-name="P10" text:outline-level="1">
<text:span text:style-name="T4">
Short. War. Day 411. Videoodigest</text:span>
</text:h>
      <text:p text:style-name="P4">
Author: ['АРМІЯINFORM']</text:p>
      <text:p text:style-name="P4">
Time: 2023-04-09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 'ВІЙНА', 'ВТОРГНЕННЯ РФ', 'ГЕНЕРАЛЬНИЙ ШТАБ ЗС УКРАЇНИ']</text:p>
      <text:p text:style-name="P4">
Category: News</text:p>
      <!--METADATA-->
      <text:p text:style-name="P4">
<text:span text:style-name="T4">
 🔥 Situation on Russian invasion </text:span>
</text:p>
      <text:p text:style-name="P4">
News Source: <text:a xlink:type="simple" xlink:href="https://armyinform.com.ua/2023/04/09/korotko-vijna-den-411-videodajdzhest/" text:style-name="Internet_20_link" text:visited-style-name="Visited_20_Internet_20_Link">
https://armyinform.com.ua/2023/04/09/korotko-vijna-den-411-videodajdzhest/</text:a>
</text:p>
      <!--NEWS-->
      <text:h text:style-name="P10" text:outline-level="1">
<text:span text:style-name="T4">
Turkey prepares for launching satellite of own production</text:span>
</text:h>
      <text:p text:style-name="P4">
Authors: Ukrinform (Person)</text:p>
      <text:p text:style-name="P4">
Publisher: Укринформ (Organization)</text:p>
      <text:p text:style-name="P4">
Published Time: 2023-04-10T-30:08:00+03:00</text:p>
      <text:p text:style-name="P4">
Modified Time: 2023-04-10T00:08:00+03:00</text:p>
      <text:p text:style-name="P4">
Description: The first High Resolution Satellite created in Turkey will be launched in orbit on Tuesday, April 11. - Ukrinform.</text:p>
      <text:p text:style-name="P4">
Images: ["<text:a xlink:type="simple" xlink:href="https://static.ukrinform.com/photos/2023_04/thumb_files/630_360_1681054683-202.jpg" text:style-name="Internet_20_link" text:visited-style-name="Visited_20_Internet_20_Link">
630_360_16810...</text:a>
", "<text:a xlink:type="simple" xlink:href="https://static.ukrinform.com/photos/2023_04/1681055341-361.jpg" text:style-name="Internet_20_link" text:visited-style-name="Visited_20_Internet_20_Link">
1681055341-36...</text:a>
", "<text:a xlink:type="simple" xlink:href="https://static.ukrinform.com/photos/2023_04/1681055326-583.jpg" text:style-name="Internet_20_link" text:visited-style-name="Visited_20_Internet_20_Link">
1681055326-58...</text:a>
"]</text:p>
      <text:p text:style-name="P4">
Tags: ['Космос', 'Супутник', 'Технології', 'Туреччина']</text:p>
      <text:p text:style-name="P4">
Type: Article</text:p>
      <!--METADATA-->
      <text:p text:style-name="P4">
<draw:frame draw:style-name="fr1" draw:name="Image324" text:anchor-type="as-char" svg:width="6.9236in" svg:height="3.956343in" draw:z-index="0">
<draw:image xlink:href="../Images/yкринформ/2023-04-10T-30-08-00-03-00/630_360_1681054683-202.jpg" xlink:type="simple" xlink:show="embed" xlink:actuate="onLoad" draw:mime-type="image/jpeg"/>
</draw:frame>
Turkey's first satellite surveillance with a high resolution will be running into orbit on Tuesday, April 11.</text:p>
      <text:p text:style-name="P4">
President Recep TaiP Erdogan reported this in <text:a xlink:type="simple" xlink:href="https://twitter.com/RTErdogan/status/1645011171588841475" text:style-name="Internet_20_link" text:visited-style-name="Visited_20_Internet_20_Link">
</text:a>
, Ukrinform correspondent reports.</text:p>
      <text:p text:style-name="P4">
"Our first satellite with high -resolution IMECE, made by domestic and national means, will be launched in orbit on April 11," Erdogan wrote.</text:p>
      <text:p text:style-name="P4">
According to information <text:a xlink:type="simple" xlink:href="https://www.trthaber.com/haber/gundem/cumhurbaskani-erdogan-imece-11-nisanda-uzaydaki-yorungesine-firlatilacak-759459.html" text:style-name="Internet_20_link" text:visited-style-name="Visited_20_Internet_20_Link">
</text:a>
The launch will get at 9.50.</text:p>
      <text:p text:style-name="P4">
<draw:frame draw:style-name="fr1" draw:name="Image325" text:anchor-type="as-char" svg:width="6.9236in" svg:height="3.894525in" draw:z-index="0">
<draw:image xlink:href="../Images/yкринформ/2023-04-10T-30-08-00-03-00/1681055341-361.jpg" xlink:type="simple" xlink:show="embed" xlink:actuate="onLoad" draw:mime-type="image/jpeg"/>
</draw:frame>
</text:p>
      <text:p text:style-name="P4">
<text:a xlink:type="simple" xlink:href="https://www.ukrinform.ua/tag-suputnik" text:style-name="Internet_20_link" text:visited-style-name="Visited_20_Internet_20_Link">
 </text:a>
İMeCE developed by Turkey's Research Institute of Space Technology(TÜBİTAK UPAN).</text:p>
      <text:p text:style-name="P4">
Завдяки запуску апарата Туреччина прагне зменшити залежність від зарубіжнихсупутникових технологій.</text:p>
      <text:p text:style-name="P4">
Супутник відправили на базу ВПС США у Ванденбергу 21 лютого 2023 року.</text:p>
      <text:p text:style-name="P4">
<draw:frame draw:style-name="fr1" draw:name="Image326" text:anchor-type="as-char" svg:width="6.9236in" svg:height="4.615733in" draw:z-index="0">
<draw:image xlink:href="../Images/yкринформ/2023-04-10T-30-08-00-03-00/1681055326-583.jpg" xlink:type="simple" xlink:show="embed" xlink:actuate="onLoad" draw:mime-type="image/jpeg"/>
</draw:frame>
<text:span text:style-name="T4">
 Read also: </text:span>
 <text:a xlink:type="simple" xlink:href="https://www.ukrinform.ua/rubric-technology/3690707-kitaj-viviv-na-orbitu-suputnik-za-dopomogou-novoi-raketinosia.html" text:style-name="Internet_20_link" text:visited-style-name="Visited_20_Internet_20_Link">
<text:span text:style-name="T4">
 Satellite </text:span>
</text:a>
Together with IMECE, the AKUP, Kiliçat and Connectat2.1 satellites will be launched by Turkish companies.</text:p>
      <text:p text:style-name="P4">
As reported by Ukrinform, <text:a xlink:type="simple" xlink:href="https://www.ukrinform.ua/rubric-technology/3645043-tureccina-u-2023-roci-vidpravit-kosmonavta-na-miznarodnu-kosmicnu-stanciu.html" text:style-name="Internet_20_link" text:visited-style-name="Visited_20_Internet_20_Link">
</text:a>
in the second half of 2023.</text:p>
      <text:p text:style-name="P4">
<text:span text:style-name="T5">
Foto: aa</text:span>
</text:p>
      <text:p text:style-name="P4">
News Source: <text:a xlink:type="simple" xlink:href="https://www.ukrinform.ua/rubric-technology/3693659-tureccina-gotue-do-zapusku-suputnik-vlasnogo-virobnictva.html" text:style-name="Internet_20_link" text:visited-style-name="Visited_20_Internet_20_Link">
https://www.ukrinform.ua/rubric-technology/3693659-tureccina-gotue-do-zapusku-suputnik-vlasnogo-virobnictva.html</text:a>
</text:p>
      <!--NEWS-->
      <text:h text:style-name="P10" text:outline-level="1">
<text:span text:style-name="T4">
Turkey prepares for launching satellite of own production</text:span>
</text:h>
      <text:p text:style-name="P4">
Authors: Ukrinform (Person)</text:p>
      <text:p text:style-name="P4">
Publisher: Укринформ (Organization)</text:p>
      <text:p text:style-name="P4">
Published Time: 2023-04-10T00:08:00+03:00</text:p>
      <text:p text:style-name="P4">
Modified Time: 2023-04-10T00:08:00+03:00</text:p>
      <text:p text:style-name="P4">
Description: The first High Resolution Satellite created in Turkey will be launched in orbit on Tuesday, April 11. - Ukrinform.</text:p>
      <text:p text:style-name="P4">
Images: ["<text:a xlink:type="simple" xlink:href="https://static.ukrinform.com/photos/2023_04/thumb_files/630_360_1681054683-202.jpg" text:style-name="Internet_20_link" text:visited-style-name="Visited_20_Internet_20_Link">
630_360_16810...</text:a>
", "<text:a xlink:type="simple" xlink:href="https://static.ukrinform.com/photos/2023_04/1681055341-361.jpg" text:style-name="Internet_20_link" text:visited-style-name="Visited_20_Internet_20_Link">
1681055341-36...</text:a>
", "<text:a xlink:type="simple" xlink:href="https://static.ukrinform.com/photos/2023_04/1681055326-583.jpg" text:style-name="Internet_20_link" text:visited-style-name="Visited_20_Internet_20_Link">
1681055326-58...</text:a>
"]</text:p>
      <text:p text:style-name="P4">
Tags: ['Космос', 'Супутник', 'Технології', 'Туреччина']</text:p>
      <text:p text:style-name="P4">
Type: Article</text:p>
      <!--METADATA-->
      <text:p text:style-name="P4">
<draw:frame draw:style-name="fr1" draw:name="Image327" text:anchor-type="as-char" svg:width="6.9236in" svg:height="3.956343in" draw:z-index="0">
<draw:image xlink:href="../Images/yкринформ/2023-04-10T00-08-00-03-00/630_360_1681054683-202.jpg" xlink:type="simple" xlink:show="embed" xlink:actuate="onLoad" draw:mime-type="image/jpeg"/>
</draw:frame>
Turkey's first satellite surveillance with a high resolution will be running into orbit on Tuesday, April 11.</text:p>
      <text:p text:style-name="P4">
President Recep TaiP Erdogan reported this in <text:a xlink:type="simple" xlink:href="https://twitter.com/RTErdogan/status/1645011171588841475" text:style-name="Internet_20_link" text:visited-style-name="Visited_20_Internet_20_Link">
</text:a>
, Ukrinform correspondent reports.</text:p>
      <text:p text:style-name="P4">
"Our first satellite with high -resolution IMECE, made by domestic and national means, will be launched in orbit on April 11," Erdogan wrote.</text:p>
      <text:p text:style-name="P4">
According to information <text:a xlink:type="simple" xlink:href="https://www.trthaber.com/haber/gundem/cumhurbaskani-erdogan-imece-11-nisanda-uzaydaki-yorungesine-firlatilacak-759459.html" text:style-name="Internet_20_link" text:visited-style-name="Visited_20_Internet_20_Link">
</text:a>
The launch will get at 9.50.</text:p>
      <text:p text:style-name="P4">
<draw:frame draw:style-name="fr1" draw:name="Image328" text:anchor-type="as-char" svg:width="6.9236in" svg:height="3.894525in" draw:z-index="0">
<draw:image xlink:href="../Images/yкринформ/2023-04-10T00-08-00-03-00/1681055341-361.jpg" xlink:type="simple" xlink:show="embed" xlink:actuate="onLoad" draw:mime-type="image/jpeg"/>
</draw:frame>
</text:p>
      <text:p text:style-name="P4">
<text:a xlink:type="simple" xlink:href="https://www.ukrinform.ua/tag-suputnik" text:style-name="Internet_20_link" text:visited-style-name="Visited_20_Internet_20_Link">
 </text:a>
İMeCE developed by Turkey's Research Institute of Space Technology(TÜBİTAK UPAN).</text:p>
      <text:p text:style-name="P4">
Завдяки запуску апарата Туреччина прагне зменшити залежність від зарубіжнихсупутникових технологій.</text:p>
      <text:p text:style-name="P4">
Супутник відправили на базу ВПС США у Ванденбергу 21 лютого 2023 року.</text:p>
      <text:p text:style-name="P4">
<draw:frame draw:style-name="fr1" draw:name="Image329" text:anchor-type="as-char" svg:width="6.9236in" svg:height="4.615733in" draw:z-index="0">
<draw:image xlink:href="../Images/yкринформ/2023-04-10T00-08-00-03-00/1681055326-583.jpg" xlink:type="simple" xlink:show="embed" xlink:actuate="onLoad" draw:mime-type="image/jpeg"/>
</draw:frame>
<text:span text:style-name="T4">
 Read also: </text:span>
 <text:a xlink:type="simple" xlink:href="https://www.ukrinform.ua/rubric-technology/3690707-kitaj-viviv-na-orbitu-suputnik-za-dopomogou-novoi-raketinosia.html" text:style-name="Internet_20_link" text:visited-style-name="Visited_20_Internet_20_Link">
<text:span text:style-name="T4">
 Satellite </text:span>
</text:a>
Together with IMECE, the AKUP, Kiliçat and Connectat2.1 satellites will be launched by Turkish companies.</text:p>
      <text:p text:style-name="P4">
As reported by Ukrinform, <text:a xlink:type="simple" xlink:href="https://www.ukrinform.ua/rubric-technology/3645043-tureccina-u-2023-roci-vidpravit-kosmonavta-na-miznarodnu-kosmicnu-stanciu.html" text:style-name="Internet_20_link" text:visited-style-name="Visited_20_Internet_20_Link">
</text:a>
in the second half of 2023.</text:p>
      <text:p text:style-name="P4">
<text:span text:style-name="T5">
Foto: aa</text:span>
</text:p>
      <text:p text:style-name="P4">
News Source: <text:a xlink:type="simple" xlink:href="https://www.ukrinform.ua/rubric-technology/3693659-tureccina-gotue-do-zapusku-suputnik-vlasnogo-virobnictva.html" text:style-name="Internet_20_link" text:visited-style-name="Visited_20_Internet_20_Link">
https://www.ukrinform.ua/rubric-technology/3693659-tureccina-gotue-do-zapusku-suputnik-vlasnogo-virobnictva.html</text:a>
</text:p>
      <!--NEWS-->
      <text:h text:style-name="P10" text:outline-level="1">
<text:span text:style-name="T4">
Opposition in Tbilisi held a rally for the resignation of the government and the European course of Georgia</text:span>
</text:h>
      <text:p text:style-name="P4">
Authors: Ukrinform (Person)</text:p>
      <text:p text:style-name="P4">
Publisher: Укринформ (Organization)</text:p>
      <text:p text:style-name="P4">
Published Time: 2023-04-10T00:33:00+03:00</text:p>
      <text:p text:style-name="P4">
Modified Time: 2023-04-10T00:33:00+03:00</text:p>
      <text:p text:style-name="P4">
Description: A rally "Together - to Europe" was held before the Georgia Parliament on Sunday, organized by the Opposition "Single National Movement" with the demands of the resignation of government, the European course of Georgia and the release of Expature Mikhail Saakashvili. - Ukrinform.</text:p>
      <text:p text:style-name="P4">
Images: ["<text:a xlink:type="simple" xlink:href="https://static.ukrinform.com/photos/2023_04/thumb_files/630_360_1681075682-777.jpg" text:style-name="Internet_20_link" text:visited-style-name="Visited_20_Internet_20_Link">
630_360_16810...</text:a>
"]</text:p>
      <text:p text:style-name="P4">
Tags: ['Євросоюз', 'Грузія', 'Опозиція', 'Протест', 'Саакашвілі', 'Акція']</text:p>
      <text:p text:style-name="P4">
Type: Article</text:p>
      <!--METADATA-->
      <text:p text:style-name="P4">
<draw:frame draw:style-name="fr1" draw:name="Image330" text:anchor-type="as-char" svg:width="6.9236in" svg:height="3.956343in" draw:z-index="0">
<draw:image xlink:href="../Images/yкринформ/2023-04-10T00-33-00-03-00/630_360_1681075682-777.jpg" xlink:type="simple" xlink:show="embed" xlink:actuate="onLoad" draw:mime-type="image/jpeg"/>
</draw:frame>
The pre -parliament of Georgia on Sunday was a rally "Together - to Europe", organized by the establishment "single national movement" with the requirements of the resignation of government, the European course of Georgia and the dismissal of Expature Mikhail Saakashvili.</text:p>
      <text:p text:style-name="P4">
About it reports Ukrinform with reference to the project of Radio Liberty <text:a xlink:type="simple" xlink:href="https://www.radiosvoboda.org/a/news-gruziya-protest-mityng/32356207.html" text:style-name="Internet_20_link" text:visited-style-name="Visited_20_Internet_20_Link">
</text:a>
 <text:a xlink:type="simple" xlink:href="https://www.radiosvoboda.org/a/news-gruziya-protest-mityng/32356207.html" text:style-name="Internet_20_link" text:visited-style-name="Visited_20_Internet_20_Link">
</text:a>
"" Together - to Europe " - under this slogan in front of the parliament building <text:a xlink:type="simple" xlink:href="https://www.ukrinform.ua/tag-gruzia" text:style-name="Internet_20_link" text:visited-style-name="Visited_20_Internet_20_Link">
</text:a>
There is an action organized by a "national movement". According to the participants of the action, the path of development of the country goes through European integration, so today the action is carried out in support of the coming of Georgia to Europe, " - the message reads.</text:p>
      <text:p text:style-name="P4">
The actions are attended by members of opposition political parties and representatives of different differenties of society. Representatives of the party's youth wing joined the action from the Rustaveli metro station.</text:p>
      <text:p text:style-name="P4">
At the opposition rally in Tbilisi, "Sukhumi!" And "Tshinvali!". At the same time, activists who gathered on Rustaveli demanded the resignation of the Government of Georgia Expatient Mikhail Saakashvili and the Director of the Mavari Archisa Guaramia and activist Lazar Grigoriadis. At the rally, Misha, Misha!, As well as calls for the government, "Go!"</text:p>
      <text:p text:style-name="P4">
Through the action, automobile traffic was blocked in front of parliament.</text:p>
      <text:p text:style-name="P4">
The leader of the "One National Movement" party I Levan Habeishvili voiced four demands of power: the release of Gregoriadis, the second - the immediate resignation of judges, the release of sanctions, the third - the release of Saakashvili and Guardamia, the fourth -de -immigracy - the law on the de -oligarchization.</text:p>
      <text:p text:style-name="P4">
<text:span text:style-name="T4">
 Read also: </text:span>
 <text:a xlink:type="simple" xlink:href="https://www.ukrinform.ua/rubric-polytics/3691328-prezidentka-gruzii-ukraincam-budemo-razom-u-evropi-zavdaki-borotbi-vasih-zahisnikiv.html" text:style-name="Internet_20_link" text:visited-style-name="Visited_20_Internet_20_Link">
</text:a>
The rally ended with the implementation of the hymns of Georgia, Ukraine and the European Union. There were no reports about the violation.</text:p>
      <text:p text:style-name="P4">
Georgia's power previously called the rally on April 9 "immoral arrogance."</text:p>
      <text:p text:style-name="P4">
As reported by Ukrinform, earlier <text:a xlink:type="simple" xlink:href="https://www.ukrinform.ua/rubric-world/3693067-saakasvili-zaaviv-so-pomirae-v-gruzinskij-vaznici.html" text:style-name="Internet_20_link" text:visited-style-name="Visited_20_Internet_20_Link">
</text:a>
, which is in prison in Tbilisi, said the deterioration of his health and called on the international community to join his release.</text:p>
      <text:p text:style-name="P4">
<text:span text:style-name="T5">
Foto: Tornike Mandaria/rfe/rl</text:span>
</text:p>
      <text:p text:style-name="P4">
News Source: <text:a xlink:type="simple" xlink:href="https://www.ukrinform.ua/rubric-world/3693706-opozicia-u-tbilisi-provela-miting-za-vidstavku-uradu-ta-evropejskij-kurs-gruzii.html" text:style-name="Internet_20_link" text:visited-style-name="Visited_20_Internet_20_Link">
https://www.ukrinform.ua/rubric-world/3693706-opozicia-u-tbilisi-provela-miting-za-vidstavku-uradu-ta-evropejskij-kurs-gruzii.html</text:a>
</text:p>
      <!--NEWS-->
      <text:h text:style-name="P10" text:outline-level="1">
<text:span text:style-name="T4">
We are preparing to integrate into the peaceful life of our defenders and defenders - Yulia Laputina</text:span>
</text:h>
      <text:p text:style-name="P4">
Author: ['АРМІЯINFORM']</text:p>
      <text:p text:style-name="P4">
Time: 2023-04-10T99:00:00-04:00</text:p>
      <text:p text:style-name="P4">
Description: Mi Gotuyya to ilntegrats in the world of our Zakhisnikiv ib Zakhisnitsy. About Tse Rospovil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62b9de9c5fcab44-yuliya-laputina.jpeg" text:style-name="Internet_20_link" text:visited-style-name="Visited_20_Internet_20_Link">
62b9de9c5fcab44-yuliya-laputina.jpeg</text:a>
']</text:p>
      <text:p text:style-name="P4">
Tags: ['МІНВЕТЕРАНІВ', 'СОЦІАЛЬНИЙ ЗАХИСТ', 'ЮЛІЯ ЛАПУТІНА']</text:p>
      <text:p text:style-name="P4">
Category: News</text:p>
      <!--METADATA-->
      <text:p text:style-name="P4">
<draw:frame draw:style-name="fr1" draw:name="Image331" text:anchor-type="as-char" svg:width="6.9236in" svg:height="4.699123in" draw:z-index="0">
<draw:image xlink:href="../Images/AРМІЯINFORM/2023-04-10T99-00-00-04-00/62b9de9c5fcab44-yuliya-laputina.jpeg" xlink:type="simple" xlink:show="embed" xlink:actuate="onLoad" draw:mime-type="image/jpeg"/>
</draw:frame>
Julia Laputina</text:p>
      <text:p text:style-name="P4">
We are preparing to integrate into the peaceful life of our defenders and defenders. The Minister of Veterans Julia Laputin was about this. She reported that the government has approved and approved the initiative of the Ministry of Veterans of the Transition from a Civil Life's Military Career. This is a normal practice for NATO countries where this system has practice. Our warriors should receive all the necessary help.</text:p>
      <text:p text:style-name="P4">
This is stated in <text:a xlink:type="simple" xlink:href="https://www.kmu.gov.ua/news/yuliia-laputina-my-hotuiemosia-do-intehratsii-v-myrne-zhyttia-nashykh-zakhysnykiv-i-zakhysnyts" text:style-name="Internet_20_link" text:visited-style-name="Visited_20_Internet_20_Link">
message</text:a>
Government portal.</text:p>
      <text:p text:style-name="P4">
“After the victory, many people will return to their communities and we have to create the conditions for them. During this period we will move to the restoration of the country and sustaining. Therefore, it is important to give people the tools of their own development to integrate into the family and the economy of the community, they have received civilian specialty, ” - said the head of the Ministry of Defense.</text:p>
      <text:p text:style-name="P4">
She also reported that thanks to the creation of several pilot projects of the Ministry of Veterans Affairs, together with the Ministry of Education and Science, the centers of veterans development in educational institutions. This allows you to mastery of flexible and available tools for mastering civilians. Also, many aspects of the development of veteran sports are planned.</text:p>
      <text:p text:style-name="P4">
"We all live in the same country and know what real problems are innovative, but now there are practically weekly meetings with the leading of the Prime Minister in order to speed up the process of deburycratization for the maintenance of medical and psychological assistance,"-said Yulia Laputina.</text:p>
      <text:p text:style-name="P4">
She noted separately that the ministry is currently working on a pilot project of veterans assistant in Lviv, Mykolaiv, Dnipropetrovsk, Vinnytsia regions. Serving their activities will be service centers for veterans.</text:p>
      <text:p text:style-name="P4">
"We are creating an ecosystem of promoting veterans integration into a peaceful life. We open the" veterans' windows "in the CNAP where there will be available services," the head of the Ministry of Veterans summarized with this.</text:p>
      <text:p text:style-name="P4">
We will remind, on April 7 the government agreed the draft decree of the President of Ukraine.</text:p>
      <text:p text:style-name="P4">
News Source: <text:a xlink:type="simple" xlink:href="https://armyinform.com.ua/2023/04/10/my-gotuyemosya-do-integracziyi-v-myrne-zhyttya-nashyh-zahysnykiv-i-zahysnycz-yuliya-laputina/" text:style-name="Internet_20_link" text:visited-style-name="Visited_20_Internet_20_Link">
https://armyinform.com.ua/2023/04/10/my-gotuyemosya-do-integracziyi-v-myrne-zhyttya-nashyh-zahysnykiv-i-zahysnycz-yuliya-laputin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